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WARNING: An illegal reflective access operation has occurred</text:p>
      <text:p text:style-name="Standard">WARNING: Illegal reflective access by com.google.inject.internal.cglib.core.$ReflectUtils$1 (file:/usr/share/maven/lib/guice.jar) to method java.lang.ClassLoader.defineClass(java.lang.String,byte[],int,int,java.security.ProtectionDomain)</text:p>
      <text:p text:style-name="Standard">WARNING: Please consider reporting this to the maintainers of com.google.inject.internal.cglib.core.$ReflectUtils$1</text:p>
      <text:p text:style-name="Standard">WARNING: Use --illegal-access=warn to enable warnings of further illegal reflective access operations</text:p>
      <text:p text:style-name="Standard">WARNING: All illegal access operations will be denied in a future release</text:p>
      <text:p text:style-name="Standard">[INFO] Scanning for projects...</text:p>
      <text:p text:style-name="Standard">[INFO] ------------------------------------------------------------------------</text:p>
      <text:p text:style-name="Standard">[INFO] Detecting the operating system and CPU architecture</text:p>
      <text:p text:style-name="Standard">[INFO] ------------------------------------------------------------------------</text:p>
      <text:p text:style-name="Standard">[INFO] os.detected.name: linux</text:p>
      <text:p text:style-name="Standard">[INFO] os.detected.arch: x86_64</text:p>
      <text:p text:style-name="Standard">[INFO] os.detected.release: ubuntu</text:p>
      <text:p text:style-name="Standard">[INFO] os.detected.release.version: 20.04</text:p>
      <text:p text:style-name="Standard">[INFO] os.detected.release.like.ubuntu: true</text:p>
      <text:p text:style-name="Standard">[INFO] os.detected.release.like.debian: true</text:p>
      <text:p text:style-name="Standard">[INFO] os.detected.classifier: linux-x86_64</text:p>
      <text:p text:style-name="Standard">[INFO] ------------------------------------------------------------------------</text:p>
      <text:p text:style-name="Standard">[INFO] Reactor Build Order:</text:p>
      <text:p text:style-name="Standard">[INFO] </text:p>
      <text:p text:style-name="Standard">[INFO] Pulsar Build Tools <text:s text:c="48"/>[jar]</text:p>
      <text:p text:style-name="Standard">[INFO] Pulsar <text:s text:c="60"/>[pom]</text:p>
      <text:p text:style-name="Standard">[INFO] Pulsar Test Mocks <text:s text:c="49"/>[jar]</text:p>
      <text:p text:style-name="Standard">[INFO] Pulsar Client :: API <text:s text:c="46"/>[jar]</text:p>
      <text:p text:style-name="Standard">[INFO] Pulsar Common <text:s text:c="53"/>[jar]</text:p>
      <text:p text:style-name="Standard">[INFO] Pulsar Metadata <text:s text:c="51"/>[jar]</text:p>
      <text:p text:style-name="Standard">[INFO] Managed Ledger <text:s text:c="52"/>[jar]</text:p>
      <text:p text:style-name="Standard">[INFO] Apache Pulsar :: Jclouds shaded <text:s text:c="35"/>[jar]</text:p>
      <text:p text:style-name="Standard">[INFO] Apache Pulsar :: Tiered Storage :: Parent <text:s text:c="25"/>[pom]</text:p>
      <text:p text:style-name="Standard">[INFO] Apache Pulsar :: Tiered Storage :: JCloud <text:s text:c="25"/>[jar]</text:p>
      <text:p text:style-name="Standard">[INFO] Apache Pulsar :: Tiered Storage :: File System <text:s text:c="20"/>[jar]</text:p>
      <text:p text:style-name="Standard">[INFO] Pulsar ZooKeeper Utils <text:s text:c="44"/>[jar]</text:p>
      <text:p text:style-name="Standard">[INFO] pulsar-broker-common <text:s text:c="46"/>[jar]</text:p>
      <text:p text:style-name="Standard">[INFO] Pulsar Transaction :: Parent <text:s text:c="38"/>[pom]</text:p>
      <text:p text:style-name="Standard">[INFO] Pulsar Transaction :: Common <text:s text:c="38"/>[jar]</text:p>
      <text:p text:style-name="Standard">[INFO] Apache Pulsar :: Bouncy Castle :: Parent <text:s text:c="26"/>[pom]</text:p>
      <text:p text:style-name="Standard">[INFO] Apache Pulsar :: Bouncy Castle :: BC <text:s text:c="30"/>[jar]</text:p>
      <text:p text:style-name="Standard">[INFO] pulsar-client-messagecrypto-bc <text:s text:c="36"/>[jar]</text:p>
      <text:p text:style-name="Standard">[INFO] Pulsar Functions :: Parent <text:s text:c="40"/>[pom]</text:p>
      <text:p text:style-name="Standard">[INFO] Pulsar Functions :: Proto <text:s text:c="41"/>[jar]</text:p>
      <text:p text:style-name="Standard">[INFO] Pulsar Client Java <text:s text:c="48"/>[jar]</text:p>
      <text:p text:style-name="Standard">[INFO] Pulsar Discovery Service WAR <text:s text:c="38"/>[jar]</text:p>
      <text:p text:style-name="Standard">[INFO] Pulsar WebSocket <text:s text:c="50"/>[jar]</text:p>
      <text:p text:style-name="Standard">[INFO] Pulsar Client Admin :: API <text:s text:c="40"/>[jar]</text:p>
      <text:p text:style-name="Standard">[INFO] Apache Pulsar :: Package Management <text:s text:c="31"/>[pom]</text:p>
      <text:p text:style-name="Standard">[INFO] Apache Pulsar :: Package Management :: Core <text:s text:c="23"/>[jar]</text:p>
      <text:p text:style-name="Standard">[INFO] Pulsar Client Admin Original <text:s text:c="38"/>[jar]</text:p>
      <text:p text:style-name="Standard"><text:soft-page-break/>[INFO] Pulsar Functions :: API <text:s text:c="43"/>[jar]</text:p>
      <text:p text:style-name="Standard">[INFO] Pulsar IO :: Parent <text:s text:c="47"/>[pom]</text:p>
      <text:p text:style-name="Standard">[INFO] Pulsar IO :: IO <text:s text:c="51"/>[jar]</text:p>
      <text:p text:style-name="Standard">[INFO] Pulsar IO :: Batch Discovery Triggerers <text:s text:c="27"/>[jar]</text:p>
      <text:p text:style-name="Standard">[INFO] pulsar-config-validation <text:s text:c="42"/>[jar]</text:p>
      <text:p text:style-name="Standard">[INFO] Pulsar Functions :: Utils <text:s text:c="41"/>[jar]</text:p>
      <text:p text:style-name="Standard">[INFO] Pulsar Functions :: Secrets <text:s text:c="39"/>[jar]</text:p>
      <text:p text:style-name="Standard">[INFO] Pulsar Functions :: Instance <text:s text:c="38"/>[jar]</text:p>
      <text:p text:style-name="Standard">[INFO] Pulsar Functions :: Runtime <text:s text:c="39"/>[jar]</text:p>
      <text:p text:style-name="Standard">[INFO] Pulsar IO :: Cassandra <text:s text:c="44"/>[jar]</text:p>
      <text:p text:style-name="Standard">[INFO] Pulsar IO :: IO Common <text:s text:c="44"/>[jar]</text:p>
      <text:p text:style-name="Standard">[INFO] Pulsar IO :: Twitter <text:s text:c="46"/>[jar]</text:p>
      <text:p text:style-name="Standard">[INFO] Pulsar Functions :: API Examples <text:s text:c="34"/>[jar]</text:p>
      <text:p text:style-name="Standard">[INFO] Pulsar Functions :: Worker <text:s text:c="40"/>[jar]</text:p>
      <text:p text:style-name="Standard">[INFO] Pulsar Functions :: Local Runner original <text:s text:c="25"/>[jar]</text:p>
      <text:p text:style-name="Standard">[INFO] Pulsar IO :: Batch Data Generator <text:s text:c="33"/>[jar]</text:p>
      <text:p text:style-name="Standard">[INFO] Pulsar IO :: Data Generator <text:s text:c="39"/>[jar]</text:p>
      <text:p text:style-name="Standard">[INFO] Pulsar Transaction :: Coordinator <text:s text:c="33"/>[jar]</text:p>
      <text:p text:style-name="Standard">[INFO] Pulsar Broker <text:s text:c="53"/>[jar]</text:p>
      <text:p text:style-name="Standard">[INFO] Pulsar Shaded Broker <text:s text:c="46"/>[jar]</text:p>
      <text:p text:style-name="Standard">[INFO] Pulsar Client Java <text:s text:c="48"/>[jar]</text:p>
      <text:p text:style-name="Standard">[INFO] Pulsar Client 1.x Compatibility Base <text:s text:c="30"/>[pom]</text:p>
      <text:p text:style-name="Standard">[INFO] Pulsar Client 2.x Shaded API <text:s text:c="38"/>[jar]</text:p>
      <text:p text:style-name="Standard">[INFO] Pulsar Client 1.x Compatibility API <text:s text:c="31"/>[jar]</text:p>
      <text:p text:style-name="Standard">[INFO] Pulsar Client Admin <text:s text:c="47"/>[jar]</text:p>
      <text:p text:style-name="Standard">[INFO] Pulsar Client Tools <text:s text:c="47"/>[jar]</text:p>
      <text:p text:style-name="Standard">[INFO] Pulsar Client Tools Test <text:s text:c="42"/>[jar]</text:p>
      <text:p text:style-name="Standard">[INFO] Pulsar Client All <text:s text:c="49"/>[jar]</text:p>
      <text:p text:style-name="Standard">[INFO] Pulsar Proxy <text:s text:c="54"/>[jar]</text:p>
      <text:p text:style-name="Standard">[INFO] Pulsar Test Client <text:s text:c="48"/>[jar]</text:p>
      <text:p text:style-name="Standard">[INFO] pulsar-broker-auth-athenz <text:s text:c="41"/>[jar]</text:p>
      <text:p text:style-name="Standard">[INFO] pulsar-client-auth-athenz <text:s text:c="41"/>[jar]</text:p>
      <text:p text:style-name="Standard">[INFO] pulsar-zookeeper <text:s text:c="50"/>[jar]</text:p>
      <text:p text:style-name="Standard">[INFO] Pulsar SQL :: Parent <text:s text:c="46"/>[pom]</text:p>
      <text:p text:style-name="Standard">[INFO] Pulsar SQL :: Pulsar Presto Connector Packaging <text:s text:c="19"/>[jar]</text:p>
      <text:p text:style-name="Standard">[INFO] Pulsar SQL :: Pulsar Presto Connector <text:s text:c="29"/>[jar]</text:p>
      <text:p text:style-name="Standard">[INFO] Pulsar SQL :: Pulsar Presto Distribution <text:s text:c="26"/>[jar]</text:p>
      <text:p text:style-name="Standard">[INFO] Apache Pulsar :: Docker Images <text:s text:c="36"/>[pom]</text:p>
      <text:p text:style-name="Standard">[INFO] Apache Pulsar :: Docker Images :: Pulsar Dashboard <text:s text:c="16"/>[pom]</text:p>
      <text:p text:style-name="Standard">[INFO] pulsar-client-auth-sasl <text:s text:c="43"/>[jar]</text:p>
      <text:p text:style-name="Standard">[INFO] pulsar-broker-auth-sasl <text:s text:c="43"/>[jar]</text:p>
      <text:p text:style-name="Standard">[INFO] Pulsar Functions :: Runtime All <text:s text:c="35"/>[jar]</text:p>
      <text:p text:style-name="Standard">[INFO] Pulsar Functions :: Local Runner Shaded <text:s text:c="27"/>[jar]</text:p>
      <text:p text:style-name="Standard">[INFO] Pulsar IO :: Aerospike <text:s text:c="44"/>[jar]</text:p>
      <text:p text:style-name="Standard">[INFO] Pulsar IO :: Canal <text:s text:c="48"/>[jar]</text:p>
      <text:p text:style-name="Standard">[INFO] Apache Pulsar :: Kafka Connect Avro Converter shaded <text:s text:c="14"/>[jar]</text:p>
      <text:p text:style-name="Standard">[INFO] Pulsar IO :: Kafka Connect Adaptor <text:s text:c="32"/>[jar]</text:p>
      <text:p text:style-name="Standard">[INFO] Pulsar IO :: Debezium <text:s text:c="45"/>[pom]</text:p>
      <text:p text:style-name="Standard">[INFO] Pulsar IO :: Debezium :: Core <text:s text:c="37"/>[jar]</text:p>
      <text:p text:style-name="Standard"><text:soft-page-break/>[INFO] Pulsar IO :: Debezium :: mongodb <text:s text:c="34"/>[jar]</text:p>
      <text:p text:style-name="Standard">[INFO] Pulsar IO :: Debezium :: mysql <text:s text:c="36"/>[jar]</text:p>
      <text:p text:style-name="Standard">[INFO] Pulsar IO :: Debezium :: postgres <text:s text:c="33"/>[jar]</text:p>
      <text:p text:style-name="Standard">[INFO] Pulsar IO :: IO AWS <text:s text:c="47"/>[jar]</text:p>
      <text:p text:style-name="Standard">[INFO] Pulsar IO :: DynamoDB <text:s text:c="45"/>[jar]</text:p>
      <text:p text:style-name="Standard">[INFO] Pulsar IO :: ElasticSearch <text:s text:c="40"/>[jar]</text:p>
      <text:p text:style-name="Standard">[INFO] Pulsar IO :: File <text:s text:c="49"/>[jar]</text:p>
      <text:p text:style-name="Standard">[INFO] Pulsar IO :: Flume <text:s text:c="48"/>[jar]</text:p>
      <text:p text:style-name="Standard">[INFO] Pulsar IO :: Hbase <text:s text:c="48"/>[jar]</text:p>
      <text:p text:style-name="Standard">[INFO] Pulsar IO :: Hdfs2 <text:s text:c="48"/>[jar]</text:p>
      <text:p text:style-name="Standard">[INFO] Pulsar IO :: Hdfs3 <text:s text:c="48"/>[jar]</text:p>
      <text:p text:style-name="Standard">[INFO] Pulsar IO :: InfluxDB <text:s text:c="45"/>[jar]</text:p>
      <text:p text:style-name="Standard">[INFO] Pulsar IO :: Jdbc <text:s text:c="49"/>[pom]</text:p>
      <text:p text:style-name="Standard">[INFO] Pulsar IO :: Jdbc :: Core <text:s text:c="41"/>[jar]</text:p>
      <text:p text:style-name="Standard">[INFO] Pulsar IO :: Jdbc :: ClickHouse <text:s text:c="35"/>[jar]</text:p>
      <text:p text:style-name="Standard">[INFO] Pulsar IO :: Jdbc :: Mariadb <text:s text:c="38"/>[jar]</text:p>
      <text:p text:style-name="Standard">[INFO] Pulsar IO :: Jdbc :: Postgres <text:s text:c="37"/>[jar]</text:p>
      <text:p text:style-name="Standard">[INFO] Pulsar IO :: Jdbc :: Sqlite <text:s text:c="39"/>[jar]</text:p>
      <text:p text:style-name="Standard">[INFO] Pulsar IO :: Kafka <text:s text:c="48"/>[jar]</text:p>
      <text:p text:style-name="Standard">[INFO] Pulsar IO :: Kafka Connect Adaptor NAR <text:s text:c="28"/>[jar]</text:p>
      <text:p text:style-name="Standard">[INFO] Pulsar IO :: Kinesis <text:s text:c="46"/>[jar]</text:p>
      <text:p text:style-name="Standard">[INFO] Pulsar IO :: MongoDB <text:s text:c="46"/>[jar]</text:p>
      <text:p text:style-name="Standard">[INFO] Pulsar IO :: Netty <text:s text:c="48"/>[jar]</text:p>
      <text:p text:style-name="Standard">[INFO] Pulsar IO :: NSQ <text:s text:c="50"/>[jar]</text:p>
      <text:p text:style-name="Standard">[INFO] Pulsar IO :: RabbitMQ <text:s text:c="45"/>[jar]</text:p>
      <text:p text:style-name="Standard">[INFO] Pulsar IO :: Redis <text:s text:c="48"/>[jar]</text:p>
      <text:p text:style-name="Standard">[INFO] Pulsar IO :: Solr <text:s text:c="49"/>[jar]</text:p>
      <text:p text:style-name="Standard">[INFO] Pulsar IO :: Docs <text:s text:c="49"/>[jar]</text:p>
      <text:p text:style-name="Standard">[INFO] Apache Pulsar :: Bouncy Castle :: BC-FIPS <text:s text:c="25"/>[jar]</text:p>
      <text:p text:style-name="Standard">[INFO] Pulsar Bouncy Castle FIPS Test <text:s text:c="36"/>[jar]</text:p>
      <text:p text:style-name="Standard">[INFO] Apache Pulsar :: Package Management :: BookKeeper Storage <text:s text:c="9"/>[jar]</text:p>
      <text:p text:style-name="Standard">[INFO] Pulsar :: Distribution <text:s text:c="44"/>[pom]</text:p>
      <text:p text:style-name="Standard">[INFO] Pulsar :: Distribution :: IO <text:s text:c="38"/>[pom]</text:p>
      <text:p text:style-name="Standard">[INFO] Pulsar :: Distribution :: Offloader <text:s text:c="31"/>[pom]</text:p>
      <text:p text:style-name="Standard">[INFO] Pulsar :: Distribution :: Server <text:s text:c="34"/>[pom]</text:p>
      <text:p text:style-name="Standard">[INFO] Apache Pulsar :: Docker Images :: Pulsar Latest Version <text:s text:c="11"/>[pom]</text:p>
      <text:p text:style-name="Standard">[INFO] Apache Pulsar :: Docker Images :: Grafana <text:s text:c="25"/>[pom]</text:p>
      <text:p text:style-name="Standard">[INFO] Apache Pulsar :: Docker Images :: Pulsar Latest Version (Include All Components) [pom]</text:p>
      <text:p text:style-name="Standard">[INFO] Apache Pulsar :: Docker Images :: Pulsar Standalone <text:s text:c="15"/>[pom]</text:p>
      <text:p text:style-name="Standard">[INFO] Apache Pulsar :: Tests <text:s text:c="44"/>[pom]</text:p>
      <text:p text:style-name="Standard">[INFO] Apache Pulsar :: Tests :: Docker Images <text:s text:c="27"/>[pom]</text:p>
      <text:p text:style-name="Standard">[INFO] Apache Pulsar :: Tests :: Docker Images :: Java Test Functions <text:s text:c="4"/>[jar]</text:p>
      <text:p text:style-name="Standard">[INFO] Apache Pulsar :: Tests :: Docker Images :: Latest Version Testing <text:s/>[pom]</text:p>
      <text:p text:style-name="Standard">[INFO] Apache Pulsar :: Tests :: Docker Images :: Java Test Image <text:s text:c="8"/>[pom]</text:p>
      <text:p text:style-name="Standard">[INFO] Apache Pulsar :: Tests :: Integration <text:s text:c="29"/>[jar]</text:p>
      <text:p text:style-name="Standard">[INFO] Apache Pulsar :: Tests :: Backwards Client Compatibility 2.0.0-rc1-incubating [jar]</text:p>
      <text:p text:style-name="Standard">[INFO] Apache Pulsar :: Tests :: Backwards Client Compatibility 2.0.1-incubating [jar]</text:p>
      <text:p text:style-name="Standard">[INFO] Apache Pulsar :: Tests :: Backwards Client Compatibility 2.6.0 <text:s text:c="4"/>[jar]</text:p>
      <text:p text:style-name="Standard">[INFO] Apache Pulsar :: Tests :: Pulsar-Client-All-Shade Test <text:s text:c="12"/>[jar]</text:p>
      <text:p text:style-name="Standard"><text:soft-page-break/>[INFO] Apache Pulsar :: Tests :: Pulsar-Client-Shade Test <text:s text:c="16"/>[jar]</text:p>
      <text:p text:style-name="Standard">[INFO] Apache Pulsar :: Tests :: Pulsar-Client-Admin-Shade Test <text:s text:c="10"/>[jar]</text:p>
      <text:p text:style-name="Standard">[INFO] </text:p>
      <text:p text:style-name="Standard">[INFO] --------------------&lt; org.apache.pulsar:buildtools &gt;--------------------</text:p>
      <text:p text:style-name="Standard">[INFO] Building Pulsar Build Tools 2.8.0-SNAPSHOT <text:s text:c="22"/>[1/127]</text:p>
      <text:p text:style-name="Standard">[INFO] --------------------------------[ jar ]---------------------------------</text:p>
      <text:p text:style-name="Standard">[INFO] </text:p>
      <text:p text:style-name="Standard">[INFO] --- maven-clean-plugin:3.1.0:clean (default-clean) @ buildtools ---</text:p>
      <text:p text:style-name="Standard">[INFO] Deleting /home/mostafij/Desktop/Github/pulsar/buildtools/target</text:p>
      <text:p text:style-name="Standard">[INFO] </text:p>
      <text:p text:style-name="Standard">[INFO] --- maven-enforcer-plugin:1.4.1:enforce (enforce-maven-version) @ buildtools ---</text:p>
      <text:p text:style-name="Standard">[INFO] </text:p>
      <text:p text:style-name="Standard">[INFO] --- maven-remote-resources-plugin:1.7.0:process (process-resource-bundles) @ buildtools ---</text:p>
      <text:p text:style-name="Standard">[INFO] Preparing remote bundle org.apache:apache-jar-resource-bundle:1.4</text:p>
      <text:p text:style-name="Standard">[INFO] Copying 3 resources from 1 bundle.</text:p>
      <text:p text:style-name="Standard">[INFO] </text:p>
      <text:p text:style-name="Standard">[INFO] --- maven-resources-plugin:3.1.0:resources (default-resources) @ buildtools ---</text:p>
      <text:p text:style-name="Standard">[INFO] Using 'UTF-8' encoding to copy filtered resources.</text:p>
      <text:p text:style-name="Standard">[INFO] Copying 3 resources</text:p>
      <text:p text:style-name="Standard">[INFO] Copying 3 resources</text:p>
      <text:p text:style-name="Standard">[INFO] </text:p>
      <text:p text:style-name="Standard">[INFO] --- maven-compiler-plugin:3.8.1:compile (default-compile) @ buildtools ---</text:p>
      <text:p text:style-name="Standard">[INFO] Changes detected - recompiling the module!</text:p>
      <text:p text:style-name="Standard">[INFO] Compiling 14 source files to /home/mostafij/Desktop/Github/pulsar/buildtools/target/classes</text:p>
      <text:p text:style-name="Standard">[INFO] /home/mostafij/Desktop/Github/pulsar/buildtools/src/main/java/org/apache/pulsar/tests/EnumValuesDataProvider.java: Some input files use unchecked or unsafe operations.</text:p>
      <text:p text:style-name="Standard">[INFO] /home/mostafij/Desktop/Github/pulsar/buildtools/src/main/java/org/apache/pulsar/tests/EnumValuesDataProvider.java: Recompile with -Xlint:unchecked for details.</text:p>
      <text:p text:style-name="Standard">[INFO] </text:p>
      <text:p text:style-name="Standard">[INFO] --- maven-resources-plugin:3.1.0:testResources (default-testResources) @ buildtools ---</text:p>
      <text:p text:style-name="Standard">[INFO] Using 'UTF-8' encoding to copy filtered resources.</text:p>
      <text:p text:style-name="Standard">[INFO] skip non existing resourceDirectory /home/mostafij/Desktop/Github/pulsar/buildtools/src/test/resources</text:p>
      <text:p text:style-name="Standard">[INFO] Copying 3 resources</text:p>
      <text:p text:style-name="Standard">[INFO] </text:p>
      <text:p text:style-name="Standard">[INFO] --- maven-compiler-plugin:3.8.1:testCompile (default-testCompile) @ buildtools ---</text:p>
      <text:p text:style-name="Standard">[INFO] Changes detected - recompiling the module!</text:p>
      <text:p text:style-name="Standard">[INFO] Compiling 10 source files to /home/mostafij/Desktop/Github/pulsar/buildtools/target/test-classes</text:p>
      <text:p text:style-name="Standard">[INFO] </text:p>
      <text:p text:style-name="Standard">[INFO] --- maven-surefire-plugin:3.0.0-M3:test (default-test) @ buildtools ---</text:p>
      <text:p text:style-name="Standard">[INFO] </text:p>
      <text:p text:style-name="Standard">[INFO] -------------------------------------------------------</text:p>
      <text:p text:style-name="Standard">[INFO] <text:s/>T E S T S</text:p>
      <text:p text:style-name="Standard">[INFO] -------------------------------------------------------</text:p>
      <text:p text:style-name="Standard">[INFO] Running TestSuite</text:p>
      <text:p text:style-name="Standard">Created annotation listener</text:p>
      <text:p text:style-name="Standard">------- Starting test [TestClass name=class org.apache.pulsar.tests.ThreadDumpUtilTest].testHelp([])-------</text:p>
      <text:p text:style-name="Standard"><text:soft-page-break/>The following commands are available:</text:p>
      <text:p text:style-name="Standard">Compiler.CodeHeap_Analytics</text:p>
      <text:p text:style-name="Standard">Compiler.codecache</text:p>
      <text:p text:style-name="Standard">Compiler.codelist</text:p>
      <text:p text:style-name="Standard">Compiler.directives_add</text:p>
      <text:p text:style-name="Standard">Compiler.directives_clear</text:p>
      <text:p text:style-name="Standard">Compiler.directives_print</text:p>
      <text:p text:style-name="Standard">Compiler.directives_remove</text:p>
      <text:p text:style-name="Standard">Compiler.queue</text:p>
      <text:p text:style-name="Standard">GC.class_histogram</text:p>
      <text:p text:style-name="Standard">GC.class_stats</text:p>
      <text:p text:style-name="Standard">GC.finalizer_info</text:p>
      <text:p text:style-name="Standard">GC.heap_info</text:p>
      <text:p text:style-name="Standard">GC.run</text:p>
      <text:p text:style-name="Standard">GC.run_finalization</text:p>
      <text:p text:style-name="Standard">JFR.check</text:p>
      <text:p text:style-name="Standard">JFR.configure</text:p>
      <text:p text:style-name="Standard">JFR.dump</text:p>
      <text:p text:style-name="Standard">JFR.start</text:p>
      <text:p text:style-name="Standard">JFR.stop</text:p>
      <text:p text:style-name="Standard">JVMTI.agent_load</text:p>
      <text:p text:style-name="Standard">JVMTI.data_dump</text:p>
      <text:p text:style-name="Standard">Thread.print</text:p>
      <text:p text:style-name="Standard">VM.class_hierarchy</text:p>
      <text:p text:style-name="Standard">VM.classloader_stats</text:p>
      <text:p text:style-name="Standard">VM.classloaders</text:p>
      <text:p text:style-name="Standard">VM.command_line</text:p>
      <text:p text:style-name="Standard">VM.dynlibs</text:p>
      <text:p text:style-name="Standard">VM.flags</text:p>
      <text:p text:style-name="Standard">VM.info</text:p>
      <text:p text:style-name="Standard">VM.log</text:p>
      <text:p text:style-name="Standard">VM.metaspace</text:p>
      <text:p text:style-name="Standard">VM.native_memory</text:p>
      <text:p text:style-name="Standard">VM.print_touched_methods</text:p>
      <text:p text:style-name="Standard">VM.set_flag</text:p>
      <text:p text:style-name="Standard">VM.stringtable</text:p>
      <text:p text:style-name="Standard">VM.symboltable</text:p>
      <text:p text:style-name="Standard">VM.system_properties</text:p>
      <text:p text:style-name="Standard">VM.systemdictionary</text:p>
      <text:p text:style-name="Standard">VM.uptime</text:p>
      <text:p text:style-name="Standard">VM.version</text:p>
      <text:p text:style-name="Standard">help</text:p>
      <text:p text:style-name="Standard"/>
      <text:p text:style-name="Standard">For more information about a specific command use 'help &lt;command&gt;'.</text:p>
      <text:p text:style-name="Standard"/>
      <text:p text:style-name="Standard">------- SUCCESS -- [TestClass name=class org.apache.pulsar.tests.ThreadDumpUtilTest].testHelp([])-------</text:p>
      <text:p text:style-name="Standard">------- Starting test [TestClass name=class org.apache.pulsar.tests.ThreadDumpUtilTest].testThreadDump([])-------</text:p>
      <text:p text:style-name="Standard"><text:soft-page-break/>2021-05-24 21:49:31</text:p>
      <text:p text:style-name="Standard">Full thread dump OpenJDK 64-Bit Server VM (11.0.11+9-Ubuntu-0ubuntu2.20.04 mixed mode, sharing):</text:p>
      <text:p text:style-name="Standard"/>
      <text:p text:style-name="Standard">Threads class SMR info:</text:p>
      <text:p text:style-name="Standard">_java_thread_list=0x00007fb6906ad250, length=15, elements={</text:p>
      <text:p text:style-name="Standard">0x00007fb690016800, 0x00007fb69014a000, 0x00007fb69014c000, 0x00007fb690151800,</text:p>
      <text:p text:style-name="Standard">0x00007fb690153800, 0x00007fb690155800, 0x00007fb690158000, 0x00007fb69015a000,</text:p>
      <text:p text:style-name="Standard">0x00007fb6901b4800, 0x00007fb690240000, 0x00007fb690276800, 0x00007fb63000d800,</text:p>
      <text:p text:style-name="Standard">0x00007fb6480be800, 0x00007fb690620000, 0x00007fb690716000</text:p>
      <text:p text:style-name="Standard">}</text:p>
      <text:p text:style-name="Standard"/>
      <text:p text:style-name="Standard">"main" #1 prio=5 os_prio=0 cpu=991.87ms elapsed=1.23s tid=0x00007fb690016800 nid=0xe00d waiting on condition <text:s/>[0x00007fb697868000]</text:p>
      <text:p text:style-name="Standard"><text:s text:c="3"/>java.lang.Thread.State: TIMED_WAITING (parking)</text:p>
      <text:p text:style-name="Standard"><text:tab/>at jdk.internal.misc.Unsafe.park(java.base@11.0.11/Native Method)</text:p>
      <text:p text:style-name="Standard"><text:tab/>- parking to wait for <text:s/>&lt;0x00000000b7c54b00&gt; (a java.util.concurrent.locks.AbstractQueuedSynchronizer$ConditionObject)</text:p>
      <text:p text:style-name="Standard"><text:tab/>at java.util.concurrent.locks.LockSupport.parkNanos(java.base@11.0.11/LockSupport.java:234)</text:p>
      <text:p text:style-name="Standard"><text:tab/>at java.util.concurrent.locks.AbstractQueuedSynchronizer$ConditionObject.awaitNanos(java.base@11.0.11/AbstractQueuedSynchronizer.java:2123)</text:p>
      <text:p text:style-name="Standard"><text:tab/>at java.util.concurrent.ThreadPoolExecutor.awaitTermination(java.base@11.0.11/ThreadPoolExecutor.java:1454)</text:p>
      <text:p text:style-name="Standard"><text:tab/>at org.testng.internal.MethodInvocationHelper.invokeWithTimeoutWithNewExecutor(MethodInvocationHelper.java:364)</text:p>
      <text:p text:style-name="Standard"><text:tab/>at org.testng.internal.MethodInvocationHelper.invokeWithTimeout(MethodInvocationHelper.java:282)</text:p>
      <text:p text:style-name="Standard"><text:tab/>at org.testng.internal.TestInvoker.invokeMethod(TestInvoker.java:605)</text:p>
      <text:p text:style-name="Standard"><text:tab/>at org.testng.internal.TestInvoker.invokeTestMethod(TestInvoker.java:174)</text:p>
      <text:p text:style-name="Standard"><text:tab/>at org.testng.internal.MethodRunner.runInSequence(MethodRunner.java:46)</text:p>
      <text:p text:style-name="Standard"><text:tab/>at org.testng.internal.TestInvoker$MethodInvocationAgent.invoke(TestInvoker.java:822)</text:p>
      <text:p text:style-name="Standard"><text:tab/>at org.testng.internal.TestInvoker.invokeTestMethods(TestInvoker.java:147)</text:p>
      <text:p text:style-name="Standard"><text:tab/>at org.testng.internal.TestMethodWorker.invokeTestMethods(TestMethodWorker.java:146)</text:p>
      <text:p text:style-name="Standard"><text:tab/>at org.testng.internal.TestMethodWorker.run(TestMethodWorker.java:128)</text:p>
      <text:p text:style-name="Standard"><text:tab/>at org.testng.TestRunner$$Lambda$157/0x00000008401ac840.accept(Unknown Source)</text:p>
      <text:p text:style-name="Standard"><text:tab/>at java.util.ArrayList.forEach(java.base@11.0.11/ArrayList.java:1541)</text:p>
      <text:p text:style-name="Standard"><text:tab/>at org.testng.TestRunner.privateRun(TestRunner.java:764)</text:p>
      <text:p text:style-name="Standard"><text:tab/>at org.testng.TestRunner.run(TestRunner.java:585)</text:p>
      <text:p text:style-name="Standard"><text:tab/>at org.testng.SuiteRunner.runTest(SuiteRunner.java:384)</text:p>
      <text:p text:style-name="Standard"><text:tab/>at org.testng.SuiteRunner.runSequentially(SuiteRunner.java:378)</text:p>
      <text:p text:style-name="Standard"><text:tab/>at org.testng.SuiteRunner.privateRun(SuiteRunner.java:337)</text:p>
      <text:p text:style-name="Standard"><text:tab/>at org.testng.SuiteRunner.run(SuiteRunner.java:286)</text:p>
      <text:p text:style-name="Standard"><text:tab/>at org.testng.SuiteRunnerWorker.runSuite(SuiteRunnerWorker.java:53)</text:p>
      <text:p text:style-name="Standard"><text:tab/>at org.testng.SuiteRunnerWorker.run(SuiteRunnerWorker.java:96)</text:p>
      <text:p text:style-name="Standard"><text:tab/>at org.testng.TestNG.runSuitesSequentially(TestNG.java:1218)</text:p>
      <text:p text:style-name="Standard"><text:tab/>at org.testng.TestNG.runSuitesLocally(TestNG.java:1140)</text:p>
      <text:p text:style-name="Standard"><text:tab/>at org.testng.TestNG.runSuites(TestNG.java:1069)</text:p>
      <text:p text:style-name="Standard"><text:soft-page-break/><text:tab/>at org.testng.TestNG.run(TestNG.java:1037)</text:p>
      <text:p text:style-name="Standard"><text:tab/>at org.apache.maven.surefire.testng.TestNGExecutor.run(TestNGExecutor.java:135)</text:p>
      <text:p text:style-name="Standard"><text:tab/>at org.apache.maven.surefire.testng.TestNGDirectoryTestSuite.executeMulti(TestNGDirectoryTestSuite.java:193)</text:p>
      <text:p text:style-name="Standard"><text:tab/>at org.apache.maven.surefire.testng.TestNGDirectoryTestSuite.execute(TestNGDirectoryTestSuite.java:94)</text:p>
      <text:p text:style-name="Standard"><text:tab/>at org.apache.maven.surefire.testng.TestNGProvider.invoke(TestNGProvider.java:146)</text:p>
      <text:p text:style-name="Standard"><text:tab/>at org.apache.maven.surefire.booter.ForkedBooter.invokeProviderInSameClassLoader(ForkedBooter.java:384)</text:p>
      <text:p text:style-name="Standard"><text:tab/>at org.apache.maven.surefire.booter.ForkedBooter.runSuitesInProcess(ForkedBooter.java:345)</text:p>
      <text:p text:style-name="Standard"><text:tab/>at org.apache.maven.surefire.booter.ForkedBooter.execute(ForkedBooter.java:126)</text:p>
      <text:p text:style-name="Standard"><text:tab/>at org.apache.maven.surefire.booter.ForkedBooter.main(ForkedBooter.java:418)</text:p>
      <text:p text:style-name="Standard"/>
      <text:p text:style-name="Standard"><text:s text:c="3"/>Locked ownable synchronizers:</text:p>
      <text:p text:style-name="Standard"><text:tab/>- None</text:p>
      <text:p text:style-name="Standard"/>
      <text:p text:style-name="Standard">"Reference Handler" #2 daemon prio=10 os_prio=0 cpu=1.02ms elapsed=1.20s tid=0x00007fb69014a000 nid=0xe014 waiting on condition <text:s/>[0x00007fb6943fe000]</text:p>
      <text:p text:style-name="Standard"><text:s text:c="3"/>java.lang.Thread.State: RUNNABLE</text:p>
      <text:p text:style-name="Standard"><text:tab/>at java.lang.ref.Reference.waitForReferencePendingList(java.base@11.0.11/Native Method)</text:p>
      <text:p text:style-name="Standard"><text:tab/>at java.lang.ref.Reference.processPendingReferences(java.base@11.0.11/Reference.java:241)</text:p>
      <text:p text:style-name="Standard"><text:tab/>at java.lang.ref.Reference$ReferenceHandler.run(java.base@11.0.11/Reference.java:213)</text:p>
      <text:p text:style-name="Standard"/>
      <text:p text:style-name="Standard"><text:s text:c="3"/>Locked ownable synchronizers:</text:p>
      <text:p text:style-name="Standard"><text:tab/>- None</text:p>
      <text:p text:style-name="Standard"/>
      <text:p text:style-name="Standard">"Finalizer" #3 daemon prio=8 os_prio=0 cpu=1.77ms elapsed=1.20s tid=0x00007fb69014c000 nid=0xe015 in Object.wait() <text:s/>[0x00007fb6942fd000]</text:p>
      <text:p text:style-name="Standard"><text:s text:c="3"/>java.lang.Thread.State: WAITING (on object monitor)</text:p>
      <text:p text:style-name="Standard"><text:tab/>at java.lang.Object.wait(java.base@11.0.11/Native Method)</text:p>
      <text:p text:style-name="Standard"><text:tab/>- waiting on &lt;0x00000000b82d4348&gt; (a java.lang.ref.ReferenceQueue$Lock)</text:p>
      <text:p text:style-name="Standard"><text:tab/>at java.lang.ref.ReferenceQueue.remove(java.base@11.0.11/ReferenceQueue.java:155)</text:p>
      <text:p text:style-name="Standard"><text:tab/>- waiting to re-lock in wait() &lt;0x00000000b82d4348&gt; (a java.lang.ref.ReferenceQueue$Lock)</text:p>
      <text:p text:style-name="Standard"><text:tab/>at java.lang.ref.ReferenceQueue.remove(java.base@11.0.11/ReferenceQueue.java:176)</text:p>
      <text:p text:style-name="Standard"><text:tab/>at java.lang.ref.Finalizer$FinalizerThread.run(java.base@11.0.11/Finalizer.java:170)</text:p>
      <text:p text:style-name="Standard"/>
      <text:p text:style-name="Standard"><text:s text:c="3"/>Locked ownable synchronizers:</text:p>
      <text:p text:style-name="Standard"><text:tab/>- None</text:p>
      <text:p text:style-name="Standard"/>
      <text:p text:style-name="Standard">"Signal Dispatcher" #4 daemon prio=9 os_prio=0 cpu=0.23ms elapsed=1.19s tid=0x00007fb690151800 nid=0xe016 runnable <text:s/>[0x0000000000000000]</text:p>
      <text:p text:style-name="Standard"><text:s text:c="3"/>java.lang.Thread.State: RUNNABLE</text:p>
      <text:p text:style-name="Standard"/>
      <text:p text:style-name="Standard"><text:s text:c="3"/>Locked ownable synchronizers:</text:p>
      <text:p text:style-name="Standard"><text:tab/>- None</text:p>
      <text:p text:style-name="Standard"/>
      <text:p text:style-name="Standard"><text:soft-page-break/>"Service Thread" #5 daemon prio=9 os_prio=0 cpu=0.24ms elapsed=1.19s tid=0x00007fb690153800 nid=0xe017 runnable <text:s/>[0x0000000000000000]</text:p>
      <text:p text:style-name="Standard"><text:s text:c="3"/>java.lang.Thread.State: RUNNABLE</text:p>
      <text:p text:style-name="Standard"/>
      <text:p text:style-name="Standard"><text:s text:c="3"/>Locked ownable synchronizers:</text:p>
      <text:p text:style-name="Standard"><text:tab/>- None</text:p>
      <text:p text:style-name="Standard"/>
      <text:p text:style-name="Standard">"C2 CompilerThread0" #6 daemon prio=9 os_prio=0 cpu=454.46ms elapsed=1.19s tid=0x00007fb690155800 nid=0xe018 runnable <text:s/>[0x0000000000000000]</text:p>
      <text:p text:style-name="Standard"><text:s text:c="3"/>java.lang.Thread.State: RUNNABLE</text:p>
      <text:p text:style-name="Standard"><text:s text:c="3"/>Compiling: 1806 <text:s text:c="6"/>4 <text:s text:c="6"/>java.net.URLStreamHandler::setURL (73 bytes)</text:p>
      <text:p text:style-name="Standard"/>
      <text:p text:style-name="Standard"><text:s text:c="3"/>Locked ownable synchronizers:</text:p>
      <text:p text:style-name="Standard"><text:tab/>- None</text:p>
      <text:p text:style-name="Standard"/>
      <text:p text:style-name="Standard">"C1 CompilerThread0" #9 daemon prio=9 os_prio=0 cpu=457.11ms elapsed=1.19s tid=0x00007fb690158000 nid=0xe019 waiting on condition <text:s/>[0x0000000000000000]</text:p>
      <text:p text:style-name="Standard"><text:s text:c="3"/>java.lang.Thread.State: RUNNABLE</text:p>
      <text:p text:style-name="Standard"><text:s text:c="3"/>No compile task</text:p>
      <text:p text:style-name="Standard"/>
      <text:p text:style-name="Standard"><text:s text:c="3"/>Locked ownable synchronizers:</text:p>
      <text:p text:style-name="Standard"><text:tab/>- None</text:p>
      <text:p text:style-name="Standard"/>
      <text:p text:style-name="Standard">"Sweeper thread" #10 daemon prio=9 os_prio=0 cpu=0.21ms elapsed=1.19s tid=0x00007fb69015a000 nid=0xe01a runnable <text:s/>[0x0000000000000000]</text:p>
      <text:p text:style-name="Standard"><text:s text:c="3"/>java.lang.Thread.State: RUNNABLE</text:p>
      <text:p text:style-name="Standard"/>
      <text:p text:style-name="Standard"><text:s text:c="3"/>Locked ownable synchronizers:</text:p>
      <text:p text:style-name="Standard"><text:tab/>- None</text:p>
      <text:p text:style-name="Standard"/>
      <text:p text:style-name="Standard">"Common-Cleaner" #11 daemon prio=8 os_prio=0 cpu=1.28ms elapsed=1.16s tid=0x00007fb6901b4800 nid=0xe01c in Object.wait() <text:s/>[0x00007fb670838000]</text:p>
      <text:p text:style-name="Standard"><text:s text:c="3"/>java.lang.Thread.State: TIMED_WAITING (on object monitor)</text:p>
      <text:p text:style-name="Standard"><text:tab/>at java.lang.Object.wait(java.base@11.0.11/Native Method)</text:p>
      <text:p text:style-name="Standard"><text:tab/>- waiting on &lt;0x00000000b831f420&gt; (a java.lang.ref.ReferenceQueue$Lock)</text:p>
      <text:p text:style-name="Standard"><text:tab/>at java.lang.ref.ReferenceQueue.remove(java.base@11.0.11/ReferenceQueue.java:155)</text:p>
      <text:p text:style-name="Standard"><text:tab/>- waiting to re-lock in wait() &lt;0x00000000b831f420&gt; (a java.lang.ref.ReferenceQueue$Lock)</text:p>
      <text:p text:style-name="Standard"><text:tab/>at jdk.internal.ref.CleanerImpl.run(java.base@11.0.11/CleanerImpl.java:148)</text:p>
      <text:p text:style-name="Standard"><text:tab/>at java.lang.Thread.run(java.base@11.0.11/Thread.java:829)</text:p>
      <text:p text:style-name="Standard"><text:tab/>at jdk.internal.misc.InnocuousThread.run(java.base@11.0.11/InnocuousThread.java:134)</text:p>
      <text:p text:style-name="Standard"/>
      <text:p text:style-name="Standard"><text:s text:c="3"/>Locked ownable synchronizers:</text:p>
      <text:p text:style-name="Standard"><text:tab/>- None</text:p>
      <text:p text:style-name="Standard"/>
      <text:p text:style-name="Standard">"surefire-forkedjvm-command-thread" #12 daemon prio=5 os_prio=0 cpu=2.95ms elapsed=1.13s tid=0x00007fb690240000 nid=0xe01d runnable <text:s/>[0x00007fb670737000]</text:p>
      <text:p text:style-name="Standard"><text:s text:c="3"/>java.lang.Thread.State: RUNNABLE</text:p>
      <text:p text:style-name="Standard"><text:tab/>at java.io.FileInputStream.readBytes(java.base@11.0.11/Native Method)</text:p>
      <text:p text:style-name="Standard"><text:tab/>at java.io.FileInputStream.read(java.base@11.0.11/FileInputStream.java:279)</text:p>
      <text:p text:style-name="Standard"><text:soft-page-break/><text:tab/>at java.io.BufferedInputStream.fill(java.base@11.0.11/BufferedInputStream.java:252)</text:p>
      <text:p text:style-name="Standard"><text:tab/>at java.io.BufferedInputStream.read(java.base@11.0.11/BufferedInputStream.java:271)</text:p>
      <text:p text:style-name="Standard"><text:tab/>- locked &lt;0x00000000b82efda0&gt; (a java.io.BufferedInputStream)</text:p>
      <text:p text:style-name="Standard"><text:tab/>at java.io.DataInputStream.readInt(java.base@11.0.11/DataInputStream.java:392)</text:p>
      <text:p text:style-name="Standard"><text:tab/>at org.apache.maven.surefire.booter.MasterProcessCommand.decode(MasterProcessCommand.java:115)</text:p>
      <text:p text:style-name="Standard"><text:tab/>at org.apache.maven.surefire.booter.CommandReader$CommandRunnable.run(CommandReader.java:390)</text:p>
      <text:p text:style-name="Standard"><text:tab/>at java.lang.Thread.run(java.base@11.0.11/Thread.java:829)</text:p>
      <text:p text:style-name="Standard"/>
      <text:p text:style-name="Standard"><text:s text:c="3"/>Locked ownable synchronizers:</text:p>
      <text:p text:style-name="Standard"><text:tab/>- None</text:p>
      <text:p text:style-name="Standard"/>
      <text:p text:style-name="Standard">"surefire-forkedjvm-ping-30s" #13 daemon prio=5 os_prio=0 cpu=54.41ms elapsed=1.08s tid=0x00007fb690276800 nid=0xe01e waiting on condition <text:s/>[0x00007fb670636000]</text:p>
      <text:p text:style-name="Standard"><text:s text:c="3"/>java.lang.Thread.State: TIMED_WAITING (parking)</text:p>
      <text:p text:style-name="Standard"><text:tab/>at jdk.internal.misc.Unsafe.park(java.base@11.0.11/Native Method)</text:p>
      <text:p text:style-name="Standard"><text:tab/>- parking to wait for <text:s/>&lt;0x00000000b82b11a0&gt; (a java.util.concurrent.locks.AbstractQueuedSynchronizer$ConditionObject)</text:p>
      <text:p text:style-name="Standard"><text:tab/>at java.util.concurrent.locks.LockSupport.parkNanos(java.base@11.0.11/LockSupport.java:234)</text:p>
      <text:p text:style-name="Standard"><text:tab/>at java.util.concurrent.locks.AbstractQueuedSynchronizer$ConditionObject.awaitNanos(java.base@11.0.11/AbstractQueuedSynchronizer.java:2123)</text:p>
      <text:p text:style-name="Standard"><text:tab/>at java.util.concurrent.ScheduledThreadPoolExecutor$DelayedWorkQueue.take(java.base@11.0.11/ScheduledThreadPoolExecutor.java:1182)</text:p>
      <text:p text:style-name="Standard"><text:tab/>at java.util.concurrent.ScheduledThreadPoolExecutor$DelayedWorkQueue.take(java.base@11.0.11/ScheduledThreadPoolExecutor.java:899)</text:p>
      <text:p text:style-name="Standard"><text:tab/>at java.util.concurrent.ThreadPoolExecutor.getTask(java.base@11.0.11/ThreadPoolExecutor.java:1054)</text:p>
      <text:p text:style-name="Standard"><text:tab/>at java.util.concurrent.ThreadPoolExecutor.runWorker(java.base@11.0.11/ThreadPoolExecutor.java:1114)</text:p>
      <text:p text:style-name="Standard"><text:tab/>at java.util.concurrent.ThreadPoolExecutor$Worker.run(java.base@11.0.11/ThreadPoolExecutor.java:628)</text:p>
      <text:p text:style-name="Standard"><text:tab/>at java.lang.Thread.run(java.base@11.0.11/Thread.java:829)</text:p>
      <text:p text:style-name="Standard"/>
      <text:p text:style-name="Standard"><text:s text:c="3"/>Locked ownable synchronizers:</text:p>
      <text:p text:style-name="Standard"><text:tab/>- None</text:p>
      <text:p text:style-name="Standard"/>
      <text:p text:style-name="Standard">"process reaper" #14 daemon prio=10 os_prio=0 cpu=1.77ms elapsed=1.04s tid=0x00007fb63000d800 nid=0xe021 waiting on condition <text:s/>[0x00007fb6940c5000]</text:p>
      <text:p text:style-name="Standard"><text:s text:c="3"/>java.lang.Thread.State: TIMED_WAITING (parking)</text:p>
      <text:p text:style-name="Standard"><text:tab/>at jdk.internal.misc.Unsafe.park(java.base@11.0.11/Native Method)</text:p>
      <text:p text:style-name="Standard"><text:tab/>- parking to wait for <text:s/>&lt;0x00000000b831eac8&gt; (a java.util.concurrent.SynchronousQueue$TransferStack)</text:p>
      <text:p text:style-name="Standard"><text:tab/>at java.util.concurrent.locks.LockSupport.parkNanos(java.base@11.0.11/LockSupport.java:234)</text:p>
      <text:p text:style-name="Standard"><text:soft-page-break/><text:tab/>at java.util.concurrent.SynchronousQueue$TransferStack.awaitFulfill(java.base@11.0.11/SynchronousQueue.java:462)</text:p>
      <text:p text:style-name="Standard"><text:tab/>at java.util.concurrent.SynchronousQueue$TransferStack.transfer(java.base@11.0.11/SynchronousQueue.java:361)</text:p>
      <text:p text:style-name="Standard"><text:tab/>at java.util.concurrent.SynchronousQueue.poll(java.base@11.0.11/SynchronousQueue.java:937)</text:p>
      <text:p text:style-name="Standard"><text:tab/>at java.util.concurrent.ThreadPoolExecutor.getTask(java.base@11.0.11/ThreadPoolExecutor.java:1053)</text:p>
      <text:p text:style-name="Standard"><text:tab/>at java.util.concurrent.ThreadPoolExecutor.runWorker(java.base@11.0.11/ThreadPoolExecutor.java:1114)</text:p>
      <text:p text:style-name="Standard"><text:tab/>at java.util.concurrent.ThreadPoolExecutor$Worker.run(java.base@11.0.11/ThreadPoolExecutor.java:628)</text:p>
      <text:p text:style-name="Standard"><text:tab/>at java.lang.Thread.run(java.base@11.0.11/Thread.java:829)</text:p>
      <text:p text:style-name="Standard"/>
      <text:p text:style-name="Standard"><text:s text:c="3"/>Locked ownable synchronizers:</text:p>
      <text:p text:style-name="Standard"><text:tab/>- None</text:p>
      <text:p text:style-name="Standard"/>
      <text:p text:style-name="Standard">"C2 CompilerThread1" #7 daemon prio=9 os_prio=0 cpu=421.13ms elapsed=0.98s tid=0x00007fb6480be800 nid=0xe022 waiting on condition <text:s/>[0x0000000000000000]</text:p>
      <text:p text:style-name="Standard"><text:s text:c="3"/>java.lang.Thread.State: RUNNABLE</text:p>
      <text:p text:style-name="Standard"><text:s text:c="3"/>No compile task</text:p>
      <text:p text:style-name="Standard"/>
      <text:p text:style-name="Standard"><text:s text:c="3"/>Locked ownable synchronizers:</text:p>
      <text:p text:style-name="Standard"><text:tab/>- None</text:p>
      <text:p text:style-name="Standard"/>
      <text:p text:style-name="Standard">"ForkJoinPool.commonPool-worker-3" #16 daemon prio=5 os_prio=0 cpu=0.60ms elapsed=0.34s tid=0x00007fb690620000 nid=0xe024 waiting on condition <text:s/>[0x00007fb670132000]</text:p>
      <text:p text:style-name="Standard"><text:s text:c="3"/>java.lang.Thread.State: WAITING (parking)</text:p>
      <text:p text:style-name="Standard"><text:tab/>at jdk.internal.misc.Unsafe.park(java.base@11.0.11/Native Method)</text:p>
      <text:p text:style-name="Standard"><text:tab/>- parking to wait for <text:s/>&lt;0x00000000b82505a0&gt; (a java.util.concurrent.ForkJoinPool)</text:p>
      <text:p text:style-name="Standard"><text:tab/>at java.util.concurrent.locks.LockSupport.park(java.base@11.0.11/LockSupport.java:194)</text:p>
      <text:p text:style-name="Standard"><text:tab/>at java.util.concurrent.ForkJoinPool.runWorker(java.base@11.0.11/ForkJoinPool.java:1628)</text:p>
      <text:p text:style-name="Standard"><text:tab/>at java.util.concurrent.ForkJoinWorkerThread.run(java.base@11.0.11/ForkJoinWorkerThread.java:183)</text:p>
      <text:p text:style-name="Standard"/>
      <text:p text:style-name="Standard"><text:s text:c="3"/>Locked ownable synchronizers:</text:p>
      <text:p text:style-name="Standard"><text:tab/>- None</text:p>
      <text:p text:style-name="Standard"/>
      <text:p text:style-name="Standard">"TestNG-method=testThreadDump-1" #19 prio=5 os_prio=0 cpu=0.47ms elapsed=0.01s tid=0x00007fb690716000 nid=0xe026 waiting on condition <text:s/>[0x00007fb65301f000]</text:p>
      <text:p text:style-name="Standard"><text:s text:c="3"/>java.lang.Thread.State: RUNNABLE</text:p>
      <text:p text:style-name="Standard"><text:tab/>at com.sun.management.internal.DiagnosticCommandImpl.executeDiagnosticCommand(jdk.management@11.0.11/Native Method)</text:p>
      <text:p text:style-name="Standard"><text:tab/>at com.sun.management.internal.DiagnosticCommandImpl$Wrapper.execute(jdk.management@11.0.11/DiagnosticCommandImpl.java:170)</text:p>
      <text:p text:style-name="Standard"><text:tab/>at com.sun.management.internal.DiagnosticCommandImpl.invoke(jdk.management@11.0.11/DiagnosticCommandImpl.java:261)</text:p>
      <text:p text:style-name="Standard"><text:soft-page-break/><text:tab/>at com.sun.jmx.interceptor.DefaultMBeanServerInterceptor.invoke(java.management@11.0.11/DefaultMBeanServerInterceptor.java:809)</text:p>
      <text:p text:style-name="Standard"><text:tab/>at com.sun.jmx.mbeanserver.JmxMBeanServer.invoke(java.management@11.0.11/JmxMBeanServer.java:801)</text:p>
      <text:p text:style-name="Standard"><text:tab/>at org.apache.pulsar.tests.ThreadDumpUtil.callDiagnosticCommand(ThreadDumpUtil.java:103)</text:p>
      <text:p text:style-name="Standard"><text:tab/>at org.apache.pulsar.tests.ThreadDumpUtil.buildThreadDump(ThreadDumpUtil.java:64)</text:p>
      <text:p text:style-name="Standard"><text:tab/>at org.apache.pulsar.tests.ThreadDumpUtil.buildThreadDiagnosticString(ThreadDumpUtil.java:49)</text:p>
      <text:p text:style-name="Standard"><text:tab/>at org.apache.pulsar.tests.ThreadDumpUtilTest.testThreadDump(ThreadDumpUtilTest.java:29)</text:p>
      <text:p text:style-name="Standard"><text:tab/>at jdk.internal.reflect.NativeMethodAccessorImpl.invoke0(java.base@11.0.11/Native Method)</text:p>
      <text:p text:style-name="Standard"><text:tab/>at jdk.internal.reflect.NativeMethodAccessorImpl.invoke(java.base@11.0.11/NativeMethodAccessorImpl.java:62)</text:p>
      <text:p text:style-name="Standard"><text:tab/>at jdk.internal.reflect.DelegatingMethodAccessorImpl.invoke(java.base@11.0.11/DelegatingMethodAccessorImpl.java:43)</text:p>
      <text:p text:style-name="Standard"><text:tab/>at java.lang.reflect.Method.invoke(java.base@11.0.11/Method.java:566)</text:p>
      <text:p text:style-name="Standard"><text:tab/>at org.testng.internal.MethodInvocationHelper.invokeMethod(MethodInvocationHelper.java:132)</text:p>
      <text:p text:style-name="Standard"><text:tab/>at org.testng.internal.InvokeMethodRunnable.runOne(InvokeMethodRunnable.java:45)</text:p>
      <text:p text:style-name="Standard"><text:tab/>at org.testng.internal.InvokeMethodRunnable.call(InvokeMethodRunnable.java:73)</text:p>
      <text:p text:style-name="Standard"><text:tab/>at org.testng.internal.InvokeMethodRunnable.call(InvokeMethodRunnable.java:11)</text:p>
      <text:p text:style-name="Standard"><text:tab/>at java.util.concurrent.FutureTask.run(java.base@11.0.11/FutureTask.java:264)</text:p>
      <text:p text:style-name="Standard"><text:tab/>at java.util.concurrent.ThreadPoolExecutor.runWorker(java.base@11.0.11/ThreadPoolExecutor.java:1128)</text:p>
      <text:p text:style-name="Standard"><text:tab/>at java.util.concurrent.ThreadPoolExecutor$Worker.run(java.base@11.0.11/ThreadPoolExecutor.java:628)</text:p>
      <text:p text:style-name="Standard"><text:tab/>at java.lang.Thread.run(java.base@11.0.11/Thread.java:829)</text:p>
      <text:p text:style-name="Standard"/>
      <text:p text:style-name="Standard"><text:s text:c="3"/>Locked ownable synchronizers:</text:p>
      <text:p text:style-name="Standard"><text:tab/>- &lt;0x00000000b7c54b58&gt; (a java.util.concurrent.ThreadPoolExecutor$Worker)</text:p>
      <text:p text:style-name="Standard"/>
      <text:p text:style-name="Standard">"VM Thread" os_prio=0 cpu=15.07ms elapsed=1.21s tid=0x00007fb690147000 nid=0xe013 runnable <text:s/></text:p>
      <text:p text:style-name="Standard"/>
      <text:p text:style-name="Standard">"GC Thread#0" os_prio=0 cpu=14.85ms elapsed=1.23s tid=0x00007fb69002e800 nid=0xe00e runnable <text:s/></text:p>
      <text:p text:style-name="Standard"/>
      <text:p text:style-name="Standard">"GC Thread#1" os_prio=0 cpu=14.69ms elapsed=0.51s tid=0x00007fb660001000 nid=0xe023 runnable <text:s/></text:p>
      <text:p text:style-name="Standard"/>
      <text:p text:style-name="Standard">"G1 Main Marker" os_prio=0 cpu=0.49ms elapsed=1.23s tid=0x00007fb69004f000 nid=0xe00f runnable <text:s/></text:p>
      <text:p text:style-name="Standard"/>
      <text:p text:style-name="Standard">"G1 Conc#0" os_prio=0 cpu=0.09ms elapsed=1.23s tid=0x00007fb690050800 nid=0xe010 runnable <text:s/></text:p>
      <text:p text:style-name="Standard"/>
      <text:p text:style-name="Standard">"G1 Refine#0" os_prio=0 cpu=0.41ms elapsed=1.23s tid=0x00007fb6900b0800 nid=0xe011 runnable <text:s/></text:p>
      <text:p text:style-name="Standard"/>
      <text:p text:style-name="Standard">"G1 Young RemSet Sampling" os_prio=0 cpu=1.66ms elapsed=1.23s tid=0x00007fb6900b2800 nid=0xe012 runnable <text:s/></text:p>
      <text:p text:style-name="Standard">"VM Periodic Task Thread" os_prio=0 cpu=1.96ms elapsed=1.17s tid=0x00007fb6901b2800 nid=0xe01b waiting on condition <text:s/></text:p>
      <text:p text:style-name="Standard"><text:soft-page-break/></text:p>
      <text:p text:style-name="Standard">JNI global refs: 15, weak refs: 0</text:p>
      <text:p text:style-name="Standard"/>
      <text:p text:style-name="Standard"/>
      <text:p text:style-name="Standard"/>
      <text:p text:style-name="Standard">------- SUCCESS -- [TestClass name=class org.apache.pulsar.tests.ThreadDumpUtilTest].testThreadDump([])-------</text:p>
      <text:p text:style-name="Standard">------- Starting test [TestClass name=class org.apache.pulsar.tests.DefaultTestRetriesTest].testMethodA([])-------</text:p>
      <text:p text:style-name="Standard">~~~~~~~~~ SKIPPED -- [TestClass name=class org.apache.pulsar.tests.DefaultTestRetriesTest].testMethodA([])-------</text:p>
      <text:p text:style-name="Standard">------- Starting test [TestClass name=class org.apache.pulsar.tests.DefaultTestRetriesTest].testMethodA([])-------</text:p>
      <text:p text:style-name="Standard">------- SUCCESS -- [TestClass name=class org.apache.pulsar.tests.DefaultTestRetriesTest].testMethodA([])-------</text:p>
      <text:p text:style-name="Standard">------- Starting test [TestClass name=class org.apache.pulsar.tests.DefaultTestRetriesTest].testMethodB([])-------</text:p>
      <text:p text:style-name="Standard">~~~~~~~~~ SKIPPED -- [TestClass name=class org.apache.pulsar.tests.DefaultTestRetriesTest].testMethodB([])-------</text:p>
      <text:p text:style-name="Standard">------- Starting test [TestClass name=class org.apache.pulsar.tests.DefaultTestRetriesTest].testMethodB([])-------</text:p>
      <text:p text:style-name="Standard">------- SUCCESS -- [TestClass name=class org.apache.pulsar.tests.DefaultTestRetriesTest].testMethodB([])-------</text:p>
      <text:p text:style-name="Standard">------- Starting test [TestClass name=class org.apache.pulsar.tests.DefaultTestRetriesTest].testMethodC([])-------</text:p>
      <text:p text:style-name="Standard">~~~~~~~~~ SKIPPED -- [TestClass name=class org.apache.pulsar.tests.DefaultTestRetriesTest].testMethodC([])-------</text:p>
      <text:p text:style-name="Standard">------- Starting test [TestClass name=class org.apache.pulsar.tests.DefaultTestRetriesTest].testMethodC([])-------</text:p>
      <text:p text:style-name="Standard">------- SUCCESS -- [TestClass name=class org.apache.pulsar.tests.DefaultTestRetriesTest].testMethodC([])-------</text:p>
      <text:p text:style-name="Standard">------- Starting test [TestClass name=class org.apache.pulsar.tests.AnnotationListenerTest].shouldSetDefaultRetryAnalyser([])-------</text:p>
      <text:p text:style-name="Standard">Created annotation listener</text:p>
      <text:p text:style-name="Standard">------- SUCCESS -- [TestClass name=class org.apache.pulsar.tests.AnnotationListenerTest].shouldSetDefaultRetryAnalyser([])-------</text:p>
      <text:p text:style-name="Standard">------- Starting test [TestClass name=class org.apache.pulsar.tests.ThreadLocalStateCleanerTest].testThreadLocalStateCleanupInCurrentAndOtherThread([])-------</text:p>
      <text:p text:style-name="Standard">------- SUCCESS -- [TestClass name=class org.apache.pulsar.tests.ThreadLocalStateCleanerTest].testThreadLocalStateCleanupInCurrentAndOtherThread([])-------</text:p>
      <text:p text:style-name="Standard">------- Starting test [TestClass name=class org.apache.pulsar.tests.ThreadLocalStateCleanerTest].testThreadLocalStateCleanupInCurrentThread([])-------</text:p>
      <text:p text:style-name="Standard">------- SUCCESS -- [TestClass name=class org.apache.pulsar.tests.ThreadLocalStateCleanerTest].testThreadLocalStateCleanupInCurrentThread([])-------</text:p>
      <text:p text:style-name="Standard"><text:soft-page-break/>------- Starting test [TestClass name=class org.apache.pulsar.tests.RetryAnalyzerTest].testMethodA([])-------</text:p>
      <text:p text:style-name="Standard">~~~~~~~~~ SKIPPED -- [TestClass name=class org.apache.pulsar.tests.RetryAnalyzerTest].testMethodA([])-------</text:p>
      <text:p text:style-name="Standard">------- Starting test [TestClass name=class org.apache.pulsar.tests.RetryAnalyzerTest].testMethodA([])-------</text:p>
      <text:p text:style-name="Standard">~~~~~~~~~ SKIPPED -- [TestClass name=class org.apache.pulsar.tests.RetryAnalyzerTest].testMethodA([])-------</text:p>
      <text:p text:style-name="Standard">------- Starting test [TestClass name=class org.apache.pulsar.tests.RetryAnalyzerTest].testMethodA([])-------</text:p>
      <text:p text:style-name="Standard">------- SUCCESS -- [TestClass name=class org.apache.pulsar.tests.RetryAnalyzerTest].testMethodA([])-------</text:p>
      <text:p text:style-name="Standard">------- Starting test [TestClass name=class org.apache.pulsar.tests.RetryAnalyzerTest].testMethodB([])-------</text:p>
      <text:p text:style-name="Standard">~~~~~~~~~ SKIPPED -- [TestClass name=class org.apache.pulsar.tests.RetryAnalyzerTest].testMethodB([])-------</text:p>
      <text:p text:style-name="Standard">------- Starting test [TestClass name=class org.apache.pulsar.tests.RetryAnalyzerTest].testMethodB([])-------</text:p>
      <text:p text:style-name="Standard">~~~~~~~~~ SKIPPED -- [TestClass name=class org.apache.pulsar.tests.RetryAnalyzerTest].testMethodB([])-------</text:p>
      <text:p text:style-name="Standard">------- Starting test [TestClass name=class org.apache.pulsar.tests.RetryAnalyzerTest].testMethodB([])-------</text:p>
      <text:p text:style-name="Standard">------- SUCCESS -- [TestClass name=class org.apache.pulsar.tests.RetryAnalyzerTest].testMethodB([])-------</text:p>
      <text:p text:style-name="Standard">------- Starting test [TestClass name=class org.apache.pulsar.tests.RetryAnalyzerTest].testMethodC([])-------</text:p>
      <text:p text:style-name="Standard">~~~~~~~~~ SKIPPED -- [TestClass name=class org.apache.pulsar.tests.RetryAnalyzerTest].testMethodC([])-------</text:p>
      <text:p text:style-name="Standard">------- Starting test [TestClass name=class org.apache.pulsar.tests.RetryAnalyzerTest].testMethodC([])-------</text:p>
      <text:p text:style-name="Standard">~~~~~~~~~ SKIPPED -- [TestClass name=class org.apache.pulsar.tests.RetryAnalyzerTest].testMethodC([])-------</text:p>
      <text:p text:style-name="Standard">------- Starting test [TestClass name=class org.apache.pulsar.tests.RetryAnalyzerTest].testMethodC([])-------</text:p>
      <text:p text:style-name="Standard">------- SUCCESS -- [TestClass name=class org.apache.pulsar.tests.RetryAnalyzerTest].testMethodC([])-------</text:p>
      <text:p text:style-name="Standard">------- Starting test [TestClass name=class org.apache.pulsar.tests.FastThreadLocalStateCleanerTest].testThreadLocalStateCleanupInCurrentAndOtherThread([])-------</text:p>
      <text:p text:style-name="Standard">------- SUCCESS -- [TestClass name=class org.apache.pulsar.tests.FastThreadLocalStateCleanerTest].testThreadLocalStateCleanupInCurrentAndOtherThread([])-------</text:p>
      <text:p text:style-name="Standard">------- Starting test [TestClass name=class org.apache.pulsar.tests.FastThreadLocalStateCleanerTest].testThreadLocalStateCleanupInCurrentThread([])-------</text:p>
      <text:p text:style-name="Standard">Cleaning up Thread[TestNG-method=testThreadLocalStateCleanupInCurrentThread-1,5,main] value org.apache.pulsar.tests.FastThreadLocalStateCleanerTest$MagicNumberWrapper@2648f08e</text:p>
      <text:p text:style-name="Standard"><text:soft-page-break/>------- SUCCESS -- [TestClass name=class org.apache.pulsar.tests.FastThreadLocalStateCleanerTest].testThreadLocalStateCleanupInCurrentThread([])-------</text:p>
      <text:p text:style-name="Standard">------- Starting test [TestClass name=class org.apache.pulsar.tests.FastThreadLocalStateCleanerTest].testThreadLocalStateCleanupInFastThreadLocalThread([])-------</text:p>
      <text:p text:style-name="Standard">------- SUCCESS -- [TestClass name=class org.apache.pulsar.tests.FastThreadLocalStateCleanerTest].testThreadLocalStateCleanupInFastThreadLocalThread([])-------</text:p>
      <text:p text:style-name="Standard">------- Starting test [TestClass name=class org.apache.pulsar.tests.TestRetrySupportBeforeMethodRetryTest].shouldNotDoAnythingWhenThereIsBeforeAndAfterMethod([org.testng.TestRunner@335b5620])-------</text:p>
      <text:p text:style-name="Standard">~~~~~~~~~ SKIPPED -- [TestClass name=class org.apache.pulsar.tests.TestRetrySupportBeforeMethodRetryTest].shouldNotDoAnythingWhenThereIsBeforeAndAfterMethod([org.testng.TestRunner@335b5620])-------</text:p>
      <text:p text:style-name="Standard">21:49:32.130 INFO <text:s/>[main] o.a.p.t.TestRetrySupport@66 - Detected test failure in test TestRetrySupportBeforeMethodRetryTest.shouldNotDoAnythingWhenThereIsBeforeAndAfterMethod, currentSetupNumber=1</text:p>
      <text:p text:style-name="Standard">------- Starting test [TestClass name=class org.apache.pulsar.tests.TestRetrySupportBeforeMethodRetryTest].shouldNotDoAnythingWhenThereIsBeforeAndAfterMethod([org.testng.TestRunner@335b5620])-------</text:p>
      <text:p text:style-name="Standard">~~~~~~~~~ SKIPPED -- [TestClass name=class org.apache.pulsar.tests.TestRetrySupportBeforeMethodRetryTest].shouldNotDoAnythingWhenThereIsBeforeAndAfterMethod([org.testng.TestRunner@335b5620])-------</text:p>
      <text:p text:style-name="Standard">21:49:32.140 INFO <text:s/>[main] o.a.p.t.TestRetrySupport@66 - Detected test failure in test TestRetrySupportBeforeMethodRetryTest.shouldNotDoAnythingWhenThereIsBeforeAndAfterMethod, currentSetupNumber=2</text:p>
      <text:p text:style-name="Standard">------- Starting test [TestClass name=class org.apache.pulsar.tests.TestRetrySupportBeforeMethodRetryTest].shouldNotDoAnythingWhenThereIsBeforeAndAfterMethod([org.testng.TestRunner@335b5620])-------</text:p>
      <text:p text:style-name="Standard">~~~~~~~~~ SKIPPED -- [TestClass name=class org.apache.pulsar.tests.TestRetrySupportBeforeMethodRetryTest].shouldNotDoAnythingWhenThereIsBeforeAndAfterMethod([org.testng.TestRunner@335b5620])-------</text:p>
      <text:p text:style-name="Standard">21:49:32.144 INFO <text:s/>[main] o.a.p.t.TestRetrySupport@66 - Detected test failure in test TestRetrySupportBeforeMethodRetryTest.shouldNotDoAnythingWhenThereIsBeforeAndAfterMethod, currentSetupNumber=3</text:p>
      <text:p text:style-name="Standard">------- Starting test [TestClass name=class org.apache.pulsar.tests.TestRetrySupportBeforeMethodRetryTest].shouldNotDoAnythingWhenThereIsBeforeAndAfterMethod([org.testng.TestRunner@335b5620])-------</text:p>
      <text:p text:style-name="Standard">~~~~~~~~~ SKIPPED -- [TestClass name=class org.apache.pulsar.tests.TestRetrySupportBeforeMethodRetryTest].shouldNotDoAnythingWhenThereIsBeforeAndAfterMethod([org.testng.TestRunner@335b5620])-------</text:p>
      <text:p text:style-name="Standard">21:49:32.147 INFO <text:s/>[main] o.a.p.t.TestRetrySupport@66 - Detected test failure in test TestRetrySupportBeforeMethodRetryTest.shouldNotDoAnythingWhenThereIsBeforeAndAfterMethod, currentSetupNumber=4</text:p>
      <text:p text:style-name="Standard">------- Starting test [TestClass name=class org.apache.pulsar.tests.TestRetrySupportBeforeMethodRetryTest].shouldNotDoAnythingWhenThereIsBeforeAndAfterMethod([org.testng.TestRunner@335b5620])-------</text:p>
      <text:p text:style-name="Standard"><text:soft-page-break/>------- SUCCESS -- [TestClass name=class org.apache.pulsar.tests.TestRetrySupportBeforeMethodRetryTest].shouldNotDoAnythingWhenThereIsBeforeAndAfterMethod([org.testng.TestRunner@335b5620])-------</text:p>
      <text:p text:style-name="Standard">------- Starting test [TestClass name=class org.apache.pulsar.tests.EnumValuesDataProviderTest].shouldContainAllEnumValues([])-------</text:p>
      <text:p text:style-name="Standard">------- SUCCESS -- [TestClass name=class org.apache.pulsar.tests.EnumValuesDataProviderTest].shouldContainAllEnumValues([])-------</text:p>
      <text:p text:style-name="Standard">------- Starting test [TestClass name=class org.apache.pulsar.tests.EnumValuesDataProviderTest].shouldDetermineEnumValuesFromMethod([])-------</text:p>
      <text:p text:style-name="Standard">------- SUCCESS -- [TestClass name=class org.apache.pulsar.tests.EnumValuesDataProviderTest].shouldDetermineEnumValuesFromMethod([])-------</text:p>
      <text:p text:style-name="Standard">------- Starting test [TestClass name=class org.apache.pulsar.tests.EnumValuesDataProviderTest].shouldFailIfEnumParameterIsMissing([])-------</text:p>
      <text:p text:style-name="Standard">------- SUCCESS -- [TestClass name=class org.apache.pulsar.tests.EnumValuesDataProviderTest].shouldFailIfEnumParameterIsMissing([])-------</text:p>
      <text:p text:style-name="Standard">------- Starting test [TestClass name=class org.apache.pulsar.tests.EnumValuesDataProviderTest].testEnumValuesProvider([A])-------</text:p>
      <text:p text:style-name="Standard">A</text:p>
      <text:p text:style-name="Standard">------- SUCCESS -- [TestClass name=class org.apache.pulsar.tests.EnumValuesDataProviderTest].testEnumValuesProvider([A])-------</text:p>
      <text:p text:style-name="Standard">------- Starting test [TestClass name=class org.apache.pulsar.tests.EnumValuesDataProviderTest].testEnumValuesProvider([B])-------</text:p>
      <text:p text:style-name="Standard">B</text:p>
      <text:p text:style-name="Standard">------- SUCCESS -- [TestClass name=class org.apache.pulsar.tests.EnumValuesDataProviderTest].testEnumValuesProvider([B])-------</text:p>
      <text:p text:style-name="Standard">------- Starting test [TestClass name=class org.apache.pulsar.tests.EnumValuesDataProviderTest].testEnumValuesProvider([C])-------</text:p>
      <text:p text:style-name="Standard">C</text:p>
      <text:p text:style-name="Standard">------- SUCCESS -- [TestClass name=class org.apache.pulsar.tests.EnumValuesDataProviderTest].testEnumValuesProvider([C])-------</text:p>
      <text:p text:style-name="Standard">------- Starting test [TestClass name=class org.apache.pulsar.tests.TestRetrySupportSuccessTest].shouldCallSetupOnce1([])-------</text:p>
      <text:p text:style-name="Standard">------- SUCCESS -- [TestClass name=class org.apache.pulsar.tests.TestRetrySupportSuccessTest].shouldCallSetupOnce1([])-------</text:p>
      <text:p text:style-name="Standard">------- Starting test [TestClass name=class org.apache.pulsar.tests.TestRetrySupportSuccessTest].shouldCallSetupOnce2([])-------</text:p>
      <text:p text:style-name="Standard">------- SUCCESS -- [TestClass name=class org.apache.pulsar.tests.TestRetrySupportSuccessTest].shouldCallSetupOnce2([])-------</text:p>
      <text:p text:style-name="Standard">------- Starting test [TestClass name=class org.apache.pulsar.tests.TestRetrySupportSuccessTest].shouldCallSetupOnce3([])-------</text:p>
      <text:p text:style-name="Standard">------- SUCCESS -- [TestClass name=class org.apache.pulsar.tests.TestRetrySupportSuccessTest].shouldCallSetupOnce3([])-------</text:p>
      <text:p text:style-name="Standard">------- Starting test [TestClass name=class org.apache.pulsar.tests.TestRetrySupportRetryTest].shouldCallSetupBeforeRetrying([org.testng.TestRunner@335b5620, void org.apache.pulsar.tests.TestRetrySupportRetryTest.shouldCallSetupBeforeRetrying(org.testng.ITestContext,java.lang.reflect.Method)])-------</text:p>
      <text:p text:style-name="Standard"><text:soft-page-break/>~~~~~~~~~ SKIPPED -- [TestClass name=class org.apache.pulsar.tests.TestRetrySupportRetryTest].shouldCallSetupBeforeRetrying([org.testng.TestRunner@335b5620, void org.apache.pulsar.tests.TestRetrySupportRetryTest.shouldCallSetupBeforeRetrying(org.testng.ITestContext,java.lang.reflect.Method)])-------</text:p>
      <text:p text:style-name="Standard">21:49:32.228 INFO <text:s/>[main] o.a.p.t.TestRetrySupport@66 - Detected test failure in test TestRetrySupportRetryTest.shouldCallSetupBeforeRetrying, currentSetupNumber=1</text:p>
      <text:p text:style-name="Standard">21:49:32.228 INFO <text:s/>[main] o.a.p.t.TestRetrySupport@49 - Previous test run has failed before TestRetrySupportRetryTest.shouldCallSetupBeforeRetrying, failedSetupNumber=1. Running cleanup and setup.</text:p>
      <text:p text:style-name="Standard">21:49:32.229 INFO <text:s/>[main] o.a.p.t.TestRetrySupport@57 - State cleanup finished.</text:p>
      <text:p text:style-name="Standard">------- Starting test [TestClass name=class org.apache.pulsar.tests.TestRetrySupportRetryTest].shouldCallSetupBeforeRetrying([org.testng.TestRunner@335b5620, void org.apache.pulsar.tests.TestRetrySupportRetryTest.shouldCallSetupBeforeRetrying(org.testng.ITestContext,java.lang.reflect.Method)])-------</text:p>
      <text:p text:style-name="Standard">~~~~~~~~~ SKIPPED -- [TestClass name=class org.apache.pulsar.tests.TestRetrySupportRetryTest].shouldCallSetupBeforeRetrying([org.testng.TestRunner@335b5620, void org.apache.pulsar.tests.TestRetrySupportRetryTest.shouldCallSetupBeforeRetrying(org.testng.ITestContext,java.lang.reflect.Method)])-------</text:p>
      <text:p text:style-name="Standard">21:49:32.244 INFO <text:s/>[main] o.a.p.t.TestRetrySupport@66 - Detected test failure in test TestRetrySupportRetryTest.shouldCallSetupBeforeRetrying, currentSetupNumber=2</text:p>
      <text:p text:style-name="Standard">21:49:32.244 INFO <text:s/>[main] o.a.p.t.TestRetrySupport@49 - Previous test run has failed before TestRetrySupportRetryTest.shouldCallSetupBeforeRetrying, failedSetupNumber=2. Running cleanup and setup.</text:p>
      <text:p text:style-name="Standard">21:49:32.245 INFO <text:s/>[main] o.a.p.t.TestRetrySupport@57 - State cleanup finished.</text:p>
      <text:p text:style-name="Standard">------- Starting test [TestClass name=class org.apache.pulsar.tests.TestRetrySupportRetryTest].shouldCallSetupBeforeRetrying([org.testng.TestRunner@335b5620, void org.apache.pulsar.tests.TestRetrySupportRetryTest.shouldCallSetupBeforeRetrying(org.testng.ITestContext,java.lang.reflect.Method)])-------</text:p>
      <text:p text:style-name="Standard">~~~~~~~~~ SKIPPED -- [TestClass name=class org.apache.pulsar.tests.TestRetrySupportRetryTest].shouldCallSetupBeforeRetrying([org.testng.TestRunner@335b5620, void org.apache.pulsar.tests.TestRetrySupportRetryTest.shouldCallSetupBeforeRetrying(org.testng.ITestContext,java.lang.reflect.Method)])-------</text:p>
      <text:p text:style-name="Standard">21:49:32.251 INFO <text:s/>[main] o.a.p.t.TestRetrySupport@66 - Detected test failure in test TestRetrySupportRetryTest.shouldCallSetupBeforeRetrying, currentSetupNumber=3</text:p>
      <text:p text:style-name="Standard">21:49:32.252 INFO <text:s/>[main] o.a.p.t.TestRetrySupport@49 - Previous test run has failed before TestRetrySupportRetryTest.shouldCallSetupBeforeRetrying, failedSetupNumber=3. Running cleanup and setup.</text:p>
      <text:p text:style-name="Standard">21:49:32.252 INFO <text:s/>[main] o.a.p.t.TestRetrySupport@57 - State cleanup finished.</text:p>
      <text:p text:style-name="Standard">------- Starting test [TestClass name=class org.apache.pulsar.tests.TestRetrySupportRetryTest].shouldCallSetupBeforeRetrying([org.testng.TestRunner@335b5620, void org.apache.pulsar.tests.TestRetrySupportRetryTest.shouldCallSetupBeforeRetrying(org.testng.ITestContext,java.lang.reflect.Method)])-------</text:p>
      <text:p text:style-name="Standard"><text:soft-page-break/>~~~~~~~~~ SKIPPED -- [TestClass name=class org.apache.pulsar.tests.TestRetrySupportRetryTest].shouldCallSetupBeforeRetrying([org.testng.TestRunner@335b5620, void org.apache.pulsar.tests.TestRetrySupportRetryTest.shouldCallSetupBeforeRetrying(org.testng.ITestContext,java.lang.reflect.Method)])-------</text:p>
      <text:p text:style-name="Standard">21:49:32.260 INFO <text:s/>[main] o.a.p.t.TestRetrySupport@66 - Detected test failure in test TestRetrySupportRetryTest.shouldCallSetupBeforeRetrying, currentSetupNumber=4</text:p>
      <text:p text:style-name="Standard">21:49:32.261 INFO <text:s/>[main] o.a.p.t.TestRetrySupport@49 - Previous test run has failed before TestRetrySupportRetryTest.shouldCallSetupBeforeRetrying, failedSetupNumber=4. Running cleanup and setup.</text:p>
      <text:p text:style-name="Standard">21:49:32.261 INFO <text:s/>[main] o.a.p.t.TestRetrySupport@57 - State cleanup finished.</text:p>
      <text:p text:style-name="Standard">------- Starting test [TestClass name=class org.apache.pulsar.tests.TestRetrySupportRetryTest].shouldCallSetupBeforeRetrying([org.testng.TestRunner@335b5620, void org.apache.pulsar.tests.TestRetrySupportRetryTest.shouldCallSetupBeforeRetrying(org.testng.ITestContext,java.lang.reflect.Method)])-------</text:p>
      <text:p text:style-name="Standard">------- SUCCESS -- [TestClass name=class org.apache.pulsar.tests.TestRetrySupportRetryTest].shouldCallSetupBeforeRetrying([org.testng.TestRunner@335b5620, void org.apache.pulsar.tests.TestRetrySupportRetryTest.shouldCallSetupBeforeRetrying(org.testng.ITestContext,java.lang.reflect.Method)])-------</text:p>
      <text:p text:style-name="Standard">[WARNING] Tests run: 42, Failures: 0, Errors: 0, Skipped: 17, Time elapsed: 1.511 s - in TestSuite</text:p>
      <text:p text:style-name="Standard">[INFO] </text:p>
      <text:p text:style-name="Standard">[INFO] Results:</text:p>
      <text:p text:style-name="Standard">[INFO] </text:p>
      <text:p text:style-name="Standard">[INFO] Tests run: 25, Failures: 0, Errors: 0, Skipped: 0</text:p>
      <text:p text:style-name="Standard">[INFO] </text:p>
      <text:p text:style-name="Standard">[INFO] </text:p>
      <text:p text:style-name="Standard">[INFO] ----------------------&lt; org.apache.pulsar:pulsar &gt;----------------------</text:p>
      <text:p text:style-name="Standard">[INFO] Building Pulsar 2.8.0-SNAPSHOT <text:s text:c="34"/>[2/127]</text:p>
      <text:p text:style-name="Standard">[INFO] --------------------------------[ pom ]---------------------------------</text:p>
      <text:p text:style-name="Standard">[INFO] </text:p>
      <text:p text:style-name="Standard">[INFO] --- maven-clean-plugin:3.1.0:clean (default-clean) @ pulsar ---</text:p>
      <text:p text:style-name="Standard">[INFO] Deleting /home/mostafij/Desktop/Github/pulsar/target</text:p>
      <text:p text:style-name="Standard">[INFO] </text:p>
      <text:p text:style-name="Standard">[INFO] --- maven-enforcer-plugin:3.0.0-M3:enforce (enforce-maven-version) @ pulsar ---</text:p>
      <text:p text:style-name="Standard">[INFO] </text:p>
      <text:p text:style-name="Standard">[INFO] --- maven-enforcer-plugin:3.0.0-M3:enforce (enforce-maven) @ pulsar ---</text:p>
      <text:p text:style-name="Standard">[INFO] </text:p>
      <text:p text:style-name="Standard">[INFO] --- directory-maven-plugin:0.3.1:directory-of (directories) @ pulsar ---</text:p>
      <text:p text:style-name="Standard">[INFO] Directory of org.apache.pulsar:pulsar set to: /home/mostafij/Desktop/Github/pulsar</text:p>
      <text:p text:style-name="Standard">[INFO] </text:p>
      <text:p text:style-name="Standard">[INFO] --- maven-assembly-plugin:3.3.0:single (source-release-assembly-tar-gz) @ pulsar ---</text:p>
      <text:p text:style-name="Standard">[INFO] Building tar: /home/mostafij/Desktop/Github/pulsar/target/apache-pulsar-2.8.0-SNAPSHOT-src.tar.gz</text:p>
      <text:p text:style-name="Standard">[INFO] </text:p>
      <text:p text:style-name="Standard">[INFO] --- maven-remote-resources-plugin:1.7.0:process (process-resource-bundles) @ pulsar ---</text:p>
      <text:p text:style-name="Standard">[INFO] Preparing remote bundle org.apache:apache-jar-resource-bundle:1.4</text:p>
      <text:p text:style-name="Standard">[INFO] Copying 3 resources from 1 bundle.</text:p>
      <text:p text:style-name="Standard"><text:soft-page-break/>[INFO] </text:p>
      <text:p text:style-name="Standard">[INFO] --------------------&lt; org.apache.pulsar:testmocks &gt;---------------------</text:p>
      <text:p text:style-name="Standard">[INFO] Building Pulsar Test Mocks 2.8.0-SNAPSHOT <text:s text:c="23"/>[3/127]</text:p>
      <text:p text:style-name="Standard">[INFO] --------------------------------[ jar ]---------------------------------</text:p>
      <text:p text:style-name="Standard">[INFO] </text:p>
      <text:p text:style-name="Standard">[INFO] --- maven-clean-plugin:3.1.0:clean (default-clean) @ testmocks ---</text:p>
      <text:p text:style-name="Standard">[INFO] Deleting /home/mostafij/Desktop/Github/pulsar/testmocks/target</text:p>
      <text:p text:style-name="Standard">[INFO] </text:p>
      <text:p text:style-name="Standard">[INFO] --- maven-enforcer-plugin:3.0.0-M3:enforce (enforce-maven-version) @ testmocks ---</text:p>
      <text:p text:style-name="Standard">[INFO] </text:p>
      <text:p text:style-name="Standard">[INFO] --- maven-enforcer-plugin:3.0.0-M3:enforce (enforce-maven) @ testmocks ---</text:p>
      <text:p text:style-name="Standard">[INFO] </text:p>
      <text:p text:style-name="Standard">[INFO] --- directory-maven-plugin:0.3.1:directory-of (directories) @ testmocks ---</text:p>
      <text:p text:style-name="Standard">[INFO] Directory of org.apache.pulsar:pulsar set to: /home/mostafij/Desktop/Github/pulsar</text:p>
      <text:p text:style-name="Standard">[INFO] </text:p>
      <text:p text:style-name="Standard">[INFO] --- maven-remote-resources-plugin:1.7.0:process (process-resource-bundles) @ testmocks ---</text:p>
      <text:p text:style-name="Standard">[INFO] Preparing remote bundle org.apache:apache-jar-resource-bundle:1.4</text:p>
      <text:p text:style-name="Standard">[INFO] Copying 3 resources from 1 bundle.</text:p>
      <text:p text:style-name="Standard">[INFO] </text:p>
      <text:p text:style-name="Standard">[INFO] --- maven-resources-plugin:3.1.0:resources (default-resources) @ testmocks ---</text:p>
      <text:p text:style-name="Standard">[INFO] Using 'UTF-8' encoding to copy filtered resources.</text:p>
      <text:p text:style-name="Standard">[INFO] skip non existing resourceDirectory /home/mostafij/Desktop/Github/pulsar/testmocks/src/main/resources</text:p>
      <text:p text:style-name="Standard">[INFO] Copying 3 resources</text:p>
      <text:p text:style-name="Standard">[INFO] </text:p>
      <text:p text:style-name="Standard">[INFO] --- maven-compiler-plugin:3.8.1:compile (default-compile) @ testmocks ---</text:p>
      <text:p text:style-name="Standard">[INFO] Compiling 6 source files to /home/mostafij/Desktop/Github/pulsar/testmocks/target/classes</text:p>
      <text:p text:style-name="Standard">[WARNING] /home/mostafij/Desktop/Github/pulsar/testmocks/src/main/java/org/apache/bookkeeper/client/PulsarMockReadHandle.java:[38,1] auto-closeable resource org.apache.bookkeeper.client.PulsarMockReadHandle has a member method close() that could throw InterruptedException</text:p>
      <text:p text:style-name="Standard">[WARNING] /home/mostafij/Desktop/Github/pulsar/testmocks/src/main/java/org/apache/bookkeeper/client/PulsarMockBookKeeper.java:[69,8] auto-closeable resource org.apache.bookkeeper.client.PulsarMockBookKeeper has a member method close() that could throw InterruptedException</text:p>
      <text:p text:style-name="Standard">[WARNING] /home/mostafij/Desktop/Github/pulsar/testmocks/src/main/java/org/apache/bookkeeper/client/PulsarMockLedgerHandle.java:[56,8] auto-closeable resource org.apache.bookkeeper.client.PulsarMockLedgerHandle has a member method close() that could throw InterruptedException</text:p>
      <text:p text:style-name="Standard">[WARNING] /home/mostafij/Desktop/Github/pulsar/testmocks/src/main/java/org/apache/bookkeeper/client/BookKeeperTestClient.java:[29,8] auto-closeable resource org.apache.bookkeeper.client.BookKeeperTestClient has a member method close() that could throw InterruptedException</text:p>
      <text:p text:style-name="Standard">[WARNING] /home/mostafij/Desktop/Github/pulsar/testmocks/src/main/java/org/apache/zookeeper/MockZooKeeperSession.java:[39,8] auto-closeable resource org.apache.zookeeper.MockZooKeeperSession has a member method close() that could throw InterruptedException</text:p>
      <text:p text:style-name="Standard"><text:soft-page-break/>[WARNING] /home/mostafij/Desktop/Github/pulsar/testmocks/src/main/java/org/apache/zookeeper/MockZooKeeper.java:[64,8] auto-closeable resource org.apache.zookeeper.MockZooKeeper has a member method close() that could throw InterruptedException</text:p>
      <text:p text:style-name="Standard">[WARNING] /home/mostafij/Desktop/Github/pulsar/testmocks/src/main/java/org/apache/zookeeper/MockZooKeeper.java:[114,32] redundant cast to org.apache.zookeeper.MockZooKeeper</text:p>
      <text:p text:style-name="Standard">[WARNING] /home/mostafij/Desktop/Github/pulsar/testmocks/src/main/java/org/apache/zookeeper/MockZooKeeper.java:[130,32] redundant cast to org.apache.zookeeper.MockZooKeeper</text:p>
      <text:p text:style-name="Standard">[WARNING] /home/mostafij/Desktop/Github/pulsar/testmocks/src/main/java/org/apache/zookeeper/MockZooKeeper.java:[911,17] possible fall-through into case</text:p>
      <text:p text:style-name="Standard">[WARNING] /home/mostafij/Desktop/Github/pulsar/testmocks/src/main/java/org/apache/zookeeper/MockZooKeeper.java:[914,17] possible fall-through into case</text:p>
      <text:p text:style-name="Standard">[WARNING] /home/mostafij/Desktop/Github/pulsar/testmocks/src/main/java/org/apache/zookeeper/MockZooKeeper.java:[917,17] possible fall-through into case</text:p>
      <text:p text:style-name="Standard">[INFO] </text:p>
      <text:p text:style-name="Standard">[INFO] --- maven-resources-plugin:3.1.0:testResources (default-testResources) @ testmocks ---</text:p>
      <text:p text:style-name="Standard">[INFO] Using 'UTF-8' encoding to copy filtered resources.</text:p>
      <text:p text:style-name="Standard">[INFO] skip non existing resourceDirectory /home/mostafij/Desktop/Github/pulsar/testmocks/src/test/resources</text:p>
      <text:p text:style-name="Standard">[INFO] Copying 3 resources</text:p>
      <text:p text:style-name="Standard">[INFO] </text:p>
      <text:p text:style-name="Standard">[INFO] --- maven-compiler-plugin:3.8.1:testCompile (default-testCompile) @ testmocks ---</text:p>
      <text:p text:style-name="Standard">[INFO] No sources to compile</text:p>
      <text:p text:style-name="Standard">[INFO] </text:p>
      <text:p text:style-name="Standard">[INFO] --- maven-surefire-plugin:3.0.0-M3:test (default-test) @ testmocks ---</text:p>
      <text:p text:style-name="Standard">[INFO] </text:p>
      <text:p text:style-name="Standard">[INFO] ----------------&lt; org.apache.pulsar:pulsar-client-api &gt;-----------------</text:p>
      <text:p text:style-name="Standard">[INFO] Building Pulsar Client :: API 2.8.0-SNAPSHOT <text:s text:c="20"/>[4/127]</text:p>
      <text:p text:style-name="Standard">[INFO] --------------------------------[ jar ]---------------------------------</text:p>
      <text:p text:style-name="Standard">[INFO] </text:p>
      <text:p text:style-name="Standard">[INFO] --- maven-clean-plugin:3.1.0:clean (default-clean) @ pulsar-client-api ---</text:p>
      <text:p text:style-name="Standard">[INFO] Deleting /home/mostafij/Desktop/Github/pulsar/pulsar-client-api/target</text:p>
      <text:p text:style-name="Standard">[INFO] </text:p>
      <text:p text:style-name="Standard">[INFO] --- maven-enforcer-plugin:3.0.0-M3:enforce (enforce-maven-version) @ pulsar-client-api ---</text:p>
      <text:p text:style-name="Standard">[INFO] </text:p>
      <text:p text:style-name="Standard">[INFO] --- maven-enforcer-plugin:3.0.0-M3:enforce (enforce-maven) @ pulsar-client-api ---</text:p>
      <text:p text:style-name="Standard">[INFO] </text:p>
      <text:p text:style-name="Standard">[INFO] --- directory-maven-plugin:0.3.1:directory-of (directories) @ pulsar-client-api ---</text:p>
      <text:p text:style-name="Standard">[INFO] Directory of org.apache.pulsar:pulsar set to: /home/mostafij/Desktop/Github/pulsar</text:p>
      <text:p text:style-name="Standard">[INFO] </text:p>
      <text:p text:style-name="Standard">[INFO] --- maven-remote-resources-plugin:1.7.0:process (process-resource-bundles) @ pulsar-client-api ---</text:p>
      <text:p text:style-name="Standard">[INFO] Preparing remote bundle org.apache:apache-jar-resource-bundle:1.4</text:p>
      <text:p text:style-name="Standard">[INFO] Copying 3 resources from 1 bundle.</text:p>
      <text:p text:style-name="Standard">[INFO] </text:p>
      <text:p text:style-name="Standard">[INFO] --- maven-resources-plugin:3.1.0:resources (default-resources) @ pulsar-client-api ---</text:p>
      <text:p text:style-name="Standard">[INFO] Using 'UTF-8' encoding to copy filtered resources.</text:p>
      <text:p text:style-name="Standard">[INFO] Copying 1 resource</text:p>
      <text:p text:style-name="Standard">[INFO] Copying 3 resources</text:p>
      <text:p text:style-name="Standard">[INFO] </text:p>
      <text:p text:style-name="Standard"><text:soft-page-break/>[INFO] --- maven-compiler-plugin:3.8.1:compile (default-compile) @ pulsar-client-api ---</text:p>
      <text:p text:style-name="Standard">[INFO] Compiling 93 source files to /home/mostafij/Desktop/Github/pulsar/pulsar-client-api/target/classes</text:p>
      <text:p text:style-name="Standard">[WARNING] /home/mostafij/Desktop/Github/pulsar/pulsar-client-api/src/main/java/org/apache/pulsar/client/internal/DefaultImplementation.java:[86,38] found raw type: org.apache.pulsar.client.api.schema.SchemaDefinitionBuilder</text:p>
      <text:p text:style-name="Standard"><text:s text:c="2"/>missing type arguments for generic class org.apache.pulsar.client.api.schema.SchemaDefinitionBuilder&lt;T&gt;</text:p>
      <text:p text:style-name="Standard">[WARNING] /home/mostafij/Desktop/Github/pulsar/pulsar-client-api/src/main/java/org/apache/pulsar/client/internal/DefaultImplementation.java:[208,78] non-varargs call of varargs method with inexact argument type for last parameter;</text:p>
      <text:p text:style-name="Standard"><text:s text:c="2"/>cast to java.lang.Class&lt;?&gt; for a varargs call</text:p>
      <text:p text:style-name="Standard"><text:s text:c="2"/>cast to java.lang.Class&lt;?&gt;[] for a non-varargs call and to suppress this warning</text:p>
      <text:p text:style-name="Standard">[WARNING] /home/mostafij/Desktop/Github/pulsar/pulsar-client-api/src/main/java/org/apache/pulsar/client/internal/DefaultImplementation.java:[209,39] non-varargs call of varargs method with inexact argument type for last parameter;</text:p>
      <text:p text:style-name="Standard"><text:s text:c="2"/>cast to java.lang.Object for a varargs call</text:p>
      <text:p text:style-name="Standard"><text:s text:c="2"/>cast to java.lang.Object[] for a non-varargs call and to suppress this warning</text:p>
      <text:p text:style-name="Standard">[WARNING] /home/mostafij/Desktop/Github/pulsar/pulsar-client-api/src/main/java/org/apache/pulsar/client/internal/DefaultImplementation.java:[215,76] non-varargs call of varargs method with inexact argument type for last parameter;</text:p>
      <text:p text:style-name="Standard"><text:s text:c="2"/>cast to java.lang.Class&lt;?&gt; for a varargs call</text:p>
      <text:p text:style-name="Standard"><text:s text:c="2"/>cast to java.lang.Class&lt;?&gt;[] for a non-varargs call and to suppress this warning</text:p>
      <text:p text:style-name="Standard">[WARNING] /home/mostafij/Desktop/Github/pulsar/pulsar-client-api/src/main/java/org/apache/pulsar/client/internal/DefaultImplementation.java:[216,35] non-varargs call of varargs method with inexact argument type for last parameter;</text:p>
      <text:p text:style-name="Standard"><text:s text:c="2"/>cast to java.lang.Object for a varargs call</text:p>
      <text:p text:style-name="Standard"><text:s text:c="2"/>cast to java.lang.Object[] for a non-varargs call and to suppress this warning</text:p>
      <text:p text:style-name="Standard">[WARNING] /home/mostafij/Desktop/Github/pulsar/pulsar-client-api/src/main/java/org/apache/pulsar/client/internal/DefaultImplementation.java:[222,81] non-varargs call of varargs method with inexact argument type for last parameter;</text:p>
      <text:p text:style-name="Standard"><text:s text:c="2"/>cast to java.lang.Class&lt;?&gt; for a varargs call</text:p>
      <text:p text:style-name="Standard"><text:s text:c="2"/>cast to java.lang.Class&lt;?&gt;[] for a non-varargs call and to suppress this warning</text:p>
      <text:p text:style-name="Standard">[WARNING] /home/mostafij/Desktop/Github/pulsar/pulsar-client-api/src/main/java/org/apache/pulsar/client/internal/DefaultImplementation.java:[223,35] non-varargs call of varargs method with inexact argument type for last parameter;</text:p>
      <text:p text:style-name="Standard"><text:s text:c="2"/>cast to java.lang.Object for a varargs call</text:p>
      <text:p text:style-name="Standard"><text:s text:c="2"/>cast to java.lang.Object[] for a non-varargs call and to suppress this warning</text:p>
      <text:p text:style-name="Standard">[WARNING] /home/mostafij/Desktop/Github/pulsar/pulsar-client-api/src/main/java/org/apache/pulsar/client/internal/DefaultImplementation.java:[228,79] non-varargs call of varargs method with inexact argument type for last parameter;</text:p>
      <text:p text:style-name="Standard"><text:s text:c="2"/>cast to java.lang.Class&lt;?&gt; for a varargs call</text:p>
      <text:p text:style-name="Standard"><text:s text:c="2"/>cast to java.lang.Class&lt;?&gt;[] for a non-varargs call and to suppress this warning</text:p>
      <text:p text:style-name="Standard">[WARNING] /home/mostafij/Desktop/Github/pulsar/pulsar-client-api/src/main/java/org/apache/pulsar/client/internal/DefaultImplementation.java:[229,35] non-varargs call of varargs method with inexact argument type for last parameter;</text:p>
      <text:p text:style-name="Standard"><text:s text:c="2"/>cast to java.lang.Object for a varargs call</text:p>
      <text:p text:style-name="Standard"><text:s text:c="2"/>cast to java.lang.Object[] for a non-varargs call and to suppress this warning</text:p>
      <text:p text:style-name="Standard"><text:soft-page-break/>[WARNING] /home/mostafij/Desktop/Github/pulsar/pulsar-client-api/src/main/java/org/apache/pulsar/client/internal/DefaultImplementation.java:[234,81] non-varargs call of varargs method with inexact argument type for last parameter;</text:p>
      <text:p text:style-name="Standard"><text:s text:c="2"/>cast to java.lang.Class&lt;?&gt; for a varargs call</text:p>
      <text:p text:style-name="Standard"><text:s text:c="2"/>cast to java.lang.Class&lt;?&gt;[] for a non-varargs call and to suppress this warning</text:p>
      <text:p text:style-name="Standard">[WARNING] /home/mostafij/Desktop/Github/pulsar/pulsar-client-api/src/main/java/org/apache/pulsar/client/internal/DefaultImplementation.java:[235,35] non-varargs call of varargs method with inexact argument type for last parameter;</text:p>
      <text:p text:style-name="Standard"><text:s text:c="2"/>cast to java.lang.Object for a varargs call</text:p>
      <text:p text:style-name="Standard"><text:s text:c="2"/>cast to java.lang.Object[] for a non-varargs call and to suppress this warning</text:p>
      <text:p text:style-name="Standard">[WARNING] /home/mostafij/Desktop/Github/pulsar/pulsar-client-api/src/main/java/org/apache/pulsar/client/internal/DefaultImplementation.java:[240,81] non-varargs call of varargs method with inexact argument type for last parameter;</text:p>
      <text:p text:style-name="Standard"><text:s text:c="2"/>cast to java.lang.Class&lt;?&gt; for a varargs call</text:p>
      <text:p text:style-name="Standard"><text:s text:c="2"/>cast to java.lang.Class&lt;?&gt;[] for a non-varargs call and to suppress this warning</text:p>
      <text:p text:style-name="Standard">[WARNING] /home/mostafij/Desktop/Github/pulsar/pulsar-client-api/src/main/java/org/apache/pulsar/client/internal/DefaultImplementation.java:[241,35] non-varargs call of varargs method with inexact argument type for last parameter;</text:p>
      <text:p text:style-name="Standard"><text:s text:c="2"/>cast to java.lang.Object for a varargs call</text:p>
      <text:p text:style-name="Standard"><text:s text:c="2"/>cast to java.lang.Object[] for a non-varargs call and to suppress this warning</text:p>
      <text:p text:style-name="Standard">[WARNING] /home/mostafij/Desktop/Github/pulsar/pulsar-client-api/src/main/java/org/apache/pulsar/client/internal/DefaultImplementation.java:[246,85] non-varargs call of varargs method with inexact argument type for last parameter;</text:p>
      <text:p text:style-name="Standard"><text:s text:c="2"/>cast to java.lang.Class&lt;?&gt; for a varargs call</text:p>
      <text:p text:style-name="Standard"><text:s text:c="2"/>cast to java.lang.Class&lt;?&gt;[] for a non-varargs call and to suppress this warning</text:p>
      <text:p text:style-name="Standard">[WARNING] /home/mostafij/Desktop/Github/pulsar/pulsar-client-api/src/main/java/org/apache/pulsar/client/internal/DefaultImplementation.java:[247,35] non-varargs call of varargs method with inexact argument type for last parameter;</text:p>
      <text:p text:style-name="Standard"><text:s text:c="2"/>cast to java.lang.Object for a varargs call</text:p>
      <text:p text:style-name="Standard"><text:s text:c="2"/>cast to java.lang.Object[] for a non-varargs call and to suppress this warning</text:p>
      <text:p text:style-name="Standard">[WARNING] /home/mostafij/Desktop/Github/pulsar/pulsar-client-api/src/main/java/org/apache/pulsar/client/internal/DefaultImplementation.java:[250,47] found raw type: org.apache.pulsar.client.api.schema.SchemaDefinition</text:p>
      <text:p text:style-name="Standard"><text:s text:c="2"/>missing type arguments for generic class org.apache.pulsar.client.api.schema.SchemaDefinition&lt;T&gt;</text:p>
      <text:p text:style-name="Standard">[WARNING] /home/mostafij/Desktop/Github/pulsar/pulsar-client-api/src/main/java/org/apache/pulsar/client/internal/DefaultImplementation.java:[258,9] found raw type: org.apache.pulsar.client.api.schema.SchemaDefinition</text:p>
      <text:p text:style-name="Standard"><text:s text:c="2"/>missing type arguments for generic class org.apache.pulsar.client.api.schema.SchemaDefinition&lt;T&gt;</text:p>
      <text:p text:style-name="Standard">[WARNING] /home/mostafij/Desktop/Github/pulsar/pulsar-client-api/src/main/java/org/apache/pulsar/client/internal/DefaultImplementation.java:[266,13] found raw type: org.apache.pulsar.client.api.schema.SchemaDefinition</text:p>
      <text:p text:style-name="Standard"><text:s text:c="2"/>missing type arguments for generic class org.apache.pulsar.client.api.schema.SchemaDefinition&lt;T&gt;</text:p>
      <text:p text:style-name="Standard">[WARNING] /home/mostafij/Desktop/Github/pulsar/pulsar-client-api/src/main/java/org/apache/pulsar/client/internal/DefaultImplementation.java:[273,47] found raw type: org.apache.pulsar.client.api.schema.SchemaDefinition</text:p>
      <text:p text:style-name="Standard"><text:s text:c="2"/>missing type arguments for generic class org.apache.pulsar.client.api.schema.SchemaDefinition&lt;T&gt;</text:p>
      <text:p text:style-name="Standard">[WARNING] /home/mostafij/Desktop/Github/pulsar/pulsar-client-api/src/main/java/org/apache/pulsar/client/internal/DefaultImplementation.java:[341,39] found raw type: java.lang.Class</text:p>
      <text:p text:style-name="Standard"><text:s text:c="2"/>missing type arguments for generic class java.lang.Class&lt;T&gt;</text:p>
      <text:p text:style-name="Standard"><text:soft-page-break/>[WARNING] /home/mostafij/Desktop/Github/pulsar/pulsar-client-api/src/main/java/org/apache/pulsar/client/internal/DefaultImplementation.java:[338,24] redundant cast to org.apache.pulsar.client.api.schema.GenericSchema</text:p>
      <text:p text:style-name="Standard">[WARNING] /home/mostafij/Desktop/Github/pulsar/pulsar-client-api/src/main/java/org/apache/pulsar/client/internal/DefaultImplementation.java:[347,39] found raw type: java.lang.Class</text:p>
      <text:p text:style-name="Standard"><text:s text:c="2"/>missing type arguments for generic class java.lang.Class&lt;T&gt;</text:p>
      <text:p text:style-name="Standard">[WARNING] /home/mostafij/Desktop/Github/pulsar/pulsar-client-api/src/main/java/org/apache/pulsar/client/internal/DefaultImplementation.java:[344,24] redundant cast to org.apache.pulsar.client.api.schema.GenericSchema</text:p>
      <text:p text:style-name="Standard">[WARNING] /home/mostafij/Desktop/Github/pulsar/pulsar-client-api/src/main/java/org/apache/pulsar/client/api/Schema.java:[344,31] found raw type: org.apache.pulsar.client.api.schema.SchemaDefinition</text:p>
      <text:p text:style-name="Standard"><text:s text:c="2"/>missing type arguments for generic class org.apache.pulsar.client.api.schema.SchemaDefinition&lt;T&gt;</text:p>
      <text:p text:style-name="Standard">[WARNING] /home/mostafij/Desktop/Github/pulsar/pulsar-client-api/src/main/java/org/apache/pulsar/common/schema/KeyValue.java:[59,51] unchecked cast</text:p>
      <text:p text:style-name="Standard"><text:s text:c="2"/>required: org.apache.pulsar.common.schema.KeyValue&lt;K,V&gt;</text:p>
      <text:p text:style-name="Standard"><text:s text:c="2"/>found: <text:s text:c="3"/>java.lang.Object</text:p>
      <text:p text:style-name="Standard">[WARNING] /home/mostafij/Desktop/Github/pulsar/pulsar-client-api/src/main/java/org/apache/pulsar/client/api/schema/GenericSchema.java:[49,12] found raw type: org.apache.pulsar.client.api.schema.GenericSchema</text:p>
      <text:p text:style-name="Standard"><text:s text:c="2"/>missing type arguments for generic class org.apache.pulsar.client.api.schema.GenericSchema&lt;T&gt;</text:p>
      <text:p text:style-name="Standard">[WARNING] /home/mostafij/Desktop/Github/pulsar/pulsar-client-api/src/main/java/org/apache/pulsar/client/api/schema/GenericSchema.java:[53,12] found raw type: org.apache.pulsar.client.api.schema.GenericSchema</text:p>
      <text:p text:style-name="Standard"><text:s text:c="2"/>missing type arguments for generic class org.apache.pulsar.client.api.schema.GenericSchema&lt;T&gt;</text:p>
      <text:p text:style-name="Standard">[WARNING] /home/mostafij/Desktop/Github/pulsar/pulsar-client-api/src/main/java/org/apache/pulsar/client/api/schema/SchemaDefinitionBuilder.java:[81,41] found raw type: java.lang.Class</text:p>
      <text:p text:style-name="Standard"><text:s text:c="2"/>missing type arguments for generic class java.lang.Class&lt;T&gt;</text:p>
      <text:p text:style-name="Standard">[WARNING] /home/mostafij/Desktop/Github/pulsar/pulsar-client-api/src/main/java/org/apache/pulsar/client/api/schema/RecordSchemaBuilder.java:[48,5] found raw type: org.apache.pulsar.client.api.schema.FieldSchemaBuilder</text:p>
      <text:p text:style-name="Standard"><text:s text:c="2"/>missing type arguments for generic class org.apache.pulsar.client.api.schema.FieldSchemaBuilder&lt;T&gt;</text:p>
      <text:p text:style-name="Standard">[WARNING] /home/mostafij/Desktop/Github/pulsar/pulsar-client-api/src/main/java/org/apache/pulsar/client/api/schema/RecordSchemaBuilder.java:[57,48] found raw type: org.apache.pulsar.client.api.schema.GenericSchema</text:p>
      <text:p text:style-name="Standard"><text:s text:c="2"/>missing type arguments for generic class org.apache.pulsar.client.api.schema.GenericSchema&lt;T&gt;</text:p>
      <text:p text:style-name="Standard">[WARNING] /home/mostafij/Desktop/Github/pulsar/pulsar-client-api/src/main/java/org/apache/pulsar/client/api/schema/RecordSchemaBuilder.java:[57,5] found raw type: org.apache.pulsar.client.api.schema.FieldSchemaBuilder</text:p>
      <text:p text:style-name="Standard"><text:s text:c="2"/>missing type arguments for generic class org.apache.pulsar.client.api.schema.FieldSchemaBuilder&lt;T&gt;</text:p>
      <text:p text:style-name="Standard">[WARNING] /home/mostafij/Desktop/Github/pulsar/pulsar-client-api/src/main/java/org/apache/pulsar/client/api/ProducerBuilder.java:[528,61] Possible heap pollution from parameterized vararg type org.apache.pulsar.client.api.ProducerInterceptor&lt;T&gt;</text:p>
      <text:p text:style-name="Standard">[WARNING] /home/mostafij/Desktop/Github/pulsar/pulsar-client-api/src/main/java/org/apache/pulsar/client/api/ConsumerBuilder.java:[314,38] found raw type: org.apache.pulsar.client.api.MessageCrypto</text:p>
      <text:p text:style-name="Standard"><text:s text:c="2"/>missing type arguments for generic class org.apache.pulsar.client.api.MessageCrypto&lt;MetadataT,BuilderT&gt;</text:p>
      <text:p text:style-name="Standard">[WARNING] /home/mostafij/Desktop/Github/pulsar/pulsar-client-api/src/main/java/org/apache/pulsar/client/api/ConsumerBuilder.java:[548,60] Possible heap pollution from parameterized vararg type org.apache.pulsar.client.api.ConsumerInterceptor&lt;T&gt;</text:p>
      <text:p text:style-name="Standard"><text:soft-page-break/>[WARNING] /home/mostafij/Desktop/Github/pulsar/pulsar-client-api/src/main/java/org/apache/pulsar/client/api/interceptor/ProducerInterceptor.java:[58,22] found raw type: org.apache.pulsar.client.api.Message</text:p>
      <text:p text:style-name="Standard"><text:s text:c="2"/>missing type arguments for generic class org.apache.pulsar.client.api.Message&lt;T&gt;</text:p>
      <text:p text:style-name="Standard">[WARNING] /home/mostafij/Desktop/Github/pulsar/pulsar-client-api/src/main/java/org/apache/pulsar/client/api/interceptor/ProducerInterceptor.java:[83,24] found raw type: org.apache.pulsar.client.api.Producer</text:p>
      <text:p text:style-name="Standard"><text:s text:c="2"/>missing type arguments for generic class org.apache.pulsar.client.api.Producer&lt;T&gt;</text:p>
      <text:p text:style-name="Standard">[WARNING] /home/mostafij/Desktop/Github/pulsar/pulsar-client-api/src/main/java/org/apache/pulsar/client/api/interceptor/ProducerInterceptor.java:[83,43] found raw type: org.apache.pulsar.client.api.Message</text:p>
      <text:p text:style-name="Standard"><text:s text:c="2"/>missing type arguments for generic class org.apache.pulsar.client.api.Message&lt;T&gt;</text:p>
      <text:p text:style-name="Standard">[WARNING] /home/mostafij/Desktop/Github/pulsar/pulsar-client-api/src/main/java/org/apache/pulsar/client/api/interceptor/ProducerInterceptor.java:[83,5] found raw type: org.apache.pulsar.client.api.Message</text:p>
      <text:p text:style-name="Standard"><text:s text:c="2"/>missing type arguments for generic class org.apache.pulsar.client.api.Message&lt;T&gt;</text:p>
      <text:p text:style-name="Standard">[WARNING] /home/mostafij/Desktop/Github/pulsar/pulsar-client-api/src/main/java/org/apache/pulsar/client/api/interceptor/ProducerInterceptor.java:[103,13] found raw type: org.apache.pulsar.client.api.Producer</text:p>
      <text:p text:style-name="Standard"><text:s text:c="2"/>missing type arguments for generic class org.apache.pulsar.client.api.Producer&lt;T&gt;</text:p>
      <text:p text:style-name="Standard">[WARNING] /home/mostafij/Desktop/Github/pulsar/pulsar-client-api/src/main/java/org/apache/pulsar/client/api/interceptor/ProducerInterceptor.java:[103,32] found raw type: org.apache.pulsar.client.api.Message</text:p>
      <text:p text:style-name="Standard"><text:s text:c="2"/>missing type arguments for generic class org.apache.pulsar.client.api.Message&lt;T&gt;</text:p>
      <text:p text:style-name="Standard">[WARNING] /home/mostafij/Desktop/Github/pulsar/pulsar-client-api/src/main/java/org/apache/pulsar/client/api/interceptor/ProducerInterceptorWrapper.java:[33,47] org.apache.pulsar.client.api.ProducerInterceptor in org.apache.pulsar.client.api has been deprecated</text:p>
      <text:p text:style-name="Standard">[WARNING] /home/mostafij/Desktop/Github/pulsar/pulsar-client-api/src/main/java/org/apache/pulsar/client/api/interceptor/ProducerInterceptorWrapper.java:[33,47] org.apache.pulsar.client.api.ProducerInterceptor in org.apache.pulsar.client.api has been deprecated</text:p>
      <text:p text:style-name="Standard">[WARNING] /home/mostafij/Desktop/Github/pulsar/pulsar-client-api/src/main/java/org/apache/pulsar/client/api/interceptor/ProducerInterceptorWrapper.java:[33,47] org.apache.pulsar.client.api.ProducerInterceptor in org.apache.pulsar.client.api has been deprecated</text:p>
      <text:p text:style-name="Standard">[WARNING] /home/mostafij/Desktop/Github/pulsar/pulsar-client-api/src/main/java/org/apache/pulsar/client/api/interceptor/ProducerInterceptorWrapper.java:[33,47] org.apache.pulsar.client.api.ProducerInterceptor in org.apache.pulsar.client.api has been deprecated</text:p>
      <text:p text:style-name="Standard">[WARNING] /home/mostafij/Desktop/Github/pulsar/pulsar-client-api/src/main/java/org/apache/pulsar/client/api/interceptor/ProducerInterceptorWrapper.java:[33,47] org.apache.pulsar.client.api.ProducerInterceptor in org.apache.pulsar.client.api has been deprecated</text:p>
      <text:p text:style-name="Standard">[WARNING] /home/mostafij/Desktop/Github/pulsar/pulsar-client-api/src/main/java/org/apache/pulsar/client/api/interceptor/ProducerInterceptorWrapper.java:[36,41] org.apache.pulsar.client.api.ProducerInterceptor in org.apache.pulsar.client.api has been deprecated</text:p>
      <text:p text:style-name="Standard">[WARNING] /home/mostafij/Desktop/Github/pulsar/pulsar-client-api/src/main/java/org/apache/pulsar/client/api/interceptor/ProducerInterceptorWrapper.java:[36,41] org.apache.pulsar.client.api.ProducerInterceptor in org.apache.pulsar.client.api has been deprecated</text:p>
      <text:p text:style-name="Standard">[WARNING] /home/mostafij/Desktop/Github/pulsar/pulsar-client-api/src/main/java/org/apache/pulsar/client/api/interceptor/ProducerInterceptorWrapper.java:[36,41] org.apache.pulsar.client.api.ProducerInterceptor in org.apache.pulsar.client.api has been deprecated</text:p>
      <text:p text:style-name="Standard"><text:soft-page-break/>[WARNING] /home/mostafij/Desktop/Github/pulsar/pulsar-client-api/src/main/java/org/apache/pulsar/client/api/interceptor/ProducerInterceptorWrapper.java:[36,41] org.apache.pulsar.client.api.ProducerInterceptor in org.apache.pulsar.client.api has been deprecated</text:p>
      <text:p text:style-name="Standard">[WARNING] /home/mostafij/Desktop/Github/pulsar/pulsar-client-api/src/main/java/org/apache/pulsar/client/api/interceptor/ProducerInterceptorWrapper.java:[36,41] org.apache.pulsar.client.api.ProducerInterceptor in org.apache.pulsar.client.api has been deprecated</text:p>
      <text:p text:style-name="Standard">[WARNING] /home/mostafij/Desktop/Github/pulsar/pulsar-client-api/src/main/java/org/apache/pulsar/client/api/interceptor/ProducerInterceptorWrapper.java:[46,29] found raw type: org.apache.pulsar.client.api.Message</text:p>
      <text:p text:style-name="Standard"><text:s text:c="2"/>missing type arguments for generic class org.apache.pulsar.client.api.Message&lt;T&gt;</text:p>
      <text:p text:style-name="Standard">[WARNING] /home/mostafij/Desktop/Github/pulsar/pulsar-client-api/src/main/java/org/apache/pulsar/client/api/interceptor/ProducerInterceptorWrapper.java:[51,31] found raw type: org.apache.pulsar.client.api.Producer</text:p>
      <text:p text:style-name="Standard"><text:s text:c="2"/>missing type arguments for generic class org.apache.pulsar.client.api.Producer&lt;T&gt;</text:p>
      <text:p text:style-name="Standard">[WARNING] /home/mostafij/Desktop/Github/pulsar/pulsar-client-api/src/main/java/org/apache/pulsar/client/api/interceptor/ProducerInterceptorWrapper.java:[51,50] found raw type: org.apache.pulsar.client.api.Message</text:p>
      <text:p text:style-name="Standard"><text:s text:c="2"/>missing type arguments for generic class org.apache.pulsar.client.api.Message&lt;T&gt;</text:p>
      <text:p text:style-name="Standard">[WARNING] /home/mostafij/Desktop/Github/pulsar/pulsar-client-api/src/main/java/org/apache/pulsar/client/api/interceptor/ProducerInterceptorWrapper.java:[51,12] found raw type: org.apache.pulsar.client.api.Message</text:p>
      <text:p text:style-name="Standard"><text:s text:c="2"/>missing type arguments for generic class org.apache.pulsar.client.api.Message&lt;T&gt;</text:p>
      <text:p text:style-name="Standard">[WARNING] /home/mostafij/Desktop/Github/pulsar/pulsar-client-api/src/main/java/org/apache/pulsar/client/api/interceptor/ProducerInterceptorWrapper.java:[52,43] unchecked method invocation: method beforeSend in interface org.apache.pulsar.client.api.ProducerInterceptor is applied to given types</text:p>
      <text:p text:style-name="Standard"><text:s text:c="2"/>required: org.apache.pulsar.client.api.Producer&lt;T&gt;,org.apache.pulsar.client.api.Message&lt;T&gt;</text:p>
      <text:p text:style-name="Standard"><text:s text:c="2"/>found: org.apache.pulsar.client.api.Producer,org.apache.pulsar.client.api.Message</text:p>
      <text:p text:style-name="Standard">[WARNING] /home/mostafij/Desktop/Github/pulsar/pulsar-client-api/src/main/java/org/apache/pulsar/client/api/interceptor/ProducerInterceptorWrapper.java:[52,44] unchecked conversion</text:p>
      <text:p text:style-name="Standard"><text:s text:c="2"/>required: org.apache.pulsar.client.api.Producer&lt;T&gt;</text:p>
      <text:p text:style-name="Standard"><text:s text:c="2"/>found: <text:s text:c="3"/>org.apache.pulsar.client.api.Producer</text:p>
      <text:p text:style-name="Standard">[WARNING] /home/mostafij/Desktop/Github/pulsar/pulsar-client-api/src/main/java/org/apache/pulsar/client/api/interceptor/ProducerInterceptorWrapper.java:[52,54] unchecked conversion</text:p>
      <text:p text:style-name="Standard"><text:s text:c="2"/>required: org.apache.pulsar.client.api.Message&lt;T&gt;</text:p>
      <text:p text:style-name="Standard"><text:s text:c="2"/>found: <text:s text:c="3"/>org.apache.pulsar.client.api.Message</text:p>
      <text:p text:style-name="Standard">[WARNING] /home/mostafij/Desktop/Github/pulsar/pulsar-client-api/src/main/java/org/apache/pulsar/client/api/interceptor/ProducerInterceptorWrapper.java:[56,39] found raw type: org.apache.pulsar.client.api.Producer</text:p>
      <text:p text:style-name="Standard"><text:s text:c="2"/>missing type arguments for generic class org.apache.pulsar.client.api.Producer&lt;T&gt;</text:p>
      <text:p text:style-name="Standard">[WARNING] /home/mostafij/Desktop/Github/pulsar/pulsar-client-api/src/main/java/org/apache/pulsar/client/api/interceptor/ProducerInterceptorWrapper.java:[56,58] found raw type: org.apache.pulsar.client.api.Message</text:p>
      <text:p text:style-name="Standard"><text:s text:c="2"/>missing type arguments for generic class org.apache.pulsar.client.api.Message&lt;T&gt;</text:p>
      <text:p text:style-name="Standard">[WARNING] /home/mostafij/Desktop/Github/pulsar/pulsar-client-api/src/main/java/org/apache/pulsar/client/api/interceptor/ProducerInterceptorWrapper.java:[58,47] unchecked method invocation: method onSendAcknowledgement in interface org.apache.pulsar.client.api.ProducerInterceptor is applied to given types</text:p>
      <text:p text:style-name="Standard"><text:soft-page-break/><text:s text:c="2"/>required: org.apache.pulsar.client.api.Producer&lt;T&gt;,org.apache.pulsar.client.api.Message&lt;T&gt;,org.apache.pulsar.client.api.MessageId,java.lang.Throwable</text:p>
      <text:p text:style-name="Standard"><text:s text:c="2"/>found: org.apache.pulsar.client.api.Producer,org.apache.pulsar.client.api.Message,org.apache.pulsar.client.api.MessageId,java.lang.Throwable</text:p>
      <text:p text:style-name="Standard">[WARNING] /home/mostafij/Desktop/Github/pulsar/pulsar-client-api/src/main/java/org/apache/pulsar/client/api/interceptor/ProducerInterceptorWrapper.java:[58,48] unchecked conversion</text:p>
      <text:p text:style-name="Standard"><text:s text:c="2"/>required: org.apache.pulsar.client.api.Producer&lt;T&gt;</text:p>
      <text:p text:style-name="Standard"><text:s text:c="2"/>found: <text:s text:c="3"/>org.apache.pulsar.client.api.Producer</text:p>
      <text:p text:style-name="Standard">[WARNING] /home/mostafij/Desktop/Github/pulsar/pulsar-client-api/src/main/java/org/apache/pulsar/client/api/interceptor/ProducerInterceptorWrapper.java:[58,58] unchecked conversion</text:p>
      <text:p text:style-name="Standard"><text:s text:c="2"/>required: org.apache.pulsar.client.api.Message&lt;T&gt;</text:p>
      <text:p text:style-name="Standard"><text:s text:c="2"/>found: <text:s text:c="3"/>org.apache.pulsar.client.api.Message</text:p>
      <text:p text:style-name="Standard">[INFO] </text:p>
      <text:p text:style-name="Standard">[INFO] --- maven-resources-plugin:3.1.0:testResources (default-testResources) @ pulsar-client-api ---</text:p>
      <text:p text:style-name="Standard">[INFO] Using 'UTF-8' encoding to copy filtered resources.</text:p>
      <text:p text:style-name="Standard">[INFO] skip non existing resourceDirectory /home/mostafij/Desktop/Github/pulsar/pulsar-client-api/src/test/resources</text:p>
      <text:p text:style-name="Standard">[INFO] Copying 3 resources</text:p>
      <text:p text:style-name="Standard">[INFO] </text:p>
      <text:p text:style-name="Standard">[INFO] --- maven-compiler-plugin:3.8.1:testCompile (default-testCompile) @ pulsar-client-api ---</text:p>
      <text:p text:style-name="Standard">[INFO] No sources to compile</text:p>
      <text:p text:style-name="Standard">[INFO] </text:p>
      <text:p text:style-name="Standard">[INFO] --- maven-surefire-plugin:3.0.0-M3:test (default-test) @ pulsar-client-api ---</text:p>
      <text:p text:style-name="Standard">[INFO] </text:p>
      <text:p text:style-name="Standard">[INFO] ------------------&lt; org.apache.pulsar:pulsar-common &gt;-------------------</text:p>
      <text:p text:style-name="Standard">[INFO] Building Pulsar Common 2.8.0-SNAPSHOT <text:s text:c="27"/>[5/127]</text:p>
      <text:p text:style-name="Standard">[INFO] --------------------------------[ jar ]---------------------------------</text:p>
      <text:p text:style-name="Standard">[INFO] </text:p>
      <text:p text:style-name="Standard">[INFO] --- maven-clean-plugin:3.1.0:clean (default-clean) @ pulsar-common ---</text:p>
      <text:p text:style-name="Standard">[INFO] Deleting /home/mostafij/Desktop/Github/pulsar/pulsar-common/target</text:p>
      <text:p text:style-name="Standard">[INFO] </text:p>
      <text:p text:style-name="Standard">[INFO] --- maven-enforcer-plugin:3.0.0-M3:enforce (enforce-maven-version) @ pulsar-common ---</text:p>
      <text:p text:style-name="Standard">[INFO] </text:p>
      <text:p text:style-name="Standard">[INFO] --- maven-enforcer-plugin:3.0.0-M3:enforce (enforce-maven) @ pulsar-common ---</text:p>
      <text:p text:style-name="Standard">[INFO] </text:p>
      <text:p text:style-name="Standard">[INFO] --- directory-maven-plugin:0.3.1:directory-of (directories) @ pulsar-common ---</text:p>
      <text:p text:style-name="Standard">[INFO] Directory of org.apache.pulsar:pulsar set to: /home/mostafij/Desktop/Github/pulsar</text:p>
      <text:p text:style-name="Standard">[INFO] </text:p>
      <text:p text:style-name="Standard">[INFO] --- git-commit-id-plugin:4.0.2:revision (git-info) @ pulsar-common ---</text:p>
      <text:p text:style-name="Standard">[INFO] </text:p>
      <text:p text:style-name="Standard">[INFO] --- lightproto-maven-plugin:0.4:generate (default) @ pulsar-common ---</text:p>
      <text:p text:style-name="Standard">[INFO] LightProto generated enum /home/mostafij/Desktop/Github/pulsar/pulsar-common/target/generated-sources/protobuf/java/org/apache/pulsar/common/api/proto/CompressionType.java</text:p>
      <text:p text:style-name="Standard">[INFO] LightProto generated enum /home/mostafij/Desktop/Github/pulsar/pulsar-common/target/generated-sources/protobuf/java/org/apache/pulsar/common/api/proto/ProducerAccessMode.java</text:p>
      <text:p text:style-name="Standard"><text:soft-page-break/>[INFO] LightProto generated enum /home/mostafij/Desktop/Github/pulsar/pulsar-common/target/generated-sources/protobuf/java/org/apache/pulsar/common/api/proto/ServerError.java</text:p>
      <text:p text:style-name="Standard">[INFO] LightProto generated enum /home/mostafij/Desktop/Github/pulsar/pulsar-common/target/generated-sources/protobuf/java/org/apache/pulsar/common/api/proto/AuthMethod.java</text:p>
      <text:p text:style-name="Standard">[INFO] LightProto generated enum /home/mostafij/Desktop/Github/pulsar/pulsar-common/target/generated-sources/protobuf/java/org/apache/pulsar/common/api/proto/ProtocolVersion.java</text:p>
      <text:p text:style-name="Standard">[INFO] LightProto generated enum /home/mostafij/Desktop/Github/pulsar/pulsar-common/target/generated-sources/protobuf/java/org/apache/pulsar/common/api/proto/KeySharedMode.java</text:p>
      <text:p text:style-name="Standard">[INFO] LightProto generated enum /home/mostafij/Desktop/Github/pulsar/pulsar-common/target/generated-sources/protobuf/java/org/apache/pulsar/common/api/proto/TxnAction.java</text:p>
      <text:p text:style-name="Standard">[INFO] LightProto generated class /home/mostafij/Desktop/Github/pulsar/pulsar-common/target/generated-sources/protobuf/java/org/apache/pulsar/common/api/proto/Schema.java</text:p>
      <text:p text:style-name="Standard">[INFO] LightProto generated class /home/mostafij/Desktop/Github/pulsar/pulsar-common/target/generated-sources/protobuf/java/org/apache/pulsar/common/api/proto/MessageIdData.java</text:p>
      <text:p text:style-name="Standard">[INFO] LightProto generated class /home/mostafij/Desktop/Github/pulsar/pulsar-common/target/generated-sources/protobuf/java/org/apache/pulsar/common/api/proto/KeyValue.java</text:p>
      <text:p text:style-name="Standard">[INFO] LightProto generated class /home/mostafij/Desktop/Github/pulsar/pulsar-common/target/generated-sources/protobuf/java/org/apache/pulsar/common/api/proto/KeyLongValue.java</text:p>
      <text:p text:style-name="Standard">[INFO] LightProto generated class /home/mostafij/Desktop/Github/pulsar/pulsar-common/target/generated-sources/protobuf/java/org/apache/pulsar/common/api/proto/IntRange.java</text:p>
      <text:p text:style-name="Standard">[INFO] LightProto generated class /home/mostafij/Desktop/Github/pulsar/pulsar-common/target/generated-sources/protobuf/java/org/apache/pulsar/common/api/proto/EncryptionKeys.java</text:p>
      <text:p text:style-name="Standard">[INFO] LightProto generated class /home/mostafij/Desktop/Github/pulsar/pulsar-common/target/generated-sources/protobuf/java/org/apache/pulsar/common/api/proto/MessageMetadata.java</text:p>
      <text:p text:style-name="Standard">[INFO] LightProto generated class /home/mostafij/Desktop/Github/pulsar/pulsar-common/target/generated-sources/protobuf/java/org/apache/pulsar/common/api/proto/SingleMessageMetadata.java</text:p>
      <text:p text:style-name="Standard">[INFO] LightProto generated class /home/mostafij/Desktop/Github/pulsar/pulsar-common/target/generated-sources/protobuf/java/org/apache/pulsar/common/api/proto/BrokerEntryMetadata.java</text:p>
      <text:p text:style-name="Standard">[INFO] LightProto generated class /home/mostafij/Desktop/Github/pulsar/pulsar-common/target/generated-sources/protobuf/java/org/apache/pulsar/common/api/proto/CommandConnect.java</text:p>
      <text:p text:style-name="Standard">[INFO] LightProto generated class /home/mostafij/Desktop/Github/pulsar/pulsar-common/target/generated-sources/protobuf/java/org/apache/pulsar/common/api/proto/FeatureFlags.java</text:p>
      <text:p text:style-name="Standard"><text:soft-page-break/>[INFO] LightProto generated class /home/mostafij/Desktop/Github/pulsar/pulsar-common/target/generated-sources/protobuf/java/org/apache/pulsar/common/api/proto/CommandConnected.java</text:p>
      <text:p text:style-name="Standard">[INFO] LightProto generated class /home/mostafij/Desktop/Github/pulsar/pulsar-common/target/generated-sources/protobuf/java/org/apache/pulsar/common/api/proto/CommandAuthResponse.java</text:p>
      <text:p text:style-name="Standard">[INFO] LightProto generated class /home/mostafij/Desktop/Github/pulsar/pulsar-common/target/generated-sources/protobuf/java/org/apache/pulsar/common/api/proto/CommandAuthChallenge.java</text:p>
      <text:p text:style-name="Standard">[INFO] LightProto generated class /home/mostafij/Desktop/Github/pulsar/pulsar-common/target/generated-sources/protobuf/java/org/apache/pulsar/common/api/proto/AuthData.java</text:p>
      <text:p text:style-name="Standard">[INFO] LightProto generated class /home/mostafij/Desktop/Github/pulsar/pulsar-common/target/generated-sources/protobuf/java/org/apache/pulsar/common/api/proto/KeySharedMeta.java</text:p>
      <text:p text:style-name="Standard">[INFO] LightProto generated class /home/mostafij/Desktop/Github/pulsar/pulsar-common/target/generated-sources/protobuf/java/org/apache/pulsar/common/api/proto/CommandSubscribe.java</text:p>
      <text:p text:style-name="Standard">[INFO] LightProto generated class /home/mostafij/Desktop/Github/pulsar/pulsar-common/target/generated-sources/protobuf/java/org/apache/pulsar/common/api/proto/CommandPartitionedTopicMetadata.java</text:p>
      <text:p text:style-name="Standard">[INFO] LightProto generated class /home/mostafij/Desktop/Github/pulsar/pulsar-common/target/generated-sources/protobuf/java/org/apache/pulsar/common/api/proto/CommandPartitionedTopicMetadataResponse.java</text:p>
      <text:p text:style-name="Standard">[INFO] LightProto generated class /home/mostafij/Desktop/Github/pulsar/pulsar-common/target/generated-sources/protobuf/java/org/apache/pulsar/common/api/proto/CommandLookupTopic.java</text:p>
      <text:p text:style-name="Standard">[INFO] LightProto generated class /home/mostafij/Desktop/Github/pulsar/pulsar-common/target/generated-sources/protobuf/java/org/apache/pulsar/common/api/proto/CommandLookupTopicResponse.java</text:p>
      <text:p text:style-name="Standard">[INFO] LightProto generated class /home/mostafij/Desktop/Github/pulsar/pulsar-common/target/generated-sources/protobuf/java/org/apache/pulsar/common/api/proto/CommandProducer.java</text:p>
      <text:p text:style-name="Standard">[INFO] LightProto generated class /home/mostafij/Desktop/Github/pulsar/pulsar-common/target/generated-sources/protobuf/java/org/apache/pulsar/common/api/proto/CommandSend.java</text:p>
      <text:p text:style-name="Standard">[INFO] LightProto generated class /home/mostafij/Desktop/Github/pulsar/pulsar-common/target/generated-sources/protobuf/java/org/apache/pulsar/common/api/proto/CommandSendReceipt.java</text:p>
      <text:p text:style-name="Standard">[INFO] LightProto generated class /home/mostafij/Desktop/Github/pulsar/pulsar-common/target/generated-sources/protobuf/java/org/apache/pulsar/common/api/proto/CommandSendError.java</text:p>
      <text:p text:style-name="Standard">[INFO] LightProto generated class /home/mostafij/Desktop/Github/pulsar/pulsar-common/target/generated-sources/protobuf/java/org/apache/pulsar/common/api/proto/CommandMessage.java</text:p>
      <text:p text:style-name="Standard">[INFO] LightProto generated class /home/mostafij/Desktop/Github/pulsar/pulsar-common/target/generated-sources/protobuf/java/org/apache/pulsar/common/api/proto/CommandAck.java</text:p>
      <text:p text:style-name="Standard"><text:soft-page-break/>[INFO] LightProto generated class /home/mostafij/Desktop/Github/pulsar/pulsar-common/target/generated-sources/protobuf/java/org/apache/pulsar/common/api/proto/CommandAckResponse.java</text:p>
      <text:p text:style-name="Standard">[INFO] LightProto generated class /home/mostafij/Desktop/Github/pulsar/pulsar-common/target/generated-sources/protobuf/java/org/apache/pulsar/common/api/proto/CommandActiveConsumerChange.java</text:p>
      <text:p text:style-name="Standard">[INFO] LightProto generated class /home/mostafij/Desktop/Github/pulsar/pulsar-common/target/generated-sources/protobuf/java/org/apache/pulsar/common/api/proto/CommandFlow.java</text:p>
      <text:p text:style-name="Standard">[INFO] LightProto generated class /home/mostafij/Desktop/Github/pulsar/pulsar-common/target/generated-sources/protobuf/java/org/apache/pulsar/common/api/proto/CommandUnsubscribe.java</text:p>
      <text:p text:style-name="Standard">[INFO] LightProto generated class /home/mostafij/Desktop/Github/pulsar/pulsar-common/target/generated-sources/protobuf/java/org/apache/pulsar/common/api/proto/CommandSeek.java</text:p>
      <text:p text:style-name="Standard">[INFO] LightProto generated class /home/mostafij/Desktop/Github/pulsar/pulsar-common/target/generated-sources/protobuf/java/org/apache/pulsar/common/api/proto/CommandReachedEndOfTopic.java</text:p>
      <text:p text:style-name="Standard">[INFO] LightProto generated class /home/mostafij/Desktop/Github/pulsar/pulsar-common/target/generated-sources/protobuf/java/org/apache/pulsar/common/api/proto/CommandCloseProducer.java</text:p>
      <text:p text:style-name="Standard">[INFO] LightProto generated class /home/mostafij/Desktop/Github/pulsar/pulsar-common/target/generated-sources/protobuf/java/org/apache/pulsar/common/api/proto/CommandCloseConsumer.java</text:p>
      <text:p text:style-name="Standard">[INFO] LightProto generated class /home/mostafij/Desktop/Github/pulsar/pulsar-common/target/generated-sources/protobuf/java/org/apache/pulsar/common/api/proto/CommandRedeliverUnacknowledgedMessages.java</text:p>
      <text:p text:style-name="Standard">[INFO] LightProto generated class /home/mostafij/Desktop/Github/pulsar/pulsar-common/target/generated-sources/protobuf/java/org/apache/pulsar/common/api/proto/CommandSuccess.java</text:p>
      <text:p text:style-name="Standard">[INFO] LightProto generated class /home/mostafij/Desktop/Github/pulsar/pulsar-common/target/generated-sources/protobuf/java/org/apache/pulsar/common/api/proto/CommandProducerSuccess.java</text:p>
      <text:p text:style-name="Standard">[INFO] LightProto generated class /home/mostafij/Desktop/Github/pulsar/pulsar-common/target/generated-sources/protobuf/java/org/apache/pulsar/common/api/proto/CommandError.java</text:p>
      <text:p text:style-name="Standard">[INFO] LightProto generated class /home/mostafij/Desktop/Github/pulsar/pulsar-common/target/generated-sources/protobuf/java/org/apache/pulsar/common/api/proto/CommandPing.java</text:p>
      <text:p text:style-name="Standard">[INFO] LightProto generated class /home/mostafij/Desktop/Github/pulsar/pulsar-common/target/generated-sources/protobuf/java/org/apache/pulsar/common/api/proto/CommandPong.java</text:p>
      <text:p text:style-name="Standard">[INFO] LightProto generated class /home/mostafij/Desktop/Github/pulsar/pulsar-common/target/generated-sources/protobuf/java/org/apache/pulsar/common/api/proto/CommandConsumerStats.java</text:p>
      <text:p text:style-name="Standard">[INFO] LightProto generated class /home/mostafij/Desktop/Github/pulsar/pulsar-common/target/generated-sources/protobuf/java/org/apache/pulsar/common/api/proto/CommandConsumerStatsResponse.java</text:p>
      <text:p text:style-name="Standard"><text:soft-page-break/>[INFO] LightProto generated class /home/mostafij/Desktop/Github/pulsar/pulsar-common/target/generated-sources/protobuf/java/org/apache/pulsar/common/api/proto/CommandGetLastMessageId.java</text:p>
      <text:p text:style-name="Standard">[INFO] LightProto generated class /home/mostafij/Desktop/Github/pulsar/pulsar-common/target/generated-sources/protobuf/java/org/apache/pulsar/common/api/proto/CommandGetLastMessageIdResponse.java</text:p>
      <text:p text:style-name="Standard">[INFO] LightProto generated class /home/mostafij/Desktop/Github/pulsar/pulsar-common/target/generated-sources/protobuf/java/org/apache/pulsar/common/api/proto/CommandGetTopicsOfNamespace.java</text:p>
      <text:p text:style-name="Standard">[INFO] LightProto generated class /home/mostafij/Desktop/Github/pulsar/pulsar-common/target/generated-sources/protobuf/java/org/apache/pulsar/common/api/proto/CommandGetTopicsOfNamespaceResponse.java</text:p>
      <text:p text:style-name="Standard">[INFO] LightProto generated class /home/mostafij/Desktop/Github/pulsar/pulsar-common/target/generated-sources/protobuf/java/org/apache/pulsar/common/api/proto/CommandGetSchema.java</text:p>
      <text:p text:style-name="Standard">[INFO] LightProto generated class /home/mostafij/Desktop/Github/pulsar/pulsar-common/target/generated-sources/protobuf/java/org/apache/pulsar/common/api/proto/CommandGetSchemaResponse.java</text:p>
      <text:p text:style-name="Standard">[INFO] LightProto generated class /home/mostafij/Desktop/Github/pulsar/pulsar-common/target/generated-sources/protobuf/java/org/apache/pulsar/common/api/proto/CommandGetOrCreateSchema.java</text:p>
      <text:p text:style-name="Standard">[INFO] LightProto generated class /home/mostafij/Desktop/Github/pulsar/pulsar-common/target/generated-sources/protobuf/java/org/apache/pulsar/common/api/proto/CommandGetOrCreateSchemaResponse.java</text:p>
      <text:p text:style-name="Standard">[INFO] LightProto generated class /home/mostafij/Desktop/Github/pulsar/pulsar-common/target/generated-sources/protobuf/java/org/apache/pulsar/common/api/proto/CommandNewTxn.java</text:p>
      <text:p text:style-name="Standard">[INFO] LightProto generated class /home/mostafij/Desktop/Github/pulsar/pulsar-common/target/generated-sources/protobuf/java/org/apache/pulsar/common/api/proto/CommandNewTxnResponse.java</text:p>
      <text:p text:style-name="Standard">[INFO] LightProto generated class /home/mostafij/Desktop/Github/pulsar/pulsar-common/target/generated-sources/protobuf/java/org/apache/pulsar/common/api/proto/CommandAddPartitionToTxn.java</text:p>
      <text:p text:style-name="Standard">[INFO] LightProto generated class /home/mostafij/Desktop/Github/pulsar/pulsar-common/target/generated-sources/protobuf/java/org/apache/pulsar/common/api/proto/CommandAddPartitionToTxnResponse.java</text:p>
      <text:p text:style-name="Standard">[INFO] LightProto generated class /home/mostafij/Desktop/Github/pulsar/pulsar-common/target/generated-sources/protobuf/java/org/apache/pulsar/common/api/proto/Subscription.java</text:p>
      <text:p text:style-name="Standard">[INFO] LightProto generated class /home/mostafij/Desktop/Github/pulsar/pulsar-common/target/generated-sources/protobuf/java/org/apache/pulsar/common/api/proto/CommandAddSubscriptionToTxn.java</text:p>
      <text:p text:style-name="Standard">[INFO] LightProto generated class /home/mostafij/Desktop/Github/pulsar/pulsar-common/target/generated-sources/protobuf/java/org/apache/pulsar/common/api/proto/CommandAddSubscriptionToTxnResponse.java</text:p>
      <text:p text:style-name="Standard">[INFO] LightProto generated class /home/mostafij/Desktop/Github/pulsar/pulsar-common/target/generated-sources/protobuf/java/org/apache/pulsar/common/api/proto/CommandEndTxn.java</text:p>
      <text:p text:style-name="Standard"><text:soft-page-break/>[INFO] LightProto generated class /home/mostafij/Desktop/Github/pulsar/pulsar-common/target/generated-sources/protobuf/java/org/apache/pulsar/common/api/proto/CommandEndTxnResponse.java</text:p>
      <text:p text:style-name="Standard">[INFO] LightProto generated class /home/mostafij/Desktop/Github/pulsar/pulsar-common/target/generated-sources/protobuf/java/org/apache/pulsar/common/api/proto/CommandEndTxnOnPartition.java</text:p>
      <text:p text:style-name="Standard">[INFO] LightProto generated class /home/mostafij/Desktop/Github/pulsar/pulsar-common/target/generated-sources/protobuf/java/org/apache/pulsar/common/api/proto/CommandEndTxnOnPartitionResponse.java</text:p>
      <text:p text:style-name="Standard">[INFO] LightProto generated class /home/mostafij/Desktop/Github/pulsar/pulsar-common/target/generated-sources/protobuf/java/org/apache/pulsar/common/api/proto/CommandEndTxnOnSubscription.java</text:p>
      <text:p text:style-name="Standard">[INFO] LightProto generated class /home/mostafij/Desktop/Github/pulsar/pulsar-common/target/generated-sources/protobuf/java/org/apache/pulsar/common/api/proto/CommandEndTxnOnSubscriptionResponse.java</text:p>
      <text:p text:style-name="Standard">[INFO] LightProto generated class /home/mostafij/Desktop/Github/pulsar/pulsar-common/target/generated-sources/protobuf/java/org/apache/pulsar/common/api/proto/BaseCommand.java</text:p>
      <text:p text:style-name="Standard">[INFO] LightProto generated enum /home/mostafij/Desktop/Github/pulsar/pulsar-common/target/generated-sources/protobuf/java/org/apache/pulsar/common/api/proto/MarkerType.java</text:p>
      <text:p text:style-name="Standard">[INFO] LightProto generated class /home/mostafij/Desktop/Github/pulsar/pulsar-common/target/generated-sources/protobuf/java/org/apache/pulsar/common/api/proto/ReplicatedSubscriptionsSnapshotRequest.java</text:p>
      <text:p text:style-name="Standard">[INFO] LightProto generated class /home/mostafij/Desktop/Github/pulsar/pulsar-common/target/generated-sources/protobuf/java/org/apache/pulsar/common/api/proto/ReplicatedSubscriptionsSnapshotResponse.java</text:p>
      <text:p text:style-name="Standard">[INFO] LightProto generated class /home/mostafij/Desktop/Github/pulsar/pulsar-common/target/generated-sources/protobuf/java/org/apache/pulsar/common/api/proto/ReplicatedSubscriptionsSnapshot.java</text:p>
      <text:p text:style-name="Standard">[INFO] LightProto generated class /home/mostafij/Desktop/Github/pulsar/pulsar-common/target/generated-sources/protobuf/java/org/apache/pulsar/common/api/proto/ReplicatedSubscriptionsUpdate.java</text:p>
      <text:p text:style-name="Standard">[INFO] LightProto generated class /home/mostafij/Desktop/Github/pulsar/pulsar-common/target/generated-sources/protobuf/java/org/apache/pulsar/common/api/proto/ClusterMessageId.java</text:p>
      <text:p text:style-name="Standard">[INFO] LightProto generated class /home/mostafij/Desktop/Github/pulsar/pulsar-common/target/generated-sources/protobuf/java/org/apache/pulsar/common/api/proto/MarkersMessageIdData.java</text:p>
      <text:p text:style-name="Standard">[INFO] LightProto generated class /home/mostafij/Desktop/Github/pulsar/pulsar-common/target/generated-test-sources/protobuf/java/org/apache/pulsar/common/api/proto/test/TestMessageIdData.java</text:p>
      <text:p text:style-name="Standard">[INFO] </text:p>
      <text:p text:style-name="Standard">[INFO] --- templating-maven-plugin:1.0.0:filter-sources (filtering-java-templates) @ pulsar-common ---</text:p>
      <text:p text:style-name="Standard">[INFO] Coping files with filtering to temporary directory.</text:p>
      <text:p text:style-name="Standard">[INFO] Using 'UTF-8' encoding to copy filtered resources.</text:p>
      <text:p text:style-name="Standard">[INFO] Copying 1 resource</text:p>
      <text:p text:style-name="Standard"><text:soft-page-break/>[INFO] Copied 1 files to output directory: /home/mostafij/Desktop/Github/pulsar/pulsar-common/target/generated-sources/java-templates</text:p>
      <text:p text:style-name="Standard">[INFO] Source directory: /home/mostafij/Desktop/Github/pulsar/pulsar-common/target/generated-sources/java-templates added.</text:p>
      <text:p text:style-name="Standard">[INFO] </text:p>
      <text:p text:style-name="Standard">[INFO] --- maven-remote-resources-plugin:1.7.0:process (process-resource-bundles) @ pulsar-common ---</text:p>
      <text:p text:style-name="Standard">[INFO] Preparing remote bundle org.apache:apache-jar-resource-bundle:1.4</text:p>
      <text:p text:style-name="Standard">[INFO] Copying 3 resources from 1 bundle.</text:p>
      <text:p text:style-name="Standard">[INFO] </text:p>
      <text:p text:style-name="Standard">[INFO] --- maven-resources-plugin:3.1.0:resources (default-resources) @ pulsar-common ---</text:p>
      <text:p text:style-name="Standard">[INFO] Using 'UTF-8' encoding to copy filtered resources.</text:p>
      <text:p text:style-name="Standard">[INFO] Copying 1 resource</text:p>
      <text:p text:style-name="Standard">[INFO] Copying 3 resources</text:p>
      <text:p text:style-name="Standard">[INFO] </text:p>
      <text:p text:style-name="Standard">[INFO] --- maven-compiler-plugin:3.8.1:compile (default-compile) @ pulsar-common ---</text:p>
      <text:p text:style-name="Standard">[INFO] Compiling 353 source files to /home/mostafij/Desktop/Github/pulsar/pulsar-common/target/classes</text:p>
      <text:p text:style-name="Standard">[WARNING] /home/mostafij/Desktop/Github/pulsar/pulsar-common/src/main/java/org/apache/pulsar/common/policies/data/TopicPolicies.java:[46,39] @Builder will ignore the initializing expression entirely. If you want the initializing expression to serve as default, add @Builder.Default. If it is not supposed to be settable during building, make the field final.</text:p>
      <text:p text:style-name="Standard">[WARNING] /home/mostafij/Desktop/Github/pulsar/pulsar-common/src/main/java/org/apache/pulsar/common/policies/data/TopicPolicies.java:[47,33] @Builder will ignore the initializing expression entirely. If you want the initializing expression to serve as default, add @Builder.Default. If it is not supposed to be settable during building, make the field final.</text:p>
      <text:p text:style-name="Standard">[WARNING] /home/mostafij/Desktop/Github/pulsar/pulsar-common/src/main/java/org/apache/pulsar/common/policies/data/TopicPolicies.java:[48,31] @Builder will ignore the initializing expression entirely. If you want the initializing expression to serve as default, add @Builder.Default. If it is not supposed to be settable during building, make the field final.</text:p>
      <text:p text:style-name="Standard">[WARNING] /home/mostafij/Desktop/Github/pulsar/pulsar-common/src/main/java/org/apache/pulsar/common/policies/data/TopicPolicies.java:[49,21] @Builder will ignore the initializing expression entirely. If you want the initializing expression to serve as default, add @Builder.Default. If it is not supposed to be settable during building, make the field final.</text:p>
      <text:p text:style-name="Standard">[WARNING] /home/mostafij/Desktop/Github/pulsar/pulsar-common/src/main/java/org/apache/pulsar/common/policies/data/TopicPolicies.java:[50,21] @Builder will ignore the initializing expression entirely. If you want the initializing expression to serve as default, add @Builder.Default. If it is not supposed to be settable during building, make the field final.</text:p>
      <text:p text:style-name="Standard">[WARNING] /home/mostafij/Desktop/Github/pulsar/pulsar-common/src/main/java/org/apache/pulsar/common/policies/data/TopicPolicies.java:[51,21] @Builder will ignore the initializing expression entirely. If you want the initializing expression to serve as default, add @Builder.Default. If it is not supposed to be settable during building, make the field final.</text:p>
      <text:p text:style-name="Standard">[WARNING] /home/mostafij/Desktop/Github/pulsar/pulsar-common/src/main/java/org/apache/pulsar/common/policies/data/TopicPolicies.java:[52,21] @Builder will ignore the initializing expression entirely. If you want the initializing expression to serve as default, add @Builder.Default. If it is not supposed to be settable during building, make the field final.</text:p>
      <text:p text:style-name="Standard">[WARNING] /home/mostafij/Desktop/Github/pulsar/pulsar-common/src/main/java/org/apache/pulsar/common/policies/data/TopicPolicies.java:[53,21] @Builder will ignore the initializing expression <text:soft-page-break/>entirely. If you want the initializing expression to serve as default, add @Builder.Default. If it is not supposed to be settable during building, make the field final.</text:p>
      <text:p text:style-name="Standard">[WARNING] /home/mostafij/Desktop/Github/pulsar/pulsar-common/src/main/java/org/apache/pulsar/common/policies/data/TopicPolicies.java:[54,21] @Builder will ignore the initializing expression entirely. If you want the initializing expression to serve as default, add @Builder.Default. If it is not supposed to be settable during building, make the field final.</text:p>
      <text:p text:style-name="Standard">[WARNING] /home/mostafij/Desktop/Github/pulsar/pulsar-common/src/main/java/org/apache/pulsar/common/policies/data/TopicPolicies.java:[55,21] @Builder will ignore the initializing expression entirely. If you want the initializing expression to serve as default, add @Builder.Default. If it is not supposed to be settable during building, make the field final.</text:p>
      <text:p text:style-name="Standard">[WARNING] /home/mostafij/Desktop/Github/pulsar/pulsar-common/src/main/java/org/apache/pulsar/common/policies/data/TopicPolicies.java:[56,18] @Builder will ignore the initializing expression entirely. If you want the initializing expression to serve as default, add @Builder.Default. If it is not supposed to be settable during building, make the field final.</text:p>
      <text:p text:style-name="Standard">[WARNING] /home/mostafij/Desktop/Github/pulsar/pulsar-common/src/main/java/org/apache/pulsar/common/policies/data/TopicPolicies.java:[57,21] @Builder will ignore the initializing expression entirely. If you want the initializing expression to serve as default, add @Builder.Default. If it is not supposed to be settable during building, make the field final.</text:p>
      <text:p text:style-name="Standard">[WARNING] /home/mostafij/Desktop/Github/pulsar/pulsar-common/src/main/java/org/apache/pulsar/common/policies/data/TopicPolicies.java:[59,35] @Builder will ignore the initializing expression entirely. If you want the initializing expression to serve as default, add @Builder.Default. If it is not supposed to be settable during building, make the field final.</text:p>
      <text:p text:style-name="Standard">[WARNING] /home/mostafij/Desktop/Github/pulsar/pulsar-common/src/main/java/org/apache/pulsar/common/policies/data/TopicPolicies.java:[60,26] @Builder will ignore the initializing expression entirely. If you want the initializing expression to serve as default, add @Builder.Default. If it is not supposed to be settable during building, make the field final.</text:p>
      <text:p text:style-name="Standard">[WARNING] /home/mostafij/Desktop/Github/pulsar/pulsar-common/src/main/java/org/apache/pulsar/common/policies/data/TopicPolicies.java:[61,26] @Builder will ignore the initializing expression entirely. If you want the initializing expression to serve as default, add @Builder.Default. If it is not supposed to be settable during building, make the field final.</text:p>
      <text:p text:style-name="Standard">[WARNING] /home/mostafij/Desktop/Github/pulsar/pulsar-common/src/main/java/org/apache/pulsar/common/policies/data/TopicPolicies.java:[62,18] @Builder will ignore the initializing expression entirely. If you want the initializing expression to serve as default, add @Builder.Default. If it is not supposed to be settable during building, make the field final.</text:p>
      <text:p text:style-name="Standard">[WARNING] /home/mostafij/Desktop/Github/pulsar/pulsar-common/src/main/java/org/apache/pulsar/common/policies/data/TopicPolicies.java:[63,25] @Builder will ignore the initializing expression entirely. If you want the initializing expression to serve as default, add @Builder.Default. If it is not supposed to be settable during building, make the field final.</text:p>
      <text:p text:style-name="Standard">[WARNING] /home/mostafij/Desktop/Github/pulsar/pulsar-common/src/main/java/org/apache/pulsar/common/policies/data/TopicPolicies.java:[64,27] @Builder will ignore the initializing expression entirely. If you want the initializing expression to serve as default, add @Builder.Default. If it is not supposed to be settable during building, make the field final.</text:p>
      <text:p text:style-name="Standard">[WARNING] /home/mostafij/Desktop/Github/pulsar/pulsar-common/src/main/java/org/apache/pulsar/common/policies/data/TopicPolicies.java:[65,21] @Builder will ignore the initializing expression entirely. If you want the initializing expression to serve as default, add @Builder.Default. If it is not supposed to be settable during building, make the field final.</text:p>
      <text:p text:style-name="Standard">[WARNING] /home/mostafij/Desktop/Github/pulsar/pulsar-common/src/main/java/org/apache/pulsar/common/policies/data/TopicPolicies.java:[66,21] @Builder will ignore the initializing expression <text:soft-page-break/>entirely. If you want the initializing expression to serve as default, add @Builder.Default. If it is not supposed to be settable during building, make the field final.</text:p>
      <text:p text:style-name="Standard">[WARNING] /home/mostafij/Desktop/Github/pulsar/pulsar-common/src/main/java/org/apache/pulsar/common/policies/data/TopicPolicies.java:[67,21] @Builder will ignore the initializing expression entirely. If you want the initializing expression to serve as default, add @Builder.Default. If it is not supposed to be settable during building, make the field final.</text:p>
      <text:p text:style-name="Standard">[WARNING] /home/mostafij/Desktop/Github/pulsar/pulsar-common/src/main/java/org/apache/pulsar/common/policies/data/TopicPolicies.java:[68,26] @Builder will ignore the initializing expression entirely. If you want the initializing expression to serve as default, add @Builder.Default. If it is not supposed to be settable during building, make the field final.</text:p>
      <text:p text:style-name="Standard">[WARNING] /home/mostafij/Desktop/Github/pulsar/pulsar-common/src/main/java/org/apache/pulsar/common/policies/data/TopicPolicies.java:[69,27] @Builder will ignore the initializing expression entirely. If you want the initializing expression to serve as default, add @Builder.Default. If it is not supposed to be settable during building, make the field final.</text:p>
      <text:p text:style-name="Standard">[WARNING] /home/mostafij/Desktop/Github/pulsar/pulsar-common/src/main/java/org/apache/pulsar/common/functions/Resources.java:[38,20] @Builder will ignore the initializing expression entirely. If you want the initializing expression to serve as default, add @Builder.Default. If it is not supposed to be settable during building, make the field final.</text:p>
      <text:p text:style-name="Standard">[WARNING] /home/mostafij/Desktop/Github/pulsar/pulsar-common/src/main/java/org/apache/pulsar/common/functions/Resources.java:[40,18] @Builder will ignore the initializing expression entirely. If you want the initializing expression to serve as default, add @Builder.Default. If it is not supposed to be settable during building, make the field final.</text:p>
      <text:p text:style-name="Standard">[WARNING] /home/mostafij/Desktop/Github/pulsar/pulsar-common/src/main/java/org/apache/pulsar/common/functions/Resources.java:[42,18] @Builder will ignore the initializing expression entirely. If you want the initializing expression to serve as default, add @Builder.Default. If it is not supposed to be settable during building, make the field final.</text:p>
      <text:p text:style-name="Standard">[WARNING] /home/mostafij/Desktop/Github/pulsar/pulsar-common/src/main/java/org/apache/pulsar/common/util/collections/ConcurrentOpenHashSet.java:[69,44] found raw type: org.apache.pulsar.common.util.collections.ConcurrentOpenHashSet.Section</text:p>
      <text:p text:style-name="Standard"><text:s text:c="2"/>missing type arguments for generic class org.apache.pulsar.common.util.collections.ConcurrentOpenHashSet.Section&lt;V&gt;</text:p>
      <text:p text:style-name="Standard">[WARNING] /home/mostafij/Desktop/Github/pulsar/pulsar-common/src/main/java/org/apache/pulsar/common/util/collections/ConcurrentOpenHashSet.java:[180,56] found raw type: org.apache.pulsar.common.util.collections.ConcurrentOpenHashSet.Section</text:p>
      <text:p text:style-name="Standard"><text:s text:c="2"/>missing type arguments for generic class org.apache.pulsar.common.util.collections.ConcurrentOpenHashSet.Section&lt;V&gt;</text:p>
      <text:p text:style-name="Standard">[WARNING] /home/mostafij/Desktop/Github/pulsar/pulsar-common/src/main/java/org/apache/pulsar/common/compression/CompressionCodecZstd.java:[59,25] redundant cast to int</text:p>
      <text:p text:style-name="Standard">[WARNING] /home/mostafij/Desktop/Github/pulsar/pulsar-common/src/main/java/org/apache/pulsar/common/policies/data/EnsemblePlacementPolicyConfig.java:[31,19] found raw type: java.lang.Class</text:p>
      <text:p text:style-name="Standard"><text:s text:c="2"/>missing type arguments for generic class java.lang.Class&lt;T&gt;</text:p>
      <text:p text:style-name="Standard">[WARNING] /home/mostafij/Desktop/Github/pulsar/pulsar-common/src/main/java/org/apache/pulsar/common/policies/data/EnsemblePlacementPolicyConfig.java:[40,42] found raw type: java.lang.Class</text:p>
      <text:p text:style-name="Standard"><text:s text:c="2"/>missing type arguments for generic class java.lang.Class&lt;T&gt;</text:p>
      <text:p text:style-name="Standard">[WARNING] /home/mostafij/Desktop/Github/pulsar/pulsar-common/src/main/java/org/apache/pulsar/common/policies/data/EnsemblePlacementPolicyConfig.java:[46,12] found raw type: java.lang.Class</text:p>
      <text:p text:style-name="Standard"><text:s text:c="2"/>missing type arguments for generic class java.lang.Class&lt;T&gt;</text:p>
      <text:p text:style-name="Standard"><text:soft-page-break/>[WARNING] /home/mostafij/Desktop/Github/pulsar/pulsar-common/src/main/java/org/apache/pulsar/common/util/FieldParser.java:[187,51] unchecked method invocation: method convert in class org.apache.pulsar.common.util.FieldParser is applied to given types</text:p>
      <text:p text:style-name="Standard"><text:s text:c="2"/>required: java.lang.Object,java.lang.Class&lt;T&gt;</text:p>
      <text:p text:style-name="Standard"><text:s text:c="2"/>found: java.lang.String,java.lang.Class</text:p>
      <text:p text:style-name="Standard">[WARNING] /home/mostafij/Desktop/Github/pulsar/pulsar-common/src/main/java/org/apache/pulsar/common/util/FieldParser.java:[187,62] unchecked conversion</text:p>
      <text:p text:style-name="Standard"><text:s text:c="2"/>required: java.lang.Class&lt;T&gt;</text:p>
      <text:p text:style-name="Standard"><text:s text:c="2"/>found: <text:s text:c="3"/>java.lang.Class</text:p>
      <text:p text:style-name="Standard">[WARNING] /home/mostafij/Desktop/Github/pulsar/pulsar-common/src/main/java/org/apache/pulsar/common/util/collections/ConcurrentLongHashMap.java:[70,44] found raw type: org.apache.pulsar.common.util.collections.ConcurrentLongHashMap.Section</text:p>
      <text:p text:style-name="Standard"><text:s text:c="2"/>missing type arguments for generic class org.apache.pulsar.common.util.collections.ConcurrentLongHashMap.Section&lt;V&gt;</text:p>
      <text:p text:style-name="Standard">[WARNING] /home/mostafij/Desktop/Github/pulsar/pulsar-common/src/main/java/org/apache/pulsar/common/util/collections/ConcurrentLongHashMap.java:[198,56] found raw type: org.apache.pulsar.common.util.collections.ConcurrentLongHashMap.Section</text:p>
      <text:p text:style-name="Standard"><text:s text:c="2"/>missing type arguments for generic class org.apache.pulsar.common.util.collections.ConcurrentLongHashMap.Section&lt;V&gt;</text:p>
      <text:p text:style-name="Standard">[WARNING] /home/mostafij/Desktop/Github/pulsar/pulsar-common/src/main/java/org/apache/pulsar/common/util/SecurityUtility.java:[149,33] found raw type: java.lang.Class</text:p>
      <text:p text:style-name="Standard"><text:s text:c="2"/>missing type arguments for generic class java.lang.Class&lt;T&gt;</text:p>
      <text:p text:style-name="Standard">[WARNING] /home/mostafij/Desktop/Github/pulsar/pulsar-common/src/main/java/org/apache/pulsar/common/util/SecurityUtility.java:[153,41] found raw type: java.lang.Class</text:p>
      <text:p text:style-name="Standard"><text:s text:c="2"/>missing type arguments for generic class java.lang.Class&lt;T&gt;</text:p>
      <text:p text:style-name="Standard">[WARNING] /home/mostafij/Desktop/Github/pulsar/pulsar-common/src/main/java/org/apache/pulsar/common/util/SecurityUtility.java:[171,9] found raw type: java.lang.Class</text:p>
      <text:p text:style-name="Standard"><text:s text:c="2"/>missing type arguments for generic class java.lang.Class&lt;T&gt;</text:p>
      <text:p text:style-name="Standard">[WARNING] /home/mostafij/Desktop/Github/pulsar/pulsar-common/src/main/java/org/apache/pulsar/common/util/SecurityUtility.java:[279,77] redundant cast to java.security.cert.X509Certificate[]</text:p>
      <text:p text:style-name="Standard">[WARNING] /home/mostafij/Desktop/Github/pulsar/pulsar-common/src/main/java/org/apache/pulsar/common/util/SecurityUtility.java:[374,29] found raw type: java.lang.Class</text:p>
      <text:p text:style-name="Standard"><text:s text:c="2"/>missing type arguments for generic class java.lang.Class&lt;T&gt;</text:p>
      <text:p text:style-name="Standard">[WARNING] /home/mostafij/Desktop/Github/pulsar/pulsar-common/src/main/java/org/apache/pulsar/common/util/SecurityUtility.java:[377,33] found raw type: java.lang.Class</text:p>
      <text:p text:style-name="Standard"><text:s text:c="2"/>missing type arguments for generic class java.lang.Class&lt;T&gt;</text:p>
      <text:p text:style-name="Standard">[WARNING] /home/mostafij/Desktop/Github/pulsar/pulsar-common/src/main/java/org/apache/pulsar/common/util/SecurityUtility.java:[379,77] found raw type: java.lang.Class</text:p>
      <text:p text:style-name="Standard"><text:s text:c="2"/>missing type arguments for generic class java.lang.Class&lt;T&gt;</text:p>
      <text:p text:style-name="Standard">[WARNING] /home/mostafij/Desktop/Github/pulsar/pulsar-common/src/main/java/org/apache/pulsar/common/util/SecurityUtility.java:[417,107] unchecked cast</text:p>
      <text:p text:style-name="Standard"><text:s text:c="2"/>required: java.util.Collection&lt;java.security.cert.X509Certificate&gt;</text:p>
      <text:p text:style-name="Standard"><text:s text:c="2"/>found: <text:s text:c="3"/>java.util.Collection&lt;capture#1 of ? extends java.security.cert.Certificate&gt;</text:p>
      <text:p text:style-name="Standard">[WARNING] /home/mostafij/Desktop/Github/pulsar/pulsar-common/src/main/java/org/apache/pulsar/common/util/SecurityUtility.java:[489,40] redundant cast to java.security.cert.X509Certificate[]</text:p>
      <text:p text:style-name="Standard">[WARNING] /home/mostafij/Desktop/Github/pulsar/pulsar-common/src/main/java/org/apache/pulsar/common/util/SecurityUtility.java:[522,29] SslContextFactory() in org.eclipse.jetty.util.ssl.SslContextFactory has been deprecated</text:p>
      <text:p text:style-name="Standard"><text:soft-page-break/>[WARNING] /home/mostafij/Desktop/Github/pulsar/pulsar-common/src/main/java/org/apache/pulsar/common/util/SecurityUtility.java:[528,26] setNeedClientAuth(boolean) in org.eclipse.jetty.util.ssl.SslContextFactory has been deprecated</text:p>
      <text:p text:style-name="Standard">[WARNING] /home/mostafij/Desktop/Github/pulsar/pulsar-common/src/main/java/org/apache/pulsar/common/util/SecurityUtility.java:[530,26] setWantClientAuth(boolean) in org.eclipse.jetty.util.ssl.SslContextFactory has been deprecated</text:p>
      <text:p text:style-name="Standard">[WARNING] /home/mostafij/Desktop/Github/pulsar/pulsar-common/src/main/java/org/apache/pulsar/common/util/SecurityUtility.java:[547,13] SslContextFactory() in org.eclipse.jetty.util.ssl.SslContextFactory has been deprecated</text:p>
      <text:p text:style-name="Standard">[WARNING] /home/mostafij/Desktop/Github/pulsar/pulsar-common/src/main/java/org/apache/pulsar/common/util/keystoretls/KeyStoreSSLContext.java:[373,26] setNeedClientAuth(boolean) in org.eclipse.jetty.util.ssl.SslContextFactory has been deprecated</text:p>
      <text:p text:style-name="Standard">[WARNING] /home/mostafij/Desktop/Github/pulsar/pulsar-common/src/main/java/org/apache/pulsar/common/util/keystoretls/KeyStoreSSLContext.java:[375,26] setWantClientAuth(boolean) in org.eclipse.jetty.util.ssl.SslContextFactory has been deprecated</text:p>
      <text:p text:style-name="Standard">[WARNING] /home/mostafij/Desktop/Github/pulsar/pulsar-common/src/main/java/org/apache/pulsar/common/util/Reflections.java:[43,26] found raw type: java.util.Map</text:p>
      <text:p text:style-name="Standard"><text:s text:c="2"/>missing type arguments for generic class java.util.Map&lt;K,V&gt;</text:p>
      <text:p text:style-name="Standard">[WARNING] /home/mostafij/Desktop/Github/pulsar/pulsar-common/src/main/java/org/apache/pulsar/common/util/Reflections.java:[43,60] found raw type: java.util.HashMap</text:p>
      <text:p text:style-name="Standard"><text:s text:c="2"/>missing type arguments for generic class java.util.HashMap&lt;K,V&gt;</text:p>
      <text:p text:style-name="Standard">[WARNING] /home/mostafij/Desktop/Github/pulsar/pulsar-common/src/main/java/org/apache/pulsar/common/util/Reflections.java:[46,36] unchecked call to put(K,V) as a member of the raw type java.util.Map</text:p>
      <text:p text:style-name="Standard">[WARNING] /home/mostafij/Desktop/Github/pulsar/pulsar-common/src/main/java/org/apache/pulsar/common/util/Reflections.java:[47,36] unchecked call to put(K,V) as a member of the raw type java.util.Map</text:p>
      <text:p text:style-name="Standard">[WARNING] /home/mostafij/Desktop/Github/pulsar/pulsar-common/src/main/java/org/apache/pulsar/common/util/Reflections.java:[48,36] unchecked call to put(K,V) as a member of the raw type java.util.Map</text:p>
      <text:p text:style-name="Standard">[WARNING] /home/mostafij/Desktop/Github/pulsar/pulsar-common/src/main/java/org/apache/pulsar/common/util/Reflections.java:[49,36] unchecked call to put(K,V) as a member of the raw type java.util.Map</text:p>
      <text:p text:style-name="Standard">[WARNING] /home/mostafij/Desktop/Github/pulsar/pulsar-common/src/main/java/org/apache/pulsar/common/util/Reflections.java:[50,36] unchecked call to put(K,V) as a member of the raw type java.util.Map</text:p>
      <text:p text:style-name="Standard">[WARNING] /home/mostafij/Desktop/Github/pulsar/pulsar-common/src/main/java/org/apache/pulsar/common/util/Reflections.java:[51,36] unchecked call to put(K,V) as a member of the raw type java.util.Map</text:p>
      <text:p text:style-name="Standard">[WARNING] /home/mostafij/Desktop/Github/pulsar/pulsar-common/src/main/java/org/apache/pulsar/common/util/Reflections.java:[52,36] unchecked call to put(K,V) as a member of the raw type java.util.Map</text:p>
      <text:p text:style-name="Standard">[WARNING] /home/mostafij/Desktop/Github/pulsar/pulsar-common/src/main/java/org/apache/pulsar/common/util/Reflections.java:[53,36] unchecked call to put(K,V) as a member of the raw type java.util.Map</text:p>
      <text:p text:style-name="Standard">[WARNING] /home/mostafij/Desktop/Github/pulsar/pulsar-common/src/main/java/org/apache/pulsar/common/util/Reflections.java:[77,53] unchecked cast</text:p>
      <text:p text:style-name="Standard"><text:s text:c="2"/>required: java.lang.Class&lt;T&gt;</text:p>
      <text:p text:style-name="Standard"><text:s text:c="2"/>found: <text:s text:c="3"/>java.lang.Class&lt;capture#2 of ? extends T&gt;</text:p>
      <text:p text:style-name="Standard"><text:soft-page-break/>[WARNING] /home/mostafij/Desktop/Github/pulsar/pulsar-common/src/main/java/org/apache/pulsar/common/util/Reflections.java:[80,72] unchecked cast</text:p>
      <text:p text:style-name="Standard"><text:s text:c="2"/>required: java.lang.reflect.Constructor&lt;T&gt;</text:p>
      <text:p text:style-name="Standard"><text:s text:c="2"/>found: <text:s text:c="3"/>java.lang.reflect.Constructor&lt;capture#3 of ?&gt;</text:p>
      <text:p text:style-name="Standard">[WARNING] /home/mostafij/Desktop/Github/pulsar/pulsar-common/src/main/java/org/apache/pulsar/common/util/Reflections.java:[138,83] found raw type: java.lang.Class</text:p>
      <text:p text:style-name="Standard"><text:s text:c="2"/>missing type arguments for generic class java.lang.Class&lt;T&gt;</text:p>
      <text:p text:style-name="Standard">[WARNING] /home/mostafij/Desktop/Github/pulsar/pulsar-common/src/main/java/org/apache/pulsar/common/util/Reflections.java:[227,84] found raw type: java.lang.Class</text:p>
      <text:p text:style-name="Standard"><text:s text:c="2"/>missing type arguments for generic class java.lang.Class&lt;T&gt;</text:p>
      <text:p text:style-name="Standard">[WARNING] /home/mostafij/Desktop/Github/pulsar/pulsar-common/src/main/java/org/apache/pulsar/common/util/Reflections.java:[232,39] unchecked call to isAssignableFrom(java.lang.Class&lt;?&gt;) as a member of the raw type java.lang.Class</text:p>
      <text:p text:style-name="Standard">[WARNING] /home/mostafij/Desktop/Github/pulsar/pulsar-common/src/main/java/org/apache/pulsar/common/util/Reflections.java:[256,61] found raw type: java.lang.Class</text:p>
      <text:p text:style-name="Standard"><text:s text:c="2"/>missing type arguments for generic class java.lang.Class&lt;T&gt;</text:p>
      <text:p text:style-name="Standard">[WARNING] /home/mostafij/Desktop/Github/pulsar/pulsar-common/src/main/java/org/apache/pulsar/common/util/Reflections.java:[259,39] unchecked call to isAssignableFrom(java.lang.Class&lt;?&gt;) as a member of the raw type java.lang.Class</text:p>
      <text:p text:style-name="Standard">[WARNING] /home/mostafij/Desktop/Github/pulsar/pulsar-common/src/main/java/org/apache/pulsar/common/util/Reflections.java:[280,19] found raw type: java.lang.Class</text:p>
      <text:p text:style-name="Standard"><text:s text:c="2"/>missing type arguments for generic class java.lang.Class&lt;T&gt;</text:p>
      <text:p text:style-name="Standard">[WARNING] /home/mostafij/Desktop/Github/pulsar/pulsar-common/src/main/java/org/apache/pulsar/common/util/Reflections.java:[321,21] found raw type: java.lang.Class</text:p>
      <text:p text:style-name="Standard"><text:s text:c="2"/>missing type arguments for generic class java.lang.Class&lt;T&gt;</text:p>
      <text:p text:style-name="Standard">[WARNING] /home/mostafij/Desktop/Github/pulsar/pulsar-common/src/main/java/org/apache/pulsar/common/util/collections/ConcurrentOpenHashMap.java:[68,47] found raw type: org.apache.pulsar.common.util.collections.ConcurrentOpenHashMap.Section</text:p>
      <text:p text:style-name="Standard"><text:s text:c="2"/>missing type arguments for generic class org.apache.pulsar.common.util.collections.ConcurrentOpenHashMap.Section&lt;K,V&gt;</text:p>
      <text:p text:style-name="Standard">[WARNING] /home/mostafij/Desktop/Github/pulsar/pulsar-common/src/main/java/org/apache/pulsar/common/util/collections/ConcurrentOpenHashMap.java:[185,56] found raw type: org.apache.pulsar.common.util.collections.ConcurrentOpenHashMap.Section</text:p>
      <text:p text:style-name="Standard"><text:s text:c="2"/>missing type arguments for generic class org.apache.pulsar.common.util.collections.ConcurrentOpenHashMap.Section&lt;K,V&gt;</text:p>
      <text:p text:style-name="Standard">[WARNING] /home/mostafij/Desktop/Github/pulsar/pulsar-common/src/main/java/org/apache/pulsar/common/stats/JvmMetrics.java:[122,68] directArenas() in io.netty.buffer.PooledByteBufAllocator has been deprecated</text:p>
      <text:p text:style-name="Standard">[WARNING] /home/mostafij/Desktop/Github/pulsar/pulsar-common/src/main/java/org/apache/pulsar/common/intercept/BrokerEntryMetadataUtils.java:[42,39] unchecked cast</text:p>
      <text:p text:style-name="Standard"><text:s text:c="2"/>required: java.lang.Class&lt;org.apache.pulsar.common.intercept.BrokerEntryMetadataInterceptor&gt;</text:p>
      <text:p text:style-name="Standard"><text:s text:c="2"/>found: <text:s text:c="3"/>java.lang.Class&lt;capture#4 of ?&gt;</text:p>
      <text:p text:style-name="Standard">[WARNING] /home/mostafij/Desktop/Github/pulsar/pulsar-common/src/main/java/org/apache/pulsar/common/protocol/schema/SchemaHash.java:[47,33] found raw type: org.apache.pulsar.client.api.Schema</text:p>
      <text:p text:style-name="Standard"><text:s text:c="2"/>missing type arguments for generic class org.apache.pulsar.client.api.Schema&lt;T&gt;</text:p>
      <text:p text:style-name="Standard">[WARNING] /home/mostafij/Desktop/Github/pulsar/pulsar-common/src/main/java/org/apache/pulsar/common/protocol/schema/SchemaHash.java:[48,75] found raw type: org.apache.pulsar.client.api.Schema</text:p>
      <text:p text:style-name="Standard"><text:soft-page-break/><text:s text:c="2"/>missing type arguments for generic class org.apache.pulsar.client.api.Schema&lt;T&gt;</text:p>
      <text:p text:style-name="Standard">[WARNING] /home/mostafij/Desktop/Github/pulsar/pulsar-common/src/main/java/org/apache/pulsar/common/util/keystoretls/SslContextFactoryWithAutoRefresh.java:[45,9] SslContextFactory() in org.eclipse.jetty.util.ssl.SslContextFactory has been deprecated</text:p>
      <text:p text:style-name="Standard">[WARNING] /home/mostafij/Desktop/Github/pulsar/pulsar-common/src/main/java/org/apache/pulsar/common/util/FutureUtil.java:[43,60] found raw type: java.util.concurrent.CompletableFuture</text:p>
      <text:p text:style-name="Standard"><text:s text:c="2"/>missing type arguments for generic class java.util.concurrent.CompletableFuture&lt;T&gt;</text:p>
      <text:p text:style-name="Standard">[WARNING] /home/mostafij/Desktop/Github/pulsar/pulsar-common/src/main/java/org/apache/pulsar/common/util/FutureUtil.java:[56,9] found raw type: java.util.concurrent.CompletableFuture</text:p>
      <text:p text:style-name="Standard"><text:s text:c="2"/>missing type arguments for generic class java.util.concurrent.CompletableFuture&lt;T&gt;</text:p>
      <text:p text:style-name="Standard">[WARNING] /home/mostafij/Desktop/Github/pulsar/pulsar-common/src/main/java/org/apache/pulsar/common/util/FutureUtil.java:[56,64] found raw type: java.util.concurrent.CompletableFuture</text:p>
      <text:p text:style-name="Standard"><text:s text:c="2"/>missing type arguments for generic class java.util.concurrent.CompletableFuture&lt;T&gt;</text:p>
      <text:p text:style-name="Standard">[WARNING] /home/mostafij/Desktop/Github/pulsar/pulsar-common/src/main/java/org/apache/pulsar/common/util/FutureUtil.java:[59,18] found raw type: java.util.concurrent.CompletableFuture</text:p>
      <text:p text:style-name="Standard"><text:s text:c="2"/>missing type arguments for generic class java.util.concurrent.CompletableFuture&lt;T&gt;</text:p>
      <text:p text:style-name="Standard">[WARNING] /home/mostafij/Desktop/Github/pulsar/pulsar-common/src/main/java/org/apache/pulsar/common/util/KeyManagerProxy.java:[94,29] auto-closeable resource privateKeyStream is never referenced in body of corresponding try statement</text:p>
      <text:p text:style-name="Standard">[INFO] </text:p>
      <text:p text:style-name="Standard">[INFO] --- maven-resources-plugin:3.1.0:testResources (default-testResources) @ pulsar-common ---</text:p>
      <text:p text:style-name="Standard">[INFO] Using 'UTF-8' encoding to copy filtered resources.</text:p>
      <text:p text:style-name="Standard">[INFO] skip non existing resourceDirectory /home/mostafij/Desktop/Github/pulsar/pulsar-common/src/test/resources</text:p>
      <text:p text:style-name="Standard">[INFO] Copying 3 resources</text:p>
      <text:p text:style-name="Standard">[INFO] </text:p>
      <text:p text:style-name="Standard">[INFO] --- maven-compiler-plugin:3.8.1:testCompile (default-testCompile) @ pulsar-common ---</text:p>
      <text:p text:style-name="Standard">[INFO] Compiling 66 source files to /home/mostafij/Desktop/Github/pulsar/pulsar-common/target/test-classes</text:p>
      <text:p text:style-name="Standard">[WARNING] /home/mostafij/Desktop/Github/pulsar/pulsar-common/src/test/java/org/apache/pulsar/common/util/ReflectionsTest.java:[173,9] found raw type: java.lang.Class</text:p>
      <text:p text:style-name="Standard"><text:s text:c="2"/>missing type arguments for generic class java.lang.Class&lt;T&gt;</text:p>
      <text:p text:style-name="Standard">[WARNING] /home/mostafij/Desktop/Github/pulsar/pulsar-common/src/test/java/org/apache/pulsar/common/util/ReflectionsTest.java:[173,31] found raw type: java.lang.Class</text:p>
      <text:p text:style-name="Standard"><text:s text:c="2"/>missing type arguments for generic class java.lang.Class&lt;T&gt;</text:p>
      <text:p text:style-name="Standard">[WARNING] /home/mostafij/Desktop/Github/pulsar/pulsar-common/src/test/java/org/apache/pulsar/common/util/ReflectionsTest.java:[196,14] found raw type: java.lang.Class</text:p>
      <text:p text:style-name="Standard"><text:s text:c="2"/>missing type arguments for generic class java.lang.Class&lt;T&gt;</text:p>
      <text:p text:style-name="Standard">[WARNING] /home/mostafij/Desktop/Github/pulsar/pulsar-common/src/test/java/org/apache/pulsar/common/naming/NamespaceNameTest.java:[98,58] getCluster() in org.apache.pulsar.common.naming.NamespaceName has been deprecated</text:p>
      <text:p text:style-name="Standard">[WARNING] /home/mostafij/Desktop/Github/pulsar/pulsar-common/src/test/java/org/apache/pulsar/common/naming/NamespaceNameTest.java:[109,36] getCluster() in org.apache.pulsar.common.naming.NamespaceName has been deprecated</text:p>
      <text:p text:style-name="Standard">[WARNING] /home/mostafij/Desktop/Github/pulsar/pulsar-common/src/test/java/org/apache/pulsar/common/naming/NamespaceNameTest.java:[180,33] getCluster() in org.apache.pulsar.common.naming.NamespaceName has been deprecated</text:p>
      <text:p text:style-name="Standard"><text:soft-page-break/>[WARNING] /home/mostafij/Desktop/Github/pulsar/pulsar-common/src/test/java/org/apache/pulsar/common/naming/NamespaceNameTest.java:[190,22] getCluster() in org.apache.pulsar.common.naming.NamespaceName has been deprecated</text:p>
      <text:p text:style-name="Standard">[WARNING] /home/mostafij/Desktop/Github/pulsar/pulsar-common/src/test/java/org/apache/pulsar/common/policies/data/OldPolicies.java:[32,8] Class org.apache.pulsar.common.policies.data.OldPolicies overrides equals, but neither it nor any superclass overrides hashCode method</text:p>
      <text:p text:style-name="Standard">[WARNING] /home/mostafij/Desktop/Github/pulsar/pulsar-common/src/test/java/org/apache/pulsar/common/policies/data/EnsemblePlacementPolicyConfigTest.java:[36,13] unchecked method invocation: constructor &lt;init&gt; in class org.apache.pulsar.common.policies.data.EnsemblePlacementPolicyConfig is applied to given types</text:p>
      <text:p text:style-name="Standard"><text:s text:c="2"/>required: java.lang.Class,java.util.Map&lt;java.lang.String,java.lang.Object&gt;</text:p>
      <text:p text:style-name="Standard"><text:s text:c="2"/>found: java.lang.Class&lt;org.apache.pulsar.common.policies.data.EnsemblePlacementPolicyConfigTest.MockedEnsemblePlacementPolicy&gt;,java.util.Map</text:p>
      <text:p text:style-name="Standard">[WARNING] /home/mostafij/Desktop/Github/pulsar/pulsar-common/src/test/java/org/apache/pulsar/common/policies/data/EnsemblePlacementPolicyConfigTest.java:[36,95] unchecked conversion</text:p>
      <text:p text:style-name="Standard"><text:s text:c="2"/>required: java.util.Map&lt;java.lang.String,java.lang.Object&gt;</text:p>
      <text:p text:style-name="Standard"><text:s text:c="2"/>found: <text:s text:c="3"/>java.util.Map</text:p>
      <text:p text:style-name="Standard">[WARNING] /home/mostafij/Desktop/Github/pulsar/pulsar-common/src/test/java/org/apache/pulsar/common/util/netty/ChannelFuturesTest.java:[65,9] initMocks(java.lang.Object) in org.mockito.MockitoAnnotations has been deprecated</text:p>
      <text:p text:style-name="Standard">[INFO] </text:p>
      <text:p text:style-name="Standard">[INFO] --- maven-surefire-plugin:3.0.0-M3:test (default-test) @ pulsar-common ---</text:p>
      <text:p text:style-name="Standard">[INFO] </text:p>
      <text:p text:style-name="Standard">[INFO] -------------------------------------------------------</text:p>
      <text:p text:style-name="Standard">[INFO] <text:s/>T E S T S</text:p>
      <text:p text:style-name="Standard">[INFO] -------------------------------------------------------</text:p>
      <text:p text:style-name="Standard">[INFO] Running org.apache.pulsar.common.lookup.data.LookupDataTest</text:p>
      <text:p text:style-name="Standard">[INFO] Running org.apache.pulsar.common.util.CompletableFutureCancellationHandlerTest</text:p>
      <text:p text:style-name="Standard">[INFO] Running org.apache.pulsar.common.util.ReflectionsTest</text:p>
      <text:p text:style-name="Standard">[INFO] Running org.apache.pulsar.common.util.FutureUtilTest</text:p>
      <text:p text:style-name="Standard">[INFO] Tests run: 2, Failures: 0, Errors: 0, Skipped: 0, Time elapsed: 7.314 s - in org.apache.pulsar.common.util.CompletableFutureCancellationHandlerTest</text:p>
      <text:p text:style-name="Standard">[INFO] Running org.apache.pulsar.common.util.netty.ChannelFuturesTest</text:p>
      <text:p text:style-name="Standard">[INFO] Tests run: 4, Failures: 0, Errors: 0, Skipped: 0, Time elapsed: 7.401 s - in org.apache.pulsar.common.util.FutureUtilTest</text:p>
      <text:p text:style-name="Standard">[INFO] Running org.apache.pulsar.common.util.collections.ConcurrentBitSetRecyclableTest</text:p>
      <text:p text:style-name="Standard">[INFO] Tests run: 12, Failures: 0, Errors: 0, Skipped: 0, Time elapsed: 7.55 s - in org.apache.pulsar.common.util.ReflectionsTest</text:p>
      <text:p text:style-name="Standard">[INFO] Running org.apache.pulsar.common.util.collections.TripleLongPriorityQueueTest</text:p>
      <text:p text:style-name="Standard">[INFO] Tests run: 2, Failures: 0, Errors: 0, Skipped: 0, Time elapsed: 0.222 s - in org.apache.pulsar.common.util.collections.ConcurrentBitSetRecyclableTest</text:p>
      <text:p text:style-name="Standard">[INFO] Running org.apache.pulsar.common.util.collections.ConcurrentOpenLongPairRangeSetTest</text:p>
      <text:p text:style-name="Standard">[INFO] Tests run: 4, Failures: 0, Errors: 0, Skipped: 0, Time elapsed: 8.387 s - in org.apache.pulsar.common.lookup.data.LookupDataTest</text:p>
      <text:p text:style-name="Standard">[INFO] Running org.apache.pulsar.common.util.collections.GrowableArrayBlockingQueueTest</text:p>
      <text:p text:style-name="Standard">[INFO] Tests run: 14, Failures: 0, Errors: 0, Skipped: 0, Time elapsed: 0.434 s - in org.apache.pulsar.common.util.collections.ConcurrentOpenLongPairRangeSetTest</text:p>
      <text:p text:style-name="Standard"><text:soft-page-break/>[INFO] Running org.apache.pulsar.common.util.collections.FieldParserTest</text:p>
      <text:p text:style-name="Standard">[INFO] Tests run: 6, Failures: 0, Errors: 0, Skipped: 0, Time elapsed: 1.201 s - in org.apache.pulsar.common.util.collections.GrowableArrayBlockingQueueTest</text:p>
      <text:p text:style-name="Standard">[INFO] Running org.apache.pulsar.common.util.collections.GrowablePriorityLongPairQueueTest</text:p>
      <text:p text:style-name="Standard">[INFO] Tests run: 2, Failures: 0, Errors: 0, Skipped: 0, Time elapsed: 0.792 s - in org.apache.pulsar.common.util.collections.FieldParserTest</text:p>
      <text:p text:style-name="Standard">[INFO] Running org.apache.pulsar.common.util.collections.ConcurrentOpenHashMapTest</text:p>
      <text:p text:style-name="Standard">[INFO] Tests run: 3, Failures: 0, Errors: 0, Skipped: 0, Time elapsed: 2.024 s - in org.apache.pulsar.common.util.collections.TripleLongPriorityQueueTest</text:p>
      <text:p text:style-name="Standard">[INFO] Running org.apache.pulsar.common.util.collections.BitSetRecyclableRecyclableTest</text:p>
      <text:p text:style-name="Standard">[INFO] Tests run: 2, Failures: 0, Errors: 0, Skipped: 0, Time elapsed: 0.094 s - in org.apache.pulsar.common.util.collections.BitSetRecyclableRecyclableTest</text:p>
      <text:p text:style-name="Standard">[INFO] Running org.apache.pulsar.common.util.collections.ConcurrentOpenHashSetTest</text:p>
      <text:p text:style-name="Standard">[INFO] Tests run: 5, Failures: 0, Errors: 0, Skipped: 0, Time elapsed: 5.005 s - in org.apache.pulsar.common.util.netty.ChannelFuturesTest</text:p>
      <text:p text:style-name="Standard">[INFO] Running org.apache.pulsar.common.util.collections.ConcurrentSortedLongPairSetTest</text:p>
      <text:p text:style-name="Standard">[INFO] Tests run: 9, Failures: 0, Errors: 0, Skipped: 0, Time elapsed: 1.915 s - in org.apache.pulsar.common.util.collections.ConcurrentSortedLongPairSetTest</text:p>
      <text:p text:style-name="Standard">[INFO] Running org.apache.pulsar.common.util.collections.ConcurrentLongPairSetTest</text:p>
      <text:p text:style-name="Standard">[INFO] Tests run: 15, Failures: 0, Errors: 0, Skipped: 0, Time elapsed: 6.024 s - in org.apache.pulsar.common.util.collections.GrowablePriorityLongPairQueueTest</text:p>
      <text:p text:style-name="Standard">[INFO] Running org.apache.pulsar.common.util.collections.ConcurrentLongHashMapTest</text:p>
      <text:p text:style-name="Standard">[INFO] Tests run: 11, Failures: 0, Errors: 0, Skipped: 0, Time elapsed: 14.606 s - in org.apache.pulsar.common.util.collections.ConcurrentOpenHashSetTest</text:p>
      <text:p text:style-name="Standard">[INFO] Running org.apache.pulsar.common.util.FieldParserTest</text:p>
      <text:p text:style-name="Standard">[INFO] Tests run: 12, Failures: 0, Errors: 0, Skipped: 0, Time elapsed: 17.384 s - in org.apache.pulsar.common.util.collections.ConcurrentOpenHashMapTest</text:p>
      <text:p text:style-name="Standard">[INFO] Running org.apache.pulsar.common.util.RateLimiterTest</text:p>
      <text:p text:style-name="Standard">[INFO] Tests run: 1, Failures: 0, Errors: 0, Skipped: 0, Time elapsed: 2.406 s - in org.apache.pulsar.common.util.FieldParserTest</text:p>
      <text:p text:style-name="Standard">[INFO] Running org.apache.pulsar.common.util.FileModifiedTimeUpdaterTest</text:p>
      <text:p text:style-name="Standard">[INFO] Tests run: 15, Failures: 0, Errors: 0, Skipped: 0, Time elapsed: 13.921 s - in org.apache.pulsar.common.util.collections.ConcurrentLongPairSetTest</text:p>
      <text:p text:style-name="Standard">[INFO] Running org.apache.pulsar.common.util.RelativeTimeUtilTest</text:p>
      <text:p text:style-name="Standard">[INFO] Tests run: 1, Failures: 0, Errors: 0, Skipped: 0, Time elapsed: 0.04 s - in org.apache.pulsar.common.util.RelativeTimeUtilTest</text:p>
      <text:p text:style-name="Standard">[INFO] Running org.apache.pulsar.common.naming.NamespaceNameTest</text:p>
      <text:p text:style-name="Standard">[INFO] Tests run: 2, Failures: 0, Errors: 0, Skipped: 0, Time elapsed: 0.173 s - in org.apache.pulsar.common.naming.NamespaceNameTest</text:p>
      <text:p text:style-name="Standard">[INFO] Running org.apache.pulsar.common.naming.TopicNameTest</text:p>
      <text:p text:style-name="Standard">[INFO] Tests run: 4, Failures: 0, Errors: 0, Skipped: 0, Time elapsed: 0.166 s - in org.apache.pulsar.common.naming.TopicNameTest</text:p>
      <text:p text:style-name="Standard">[INFO] Running org.apache.pulsar.common.naming.MetadataTests</text:p>
      <text:p text:style-name="Standard">[INFO] Tests run: 2, Failures: 0, Errors: 0, Skipped: 0, Time elapsed: 0.438 s - in org.apache.pulsar.common.naming.MetadataTests</text:p>
      <text:p text:style-name="Standard">[INFO] Running org.apache.pulsar.common.net.ServiceURITest</text:p>
      <text:p text:style-name="Standard">[INFO] Tests run: 21, Failures: 0, Errors: 0, Skipped: 0, Time elapsed: 0.213 s - in org.apache.pulsar.common.net.ServiceURITest</text:p>
      <text:p text:style-name="Standard">[INFO] Running org.apache.pulsar.common.api.proto.test.TestMessageIdData</text:p>
      <text:p text:style-name="Standard"><text:soft-page-break/>[INFO] Tests run: 0, Failures: 0, Errors: 0, Skipped: 0, Time elapsed: 0.03 s - in org.apache.pulsar.common.api.proto.test.TestMessageIdData</text:p>
      <text:p text:style-name="Standard">[INFO] Running org.apache.pulsar.common.api.raw.RawMessageImplTest</text:p>
      <text:p text:style-name="Standard">[INFO] Tests run: 1, Failures: 0, Errors: 0, Skipped: 0, Time elapsed: 0.482 s - in org.apache.pulsar.common.api.raw.RawMessageImplTest</text:p>
      <text:p text:style-name="Standard">[INFO] Running org.apache.pulsar.common.protocol.MarkersTest</text:p>
      <text:p text:style-name="Standard">[INFO] Tests run: 6, Failures: 0, Errors: 0, Skipped: 0, Time elapsed: 1.251 s - in org.apache.pulsar.common.protocol.MarkersTest</text:p>
      <text:p text:style-name="Standard">[INFO] Running org.apache.pulsar.common.protocol.PulsarDecoderTest</text:p>
      <text:p text:style-name="Standard">[INFO] Tests run: 1, Failures: 0, Errors: 0, Skipped: 0, Time elapsed: 0.991 s - in org.apache.pulsar.common.protocol.PulsarDecoderTest</text:p>
      <text:p text:style-name="Standard">[INFO] Running org.apache.pulsar.common.protocol.CommandUtilsTests</text:p>
      <text:p text:style-name="Standard">[INFO] Tests run: 7, Failures: 0, Errors: 0, Skipped: 0, Time elapsed: 0.292 s - in org.apache.pulsar.common.protocol.CommandUtilsTests</text:p>
      <text:p text:style-name="Standard">[INFO] Running org.apache.pulsar.common.protocol.ByteBufPairTest</text:p>
      <text:p text:style-name="Standard">[INFO] Tests run: 2, Failures: 0, Errors: 0, Skipped: 0, Time elapsed: 0.086 s - in org.apache.pulsar.common.protocol.ByteBufPairTest</text:p>
      <text:p text:style-name="Standard">[INFO] Running org.apache.pulsar.common.stats.JvmDefaultGCMetricsLoggerTest</text:p>
      <text:p text:style-name="Standard">[INFO] Tests run: 1, Failures: 0, Errors: 0, Skipped: 0, Time elapsed: 0.092 s - in org.apache.pulsar.common.stats.JvmDefaultGCMetricsLoggerTest</text:p>
      <text:p text:style-name="Standard">[INFO] Running org.apache.pulsar.common.compression.CompressorCodecBackwardCompatTest</text:p>
      <text:p text:style-name="Standard">[INFO] Tests run: 6, Failures: 0, Errors: 0, Skipped: 0, Time elapsed: 0.377 s - in org.apache.pulsar.common.compression.CompressorCodecBackwardCompatTest</text:p>
      <text:p text:style-name="Standard">[INFO] Running org.apache.pulsar.common.compression.CompressorCodecTest</text:p>
      <text:p text:style-name="Standard">[INFO] Tests run: 6, Failures: 0, Errors: 0, Skipped: 0, Time elapsed: 7.032 s - in org.apache.pulsar.common.util.FileModifiedTimeUpdaterTest</text:p>
      <text:p text:style-name="Standard">[INFO] Running org.apache.pulsar.common.compression.CommandsTest</text:p>
      <text:p text:style-name="Standard">[INFO] Tests run: 45, Failures: 0, Errors: 0, Skipped: 0, Time elapsed: 2.137 s - in org.apache.pulsar.common.compression.CompressorCodecTest</text:p>
      <text:p text:style-name="Standard">[INFO] Running org.apache.pulsar.common.compression.Crc32cChecksumTest</text:p>
      <text:p text:style-name="Standard">[INFO] Tests run: 1, Failures: 0, Errors: 0, Skipped: 0, Time elapsed: 1.702 s - in org.apache.pulsar.common.compression.CommandsTest</text:p>
      <text:p text:style-name="Standard">[INFO] Running org.apache.pulsar.common.policies.impl.NamespaceIsolationPolicyImplTest</text:p>
      <text:p text:style-name="Standard">[INFO] Tests run: 6, Failures: 0, Errors: 0, Skipped: 0, Time elapsed: 2.577 s - in org.apache.pulsar.common.compression.Crc32cChecksumTest</text:p>
      <text:p text:style-name="Standard">[INFO] Running org.apache.pulsar.common.policies.impl.NamespaceIsolationPoliciesTest</text:p>
      <text:p text:style-name="Standard">[INFO] Tests run: 7, Failures: 0, Errors: 0, Skipped: 0, Time elapsed: 2.913 s - in org.apache.pulsar.common.policies.impl.NamespaceIsolationPolicyImplTest</text:p>
      <text:p text:style-name="Standard">[INFO] Running org.apache.pulsar.common.policies.impl.MinAvailablePolicyTest</text:p>
      <text:p text:style-name="Standard">[INFO] Tests run: 1, Failures: 0, Errors: 0, Skipped: 0, Time elapsed: 0.046 s - in org.apache.pulsar.common.policies.impl.MinAvailablePolicyTest</text:p>
      <text:p text:style-name="Standard">[INFO] Running org.apache.pulsar.common.policies.impl.AutoFailoverPolicyFactoryTest</text:p>
      <text:p text:style-name="Standard">[INFO] Tests run: 1, Failures: 0, Errors: 0, Skipped: 0, Time elapsed: 0.056 s - in org.apache.pulsar.common.policies.impl.AutoFailoverPolicyFactoryTest</text:p>
      <text:p text:style-name="Standard">[INFO] Running org.apache.pulsar.common.policies.data.AutoTopicCreationOverrideTest</text:p>
      <text:p text:style-name="Standard">[INFO] Tests run: 6, Failures: 0, Errors: 0, Skipped: 0, Time elapsed: 0.106 s - in org.apache.pulsar.common.policies.data.AutoTopicCreationOverrideTest</text:p>
      <text:p text:style-name="Standard">[INFO] Running org.apache.pulsar.common.policies.data.ClusterDataTest</text:p>
      <text:p text:style-name="Standard"><text:soft-page-break/>[INFO] Tests run: 1, Failures: 0, Errors: 0, Skipped: 0, Time elapsed: 0.053 s - in org.apache.pulsar.common.policies.data.ClusterDataTest</text:p>
      <text:p text:style-name="Standard">[INFO] Running org.apache.pulsar.common.policies.data.BacklogQuotaTest</text:p>
      <text:p text:style-name="Standard">[INFO] Tests run: 1, Failures: 0, Errors: 0, Skipped: 0, Time elapsed: 0.367 s - in org.apache.pulsar.common.policies.data.BacklogQuotaTest</text:p>
      <text:p text:style-name="Standard">[INFO] Running org.apache.pulsar.common.policies.data.PersistentTopicStatsTest</text:p>
      <text:p text:style-name="Standard">[INFO] Tests run: 2, Failures: 0, Errors: 0, Skipped: 0, Time elapsed: 0.134 s - in org.apache.pulsar.common.policies.data.PersistentTopicStatsTest</text:p>
      <text:p text:style-name="Standard">[INFO] Running org.apache.pulsar.common.policies.data.RetentionPolicesTest</text:p>
      <text:p text:style-name="Standard">[INFO] Tests run: 7, Failures: 0, Errors: 0, Skipped: 0, Time elapsed: 1.779 s - in org.apache.pulsar.common.policies.impl.NamespaceIsolationPoliciesTest</text:p>
      <text:p text:style-name="Standard">[INFO] Tests run: 1, Failures: 0, Errors: 0, Skipped: 0, Time elapsed: 0.089 s - in org.apache.pulsar.common.policies.data.RetentionPolicesTest</text:p>
      <text:p text:style-name="Standard">[INFO] Running org.apache.pulsar.common.policies.data.OffloadPoliciesTest</text:p>
      <text:p text:style-name="Standard">[INFO] Running org.apache.pulsar.common.policies.data.ConsumerStatsTest</text:p>
      <text:p text:style-name="Standard">[INFO] Tests run: 1, Failures: 0, Errors: 0, Skipped: 0, Time elapsed: 0.046 s - in org.apache.pulsar.common.policies.data.ConsumerStatsTest</text:p>
      <text:p text:style-name="Standard">[INFO] Running org.apache.pulsar.common.policies.data.PersistencePoliciesTest</text:p>
      <text:p text:style-name="Standard">[INFO] Tests run: 1, Failures: 0, Errors: 0, Skipped: 0, Time elapsed: 0.13 s - in org.apache.pulsar.common.policies.data.PersistencePoliciesTest</text:p>
      <text:p text:style-name="Standard">[INFO] Running org.apache.pulsar.common.policies.data.ReplicatorStatsTest</text:p>
      <text:p text:style-name="Standard">[INFO] Tests run: 2, Failures: 0, Errors: 0, Skipped: 0, Time elapsed: 0.074 s - in org.apache.pulsar.common.policies.data.ReplicatorStatsTest</text:p>
      <text:p text:style-name="Standard">[INFO] Running org.apache.pulsar.common.policies.data.LocalPolicesTest</text:p>
      <text:p text:style-name="Standard">[WARNING] Tests run: 13, Failures: 0, Errors: 0, Skipped: 1, Time elapsed: 13.701 s - in org.apache.pulsar.common.util.RateLimiterTest</text:p>
      <text:p text:style-name="Standard">[INFO] Running org.apache.pulsar.common.policies.data.AutoFailoverPolicyTypeTest</text:p>
      <text:p text:style-name="Standard">[INFO] Tests run: 1, Failures: 0, Errors: 0, Skipped: 0, Time elapsed: 0.089 s - in org.apache.pulsar.common.policies.data.AutoFailoverPolicyTypeTest</text:p>
      <text:p text:style-name="Standard">[INFO] Running org.apache.pulsar.common.policies.data.ResourceQuotaTest</text:p>
      <text:p text:style-name="Standard">[INFO] Tests run: 6, Failures: 0, Errors: 0, Skipped: 0, Time elapsed: 0.458 s - in org.apache.pulsar.common.policies.data.OffloadPoliciesTest</text:p>
      <text:p text:style-name="Standard">[INFO] Running org.apache.pulsar.common.policies.data.EnsemblePlacementPolicyConfigTest</text:p>
      <text:p text:style-name="Standard">[INFO] Tests run: 3, Failures: 0, Errors: 0, Skipped: 0, Time elapsed: 0.214 s - in org.apache.pulsar.common.policies.data.LocalPolicesTest</text:p>
      <text:p text:style-name="Standard">[INFO] Tests run: 2, Failures: 0, Errors: 0, Skipped: 0, Time elapsed: 0.109 s - in org.apache.pulsar.common.policies.data.ResourceQuotaTest</text:p>
      <text:p text:style-name="Standard">[INFO] Running org.apache.pulsar.common.policies.data.PublisherStatsTest</text:p>
      <text:p text:style-name="Standard">[INFO] Running org.apache.pulsar.common.policies.data.PoliciesDataTest</text:p>
      <text:p text:style-name="Standard">[INFO] Tests run: 2, Failures: 0, Errors: 0, Skipped: 0, Time elapsed: 0.72 s - in org.apache.pulsar.common.policies.data.PublisherStatsTest</text:p>
      <text:p text:style-name="Standard">[INFO] Tests run: 2, Failures: 0, Errors: 0, Skipped: 0, Time elapsed: 1.056 s - in org.apache.pulsar.common.policies.data.EnsemblePlacementPolicyConfigTest</text:p>
      <text:p text:style-name="Standard">[INFO] Running org.apache.pulsar.common.policies.data.PersistentOfflineTopicStatsTest</text:p>
      <text:p text:style-name="Standard">[INFO] Running org.apache.pulsar.common.policies.data.NamespaceIsolationDataTest</text:p>
      <text:p text:style-name="Standard">[INFO] Tests run: 4, Failures: 0, Errors: 0, Skipped: 0, Time elapsed: 2.223 s - in org.apache.pulsar.common.policies.data.PoliciesDataTest</text:p>
      <text:p text:style-name="Standard">[INFO] Running org.apache.pulsar.common.policies.data.AutoFailoverPolicyDataTest</text:p>
      <text:p text:style-name="Standard"><text:soft-page-break/>[INFO] Tests run: 1, Failures: 0, Errors: 0, Skipped: 0, Time elapsed: 1.507 s - in org.apache.pulsar.common.policies.data.NamespaceIsolationDataTest</text:p>
      <text:p text:style-name="Standard">[INFO] Running org.apache.pulsar.common.policies.data.PartitionedTopicStatsTest</text:p>
      <text:p text:style-name="Standard">[INFO] Tests run: 1, Failures: 0, Errors: 0, Skipped: 0, Time elapsed: 2.457 s - in org.apache.pulsar.common.policies.data.PersistentOfflineTopicStatsTest</text:p>
      <text:p text:style-name="Standard">[INFO] Running org.apache.pulsar.common.policies.data.NamespaceOwnershipStatusTest</text:p>
      <text:p text:style-name="Standard">[INFO] Tests run: 1, Failures: 0, Errors: 0, Skipped: 0, Time elapsed: 0.303 s - in org.apache.pulsar.common.policies.data.PartitionedTopicStatsTest</text:p>
      <text:p text:style-name="Standard">[INFO] Tests run: 1, Failures: 0, Errors: 0, Skipped: 0, Time elapsed: 1.334 s - in org.apache.pulsar.common.policies.data.AutoFailoverPolicyDataTest</text:p>
      <text:p text:style-name="Standard">[INFO] Running org.apache.pulsar.AddMissingPatchVersionTest</text:p>
      <text:p text:style-name="Standard">[INFO] Tests run: 1, Failures: 0, Errors: 0, Skipped: 0, Time elapsed: 0.093 s - in org.apache.pulsar.AddMissingPatchVersionTest</text:p>
      <text:p text:style-name="Standard">[INFO] Tests run: 1, Failures: 0, Errors: 0, Skipped: 0, Time elapsed: 0.726 s - in org.apache.pulsar.common.policies.data.NamespaceOwnershipStatusTest</text:p>
      <text:p text:style-name="Standard">[INFO] Tests run: 13, Failures: 0, Errors: 0, Skipped: 0, Time elapsed: 34.038 s - in org.apache.pulsar.common.util.collections.ConcurrentLongHashMapTest</text:p>
      <text:p text:style-name="Standard">[INFO] </text:p>
      <text:p text:style-name="Standard">[INFO] Results:</text:p>
      <text:p text:style-name="Standard">[INFO] </text:p>
      <text:p text:style-name="Standard">[INFO] Tests run: 313, Failures: 0, Errors: 0, Skipped: 0</text:p>
      <text:p text:style-name="Standard">[INFO] </text:p>
      <text:p text:style-name="Standard">[INFO] </text:p>
      <text:p text:style-name="Standard">[INFO] -----------------&lt; org.apache.pulsar:pulsar-metadata &gt;------------------</text:p>
      <text:p text:style-name="Standard">[INFO] Building Pulsar Metadata 2.8.0-SNAPSHOT <text:s text:c="25"/>[6/127]</text:p>
      <text:p text:style-name="Standard">[INFO] --------------------------------[ jar ]---------------------------------</text:p>
      <text:p text:style-name="Standard">[INFO] </text:p>
      <text:p text:style-name="Standard">[INFO] --- maven-clean-plugin:3.1.0:clean (default-clean) @ pulsar-metadata ---</text:p>
      <text:p text:style-name="Standard">[INFO] </text:p>
      <text:p text:style-name="Standard">[INFO] --- maven-enforcer-plugin:3.0.0-M3:enforce (enforce-maven-version) @ pulsar-metadata ---</text:p>
      <text:p text:style-name="Standard">[INFO] </text:p>
      <text:p text:style-name="Standard">[INFO] --- maven-enforcer-plugin:3.0.0-M3:enforce (enforce-maven) @ pulsar-metadata ---</text:p>
      <text:p text:style-name="Standard">[INFO] </text:p>
      <text:p text:style-name="Standard">[INFO] --- directory-maven-plugin:0.3.1:directory-of (directories) @ pulsar-metadata ---</text:p>
      <text:p text:style-name="Standard">[INFO] Directory of org.apache.pulsar:pulsar set to: /home/mostafij/Desktop/Github/pulsar</text:p>
      <text:p text:style-name="Standard">[INFO] </text:p>
      <text:p text:style-name="Standard">[INFO] --- maven-remote-resources-plugin:1.7.0:process (process-resource-bundles) @ pulsar-metadata ---</text:p>
      <text:p text:style-name="Standard">[INFO] Preparing remote bundle org.apache:apache-jar-resource-bundle:1.4</text:p>
      <text:p text:style-name="Standard">[INFO] Copying 3 resources from 1 bundle.</text:p>
      <text:p text:style-name="Standard">[INFO] </text:p>
      <text:p text:style-name="Standard">[INFO] --- maven-resources-plugin:3.1.0:resources (default-resources) @ pulsar-metadata ---</text:p>
      <text:p text:style-name="Standard">[INFO] Using 'UTF-8' encoding to copy filtered resources.</text:p>
      <text:p text:style-name="Standard">[INFO] skip non existing resourceDirectory /home/mostafij/Desktop/Github/pulsar/pulsar-metadata/src/main/resources</text:p>
      <text:p text:style-name="Standard">[INFO] Copying 3 resources</text:p>
      <text:p text:style-name="Standard">[INFO] </text:p>
      <text:p text:style-name="Standard">[INFO] --- maven-compiler-plugin:3.8.1:compile (default-compile) @ pulsar-metadata ---</text:p>
      <text:p text:style-name="Standard"><text:soft-page-break/>[INFO] Compiling 32 source files to /home/mostafij/Desktop/Github/pulsar/pulsar-metadata/target/classes</text:p>
      <text:p text:style-name="Standard">[WARNING] /home/mostafij/Desktop/Github/pulsar/pulsar-metadata/src/main/java/org/apache/pulsar/metadata/api/extended/MetadataStoreExtended.java:[38,8] auto-closeable resource org.apache.pulsar.metadata.api.extended.MetadataStoreExtended has a member method close() that could throw InterruptedException</text:p>
      <text:p text:style-name="Standard">[WARNING] /home/mostafij/Desktop/Github/pulsar/pulsar-metadata/src/main/java/org/apache/pulsar/metadata/api/MetadataStore.java:[39,8] auto-closeable resource org.apache.pulsar.metadata.api.MetadataStore has a member method close() that could throw InterruptedException</text:p>
      <text:p text:style-name="Standard">[WARNING] /home/mostafij/Desktop/Github/pulsar/pulsar-metadata/src/main/java/org/apache/pulsar/metadata/api/coordination/LockManager.java:[32,8] auto-closeable resource org.apache.pulsar.metadata.api.coordination.LockManager&lt;T&gt; has a member method close() that could throw InterruptedException</text:p>
      <text:p text:style-name="Standard">[WARNING] /home/mostafij/Desktop/Github/pulsar/pulsar-metadata/src/main/java/org/apache/pulsar/metadata/coordination/impl/CoordinationServiceImpl.java:[41,8] auto-closeable resource org.apache.pulsar.metadata.coordination.impl.CoordinationServiceImpl has a member method close() that could throw InterruptedException</text:p>
      <text:p text:style-name="Standard">[WARNING] /home/mostafij/Desktop/Github/pulsar/pulsar-metadata/src/main/java/org/apache/pulsar/metadata/api/coordination/CoordinationService.java:[27,8] auto-closeable resource org.apache.pulsar.metadata.api.coordination.CoordinationService has a member method close() that could throw InterruptedException</text:p>
      <text:p text:style-name="Standard">[WARNING] /home/mostafij/Desktop/Github/pulsar/pulsar-metadata/src/main/java/org/apache/pulsar/metadata/api/coordination/LeaderElection.java:[27,8] auto-closeable resource org.apache.pulsar.metadata.api.coordination.LeaderElection&lt;T&gt; has a member method close() that could throw InterruptedException</text:p>
      <text:p text:style-name="Standard">[WARNING] /home/mostafij/Desktop/Github/pulsar/pulsar-metadata/src/main/java/org/apache/pulsar/metadata/impl/FaultInjectionMetadataStore.java:[42,8] auto-closeable resource org.apache.pulsar.metadata.impl.FaultInjectionMetadataStore has a member method close() that could throw InterruptedException</text:p>
      <text:p text:style-name="Standard">[WARNING] /home/mostafij/Desktop/Github/pulsar/pulsar-metadata/src/main/java/org/apache/pulsar/metadata/coordination/impl/LockManagerImpl.java:[46,1] auto-closeable resource org.apache.pulsar.metadata.coordination.impl.LockManagerImpl&lt;T&gt; has a member method close() that could throw InterruptedException</text:p>
      <text:p text:style-name="Standard">[WARNING] /home/mostafij/Desktop/Github/pulsar/pulsar-metadata/src/main/java/org/apache/pulsar/metadata/impl/AbstractMetadataStore.java:[56,17] auto-closeable resource org.apache.pulsar.metadata.impl.AbstractMetadataStore has a member method close() that could throw InterruptedException</text:p>
      <text:p text:style-name="Standard">[WARNING] /home/mostafij/Desktop/Github/pulsar/pulsar-metadata/src/main/java/org/apache/pulsar/metadata/impl/LocalMemoryMetadataStore.java:[44,8] auto-closeable resource org.apache.pulsar.metadata.impl.LocalMemoryMetadataStore has a member method close() that could throw InterruptedException</text:p>
      <text:p text:style-name="Standard">[WARNING] /home/mostafij/Desktop/Github/pulsar/pulsar-metadata/src/main/java/org/apache/pulsar/metadata/coordination/impl/LeaderElectionImpl.java:[53,1] auto-closeable resource org.apache.pulsar.metadata.coordination.impl.LeaderElectionImpl&lt;T&gt; has a member method close() that could throw InterruptedException</text:p>
      <text:p text:style-name="Standard">[WARNING] /home/mostafij/Desktop/Github/pulsar/pulsar-metadata/src/main/java/org/apache/pulsar/metadata/impl/ZKSessionWatcher.java:[45,8] auto-closeable resource <text:soft-page-break/>org.apache.pulsar.metadata.impl.ZKSessionWatcher has a member method close() that could throw InterruptedException</text:p>
      <text:p text:style-name="Standard">[WARNING] /home/mostafij/Desktop/Github/pulsar/pulsar-metadata/src/main/java/org/apache/pulsar/metadata/impl/ZKMetadataStore.java:[56,8] auto-closeable resource org.apache.pulsar.metadata.impl.ZKMetadataStore has a member method close() that could throw InterruptedException</text:p>
      <text:p text:style-name="Standard">[WARNING] /home/mostafij/Desktop/Github/pulsar/pulsar-metadata/src/main/java/org/apache/pulsar/metadata/impl/ZKMetadataStore.java:[384,28] auto-closeable resource org.apache.zookeeper.ZooKeeper has a member method close() that could throw InterruptedException</text:p>
      <text:p text:style-name="Standard">[INFO] </text:p>
      <text:p text:style-name="Standard">[INFO] --- maven-resources-plugin:3.1.0:testResources (default-testResources) @ pulsar-metadata ---</text:p>
      <text:p text:style-name="Standard">[INFO] Using 'UTF-8' encoding to copy filtered resources.</text:p>
      <text:p text:style-name="Standard">[INFO] Copying 1 resource</text:p>
      <text:p text:style-name="Standard">[INFO] Copying 3 resources</text:p>
      <text:p text:style-name="Standard">[INFO] </text:p>
      <text:p text:style-name="Standard">[INFO] --- maven-compiler-plugin:3.8.1:testCompile (default-testCompile) @ pulsar-metadata ---</text:p>
      <text:p text:style-name="Standard">[INFO] Compiling 10 source files to /home/mostafij/Desktop/Github/pulsar/pulsar-metadata/target/test-classes</text:p>
      <text:p text:style-name="Standard">[WARNING] /home/mostafij/Desktop/Github/pulsar/pulsar-metadata/src/test/java/org/apache/pulsar/metadata/TestZKServer.java:[42,8] auto-closeable resource org.apache.pulsar.metadata.TestZKServer has a member method close() that could throw InterruptedException</text:p>
      <text:p text:style-name="Standard">[WARNING] /home/mostafij/Desktop/Github/pulsar/pulsar-metadata/src/test/java/org/apache/pulsar/metadata/BacklogQuotaCompatibilityTest.java:[47,9] found raw type: org.apache.pulsar.metadata.cache.impl.JSONMetadataSerdeSimpleType</text:p>
      <text:p text:style-name="Standard"><text:s text:c="2"/>missing type arguments for generic class org.apache.pulsar.metadata.cache.impl.JSONMetadataSerdeSimpleType&lt;T&gt;</text:p>
      <text:p text:style-name="Standard">[WARNING] /home/mostafij/Desktop/Github/pulsar/pulsar-metadata/src/test/java/org/apache/pulsar/metadata/BacklogQuotaCompatibilityTest.java:[47,71] found raw type: org.apache.pulsar.metadata.cache.impl.JSONMetadataSerdeSimpleType</text:p>
      <text:p text:style-name="Standard"><text:s text:c="2"/>missing type arguments for generic class org.apache.pulsar.metadata.cache.impl.JSONMetadataSerdeSimpleType&lt;T&gt;</text:p>
      <text:p text:style-name="Standard">[INFO] </text:p>
      <text:p text:style-name="Standard">[INFO] --- maven-surefire-plugin:3.0.0-M3:test (default-test) @ pulsar-metadata ---</text:p>
      <text:p text:style-name="Standard">[INFO] </text:p>
      <text:p text:style-name="Standard">[INFO] -------------------------------------------------------</text:p>
      <text:p text:style-name="Standard">[INFO] <text:s/>T E S T S</text:p>
      <text:p text:style-name="Standard">[INFO] -------------------------------------------------------</text:p>
      <text:p text:style-name="Standard">[INFO] Running org.apache.pulsar.metadata.MetadataCacheTest</text:p>
      <text:p text:style-name="Standard">[INFO] Running org.apache.pulsar.metadata.BaseMetadataStoreTest</text:p>
      <text:p text:style-name="Standard">[INFO] Running org.apache.pulsar.metadata.LeaderElectionTest</text:p>
      <text:p text:style-name="Standard">[INFO] Running org.apache.pulsar.metadata.CounterTest</text:p>
      <text:p text:style-name="Standard">[INFO] Tests run: 0, Failures: 0, Errors: 0, Skipped: 0, Time elapsed: 9.071 s - in org.apache.pulsar.metadata.BaseMetadataStoreTest</text:p>
      <text:p text:style-name="Standard">[INFO] Running org.apache.pulsar.metadata.ZKSessionTest</text:p>
      <text:p text:style-name="Standard">[INFO] Tests run: 2, Failures: 0, Errors: 0, Skipped: 0, Time elapsed: 17.79 s - in org.apache.pulsar.metadata.CounterTest</text:p>
      <text:p text:style-name="Standard">[INFO] Running org.apache.pulsar.metadata.LockManagerTest</text:p>
      <text:p text:style-name="Standard">[INFO] Tests run: 14, Failures: 0, Errors: 0, Skipped: 0, Time elapsed: 31.337 s - in org.apache.pulsar.metadata.LeaderElectionTest</text:p>
      <text:p text:style-name="Standard"><text:soft-page-break/>[INFO] Running org.apache.pulsar.metadata.BacklogQuotaCompatibilityTest</text:p>
      <text:p text:style-name="Standard">[INFO] Tests run: 1, Failures: 0, Errors: 0, Skipped: 0, Time elapsed: 0.786 s - in org.apache.pulsar.metadata.BacklogQuotaCompatibilityTest</text:p>
      <text:p text:style-name="Standard">[INFO] Running org.apache.pulsar.metadata.TestZKServer</text:p>
      <text:p text:style-name="Standard">[INFO] Tests run: 0, Failures: 0, Errors: 0, Skipped: 0, Time elapsed: 0.297 s - in org.apache.pulsar.metadata.TestZKServer</text:p>
      <text:p text:style-name="Standard">[INFO] Running org.apache.pulsar.metadata.MetadataStoreExtendedTest</text:p>
      <text:p text:style-name="Standard">[INFO] Tests run: 10, Failures: 0, Errors: 0, Skipped: 0, Time elapsed: 16.348 s - in org.apache.pulsar.metadata.LockManagerTest</text:p>
      <text:p text:style-name="Standard">[ERROR] Tests run: 6, Failures: 1, Errors: 0, Skipped: 4, Time elapsed: 25.126 s &lt;&lt;&lt; FAILURE! - in org.apache.pulsar.metadata.ZKSessionTest</text:p>
      <text:p text:style-name="Standard">[ERROR] testReacquireLeadershipAfterSessionLost(org.apache.pulsar.metadata.ZKSessionTest) <text:s/>Time elapsed: 3.58 s <text:s/>&lt;&lt;&lt; FAILURE!</text:p>
      <text:p text:style-name="Standard">java.lang.AssertionError: expected [Leading] but found [NoLeader]</text:p>
      <text:p text:style-name="Standard"><text:tab/>at org.testng.Assert.fail(Assert.java:99)</text:p>
      <text:p text:style-name="Standard"><text:tab/>at org.testng.Assert.failNotEquals(Assert.java:1037)</text:p>
      <text:p text:style-name="Standard"><text:tab/>at org.testng.Assert.assertEqualsImpl(Assert.java:140)</text:p>
      <text:p text:style-name="Standard"><text:tab/>at org.testng.Assert.assertEquals(Assert.java:122)</text:p>
      <text:p text:style-name="Standard"><text:tab/>at org.testng.Assert.assertEquals(Assert.java:617)</text:p>
      <text:p text:style-name="Standard"><text:tab/>at org.apache.pulsar.metadata.ZKSessionTest.testReacquireLeadershipAfterSessionLost(ZKSessionTest.java:174)</text:p>
      <text:p text:style-name="Standard"><text:tab/>at java.base/jdk.internal.reflect.NativeMethodAccessorImpl.invoke0(Native Method)</text:p>
      <text:p text:style-name="Standard"><text:tab/>at java.base/jdk.internal.reflect.NativeMethodAccessorImpl.invoke(NativeMethodAccessorImpl.java:62)</text:p>
      <text:p text:style-name="Standard"><text:tab/>at java.base/jdk.internal.reflect.DelegatingMethodAccessorImpl.invoke(DelegatingMethodAccessorImpl.java:43)</text:p>
      <text:p text:style-name="Standard"><text:tab/>at java.base/java.lang.reflect.Method.invoke(Method.java:566)</text:p>
      <text:p text:style-name="Standard"><text:tab/>at org.testng.internal.MethodInvocationHelper.invokeMethod(MethodInvocationHelper.java:132)</text:p>
      <text:p text:style-name="Standard"><text:tab/>at org.testng.internal.InvokeMethodRunnable.runOne(InvokeMethodRunnable.java:45)</text:p>
      <text:p text:style-name="Standard"><text:tab/>at org.testng.internal.InvokeMethodRunnable.call(InvokeMethodRunnable.java:73)</text:p>
      <text:p text:style-name="Standard"><text:tab/>at org.testng.internal.InvokeMethodRunnable.call(InvokeMethodRunnable.java:11)</text:p>
      <text:p text:style-name="Standard"><text:tab/>at java.base/java.util.concurrent.FutureTask.run(FutureTask.java:264)</text:p>
      <text:p text:style-name="Standard"><text:tab/>at java.base/java.util.concurrent.ThreadPoolExecutor.runWorker(ThreadPoolExecutor.java:1128)</text:p>
      <text:p text:style-name="Standard"><text:tab/>at java.base/java.util.concurrent.ThreadPoolExecutor$Worker.run(ThreadPoolExecutor.java:628)</text:p>
      <text:p text:style-name="Standard"><text:tab/>at java.base/java.lang.Thread.run(Thread.java:829)</text:p>
      <text:p text:style-name="Standard"/>
      <text:p text:style-name="Standard">[INFO] Running org.apache.pulsar.metadata.MetadataStoreTest</text:p>
      <text:p text:style-name="Standard">[INFO] Tests run: 2, Failures: 0, Errors: 0, Skipped: 0, Time elapsed: 1.861 s - in org.apache.pulsar.metadata.MetadataStoreExtendedTest</text:p>
      <text:p text:style-name="Standard">[INFO] Tests run: 23, Failures: 0, Errors: 0, Skipped: 0, Time elapsed: 35.155 s - in org.apache.pulsar.metadata.MetadataCacheTest</text:p>
      <text:p text:style-name="Standard">[INFO] Tests run: 12, Failures: 0, Errors: 0, Skipped: 0, Time elapsed: 1.739 s - in org.apache.pulsar.metadata.MetadataStoreTest</text:p>
      <text:p text:style-name="Standard">[INFO] </text:p>
      <text:p text:style-name="Standard"><text:soft-page-break/>[INFO] Results:</text:p>
      <text:p text:style-name="Standard">[INFO] </text:p>
      <text:p text:style-name="Standard">[ERROR] Failures: </text:p>
      <text:p text:style-name="Standard">[ERROR] org.apache.pulsar.metadata.ZKSessionTest.testReacquireLeadershipAfterSessionLost(org.apache.pulsar.metadata.ZKSessionTest)</text:p>
      <text:p text:style-name="Standard">[INFO] <text:s text:c="2"/>Run 1: PASS</text:p>
      <text:p text:style-name="Standard">[ERROR] <text:s text:c="2"/>Run 2: ZKSessionTest.testReacquireLeadershipAfterSessionLost:174 expected [Leading] but found [NoLeader]</text:p>
      <text:p text:style-name="Standard">[INFO] </text:p>
      <text:p text:style-name="Standard">[INFO] </text:p>
      <text:p text:style-name="Standard">[ERROR] Tests run: 69, Failures: 1, Errors: 0, Skipped: 3</text:p>
      <text:p text:style-name="Standard">[INFO] </text:p>
      <text:p text:style-name="Standard">[INFO] </text:p>
      <text:p text:style-name="Standard">[INFO] ------------------&lt; org.apache.pulsar:managed-ledger &gt;------------------</text:p>
      <text:p text:style-name="Standard">[INFO] Building Managed Ledger 2.8.0-SNAPSHOT <text:s text:c="26"/>[7/127]</text:p>
      <text:p text:style-name="Standard">[INFO] --------------------------------[ jar ]---------------------------------</text:p>
      <text:p text:style-name="Standard">[INFO] </text:p>
      <text:p text:style-name="Standard">[INFO] --- maven-clean-plugin:3.1.0:clean (default-clean) @ managed-ledger ---</text:p>
      <text:p text:style-name="Standard">[INFO] Deleting /home/mostafij/Desktop/Github/pulsar/managed-ledger/target</text:p>
      <text:p text:style-name="Standard">[INFO] </text:p>
      <text:p text:style-name="Standard">[INFO] --- maven-enforcer-plugin:3.0.0-M3:enforce (enforce-maven-version) @ managed-ledger ---</text:p>
      <text:p text:style-name="Standard">[INFO] </text:p>
      <text:p text:style-name="Standard">[INFO] --- maven-enforcer-plugin:3.0.0-M3:enforce (enforce-maven) @ managed-ledger ---</text:p>
      <text:p text:style-name="Standard">[INFO] </text:p>
      <text:p text:style-name="Standard">[INFO] --- directory-maven-plugin:0.3.1:directory-of (directories) @ managed-ledger ---</text:p>
      <text:p text:style-name="Standard">[INFO] Directory of org.apache.pulsar:pulsar set to: /home/mostafij/Desktop/Github/pulsar</text:p>
      <text:p text:style-name="Standard">[INFO] </text:p>
      <text:p text:style-name="Standard">[INFO] --- protobuf-maven-plugin:0.6.1:compile (default) @ managed-ledger ---</text:p>
      <text:p text:style-name="Standard">[INFO] Compiling 1 proto file(s) to /home/mostafij/Desktop/Github/pulsar/managed-ledger/target/generated-sources/protobuf/java</text:p>
      <text:p text:style-name="Standard">[INFO] </text:p>
      <text:p text:style-name="Standard">[INFO] --- maven-remote-resources-plugin:1.7.0:process (process-resource-bundles) @ managed-ledger ---</text:p>
      <text:p text:style-name="Standard">[INFO] Preparing remote bundle org.apache:apache-jar-resource-bundle:1.4</text:p>
      <text:p text:style-name="Standard">[INFO] Copying 3 resources from 1 bundle.</text:p>
      <text:p text:style-name="Standard">[INFO] </text:p>
      <text:p text:style-name="Standard">[INFO] --- maven-resources-plugin:3.1.0:resources (default-resources) @ managed-ledger ---</text:p>
      <text:p text:style-name="Standard">[INFO] Using 'UTF-8' encoding to copy filtered resources.</text:p>
      <text:p text:style-name="Standard">[INFO] skip non existing resourceDirectory /home/mostafij/Desktop/Github/pulsar/managed-ledger/src/main/resources</text:p>
      <text:p text:style-name="Standard">[INFO] Copying 1 resource</text:p>
      <text:p text:style-name="Standard">[INFO] Copying 3 resources</text:p>
      <text:p text:style-name="Standard">[INFO] </text:p>
      <text:p text:style-name="Standard">[INFO] --- maven-compiler-plugin:3.8.1:compile (default-compile) @ managed-ledger ---</text:p>
      <text:p text:style-name="Standard">[INFO] Compiling 64 source files to /home/mostafij/Desktop/Github/pulsar/managed-ledger/target/classes</text:p>
      <text:p text:style-name="Standard"><text:soft-page-break/>[WARNING] /home/mostafij/Desktop/Github/pulsar/managed-ledger/src/main/java/org/apache/bookkeeper/mledger/impl/ManagedLedgerImpl.java:[1587,17] rollCurrentLedgerIfFull() in org.apache.bookkeeper.mledger.ManagedLedger has been deprecated</text:p>
      <text:p text:style-name="Standard">[WARNING] /home/mostafij/Desktop/Github/pulsar/managed-ledger/src/main/java/org/apache/bookkeeper/mledger/impl/ManagedLedgerImpl.java:[1614,50] found raw type: java.util.concurrent.CompletableFuture</text:p>
      <text:p text:style-name="Standard"><text:s text:c="2"/>missing type arguments for generic class java.util.concurrent.CompletableFuture&lt;T&gt;</text:p>
      <text:p text:style-name="Standard">[WARNING] /home/mostafij/Desktop/Github/pulsar/managed-ledger/src/main/java/org/apache/bookkeeper/mledger/impl/ManagedLedgerImpl.java:[1614,46] unchecked conversion</text:p>
      <text:p text:style-name="Standard"><text:s text:c="2"/>required: java.util.concurrent.CompletableFuture&lt;org.apache.bookkeeper.mledger.Position&gt;</text:p>
      <text:p text:style-name="Standard"><text:s text:c="2"/>found: <text:s text:c="3"/>java.util.concurrent.CompletableFuture</text:p>
      <text:p text:style-name="Standard">[WARNING] /home/mostafij/Desktop/Github/pulsar/managed-ledger/src/main/java/org/apache/bookkeeper/mledger/impl/ManagedLedgerImpl.java:[3819,46] found raw type: java.util.concurrent.CompletableFuture</text:p>
      <text:p text:style-name="Standard"><text:s text:c="2"/>missing type arguments for generic class java.util.concurrent.CompletableFuture&lt;T&gt;</text:p>
      <text:p text:style-name="Standard">[WARNING] /home/mostafij/Desktop/Github/pulsar/managed-ledger/src/main/java/org/apache/bookkeeper/mledger/impl/ManagedLedgerImpl.java:[3819,42] unchecked conversion</text:p>
      <text:p text:style-name="Standard"><text:s text:c="2"/>required: java.util.concurrent.CompletableFuture&lt;java.lang.Void&gt;</text:p>
      <text:p text:style-name="Standard"><text:s text:c="2"/>found: <text:s text:c="3"/>java.util.concurrent.CompletableFuture</text:p>
      <text:p text:style-name="Standard">[WARNING] /home/mostafij/Desktop/Github/pulsar/managed-ledger/src/main/java/org/apache/bookkeeper/mledger/impl/ManagedLedgerImpl.java:[2651,17] possible fall-through into case</text:p>
      <text:p text:style-name="Standard">[WARNING] /home/mostafij/Desktop/Github/pulsar/managed-ledger/src/main/java/org/apache/bookkeeper/mledger/impl/ManagedCursorImpl.java:[1720,13] possible fall-through into case</text:p>
      <text:p text:style-name="Standard">[WARNING] /home/mostafij/Desktop/Github/pulsar/managed-ledger/src/main/java/org/apache/bookkeeper/mledger/offload/Offloaders.java:[32,8] auto-closeable resource org.apache.bookkeeper.mledger.offload.Offloaders has a member method close() that could throw InterruptedException</text:p>
      <text:p text:style-name="Standard">[WARNING] /home/mostafij/Desktop/Github/pulsar/managed-ledger/src/main/java/org/apache/bookkeeper/mledger/offload/Offloaders.java:[34,45] found raw type: org.apache.bookkeeper.mledger.LedgerOffloaderFactory</text:p>
      <text:p text:style-name="Standard"><text:s text:c="2"/>missing type arguments for generic class org.apache.bookkeeper.mledger.LedgerOffloaderFactory&lt;T&gt;</text:p>
      <text:p text:style-name="Standard">[WARNING] /home/mostafij/Desktop/Github/pulsar/managed-ledger/src/main/java/org/apache/bookkeeper/mledger/offload/Offloaders.java:[36,12] found raw type: org.apache.bookkeeper.mledger.LedgerOffloaderFactory</text:p>
      <text:p text:style-name="Standard"><text:s text:c="2"/>missing type arguments for generic class org.apache.bookkeeper.mledger.LedgerOffloaderFactory&lt;T&gt;</text:p>
      <text:p text:style-name="Standard">[WARNING] /home/mostafij/Desktop/Github/pulsar/managed-ledger/src/main/java/org/apache/bookkeeper/mledger/offload/Offloaders.java:[37,35] found raw type: org.apache.bookkeeper.mledger.LedgerOffloaderFactory</text:p>
      <text:p text:style-name="Standard"><text:s text:c="2"/>missing type arguments for generic class org.apache.bookkeeper.mledger.LedgerOffloaderFactory&lt;T&gt;</text:p>
      <text:p text:style-name="Standard">[WARNING] /home/mostafij/Desktop/Github/pulsar/managed-ledger/src/main/java/org/apache/bookkeeper/mledger/offload/Offloaders.java: found raw type: org.apache.bookkeeper.mledger.LedgerOffloaderFactory</text:p>
      <text:p text:style-name="Standard"><text:s text:c="2"/>missing type arguments for generic class org.apache.bookkeeper.mledger.LedgerOffloaderFactory&lt;T&gt;</text:p>
      <text:p text:style-name="Standard">[WARNING] /home/mostafij/Desktop/Github/pulsar/managed-ledger/src/main/java/org/apache/bookkeeper/mledger/offload/Offloaders.java:[34,70] found raw type: org.apache.bookkeeper.mledger.LedgerOffloaderFactory</text:p>
      <text:p text:style-name="Standard"><text:s text:c="2"/>missing type arguments for generic class org.apache.bookkeeper.mledger.LedgerOffloaderFactory&lt;T&gt;</text:p>
      <text:p text:style-name="Standard"><text:soft-page-break/>[WARNING] /home/mostafij/Desktop/Github/pulsar/managed-ledger/src/main/java/org/apache/bookkeeper/mledger/offload/OffloaderUtils.java:[51,33] found raw type: org.apache.bookkeeper.mledger.LedgerOffloaderFactory</text:p>
      <text:p text:style-name="Standard"><text:s text:c="2"/>missing type arguments for generic class org.apache.bookkeeper.mledger.LedgerOffloaderFactory&lt;T&gt;</text:p>
      <text:p text:style-name="Standard">[WARNING] /home/mostafij/Desktop/Github/pulsar/managed-ledger/src/main/java/org/apache/bookkeeper/mledger/offload/OffloaderUtils.java:[69,13] found raw type: java.lang.Class</text:p>
      <text:p text:style-name="Standard"><text:s text:c="2"/>missing type arguments for generic class java.lang.Class&lt;T&gt;</text:p>
      <text:p text:style-name="Standard">[WARNING] /home/mostafij/Desktop/Github/pulsar/managed-ledger/src/main/java/org/apache/bookkeeper/mledger/offload/OffloaderUtils.java:[70,31] found raw type: org.apache.bookkeeper.mledger.LedgerOffloaderFactory</text:p>
      <text:p text:style-name="Standard"><text:s text:c="2"/>missing type arguments for generic class org.apache.bookkeeper.mledger.LedgerOffloaderFactory&lt;T&gt;</text:p>
      <text:p text:style-name="Standard">[WARNING] /home/mostafij/Desktop/Github/pulsar/managed-ledger/src/main/java/org/apache/bookkeeper/mledger/offload/OffloaderUtils.java:[136,47] found raw type: org.apache.bookkeeper.mledger.LedgerOffloaderFactory</text:p>
      <text:p text:style-name="Standard"><text:s text:c="2"/>missing type arguments for generic class org.apache.bookkeeper.mledger.LedgerOffloaderFactory&lt;T&gt;</text:p>
      <text:p text:style-name="Standard">[WARNING] /home/mostafij/Desktop/Github/pulsar/managed-ledger/src/main/java/org/apache/bookkeeper/mledger/impl/EntryCacheImpl.java:[74,60] PooledByteBufAllocator(boolean,int,int,int,int,int,int,int,boolean) in io.netty.buffer.PooledByteBufAllocator has been deprecated</text:p>
      <text:p text:style-name="Standard">[WARNING] /home/mostafij/Desktop/Github/pulsar/managed-ledger/src/main/java/org/apache/bookkeeper/mledger/impl/EntryCacheImpl.java:[79,35] defaultTinyCacheSize() in io.netty.buffer.PooledByteBufAllocator has been deprecated</text:p>
      <text:p text:style-name="Standard">[INFO] </text:p>
      <text:p text:style-name="Standard">[INFO] --- maven-resources-plugin:3.1.0:testResources (default-testResources) @ managed-ledger ---</text:p>
      <text:p text:style-name="Standard">[INFO] Using 'UTF-8' encoding to copy filtered resources.</text:p>
      <text:p text:style-name="Standard">[INFO] skip non existing resourceDirectory /home/mostafij/Desktop/Github/pulsar/managed-ledger/src/test/resources</text:p>
      <text:p text:style-name="Standard">[INFO] Copying 3 resources</text:p>
      <text:p text:style-name="Standard">[INFO] </text:p>
      <text:p text:style-name="Standard">[INFO] --- maven-compiler-plugin:3.8.1:testCompile (default-testCompile) @ managed-ledger ---</text:p>
      <text:p text:style-name="Standard">[INFO] Compiling 35 source files to /home/mostafij/Desktop/Github/pulsar/managed-ledger/target/test-classes</text:p>
      <text:p text:style-name="Standard">[WARNING] /home/mostafij/Desktop/Github/pulsar/managed-ledger/src/test/java/org/apache/bookkeeper/test/BookKeeperClusterTestCase.java:[231,17] setZkServers(java.lang.String) in org.apache.bookkeeper.conf.AbstractConfiguration has been deprecated</text:p>
      <text:p text:style-name="Standard">[WARNING] /home/mostafij/Desktop/Github/pulsar/managed-ledger/src/test/java/org/apache/bookkeeper/test/BookKeeperClusterTestCase.java:[488,39] found raw type: org.apache.bookkeeper.conf.AbstractConfiguration</text:p>
      <text:p text:style-name="Standard"><text:s text:c="2"/>missing type arguments for generic class org.apache.bookkeeper.conf.AbstractConfiguration&lt;T&gt;</text:p>
      <text:p text:style-name="Standard">[WARNING] /home/mostafij/Desktop/Github/pulsar/managed-ledger/src/test/java/org/apache/bookkeeper/mledger/util/RangeCacheTest.java:[35,5] Class org.apache.bookkeeper.mledger.util.RangeCacheTest.RefString overrides equals, but neither it nor any superclass overrides hashCode method</text:p>
      <text:p text:style-name="Standard">[WARNING] /home/mostafij/Desktop/Github/pulsar/managed-ledger/src/test/java/org/apache/bookkeeper/mledger/impl/OffloadPrefixTest.java:[717,79] unchecked cast</text:p>
      <text:p text:style-name="Standard"><text:s text:c="2"/>required: java.util.Map&lt;java.lang.Long,org.apache.bookkeeper.mledger.proto.MLDataFormats.ManagedLedgerInfo.LedgerInfo&gt;</text:p>
      <text:p text:style-name="Standard"><text:s text:c="2"/>found: <text:s text:c="3"/>java.lang.Object</text:p>
      <text:p text:style-name="Standard"><text:soft-page-break/>[WARNING] /home/mostafij/Desktop/Github/pulsar/managed-ledger/src/test/java/org/apache/bookkeeper/mledger/impl/OffloadPrefixReadTest.java:[274,12] auto-closeable resource org.apache.bookkeeper.mledger.impl.OffloadPrefixReadTest.MockOffloadReadHandle has a member method close() that could throw InterruptedException</text:p>
      <text:p text:style-name="Standard">[WARNING] /home/mostafij/Desktop/Github/pulsar/managed-ledger/src/test/java/org/apache/bookkeeper/mledger/impl/OffloadPrefixReadTest.java:[260,9] auto-closeable resource org.apache.bookkeeper.mledger.impl.OffloadPrefixReadTest.MockLedgerOffloader.VerifyClosingReadHandle has a member method close() that could throw InterruptedException</text:p>
      <text:p text:style-name="Standard">[WARNING] /home/mostafij/Desktop/Github/pulsar/managed-ledger/src/test/java/org/apache/bookkeeper/mledger/impl/ManagedLedgerTest.java:[2618,9] auto-closeable resource MockLedgerHandle has a member method close() that could throw InterruptedException</text:p>
      <text:p text:style-name="Standard">[WARNING] /home/mostafij/Desktop/Github/pulsar/managed-ledger/src/test/java/org/apache/bookkeeper/mledger/impl/ManagedLedgerTest.java:[2875,32] found raw type: java.lang.Class</text:p>
      <text:p text:style-name="Standard"><text:s text:c="2"/>missing type arguments for generic class java.lang.Class&lt;T&gt;</text:p>
      <text:p text:style-name="Standard">[WARNING] /home/mostafij/Desktop/Github/pulsar/managed-ledger/src/test/java/org/apache/bookkeeper/mledger/impl/ManagedCursorTest.java:[3040,40] unchecked cast</text:p>
      <text:p text:style-name="Standard"><text:s text:c="2"/>required: org.apache.bookkeeper.mledger.impl.MetaStore.MetaStoreCallback&lt;org.apache.bookkeeper.mledger.proto.MLDataFormats.ManagedCursorInfo&gt;</text:p>
      <text:p text:style-name="Standard"><text:s text:c="2"/>found: <text:s text:c="3"/>java.lang.Object</text:p>
      <text:p text:style-name="Standard">[WARNING] /home/mostafij/Desktop/Github/pulsar/managed-ledger/src/test/java/org/apache/bookkeeper/mledger/impl/ManagedCursorTest.java:[3044,50] unchecked method invocation: method asyncGetCursorInfo in interface org.apache.bookkeeper.mledger.impl.MetaStore is applied to given types</text:p>
      <text:p text:style-name="Standard"><text:s text:c="2"/>required: java.lang.String,java.lang.String,org.apache.bookkeeper.mledger.impl.MetaStore.MetaStoreCallback&lt;org.apache.bookkeeper.mledger.proto.MLDataFormats.ManagedCursorInfo&gt;</text:p>
      <text:p text:style-name="Standard"><text:s text:c="2"/>found: java.lang.String,java.lang.String,org.apache.bookkeeper.mledger.impl.MetaStore.MetaStoreCallback</text:p>
      <text:p text:style-name="Standard">[WARNING] /home/mostafij/Desktop/Github/pulsar/managed-ledger/src/test/java/org/apache/bookkeeper/mledger/impl/ManagedCursorTest.java:[3044,82] unchecked conversion</text:p>
      <text:p text:style-name="Standard"><text:s text:c="2"/>required: org.apache.bookkeeper.mledger.impl.MetaStore.MetaStoreCallback&lt;org.apache.bookkeeper.mledger.proto.MLDataFormats.ManagedCursorInfo&gt;</text:p>
      <text:p text:style-name="Standard"><text:s text:c="2"/>found: <text:s text:c="3"/>org.apache.bookkeeper.mledger.impl.MetaStore.MetaStoreCallback</text:p>
      <text:p text:style-name="Standard">[INFO] </text:p>
      <text:p text:style-name="Standard">[INFO] --- maven-surefire-plugin:3.0.0-M3:test (default-test) @ managed-ledger ---</text:p>
      <text:p text:style-name="Standard">[INFO] </text:p>
      <text:p text:style-name="Standard">[INFO] -------------------------------------------------------</text:p>
      <text:p text:style-name="Standard">[INFO] <text:s/>T E S T S</text:p>
      <text:p text:style-name="Standard">[INFO] -------------------------------------------------------</text:p>
      <text:p text:style-name="Standard">[INFO] Running org.apache.bookkeeper.mledger.offload.OffloadUtilsTest</text:p>
      <text:p text:style-name="Standard">[INFO] Running org.apache.bookkeeper.mledger.offload.OffloadersCacheTest</text:p>
      <text:p text:style-name="Standard">[INFO] Running org.apache.bookkeeper.mledger.util.CallbackMutexTest</text:p>
      <text:p text:style-name="Standard">[INFO] Running org.apache.bookkeeper.mledger.util.PositionAckSetUtilTest</text:p>
      <text:p text:style-name="Standard">[INFO] Tests run: 1, Failures: 0, Errors: 0, Skipped: 0, Time elapsed: 13.16 s - in org.apache.bookkeeper.mledger.offload.OffloadUtilsTest</text:p>
      <text:p text:style-name="Standard">[INFO] Running org.apache.bookkeeper.mledger.util.RangeCacheTest</text:p>
      <text:p text:style-name="Standard"><text:soft-page-break/>[INFO] Tests run: 3, Failures: 0, Errors: 0, Skipped: 0, Time elapsed: 12.445 s - in org.apache.bookkeeper.mledger.util.PositionAckSetUtilTest</text:p>
      <text:p text:style-name="Standard">[INFO] Running org.apache.bookkeeper.mledger.util.TestStatsBuckets</text:p>
      <text:p text:style-name="Standard">[INFO] Tests run: 1, Failures: 0, Errors: 0, Skipped: 0, Time elapsed: 13.577 s - in org.apache.bookkeeper.mledger.util.CallbackMutexTest</text:p>
      <text:p text:style-name="Standard">[INFO] Running org.apache.bookkeeper.mledger.impl.OffloadPrefixTest</text:p>
      <text:p text:style-name="Standard">[INFO] Tests run: 7, Failures: 0, Errors: 0, Skipped: 0, Time elapsed: 0.615 s - in org.apache.bookkeeper.mledger.util.RangeCacheTest</text:p>
      <text:p text:style-name="Standard">[INFO] Running org.apache.bookkeeper.mledger.impl.MetaStoreImplTest</text:p>
      <text:p text:style-name="Standard">[INFO] Tests run: 3, Failures: 0, Errors: 0, Skipped: 0, Time elapsed: 0.408 s - in org.apache.bookkeeper.mledger.util.TestStatsBuckets</text:p>
      <text:p text:style-name="Standard">[INFO] Running org.apache.bookkeeper.mledger.impl.ManagedLedgerBkTest</text:p>
      <text:p text:style-name="Standard">[INFO] Tests run: 8, Failures: 0, Errors: 0, Skipped: 0, Time elapsed: 5.161 s - in org.apache.bookkeeper.mledger.impl.MetaStoreImplTest</text:p>
      <text:p text:style-name="Standard">[INFO] Running org.apache.bookkeeper.mledger.impl.ManagedLedgerFactoryChangeLedgerPathTest</text:p>
      <text:p text:style-name="Standard">[INFO] Tests run: 23, Failures: 0, Errors: 0, Skipped: 0, Time elapsed: 15.74 s - in org.apache.bookkeeper.mledger.impl.OffloadPrefixTest</text:p>
      <text:p text:style-name="Standard">[INFO] Running org.apache.bookkeeper.mledger.impl.ManagedLedgerTest</text:p>
      <text:p text:style-name="Standard">[INFO] Tests run: 1, Failures: 0, Errors: 0, Skipped: 0, Time elapsed: 29.581 s - in org.apache.bookkeeper.mledger.offload.OffloadersCacheTest</text:p>
      <text:p text:style-name="Standard">[INFO] Running org.apache.bookkeeper.mledger.impl.EntryCacheTest</text:p>
      <text:p text:style-name="Standard">[INFO] Tests run: 6, Failures: 0, Errors: 0, Skipped: 0, Time elapsed: 4.055 s - in org.apache.bookkeeper.mledger.impl.EntryCacheTest</text:p>
      <text:p text:style-name="Standard">[INFO] Running org.apache.bookkeeper.mledger.impl.ManagedLedgerErrorsTest</text:p>
      <text:p text:style-name="Standard">[INFO] Tests run: 17, Failures: 0, Errors: 0, Skipped: 0, Time elapsed: 8.322 s - in org.apache.bookkeeper.mledger.impl.ManagedLedgerErrorsTest</text:p>
      <text:p text:style-name="Standard">[INFO] Running org.apache.bookkeeper.mledger.impl.OffloadPrefixReadTest</text:p>
      <text:p text:style-name="Standard">[INFO] Tests run: 2, Failures: 0, Errors: 0, Skipped: 0, Time elapsed: 0.753 s - in org.apache.bookkeeper.mledger.impl.OffloadPrefixReadTest</text:p>
      <text:p text:style-name="Standard">[INFO] Running org.apache.bookkeeper.mledger.impl.PositionImplRecyclableTest</text:p>
      <text:p text:style-name="Standard">[INFO] Tests run: 1, Failures: 0, Errors: 0, Skipped: 0, Time elapsed: 0.125 s - in org.apache.bookkeeper.mledger.impl.PositionImplRecyclableTest</text:p>
      <text:p text:style-name="Standard">[INFO] Running org.apache.bookkeeper.mledger.impl.ManagedCursorListAckTest</text:p>
      <text:p text:style-name="Standard">[INFO] Tests run: 1, Failures: 0, Errors: 0, Skipped: 0, Time elapsed: 0.111 s - in org.apache.bookkeeper.mledger.impl.ManagedCursorListAckTest</text:p>
      <text:p text:style-name="Standard">[INFO] Running org.apache.bookkeeper.mledger.impl.ManagedCursorTest</text:p>
      <text:p text:style-name="Standard">[INFO] Tests run: 2, Failures: 0, Errors: 0, Skipped: 0, Time elapsed: 25.812 s - in org.apache.bookkeeper.mledger.impl.ManagedLedgerFactoryChangeLedgerPathTest</text:p>
      <text:p text:style-name="Standard">[INFO] Running org.apache.bookkeeper.mledger.impl.ManagedLedgerTerminationTest</text:p>
      <text:p text:style-name="Standard">[INFO] Tests run: 5, Failures: 0, Errors: 0, Skipped: 0, Time elapsed: 0.764 s - in org.apache.bookkeeper.mledger.impl.ManagedLedgerTerminationTest</text:p>
      <text:p text:style-name="Standard">[INFO] Running org.apache.bookkeeper.mledger.impl.PositionTest</text:p>
      <text:p text:style-name="Standard">[INFO] Tests run: 4, Failures: 0, Errors: 0, Skipped: 0, Time elapsed: 0.535 s - in org.apache.bookkeeper.mledger.impl.PositionTest</text:p>
      <text:p text:style-name="Standard">[INFO] Running org.apache.bookkeeper.mledger.impl.EntryCacheManagerTest</text:p>
      <text:p text:style-name="Standard">[INFO] Tests run: 8, Failures: 0, Errors: 0, Skipped: 0, Time elapsed: 3.73 s - in org.apache.bookkeeper.mledger.impl.EntryCacheManagerTest</text:p>
      <text:p text:style-name="Standard">[INFO] Running org.apache.bookkeeper.mledger.impl.OffloadLedgerDeleteTest</text:p>
      <text:p text:style-name="Standard"><text:soft-page-break/>[INFO] Tests run: 4, Failures: 0, Errors: 0, Skipped: 0, Time elapsed: 0.364 s - in org.apache.bookkeeper.mledger.impl.OffloadLedgerDeleteTest</text:p>
      <text:p text:style-name="Standard">[INFO] Running org.apache.bookkeeper.mledger.impl.NonDurableCursorTest</text:p>
      <text:p text:style-name="Standard">[INFO] Tests run: 25, Failures: 0, Errors: 0, Skipped: 0, Time elapsed: 2.676 s - in org.apache.bookkeeper.mledger.impl.NonDurableCursorTest</text:p>
      <text:p text:style-name="Standard">[INFO] Running org.apache.bookkeeper.mledger.impl.ManagedCursorIndividualDeletedMessagesTest</text:p>
      <text:p text:style-name="Standard">[INFO] Tests run: 1, Failures: 0, Errors: 0, Skipped: 0, Time elapsed: 1.471 s - in org.apache.bookkeeper.mledger.impl.ManagedCursorIndividualDeletedMessagesTest</text:p>
      <text:p text:style-name="Standard">[INFO] Running org.apache.bookkeeper.mledger.impl.ManagedCursorPropertiesTest</text:p>
      <text:p text:style-name="Standard">[INFO] Tests run: 4, Failures: 0, Errors: 0, Skipped: 0, Time elapsed: 0.273 s - in org.apache.bookkeeper.mledger.impl.ManagedCursorPropertiesTest</text:p>
      <text:p text:style-name="Standard">[INFO] Running org.apache.bookkeeper.mledger.impl.ManagedCursorConcurrencyTest</text:p>
      <text:p text:style-name="Standard">[WARNING] Tests run: 119, Failures: 0, Errors: 0, Skipped: 1, Time elapsed: 36.153 s - in org.apache.bookkeeper.mledger.impl.ManagedCursorTest</text:p>
      <text:p text:style-name="Standard">[INFO] Running org.apache.bookkeeper.mledger.impl.ManagedLedgerSingleBookieTest</text:p>
      <text:p text:style-name="Standard">[INFO] Tests run: 1, Failures: 0, Errors: 0, Skipped: 0, Time elapsed: 0.194 s - in org.apache.bookkeeper.mledger.impl.ManagedLedgerSingleBookieTest</text:p>
      <text:p text:style-name="Standard">[INFO] Running org.apache.bookkeeper.mledger.impl.ManagedCursorContainerTest</text:p>
      <text:p text:style-name="Standard">[INFO] Tests run: 6, Failures: 0, Errors: 0, Skipped: 0, Time elapsed: 0.034 s - in org.apache.bookkeeper.mledger.impl.ManagedCursorContainerTest</text:p>
      <text:p text:style-name="Standard">[INFO] Running org.apache.bookkeeper.mledger.impl.ReadOnlyCursorTest</text:p>
      <text:p text:style-name="Standard">[INFO] Tests run: 7, Failures: 0, Errors: 0, Skipped: 0, Time elapsed: 0.891 s - in org.apache.bookkeeper.mledger.impl.ReadOnlyCursorTest</text:p>
      <text:p text:style-name="Standard">[INFO] Running org.apache.bookkeeper.mledger.impl.ManagedLedgerMBeanTest</text:p>
      <text:p text:style-name="Standard">[INFO] Tests run: 1, Failures: 0, Errors: 0, Skipped: 0, Time elapsed: 0.449 s - in org.apache.bookkeeper.mledger.impl.ManagedLedgerMBeanTest</text:p>
      <text:p text:style-name="Standard">[INFO] Running org.apache.bookkeeper.mledger.impl.ManagedLedgerFactoryTest</text:p>
      <text:p text:style-name="Standard">[INFO] Tests run: 1, Failures: 0, Errors: 0, Skipped: 0, Time elapsed: 1.283 s - in org.apache.bookkeeper.mledger.impl.ManagedLedgerFactoryTest</text:p>
      <text:p text:style-name="Standard">[INFO] Running org.apache.bookkeeper.mledger.SimpleBookKeeperTest</text:p>
      <text:p text:style-name="Standard">[INFO] Tests run: 1, Failures: 0, Errors: 0, Skipped: 0, Time elapsed: 0.046 s - in org.apache.bookkeeper.mledger.SimpleBookKeeperTest</text:p>
      <text:p text:style-name="Standard">[INFO] Running org.apache.bookkeeper.test.MockedBookKeeperTestCase</text:p>
      <text:p text:style-name="Standard">[INFO] Tests run: 0, Failures: 0, Errors: 0, Skipped: 0, Time elapsed: 0.014 s - in org.apache.bookkeeper.test.MockedBookKeeperTestCase</text:p>
      <text:p text:style-name="Standard">[INFO] Running org.apache.bookkeeper.test.BookKeeperClusterTestCase</text:p>
      <text:p text:style-name="Standard">[INFO] Tests run: 0, Failures: 0, Errors: 0, Skipped: 0, Time elapsed: 0.197 s - in org.apache.bookkeeper.test.BookKeeperClusterTestCase</text:p>
      <text:p text:style-name="Standard">[INFO] Tests run: 12, Failures: 0, Errors: 0, Skipped: 0, Time elapsed: 77.117 s - in org.apache.bookkeeper.mledger.impl.ManagedLedgerBkTest</text:p>
      <text:p text:style-name="Standard">[INFO] Tests run: 7, Failures: 0, Errors: 0, Skipped: 0, Time elapsed: 39.119 s - in org.apache.bookkeeper.mledger.impl.ManagedCursorConcurrencyTest</text:p>
      <text:p text:style-name="Standard">[INFO] Tests run: 88, Failures: 0, Errors: 0, Skipped: 0, Time elapsed: 93.875 s - in org.apache.bookkeeper.mledger.impl.ManagedLedgerTest</text:p>
      <text:p text:style-name="Standard">[INFO] </text:p>
      <text:p text:style-name="Standard">[INFO] Results:</text:p>
      <text:p text:style-name="Standard">[INFO] </text:p>
      <text:p text:style-name="Standard">[INFO] Tests run: 369, Failures: 0, Errors: 0, Skipped: 0</text:p>
      <text:p text:style-name="Standard">[INFO] </text:p>
      <text:p text:style-name="Standard"><text:soft-page-break/>[INFO] </text:p>
      <text:p text:style-name="Standard">[INFO] ------------------&lt; org.apache.pulsar:jclouds-shaded &gt;------------------</text:p>
      <text:p text:style-name="Standard">[INFO] Building Apache Pulsar :: Jclouds shaded 2.8.0-SNAPSHOT <text:s text:c="9"/>[8/127]</text:p>
      <text:p text:style-name="Standard">[INFO] --------------------------------[ jar ]---------------------------------</text:p>
      <text:p text:style-name="Standard">[INFO] </text:p>
      <text:p text:style-name="Standard">[INFO] --- maven-clean-plugin:3.1.0:clean (default-clean) @ jclouds-shaded ---</text:p>
      <text:p text:style-name="Standard">[INFO] </text:p>
      <text:p text:style-name="Standard">[INFO] --- maven-enforcer-plugin:3.0.0-M3:enforce (enforce-maven-version) @ jclouds-shaded ---</text:p>
      <text:p text:style-name="Standard">[INFO] </text:p>
      <text:p text:style-name="Standard">[INFO] --- maven-enforcer-plugin:3.0.0-M3:enforce (enforce-maven) @ jclouds-shaded ---</text:p>
      <text:p text:style-name="Standard">[INFO] </text:p>
      <text:p text:style-name="Standard">[INFO] --- directory-maven-plugin:0.3.1:directory-of (directories) @ jclouds-shaded ---</text:p>
      <text:p text:style-name="Standard">[INFO] Directory of org.apache.pulsar:pulsar set to: /home/mostafij/Desktop/Github/pulsar</text:p>
      <text:p text:style-name="Standard">[INFO] </text:p>
      <text:p text:style-name="Standard">[INFO] --- maven-remote-resources-plugin:1.7.0:process (process-resource-bundles) @ jclouds-shaded ---</text:p>
      <text:p text:style-name="Standard">[INFO] Preparing remote bundle org.apache:apache-jar-resource-bundle:1.4</text:p>
      <text:p text:style-name="Standard">[INFO] Copying 3 resources from 1 bundle.</text:p>
      <text:p text:style-name="Standard">[INFO] </text:p>
      <text:p text:style-name="Standard">[INFO] --- maven-resources-plugin:3.1.0:resources (default-resources) @ jclouds-shaded ---</text:p>
      <text:p text:style-name="Standard">[INFO] Using 'UTF-8' encoding to copy filtered resources.</text:p>
      <text:p text:style-name="Standard">[INFO] skip non existing resourceDirectory /home/mostafij/Desktop/Github/pulsar/jclouds-shaded/src/main/resources</text:p>
      <text:p text:style-name="Standard">[INFO] Copying 3 resources</text:p>
      <text:p text:style-name="Standard">[INFO] </text:p>
      <text:p text:style-name="Standard">[INFO] --- maven-compiler-plugin:3.8.1:compile (default-compile) @ jclouds-shaded ---</text:p>
      <text:p text:style-name="Standard">[INFO] No sources to compile</text:p>
      <text:p text:style-name="Standard">[INFO] </text:p>
      <text:p text:style-name="Standard">[INFO] --- maven-resources-plugin:3.1.0:testResources (default-testResources) @ jclouds-shaded ---</text:p>
      <text:p text:style-name="Standard">[INFO] Using 'UTF-8' encoding to copy filtered resources.</text:p>
      <text:p text:style-name="Standard">[INFO] skip non existing resourceDirectory /home/mostafij/Desktop/Github/pulsar/jclouds-shaded/src/test/resources</text:p>
      <text:p text:style-name="Standard">[INFO] Copying 3 resources</text:p>
      <text:p text:style-name="Standard">[INFO] </text:p>
      <text:p text:style-name="Standard">[INFO] --- maven-compiler-plugin:3.8.1:testCompile (default-testCompile) @ jclouds-shaded ---</text:p>
      <text:p text:style-name="Standard">[INFO] No sources to compile</text:p>
      <text:p text:style-name="Standard">[INFO] </text:p>
      <text:p text:style-name="Standard">[INFO] --- maven-surefire-plugin:3.0.0-M3:test (default-test) @ jclouds-shaded ---</text:p>
      <text:p text:style-name="Standard">[INFO] </text:p>
      <text:p text:style-name="Standard">[INFO] --------------&lt; org.apache.pulsar:tiered-storage-parent &gt;---------------</text:p>
      <text:p text:style-name="Standard">[INFO] Building Apache Pulsar :: Tiered Storage :: Parent 2.8.0-SNAPSHOT [9/127]</text:p>
      <text:p text:style-name="Standard">[INFO] --------------------------------[ pom ]---------------------------------</text:p>
      <text:p text:style-name="Standard">[INFO] </text:p>
      <text:p text:style-name="Standard">[INFO] --- maven-clean-plugin:3.1.0:clean (default-clean) @ tiered-storage-parent ---</text:p>
      <text:p text:style-name="Standard">[INFO] </text:p>
      <text:p text:style-name="Standard">[INFO] --- maven-enforcer-plugin:3.0.0-M3:enforce (enforce-maven-version) @ tiered-storage-parent ---</text:p>
      <text:p text:style-name="Standard">[INFO] </text:p>
      <text:p text:style-name="Standard">[INFO] --- maven-enforcer-plugin:3.0.0-M3:enforce (enforce-maven) @ tiered-storage-parent ---</text:p>
      <text:p text:style-name="Standard"><text:soft-page-break/>[INFO] </text:p>
      <text:p text:style-name="Standard">[INFO] --- directory-maven-plugin:0.3.1:directory-of (directories) @ tiered-storage-parent ---</text:p>
      <text:p text:style-name="Standard">[INFO] Directory of org.apache.pulsar:pulsar set to: /home/mostafij/Desktop/Github/pulsar</text:p>
      <text:p text:style-name="Standard">[INFO] </text:p>
      <text:p text:style-name="Standard">[INFO] --- maven-remote-resources-plugin:1.7.0:process (process-resource-bundles) @ tiered-storage-parent ---</text:p>
      <text:p text:style-name="Standard">[INFO] Preparing remote bundle org.apache:apache-jar-resource-bundle:1.4</text:p>
      <text:p text:style-name="Standard">[INFO] Copying 3 resources from 1 bundle.</text:p>
      <text:p text:style-name="Standard">[INFO] </text:p>
      <text:p text:style-name="Standard">[INFO] --------------&lt; org.apache.pulsar:tiered-storage-jcloud &gt;---------------</text:p>
      <text:p text:style-name="Standard">[INFO] Building Apache Pulsar :: Tiered Storage :: JCloud 2.8.0-SNAPSHOT [10/127]</text:p>
      <text:p text:style-name="Standard">[INFO] --------------------------------[ jar ]---------------------------------</text:p>
      <text:p text:style-name="Standard">[INFO] </text:p>
      <text:p text:style-name="Standard">[INFO] --- maven-clean-plugin:3.1.0:clean (default-clean) @ tiered-storage-jcloud ---</text:p>
      <text:p text:style-name="Standard">[INFO] </text:p>
      <text:p text:style-name="Standard">[INFO] --- maven-enforcer-plugin:3.0.0-M3:enforce (enforce-maven-version) @ tiered-storage-jcloud ---</text:p>
      <text:p text:style-name="Standard">[INFO] </text:p>
      <text:p text:style-name="Standard">[INFO] --- maven-enforcer-plugin:3.0.0-M3:enforce (enforce-maven) @ tiered-storage-jcloud ---</text:p>
      <text:p text:style-name="Standard">[INFO] </text:p>
      <text:p text:style-name="Standard">[INFO] --- directory-maven-plugin:0.3.1:directory-of (directories) @ tiered-storage-jcloud ---</text:p>
      <text:p text:style-name="Standard">[INFO] Directory of org.apache.pulsar:pulsar set to: /home/mostafij/Desktop/Github/pulsar</text:p>
      <text:p text:style-name="Standard">[INFO] </text:p>
      <text:p text:style-name="Standard">[INFO] --- maven-remote-resources-plugin:1.7.0:process (process-resource-bundles) @ tiered-storage-jcloud ---</text:p>
      <text:p text:style-name="Standard">[INFO] Preparing remote bundle org.apache:apache-jar-resource-bundle:1.4</text:p>
      <text:p text:style-name="Standard">[INFO] Copying 3 resources from 1 bundle.</text:p>
      <text:p text:style-name="Standard">[INFO] </text:p>
      <text:p text:style-name="Standard">[INFO] --- maven-resources-plugin:3.1.0:resources (default-resources) @ tiered-storage-jcloud ---</text:p>
      <text:p text:style-name="Standard">[INFO] Using 'UTF-8' encoding to copy filtered resources.</text:p>
      <text:p text:style-name="Standard">[INFO] Copying 1 resource</text:p>
      <text:p text:style-name="Standard">[INFO] Copying 3 resources</text:p>
      <text:p text:style-name="Standard">[INFO] </text:p>
      <text:p text:style-name="Standard">[INFO] --- maven-compiler-plugin:3.8.1:compile (default-compile) @ tiered-storage-jcloud ---</text:p>
      <text:p text:style-name="Standard">[INFO] Compiling 28 source files to /home/mostafij/Desktop/Github/pulsar/tiered-storage/jcloud/target/classes</text:p>
      <text:p text:style-name="Standard">[WARNING] /home/mostafij/Desktop/Github/pulsar/tiered-storage/jcloud/src/main/java/org/apache/bookkeeper/mledger/offload/jcloud/impl/BlobStoreBackedReadHandleImpl.java:[48,8] auto-closeable resource org.apache.bookkeeper.mledger.offload.jcloud.impl.BlobStoreBackedReadHandleImpl has a member method close() that could throw InterruptedException</text:p>
      <text:p text:style-name="Standard">[WARNING] /home/mostafij/Desktop/Github/pulsar/tiered-storage/jcloud/src/main/java/org/apache/bookkeeper/mledger/offload/jcloud/impl/BlobStoreBackedReadHandleImplV2.java:[51,8] auto-closeable resource org.apache.bookkeeper.mledger.offload.jcloud.impl.BlobStoreBackedReadHandleImplV2 has a member method close() that could throw InterruptedException</text:p>
      <text:p text:style-name="Standard">[WARNING] /home/mostafij/Desktop/Github/pulsar/tiered-storage/jcloud/src/main/java/org/apache/bookkeeper/mledger/offload/jcloud/provider/JCloudBlobStoreProvider.java:[122,49] toString(java.io.File,java.nio.charset.Charset) in com.google.common.io.Files has been deprecated</text:p>
      <text:p text:style-name="Standard"><text:soft-page-break/>[WARNING] /home/mostafij/Desktop/Github/pulsar/tiered-storage/jcloud/src/main/java/org/apache/bookkeeper/mledger/offload/jcloud/impl/BlobStoreManagedLedgerOffloader.java:[248,68] redundant cast to long</text:p>
      <text:p text:style-name="Standard">[WARNING] /home/mostafij/Desktop/Github/pulsar/tiered-storage/jcloud/src/main/java/org/apache/bookkeeper/mledger/offload/jcloud/impl/BlobStoreManagedLedgerOffloader.java:[253,40] redundant cast to long</text:p>
      <text:p text:style-name="Standard">[INFO] </text:p>
      <text:p text:style-name="Standard">[INFO] --- maven-resources-plugin:3.1.0:testResources (default-testResources) @ tiered-storage-jcloud ---</text:p>
      <text:p text:style-name="Standard">[INFO] Using 'UTF-8' encoding to copy filtered resources.</text:p>
      <text:p text:style-name="Standard">[INFO] Copying 1 resource</text:p>
      <text:p text:style-name="Standard">[INFO] Copying 3 resources</text:p>
      <text:p text:style-name="Standard">[INFO] </text:p>
      <text:p text:style-name="Standard">[INFO] --- maven-compiler-plugin:3.8.1:testCompile (default-testCompile) @ tiered-storage-jcloud ---</text:p>
      <text:p text:style-name="Standard">[INFO] Compiling 16 source files to /home/mostafij/Desktop/Github/pulsar/tiered-storage/jcloud/target/test-classes</text:p>
      <text:p text:style-name="Standard">[WARNING] /home/mostafij/Desktop/Github/pulsar/tiered-storage/jcloud/src/test/java/org/apache/bookkeeper/mledger/offload/jcloud/BlobStoreBackedInputStreamTest.java:[22,26] org.mockito.Matchers in org.mockito has been deprecated</text:p>
      <text:p text:style-name="Standard">[WARNING] /home/mostafij/Desktop/Github/pulsar/tiered-storage/jcloud/src/test/java/org/apache/bookkeeper/mledger/offload/jcloud/BlobStoreBackedInputStreamTest.java:[39,19] org.mockito.Matchers in org.mockito has been deprecated</text:p>
      <text:p text:style-name="Standard">[WARNING] /home/mostafij/Desktop/Github/pulsar/tiered-storage/jcloud/src/test/java/org/apache/bookkeeper/mledger/offload/jcloud/BlobStoreBackedInputStreamTest.java:[22,26] org.mockito.Matchers in org.mockito has been deprecated</text:p>
      <text:p text:style-name="Standard">[WARNING] /home/mostafij/Desktop/Github/pulsar/tiered-storage/jcloud/src/test/java/org/apache/bookkeeper/mledger/offload/jcloud/BlobStoreBackedInputStreamTest.java:[39,19] org.mockito.Matchers in org.mockito has been deprecated</text:p>
      <text:p text:style-name="Standard">[WARNING] /home/mostafij/Desktop/Github/pulsar/tiered-storage/jcloud/src/test/java/org/apache/bookkeeper/mledger/offload/jcloud/BlobStoreBackedInputStreamTest.java:[22,26] org.mockito.Matchers in org.mockito has been deprecated</text:p>
      <text:p text:style-name="Standard">[WARNING] /home/mostafij/Desktop/Github/pulsar/tiered-storage/jcloud/src/test/java/org/apache/bookkeeper/mledger/offload/jcloud/BlobStoreBackedInputStreamTest.java:[39,19] org.mockito.Matchers in org.mockito has been deprecated</text:p>
      <text:p text:style-name="Standard">[WARNING] /home/mostafij/Desktop/Github/pulsar/tiered-storage/jcloud/src/test/java/org/apache/bookkeeper/mledger/offload/jcloud/BlobStoreBackedInputStreamTest.java:[22,26] org.mockito.Matchers in org.mockito has been deprecated</text:p>
      <text:p text:style-name="Standard">[WARNING] /home/mostafij/Desktop/Github/pulsar/tiered-storage/jcloud/src/test/java/org/apache/bookkeeper/mledger/offload/jcloud/BlobStoreBackedInputStreamTest.java:[39,19] org.mockito.Matchers in org.mockito has been deprecated</text:p>
      <text:p text:style-name="Standard">[WARNING] /home/mostafij/Desktop/Github/pulsar/tiered-storage/jcloud/src/test/java/org/apache/bookkeeper/mledger/offload/jcloud/BlobStoreBackedInputStreamTest.java:[22,26] org.mockito.Matchers in org.mockito has been deprecated</text:p>
      <text:p text:style-name="Standard">[WARNING] /home/mostafij/Desktop/Github/pulsar/tiered-storage/jcloud/src/test/java/org/apache/bookkeeper/mledger/offload/jcloud/BlobStoreBackedInputStreamTest.java:[39,19] org.mockito.Matchers in org.mockito has been deprecated</text:p>
      <text:p text:style-name="Standard">[WARNING] /home/mostafij/Desktop/Github/pulsar/tiered-storage/jcloud/src/test/java/org/apache/bookkeeper/mledger/offload/jcloud/impl/DataBlockHeaderTest.java:[45,37] static method should be <text:soft-page-break/>qualified by type name, org.apache.bookkeeper.mledger.offload.jcloud.impl.DataBlockHeaderImpl, instead of by an expression</text:p>
      <text:p text:style-name="Standard">[WARNING] /home/mostafij/Desktop/Github/pulsar/tiered-storage/jcloud/src/test/java/org/apache/bookkeeper/mledger/offload/jcloud/impl/MockManagedLedger.java:[309,17] rollCurrentLedgerIfFull() in org.apache.bookkeeper.mledger.ManagedLedger has been deprecated</text:p>
      <text:p text:style-name="Standard">[WARNING] /home/mostafij/Desktop/Github/pulsar/tiered-storage/jcloud/src/test/java/org/apache/bookkeeper/mledger/offload/jcloud/impl/BlockAwareSegmentInputStreamTest.java:[128,5] auto-closeable resource org.apache.bookkeeper.mledger.offload.jcloud.impl.BlockAwareSegmentInputStreamTest.MockReadHandle has a member method close() that could throw InterruptedException</text:p>
      <text:p text:style-name="Standard">[WARNING] /home/mostafij/Desktop/Github/pulsar/tiered-storage/jcloud/src/test/java/org/apache/bookkeeper/mledger/offload/jcloud/BlobStoreBackedInputStreamTest.java:[222,65] org.mockito.Matchers in org.mockito has been deprecated</text:p>
      <text:p text:style-name="Standard">[WARNING] /home/mostafij/Desktop/Github/pulsar/tiered-storage/jcloud/src/test/java/org/apache/bookkeeper/mledger/offload/jcloud/BlobStoreBackedInputStreamTest.java:[222,73] &lt;T&gt;anyObject() in org.mockito.ArgumentMatchers has been deprecated</text:p>
      <text:p text:style-name="Standard">[WARNING] /home/mostafij/Desktop/Github/pulsar/tiered-storage/jcloud/src/test/java/org/apache/bookkeeper/mledger/offload/jcloud/impl/BlobStoreManagedLedgerOffloaderTest.java:[407,25] auto-closeable resource org.apache.bookkeeper.client.api.ReadHandle has a member method close() that could throw InterruptedException</text:p>
      <text:p text:style-name="Standard">[WARNING] /home/mostafij/Desktop/Github/pulsar/tiered-storage/jcloud/src/test/java/org/apache/bookkeeper/mledger/offload/jcloud/impl/BlobStoreManagedLedgerOffloaderTest.java:[419,25] auto-closeable resource org.apache.bookkeeper.client.api.ReadHandle has a member method close() that could throw InterruptedException</text:p>
      <text:p text:style-name="Standard">[INFO] </text:p>
      <text:p text:style-name="Standard">[INFO] --- maven-surefire-plugin:3.0.0-M3:test (default-test) @ tiered-storage-jcloud ---</text:p>
      <text:p text:style-name="Standard">[INFO] </text:p>
      <text:p text:style-name="Standard">[INFO] -------------------------------------------------------</text:p>
      <text:p text:style-name="Standard">[INFO] <text:s/>T E S T S</text:p>
      <text:p text:style-name="Standard">[INFO] -------------------------------------------------------</text:p>
      <text:p text:style-name="Standard">[INFO] Running org.apache.bookkeeper.mledger.offload.jcloud.impl.BlockAwareSegmentInputStreamTest</text:p>
      <text:p text:style-name="Standard">[INFO] Running org.apache.bookkeeper.mledger.offload.jcloud.BlobStoreBackedInputStreamTest</text:p>
      <text:p text:style-name="Standard">[INFO] Running org.apache.bookkeeper.mledger.offload.jcloud.impl.DataBlockHeaderTest</text:p>
      <text:p text:style-name="Standard">[INFO] Running org.apache.bookkeeper.mledger.offload.jcloud.impl.BlobStoreManagedLedgerOffloaderTest</text:p>
      <text:p text:style-name="Standard">[INFO] Tests run: 6, Failures: 0, Errors: 0, Skipped: 0, Time elapsed: 18.23 s - in org.apache.bookkeeper.mledger.offload.jcloud.impl.BlockAwareSegmentInputStreamTest</text:p>
      <text:p text:style-name="Standard">[INFO] Tests run: 1, Failures: 0, Errors: 0, Skipped: 0, Time elapsed: 18.412 s - in org.apache.bookkeeper.mledger.offload.jcloud.impl.DataBlockHeaderTest</text:p>
      <text:p text:style-name="Standard">[INFO] Running org.apache.bookkeeper.mledger.offload.jcloud.impl.DataBlockHeaderV2Test</text:p>
      <text:p text:style-name="Standard">[INFO] Running org.apache.bookkeeper.mledger.offload.jcloud.impl.BlobStoreManagedLedgerOffloaderStreamingTest</text:p>
      <text:p text:style-name="Standard">[INFO] Tests run: 1, Failures: 0, Errors: 0, Skipped: 0, Time elapsed: 2.994 s - in org.apache.bookkeeper.mledger.offload.jcloud.impl.DataBlockHeaderV2Test</text:p>
      <text:p text:style-name="Standard">[INFO] Running org.apache.bookkeeper.mledger.offload.jcloud.impl.OffloadIndexV2Test</text:p>
      <text:p text:style-name="Standard">[INFO] Tests run: 2, Failures: 0, Errors: 0, Skipped: 0, Time elapsed: 4.176 s - in org.apache.bookkeeper.mledger.offload.jcloud.impl.OffloadIndexV2Test</text:p>
      <text:p text:style-name="Standard">[INFO] Running org.apache.bookkeeper.mledger.offload.jcloud.impl.BufferedOffloadStreamTest</text:p>
      <text:p text:style-name="Standard"><text:soft-page-break/>[INFO] Tests run: 2, Failures: 0, Errors: 0, Skipped: 0, Time elapsed: 1.734 s - in org.apache.bookkeeper.mledger.offload.jcloud.impl.BufferedOffloadStreamTest</text:p>
      <text:p text:style-name="Standard">[INFO] Running org.apache.bookkeeper.mledger.offload.jcloud.impl.OffloadIndexTest</text:p>
      <text:p text:style-name="Standard">[INFO] Tests run: 2, Failures: 0, Errors: 0, Skipped: 0, Time elapsed: 3.848 s - in org.apache.bookkeeper.mledger.offload.jcloud.impl.OffloadIndexTest</text:p>
      <text:p text:style-name="Standard">[INFO] Running org.apache.bookkeeper.mledger.offload.jcloud.provider.TransientBlobStoreFactoryTests</text:p>
      <text:p text:style-name="Standard">[INFO] Tests run: 2, Failures: 0, Errors: 0, Skipped: 0, Time elapsed: 13.747 s - in org.apache.bookkeeper.mledger.offload.jcloud.provider.TransientBlobStoreFactoryTests</text:p>
      <text:p text:style-name="Standard">[INFO] Running org.apache.bookkeeper.mledger.offload.jcloud.provider.TieredStorageConfigurationTests</text:p>
      <text:p text:style-name="Standard">[INFO] Tests run: 7, Failures: 0, Errors: 0, Skipped: 0, Time elapsed: 0.565 s - in org.apache.bookkeeper.mledger.offload.jcloud.provider.TieredStorageConfigurationTests</text:p>
      <text:p text:style-name="Standard">[INFO] Running org.apache.bookkeeper.mledger.offload.jcloud.provider.AbstractJCloudBlobStoreFactoryTest</text:p>
      <text:p text:style-name="Standard">[INFO] Tests run: 0, Failures: 0, Errors: 0, Skipped: 0, Time elapsed: 0.07 s - in org.apache.bookkeeper.mledger.offload.jcloud.provider.AbstractJCloudBlobStoreFactoryTest</text:p>
      <text:p text:style-name="Standard">[INFO] Running org.apache.bookkeeper.mledger.offload.jcloud.provider.JCloudBlobStoreProviderTests</text:p>
      <text:p text:style-name="Standard">[INFO] Tests run: 7, Failures: 0, Errors: 0, Skipped: 0, Time elapsed: 0.976 s - in org.apache.bookkeeper.mledger.offload.jcloud.provider.JCloudBlobStoreProviderTests</text:p>
      <text:p text:style-name="Standard">[INFO] Tests run: 6, Failures: 0, Errors: 0, Skipped: 0, Time elapsed: 50.379 s - in org.apache.bookkeeper.mledger.offload.jcloud.BlobStoreBackedInputStreamTest</text:p>
      <text:p text:style-name="Standard">[INFO] Tests run: 6, Failures: 0, Errors: 0, Skipped: 0, Time elapsed: 35.088 s - in org.apache.bookkeeper.mledger.offload.jcloud.impl.BlobStoreManagedLedgerOffloaderStreamingTest</text:p>
      <text:p text:style-name="Standard">[INFO] Tests run: 14, Failures: 0, Errors: 0, Skipped: 0, Time elapsed: 69.808 s - in org.apache.bookkeeper.mledger.offload.jcloud.impl.BlobStoreManagedLedgerOffloaderTest</text:p>
      <text:p text:style-name="Standard">[INFO] </text:p>
      <text:p text:style-name="Standard">[INFO] Results:</text:p>
      <text:p text:style-name="Standard">[INFO] </text:p>
      <text:p text:style-name="Standard">[INFO] Tests run: 56, Failures: 0, Errors: 0, Skipped: 0</text:p>
      <text:p text:style-name="Standard">[INFO] </text:p>
      <text:p text:style-name="Standard">[INFO] </text:p>
      <text:p text:style-name="Standard">[INFO] ------------&lt; org.apache.pulsar:tiered-storage-file-system &gt;------------</text:p>
      <text:p text:style-name="Standard">[INFO] Building Apache Pulsar :: Tiered Storage :: File System 2.8.0-SNAPSHOT [11/127]</text:p>
      <text:p text:style-name="Standard">[INFO] --------------------------------[ jar ]---------------------------------</text:p>
      <text:p text:style-name="Standard">Downloading from central: https://repo1.maven.org/maven2/org/eclipse/jetty/jetty-alpn-conscrypt-server/9.4.39.v20210325/jetty-alpn-conscrypt-server-9.4.39.v20210325.pom</text:p>
      <text:p text:style-name="Standard">Downloaded from central: https://repo1.maven.org/maven2/org/eclipse/jetty/jetty-alpn-conscrypt-server/9.4.39.v20210325/jetty-alpn-conscrypt-server-9.4.39.v20210325.pom (3.0 kB at 6.9 kB/s)</text:p>
      <text:p text:style-name="Standard">Downloading from central: https://repo1.maven.org/maven2/org/eclipse/jetty/jetty-alpn-parent/9.4.39.v20210325/jetty-alpn-parent-9.4.39.v20210325.pom</text:p>
      <text:p text:style-name="Standard">Downloaded from central: https://repo1.maven.org/maven2/org/eclipse/jetty/jetty-alpn-parent/9.4.39.v20210325/jetty-alpn-parent-9.4.39.v20210325.pom (1.1 kB at 30 kB/s)</text:p>
      <text:p text:style-name="Standard">Downloading from central: https://repo1.maven.org/maven2/org/conscrypt/conscrypt-openjdk-uber/2.5.2/conscrypt-openjdk-uber-2.5.2.pom</text:p>
      <text:p text:style-name="Standard">Downloaded from central: https://repo1.maven.org/maven2/org/conscrypt/conscrypt-openjdk-uber/2.5.2/conscrypt-openjdk-uber-2.5.2.pom (1.3 kB at 32 kB/s)</text:p>
      <text:p text:style-name="Standard"><text:soft-page-break/>Downloading from central: https://repo1.maven.org/maven2/org/eclipse/jetty/jetty-alpn-server/9.4.39.v20210325/jetty-alpn-server-9.4.39.v20210325.pom</text:p>
      <text:p text:style-name="Standard">Downloaded from central: https://repo1.maven.org/maven2/org/eclipse/jetty/jetty-alpn-server/9.4.39.v20210325/jetty-alpn-server-9.4.39.v20210325.pom (2.7 kB at 14 kB/s)</text:p>
      <text:p text:style-name="Standard">Downloading from central: https://repo1.maven.org/maven2/org/eclipse/jetty/jetty-alpn-conscrypt-server/9.4.39.v20210325/jetty-alpn-conscrypt-server-9.4.39.v20210325.jar</text:p>
      <text:p text:style-name="Standard">Downloading from central: https://repo1.maven.org/maven2/org/eclipse/jetty/jetty-alpn-server/9.4.39.v20210325/jetty-alpn-server-9.4.39.v20210325.jar</text:p>
      <text:p text:style-name="Standard">Downloading from central: https://repo1.maven.org/maven2/org/conscrypt/conscrypt-openjdk-uber/2.5.2/conscrypt-openjdk-uber-2.5.2.jar</text:p>
      <text:p text:style-name="Standard">Downloaded from central: https://repo1.maven.org/maven2/org/eclipse/jetty/jetty-alpn-conscrypt-server/9.4.39.v20210325/jetty-alpn-conscrypt-server-9.4.39.v20210325.jar (17 kB at 238 kB/s)</text:p>
      <text:p text:style-name="Standard">Downloaded from central: https://repo1.maven.org/maven2/org/eclipse/jetty/jetty-alpn-server/9.4.39.v20210325/jetty-alpn-server-9.4.39.v20210325.jar (18 kB at 159 kB/s)</text:p>
      <text:p text:style-name="Standard">Downloaded from central: https://repo1.maven.org/maven2/org/conscrypt/conscrypt-openjdk-uber/2.5.2/conscrypt-openjdk-uber-2.5.2.jar (4.5 MB at 5.5 MB/s)</text:p>
      <text:p text:style-name="Standard">[INFO] </text:p>
      <text:p text:style-name="Standard">[INFO] --- maven-clean-plugin:3.1.0:clean (default-clean) @ tiered-storage-file-system ---</text:p>
      <text:p text:style-name="Standard">[INFO] </text:p>
      <text:p text:style-name="Standard">[INFO] --- maven-enforcer-plugin:3.0.0-M3:enforce (enforce-maven-version) @ tiered-storage-file-system ---</text:p>
      <text:p text:style-name="Standard">[INFO] </text:p>
      <text:p text:style-name="Standard">[INFO] --- maven-enforcer-plugin:3.0.0-M3:enforce (enforce-maven) @ tiered-storage-file-system ---</text:p>
      <text:p text:style-name="Standard">[INFO] </text:p>
      <text:p text:style-name="Standard">[INFO] --- directory-maven-plugin:0.3.1:directory-of (directories) @ tiered-storage-file-system ---</text:p>
      <text:p text:style-name="Standard">[INFO] Directory of org.apache.pulsar:pulsar set to: /home/mostafij/Desktop/Github/pulsar</text:p>
      <text:p text:style-name="Standard">[INFO] </text:p>
      <text:p text:style-name="Standard">[INFO] --- maven-remote-resources-plugin:1.7.0:process (process-resource-bundles) @ tiered-storage-file-system ---</text:p>
      <text:p text:style-name="Standard">[INFO] Preparing remote bundle org.apache:apache-jar-resource-bundle:1.4</text:p>
      <text:p text:style-name="Standard">[INFO] Copying 3 resources from 1 bundle.</text:p>
      <text:p text:style-name="Standard">[INFO] </text:p>
      <text:p text:style-name="Standard">[INFO] --- maven-resources-plugin:3.1.0:resources (default-resources) @ tiered-storage-file-system ---</text:p>
      <text:p text:style-name="Standard">[INFO] Using 'UTF-8' encoding to copy filtered resources.</text:p>
      <text:p text:style-name="Standard">[INFO] Copying 1 resource</text:p>
      <text:p text:style-name="Standard">[INFO] Copying 3 resources</text:p>
      <text:p text:style-name="Standard">[INFO] </text:p>
      <text:p text:style-name="Standard">[INFO] --- maven-compiler-plugin:3.8.1:compile (default-compile) @ tiered-storage-file-system ---</text:p>
      <text:p text:style-name="Standard">[INFO] Compiling 3 source files to /home/mostafij/Desktop/Github/pulsar/tiered-storage/file-system/target/classes</text:p>
      <text:p text:style-name="Standard">[WARNING] /home/mostafij/Desktop/Github/pulsar/tiered-storage/file-system/src/main/java/org/apache/bookkeeper/mledger/offload/filesystem/impl/FileStoreBackedReadHandleImpl.java:[47,8] auto-closeable resource org.apache.bookkeeper.mledger.offload.filesystem.impl.FileStoreBackedReadHandleImpl has a member method close() that could throw InterruptedException</text:p>
      <text:p text:style-name="Standard">[INFO] </text:p>
      <text:p text:style-name="Standard">[INFO] --- maven-resources-plugin:3.1.0:testResources (default-testResources) @ tiered-storage-file-system ---</text:p>
      <text:p text:style-name="Standard">[INFO] Using 'UTF-8' encoding to copy filtered resources.</text:p>
      <text:p text:style-name="Standard"><text:soft-page-break/>[INFO] skip non existing resourceDirectory /home/mostafij/Desktop/Github/pulsar/tiered-storage/file-system/src/test/resources</text:p>
      <text:p text:style-name="Standard">[INFO] Copying 3 resources</text:p>
      <text:p text:style-name="Standard">[INFO] </text:p>
      <text:p text:style-name="Standard">[INFO] --- maven-compiler-plugin:3.8.1:testCompile (default-testCompile) @ tiered-storage-file-system ---</text:p>
      <text:p text:style-name="Standard">[INFO] Compiling 2 source files to /home/mostafij/Desktop/Github/pulsar/tiered-storage/file-system/target/test-classes</text:p>
      <text:p text:style-name="Standard">[INFO] </text:p>
      <text:p text:style-name="Standard">[INFO] --- maven-surefire-plugin:3.0.0-M3:test (default-test) @ tiered-storage-file-system ---</text:p>
      <text:p text:style-name="Standard">[INFO] </text:p>
      <text:p text:style-name="Standard">[INFO] -------------------------------------------------------</text:p>
      <text:p text:style-name="Standard">[INFO] <text:s/>T E S T S</text:p>
      <text:p text:style-name="Standard">[INFO] -------------------------------------------------------</text:p>
      <text:p text:style-name="Standard">[INFO] Running org.apache.bookkeeper.mledger.offload.filesystem.impl.FileSystemManagedLedgerOffloaderTest</text:p>
      <text:p text:style-name="Standard">[INFO] Tests run: 2, Failures: 0, Errors: 0, Skipped: 0, Time elapsed: 11.621 s - in org.apache.bookkeeper.mledger.offload.filesystem.impl.FileSystemManagedLedgerOffloaderTest</text:p>
      <text:p text:style-name="Standard">[INFO] </text:p>
      <text:p text:style-name="Standard">[INFO] Results:</text:p>
      <text:p text:style-name="Standard">[INFO] </text:p>
      <text:p text:style-name="Standard">[INFO] Tests run: 2, Failures: 0, Errors: 0, Skipped: 0</text:p>
      <text:p text:style-name="Standard">[INFO] </text:p>
      <text:p text:style-name="Standard">[INFO] </text:p>
      <text:p text:style-name="Standard">[INFO] --------------&lt; org.apache.pulsar:pulsar-zookeeper-utils &gt;--------------</text:p>
      <text:p text:style-name="Standard">[INFO] Building Pulsar ZooKeeper Utils 2.8.0-SNAPSHOT <text:s text:c="17"/>[12/127]</text:p>
      <text:p text:style-name="Standard">[INFO] --------------------------------[ jar ]---------------------------------</text:p>
      <text:p text:style-name="Standard">Downloading from confluent: https://packages.confluent.io/maven/io/grpc/grpc-api/maven-metadata.xml</text:p>
      <text:p text:style-name="Standard">Downloading from apache.snapshots: https://repository.apache.org/snapshots/io/grpc/grpc-api/maven-metadata.xml</text:p>
      <text:p text:style-name="Standard">Downloading from central: https://repo1.maven.org/maven2/io/grpc/grpc-api/maven-metadata.xml</text:p>
      <text:p text:style-name="Standard">Downloaded from central: https://repo1.maven.org/maven2/io/grpc/grpc-api/maven-metadata.xml (1.6 kB at 33 kB/s)</text:p>
      <text:p text:style-name="Standard">Downloading from confluent: https://packages.confluent.io/maven/io/grpc/grpc-netty-shaded/maven-metadata.xml</text:p>
      <text:p text:style-name="Standard">Downloading from central: https://repo1.maven.org/maven2/io/grpc/grpc-netty-shaded/maven-metadata.xml</text:p>
      <text:p text:style-name="Standard">Downloading from apache.snapshots: https://repository.apache.org/snapshots/io/grpc/grpc-netty-shaded/maven-metadata.xml</text:p>
      <text:p text:style-name="Standard">Downloaded from central: https://repo1.maven.org/maven2/io/grpc/grpc-netty-shaded/maven-metadata.xml (2.2 kB at 38 kB/s)</text:p>
      <text:p text:style-name="Standard">[INFO] </text:p>
      <text:p text:style-name="Standard">[INFO] --- maven-clean-plugin:3.1.0:clean (default-clean) @ pulsar-zookeeper-utils ---</text:p>
      <text:p text:style-name="Standard">[INFO] </text:p>
      <text:p text:style-name="Standard">[INFO] --- maven-enforcer-plugin:3.0.0-M3:enforce (enforce-maven-version) @ pulsar-zookeeper-utils ---</text:p>
      <text:p text:style-name="Standard">[INFO] </text:p>
      <text:p text:style-name="Standard">[INFO] --- maven-enforcer-plugin:3.0.0-M3:enforce (enforce-maven) @ pulsar-zookeeper-utils ---</text:p>
      <text:p text:style-name="Standard"><text:soft-page-break/>[INFO] </text:p>
      <text:p text:style-name="Standard">[INFO] --- directory-maven-plugin:0.3.1:directory-of (directories) @ pulsar-zookeeper-utils ---</text:p>
      <text:p text:style-name="Standard">[INFO] Directory of org.apache.pulsar:pulsar set to: /home/mostafij/Desktop/Github/pulsar</text:p>
      <text:p text:style-name="Standard">[INFO] </text:p>
      <text:p text:style-name="Standard">[INFO] --- maven-remote-resources-plugin:1.7.0:process (process-resource-bundles) @ pulsar-zookeeper-utils ---</text:p>
      <text:p text:style-name="Standard">[INFO] Preparing remote bundle org.apache:apache-jar-resource-bundle:1.4</text:p>
      <text:p text:style-name="Standard">[INFO] Copying 3 resources from 1 bundle.</text:p>
      <text:p text:style-name="Standard">[INFO] artifact io.grpc:grpc-api: checking for updates from central</text:p>
      <text:p text:style-name="Standard">[INFO] artifact io.grpc:grpc-api: checking for updates from confluent</text:p>
      <text:p text:style-name="Standard">[INFO] artifact io.grpc:grpc-netty-shaded: checking for updates from central</text:p>
      <text:p text:style-name="Standard">[INFO] artifact io.grpc:grpc-netty-shaded: checking for updates from confluent</text:p>
      <text:p text:style-name="Standard">[INFO] </text:p>
      <text:p text:style-name="Standard">[INFO] --- maven-resources-plugin:3.1.0:resources (default-resources) @ pulsar-zookeeper-utils ---</text:p>
      <text:p text:style-name="Standard">[INFO] Using 'UTF-8' encoding to copy filtered resources.</text:p>
      <text:p text:style-name="Standard">[INFO] skip non existing resourceDirectory /home/mostafij/Desktop/Github/pulsar/pulsar-zookeeper-utils/src/main/resources</text:p>
      <text:p text:style-name="Standard">[INFO] Copying 3 resources</text:p>
      <text:p text:style-name="Standard">[INFO] </text:p>
      <text:p text:style-name="Standard">[INFO] --- maven-compiler-plugin:3.8.1:compile (default-compile) @ pulsar-zookeeper-utils ---</text:p>
      <text:p text:style-name="Standard">[INFO] Compiling 20 source files to /home/mostafij/Desktop/Github/pulsar/pulsar-zookeeper-utils/target/classes</text:p>
      <text:p text:style-name="Standard">[WARNING] /home/mostafij/Desktop/Github/pulsar/pulsar-zookeeper-utils/src/main/java/org/apache/pulsar/zookeeper/ZkBookieRackAffinityMapping.java:[72,97] unchecked cast</text:p>
      <text:p text:style-name="Standard"><text:s text:c="2"/>required: org.apache.pulsar.zookeeper.ZooKeeperDataCache&lt;org.apache.pulsar.common.policies.data.BookiesRackConfiguration&gt;</text:p>
      <text:p text:style-name="Standard"><text:s text:c="2"/>found: <text:s text:c="3"/>java.lang.Object</text:p>
      <text:p text:style-name="Standard">[WARNING] /home/mostafij/Desktop/Github/pulsar/pulsar-zookeeper-utils/src/main/java/org/apache/pulsar/zookeeper/ZkBookieRackAffinityMapping.java:[130,57] getZkServers() in org.apache.bookkeeper.conf.AbstractConfiguration has been deprecated</text:p>
      <text:p text:style-name="Standard">[WARNING] /home/mostafij/Desktop/Github/pulsar/pulsar-zookeeper-utils/src/main/java/org/apache/pulsar/zookeeper/ZkBookieRackAffinityMapping.java:[131,72] getZkLedgersRootPath() in org.apache.bookkeeper.conf.AbstractConfiguration has been deprecated</text:p>
      <text:p text:style-name="Standard">[WARNING] /home/mostafij/Desktop/Github/pulsar/pulsar-zookeeper-utils/src/main/java/org/apache/pulsar/zookeeper/ZooKeeperDataCache.java:[56,52] found raw type: org.apache.pulsar.zookeeper.ZooKeeperDataCache</text:p>
      <text:p text:style-name="Standard"><text:s text:c="2"/>missing type arguments for generic class org.apache.pulsar.zookeeper.ZooKeeperDataCache&lt;T&gt;</text:p>
      <text:p text:style-name="Standard">[WARNING] /home/mostafij/Desktop/Github/pulsar/pulsar-zookeeper-utils/src/main/java/org/apache/pulsar/zookeeper/ZooKeeperDataCache.java:[168,42] unchecked cast</text:p>
      <text:p text:style-name="Standard"><text:s text:c="2"/>required: T</text:p>
      <text:p text:style-name="Standard"><text:s text:c="2"/>found: <text:s text:c="3"/>java.lang.Object</text:p>
      <text:p text:style-name="Standard">[WARNING] /home/mostafij/Desktop/Github/pulsar/pulsar-zookeeper-utils/src/main/java/org/apache/pulsar/zookeeper/LocalBookkeeperEnsemble.java:[232,13] found raw type: java.lang.Class</text:p>
      <text:p text:style-name="Standard"><text:s text:c="2"/>missing type arguments for generic class java.lang.Class&lt;T&gt;</text:p>
      <text:p text:style-name="Standard">[WARNING] /home/mostafij/Desktop/Github/pulsar/pulsar-zookeeper-utils/src/main/java/org/apache/pulsar/zookeeper/LocalBookkeeperEnsemble.java:[310,23] setZkServers(java.lang.String) in org.apache.bookkeeper.conf.AbstractConfiguration has been deprecated</text:p>
      <text:p text:style-name="Standard"><text:soft-page-break/>[WARNING] /home/mostafij/Desktop/Github/pulsar/pulsar-zookeeper-utils/src/main/java/org/apache/pulsar/zookeeper/ZkIsolatedBookieEnsemblePlacementPolicy.java:[132,57] getZkServers() in org.apache.bookkeeper.conf.AbstractConfiguration has been deprecated</text:p>
      <text:p text:style-name="Standard">[WARNING] /home/mostafij/Desktop/Github/pulsar/pulsar-zookeeper-utils/src/main/java/org/apache/pulsar/zookeeper/ZookeeperClientFactoryImpl.java:[53,21] possible fall-through into case</text:p>
      <text:p text:style-name="Standard">[INFO] </text:p>
      <text:p text:style-name="Standard">[INFO] --- maven-resources-plugin:3.1.0:testResources (default-testResources) @ pulsar-zookeeper-utils ---</text:p>
      <text:p text:style-name="Standard">[INFO] Using 'UTF-8' encoding to copy filtered resources.</text:p>
      <text:p text:style-name="Standard">[INFO] skip non existing resourceDirectory /home/mostafij/Desktop/Github/pulsar/pulsar-zookeeper-utils/src/test/resources</text:p>
      <text:p text:style-name="Standard">[INFO] Copying 3 resources</text:p>
      <text:p text:style-name="Standard">[INFO] </text:p>
      <text:p text:style-name="Standard">[INFO] --- maven-compiler-plugin:3.8.1:testCompile (default-testCompile) @ pulsar-zookeeper-utils ---</text:p>
      <text:p text:style-name="Standard">[INFO] Compiling 12 source files to /home/mostafij/Desktop/Github/pulsar/pulsar-zookeeper-utils/target/test-classes</text:p>
      <text:p text:style-name="Standard">[WARNING] /home/mostafij/Desktop/Github/pulsar/pulsar-zookeeper-utils/src/test/java/org/apache/pulsar/zookeeper/ZkBookieRackAffinityMappingTest.java:[97,22] setZkServers(java.lang.String) in org.apache.bookkeeper.conf.AbstractConfiguration has been deprecated</text:p>
      <text:p text:style-name="Standard">[WARNING] /home/mostafij/Desktop/Github/pulsar/pulsar-zookeeper-utils/src/test/java/org/apache/pulsar/zookeeper/ZkIsolatedBookieEnsemblePlacementPolicyTest.java:[237,21] setZkServers(java.lang.String) in org.apache.bookkeeper.conf.AbstractConfiguration has been deprecated</text:p>
      <text:p text:style-name="Standard">[INFO] </text:p>
      <text:p text:style-name="Standard">[INFO] --- maven-surefire-plugin:3.0.0-M3:test (default-test) @ pulsar-zookeeper-utils ---</text:p>
      <text:p text:style-name="Standard">[INFO] </text:p>
      <text:p text:style-name="Standard">[INFO] -------------------------------------------------------</text:p>
      <text:p text:style-name="Standard">[INFO] <text:s/>T E S T S</text:p>
      <text:p text:style-name="Standard">[INFO] -------------------------------------------------------</text:p>
      <text:p text:style-name="Standard">[INFO] Running org.apache.pulsar.zookeeper.ZooKeeperSessionWatcherTest</text:p>
      <text:p text:style-name="Standard">[INFO] Running org.apache.pulsar.zookeeper.ZookeeperCacheTest</text:p>
      <text:p text:style-name="Standard">[INFO] Running org.apache.pulsar.zookeeper.ZookeeperServerTest</text:p>
      <text:p text:style-name="Standard">[INFO] Running org.apache.pulsar.zookeeper.ZkUtilsParentPathTest</text:p>
      <text:p text:style-name="Standard">[INFO] Tests run: 0, Failures: 0, Errors: 0, Skipped: 0, Time elapsed: 11.217 s - in org.apache.pulsar.zookeeper.ZookeeperServerTest</text:p>
      <text:p text:style-name="Standard">[INFO] Running org.apache.pulsar.zookeeper.ZkIsolatedBookieEnsemblePlacementPolicyTest</text:p>
      <text:p text:style-name="Standard">[INFO] Tests run: 13, Failures: 0, Errors: 0, Skipped: 0, Time elapsed: 16.561 s - in org.apache.pulsar.zookeeper.ZooKeeperSessionWatcherTest</text:p>
      <text:p text:style-name="Standard">[INFO] Running org.apache.pulsar.zookeeper.LocalZooKeeperConnectionServiceTest</text:p>
      <text:p text:style-name="Standard">[INFO] Tests run: 2, Failures: 0, Errors: 0, Skipped: 0, Time elapsed: 1.668 s - in org.apache.pulsar.zookeeper.LocalZooKeeperConnectionServiceTest</text:p>
      <text:p text:style-name="Standard">[INFO] Running org.apache.pulsar.zookeeper.DeserializersTest</text:p>
      <text:p text:style-name="Standard">[INFO] Tests run: 68, Failures: 0, Errors: 0, Skipped: 0, Time elapsed: 16.699 s - in org.apache.pulsar.zookeeper.ZkUtilsParentPathTest</text:p>
      <text:p text:style-name="Standard">[INFO] Running org.apache.pulsar.zookeeper.ZookeeperClientFactoryImplTest</text:p>
      <text:p text:style-name="Standard">[INFO] Tests run: 2, Failures: 0, Errors: 0, Skipped: 0, Time elapsed: 1.865 s - in org.apache.pulsar.zookeeper.DeserializersTest</text:p>
      <text:p text:style-name="Standard">[INFO] Running org.apache.pulsar.zookeeper.ZookeeperBkClientFactoryImplTest</text:p>
      <text:p text:style-name="Standard"><text:soft-page-break/>[INFO] Tests run: 3, Failures: 0, Errors: 0, Skipped: 0, Time elapsed: 4.92 s - in org.apache.pulsar.zookeeper.ZookeeperClientFactoryImplTest</text:p>
      <text:p text:style-name="Standard">[INFO] Running org.apache.pulsar.zookeeper.ZkBookieRackAffinityMappingTest</text:p>
      <text:p text:style-name="Standard">[INFO] Tests run: 3, Failures: 0, Errors: 0, Skipped: 0, Time elapsed: 4.914 s - in org.apache.pulsar.zookeeper.ZookeeperBkClientFactoryImplTest</text:p>
      <text:p text:style-name="Standard">[INFO] Running org.apache.pulsar.zookeeper.LocalBookkeeperEnsembleTest</text:p>
      <text:p text:style-name="Standard">[INFO] Tests run: 10, Failures: 0, Errors: 0, Skipped: 0, Time elapsed: 24.368 s - in org.apache.pulsar.zookeeper.ZookeeperCacheTest</text:p>
      <text:p text:style-name="Standard">[INFO] Tests run: 8, Failures: 0, Errors: 0, Skipped: 0, Time elapsed: 13.937 s - in org.apache.pulsar.zookeeper.ZkIsolatedBookieEnsemblePlacementPolicyTest</text:p>
      <text:p text:style-name="Standard">[INFO] Tests run: 3, Failures: 0, Errors: 0, Skipped: 0, Time elapsed: 6.638 s - in org.apache.pulsar.zookeeper.ZkBookieRackAffinityMappingTest</text:p>
      <text:p text:style-name="Standard">[INFO] Tests run: 2, Failures: 0, Errors: 0, Skipped: 0, Time elapsed: 6.814 s - in org.apache.pulsar.zookeeper.LocalBookkeeperEnsembleTest</text:p>
      <text:p text:style-name="Standard">[INFO] </text:p>
      <text:p text:style-name="Standard">[INFO] Results:</text:p>
      <text:p text:style-name="Standard">[INFO] </text:p>
      <text:p text:style-name="Standard">[INFO] Tests run: 114, Failures: 0, Errors: 0, Skipped: 0</text:p>
      <text:p text:style-name="Standard">[INFO] </text:p>
      <text:p text:style-name="Standard">[INFO] </text:p>
      <text:p text:style-name="Standard">[INFO] ---------------&lt; org.apache.pulsar:pulsar-broker-common &gt;---------------</text:p>
      <text:p text:style-name="Standard">[INFO] Building pulsar-broker-common 2.8.0-SNAPSHOT <text:s text:c="19"/>[13/127]</text:p>
      <text:p text:style-name="Standard">[INFO] --------------------------------[ jar ]---------------------------------</text:p>
      <text:p text:style-name="Standard">[INFO] </text:p>
      <text:p text:style-name="Standard">[INFO] --- maven-clean-plugin:3.1.0:clean (default-clean) @ pulsar-broker-common ---</text:p>
      <text:p text:style-name="Standard">[INFO] </text:p>
      <text:p text:style-name="Standard">[INFO] --- maven-enforcer-plugin:3.0.0-M3:enforce (enforce-maven-version) @ pulsar-broker-common ---</text:p>
      <text:p text:style-name="Standard">[INFO] </text:p>
      <text:p text:style-name="Standard">[INFO] --- maven-enforcer-plugin:3.0.0-M3:enforce (enforce-maven) @ pulsar-broker-common ---</text:p>
      <text:p text:style-name="Standard">[INFO] </text:p>
      <text:p text:style-name="Standard">[INFO] --- directory-maven-plugin:0.3.1:directory-of (directories) @ pulsar-broker-common ---</text:p>
      <text:p text:style-name="Standard">[INFO] Directory of org.apache.pulsar:pulsar set to: /home/mostafij/Desktop/Github/pulsar</text:p>
      <text:p text:style-name="Standard">[INFO] </text:p>
      <text:p text:style-name="Standard">[INFO] --- maven-remote-resources-plugin:1.7.0:process (process-resource-bundles) @ pulsar-broker-common ---</text:p>
      <text:p text:style-name="Standard">[INFO] Preparing remote bundle org.apache:apache-jar-resource-bundle:1.4</text:p>
      <text:p text:style-name="Standard">[INFO] Copying 3 resources from 1 bundle.</text:p>
      <text:p text:style-name="Standard">[INFO] </text:p>
      <text:p text:style-name="Standard">[INFO] --- maven-resources-plugin:3.1.0:resources (default-resources) @ pulsar-broker-common ---</text:p>
      <text:p text:style-name="Standard">[INFO] Using 'UTF-8' encoding to copy filtered resources.</text:p>
      <text:p text:style-name="Standard">[INFO] skip non existing resourceDirectory /home/mostafij/Desktop/Github/pulsar/pulsar-broker-common/src/main/resources</text:p>
      <text:p text:style-name="Standard">[INFO] Copying 3 resources</text:p>
      <text:p text:style-name="Standard">[INFO] </text:p>
      <text:p text:style-name="Standard">[INFO] --- maven-compiler-plugin:3.8.1:compile (default-compile) @ pulsar-broker-common ---</text:p>
      <text:p text:style-name="Standard">[INFO] Compiling 53 source files to /home/mostafij/Desktop/Github/pulsar/pulsar-broker-common/target/classes</text:p>
      <text:p text:style-name="Standard"><text:soft-page-break/>[WARNING] /home/mostafij/Desktop/Github/pulsar/pulsar-broker-common/src/main/java/org/apache/pulsar/broker/authorization/AuthorizationProvider.java:[70,40] deprecated item is not annotated with @Deprecated</text:p>
      <text:p text:style-name="Standard">[WARNING] /home/mostafij/Desktop/Github/pulsar/pulsar-broker-common/src/main/java/org/apache/pulsar/broker/authorization/PulsarAuthorizationProvider.java:[383,75] getCluster() in org.apache.pulsar.common.naming.TopicName has been deprecated</text:p>
      <text:p text:style-name="Standard">[WARNING] /home/mostafij/Desktop/Github/pulsar/pulsar-broker-common/src/main/java/org/apache/pulsar/broker/web/plugin/servlet/AdditionalServletUtils.java:[134,13] found raw type: java.lang.Class</text:p>
      <text:p text:style-name="Standard"><text:s text:c="2"/>missing type arguments for generic class java.lang.Class&lt;T&gt;</text:p>
      <text:p text:style-name="Standard">[WARNING] /home/mostafij/Desktop/Github/pulsar/pulsar-broker-common/src/main/java/org/apache/pulsar/broker/authentication/AuthenticationProviderToken.java:[244,13] found raw type: java.util.List</text:p>
      <text:p text:style-name="Standard"><text:s text:c="2"/>missing type arguments for generic class java.util.List&lt;E&gt;</text:p>
      <text:p text:style-name="Standard">[INFO] </text:p>
      <text:p text:style-name="Standard">[INFO] --- maven-resources-plugin:3.1.0:testResources (default-testResources) @ pulsar-broker-common ---</text:p>
      <text:p text:style-name="Standard">[INFO] Using 'UTF-8' encoding to copy filtered resources.</text:p>
      <text:p text:style-name="Standard">[INFO] skip non existing resourceDirectory /home/mostafij/Desktop/Github/pulsar/pulsar-broker-common/src/test/resources</text:p>
      <text:p text:style-name="Standard">[INFO] Copying 3 resources</text:p>
      <text:p text:style-name="Standard">[INFO] </text:p>
      <text:p text:style-name="Standard">[INFO] --- maven-compiler-plugin:3.8.1:testCompile (default-testCompile) @ pulsar-broker-common ---</text:p>
      <text:p text:style-name="Standard">[INFO] Compiling 7 source files to /home/mostafij/Desktop/Github/pulsar/pulsar-broker-common/target/test-classes</text:p>
      <text:p text:style-name="Standard">[WARNING] /home/mostafij/Desktop/Github/pulsar/pulsar-broker-common/src/test/java/org/apache/pulsar/broker/web/plugin/servlet/AdditionalServletUtilsTest.java:[68,9] found raw type: java.lang.Class</text:p>
      <text:p text:style-name="Standard"><text:s text:c="2"/>missing type arguments for generic class java.lang.Class&lt;T&gt;</text:p>
      <text:p text:style-name="Standard">[WARNING] /home/mostafij/Desktop/Github/pulsar/pulsar-broker-common/src/test/java/org/apache/pulsar/broker/web/plugin/servlet/AdditionalServletUtilsTest.java:[70,28] unchecked method invocation: method thenReturn in interface org.mockito.stubbing.OngoingStubbing is applied to given types</text:p>
      <text:p text:style-name="Standard"><text:s text:c="2"/>required: T</text:p>
      <text:p text:style-name="Standard"><text:s text:c="2"/>found: java.lang.Class</text:p>
      <text:p text:style-name="Standard">[WARNING] /home/mostafij/Desktop/Github/pulsar/pulsar-broker-common/src/test/java/org/apache/pulsar/broker/web/plugin/servlet/AdditionalServletUtilsTest.java:[70,29] unchecked conversion</text:p>
      <text:p text:style-name="Standard"><text:s text:c="2"/>required: T</text:p>
      <text:p text:style-name="Standard"><text:s text:c="2"/>found: <text:s text:c="3"/>java.lang.Class</text:p>
      <text:p text:style-name="Standard">[WARNING] /home/mostafij/Desktop/Github/pulsar/pulsar-broker-common/src/test/java/org/apache/pulsar/broker/web/plugin/servlet/AdditionalServletUtilsTest.java:[73,56] unchecked method invocation: method getFromArchive in class org.apache.pulsar.common.nar.NarClassLoader is applied to given types</text:p>
      <text:p text:style-name="Standard"><text:s text:c="2"/>required: java.io.File,java.util.Set&lt;java.lang.String&gt;,java.lang.ClassLoader,java.lang.String</text:p>
      <text:p text:style-name="Standard"><text:s text:c="2"/>found: java.io.File,java.util.Set,java.lang.ClassLoader,java.lang.String</text:p>
      <text:p text:style-name="Standard">[WARNING] /home/mostafij/Desktop/Github/pulsar/pulsar-broker-common/src/test/java/org/apache/pulsar/broker/web/plugin/servlet/AdditionalServletUtilsTest.java:[75,20] unchecked conversion</text:p>
      <text:p text:style-name="Standard"><text:s text:c="2"/>required: java.util.Set&lt;java.lang.String&gt;</text:p>
      <text:p text:style-name="Standard"><text:s text:c="2"/>found: <text:s text:c="3"/>java.util.Set</text:p>
      <text:p text:style-name="Standard"><text:soft-page-break/>[WARNING] /home/mostafij/Desktop/Github/pulsar/pulsar-broker-common/src/test/java/org/apache/pulsar/broker/web/plugin/servlet/AdditionalServletUtilsTest.java:[101,9] found raw type: java.lang.Class</text:p>
      <text:p text:style-name="Standard"><text:s text:c="2"/>missing type arguments for generic class java.lang.Class&lt;T&gt;</text:p>
      <text:p text:style-name="Standard">[WARNING] /home/mostafij/Desktop/Github/pulsar/pulsar-broker-common/src/test/java/org/apache/pulsar/broker/web/plugin/servlet/AdditionalServletUtilsTest.java:[103,28] unchecked method invocation: method thenReturn in interface org.mockito.stubbing.OngoingStubbing is applied to given types</text:p>
      <text:p text:style-name="Standard"><text:s text:c="2"/>required: T</text:p>
      <text:p text:style-name="Standard"><text:s text:c="2"/>found: java.lang.Class</text:p>
      <text:p text:style-name="Standard">[WARNING] /home/mostafij/Desktop/Github/pulsar/pulsar-broker-common/src/test/java/org/apache/pulsar/broker/web/plugin/servlet/AdditionalServletUtilsTest.java:[103,29] unchecked conversion</text:p>
      <text:p text:style-name="Standard"><text:s text:c="2"/>required: T</text:p>
      <text:p text:style-name="Standard"><text:s text:c="2"/>found: <text:s text:c="3"/>java.lang.Class</text:p>
      <text:p text:style-name="Standard">[WARNING] /home/mostafij/Desktop/Github/pulsar/pulsar-broker-common/src/test/java/org/apache/pulsar/broker/web/plugin/servlet/AdditionalServletUtilsTest.java:[106,56] unchecked method invocation: method getFromArchive in class org.apache.pulsar.common.nar.NarClassLoader is applied to given types</text:p>
      <text:p text:style-name="Standard"><text:s text:c="2"/>required: java.io.File,java.util.Set&lt;java.lang.String&gt;,java.lang.ClassLoader,java.lang.String</text:p>
      <text:p text:style-name="Standard"><text:s text:c="2"/>found: java.io.File,java.util.Set,java.lang.ClassLoader,java.lang.String</text:p>
      <text:p text:style-name="Standard">[WARNING] /home/mostafij/Desktop/Github/pulsar/pulsar-broker-common/src/test/java/org/apache/pulsar/broker/web/plugin/servlet/AdditionalServletUtilsTest.java:[108,20] unchecked conversion</text:p>
      <text:p text:style-name="Standard"><text:s text:c="2"/>required: java.util.Set&lt;java.lang.String&gt;</text:p>
      <text:p text:style-name="Standard"><text:s text:c="2"/>found: <text:s text:c="3"/>java.util.Set</text:p>
      <text:p text:style-name="Standard">[WARNING] /home/mostafij/Desktop/Github/pulsar/pulsar-broker-common/src/test/java/org/apache/pulsar/broker/web/plugin/servlet/AdditionalServletUtilsTest.java:[131,9] found raw type: java.lang.Class</text:p>
      <text:p text:style-name="Standard"><text:s text:c="2"/>missing type arguments for generic class java.lang.Class&lt;T&gt;</text:p>
      <text:p text:style-name="Standard">[WARNING] /home/mostafij/Desktop/Github/pulsar/pulsar-broker-common/src/test/java/org/apache/pulsar/broker/web/plugin/servlet/AdditionalServletUtilsTest.java:[133,28] unchecked method invocation: method thenReturn in interface org.mockito.stubbing.OngoingStubbing is applied to given types</text:p>
      <text:p text:style-name="Standard"><text:s text:c="2"/>required: T</text:p>
      <text:p text:style-name="Standard"><text:s text:c="2"/>found: java.lang.Class</text:p>
      <text:p text:style-name="Standard">[WARNING] /home/mostafij/Desktop/Github/pulsar/pulsar-broker-common/src/test/java/org/apache/pulsar/broker/web/plugin/servlet/AdditionalServletUtilsTest.java:[133,29] unchecked conversion</text:p>
      <text:p text:style-name="Standard"><text:s text:c="2"/>required: T</text:p>
      <text:p text:style-name="Standard"><text:s text:c="2"/>found: <text:s text:c="3"/>java.lang.Class</text:p>
      <text:p text:style-name="Standard">[WARNING] /home/mostafij/Desktop/Github/pulsar/pulsar-broker-common/src/test/java/org/apache/pulsar/broker/web/plugin/servlet/AdditionalServletUtilsTest.java:[136,56] unchecked method invocation: method getFromArchive in class org.apache.pulsar.common.nar.NarClassLoader is applied to given types</text:p>
      <text:p text:style-name="Standard"><text:s text:c="2"/>required: java.io.File,java.util.Set&lt;java.lang.String&gt;,java.lang.ClassLoader,java.lang.String</text:p>
      <text:p text:style-name="Standard"><text:s text:c="2"/>found: java.io.File,java.util.Set,java.lang.ClassLoader,java.lang.String</text:p>
      <text:p text:style-name="Standard">[WARNING] /home/mostafij/Desktop/Github/pulsar/pulsar-broker-common/src/test/java/org/apache/pulsar/broker/web/plugin/servlet/AdditionalServletUtilsTest.java:[138,20] unchecked conversion</text:p>
      <text:p text:style-name="Standard"><text:s text:c="2"/>required: java.util.Set&lt;java.lang.String&gt;</text:p>
      <text:p text:style-name="Standard"><text:s text:c="2"/>found: <text:s text:c="3"/>java.util.Set</text:p>
      <text:p text:style-name="Standard">[INFO] </text:p>
      <text:p text:style-name="Standard"><text:soft-page-break/>[INFO] --- maven-surefire-plugin:3.0.0-M3:test (default-test) @ pulsar-broker-common ---</text:p>
      <text:p text:style-name="Standard">[INFO] </text:p>
      <text:p text:style-name="Standard">[INFO] -------------------------------------------------------</text:p>
      <text:p text:style-name="Standard">[INFO] <text:s/>T E S T S</text:p>
      <text:p text:style-name="Standard">[INFO] -------------------------------------------------------</text:p>
      <text:p text:style-name="Standard">[INFO] Running org.apache.pulsar.broker.web.plugin.servlet.AdditionalServletWithClassLoaderTest</text:p>
      <text:p text:style-name="Standard">[INFO] Running org.apache.pulsar.broker.web.plugin.servlet.AdditionalServletUtilsTest</text:p>
      <text:p text:style-name="Standard">[INFO] Running org.apache.pulsar.broker.authentication.AuthenticationProviderTokenTest</text:p>
      <text:p text:style-name="Standard">[INFO] Running org.apache.pulsar.broker.authentication.AuthenticationProviderListTest</text:p>
      <text:p text:style-name="Standard">[INFO] Tests run: 1, Failures: 0, Errors: 0, Skipped: 0, Time elapsed: 15.987 s - in org.apache.pulsar.broker.web.plugin.servlet.AdditionalServletWithClassLoaderTest</text:p>
      <text:p text:style-name="Standard">[INFO] Running org.apache.pulsar.broker.validator.MultipleListenerValidatorTest</text:p>
      <text:p text:style-name="Standard">[INFO] Tests run: 9, Failures: 0, Errors: 0, Skipped: 0, Time elapsed: 0.962 s - in org.apache.pulsar.broker.validator.MultipleListenerValidatorTest</text:p>
      <text:p text:style-name="Standard">[INFO] Running org.apache.pulsar.common.configuration.PulsarConfigurationLoaderTest</text:p>
      <text:p text:style-name="Standard">[INFO] Tests run: 6, Failures: 0, Errors: 0, Skipped: 0, Time elapsed: 0.46 s - in org.apache.pulsar.common.configuration.PulsarConfigurationLoaderTest</text:p>
      <text:p text:style-name="Standard">[INFO] Tests run: 3, Failures: 0, Errors: 0, Skipped: 0, Time elapsed: 19.245 s - in org.apache.pulsar.broker.web.plugin.servlet.AdditionalServletUtilsTest</text:p>
      <text:p text:style-name="Standard">[INFO] Tests run: 31, Failures: 0, Errors: 0, Skipped: 0, Time elapsed: 24.096 s - in org.apache.pulsar.broker.authentication.AuthenticationProviderTokenTest</text:p>
      <text:p text:style-name="Standard">[INFO] Tests run: 2, Failures: 0, Errors: 0, Skipped: 0, Time elapsed: 24.73 s - in org.apache.pulsar.broker.authentication.AuthenticationProviderListTest</text:p>
      <text:p text:style-name="Standard">[INFO] </text:p>
      <text:p text:style-name="Standard">[INFO] Results:</text:p>
      <text:p text:style-name="Standard">[INFO] </text:p>
      <text:p text:style-name="Standard">[INFO] Tests run: 52, Failures: 0, Errors: 0, Skipped: 0</text:p>
      <text:p text:style-name="Standard">[INFO] </text:p>
      <text:p text:style-name="Standard">[INFO] </text:p>
      <text:p text:style-name="Standard">[INFO] ------------&lt; org.apache.pulsar:pulsar-transaction-parent &gt;-------------</text:p>
      <text:p text:style-name="Standard">[INFO] Building Pulsar Transaction :: Parent 2.8.0-SNAPSHOT <text:s text:c="11"/>[14/127]</text:p>
      <text:p text:style-name="Standard">[INFO] --------------------------------[ pom ]---------------------------------</text:p>
      <text:p text:style-name="Standard">[INFO] </text:p>
      <text:p text:style-name="Standard">[INFO] --- maven-clean-plugin:3.1.0:clean (default-clean) @ pulsar-transaction-parent ---</text:p>
      <text:p text:style-name="Standard">[INFO] </text:p>
      <text:p text:style-name="Standard">[INFO] --- maven-enforcer-plugin:3.0.0-M3:enforce (enforce-maven-version) @ pulsar-transaction-parent ---</text:p>
      <text:p text:style-name="Standard">[INFO] </text:p>
      <text:p text:style-name="Standard">[INFO] --- maven-enforcer-plugin:3.0.0-M3:enforce (enforce-maven) @ pulsar-transaction-parent ---</text:p>
      <text:p text:style-name="Standard">[INFO] </text:p>
      <text:p text:style-name="Standard">[INFO] --- directory-maven-plugin:0.3.1:directory-of (directories) @ pulsar-transaction-parent ---</text:p>
      <text:p text:style-name="Standard">[INFO] Directory of org.apache.pulsar:pulsar set to: /home/mostafij/Desktop/Github/pulsar</text:p>
      <text:p text:style-name="Standard">[INFO] </text:p>
      <text:p text:style-name="Standard">[INFO] --- maven-remote-resources-plugin:1.7.0:process (process-resource-bundles) @ pulsar-transaction-parent ---</text:p>
      <text:p text:style-name="Standard">[INFO] Preparing remote bundle org.apache:apache-jar-resource-bundle:1.4</text:p>
      <text:p text:style-name="Standard">[INFO] Copying 3 resources from 1 bundle.</text:p>
      <text:p text:style-name="Standard">[INFO] </text:p>
      <text:p text:style-name="Standard">[INFO] ------------&lt; org.apache.pulsar:pulsar-transaction-common &gt;-------------</text:p>
      <text:p text:style-name="Standard"><text:soft-page-break/>[INFO] Building Pulsar Transaction :: Common 2.8.0-SNAPSHOT <text:s text:c="11"/>[15/127]</text:p>
      <text:p text:style-name="Standard">[INFO] --------------------------------[ jar ]---------------------------------</text:p>
      <text:p text:style-name="Standard">[INFO] </text:p>
      <text:p text:style-name="Standard">[INFO] --- maven-clean-plugin:3.1.0:clean (default-clean) @ pulsar-transaction-common ---</text:p>
      <text:p text:style-name="Standard">[INFO] </text:p>
      <text:p text:style-name="Standard">[INFO] --- maven-enforcer-plugin:3.0.0-M3:enforce (enforce-maven-version) @ pulsar-transaction-common ---</text:p>
      <text:p text:style-name="Standard">[INFO] </text:p>
      <text:p text:style-name="Standard">[INFO] --- maven-enforcer-plugin:3.0.0-M3:enforce (enforce-maven) @ pulsar-transaction-common ---</text:p>
      <text:p text:style-name="Standard">[INFO] </text:p>
      <text:p text:style-name="Standard">[INFO] --- directory-maven-plugin:0.3.1:directory-of (directories) @ pulsar-transaction-common ---</text:p>
      <text:p text:style-name="Standard">[INFO] Directory of org.apache.pulsar:pulsar set to: /home/mostafij/Desktop/Github/pulsar</text:p>
      <text:p text:style-name="Standard">[INFO] </text:p>
      <text:p text:style-name="Standard">[INFO] --- maven-remote-resources-plugin:1.7.0:process (process-resource-bundles) @ pulsar-transaction-common ---</text:p>
      <text:p text:style-name="Standard">[INFO] Preparing remote bundle org.apache:apache-jar-resource-bundle:1.4</text:p>
      <text:p text:style-name="Standard">[INFO] Copying 3 resources from 1 bundle.</text:p>
      <text:p text:style-name="Standard">[INFO] </text:p>
      <text:p text:style-name="Standard">[INFO] --- maven-resources-plugin:3.1.0:resources (default-resources) @ pulsar-transaction-common ---</text:p>
      <text:p text:style-name="Standard">[INFO] Using 'UTF-8' encoding to copy filtered resources.</text:p>
      <text:p text:style-name="Standard">[INFO] Copying 1 resource</text:p>
      <text:p text:style-name="Standard">[INFO] Copying 3 resources</text:p>
      <text:p text:style-name="Standard">[INFO] </text:p>
      <text:p text:style-name="Standard">[INFO] --- maven-compiler-plugin:3.8.1:compile (default-compile) @ pulsar-transaction-common ---</text:p>
      <text:p text:style-name="Standard">[INFO] Compiling 3 source files to /home/mostafij/Desktop/Github/pulsar/pulsar-transaction/common/target/classes</text:p>
      <text:p text:style-name="Standard">[INFO] </text:p>
      <text:p text:style-name="Standard">[INFO] --- maven-resources-plugin:3.1.0:testResources (default-testResources) @ pulsar-transaction-common ---</text:p>
      <text:p text:style-name="Standard">[INFO] Using 'UTF-8' encoding to copy filtered resources.</text:p>
      <text:p text:style-name="Standard">[INFO] skip non existing resourceDirectory /home/mostafij/Desktop/Github/pulsar/pulsar-transaction/common/src/test/resources</text:p>
      <text:p text:style-name="Standard">[INFO] Copying 3 resources</text:p>
      <text:p text:style-name="Standard">[INFO] </text:p>
      <text:p text:style-name="Standard">[INFO] --- maven-compiler-plugin:3.8.1:testCompile (default-testCompile) @ pulsar-transaction-common ---</text:p>
      <text:p text:style-name="Standard">[INFO] No sources to compile</text:p>
      <text:p text:style-name="Standard">[INFO] </text:p>
      <text:p text:style-name="Standard">[INFO] --- maven-surefire-plugin:3.0.0-M3:test (default-test) @ pulsar-transaction-common ---</text:p>
      <text:p text:style-name="Standard">[INFO] </text:p>
      <text:p text:style-name="Standard">[INFO] ---------------&lt; org.apache.pulsar:bouncy-castle-parent &gt;---------------</text:p>
      <text:p text:style-name="Standard">[INFO] Building Apache Pulsar :: Bouncy Castle :: Parent 2.8.0-SNAPSHOT [16/127]</text:p>
      <text:p text:style-name="Standard">[INFO] --------------------------------[ pom ]---------------------------------</text:p>
      <text:p text:style-name="Standard">[INFO] </text:p>
      <text:p text:style-name="Standard">[INFO] --- maven-clean-plugin:3.1.0:clean (default-clean) @ bouncy-castle-parent ---</text:p>
      <text:p text:style-name="Standard">[INFO] </text:p>
      <text:p text:style-name="Standard">[INFO] --- maven-enforcer-plugin:3.0.0-M3:enforce (enforce-maven-version) @ bouncy-castle-parent ---</text:p>
      <text:p text:style-name="Standard"><text:soft-page-break/>[INFO] </text:p>
      <text:p text:style-name="Standard">[INFO] --- maven-enforcer-plugin:3.0.0-M3:enforce (enforce-maven) @ bouncy-castle-parent ---</text:p>
      <text:p text:style-name="Standard">[INFO] </text:p>
      <text:p text:style-name="Standard">[INFO] --- directory-maven-plugin:0.3.1:directory-of (directories) @ bouncy-castle-parent ---</text:p>
      <text:p text:style-name="Standard">[INFO] Directory of org.apache.pulsar:pulsar set to: /home/mostafij/Desktop/Github/pulsar</text:p>
      <text:p text:style-name="Standard">[INFO] </text:p>
      <text:p text:style-name="Standard">[INFO] --- maven-remote-resources-plugin:1.7.0:process (process-resource-bundles) @ bouncy-castle-parent ---</text:p>
      <text:p text:style-name="Standard">[INFO] Preparing remote bundle org.apache:apache-jar-resource-bundle:1.4</text:p>
      <text:p text:style-name="Standard">[INFO] Copying 3 resources from 1 bundle.</text:p>
      <text:p text:style-name="Standard">[INFO] </text:p>
      <text:p text:style-name="Standard">[INFO] -----------------&lt; org.apache.pulsar:bouncy-castle-bc &gt;-----------------</text:p>
      <text:p text:style-name="Standard">[INFO] Building Apache Pulsar :: Bouncy Castle :: BC 2.8.0-SNAPSHOT <text:s text:c="3"/>[17/127]</text:p>
      <text:p text:style-name="Standard">[INFO] --------------------------------[ jar ]---------------------------------</text:p>
      <text:p text:style-name="Standard">[INFO] </text:p>
      <text:p text:style-name="Standard">[INFO] --- maven-clean-plugin:3.1.0:clean (default-clean) @ bouncy-castle-bc ---</text:p>
      <text:p text:style-name="Standard">[INFO] </text:p>
      <text:p text:style-name="Standard">[INFO] --- maven-enforcer-plugin:3.0.0-M3:enforce (enforce-maven-version) @ bouncy-castle-bc ---</text:p>
      <text:p text:style-name="Standard">[INFO] </text:p>
      <text:p text:style-name="Standard">[INFO] --- maven-enforcer-plugin:3.0.0-M3:enforce (enforce-maven) @ bouncy-castle-bc ---</text:p>
      <text:p text:style-name="Standard">[INFO] </text:p>
      <text:p text:style-name="Standard">[INFO] --- directory-maven-plugin:0.3.1:directory-of (directories) @ bouncy-castle-bc ---</text:p>
      <text:p text:style-name="Standard">[INFO] Directory of org.apache.pulsar:pulsar set to: /home/mostafij/Desktop/Github/pulsar</text:p>
      <text:p text:style-name="Standard">[INFO] </text:p>
      <text:p text:style-name="Standard">[INFO] --- maven-remote-resources-plugin:1.7.0:process (process-resource-bundles) @ bouncy-castle-bc ---</text:p>
      <text:p text:style-name="Standard">[INFO] Preparing remote bundle org.apache:apache-jar-resource-bundle:1.4</text:p>
      <text:p text:style-name="Standard">[INFO] Copying 3 resources from 1 bundle.</text:p>
      <text:p text:style-name="Standard">[INFO] </text:p>
      <text:p text:style-name="Standard">[INFO] --- maven-resources-plugin:3.1.0:resources (default-resources) @ bouncy-castle-bc ---</text:p>
      <text:p text:style-name="Standard">[INFO] Using 'UTF-8' encoding to copy filtered resources.</text:p>
      <text:p text:style-name="Standard">[INFO] Copying 1 resource</text:p>
      <text:p text:style-name="Standard">[INFO] Copying 3 resources</text:p>
      <text:p text:style-name="Standard">[INFO] </text:p>
      <text:p text:style-name="Standard">[INFO] --- maven-compiler-plugin:3.8.1:compile (default-compile) @ bouncy-castle-bc ---</text:p>
      <text:p text:style-name="Standard">[INFO] Compiling 1 source file to /home/mostafij/Desktop/Github/pulsar/bouncy-castle/bc/target/classes</text:p>
      <text:p text:style-name="Standard">[INFO] </text:p>
      <text:p text:style-name="Standard">[INFO] --- maven-resources-plugin:3.1.0:testResources (default-testResources) @ bouncy-castle-bc ---</text:p>
      <text:p text:style-name="Standard">[INFO] Using 'UTF-8' encoding to copy filtered resources.</text:p>
      <text:p text:style-name="Standard">[INFO] skip non existing resourceDirectory /home/mostafij/Desktop/Github/pulsar/bouncy-castle/bc/src/test/resources</text:p>
      <text:p text:style-name="Standard">[INFO] Copying 3 resources</text:p>
      <text:p text:style-name="Standard">[INFO] </text:p>
      <text:p text:style-name="Standard">[INFO] --- maven-compiler-plugin:3.8.1:testCompile (default-testCompile) @ bouncy-castle-bc ---</text:p>
      <text:p text:style-name="Standard">[INFO] No sources to compile</text:p>
      <text:p text:style-name="Standard">[INFO] </text:p>
      <text:p text:style-name="Standard">[INFO] --- maven-surefire-plugin:3.0.0-M3:test (default-test) @ bouncy-castle-bc ---</text:p>
      <text:p text:style-name="Standard">[INFO] </text:p>
      <text:p text:style-name="Standard"><text:soft-page-break/>[INFO] ----------&lt; org.apache.pulsar:pulsar-client-messagecrypto-bc &gt;----------</text:p>
      <text:p text:style-name="Standard">[INFO] Building pulsar-client-messagecrypto-bc 2.8.0-SNAPSHOT <text:s text:c="9"/>[18/127]</text:p>
      <text:p text:style-name="Standard">[INFO] --------------------------------[ jar ]---------------------------------</text:p>
      <text:p text:style-name="Standard">[INFO] </text:p>
      <text:p text:style-name="Standard">[INFO] --- maven-clean-plugin:3.1.0:clean (default-clean) @ pulsar-client-messagecrypto-bc ---</text:p>
      <text:p text:style-name="Standard">[INFO] </text:p>
      <text:p text:style-name="Standard">[INFO] --- maven-enforcer-plugin:3.0.0-M3:enforce (enforce-maven-version) @ pulsar-client-messagecrypto-bc ---</text:p>
      <text:p text:style-name="Standard">[INFO] </text:p>
      <text:p text:style-name="Standard">[INFO] --- maven-enforcer-plugin:3.0.0-M3:enforce (enforce-maven) @ pulsar-client-messagecrypto-bc ---</text:p>
      <text:p text:style-name="Standard">[INFO] </text:p>
      <text:p text:style-name="Standard">[INFO] --- directory-maven-plugin:0.3.1:directory-of (directories) @ pulsar-client-messagecrypto-bc ---</text:p>
      <text:p text:style-name="Standard">[INFO] Directory of org.apache.pulsar:pulsar set to: /home/mostafij/Desktop/Github/pulsar</text:p>
      <text:p text:style-name="Standard">[INFO] </text:p>
      <text:p text:style-name="Standard">[INFO] --- maven-remote-resources-plugin:1.7.0:process (process-resource-bundles) @ pulsar-client-messagecrypto-bc ---</text:p>
      <text:p text:style-name="Standard">[INFO] Preparing remote bundle org.apache:apache-jar-resource-bundle:1.4</text:p>
      <text:p text:style-name="Standard">[INFO] Copying 3 resources from 1 bundle.</text:p>
      <text:p text:style-name="Standard">[INFO] </text:p>
      <text:p text:style-name="Standard">[INFO] --- maven-resources-plugin:3.1.0:resources (default-resources) @ pulsar-client-messagecrypto-bc ---</text:p>
      <text:p text:style-name="Standard">[INFO] Using 'UTF-8' encoding to copy filtered resources.</text:p>
      <text:p text:style-name="Standard">[INFO] skip non existing resourceDirectory /home/mostafij/Desktop/Github/pulsar/pulsar-client-messagecrypto-bc/src/main/resources</text:p>
      <text:p text:style-name="Standard">[INFO] Copying 3 resources</text:p>
      <text:p text:style-name="Standard">[INFO] </text:p>
      <text:p text:style-name="Standard">[INFO] --- maven-compiler-plugin:3.8.1:compile (default-compile) @ pulsar-client-messagecrypto-bc ---</text:p>
      <text:p text:style-name="Standard">[INFO] Compiling 1 source file to /home/mostafij/Desktop/Github/pulsar/pulsar-client-messagecrypto-bc/target/classes</text:p>
      <text:p text:style-name="Standard">[INFO] </text:p>
      <text:p text:style-name="Standard">[INFO] --- maven-resources-plugin:3.1.0:testResources (default-testResources) @ pulsar-client-messagecrypto-bc ---</text:p>
      <text:p text:style-name="Standard">[INFO] Using 'UTF-8' encoding to copy filtered resources.</text:p>
      <text:p text:style-name="Standard">[INFO] skip non existing resourceDirectory /home/mostafij/Desktop/Github/pulsar/pulsar-client-messagecrypto-bc/src/test/resources</text:p>
      <text:p text:style-name="Standard">[INFO] Copying 3 resources</text:p>
      <text:p text:style-name="Standard">[INFO] </text:p>
      <text:p text:style-name="Standard">[INFO] --- maven-compiler-plugin:3.8.1:testCompile (default-testCompile) @ pulsar-client-messagecrypto-bc ---</text:p>
      <text:p text:style-name="Standard">[INFO] No sources to compile</text:p>
      <text:p text:style-name="Standard">[INFO] </text:p>
      <text:p text:style-name="Standard">[INFO] --- maven-surefire-plugin:3.0.0-M3:test (default-test) @ pulsar-client-messagecrypto-bc ---</text:p>
      <text:p text:style-name="Standard">[INFO] </text:p>
      <text:p text:style-name="Standard">[INFO] -----------------&lt; org.apache.pulsar:pulsar-functions &gt;-----------------</text:p>
      <text:p text:style-name="Standard">[INFO] Building Pulsar Functions :: Parent 2.8.0-SNAPSHOT <text:s text:c="13"/>[19/127]</text:p>
      <text:p text:style-name="Standard">[INFO] --------------------------------[ pom ]---------------------------------</text:p>
      <text:p text:style-name="Standard"><text:soft-page-break/>[INFO] </text:p>
      <text:p text:style-name="Standard">[INFO] --- maven-clean-plugin:3.1.0:clean (default-clean) @ pulsar-functions ---</text:p>
      <text:p text:style-name="Standard">[INFO] </text:p>
      <text:p text:style-name="Standard">[INFO] --- maven-enforcer-plugin:3.0.0-M3:enforce (enforce-maven-version) @ pulsar-functions ---</text:p>
      <text:p text:style-name="Standard">[INFO] </text:p>
      <text:p text:style-name="Standard">[INFO] --- maven-enforcer-plugin:3.0.0-M3:enforce (enforce-maven) @ pulsar-functions ---</text:p>
      <text:p text:style-name="Standard">[INFO] </text:p>
      <text:p text:style-name="Standard">[INFO] --- directory-maven-plugin:0.3.1:directory-of (directories) @ pulsar-functions ---</text:p>
      <text:p text:style-name="Standard">[INFO] Directory of org.apache.pulsar:pulsar set to: /home/mostafij/Desktop/Github/pulsar</text:p>
      <text:p text:style-name="Standard">[INFO] </text:p>
      <text:p text:style-name="Standard">[INFO] --- maven-remote-resources-plugin:1.7.0:process (process-resource-bundles) @ pulsar-functions ---</text:p>
      <text:p text:style-name="Standard">[INFO] Preparing remote bundle org.apache:apache-jar-resource-bundle:1.4</text:p>
      <text:p text:style-name="Standard">[INFO] Copying 3 resources from 1 bundle.</text:p>
      <text:p text:style-name="Standard">[INFO] </text:p>
      <text:p text:style-name="Standard">[INFO] --------------&lt; org.apache.pulsar:pulsar-functions-proto &gt;--------------</text:p>
      <text:p text:style-name="Standard">[INFO] Building Pulsar Functions :: Proto 2.8.0-SNAPSHOT <text:s text:c="14"/>[20/127]</text:p>
      <text:p text:style-name="Standard">[INFO] --------------------------------[ jar ]---------------------------------</text:p>
      <text:p text:style-name="Standard">[INFO] </text:p>
      <text:p text:style-name="Standard">[INFO] --- maven-clean-plugin:3.1.0:clean (default-clean) @ pulsar-functions-proto ---</text:p>
      <text:p text:style-name="Standard">[INFO] </text:p>
      <text:p text:style-name="Standard">[INFO] --- maven-enforcer-plugin:3.0.0-M3:enforce (enforce-maven-version) @ pulsar-functions-proto ---</text:p>
      <text:p text:style-name="Standard">[INFO] </text:p>
      <text:p text:style-name="Standard">[INFO] --- maven-enforcer-plugin:3.0.0-M3:enforce (enforce-maven) @ pulsar-functions-proto ---</text:p>
      <text:p text:style-name="Standard">[INFO] </text:p>
      <text:p text:style-name="Standard">[INFO] --- directory-maven-plugin:0.3.1:directory-of (directories) @ pulsar-functions-proto ---</text:p>
      <text:p text:style-name="Standard">[INFO] Directory of org.apache.pulsar:pulsar set to: /home/mostafij/Desktop/Github/pulsar</text:p>
      <text:p text:style-name="Standard">[INFO] </text:p>
      <text:p text:style-name="Standard">[INFO] --- protobuf-maven-plugin:0.6.1:compile (default) @ pulsar-functions-proto ---</text:p>
      <text:p text:style-name="Standard">[INFO] Compiling 3 proto file(s) to /home/mostafij/Desktop/Github/pulsar/pulsar-functions/proto/target/generated-sources/protobuf/java</text:p>
      <text:p text:style-name="Standard">[INFO] </text:p>
      <text:p text:style-name="Standard">[INFO] --- protobuf-maven-plugin:0.6.1:compile-custom (default) @ pulsar-functions-proto ---</text:p>
      <text:p text:style-name="Standard">[INFO] Compiling 3 proto file(s) to /home/mostafij/Desktop/Github/pulsar/pulsar-functions/proto/target/generated-sources/protobuf/grpc-java</text:p>
      <text:p text:style-name="Standard">[INFO] </text:p>
      <text:p text:style-name="Standard">[INFO] --- maven-remote-resources-plugin:1.7.0:process (process-resource-bundles) @ pulsar-functions-proto ---</text:p>
      <text:p text:style-name="Standard">[INFO] Preparing remote bundle org.apache:apache-jar-resource-bundle:1.4</text:p>
      <text:p text:style-name="Standard">[INFO] Copying 3 resources from 1 bundle.</text:p>
      <text:p text:style-name="Standard">[INFO] </text:p>
      <text:p text:style-name="Standard">[INFO] --- maven-resources-plugin:3.1.0:resources (default-resources) @ pulsar-functions-proto ---</text:p>
      <text:p text:style-name="Standard">[INFO] Using 'UTF-8' encoding to copy filtered resources.</text:p>
      <text:p text:style-name="Standard">[INFO] skip non existing resourceDirectory /home/mostafij/Desktop/Github/pulsar/pulsar-functions/proto/src/main/resources</text:p>
      <text:p text:style-name="Standard">[INFO] Copying 3 resources</text:p>
      <text:p text:style-name="Standard">[INFO] Copying 3 resources</text:p>
      <text:p text:style-name="Standard"><text:soft-page-break/>[INFO] Copying 3 resources</text:p>
      <text:p text:style-name="Standard">[INFO] </text:p>
      <text:p text:style-name="Standard">[INFO] --- maven-compiler-plugin:3.8.1:compile (default-compile) @ pulsar-functions-proto ---</text:p>
      <text:p text:style-name="Standard">[INFO] Compiling 4 source files to /home/mostafij/Desktop/Github/pulsar/pulsar-functions/proto/target/classes</text:p>
      <text:p text:style-name="Standard">[INFO] </text:p>
      <text:p text:style-name="Standard">[INFO] --- maven-resources-plugin:3.1.0:testResources (default-testResources) @ pulsar-functions-proto ---</text:p>
      <text:p text:style-name="Standard">[INFO] Using 'UTF-8' encoding to copy filtered resources.</text:p>
      <text:p text:style-name="Standard">[INFO] skip non existing resourceDirectory /home/mostafij/Desktop/Github/pulsar/pulsar-functions/proto/src/test/resources</text:p>
      <text:p text:style-name="Standard">[INFO] Copying 3 resources</text:p>
      <text:p text:style-name="Standard">[INFO] </text:p>
      <text:p text:style-name="Standard">[INFO] --- maven-compiler-plugin:3.8.1:testCompile (default-testCompile) @ pulsar-functions-proto ---</text:p>
      <text:p text:style-name="Standard">[INFO] Compiling 1 source file to /home/mostafij/Desktop/Github/pulsar/pulsar-functions/proto/target/test-classes</text:p>
      <text:p text:style-name="Standard">[INFO] </text:p>
      <text:p text:style-name="Standard">[INFO] --- maven-surefire-plugin:3.0.0-M3:test (default-test) @ pulsar-functions-proto ---</text:p>
      <text:p text:style-name="Standard">[INFO] </text:p>
      <text:p text:style-name="Standard">[INFO] -------------------------------------------------------</text:p>
      <text:p text:style-name="Standard">[INFO] <text:s/>T E S T S</text:p>
      <text:p text:style-name="Standard">[INFO] -------------------------------------------------------</text:p>
      <text:p text:style-name="Standard">[INFO] Running org.apache.pulsar.functions.proto.FunctionDetailsTest</text:p>
      <text:p text:style-name="Standard">[INFO] Tests run: 1, Failures: 0, Errors: 0, Skipped: 0, Time elapsed: 1.042 s - in org.apache.pulsar.functions.proto.FunctionDetailsTest</text:p>
      <text:p text:style-name="Standard">[INFO] </text:p>
      <text:p text:style-name="Standard">[INFO] Results:</text:p>
      <text:p text:style-name="Standard">[INFO] </text:p>
      <text:p text:style-name="Standard">[INFO] Tests run: 1, Failures: 0, Errors: 0, Skipped: 0</text:p>
      <text:p text:style-name="Standard">[INFO] </text:p>
      <text:p text:style-name="Standard">[INFO] </text:p>
      <text:p text:style-name="Standard">[INFO] --------------&lt; org.apache.pulsar:pulsar-client-original &gt;--------------</text:p>
      <text:p text:style-name="Standard">[INFO] Building Pulsar Client Java 2.8.0-SNAPSHOT <text:s text:c="21"/>[21/127]</text:p>
      <text:p text:style-name="Standard">[INFO] --------------------------------[ jar ]---------------------------------</text:p>
      <text:p text:style-name="Standard">[INFO] </text:p>
      <text:p text:style-name="Standard">[INFO] --- maven-clean-plugin:3.1.0:clean (default-clean) @ pulsar-client-original ---</text:p>
      <text:p text:style-name="Standard">[INFO] </text:p>
      <text:p text:style-name="Standard">[INFO] --- maven-enforcer-plugin:3.0.0-M3:enforce (enforce-maven-version) @ pulsar-client-original ---</text:p>
      <text:p text:style-name="Standard">[INFO] </text:p>
      <text:p text:style-name="Standard">[INFO] --- maven-enforcer-plugin:3.0.0-M3:enforce (enforce-maven) @ pulsar-client-original ---</text:p>
      <text:p text:style-name="Standard">[INFO] </text:p>
      <text:p text:style-name="Standard">[INFO] --- directory-maven-plugin:0.3.1:directory-of (directories) @ pulsar-client-original ---</text:p>
      <text:p text:style-name="Standard">[INFO] Directory of org.apache.pulsar:pulsar set to: /home/mostafij/Desktop/Github/pulsar</text:p>
      <text:p text:style-name="Standard">[INFO] </text:p>
      <text:p text:style-name="Standard">[INFO] --- protobuf-maven-plugin:0.6.1:test-compile (default) @ pulsar-client-original ---</text:p>
      <text:p text:style-name="Standard">[INFO] Compiling 2 proto file(s) to /home/mostafij/Desktop/Github/pulsar/pulsar-client/target/generated-test-sources/protobuf/java</text:p>
      <text:p text:style-name="Standard"><text:soft-page-break/>[INFO] </text:p>
      <text:p text:style-name="Standard">[INFO] --- avro-maven-plugin:1.10.2:schema (default) @ pulsar-client-original ---</text:p>
      <text:p text:style-name="Standard">[INFO] </text:p>
      <text:p text:style-name="Standard">[INFO] --- maven-remote-resources-plugin:1.7.0:process (process-resource-bundles) @ pulsar-client-original ---</text:p>
      <text:p text:style-name="Standard">[INFO] Preparing remote bundle org.apache:apache-jar-resource-bundle:1.4</text:p>
      <text:p text:style-name="Standard">[INFO] Copying 3 resources from 1 bundle.</text:p>
      <text:p text:style-name="Standard">[INFO] </text:p>
      <text:p text:style-name="Standard">[INFO] --- maven-resources-plugin:3.1.0:resources (default-resources) @ pulsar-client-original ---</text:p>
      <text:p text:style-name="Standard">[INFO] Using 'UTF-8' encoding to copy filtered resources.</text:p>
      <text:p text:style-name="Standard">[INFO] Copying 1 resource</text:p>
      <text:p text:style-name="Standard">[INFO] Copying 3 resources</text:p>
      <text:p text:style-name="Standard">[INFO] </text:p>
      <text:p text:style-name="Standard">[INFO] --- maven-compiler-plugin:3.8.1:compile (default-compile) @ pulsar-client-original ---</text:p>
      <text:p text:style-name="Standard">[INFO] Compiling 199 source files to /home/mostafij/Desktop/Github/pulsar/pulsar-client/target/classes</text:p>
      <text:p text:style-name="Standard">[WARNING] /home/mostafij/Desktop/Github/pulsar/pulsar-client/src/main/java/org/apache/pulsar/client/impl/schema/RecordSchemaBuilderImpl.java:[58,12] found raw type: org.apache.pulsar.client.api.schema.FieldSchemaBuilder</text:p>
      <text:p text:style-name="Standard"><text:s text:c="2"/>missing type arguments for generic class org.apache.pulsar.client.api.schema.FieldSchemaBuilder&lt;T&gt;</text:p>
      <text:p text:style-name="Standard">[WARNING] /home/mostafij/Desktop/Github/pulsar/pulsar-client/src/main/java/org/apache/pulsar/client/impl/schema/RecordSchemaBuilderImpl.java:[65,55] found raw type: org.apache.pulsar.client.api.schema.GenericSchema</text:p>
      <text:p text:style-name="Standard"><text:s text:c="2"/>missing type arguments for generic class org.apache.pulsar.client.api.schema.GenericSchema&lt;T&gt;</text:p>
      <text:p text:style-name="Standard">[WARNING] /home/mostafij/Desktop/Github/pulsar/pulsar-client/src/main/java/org/apache/pulsar/client/impl/schema/RecordSchemaBuilderImpl.java:[65,12] found raw type: org.apache.pulsar.client.api.schema.FieldSchemaBuilder</text:p>
      <text:p text:style-name="Standard"><text:s text:c="2"/>missing type arguments for generic class org.apache.pulsar.client.api.schema.FieldSchemaBuilder&lt;T&gt;</text:p>
      <text:p text:style-name="Standard">[WARNING] /home/mostafij/Desktop/Github/pulsar/pulsar-client/src/main/java/org/apache/pulsar/client/impl/schema/FieldSchemaBuilderImpl.java:[50,13] found raw type: org.apache.pulsar.client.api.schema.GenericSchema</text:p>
      <text:p text:style-name="Standard"><text:s text:c="2"/>missing type arguments for generic class org.apache.pulsar.client.api.schema.GenericSchema&lt;T&gt;</text:p>
      <text:p text:style-name="Standard">[WARNING] /home/mostafij/Desktop/Github/pulsar/pulsar-client/src/main/java/org/apache/pulsar/client/impl/schema/FieldSchemaBuilderImpl.java:[56,46] found raw type: org.apache.pulsar.client.api.schema.GenericSchema</text:p>
      <text:p text:style-name="Standard"><text:s text:c="2"/>missing type arguments for generic class org.apache.pulsar.client.api.schema.GenericSchema&lt;T&gt;</text:p>
      <text:p text:style-name="Standard">[WARNING] /home/mostafij/Desktop/Github/pulsar/pulsar-client/src/main/java/org/apache/pulsar/client/impl/schema/FieldSchemaBuilderImpl.java:[149,17] found raw type: org.apache.pulsar.client.impl.schema.AvroBaseStructSchema</text:p>
      <text:p text:style-name="Standard"><text:s text:c="2"/>missing type arguments for generic class org.apache.pulsar.client.impl.schema.AvroBaseStructSchema&lt;T&gt;</text:p>
      <text:p text:style-name="Standard">[WARNING] /home/mostafij/Desktop/Github/pulsar/pulsar-client/src/main/java/org/apache/pulsar/client/impl/PulsarClientImpl.java:[301,61] unchecked call to setSchema(org.apache.pulsar.client.api.Schema&lt;T&gt;) as a member of the raw type org.apache.pulsar.client.impl.schema.AutoProduceBytesSchema</text:p>
      <text:p text:style-name="Standard">[WARNING] /home/mostafij/Desktop/Github/pulsar/pulsar-client/src/main/java/org/apache/pulsar/client/impl/PulsarClientImpl.java:[303,61] unchecked call to setSchema(org.apache.pulsar.client.api.Schema&lt;T&gt;) as a member of the raw type org.apache.pulsar.client.impl.schema.AutoProduceBytesSchema</text:p>
      <text:p text:style-name="Standard"><text:soft-page-break/>[WARNING] /home/mostafij/Desktop/Github/pulsar/pulsar-client/src/main/java/org/apache/pulsar/client/impl/LookupService.java:[45,8] auto-closeable resource org.apache.pulsar.client.impl.LookupService has a member method close() that could throw InterruptedException</text:p>
      <text:p text:style-name="Standard">[WARNING] /home/mostafij/Desktop/Github/pulsar/pulsar-client/src/main/java/org/apache/pulsar/client/impl/ConnectionPool.java:[102,77] traceEnabled(boolean) in io.netty.resolver.dns.DnsNameResolverBuilder has been deprecated</text:p>
      <text:p text:style-name="Standard">[WARNING] /home/mostafij/Desktop/Github/pulsar/pulsar-client/src/main/java/org/apache/pulsar/client/impl/ConsumerBase.java:[84,49] found raw type: org.apache.pulsar.client.impl.ConsumerBase</text:p>
      <text:p text:style-name="Standard"><text:s text:c="2"/>missing type arguments for generic class org.apache.pulsar.client.impl.ConsumerBase&lt;T&gt;</text:p>
      <text:p text:style-name="Standard">[WARNING] /home/mostafij/Desktop/Github/pulsar/pulsar-client/src/main/java/org/apache/pulsar/client/impl/ConsumerBase.java:[92,94] found raw type: org.apache.pulsar.client.impl.ConsumerInterceptors</text:p>
      <text:p text:style-name="Standard"><text:s text:c="2"/>missing type arguments for generic class org.apache.pulsar.client.impl.ConsumerInterceptors&lt;T&gt;</text:p>
      <text:p text:style-name="Standard">[WARNING] /home/mostafij/Desktop/Github/pulsar/pulsar-client/src/main/java/org/apache/pulsar/client/impl/ConsumerBase.java:[108,29] unchecked conversion</text:p>
      <text:p text:style-name="Standard"><text:s text:c="2"/>required: org.apache.pulsar.client.impl.ConsumerInterceptors&lt;T&gt;</text:p>
      <text:p text:style-name="Standard"><text:s text:c="2"/>found: <text:s text:c="3"/>org.apache.pulsar.client.impl.ConsumerInterceptors</text:p>
      <text:p text:style-name="Standard">[WARNING] /home/mostafij/Desktop/Github/pulsar/pulsar-client/src/main/java/org/apache/pulsar/client/impl/ConsumerBase.java:[986,9] found raw type: org.apache.pulsar.client.impl.ConsumerImpl</text:p>
      <text:p text:style-name="Standard"><text:s text:c="2"/>missing type arguments for generic class org.apache.pulsar.client.impl.ConsumerImpl&lt;T&gt;</text:p>
      <text:p text:style-name="Standard">[WARNING] /home/mostafij/Desktop/Github/pulsar/pulsar-client/src/main/java/org/apache/pulsar/client/impl/conf/ProducerConfigurationData.java:[87,23] found raw type: org.apache.pulsar.client.api.MessageCrypto</text:p>
      <text:p text:style-name="Standard"><text:s text:c="2"/>missing type arguments for generic class org.apache.pulsar.client.api.MessageCrypto&lt;MetadataT,BuilderT&gt;</text:p>
      <text:p text:style-name="Standard">[WARNING] /home/mostafij/Desktop/Github/pulsar/pulsar-client/src/main/java/org/apache/pulsar/client/impl/conf/ProducerConfigurationData.java:[87,37] found raw type: org.apache.pulsar.client.api.MessageCrypto</text:p>
      <text:p text:style-name="Standard"><text:s text:c="2"/>missing type arguments for generic class org.apache.pulsar.client.api.MessageCrypto&lt;MetadataT,BuilderT&gt;</text:p>
      <text:p text:style-name="Standard">[WARNING] /home/mostafij/Desktop/Github/pulsar/pulsar-client/src/main/java/org/apache/pulsar/client/impl/conf/ProducerConfigurationData.java:[49,1] found raw type: org.apache.pulsar.client.api.MessageCrypto</text:p>
      <text:p text:style-name="Standard"><text:s text:c="2"/>missing type arguments for generic class org.apache.pulsar.client.api.MessageCrypto&lt;MetadataT,BuilderT&gt;</text:p>
      <text:p text:style-name="Standard">[WARNING] /home/mostafij/Desktop/Github/pulsar/pulsar-client/src/main/java/org/apache/pulsar/client/impl/conf/ProducerConfigurationData.java:[51,1] found raw type: org.apache.pulsar.client.api.MessageCrypto</text:p>
      <text:p text:style-name="Standard"><text:s text:c="2"/>missing type arguments for generic class org.apache.pulsar.client.api.MessageCrypto&lt;MetadataT,BuilderT&gt;</text:p>
      <text:p text:style-name="Standard">[WARNING] /home/mostafij/Desktop/Github/pulsar/pulsar-client/src/main/java/org/apache/pulsar/client/impl/ProducerInterceptors.java:[61,31] found raw type: org.apache.pulsar.client.api.Producer</text:p>
      <text:p text:style-name="Standard"><text:s text:c="2"/>missing type arguments for generic class org.apache.pulsar.client.api.Producer&lt;T&gt;</text:p>
      <text:p text:style-name="Standard">[WARNING] /home/mostafij/Desktop/Github/pulsar/pulsar-client/src/main/java/org/apache/pulsar/client/impl/ProducerInterceptors.java:[61,50] found raw type: org.apache.pulsar.client.api.Message</text:p>
      <text:p text:style-name="Standard"><text:s text:c="2"/>missing type arguments for generic class org.apache.pulsar.client.api.Message&lt;T&gt;</text:p>
      <text:p text:style-name="Standard">[WARNING] /home/mostafij/Desktop/Github/pulsar/pulsar-client/src/main/java/org/apache/pulsar/client/impl/ProducerInterceptors.java:[61,12] found raw type: org.apache.pulsar.client.api.Message</text:p>
      <text:p text:style-name="Standard"><text:soft-page-break/><text:s text:c="2"/>missing type arguments for generic class org.apache.pulsar.client.api.Message&lt;T&gt;</text:p>
      <text:p text:style-name="Standard">[WARNING] /home/mostafij/Desktop/Github/pulsar/pulsar-client/src/main/java/org/apache/pulsar/client/impl/ProducerInterceptors.java:[62,9] found raw type: org.apache.pulsar.client.api.Message</text:p>
      <text:p text:style-name="Standard"><text:s text:c="2"/>missing type arguments for generic class org.apache.pulsar.client.api.Message&lt;T&gt;</text:p>
      <text:p text:style-name="Standard">[WARNING] /home/mostafij/Desktop/Github/pulsar/pulsar-client/src/main/java/org/apache/pulsar/client/impl/ProducerInterceptors.java:[93,39] found raw type: org.apache.pulsar.client.api.Producer</text:p>
      <text:p text:style-name="Standard"><text:s text:c="2"/>missing type arguments for generic class org.apache.pulsar.client.api.Producer&lt;T&gt;</text:p>
      <text:p text:style-name="Standard">[WARNING] /home/mostafij/Desktop/Github/pulsar/pulsar-client/src/main/java/org/apache/pulsar/client/impl/ProducerInterceptors.java:[93,58] found raw type: org.apache.pulsar.client.api.Message</text:p>
      <text:p text:style-name="Standard"><text:s text:c="2"/>missing type arguments for generic class org.apache.pulsar.client.api.Message&lt;T&gt;</text:p>
      <text:p text:style-name="Standard">[WARNING] /home/mostafij/Desktop/Github/pulsar/pulsar-client/src/main/java/org/apache/pulsar/client/impl/PartitionedProducerImpl.java:[198,65] found raw type: java.util.concurrent.CompletableFuture</text:p>
      <text:p text:style-name="Standard"><text:s text:c="2"/>missing type arguments for generic class java.util.concurrent.CompletableFuture&lt;T&gt;</text:p>
      <text:p text:style-name="Standard">[WARNING] /home/mostafij/Desktop/Github/pulsar/pulsar-client/src/main/java/org/apache/pulsar/client/impl/MessageImpl.java:[454,13] found raw type: org.apache.pulsar.client.impl.schema.KeyValueSchema</text:p>
      <text:p text:style-name="Standard"><text:s text:c="2"/>missing type arguments for generic class org.apache.pulsar.client.impl.schema.KeyValueSchema&lt;K,V&gt;</text:p>
      <text:p text:style-name="Standard">[WARNING] /home/mostafij/Desktop/Github/pulsar/pulsar-client/src/main/java/org/apache/pulsar/client/impl/MessageImpl.java:[476,9] found raw type: org.apache.pulsar.client.impl.schema.KeyValueSchema</text:p>
      <text:p text:style-name="Standard"><text:s text:c="2"/>missing type arguments for generic class org.apache.pulsar.client.impl.schema.KeyValueSchema&lt;K,V&gt;</text:p>
      <text:p text:style-name="Standard">[WARNING] /home/mostafij/Desktop/Github/pulsar/pulsar-client/src/main/java/org/apache/pulsar/client/impl/MessageImpl.java:[479,44] found raw type: org.apache.pulsar.common.schema.KeyValue</text:p>
      <text:p text:style-name="Standard"><text:s text:c="2"/>missing type arguments for generic class org.apache.pulsar.common.schema.KeyValue&lt;K,V&gt;</text:p>
      <text:p text:style-name="Standard">[WARNING] /home/mostafij/Desktop/Github/pulsar/pulsar-client/src/main/java/org/apache/pulsar/client/impl/MessageImpl.java:[480,21] redundant cast to org.apache.pulsar.common.schema.KeyValue</text:p>
      <text:p text:style-name="Standard">[WARNING] /home/mostafij/Desktop/Github/pulsar/pulsar-client/src/main/java/org/apache/pulsar/client/impl/MessageImpl.java:[482,65] unchecked cast</text:p>
      <text:p text:style-name="Standard"><text:s text:c="2"/>required: T</text:p>
      <text:p text:style-name="Standard"><text:s text:c="2"/>found: <text:s text:c="3"/>org.apache.pulsar.client.api.schema.GenericRecord</text:p>
      <text:p text:style-name="Standard">[WARNING] /home/mostafij/Desktop/Github/pulsar/pulsar-client/src/main/java/org/apache/pulsar/client/impl/MessageImpl.java:[485,28] unchecked cast</text:p>
      <text:p text:style-name="Standard"><text:s text:c="2"/>required: T</text:p>
      <text:p text:style-name="Standard"><text:s text:c="2"/>found: <text:s text:c="3"/>org.apache.pulsar.common.schema.KeyValue</text:p>
      <text:p text:style-name="Standard">[WARNING] /home/mostafij/Desktop/Github/pulsar/pulsar-client/src/main/java/org/apache/pulsar/client/impl/MessageImpl.java:[493,9] found raw type: org.apache.pulsar.client.impl.schema.KeyValueSchema</text:p>
      <text:p text:style-name="Standard"><text:s text:c="2"/>missing type arguments for generic class org.apache.pulsar.client.impl.schema.KeyValueSchema&lt;K,V&gt;</text:p>
      <text:p text:style-name="Standard">[WARNING] /home/mostafij/Desktop/Github/pulsar/pulsar-client/src/main/java/org/apache/pulsar/client/impl/MessageImpl.java:[495,44] found raw type: org.apache.pulsar.common.schema.KeyValue</text:p>
      <text:p text:style-name="Standard"><text:s text:c="2"/>missing type arguments for generic class org.apache.pulsar.common.schema.KeyValue&lt;K,V&gt;</text:p>
      <text:p text:style-name="Standard">[WARNING] /home/mostafij/Desktop/Github/pulsar/pulsar-client/src/main/java/org/apache/pulsar/client/impl/MessageImpl.java:[496,21] redundant cast to org.apache.pulsar.common.schema.KeyValue</text:p>
      <text:p text:style-name="Standard">[WARNING] /home/mostafij/Desktop/Github/pulsar/pulsar-client/src/main/java/org/apache/pulsar/client/impl/MessageImpl.java:[498,65] unchecked cast</text:p>
      <text:p text:style-name="Standard"><text:soft-page-break/><text:s text:c="2"/>required: T</text:p>
      <text:p text:style-name="Standard"><text:s text:c="2"/>found: <text:s text:c="3"/>org.apache.pulsar.client.api.schema.GenericRecord</text:p>
      <text:p text:style-name="Standard">[WARNING] /home/mostafij/Desktop/Github/pulsar/pulsar-client/src/main/java/org/apache/pulsar/client/impl/MessageImpl.java:[501,28] unchecked cast</text:p>
      <text:p text:style-name="Standard"><text:s text:c="2"/>required: T</text:p>
      <text:p text:style-name="Standard"><text:s text:c="2"/>found: <text:s text:c="3"/>org.apache.pulsar.common.schema.KeyValue</text:p>
      <text:p text:style-name="Standard">[WARNING] /home/mostafij/Desktop/Github/pulsar/pulsar-client/src/main/java/org/apache/pulsar/client/impl/ProducerImpl.java:[121,41] found raw type: org.apache.pulsar.client.impl.ProducerImpl</text:p>
      <text:p text:style-name="Standard"><text:s text:c="2"/>missing type arguments for generic class org.apache.pulsar.client.impl.ProducerImpl&lt;T&gt;</text:p>
      <text:p text:style-name="Standard">[WARNING] /home/mostafij/Desktop/Github/pulsar/pulsar-client/src/main/java/org/apache/pulsar/client/impl/ProducerImpl.java:[125,41] found raw type: org.apache.pulsar.client.impl.ProducerImpl</text:p>
      <text:p text:style-name="Standard"><text:s text:c="2"/>missing type arguments for generic class org.apache.pulsar.client.impl.ProducerImpl&lt;T&gt;</text:p>
      <text:p text:style-name="Standard">[WARNING] /home/mostafij/Desktop/Github/pulsar/pulsar-client/src/main/java/org/apache/pulsar/client/impl/ProducerImpl.java:[130,19] found raw type: org.apache.pulsar.client.api.MessageCrypto</text:p>
      <text:p text:style-name="Standard"><text:s text:c="2"/>missing type arguments for generic class org.apache.pulsar.client.api.MessageCrypto&lt;MetadataT,BuilderT&gt;</text:p>
      <text:p text:style-name="Standard">[WARNING] /home/mostafij/Desktop/Github/pulsar/pulsar-client/src/main/java/org/apache/pulsar/client/impl/ProducerImpl.java:[185,17] found raw type: org.apache.pulsar.client.api.MessageCrypto</text:p>
      <text:p text:style-name="Standard"><text:s text:c="2"/>missing type arguments for generic class org.apache.pulsar.client.api.MessageCrypto&lt;MetadataT,BuilderT&gt;</text:p>
      <text:p text:style-name="Standard">[WARNING] /home/mostafij/Desktop/Github/pulsar/pulsar-client/src/main/java/org/apache/pulsar/client/impl/ProducerImpl.java:[202,49] unchecked call to addPublicKeyCipher(java.util.Set&lt;java.lang.String&gt;,org.apache.pulsar.client.api.CryptoKeyReader) as a member of the raw type org.apache.pulsar.client.api.MessageCrypto</text:p>
      <text:p text:style-name="Standard">[WARNING] /home/mostafij/Desktop/Github/pulsar/pulsar-client/src/main/java/org/apache/pulsar/client/impl/ProducerImpl.java:[575,43] found raw type: org.apache.pulsar.client.impl.MessageImpl</text:p>
      <text:p text:style-name="Standard"><text:s text:c="2"/>missing type arguments for generic class org.apache.pulsar.client.impl.MessageImpl&lt;T&gt;</text:p>
      <text:p text:style-name="Standard">[WARNING] /home/mostafij/Desktop/Github/pulsar/pulsar-client/src/main/java/org/apache/pulsar/client/impl/ProducerImpl.java:[598,45] found raw type: org.apache.pulsar.client.impl.MessageImpl</text:p>
      <text:p text:style-name="Standard"><text:s text:c="2"/>missing type arguments for generic class org.apache.pulsar.client.impl.MessageImpl&lt;T&gt;</text:p>
      <text:p text:style-name="Standard">[WARNING] /home/mostafij/Desktop/Github/pulsar/pulsar-client/src/main/java/org/apache/pulsar/client/impl/ProducerImpl.java:[609,51] found raw type: org.apache.pulsar.client.impl.MessageImpl</text:p>
      <text:p text:style-name="Standard"><text:s text:c="2"/>missing type arguments for generic class org.apache.pulsar.client.impl.MessageImpl&lt;T&gt;</text:p>
      <text:p text:style-name="Standard">[WARNING] /home/mostafij/Desktop/Github/pulsar/pulsar-client/src/main/java/org/apache/pulsar/client/impl/ProducerImpl.java:[614,46] found raw type: org.apache.pulsar.client.api.Schema</text:p>
      <text:p text:style-name="Standard"><text:s text:c="2"/>missing type arguments for generic class org.apache.pulsar.client.api.Schema&lt;T&gt;</text:p>
      <text:p text:style-name="Standard">[WARNING] /home/mostafij/Desktop/Github/pulsar/pulsar-client/src/main/java/org/apache/pulsar/client/impl/ProducerImpl.java:[666,30] unchecked call to encrypt(java.util.Set&lt;java.lang.String&gt;,org.apache.pulsar.client.api.CryptoKeyReader,java.util.function.Supplier&lt;BuilderT&gt;,java.nio.ByteBuffer,java.nio.ByteBuffer) as a member of the raw type org.apache.pulsar.client.api.MessageCrypto</text:p>
      <text:p text:style-name="Standard">[WARNING] /home/mostafij/Desktop/Github/pulsar/pulsar-client/src/main/java/org/apache/pulsar/client/impl/ProducerImpl.java:[1304,25] found raw type: org.apache.pulsar.client.impl.schema.JSONSchema</text:p>
      <text:p text:style-name="Standard"><text:s text:c="2"/>missing type arguments for generic class org.apache.pulsar.client.impl.schema.JSONSchema&lt;T&gt;</text:p>
      <text:p text:style-name="Standard">[WARNING] /home/mostafij/Desktop/Github/pulsar/pulsar-client/src/main/java/org/apache/pulsar/client/impl/ProducerImpl.java:[1763,61] found raw type: org.apache.pulsar.client.impl.MessageImpl</text:p>
      <text:p text:style-name="Standard"><text:s text:c="2"/>missing type arguments for generic class org.apache.pulsar.client.impl.MessageImpl&lt;T&gt;</text:p>
      <text:p text:style-name="Standard"><text:soft-page-break/>[WARNING] /home/mostafij/Desktop/Github/pulsar/pulsar-client/src/main/java/org/apache/pulsar/client/impl/conf/ConsumerConfigurationData.java:[115,23] found raw type: org.apache.pulsar.client.api.MessageCrypto</text:p>
      <text:p text:style-name="Standard"><text:s text:c="2"/>missing type arguments for generic class org.apache.pulsar.client.api.MessageCrypto&lt;MetadataT,BuilderT&gt;</text:p>
      <text:p text:style-name="Standard">[WARNING] /home/mostafij/Desktop/Github/pulsar/pulsar-client/src/main/java/org/apache/pulsar/client/impl/conf/ConsumerConfigurationData.java:[115,37] found raw type: org.apache.pulsar.client.api.MessageCrypto</text:p>
      <text:p text:style-name="Standard"><text:s text:c="2"/>missing type arguments for generic class org.apache.pulsar.client.api.MessageCrypto&lt;MetadataT,BuilderT&gt;</text:p>
      <text:p text:style-name="Standard">[WARNING] /home/mostafij/Desktop/Github/pulsar/pulsar-client/src/main/java/org/apache/pulsar/client/impl/conf/ConsumerConfigurationData.java:[50,1] found raw type: org.apache.pulsar.client.api.MessageCrypto</text:p>
      <text:p text:style-name="Standard"><text:s text:c="2"/>missing type arguments for generic class org.apache.pulsar.client.api.MessageCrypto&lt;MetadataT,BuilderT&gt;</text:p>
      <text:p text:style-name="Standard">[WARNING] /home/mostafij/Desktop/Github/pulsar/pulsar-client/src/main/java/org/apache/pulsar/client/impl/conf/ConsumerConfigurationData.java:[52,1] found raw type: org.apache.pulsar.client.api.MessageCrypto</text:p>
      <text:p text:style-name="Standard"><text:s text:c="2"/>missing type arguments for generic class org.apache.pulsar.client.api.MessageCrypto&lt;MetadataT,BuilderT&gt;</text:p>
      <text:p text:style-name="Standard">[WARNING] /home/mostafij/Desktop/Github/pulsar/pulsar-client/src/main/java/org/apache/pulsar/client/impl/BinaryProtoLookupService.java:[51,8] auto-closeable resource org.apache.pulsar.client.impl.BinaryProtoLookupService has a member method close() that could throw InterruptedException</text:p>
      <text:p text:style-name="Standard">[WARNING] /home/mostafij/Desktop/Github/pulsar/pulsar-client/src/main/java/org/apache/pulsar/client/impl/ConsumerImpl.java:[153,19] found raw type: org.apache.pulsar.client.api.MessageCrypto</text:p>
      <text:p text:style-name="Standard"><text:s text:c="2"/>missing type arguments for generic class org.apache.pulsar.client.api.MessageCrypto&lt;MetadataT,BuilderT&gt;</text:p>
      <text:p text:style-name="Standard">[WARNING] /home/mostafij/Desktop/Github/pulsar/pulsar-client/src/main/java/org/apache/pulsar/client/impl/ConsumerImpl.java:[287,17] found raw type: org.apache.pulsar.client.api.MessageCrypto</text:p>
      <text:p text:style-name="Standard"><text:s text:c="2"/>missing type arguments for generic class org.apache.pulsar.client.api.MessageCrypto&lt;MetadataT,BuilderT&gt;</text:p>
      <text:p text:style-name="Standard">[WARNING] /home/mostafij/Desktop/Github/pulsar/pulsar-client/src/main/java/org/apache/pulsar/client/impl/ConsumerImpl.java:[1463,30] unchecked call to decrypt(java.util.function.Supplier&lt;MetadataT&gt;,java.nio.ByteBuffer,java.nio.ByteBuffer,org.apache.pulsar.client.api.CryptoKeyReader) as a member of the raw type org.apache.pulsar.client.api.MessageCrypto</text:p>
      <text:p text:style-name="Standard">[WARNING] /home/mostafij/Desktop/Github/pulsar/pulsar-client/src/main/java/org/apache/pulsar/client/impl/transaction/TransactionImpl.java:[224,63] found raw type: java.util.concurrent.CompletableFuture</text:p>
      <text:p text:style-name="Standard"><text:s text:c="2"/>missing type arguments for generic class java.util.concurrent.CompletableFuture&lt;T&gt;</text:p>
      <text:p text:style-name="Standard">[WARNING] /home/mostafij/Desktop/Github/pulsar/pulsar-client/src/main/java/org/apache/pulsar/client/impl/AbstractBatchMessageContainer.java:[40,15] found raw type: org.apache.pulsar.client.impl.ProducerImpl</text:p>
      <text:p text:style-name="Standard"><text:s text:c="2"/>missing type arguments for generic class org.apache.pulsar.client.impl.ProducerImpl&lt;T&gt;</text:p>
      <text:p text:style-name="Standard">[WARNING] /home/mostafij/Desktop/Github/pulsar/pulsar-client/src/main/java/org/apache/pulsar/client/impl/schema/ProtobufNativeSchemaUtils.java:[101,41] removeFirst(java.lang.String,java.lang.String) in org.apache.commons.lang3.StringUtils has been deprecated</text:p>
      <text:p text:style-name="Standard"><text:soft-page-break/>[WARNING] /home/mostafij/Desktop/Github/pulsar/pulsar-client/src/main/java/org/apache/pulsar/client/impl/ConsumerStatsRecorderImpl.java:[253,99] unchecked conversion</text:p>
      <text:p text:style-name="Standard"><text:s text:c="2"/>required: java.util.List&lt;org.apache.pulsar.client.impl.ConsumerImpl&lt;?&gt;&gt;</text:p>
      <text:p text:style-name="Standard"><text:s text:c="2"/>found: <text:s text:c="3"/>java.util.List</text:p>
      <text:p text:style-name="Standard">[WARNING] /home/mostafij/Desktop/Github/pulsar/pulsar-client/src/main/java/org/apache/pulsar/client/impl/schema/AbstractStructSchema.java:[150,17] found raw type: org.apache.pulsar.client.impl.schema.reader.AbstractMultiVersionReader</text:p>
      <text:p text:style-name="Standard"><text:s text:c="2"/>missing type arguments for generic class org.apache.pulsar.client.impl.schema.reader.AbstractMultiVersionReader&lt;T&gt;</text:p>
      <text:p text:style-name="Standard">[WARNING] /home/mostafij/Desktop/Github/pulsar/pulsar-client/src/main/java/org/apache/pulsar/client/impl/schema/AbstractStructSchema.java:[152,21] found raw type: org.apache.pulsar.client.api.schema.SchemaReader</text:p>
      <text:p text:style-name="Standard"><text:s text:c="2"/>missing type arguments for generic class org.apache.pulsar.client.api.schema.SchemaReader&lt;T&gt;</text:p>
      <text:p text:style-name="Standard">[WARNING] /home/mostafij/Desktop/Github/pulsar/pulsar-client/src/main/java/org/apache/pulsar/client/impl/schema/AbstractStructSchema.java:[153,56] unchecked conversion</text:p>
      <text:p text:style-name="Standard"><text:s text:c="2"/>required: java.util.Optional&lt;java.lang.Object&gt;</text:p>
      <text:p text:style-name="Standard"><text:s text:c="2"/>found: <text:s text:c="3"/>java.util.Optional</text:p>
      <text:p text:style-name="Standard">[WARNING] /home/mostafij/Desktop/Github/pulsar/pulsar-client/src/main/java/org/apache/pulsar/client/impl/schema/util/SchemaUtil.java:[57,43] found raw type: org.apache.pulsar.client.api.schema.SchemaDefinition</text:p>
      <text:p text:style-name="Standard"><text:s text:c="2"/>missing type arguments for generic class org.apache.pulsar.client.api.schema.SchemaDefinition&lt;T&gt;</text:p>
      <text:p text:style-name="Standard">[WARNING] /home/mostafij/Desktop/Github/pulsar/pulsar-client/src/main/java/org/apache/pulsar/client/impl/schema/util/SchemaUtil.java:[58,9] found raw type: java.lang.Class</text:p>
      <text:p text:style-name="Standard"><text:s text:c="2"/>missing type arguments for generic class java.lang.Class&lt;T&gt;</text:p>
      <text:p text:style-name="Standard">[WARNING] /home/mostafij/Desktop/Github/pulsar/pulsar-client/src/main/java/org/apache/pulsar/client/impl/schema/util/SchemaUtil.java:[68,84] unchecked cast</text:p>
      <text:p text:style-name="Standard"><text:s text:c="2"/>required: java.lang.ThreadLocal&lt;java.lang.Boolean&gt;</text:p>
      <text:p text:style-name="Standard"><text:s text:c="2"/>found: <text:s text:c="3"/>java.lang.Object</text:p>
      <text:p text:style-name="Standard">[WARNING] /home/mostafij/Desktop/Github/pulsar/pulsar-client/src/main/java/org/apache/pulsar/client/impl/schema/util/SchemaUtil.java:[87,44] found raw type: org.apache.pulsar.client.api.schema.SchemaDefinition</text:p>
      <text:p text:style-name="Standard"><text:s text:c="2"/>missing type arguments for generic class org.apache.pulsar.client.api.schema.SchemaDefinition&lt;T&gt;</text:p>
      <text:p text:style-name="Standard">[WARNING] /home/mostafij/Desktop/Github/pulsar/pulsar-client/src/main/java/org/apache/pulsar/client/impl/schema/util/SchemaUtil.java:[87,79] found raw type: java.lang.Class</text:p>
      <text:p text:style-name="Standard"><text:s text:c="2"/>missing type arguments for generic class java.lang.Class&lt;T&gt;</text:p>
      <text:p text:style-name="Standard">[WARNING] /home/mostafij/Desktop/Github/pulsar/pulsar-client/src/main/java/org/apache/pulsar/client/impl/auth/oauth2/Flow.java:[28,1] auto-closeable resource org.apache.pulsar.client.impl.auth.oauth2.Flow has a member method close() that could throw InterruptedException</text:p>
      <text:p text:style-name="Standard">[WARNING] /home/mostafij/Desktop/Github/pulsar/pulsar-client/src/main/java/org/apache/pulsar/client/impl/ProducerBuilderImpl.java:[303,96] Possible heap pollution from parameterized vararg type org.apache.pulsar.client.api.ProducerInterceptor&lt;T&gt;</text:p>
      <text:p text:style-name="Standard">[WARNING] /home/mostafij/Desktop/Github/pulsar/pulsar-client/src/main/java/org/apache/pulsar/client/impl/MultiTopicsConsumerImpl.java:[425,13] found raw type: org.apache.pulsar.client.api.Consumer</text:p>
      <text:p text:style-name="Standard"><text:s text:c="2"/>missing type arguments for generic class org.apache.pulsar.client.api.Consumer&lt;T&gt;</text:p>
      <text:p text:style-name="Standard">[WARNING] /home/mostafij/Desktop/Github/pulsar/pulsar-client/src/main/java/org/apache/pulsar/client/impl/MultiTopicsConsumerImpl.java:[428,69] unchecked conversion</text:p>
      <text:p text:style-name="Standard"><text:s text:c="2"/>required: java.util.concurrent.CompletableFuture&lt;java.lang.Void&gt;</text:p>
      <text:p text:style-name="Standard"><text:soft-page-break/><text:s text:c="2"/>found: <text:s text:c="3"/>java.util.concurrent.CompletableFuture</text:p>
      <text:p text:style-name="Standard">[WARNING] /home/mostafij/Desktop/Github/pulsar/pulsar-client/src/main/java/org/apache/pulsar/client/impl/MultiTopicsConsumerImpl.java:[447,70] found raw type: java.util.concurrent.CompletableFuture</text:p>
      <text:p text:style-name="Standard"><text:s text:c="2"/>missing type arguments for generic class java.util.concurrent.CompletableFuture&lt;T&gt;</text:p>
      <text:p text:style-name="Standard">[WARNING] /home/mostafij/Desktop/Github/pulsar/pulsar-client/src/main/java/org/apache/pulsar/client/impl/MultiTopicsConsumerImpl.java:[466,70] found raw type: java.util.concurrent.CompletableFuture</text:p>
      <text:p text:style-name="Standard"><text:s text:c="2"/>missing type arguments for generic class java.util.concurrent.CompletableFuture&lt;T&gt;</text:p>
      <text:p text:style-name="Standard">[WARNING] /home/mostafij/Desktop/Github/pulsar/pulsar-client/src/main/java/org/apache/pulsar/client/impl/MultiTopicsConsumerImpl.java:[855,9] found raw type: org.apache.pulsar.client.impl.conf.ConsumerConfigurationData</text:p>
      <text:p text:style-name="Standard"><text:s text:c="2"/>missing type arguments for generic class org.apache.pulsar.client.impl.conf.ConsumerConfigurationData&lt;T&gt;</text:p>
      <text:p text:style-name="Standard">[WARNING] /home/mostafij/Desktop/Github/pulsar/pulsar-client/src/main/java/org/apache/pulsar/client/impl/MultiTopicsConsumerImpl.java:[859,27] found raw type: org.apache.pulsar.client.api.Consumer</text:p>
      <text:p text:style-name="Standard"><text:s text:c="2"/>missing type arguments for generic class org.apache.pulsar.client.api.Consumer&lt;T&gt;</text:p>
      <text:p text:style-name="Standard">[WARNING] /home/mostafij/Desktop/Github/pulsar/pulsar-client/src/main/java/org/apache/pulsar/client/impl/MultiTopicsConsumerImpl.java:[860,9] found raw type: org.apache.pulsar.client.impl.MultiTopicsConsumerImpl</text:p>
      <text:p text:style-name="Standard"><text:s text:c="2"/>missing type arguments for generic class org.apache.pulsar.client.impl.MultiTopicsConsumerImpl&lt;T&gt;</text:p>
      <text:p text:style-name="Standard">[WARNING] /home/mostafij/Desktop/Github/pulsar/pulsar-client/src/main/java/org/apache/pulsar/client/impl/MultiTopicsConsumerImpl.java:[860,48] found raw type: org.apache.pulsar.client.impl.MultiTopicsConsumerImpl</text:p>
      <text:p text:style-name="Standard"><text:s text:c="2"/>missing type arguments for generic class org.apache.pulsar.client.impl.MultiTopicsConsumerImpl&lt;T&gt;</text:p>
      <text:p text:style-name="Standard">[WARNING] /home/mostafij/Desktop/Github/pulsar/pulsar-client/src/main/java/org/apache/pulsar/client/impl/MultiTopicsConsumerImpl.java:[860,44] unchecked call to MultiTopicsConsumerImpl(org.apache.pulsar.client.impl.PulsarClientImpl,java.lang.String,org.apache.pulsar.client.impl.conf.ConsumerConfigurationData&lt;T&gt;,org.apache.pulsar.client.util.ExecutorProvider,java.util.concurrent.CompletableFuture&lt;org.apache.pulsar.client.api.Consumer&lt;T&gt;&gt;,org.apache.pulsar.client.api.Schema&lt;T&gt;,org.apache.pulsar.client.impl.ConsumerInterceptors&lt;T&gt;,boolean) as a member of the raw type org.apache.pulsar.client.impl.MultiTopicsConsumerImpl</text:p>
      <text:p text:style-name="Standard">[WARNING] /home/mostafij/Desktop/Github/pulsar/pulsar-client/src/main/java/org/apache/pulsar/client/impl/MultiTopicsConsumerImpl.java:[863,27] unchecked method invocation: method thenCompose in class java.util.concurrent.CompletableFuture is applied to given types</text:p>
      <text:p text:style-name="Standard"><text:s text:c="2"/>required: java.util.function.Function&lt;? super T,? extends java.util.concurrent.CompletionStage&lt;U&gt;&gt;</text:p>
      <text:p text:style-name="Standard"><text:s text:c="2"/>found: java.util.function.Function&lt;org.apache.pulsar.client.api.Consumer,java.util.concurrent.CompletionStage&lt;java.lang.Object&gt;&gt;</text:p>
      <text:p text:style-name="Standard">[WARNING] /home/mostafij/Desktop/Github/pulsar/pulsar-client/src/main/java/org/apache/pulsar/client/impl/MultiTopicsConsumerImpl.java:[864,51] unchecked method invocation: method complete in class java.util.concurrent.CompletableFuture is applied to given types</text:p>
      <text:p text:style-name="Standard"><text:s text:c="2"/>required: T</text:p>
      <text:p text:style-name="Standard"><text:s text:c="2"/>found: org.apache.pulsar.client.impl.MultiTopicsConsumerImpl</text:p>
      <text:p text:style-name="Standard">[WARNING] /home/mostafij/Desktop/Github/pulsar/pulsar-client/src/main/java/org/apache/pulsar/client/impl/MultiTopicsConsumerImpl.java:[864,52] unchecked conversion</text:p>
      <text:p text:style-name="Standard"><text:s text:c="2"/>required: T</text:p>
      <text:p text:style-name="Standard"><text:s text:c="2"/>found: <text:s text:c="3"/>org.apache.pulsar.client.impl.MultiTopicsConsumerImpl</text:p>
      <text:p text:style-name="Standard"><text:soft-page-break/>[WARNING] /home/mostafij/Desktop/Github/pulsar/pulsar-client/src/main/java/org/apache/pulsar/client/impl/MultiTopicsConsumerImpl.java:[865,27] unchecked call to exceptionally(java.util.function.Function&lt;java.lang.Throwable,? extends T&gt;) as a member of the raw type java.util.concurrent.CompletableFuture</text:p>
      <text:p text:style-name="Standard">[WARNING] /home/mostafij/Desktop/Github/pulsar/pulsar-client/src/main/java/org/apache/pulsar/client/impl/MultiTopicsConsumerImpl.java:[872,16] unchecked conversion</text:p>
      <text:p text:style-name="Standard"><text:s text:c="2"/>required: org.apache.pulsar.client.impl.MultiTopicsConsumerImpl&lt;T&gt;</text:p>
      <text:p text:style-name="Standard"><text:s text:c="2"/>found: <text:s text:c="3"/>org.apache.pulsar.client.impl.MultiTopicsConsumerImpl</text:p>
      <text:p text:style-name="Standard">[WARNING] /home/mostafij/Desktop/Github/pulsar/pulsar-client/src/main/java/org/apache/pulsar/client/impl/schema/generic/GenericProtobufNativeSchema.java:[60,19] found raw type: org.apache.pulsar.client.api.schema.GenericSchema</text:p>
      <text:p text:style-name="Standard"><text:s text:c="2"/>missing type arguments for generic class org.apache.pulsar.client.api.schema.GenericSchema&lt;T&gt;</text:p>
      <text:p text:style-name="Standard">[WARNING] /home/mostafij/Desktop/Github/pulsar/pulsar-client/src/main/java/org/apache/pulsar/client/impl/schema/generic/GenericProtobufNativeSchema.java:[64,19] found raw type: org.apache.pulsar.client.api.schema.GenericSchema</text:p>
      <text:p text:style-name="Standard"><text:s text:c="2"/>missing type arguments for generic class org.apache.pulsar.client.api.schema.GenericSchema&lt;T&gt;</text:p>
      <text:p text:style-name="Standard">[WARNING] /home/mostafij/Desktop/Github/pulsar/pulsar-client/src/main/java/org/apache/pulsar/client/impl/conf/ConfigurationDataUtils.java:[62,66] unchecked conversion</text:p>
      <text:p text:style-name="Standard"><text:s text:c="2"/>required: java.util.Map&lt;java.lang.String,java.lang.Object&gt;</text:p>
      <text:p text:style-name="Standard"><text:s text:c="2"/>found: <text:s text:c="3"/>java.util.Map</text:p>
      <text:p text:style-name="Standard">[WARNING] /home/mostafij/Desktop/Github/pulsar/pulsar-client/src/main/java/org/apache/pulsar/client/impl/ReaderBuilderImpl.java:[106,47] unchecked conversion</text:p>
      <text:p text:style-name="Standard"><text:s text:c="2"/>required: org.apache.pulsar.client.impl.conf.ReaderConfigurationData&lt;T&gt;</text:p>
      <text:p text:style-name="Standard"><text:s text:c="2"/>found: <text:s text:c="3"/>org.apache.pulsar.client.impl.conf.ReaderConfigurationData</text:p>
      <text:p text:style-name="Standard">[WARNING] /home/mostafij/Desktop/Github/pulsar/pulsar-client/src/main/java/org/apache/pulsar/client/impl/schema/reader/ProtobufReader.java:[36,70] unchecked cast</text:p>
      <text:p text:style-name="Standard"><text:s text:c="2"/>required: com.google.protobuf.Parser&lt;T&gt;</text:p>
      <text:p text:style-name="Standard"><text:s text:c="2"/>found: <text:s text:c="3"/>com.google.protobuf.Parser&lt;capture#1 of ? extends com.google.protobuf.GeneratedMessageV3&gt;</text:p>
      <text:p text:style-name="Standard">[WARNING] /home/mostafij/Desktop/Github/pulsar/pulsar-client/src/main/java/org/apache/pulsar/client/impl/auth/AuthenticationToken.java:[95,17] configure(java.util.Map&lt;java.lang.String,java.lang.String&gt;) in org.apache.pulsar.client.api.Authentication has been deprecated</text:p>
      <text:p text:style-name="Standard">[WARNING] /home/mostafij/Desktop/Github/pulsar/pulsar-client/src/main/java/org/apache/pulsar/client/impl/auth/AuthenticationBasic.java:[56,17] configure(java.util.Map&lt;java.lang.String,java.lang.String&gt;) in org.apache.pulsar.client.api.Authentication has been deprecated</text:p>
      <text:p text:style-name="Standard">[WARNING] /home/mostafij/Desktop/Github/pulsar/pulsar-client/src/main/java/org/apache/pulsar/client/impl/TopicMessageImpl.java:[37,11] found raw type: org.apache.pulsar.client.impl.ConsumerImpl</text:p>
      <text:p text:style-name="Standard"><text:s text:c="2"/>missing type arguments for generic class org.apache.pulsar.client.impl.ConsumerImpl&lt;T&gt;</text:p>
      <text:p text:style-name="Standard">[WARNING] /home/mostafij/Desktop/Github/pulsar/pulsar-client/src/main/java/org/apache/pulsar/client/impl/TopicMessageImpl.java:[42,22] found raw type: org.apache.pulsar.client.impl.ConsumerImpl</text:p>
      <text:p text:style-name="Standard"><text:s text:c="2"/>missing type arguments for generic class org.apache.pulsar.client.impl.ConsumerImpl&lt;T&gt;</text:p>
      <text:p text:style-name="Standard">[WARNING] /home/mostafij/Desktop/Github/pulsar/pulsar-client/src/main/java/org/apache/pulsar/client/impl/TopicMessageImpl.java:[187,13] found raw type: org.apache.pulsar.client.impl.MessageImpl</text:p>
      <text:p text:style-name="Standard"><text:s text:c="2"/>missing type arguments for generic class org.apache.pulsar.client.impl.MessageImpl&lt;T&gt;</text:p>
      <text:p text:style-name="Standard"><text:soft-page-break/>[WARNING] /home/mostafij/Desktop/Github/pulsar/pulsar-client/src/main/java/org/apache/pulsar/client/impl/TopicMessageImpl.java:[188,45] unchecked conversion</text:p>
      <text:p text:style-name="Standard"><text:s text:c="2"/>required: org.apache.pulsar.client.api.Schema&lt;T&gt;</text:p>
      <text:p text:style-name="Standard"><text:s text:c="2"/>found: <text:s text:c="3"/>org.apache.pulsar.client.api.Schema</text:p>
      <text:p text:style-name="Standard">[WARNING] /home/mostafij/Desktop/Github/pulsar/pulsar-client/src/main/java/org/apache/pulsar/client/impl/HttpLookupService.java:[57,8] auto-closeable resource org.apache.pulsar.client.impl.HttpLookupService has a member method close() that could throw InterruptedException</text:p>
      <text:p text:style-name="Standard">[WARNING] /home/mostafij/Desktop/Github/pulsar/pulsar-client/src/main/java/org/apache/pulsar/client/impl/schema/ProtobufNativeSchema.java:[113,23] found raw type: org.apache.pulsar.client.impl.schema.ProtobufNativeSchema</text:p>
      <text:p text:style-name="Standard"><text:s text:c="2"/>missing type arguments for generic class org.apache.pulsar.client.impl.schema.ProtobufNativeSchema&lt;T&gt;</text:p>
      <text:p text:style-name="Standard">[WARNING] /home/mostafij/Desktop/Github/pulsar/pulsar-client/src/main/java/org/apache/pulsar/client/impl/schema/ProtobufNativeSchema.java:[118,23] found raw type: org.apache.pulsar.client.impl.schema.ProtobufNativeSchema</text:p>
      <text:p text:style-name="Standard"><text:s text:c="2"/>missing type arguments for generic class org.apache.pulsar.client.impl.schema.ProtobufNativeSchema&lt;T&gt;</text:p>
      <text:p text:style-name="Standard">[WARNING] /home/mostafij/Desktop/Github/pulsar/pulsar-client/src/main/java/org/apache/pulsar/client/impl/schema/ProtobufNativeSchema.java:[134,24] found raw type: org.apache.pulsar.client.impl.schema.ProtobufNativeSchema</text:p>
      <text:p text:style-name="Standard"><text:s text:c="2"/>missing type arguments for generic class org.apache.pulsar.client.impl.schema.ProtobufNativeSchema&lt;T&gt;</text:p>
      <text:p text:style-name="Standard">[WARNING] /home/mostafij/Desktop/Github/pulsar/pulsar-client/src/main/java/org/apache/pulsar/client/impl/schema/ProtobufNativeSchema.java:[134,20] unchecked call to ProtobufNativeSchema(org.apache.pulsar.common.schema.SchemaInfo,T) as a member of the raw type org.apache.pulsar.client.impl.schema.ProtobufNativeSchema</text:p>
      <text:p text:style-name="Standard">[INFO] /home/mostafij/Desktop/Github/pulsar/pulsar-client/src/main/java/org/apache/pulsar/client/impl/ClientBuilderImpl.java: Some input files additionally use or override a deprecated API.</text:p>
      <text:p text:style-name="Standard">[INFO] /home/mostafij/Desktop/Github/pulsar/pulsar-client/src/main/java/org/apache/pulsar/client/impl/schema/ProtobufNativeSchema.java: Some input files additionally use unchecked or unsafe operations.</text:p>
      <text:p text:style-name="Standard">[INFO] </text:p>
      <text:p text:style-name="Standard">[INFO] --- maven-resources-plugin:3.1.0:testResources (default-testResources) @ pulsar-client-original ---</text:p>
      <text:p text:style-name="Standard">[INFO] Using 'UTF-8' encoding to copy filtered resources.</text:p>
      <text:p text:style-name="Standard">[INFO] Copying 5 resources</text:p>
      <text:p text:style-name="Standard">[INFO] Copying 2 resources</text:p>
      <text:p text:style-name="Standard">[INFO] Copying 3 resources</text:p>
      <text:p text:style-name="Standard">[INFO] </text:p>
      <text:p text:style-name="Standard">[INFO] --- maven-compiler-plugin:3.8.1:testCompile (default-testCompile) @ pulsar-client-original ---</text:p>
      <text:p text:style-name="Standard">[INFO] Compiling 106 source files to /home/mostafij/Desktop/Github/pulsar/pulsar-client/target/test-classes</text:p>
      <text:p text:style-name="Standard">[WARNING] /home/mostafij/Desktop/Github/pulsar/pulsar-client/src/test/java/org/apache/pulsar/common/schema/KeyValueTest.java:[61,30] found raw type: org.apache.pulsar.client.api.Schema</text:p>
      <text:p text:style-name="Standard"><text:s text:c="2"/>missing type arguments for generic class org.apache.pulsar.client.api.Schema&lt;T&gt;</text:p>
      <text:p text:style-name="Standard">[WARNING] /home/mostafij/Desktop/Github/pulsar/pulsar-client/src/test/java/org/apache/pulsar/common/schema/KeyValueTest.java:[61,67] found raw type: java.util.HashMap</text:p>
      <text:p text:style-name="Standard"><text:s text:c="2"/>missing type arguments for generic class java.util.HashMap&lt;K,V&gt;</text:p>
      <text:p text:style-name="Standard"><text:soft-page-break/>[WARNING] /home/mostafij/Desktop/Github/pulsar/pulsar-client/src/test/java/org/apache/pulsar/common/schema/KeyValueTest.java:[66,16] unchecked call to put(K,V) as a member of the raw type java.util.HashMap</text:p>
      <text:p text:style-name="Standard">[WARNING] /home/mostafij/Desktop/Github/pulsar/pulsar-client/src/test/java/org/apache/pulsar/common/schema/KeyValueTest.java:[67,16] unchecked call to put(K,V) as a member of the raw type java.util.HashMap</text:p>
      <text:p text:style-name="Standard">[WARNING] /home/mostafij/Desktop/Github/pulsar/pulsar-client/src/test/java/org/apache/pulsar/common/schema/KeyValueTest.java:[68,16] unchecked call to put(K,V) as a member of the raw type java.util.HashMap</text:p>
      <text:p text:style-name="Standard">[WARNING] /home/mostafij/Desktop/Github/pulsar/pulsar-client/src/test/java/org/apache/pulsar/common/schema/KeyValueTest.java:[69,16] unchecked call to put(K,V) as a member of the raw type java.util.HashMap</text:p>
      <text:p text:style-name="Standard">[WARNING] /home/mostafij/Desktop/Github/pulsar/pulsar-client/src/test/java/org/apache/pulsar/common/schema/KeyValueTest.java:[70,16] unchecked call to put(K,V) as a member of the raw type java.util.HashMap</text:p>
      <text:p text:style-name="Standard">[WARNING] /home/mostafij/Desktop/Github/pulsar/pulsar-client/src/test/java/org/apache/pulsar/common/schema/KeyValueTest.java:[70,47] redundant cast to int</text:p>
      <text:p text:style-name="Standard">[WARNING] /home/mostafij/Desktop/Github/pulsar/pulsar-client/src/test/java/org/apache/pulsar/common/schema/KeyValueTest.java:[70,64] redundant cast to int</text:p>
      <text:p text:style-name="Standard">[WARNING] /home/mostafij/Desktop/Github/pulsar/pulsar-client/src/test/java/org/apache/pulsar/common/schema/KeyValueTest.java:[71,16] unchecked call to put(K,V) as a member of the raw type java.util.HashMap</text:p>
      <text:p text:style-name="Standard">[WARNING] /home/mostafij/Desktop/Github/pulsar/pulsar-client/src/test/java/org/apache/pulsar/common/schema/KeyValueTest.java:[72,16] unchecked call to put(K,V) as a member of the raw type java.util.HashMap</text:p>
      <text:p text:style-name="Standard">[WARNING] /home/mostafij/Desktop/Github/pulsar/pulsar-client/src/test/java/org/apache/pulsar/common/schema/KeyValueTest.java:[73,16] unchecked call to put(K,V) as a member of the raw type java.util.HashMap</text:p>
      <text:p text:style-name="Standard">[WARNING] /home/mostafij/Desktop/Github/pulsar/pulsar-client/src/test/java/org/apache/pulsar/common/schema/KeyValueTest.java:[74,16] unchecked call to put(K,V) as a member of the raw type java.util.HashMap</text:p>
      <text:p text:style-name="Standard">[WARNING] /home/mostafij/Desktop/Github/pulsar/pulsar-client/src/test/java/org/apache/pulsar/common/schema/KeyValueTest.java:[75,16] unchecked call to put(K,V) as a member of the raw type java.util.HashMap</text:p>
      <text:p text:style-name="Standard">[WARNING] /home/mostafij/Desktop/Github/pulsar/pulsar-client/src/test/java/org/apache/pulsar/common/schema/KeyValueTest.java:[76,16] unchecked call to put(K,V) as a member of the raw type java.util.HashMap</text:p>
      <text:p text:style-name="Standard">[WARNING] /home/mostafij/Desktop/Github/pulsar/pulsar-client/src/test/java/org/apache/pulsar/common/schema/KeyValueTest.java:[77,16] unchecked call to put(K,V) as a member of the raw type java.util.HashMap</text:p>
      <text:p text:style-name="Standard">[WARNING] /home/mostafij/Desktop/Github/pulsar/pulsar-client/src/test/java/org/apache/pulsar/common/schema/KeyValueTest.java:[78,16] unchecked call to put(K,V) as a member of the raw type java.util.HashMap</text:p>
      <text:p text:style-name="Standard">[WARNING] /home/mostafij/Desktop/Github/pulsar/pulsar-client/src/test/java/org/apache/pulsar/common/schema/KeyValueTest.java:[79,16] unchecked call to put(K,V) as a member of the raw type java.util.HashMap</text:p>
      <text:p text:style-name="Standard">[WARNING] /home/mostafij/Desktop/Github/pulsar/pulsar-client/src/test/java/org/apache/pulsar/common/schema/KeyValueTest.java:[80,16] unchecked call to put(K,V) as a member of the raw type java.util.HashMap</text:p>
      <text:p text:style-name="Standard"><text:soft-page-break/>[WARNING] /home/mostafij/Desktop/Github/pulsar/pulsar-client/src/test/java/org/apache/pulsar/common/schema/KeyValueTest.java:[81,16] unchecked call to put(K,V) as a member of the raw type java.util.HashMap</text:p>
      <text:p text:style-name="Standard">[WARNING] /home/mostafij/Desktop/Github/pulsar/pulsar-client/src/test/java/org/apache/pulsar/common/schema/KeyValueTest.java:[82,16] unchecked call to put(K,V) as a member of the raw type java.util.HashMap</text:p>
      <text:p text:style-name="Standard">[WARNING] /home/mostafij/Desktop/Github/pulsar/pulsar-client/src/test/java/org/apache/pulsar/common/schema/KeyValueTest.java:[83,16] unchecked call to put(K,V) as a member of the raw type java.util.HashMap</text:p>
      <text:p text:style-name="Standard">[WARNING] /home/mostafij/Desktop/Github/pulsar/pulsar-client/src/test/java/org/apache/pulsar/common/schema/KeyValueTest.java:[61,63] unchecked conversion</text:p>
      <text:p text:style-name="Standard"><text:s text:c="2"/>required: java.util.Map&lt;org.apache.pulsar.client.api.Schema,java.util.List&lt;java.lang.Object&gt;&gt;</text:p>
      <text:p text:style-name="Standard"><text:s text:c="2"/>found: <text:s text:c="3"/>&lt;anonymous java.util.HashMap&gt;</text:p>
      <text:p text:style-name="Standard">[WARNING] /home/mostafij/Desktop/Github/pulsar/pulsar-client/src/test/java/org/apache/pulsar/common/schema/KeyValueTest.java:[95,36] found raw type: org.apache.pulsar.client.api.Schema</text:p>
      <text:p text:style-name="Standard"><text:s text:c="2"/>missing type arguments for generic class org.apache.pulsar.client.api.Schema&lt;T&gt;</text:p>
      <text:p text:style-name="Standard">[WARNING] /home/mostafij/Desktop/Github/pulsar/pulsar-client/src/test/java/org/apache/pulsar/common/schema/KeyValueTest.java:[96,24] found raw type: org.apache.pulsar.client.api.Schema</text:p>
      <text:p text:style-name="Standard"><text:s text:c="2"/>missing type arguments for generic class org.apache.pulsar.client.api.Schema&lt;T&gt;</text:p>
      <text:p text:style-name="Standard">[WARNING] /home/mostafij/Desktop/Github/pulsar/pulsar-client/src/test/java/org/apache/pulsar/common/schema/KeyValueTest.java:[97,28] found raw type: org.apache.pulsar.client.api.Schema</text:p>
      <text:p text:style-name="Standard"><text:s text:c="2"/>missing type arguments for generic class org.apache.pulsar.client.api.Schema&lt;T&gt;</text:p>
      <text:p text:style-name="Standard">[WARNING] /home/mostafij/Desktop/Github/pulsar/pulsar-client/src/test/java/org/apache/pulsar/common/schema/KeyValueTest.java:[98,41] unchecked method invocation: method testEncodeDecodeKeyValue in class org.apache.pulsar.common.schema.KeyValueTest is applied to given types</text:p>
      <text:p text:style-name="Standard"><text:s text:c="2"/>required: org.apache.pulsar.client.api.Schema&lt;K&gt;,org.apache.pulsar.client.api.Schema&lt;V&gt;,java.util.List&lt;K&gt;,java.util.List&lt;V&gt;</text:p>
      <text:p text:style-name="Standard"><text:s text:c="2"/>found: org.apache.pulsar.client.api.Schema,org.apache.pulsar.client.api.Schema,java.util.List&lt;java.lang.Object&gt;,java.util.List&lt;java.lang.Object&gt;</text:p>
      <text:p text:style-name="Standard">[WARNING] /home/mostafij/Desktop/Github/pulsar/pulsar-client/src/test/java/org/apache/pulsar/common/schema/KeyValueTest.java:[99,36] unchecked conversion</text:p>
      <text:p text:style-name="Standard"><text:s text:c="2"/>required: org.apache.pulsar.client.api.Schema&lt;K&gt;</text:p>
      <text:p text:style-name="Standard"><text:s text:c="2"/>found: <text:s text:c="3"/>org.apache.pulsar.client.api.Schema</text:p>
      <text:p text:style-name="Standard">[WARNING] /home/mostafij/Desktop/Github/pulsar/pulsar-client/src/test/java/org/apache/pulsar/common/schema/KeyValueTest.java:[100,38] unchecked conversion</text:p>
      <text:p text:style-name="Standard"><text:s text:c="2"/>required: org.apache.pulsar.client.api.Schema&lt;V&gt;</text:p>
      <text:p text:style-name="Standard"><text:s text:c="2"/>found: <text:s text:c="3"/>org.apache.pulsar.client.api.Schema</text:p>
      <text:p text:style-name="Standard">[WARNING] /home/mostafij/Desktop/Github/pulsar/pulsar-client/src/test/java/org/apache/pulsar/client/impl/schema/KeyValueSchemaTest.java:[193,9] found raw type: org.apache.pulsar.client.api.Schema</text:p>
      <text:p text:style-name="Standard"><text:s text:c="2"/>missing type arguments for generic class org.apache.pulsar.client.api.Schema&lt;T&gt;</text:p>
      <text:p text:style-name="Standard">[WARNING] /home/mostafij/Desktop/Github/pulsar/pulsar-client/src/test/java/org/apache/pulsar/client/impl/schema/KeyValueSchemaTest.java:[205,56] found raw type: org.apache.pulsar.common.schema.KeyValue</text:p>
      <text:p text:style-name="Standard"><text:s text:c="2"/>missing type arguments for generic class org.apache.pulsar.common.schema.KeyValue&lt;K,V&gt;</text:p>
      <text:p text:style-name="Standard"><text:soft-page-break/>[WARNING] /home/mostafij/Desktop/Github/pulsar/pulsar-client/src/test/java/org/apache/pulsar/client/impl/schema/KeyValueSchemaTest.java:[205,52] unchecked call to KeyValue(K,V) as a member of the raw type org.apache.pulsar.common.schema.KeyValue</text:p>
      <text:p text:style-name="Standard">[WARNING] /home/mostafij/Desktop/Github/pulsar/pulsar-client/src/test/java/org/apache/pulsar/client/impl/schema/KeyValueSchemaTest.java:[205,51] unchecked call to encode(T) as a member of the raw type org.apache.pulsar.client.api.Schema</text:p>
      <text:p text:style-name="Standard">[WARNING] /home/mostafij/Desktop/Github/pulsar/pulsar-client/src/test/java/org/apache/pulsar/client/impl/schema/KeyValueSchemaTest.java:[208,81] unchecked cast</text:p>
      <text:p text:style-name="Standard"><text:s text:c="2"/>required: org.apache.pulsar.common.schema.KeyValue&lt;org.apache.pulsar.client.impl.schema.SchemaTestUtils.Foo,org.apache.pulsar.client.impl.schema.SchemaTestUtils.Bar&gt;</text:p>
      <text:p text:style-name="Standard"><text:s text:c="2"/>found: <text:s text:c="3"/>java.lang.Object</text:p>
      <text:p text:style-name="Standard">[WARNING] /home/mostafij/Desktop/Github/pulsar/pulsar-client/src/test/java/org/apache/pulsar/client/impl/schema/KeyValueSchemaTest.java:[218,9] found raw type: org.apache.pulsar.client.api.Schema</text:p>
      <text:p text:style-name="Standard"><text:s text:c="2"/>missing type arguments for generic class org.apache.pulsar.client.api.Schema&lt;T&gt;</text:p>
      <text:p text:style-name="Standard">[WARNING] /home/mostafij/Desktop/Github/pulsar/pulsar-client/src/test/java/org/apache/pulsar/client/impl/schema/KeyValueSchemaTest.java:[231,56] found raw type: org.apache.pulsar.common.schema.KeyValue</text:p>
      <text:p text:style-name="Standard"><text:s text:c="2"/>missing type arguments for generic class org.apache.pulsar.common.schema.KeyValue&lt;K,V&gt;</text:p>
      <text:p text:style-name="Standard">[WARNING] /home/mostafij/Desktop/Github/pulsar/pulsar-client/src/test/java/org/apache/pulsar/client/impl/schema/KeyValueSchemaTest.java:[231,52] unchecked call to KeyValue(K,V) as a member of the raw type org.apache.pulsar.common.schema.KeyValue</text:p>
      <text:p text:style-name="Standard">[WARNING] /home/mostafij/Desktop/Github/pulsar/pulsar-client/src/test/java/org/apache/pulsar/client/impl/schema/KeyValueSchemaTest.java:[231,51] unchecked call to encode(T) as a member of the raw type org.apache.pulsar.client.api.Schema</text:p>
      <text:p text:style-name="Standard">[WARNING] /home/mostafij/Desktop/Github/pulsar/pulsar-client/src/test/java/org/apache/pulsar/client/impl/schema/KeyValueSchemaTest.java:[234,81] unchecked cast</text:p>
      <text:p text:style-name="Standard"><text:s text:c="2"/>required: org.apache.pulsar.common.schema.KeyValue&lt;org.apache.pulsar.client.impl.schema.SchemaTestUtils.Foo,org.apache.pulsar.client.impl.schema.SchemaTestUtils.Bar&gt;</text:p>
      <text:p text:style-name="Standard"><text:s text:c="2"/>found: <text:s text:c="3"/>java.lang.Object</text:p>
      <text:p text:style-name="Standard">[WARNING] /home/mostafij/Desktop/Github/pulsar/pulsar-client/src/test/java/org/apache/pulsar/client/impl/schema/KeyValueSchemaTest.java:[260,56] found raw type: org.apache.pulsar.common.schema.KeyValue</text:p>
      <text:p text:style-name="Standard"><text:s text:c="2"/>missing type arguments for generic class org.apache.pulsar.common.schema.KeyValue&lt;K,V&gt;</text:p>
      <text:p text:style-name="Standard">[WARNING] /home/mostafij/Desktop/Github/pulsar/pulsar-client/src/test/java/org/apache/pulsar/client/impl/schema/KeyValueSchemaTest.java:[260,52] unchecked call to KeyValue(K,V) as a member of the raw type org.apache.pulsar.common.schema.KeyValue</text:p>
      <text:p text:style-name="Standard">[WARNING] /home/mostafij/Desktop/Github/pulsar/pulsar-client/src/test/java/org/apache/pulsar/client/impl/schema/KeyValueSchemaTest.java:[260,51] unchecked method invocation: method encode in interface org.apache.pulsar.client.api.Schema is applied to given types</text:p>
      <text:p text:style-name="Standard"><text:s text:c="2"/>required: T</text:p>
      <text:p text:style-name="Standard"><text:s text:c="2"/>found: org.apache.pulsar.common.schema.KeyValue</text:p>
      <text:p text:style-name="Standard">[WARNING] /home/mostafij/Desktop/Github/pulsar/pulsar-client/src/test/java/org/apache/pulsar/client/impl/schema/KeyValueSchemaTest.java:[260,52] unchecked conversion</text:p>
      <text:p text:style-name="Standard"><text:s text:c="2"/>required: T</text:p>
      <text:p text:style-name="Standard"><text:s text:c="2"/>found: <text:s text:c="3"/>org.apache.pulsar.common.schema.KeyValue</text:p>
      <text:p text:style-name="Standard">[WARNING] /home/mostafij/Desktop/Github/pulsar/pulsar-client/src/test/java/org/apache/pulsar/client/impl/schema/KeyValueSchemaTest.java:[263,39] redundant cast to <text:soft-page-break/>org.apache.pulsar.common.schema.KeyValue&lt;org.apache.pulsar.client.impl.schema.SchemaTestUtils.Foo,org.apache.pulsar.client.impl.schema.SchemaTestUtils.Bar&gt;</text:p>
      <text:p text:style-name="Standard">[WARNING] /home/mostafij/Desktop/Github/pulsar/pulsar-client/src/test/java/org/apache/pulsar/client/impl/schema/KeyValueSchemaTest.java:[291,56] found raw type: org.apache.pulsar.common.schema.KeyValue</text:p>
      <text:p text:style-name="Standard"><text:s text:c="2"/>missing type arguments for generic class org.apache.pulsar.common.schema.KeyValue&lt;K,V&gt;</text:p>
      <text:p text:style-name="Standard">[WARNING] /home/mostafij/Desktop/Github/pulsar/pulsar-client/src/test/java/org/apache/pulsar/client/impl/schema/KeyValueSchemaTest.java:[291,52] unchecked call to KeyValue(K,V) as a member of the raw type org.apache.pulsar.common.schema.KeyValue</text:p>
      <text:p text:style-name="Standard">[WARNING] /home/mostafij/Desktop/Github/pulsar/pulsar-client/src/test/java/org/apache/pulsar/client/impl/schema/KeyValueSchemaTest.java:[291,51] unchecked method invocation: method encode in interface org.apache.pulsar.client.api.Schema is applied to given types</text:p>
      <text:p text:style-name="Standard"><text:s text:c="2"/>required: T</text:p>
      <text:p text:style-name="Standard"><text:s text:c="2"/>found: org.apache.pulsar.common.schema.KeyValue</text:p>
      <text:p text:style-name="Standard">[WARNING] /home/mostafij/Desktop/Github/pulsar/pulsar-client/src/test/java/org/apache/pulsar/client/impl/schema/KeyValueSchemaTest.java:[291,52] unchecked conversion</text:p>
      <text:p text:style-name="Standard"><text:s text:c="2"/>required: T</text:p>
      <text:p text:style-name="Standard"><text:s text:c="2"/>found: <text:s text:c="3"/>org.apache.pulsar.common.schema.KeyValue</text:p>
      <text:p text:style-name="Standard">[WARNING] /home/mostafij/Desktop/Github/pulsar/pulsar-client/src/test/java/org/apache/pulsar/client/impl/schema/KeyValueSchemaTest.java:[293,40] redundant cast to org.apache.pulsar.common.schema.KeyValue&lt;org.apache.pulsar.client.impl.schema.SchemaTestUtils.Foo,org.apache.pulsar.client.impl.schema.SchemaTestUtils.Bar&gt;</text:p>
      <text:p text:style-name="Standard">[WARNING] /home/mostafij/Desktop/Github/pulsar/pulsar-client/src/test/java/org/apache/pulsar/client/impl/schema/KeyValueSchemaTest.java:[319,56] found raw type: org.apache.pulsar.common.schema.KeyValue</text:p>
      <text:p text:style-name="Standard"><text:s text:c="2"/>missing type arguments for generic class org.apache.pulsar.common.schema.KeyValue&lt;K,V&gt;</text:p>
      <text:p text:style-name="Standard">[WARNING] /home/mostafij/Desktop/Github/pulsar/pulsar-client/src/test/java/org/apache/pulsar/client/impl/schema/KeyValueSchemaTest.java:[319,52] unchecked call to KeyValue(K,V) as a member of the raw type org.apache.pulsar.common.schema.KeyValue</text:p>
      <text:p text:style-name="Standard">[WARNING] /home/mostafij/Desktop/Github/pulsar/pulsar-client/src/test/java/org/apache/pulsar/client/impl/schema/KeyValueSchemaTest.java:[319,51] unchecked method invocation: method encode in interface org.apache.pulsar.client.api.Schema is applied to given types</text:p>
      <text:p text:style-name="Standard"><text:s text:c="2"/>required: T</text:p>
      <text:p text:style-name="Standard"><text:s text:c="2"/>found: org.apache.pulsar.common.schema.KeyValue</text:p>
      <text:p text:style-name="Standard">[WARNING] /home/mostafij/Desktop/Github/pulsar/pulsar-client/src/test/java/org/apache/pulsar/client/impl/schema/KeyValueSchemaTest.java:[319,52] unchecked conversion</text:p>
      <text:p text:style-name="Standard"><text:s text:c="2"/>required: T</text:p>
      <text:p text:style-name="Standard"><text:s text:c="2"/>found: <text:s text:c="3"/>org.apache.pulsar.common.schema.KeyValue</text:p>
      <text:p text:style-name="Standard">[WARNING] /home/mostafij/Desktop/Github/pulsar/pulsar-client/src/test/java/org/apache/pulsar/client/impl/schema/KeyValueSchemaTest.java:[327,79] unchecked conversion</text:p>
      <text:p text:style-name="Standard"><text:s text:c="2"/>required: org.apache.pulsar.common.schema.KeyValue&lt;org.apache.pulsar.client.impl.schema.SchemaTestUtils.Foo,org.apache.pulsar.client.impl.schema.SchemaTestUtils.Bar&gt;</text:p>
      <text:p text:style-name="Standard"><text:s text:c="2"/>found: <text:s text:c="3"/>org.apache.pulsar.common.schema.KeyValue</text:p>
      <text:p text:style-name="Standard">[WARNING] /home/mostafij/Desktop/Github/pulsar/pulsar-client/src/test/java/org/apache/pulsar/client/impl/schema/KeyValueSchemaTest.java:[397,44] unchecked cast</text:p>
      <text:p text:style-name="Standard"><text:s text:c="2"/>required: org.apache.pulsar.client.impl.schema.KeyValueSchema&lt;java.lang.String,java.lang.String&gt;</text:p>
      <text:p text:style-name="Standard"><text:s text:c="2"/>found: <text:s text:c="3"/>org.apache.pulsar.client.api.Schema&lt;capture#1 of ?&gt;</text:p>
      <text:p text:style-name="Standard"><text:soft-page-break/>[WARNING] /home/mostafij/Desktop/Github/pulsar/pulsar-client/src/test/java/org/apache/pulsar/client/impl/DefaultCryptoKeyReaderTest.java:[73,63] unchecked cast</text:p>
      <text:p text:style-name="Standard"><text:s text:c="2"/>required: java.util.Map&lt;java.lang.String,java.lang.String&gt;</text:p>
      <text:p text:style-name="Standard"><text:s text:c="2"/>found: <text:s text:c="3"/>java.lang.Object</text:p>
      <text:p text:style-name="Standard">[WARNING] /home/mostafij/Desktop/Github/pulsar/pulsar-client/src/test/java/org/apache/pulsar/client/impl/DefaultCryptoKeyReaderTest.java:[74,64] unchecked cast</text:p>
      <text:p text:style-name="Standard"><text:s text:c="2"/>required: java.util.Map&lt;java.lang.String,java.lang.String&gt;</text:p>
      <text:p text:style-name="Standard"><text:s text:c="2"/>found: <text:s text:c="3"/>java.lang.Object</text:p>
      <text:p text:style-name="Standard">[WARNING] /home/mostafij/Desktop/Github/pulsar/pulsar-client/src/test/java/org/apache/pulsar/client/impl/PartitionedProducerImplTest.java:[54,13] found raw type: org.apache.pulsar.client.impl.ProducerBuilderImpl</text:p>
      <text:p text:style-name="Standard"><text:s text:c="2"/>missing type arguments for generic class org.apache.pulsar.client.impl.ProducerBuilderImpl&lt;T&gt;</text:p>
      <text:p text:style-name="Standard">[WARNING] /home/mostafij/Desktop/Github/pulsar/pulsar-client/src/test/java/org/apache/pulsar/client/impl/PartitionedProducerImplTest.java:[55,13] found raw type: org.apache.pulsar.client.api.Schema</text:p>
      <text:p text:style-name="Standard"><text:s text:c="2"/>missing type arguments for generic class org.apache.pulsar.client.api.Schema&lt;T&gt;</text:p>
      <text:p text:style-name="Standard">[WARNING] /home/mostafij/Desktop/Github/pulsar/pulsar-client/src/test/java/org/apache/pulsar/client/impl/PartitionedProducerImplTest.java:[57,31] found raw type: org.apache.pulsar.client.api.Producer</text:p>
      <text:p text:style-name="Standard"><text:s text:c="2"/>missing type arguments for generic class org.apache.pulsar.client.api.Producer&lt;T&gt;</text:p>
      <text:p text:style-name="Standard">[WARNING] /home/mostafij/Desktop/Github/pulsar/pulsar-client/src/test/java/org/apache/pulsar/client/impl/PartitionedProducerImplTest.java:[68,35] found raw type: org.apache.pulsar.client.impl.ProducerBuilderImpl</text:p>
      <text:p text:style-name="Standard"><text:s text:c="2"/>missing type arguments for generic class org.apache.pulsar.client.impl.ProducerBuilderImpl&lt;T&gt;</text:p>
      <text:p text:style-name="Standard">[WARNING] /home/mostafij/Desktop/Github/pulsar/pulsar-client/src/test/java/org/apache/pulsar/client/impl/PartitionedProducerImplTest.java:[68,31] unchecked call to ProducerBuilderImpl(org.apache.pulsar.client.impl.PulsarClientImpl,org.apache.pulsar.client.api.Schema&lt;T&gt;) as a member of the raw type org.apache.pulsar.client.impl.ProducerBuilderImpl</text:p>
      <text:p text:style-name="Standard">[WARNING] /home/mostafij/Desktop/Github/pulsar/pulsar-client/src/test/java/org/apache/pulsar/client/impl/PartitionedProducerImplTest.java:[72,46] unchecked method invocation: method thenReturn in interface org.mockito.stubbing.OngoingStubbing is applied to given types</text:p>
      <text:p text:style-name="Standard"><text:s text:c="2"/>required: T</text:p>
      <text:p text:style-name="Standard"><text:s text:c="2"/>found: org.apache.pulsar.client.impl.ProducerBuilderImpl</text:p>
      <text:p text:style-name="Standard">[WARNING] /home/mostafij/Desktop/Github/pulsar/pulsar-client/src/test/java/org/apache/pulsar/client/impl/PartitionedProducerImplTest.java:[72,47] unchecked conversion</text:p>
      <text:p text:style-name="Standard"><text:s text:c="2"/>required: T</text:p>
      <text:p text:style-name="Standard"><text:s text:c="2"/>found: <text:s text:c="3"/>org.apache.pulsar.client.impl.ProducerBuilderImpl</text:p>
      <text:p text:style-name="Standard">[WARNING] /home/mostafij/Desktop/Github/pulsar/pulsar-client/src/test/java/org/apache/pulsar/client/impl/PartitionedProducerImplTest.java:[112,9] found raw type: org.apache.pulsar.client.impl.PartitionedProducerImpl</text:p>
      <text:p text:style-name="Standard"><text:s text:c="2"/>missing type arguments for generic class org.apache.pulsar.client.impl.PartitionedProducerImpl&lt;T&gt;</text:p>
      <text:p text:style-name="Standard">[WARNING] /home/mostafij/Desktop/Github/pulsar/pulsar-client/src/test/java/org/apache/pulsar/client/impl/PartitionedProducerImplTest.java:[112,44] found raw type: org.apache.pulsar.client.impl.PartitionedProducerImpl</text:p>
      <text:p text:style-name="Standard"><text:s text:c="2"/>missing type arguments for generic class org.apache.pulsar.client.impl.PartitionedProducerImpl&lt;T&gt;</text:p>
      <text:p text:style-name="Standard">[WARNING] /home/mostafij/Desktop/Github/pulsar/pulsar-client/src/test/java/org/apache/pulsar/client/impl/PartitionedProducerImplTest.java:[112,40] unchecked call to PartitionedProducerImpl(org.apache.pulsar.client.impl.PulsarClientImpl,java.lang.String,org.apache.pulsar.client.impl.conf.ProducerConfigurationData,int,java.util.concurrent.CompletableFuture&lt;org.apache.pulsar.client.api.Producer&lt;T&gt;&gt;,org.apache.pulsar.client.api.Schema&lt;T&gt;,org.apache.pulsar.client.impl.P<text:soft-page-break/>roducerInterceptors) as a member of the raw type org.apache.pulsar.client.impl.PartitionedProducerImpl</text:p>
      <text:p text:style-name="Standard">[WARNING] /home/mostafij/Desktop/Github/pulsar/pulsar-client/src/test/java/org/apache/pulsar/client/impl/PartitionedProducerImplTest.java:[149,9] found raw type: org.apache.pulsar.client.impl.PartitionedProducerImpl</text:p>
      <text:p text:style-name="Standard"><text:s text:c="2"/>missing type arguments for generic class org.apache.pulsar.client.impl.PartitionedProducerImpl&lt;T&gt;</text:p>
      <text:p text:style-name="Standard">[WARNING] /home/mostafij/Desktop/Github/pulsar/pulsar-client/src/test/java/org/apache/pulsar/client/impl/PartitionedProducerImplTest.java:[149,44] found raw type: org.apache.pulsar.client.impl.PartitionedProducerImpl</text:p>
      <text:p text:style-name="Standard"><text:s text:c="2"/>missing type arguments for generic class org.apache.pulsar.client.impl.PartitionedProducerImpl&lt;T&gt;</text:p>
      <text:p text:style-name="Standard">[WARNING] /home/mostafij/Desktop/Github/pulsar/pulsar-client/src/test/java/org/apache/pulsar/client/impl/PartitionedProducerImplTest.java:[149,40] unchecked call to PartitionedProducerImpl(org.apache.pulsar.client.impl.PulsarClientImpl,java.lang.String,org.apache.pulsar.client.impl.conf.ProducerConfigurationData,int,java.util.concurrent.CompletableFuture&lt;org.apache.pulsar.client.api.Producer&lt;T&gt;&gt;,org.apache.pulsar.client.api.Schema&lt;T&gt;,org.apache.pulsar.client.impl.ProducerInterceptors) as a member of the raw type org.apache.pulsar.client.impl.PartitionedProducerImpl</text:p>
      <text:p text:style-name="Standard">[WARNING] /home/mostafij/Desktop/Github/pulsar/pulsar-client/src/test/java/org/apache/pulsar/client/impl/schema/SupportVersioningKeyValueSchemaTest.java:[60,56] found raw type: org.apache.pulsar.common.schema.KeyValue</text:p>
      <text:p text:style-name="Standard"><text:s text:c="2"/>missing type arguments for generic class org.apache.pulsar.common.schema.KeyValue&lt;K,V&gt;</text:p>
      <text:p text:style-name="Standard">[WARNING] /home/mostafij/Desktop/Github/pulsar/pulsar-client/src/test/java/org/apache/pulsar/client/impl/schema/SupportVersioningKeyValueSchemaTest.java:[60,52] unchecked call to KeyValue(K,V) as a member of the raw type org.apache.pulsar.common.schema.KeyValue</text:p>
      <text:p text:style-name="Standard">[WARNING] /home/mostafij/Desktop/Github/pulsar/pulsar-client/src/test/java/org/apache/pulsar/client/impl/schema/SupportVersioningKeyValueSchemaTest.java:[60,51] unchecked method invocation: method encode in interface org.apache.pulsar.client.api.Schema is applied to given types</text:p>
      <text:p text:style-name="Standard"><text:s text:c="2"/>required: T</text:p>
      <text:p text:style-name="Standard"><text:s text:c="2"/>found: org.apache.pulsar.common.schema.KeyValue</text:p>
      <text:p text:style-name="Standard">[WARNING] /home/mostafij/Desktop/Github/pulsar/pulsar-client/src/test/java/org/apache/pulsar/client/impl/schema/SupportVersioningKeyValueSchemaTest.java:[60,52] unchecked conversion</text:p>
      <text:p text:style-name="Standard"><text:s text:c="2"/>required: T</text:p>
      <text:p text:style-name="Standard"><text:s text:c="2"/>found: <text:s text:c="3"/>org.apache.pulsar.common.schema.KeyValue</text:p>
      <text:p text:style-name="Standard">[WARNING] /home/mostafij/Desktop/Github/pulsar/pulsar-client/src/test/java/org/apache/pulsar/client/impl/schema/SupportVersioningKeyValueSchemaTest.java:[98,56] found raw type: org.apache.pulsar.common.schema.KeyValue</text:p>
      <text:p text:style-name="Standard"><text:s text:c="2"/>missing type arguments for generic class org.apache.pulsar.common.schema.KeyValue&lt;K,V&gt;</text:p>
      <text:p text:style-name="Standard">[WARNING] /home/mostafij/Desktop/Github/pulsar/pulsar-client/src/test/java/org/apache/pulsar/client/impl/schema/SupportVersioningKeyValueSchemaTest.java:[98,52] unchecked call to KeyValue(K,V) as a member of the raw type org.apache.pulsar.common.schema.KeyValue</text:p>
      <text:p text:style-name="Standard">[WARNING] /home/mostafij/Desktop/Github/pulsar/pulsar-client/src/test/java/org/apache/pulsar/client/impl/schema/SupportVersioningKeyValueSchemaTest.java:[98,51] unchecked method invocation: method encode in interface org.apache.pulsar.client.api.Schema is applied to given types</text:p>
      <text:p text:style-name="Standard"><text:s text:c="2"/>required: T</text:p>
      <text:p text:style-name="Standard"><text:s text:c="2"/>found: org.apache.pulsar.common.schema.KeyValue</text:p>
      <text:p text:style-name="Standard">[WARNING] /home/mostafij/Desktop/Github/pulsar/pulsar-client/src/test/java/org/apache/pulsar/client/impl/schema/SupportVersioningKeyValueSchemaTest.java:[98,52] unchecked conversion</text:p>
      <text:p text:style-name="Standard"><text:s text:c="2"/>required: T</text:p>
      <text:p text:style-name="Standard"><text:s text:c="2"/>found: <text:s text:c="3"/>org.apache.pulsar.common.schema.KeyValue</text:p>
      <text:p text:style-name="Standard"><text:soft-page-break/>[WARNING] /home/mostafij/Desktop/Github/pulsar/pulsar-client/src/test/java/org/apache/pulsar/client/impl/schema/SupportVersioningKeyValueSchemaTest.java:[99,110] unchecked conversion</text:p>
      <text:p text:style-name="Standard"><text:s text:c="2"/>required: org.apache.pulsar.common.schema.KeyValue&lt;org.apache.pulsar.client.impl.schema.SchemaTestUtils.Foo,org.apache.pulsar.client.impl.schema.SchemaTestUtils.Bar&gt;</text:p>
      <text:p text:style-name="Standard"><text:s text:c="2"/>found: <text:s text:c="3"/>org.apache.pulsar.common.schema.KeyValue</text:p>
      <text:p text:style-name="Standard">[WARNING] /home/mostafij/Desktop/Github/pulsar/pulsar-client/src/test/java/org/apache/pulsar/client/impl/schema/SupportVersioningKeyValueSchemaTest.java:[126,56] found raw type: org.apache.pulsar.common.schema.KeyValue</text:p>
      <text:p text:style-name="Standard"><text:s text:c="2"/>missing type arguments for generic class org.apache.pulsar.common.schema.KeyValue&lt;K,V&gt;</text:p>
      <text:p text:style-name="Standard">[WARNING] /home/mostafij/Desktop/Github/pulsar/pulsar-client/src/test/java/org/apache/pulsar/client/impl/schema/SupportVersioningKeyValueSchemaTest.java:[126,52] unchecked call to KeyValue(K,V) as a member of the raw type org.apache.pulsar.common.schema.KeyValue</text:p>
      <text:p text:style-name="Standard">[WARNING] /home/mostafij/Desktop/Github/pulsar/pulsar-client/src/test/java/org/apache/pulsar/client/impl/schema/SupportVersioningKeyValueSchemaTest.java:[126,51] unchecked method invocation: method encode in interface org.apache.pulsar.client.api.Schema is applied to given types</text:p>
      <text:p text:style-name="Standard"><text:s text:c="2"/>required: T</text:p>
      <text:p text:style-name="Standard"><text:s text:c="2"/>found: org.apache.pulsar.common.schema.KeyValue</text:p>
      <text:p text:style-name="Standard">[WARNING] /home/mostafij/Desktop/Github/pulsar/pulsar-client/src/test/java/org/apache/pulsar/client/impl/schema/SupportVersioningKeyValueSchemaTest.java:[126,52] unchecked conversion</text:p>
      <text:p text:style-name="Standard"><text:s text:c="2"/>required: T</text:p>
      <text:p text:style-name="Standard"><text:s text:c="2"/>found: <text:s text:c="3"/>org.apache.pulsar.common.schema.KeyValue</text:p>
      <text:p text:style-name="Standard">[WARNING] /home/mostafij/Desktop/Github/pulsar/pulsar-client/src/test/java/org/apache/pulsar/client/impl/schema/SupportVersioningKeyValueSchemaTest.java:[159,56] found raw type: org.apache.pulsar.common.schema.KeyValue</text:p>
      <text:p text:style-name="Standard"><text:s text:c="2"/>missing type arguments for generic class org.apache.pulsar.common.schema.KeyValue&lt;K,V&gt;</text:p>
      <text:p text:style-name="Standard">[WARNING] /home/mostafij/Desktop/Github/pulsar/pulsar-client/src/test/java/org/apache/pulsar/client/impl/schema/SupportVersioningKeyValueSchemaTest.java:[159,52] unchecked call to KeyValue(K,V) as a member of the raw type org.apache.pulsar.common.schema.KeyValue</text:p>
      <text:p text:style-name="Standard">[WARNING] /home/mostafij/Desktop/Github/pulsar/pulsar-client/src/test/java/org/apache/pulsar/client/impl/schema/SupportVersioningKeyValueSchemaTest.java:[159,51] unchecked method invocation: method encode in interface org.apache.pulsar.client.api.Schema is applied to given types</text:p>
      <text:p text:style-name="Standard"><text:s text:c="2"/>required: T</text:p>
      <text:p text:style-name="Standard"><text:s text:c="2"/>found: org.apache.pulsar.common.schema.KeyValue</text:p>
      <text:p text:style-name="Standard">[WARNING] /home/mostafij/Desktop/Github/pulsar/pulsar-client/src/test/java/org/apache/pulsar/client/impl/schema/SupportVersioningKeyValueSchemaTest.java:[159,52] unchecked conversion</text:p>
      <text:p text:style-name="Standard"><text:s text:c="2"/>required: T</text:p>
      <text:p text:style-name="Standard"><text:s text:c="2"/>found: <text:s text:c="3"/>org.apache.pulsar.common.schema.KeyValue</text:p>
      <text:p text:style-name="Standard">[WARNING] /home/mostafij/Desktop/Github/pulsar/pulsar-client/src/test/java/org/apache/pulsar/client/impl/schema/SupportVersioningKeyValueSchemaTest.java:[160,110] unchecked conversion</text:p>
      <text:p text:style-name="Standard"><text:s text:c="2"/>required: org.apache.pulsar.common.schema.KeyValue&lt;org.apache.pulsar.client.impl.schema.SchemaTestUtils.Foo,org.apache.pulsar.client.impl.schema.SchemaTestUtils.Bar&gt;</text:p>
      <text:p text:style-name="Standard"><text:s text:c="2"/>found: <text:s text:c="3"/>org.apache.pulsar.common.schema.KeyValue</text:p>
      <text:p text:style-name="Standard">[WARNING] /home/mostafij/Desktop/Github/pulsar/pulsar-client/src/test/java/org/apache/pulsar/client/impl/schema/PrimitiveSchemaTest.java:[51,30] found raw type: org.apache.pulsar.client.api.Schema</text:p>
      <text:p text:style-name="Standard"><text:s text:c="2"/>missing type arguments for generic class org.apache.pulsar.client.api.Schema&lt;T&gt;</text:p>
      <text:p text:style-name="Standard">[WARNING] /home/mostafij/Desktop/Github/pulsar/pulsar-client/src/test/java/org/apache/pulsar/client/impl/schema/PrimitiveSchemaTest.java:[51,67] found raw type: java.util.HashMap</text:p>
      <text:p text:style-name="Standard"><text:soft-page-break/><text:s text:c="2"/>missing type arguments for generic class java.util.HashMap&lt;K,V&gt;</text:p>
      <text:p text:style-name="Standard">[WARNING] /home/mostafij/Desktop/Github/pulsar/pulsar-client/src/test/java/org/apache/pulsar/client/impl/schema/PrimitiveSchemaTest.java:[53,16] unchecked call to put(K,V) as a member of the raw type java.util.HashMap</text:p>
      <text:p text:style-name="Standard">[WARNING] /home/mostafij/Desktop/Github/pulsar/pulsar-client/src/test/java/org/apache/pulsar/client/impl/schema/PrimitiveSchemaTest.java:[54,16] unchecked call to put(K,V) as a member of the raw type java.util.HashMap</text:p>
      <text:p text:style-name="Standard">[WARNING] /home/mostafij/Desktop/Github/pulsar/pulsar-client/src/test/java/org/apache/pulsar/client/impl/schema/PrimitiveSchemaTest.java:[55,16] unchecked call to put(K,V) as a member of the raw type java.util.HashMap</text:p>
      <text:p text:style-name="Standard">[WARNING] /home/mostafij/Desktop/Github/pulsar/pulsar-client/src/test/java/org/apache/pulsar/client/impl/schema/PrimitiveSchemaTest.java:[56,16] unchecked call to put(K,V) as a member of the raw type java.util.HashMap</text:p>
      <text:p text:style-name="Standard">[WARNING] /home/mostafij/Desktop/Github/pulsar/pulsar-client/src/test/java/org/apache/pulsar/client/impl/schema/PrimitiveSchemaTest.java:[57,16] unchecked call to put(K,V) as a member of the raw type java.util.HashMap</text:p>
      <text:p text:style-name="Standard">[WARNING] /home/mostafij/Desktop/Github/pulsar/pulsar-client/src/test/java/org/apache/pulsar/client/impl/schema/PrimitiveSchemaTest.java:[57,47] redundant cast to int</text:p>
      <text:p text:style-name="Standard">[WARNING] /home/mostafij/Desktop/Github/pulsar/pulsar-client/src/test/java/org/apache/pulsar/client/impl/schema/PrimitiveSchemaTest.java:[57,64] redundant cast to int</text:p>
      <text:p text:style-name="Standard">[WARNING] /home/mostafij/Desktop/Github/pulsar/pulsar-client/src/test/java/org/apache/pulsar/client/impl/schema/PrimitiveSchemaTest.java:[58,16] unchecked call to put(K,V) as a member of the raw type java.util.HashMap</text:p>
      <text:p text:style-name="Standard">[WARNING] /home/mostafij/Desktop/Github/pulsar/pulsar-client/src/test/java/org/apache/pulsar/client/impl/schema/PrimitiveSchemaTest.java:[59,16] unchecked call to put(K,V) as a member of the raw type java.util.HashMap</text:p>
      <text:p text:style-name="Standard">[WARNING] /home/mostafij/Desktop/Github/pulsar/pulsar-client/src/test/java/org/apache/pulsar/client/impl/schema/PrimitiveSchemaTest.java:[60,16] unchecked call to put(K,V) as a member of the raw type java.util.HashMap</text:p>
      <text:p text:style-name="Standard">[INFO] /home/mostafij/Desktop/Github/pulsar/pulsar-client/src/test/java/org/apache/pulsar/client/impl/BuildersTest.java: Some input files additionally use or override a deprecated API.</text:p>
      <text:p text:style-name="Standard">[INFO] /home/mostafij/Desktop/Github/pulsar/pulsar-client/src/test/java/org/apache/pulsar/client/impl/schema/PrimitiveSchemaTest.java: Some input files additionally use unchecked or unsafe operations.</text:p>
      <text:p text:style-name="Standard">[INFO] </text:p>
      <text:p text:style-name="Standard">[INFO] --- maven-surefire-plugin:3.0.0-M3:test (default-test) @ pulsar-client-original ---</text:p>
      <text:p text:style-name="Standard">[INFO] </text:p>
      <text:p text:style-name="Standard">[INFO] -------------------------------------------------------</text:p>
      <text:p text:style-name="Standard">[INFO] <text:s/>T E S T S</text:p>
      <text:p text:style-name="Standard">[INFO] -------------------------------------------------------</text:p>
      <text:p text:style-name="Standard">[INFO] Running org.apache.pulsar.common.schema.KeyValueTest</text:p>
      <text:p text:style-name="Standard">[INFO] Running org.apache.pulsar.client.schema.proto.ExternalTest</text:p>
      <text:p text:style-name="Standard">[INFO] Running org.apache.pulsar.client.schema.proto.Test</text:p>
      <text:p text:style-name="Standard">[INFO] Running org.apache.pulsar.client.util.ObjectCacheTest</text:p>
      <text:p text:style-name="Standard">[INFO] Tests run: 1, Failures: 0, Errors: 0, Skipped: 0, Time elapsed: 5.664 s - in org.apache.pulsar.common.schema.KeyValueTest</text:p>
      <text:p text:style-name="Standard">[INFO] Running org.apache.pulsar.client.api.MessageIdTest</text:p>
      <text:p text:style-name="Standard">[INFO] Tests run: 1, Failures: 0, Errors: 0, Skipped: 0, Time elapsed: 0.066 s - in org.apache.pulsar.client.api.MessageIdTest</text:p>
      <text:p text:style-name="Standard">[INFO] Running org.apache.pulsar.client.api.MessageRouterTest</text:p>
      <text:p text:style-name="Standard"><text:soft-page-break/>[INFO] Tests run: 0, Failures: 0, Errors: 0, Skipped: 0, Time elapsed: 5.652 s - in org.apache.pulsar.client.schema.proto.ExternalTest</text:p>
      <text:p text:style-name="Standard">[INFO] Running org.apache.pulsar.client.api.ConsumerIdTest</text:p>
      <text:p text:style-name="Standard">[INFO] Tests run: 0, Failures: 0, Errors: 0, Skipped: 0, Time elapsed: 5.731 s - in org.apache.pulsar.client.schema.proto.Test</text:p>
      <text:p text:style-name="Standard">[INFO] Running org.apache.pulsar.client.api.ConsumerConfigurationTest</text:p>
      <text:p text:style-name="Standard">[INFO] Tests run: 5, Failures: 0, Errors: 0, Skipped: 0, Time elapsed: 0.511 s - in org.apache.pulsar.client.api.ConsumerIdTest</text:p>
      <text:p text:style-name="Standard">[INFO] Running org.apache.pulsar.client.api.KeySharedPolicyTest</text:p>
      <text:p text:style-name="Standard">[INFO] Tests run: 3, Failures: 0, Errors: 0, Skipped: 0, Time elapsed: 0.71 s - in org.apache.pulsar.client.api.KeySharedPolicyTest</text:p>
      <text:p text:style-name="Standard">[INFO] Running org.apache.pulsar.client.api.RangeTest</text:p>
      <text:p text:style-name="Standard">[INFO] Tests run: 3, Failures: 0, Errors: 0, Skipped: 0, Time elapsed: 0.3 s - in org.apache.pulsar.client.api.RangeTest</text:p>
      <text:p text:style-name="Standard">[INFO] Running org.apache.pulsar.client.api.AuthenticationTest</text:p>
      <text:p text:style-name="Standard">[INFO] Tests run: 1, Failures: 0, Errors: 0, Skipped: 0, Time elapsed: 7.085 s - in org.apache.pulsar.client.util.ObjectCacheTest</text:p>
      <text:p text:style-name="Standard">[INFO] Running org.apache.pulsar.client.api.SchemaDefinitionBuilderTest</text:p>
      <text:p text:style-name="Standard">[INFO] Tests run: 5, Failures: 0, Errors: 0, Skipped: 0, Time elapsed: 0.212 s - in org.apache.pulsar.client.api.AuthenticationTest</text:p>
      <text:p text:style-name="Standard">[INFO] Running org.apache.pulsar.client.impl.TypedMessageBuilderImplTest</text:p>
      <text:p text:style-name="Standard">[INFO] Tests run: 9, Failures: 0, Errors: 0, Skipped: 0, Time elapsed: 1.314 s - in org.apache.pulsar.client.api.SchemaDefinitionBuilderTest</text:p>
      <text:p text:style-name="Standard">[INFO] Running org.apache.pulsar.client.impl.schema.PrimitiveSchemaTest</text:p>
      <text:p text:style-name="Standard">[INFO] Tests run: 5, Failures: 0, Errors: 0, Skipped: 0, Time elapsed: 3.768 s - in org.apache.pulsar.client.impl.schema.PrimitiveSchemaTest</text:p>
      <text:p text:style-name="Standard">[INFO] Running org.apache.pulsar.client.impl.schema.TimestampSchemaTest</text:p>
      <text:p text:style-name="Standard">[INFO] Tests run: 1, Failures: 0, Errors: 0, Skipped: 0, Time elapsed: 7.03 s - in org.apache.pulsar.client.api.MessageRouterTest</text:p>
      <text:p text:style-name="Standard">[INFO] Running org.apache.pulsar.client.impl.schema.StringSchemaTest</text:p>
      <text:p text:style-name="Standard">[INFO] Tests run: 4, Failures: 0, Errors: 0, Skipped: 0, Time elapsed: 1.987 s - in org.apache.pulsar.client.impl.schema.TimestampSchemaTest</text:p>
      <text:p text:style-name="Standard">[INFO] Running org.apache.pulsar.client.impl.schema.ShortSchemaTest</text:p>
      <text:p text:style-name="Standard">[INFO] Tests run: 1, Failures: 0, Errors: 0, Skipped: 0, Time elapsed: 9.47 s - in org.apache.pulsar.client.api.ConsumerConfigurationTest</text:p>
      <text:p text:style-name="Standard">[INFO] Running org.apache.pulsar.client.impl.schema.generic.AbstractGenericSchemaTest</text:p>
      <text:p text:style-name="Standard">[INFO] Tests run: 4, Failures: 0, Errors: 0, Skipped: 0, Time elapsed: 2.6 s - in org.apache.pulsar.client.impl.schema.ShortSchemaTest</text:p>
      <text:p text:style-name="Standard">[INFO] Running org.apache.pulsar.client.impl.schema.generic.GenericProtobufNativeReaderTest</text:p>
      <text:p text:style-name="Standard">[INFO] Tests run: 2, Failures: 0, Errors: 0, Skipped: 0, Time elapsed: 3.137 s - in org.apache.pulsar.client.impl.schema.generic.AbstractGenericSchemaTest</text:p>
      <text:p text:style-name="Standard">[INFO] Running org.apache.pulsar.client.impl.schema.generic.GenericSchemaImplTest</text:p>
      <text:p text:style-name="Standard">[INFO] Tests run: 9, Failures: 0, Errors: 0, Skipped: 0, Time elapsed: 12.466 s - in org.apache.pulsar.client.impl.TypedMessageBuilderImplTest</text:p>
      <text:p text:style-name="Standard">[INFO] Running org.apache.pulsar.client.impl.schema.generic.GenericAvroSchemaTest</text:p>
      <text:p text:style-name="Standard">[INFO] Tests run: 3, Failures: 0, Errors: 0, Skipped: 0, Time elapsed: 2.671 s - in org.apache.pulsar.client.impl.schema.generic.GenericAvroSchemaTest</text:p>
      <text:p text:style-name="Standard">[INFO] Running org.apache.pulsar.client.impl.schema.generic.GenericJsonRecordTest</text:p>
      <text:p text:style-name="Standard"><text:soft-page-break/>[INFO] Tests run: 5, Failures: 0, Errors: 0, Skipped: 0, Time elapsed: 11.872 s - in org.apache.pulsar.client.impl.schema.StringSchemaTest</text:p>
      <text:p text:style-name="Standard">[INFO] Running org.apache.pulsar.client.impl.schema.generic.GenericProtobufNativeSchemaTest</text:p>
      <text:p text:style-name="Standard">[INFO] Tests run: 3, Failures: 0, Errors: 0, Skipped: 0, Time elapsed: 7.701 s - in org.apache.pulsar.client.impl.schema.generic.GenericProtobufNativeReaderTest</text:p>
      <text:p text:style-name="Standard">[INFO] Running org.apache.pulsar.client.impl.schema.generic.MultiVersionSchemaInfoProviderTest</text:p>
      <text:p text:style-name="Standard">[INFO] Tests run: 4, Failures: 0, Errors: 0, Skipped: 0, Time elapsed: 2.529 s - in org.apache.pulsar.client.impl.schema.generic.GenericJsonRecordTest</text:p>
      <text:p text:style-name="Standard">[INFO] Running org.apache.pulsar.client.impl.schema.generic.GenericAvroRecordTest</text:p>
      <text:p text:style-name="Standard">[INFO] Tests run: 5, Failures: 0, Errors: 0, Skipped: 0, Time elapsed: 6.833 s - in org.apache.pulsar.client.impl.schema.generic.GenericSchemaImplTest</text:p>
      <text:p text:style-name="Standard">[INFO] Running org.apache.pulsar.client.impl.schema.generic.GenericSchemaTest</text:p>
      <text:p text:style-name="Standard">[INFO] Tests run: 1, Failures: 0, Errors: 0, Skipped: 0, Time elapsed: 0.362 s - in org.apache.pulsar.client.impl.schema.generic.GenericAvroRecordTest</text:p>
      <text:p text:style-name="Standard">[INFO] Running org.apache.pulsar.client.impl.schema.generic.GenericAvroReaderTest</text:p>
      <text:p text:style-name="Standard">[INFO] Tests run: 3, Failures: 0, Errors: 0, Skipped: 0, Time elapsed: 0.994 s - in org.apache.pulsar.client.impl.schema.generic.GenericAvroReaderTest</text:p>
      <text:p text:style-name="Standard">[INFO] Running org.apache.pulsar.client.impl.schema.IntSchemaTest</text:p>
      <text:p text:style-name="Standard">[INFO] Tests run: 2, Failures: 0, Errors: 0, Skipped: 0, Time elapsed: 2.46 s - in org.apache.pulsar.client.impl.schema.generic.GenericProtobufNativeSchemaTest</text:p>
      <text:p text:style-name="Standard">[INFO] Running org.apache.pulsar.client.impl.schema.KeyValueSchemaTest</text:p>
      <text:p text:style-name="Standard">[INFO] Tests run: 5, Failures: 0, Errors: 0, Skipped: 0, Time elapsed: 2.705 s - in org.apache.pulsar.client.impl.schema.generic.GenericSchemaTest</text:p>
      <text:p text:style-name="Standard">[INFO] Running org.apache.pulsar.client.impl.schema.DateSchemaTest</text:p>
      <text:p text:style-name="Standard">[INFO] Tests run: 1, Failures: 0, Errors: 0, Skipped: 0, Time elapsed: 4.61 s - in org.apache.pulsar.client.impl.schema.generic.MultiVersionSchemaInfoProviderTest</text:p>
      <text:p text:style-name="Standard">[INFO] Running org.apache.pulsar.client.impl.schema.SupportVersioningAvroSchemaTest</text:p>
      <text:p text:style-name="Standard">[INFO] Tests run: 4, Failures: 0, Errors: 0, Skipped: 0, Time elapsed: 3.378 s - in org.apache.pulsar.client.impl.schema.IntSchemaTest</text:p>
      <text:p text:style-name="Standard">[INFO] Running org.apache.pulsar.client.impl.schema.LongSchemaTest</text:p>
      <text:p text:style-name="Standard">[INFO] Tests run: 13, Failures: 0, Errors: 0, Skipped: 0, Time elapsed: 3.147 s - in org.apache.pulsar.client.impl.schema.KeyValueSchemaTest</text:p>
      <text:p text:style-name="Standard">[INFO] Running org.apache.pulsar.client.impl.schema.FloatSchemaTest</text:p>
      <text:p text:style-name="Standard">[INFO] Tests run: 3, Failures: 0, Errors: 0, Skipped: 0, Time elapsed: 0.906 s - in org.apache.pulsar.client.impl.schema.FloatSchemaTest</text:p>
      <text:p text:style-name="Standard">[INFO] Running org.apache.pulsar.client.impl.schema.LocalTimeSchemaTest</text:p>
      <text:p text:style-name="Standard">[INFO] Tests run: 1, Failures: 0, Errors: 0, Skipped: 0, Time elapsed: 1.742 s - in org.apache.pulsar.client.impl.schema.SupportVersioningAvroSchemaTest</text:p>
      <text:p text:style-name="Standard">[INFO] Running org.apache.pulsar.client.impl.schema.ProtobufNativeSchemaTest</text:p>
      <text:p text:style-name="Standard">[INFO] Tests run: 4, Failures: 0, Errors: 0, Skipped: 0, Time elapsed: 0.359 s - in org.apache.pulsar.client.impl.schema.LocalTimeSchemaTest</text:p>
      <text:p text:style-name="Standard">[INFO] Running org.apache.pulsar.client.impl.schema.ProtobufSchemaTest</text:p>
      <text:p text:style-name="Standard">[INFO] Tests run: 5, Failures: 0, Errors: 0, Skipped: 0, Time elapsed: 0.318 s - in org.apache.pulsar.client.impl.schema.ProtobufNativeSchemaTest</text:p>
      <text:p text:style-name="Standard">[INFO] Running org.apache.pulsar.client.impl.schema.SchemaBuilderTest</text:p>
      <text:p text:style-name="Standard">[INFO] Tests run: 5, Failures: 0, Errors: 0, Skipped: 0, Time elapsed: 1.858 s - in org.apache.pulsar.client.impl.schema.ProtobufSchemaTest</text:p>
      <text:p text:style-name="Standard">[INFO] Running org.apache.pulsar.client.impl.schema.BytesSchemaTest</text:p>
      <text:p text:style-name="Standard"><text:soft-page-break/>[INFO] Tests run: 8, Failures: 0, Errors: 0, Skipped: 0, Time elapsed: 2.181 s - in org.apache.pulsar.client.impl.schema.SchemaBuilderTest</text:p>
      <text:p text:style-name="Standard">[INFO] Running org.apache.pulsar.client.impl.schema.AvroSchemaTest</text:p>
      <text:p text:style-name="Standard">[INFO] Tests run: 2, Failures: 0, Errors: 0, Skipped: 0, Time elapsed: 0.381 s - in org.apache.pulsar.client.impl.schema.BytesSchemaTest</text:p>
      <text:p text:style-name="Standard">[INFO] Running org.apache.pulsar.client.impl.schema.KeyValueSchemaInfoTest</text:p>
      <text:p text:style-name="Standard">[INFO] Tests run: 4, Failures: 0, Errors: 0, Skipped: 0, Time elapsed: 6.138 s - in org.apache.pulsar.client.impl.schema.DateSchemaTest</text:p>
      <text:p text:style-name="Standard">[INFO] Running org.apache.pulsar.client.impl.schema.SchemaInfoTest</text:p>
      <text:p text:style-name="Standard">[INFO] Tests run: 4, Failures: 0, Errors: 0, Skipped: 0, Time elapsed: 6.129 s - in org.apache.pulsar.client.impl.schema.LongSchemaTest</text:p>
      <text:p text:style-name="Standard">[INFO] Running org.apache.pulsar.client.impl.schema.DoubleSchemaTest</text:p>
      <text:p text:style-name="Standard">[INFO] Tests run: 7, Failures: 0, Errors: 0, Skipped: 0, Time elapsed: 2.258 s - in org.apache.pulsar.client.impl.schema.KeyValueSchemaInfoTest</text:p>
      <text:p text:style-name="Standard">[INFO] Running org.apache.pulsar.client.impl.schema.LocalDateSchemaTest</text:p>
      <text:p text:style-name="Standard">[INFO] Tests run: 8, Failures: 0, Errors: 0, Skipped: 0, Time elapsed: 2.45 s - in org.apache.pulsar.client.impl.schema.SchemaInfoTest</text:p>
      <text:p text:style-name="Standard">[INFO] Running org.apache.pulsar.client.impl.schema.ProtobufNativeSchemaUtilsTest</text:p>
      <text:p text:style-name="Standard">[INFO] Tests run: 4, Failures: 0, Errors: 0, Skipped: 0, Time elapsed: 0.341 s - in org.apache.pulsar.client.impl.schema.LocalDateSchemaTest</text:p>
      <text:p text:style-name="Standard">[INFO] Running org.apache.pulsar.client.impl.schema.InstantSchemaTest</text:p>
      <text:p text:style-name="Standard">[INFO] Tests run: 2, Failures: 0, Errors: 0, Skipped: 0, Time elapsed: 0.603 s - in org.apache.pulsar.client.impl.schema.ProtobufNativeSchemaUtilsTest</text:p>
      <text:p text:style-name="Standard">[INFO] Running org.apache.pulsar.client.impl.schema.TimeSchemaTest</text:p>
      <text:p text:style-name="Standard">[INFO] Tests run: 4, Failures: 0, Errors: 0, Skipped: 0, Time elapsed: 0.452 s - in org.apache.pulsar.client.impl.schema.TimeSchemaTest</text:p>
      <text:p text:style-name="Standard">[INFO] Tests run: 12, Failures: 0, Errors: 0, Skipped: 0, Time elapsed: 3.956 s - in org.apache.pulsar.client.impl.schema.AvroSchemaTest</text:p>
      <text:p text:style-name="Standard">[INFO] Running org.apache.pulsar.client.impl.schema.BooleanSchemaTest</text:p>
      <text:p text:style-name="Standard">[INFO] Running org.apache.pulsar.client.impl.schema.DefaultSchemasTest</text:p>
      <text:p text:style-name="Standard">[INFO] Tests run: 4, Failures: 0, Errors: 0, Skipped: 0, Time elapsed: 1.385 s - in org.apache.pulsar.client.impl.schema.BooleanSchemaTest</text:p>
      <text:p text:style-name="Standard">[INFO] Running org.apache.pulsar.client.impl.schema.LocalDateTimeSchemaTest</text:p>
      <text:p text:style-name="Standard">[INFO] Tests run: 3, Failures: 0, Errors: 0, Skipped: 0, Time elapsed: 3.806 s - in org.apache.pulsar.client.impl.schema.DoubleSchemaTest</text:p>
      <text:p text:style-name="Standard">[INFO] Running org.apache.pulsar.client.impl.schema.SupportVersioningKeyValueSchemaTest</text:p>
      <text:p text:style-name="Standard">[INFO] Tests run: 4, Failures: 0, Errors: 0, Skipped: 0, Time elapsed: 3.272 s - in org.apache.pulsar.client.impl.schema.InstantSchemaTest</text:p>
      <text:p text:style-name="Standard">[INFO] Running org.apache.pulsar.client.impl.schema.JSONSchemaTest</text:p>
      <text:p text:style-name="Standard">[INFO] Tests run: 4, Failures: 0, Errors: 0, Skipped: 0, Time elapsed: 2.08 s - in org.apache.pulsar.client.impl.schema.SupportVersioningKeyValueSchemaTest</text:p>
      <text:p text:style-name="Standard">[INFO] Running org.apache.pulsar.client.impl.BatchMessageAckerDisabledTest</text:p>
      <text:p text:style-name="Standard">[INFO] Tests run: 3, Failures: 0, Errors: 0, Skipped: 0, Time elapsed: 0.812 s - in org.apache.pulsar.client.impl.BatchMessageAckerDisabledTest</text:p>
      <text:p text:style-name="Standard">[INFO] Running org.apache.pulsar.client.impl.UnAckedMessageTrackerTest</text:p>
      <text:p text:style-name="Standard">[INFO] Tests run: 4, Failures: 0, Errors: 0, Skipped: 0, Time elapsed: 6.068 s - in org.apache.pulsar.client.impl.schema.LocalDateTimeSchemaTest</text:p>
      <text:p text:style-name="Standard">[INFO] Running org.apache.pulsar.client.impl.ConnectionTimeoutTest</text:p>
      <text:p text:style-name="Standard"><text:soft-page-break/>[INFO] Tests run: 1, Failures: 0, Errors: 0, Skipped: 0, Time elapsed: 2.681 s - in org.apache.pulsar.client.impl.UnAckedMessageTrackerTest</text:p>
      <text:p text:style-name="Standard">[INFO] Running org.apache.pulsar.client.impl.BatchMessageAckerTest</text:p>
      <text:p text:style-name="Standard">[INFO] Tests run: 14, Failures: 0, Errors: 0, Skipped: 0, Time elapsed: 6.462 s - in org.apache.pulsar.client.impl.schema.JSONSchemaTest</text:p>
      <text:p text:style-name="Standard">[INFO] Running org.apache.pulsar.client.impl.ClientBuilderImplTest</text:p>
      <text:p text:style-name="Standard">[INFO] Tests run: 2, Failures: 0, Errors: 0, Skipped: 0, Time elapsed: 0.746 s - in org.apache.pulsar.client.impl.BatchMessageAckerTest</text:p>
      <text:p text:style-name="Standard">[INFO] Running org.apache.pulsar.client.impl.MessageTest</text:p>
      <text:p text:style-name="Standard">[INFO] Tests run: 4, Failures: 0, Errors: 0, Skipped: 0, Time elapsed: 0.329 s - in org.apache.pulsar.client.impl.MessageTest</text:p>
      <text:p text:style-name="Standard">[INFO] Running org.apache.pulsar.client.impl.PartitionedProducerImplTest</text:p>
      <text:p text:style-name="Standard">[INFO] Tests run: 5, Failures: 0, Errors: 0, Skipped: 0, Time elapsed: 0.861 s - in org.apache.pulsar.client.impl.ClientBuilderImplTest</text:p>
      <text:p text:style-name="Standard">[INFO] Tests run: 4, Failures: 0, Errors: 0, Skipped: 0, Time elapsed: 9.789 s - in org.apache.pulsar.client.impl.schema.DefaultSchemasTest</text:p>
      <text:p text:style-name="Standard">[INFO] Running org.apache.pulsar.client.impl.BackoffTest</text:p>
      <text:p text:style-name="Standard">[INFO] Running org.apache.pulsar.client.impl.MessageIdCompareToTest</text:p>
      <text:p text:style-name="Standard">[INFO] Tests run: 6, Failures: 0, Errors: 0, Skipped: 0, Time elapsed: 0.915 s - in org.apache.pulsar.client.impl.BackoffTest</text:p>
      <text:p text:style-name="Standard">[INFO] Tests run: 9, Failures: 0, Errors: 0, Skipped: 0, Time elapsed: 0.998 s - in org.apache.pulsar.client.impl.MessageIdCompareToTest</text:p>
      <text:p text:style-name="Standard">[INFO] Running org.apache.pulsar.client.impl.BinaryProtoLookupServiceTest</text:p>
      <text:p text:style-name="Standard">[INFO] Running org.apache.pulsar.client.impl.TopicMetadataImplTest</text:p>
      <text:p text:style-name="Standard">[INFO] Tests run: 1, Failures: 0, Errors: 0, Skipped: 0, Time elapsed: 0.113 s - in org.apache.pulsar.client.impl.TopicMetadataImplTest</text:p>
      <text:p text:style-name="Standard">[INFO] Running org.apache.pulsar.client.impl.ReaderImplTest</text:p>
      <text:p text:style-name="Standard">[INFO] Tests run: 4, Failures: 0, Errors: 0, Skipped: 0, Time elapsed: 4.098 s - in org.apache.pulsar.client.impl.PartitionedProducerImplTest</text:p>
      <text:p text:style-name="Standard">[INFO] Running org.apache.pulsar.client.impl.PulsarServiceNameResolverTest</text:p>
      <text:p text:style-name="Standard">[INFO] Tests run: 6, Failures: 0, Errors: 0, Skipped: 0, Time elapsed: 0.856 s - in org.apache.pulsar.client.impl.PulsarServiceNameResolverTest</text:p>
      <text:p text:style-name="Standard">[INFO] Running org.apache.pulsar.client.impl.AcknowledgementsGroupingTrackerTest</text:p>
      <text:p text:style-name="Standard">[INFO] Tests run: 1, Failures: 0, Errors: 0, Skipped: 0, Time elapsed: 5.258 s - in org.apache.pulsar.client.impl.ReaderImplTest</text:p>
      <text:p text:style-name="Standard">[INFO] Running org.apache.pulsar.client.impl.TopicMessageIdImplTest</text:p>
      <text:p text:style-name="Standard">[INFO] Tests run: 2, Failures: 0, Errors: 0, Skipped: 0, Time elapsed: 0.744 s - in org.apache.pulsar.client.impl.TopicMessageIdImplTest</text:p>
      <text:p text:style-name="Standard">[INFO] Running org.apache.pulsar.client.impl.conf.DefaultCryptoKeyReaderConfigurationDataTest</text:p>
      <text:p text:style-name="Standard">[INFO] Tests run: 2, Failures: 0, Errors: 0, Skipped: 0, Time elapsed: 1.177 s - in org.apache.pulsar.client.impl.conf.DefaultCryptoKeyReaderConfigurationDataTest</text:p>
      <text:p text:style-name="Standard">[INFO] Running org.apache.pulsar.client.impl.conf.ConfigurationDataUtilsTest</text:p>
      <text:p text:style-name="Standard">[INFO] Tests run: 1, Failures: 0, Errors: 0, Skipped: 0, Time elapsed: 11.366 s - in org.apache.pulsar.client.impl.ConnectionTimeoutTest</text:p>
      <text:p text:style-name="Standard">[INFO] Running org.apache.pulsar.client.impl.BuildersTest</text:p>
      <text:p text:style-name="Standard">[INFO] Tests run: 8, Failures: 0, Errors: 0, Skipped: 0, Time elapsed: 2.418 s - in org.apache.pulsar.client.impl.conf.ConfigurationDataUtilsTest</text:p>
      <text:p text:style-name="Standard">[INFO] Tests run: 12, Failures: 0, Errors: 0, Skipped: 0, Time elapsed: 6.585 s - in org.apache.pulsar.client.impl.AcknowledgementsGroupingTrackerTest</text:p>
      <text:p text:style-name="Standard"><text:soft-page-break/>[INFO] Running org.apache.pulsar.client.impl.ProducerBuilderImplTest</text:p>
      <text:p text:style-name="Standard">[INFO] Running org.apache.pulsar.client.impl.MessageImplTest</text:p>
      <text:p text:style-name="Standard">[INFO] Tests run: 3, Failures: 0, Errors: 0, Skipped: 0, Time elapsed: 12.424 s - in org.apache.pulsar.client.impl.BinaryProtoLookupServiceTest</text:p>
      <text:p text:style-name="Standard">[INFO] Running org.apache.pulsar.client.impl.ClientCnxRequestTimeoutQueueTest</text:p>
      <text:p text:style-name="Standard">[INFO] Tests run: 35, Failures: 0, Errors: 0, Skipped: 0, Time elapsed: 4.433 s - in org.apache.pulsar.client.impl.ProducerBuilderImplTest</text:p>
      <text:p text:style-name="Standard">[INFO] Running org.apache.pulsar.client.impl.auth.AuthenticationTlsTest</text:p>
      <text:p text:style-name="Standard">[INFO] Tests run: 1, Failures: 0, Errors: 0, Skipped: 0, Time elapsed: 0.588 s - in org.apache.pulsar.client.impl.auth.AuthenticationTlsTest</text:p>
      <text:p text:style-name="Standard">[INFO] Running org.apache.pulsar.client.impl.auth.AuthenticationTokenTest</text:p>
      <text:p text:style-name="Standard">[INFO] Tests run: 16, Failures: 0, Errors: 0, Skipped: 0, Time elapsed: 5.591 s - in org.apache.pulsar.client.impl.MessageImplTest</text:p>
      <text:p text:style-name="Standard">[INFO] Running org.apache.pulsar.client.impl.auth.oauth2.AuthenticationOAuth2Test</text:p>
      <text:p text:style-name="Standard">[INFO] Tests run: 8, Failures: 0, Errors: 0, Skipped: 0, Time elapsed: 0.492 s - in org.apache.pulsar.client.impl.auth.AuthenticationTokenTest</text:p>
      <text:p text:style-name="Standard">[INFO] Running org.apache.pulsar.client.impl.ProducerStatsRecorderImplTest</text:p>
      <text:p text:style-name="Standard">[INFO] Tests run: 7, Failures: 0, Errors: 0, Skipped: 0, Time elapsed: 3.716 s - in org.apache.pulsar.client.impl.ClientCnxRequestTimeoutQueueTest</text:p>
      <text:p text:style-name="Standard">[INFO] Running org.apache.pulsar.client.impl.MemoryLimitControllerTest</text:p>
      <text:p text:style-name="Standard">[INFO] Tests run: 9, Failures: 0, Errors: 0, Skipped: 0, Time elapsed: 1.772 s - in org.apache.pulsar.client.impl.auth.oauth2.AuthenticationOAuth2Test</text:p>
      <text:p text:style-name="Standard">[INFO] Running org.apache.pulsar.client.impl.ConsumerImplTest</text:p>
      <text:p text:style-name="Standard">[INFO] Tests run: 5, Failures: 0, Errors: 0, Skipped: 0, Time elapsed: 9.384 s - in org.apache.pulsar.client.impl.BuildersTest</text:p>
      <text:p text:style-name="Standard">[INFO] Tests run: 3, Failures: 0, Errors: 0, Skipped: 0, Time elapsed: 1.398 s - in org.apache.pulsar.client.impl.MemoryLimitControllerTest</text:p>
      <text:p text:style-name="Standard">[INFO] Running org.apache.pulsar.client.impl.PulsarClientImplTest</text:p>
      <text:p text:style-name="Standard">[INFO] Running org.apache.pulsar.client.impl.MultiTopicsConsumerImplTest</text:p>
      <text:p text:style-name="Standard">[WARNING] Tests run: 2, Failures: 0, Errors: 0, Skipped: 1, Time elapsed: 6.177 s - in org.apache.pulsar.client.impl.ProducerStatsRecorderImplTest</text:p>
      <text:p text:style-name="Standard">[INFO] Running org.apache.pulsar.client.impl.BatchMessageIdImplTest</text:p>
      <text:p text:style-name="Standard">[INFO] Tests run: 7, Failures: 0, Errors: 0, Skipped: 0, Time elapsed: 2.121 s - in org.apache.pulsar.client.impl.BatchMessageIdImplTest</text:p>
      <text:p text:style-name="Standard">[INFO] Running org.apache.pulsar.client.impl.SinglePartitionMessageRouterImplTest</text:p>
      <text:p text:style-name="Standard">[INFO] Tests run: 8, Failures: 0, Errors: 0, Skipped: 0, Time elapsed: 9.057 s - in org.apache.pulsar.client.impl.ConsumerImplTest</text:p>
      <text:p text:style-name="Standard">[INFO] Running org.apache.pulsar.client.impl.ClientCnxTest</text:p>
      <text:p text:style-name="Standard">[INFO] Tests run: 2, Failures: 0, Errors: 0, Skipped: 0, Time elapsed: 2.139 s - in org.apache.pulsar.client.impl.SinglePartitionMessageRouterImplTest</text:p>
      <text:p text:style-name="Standard">[INFO] Running org.apache.pulsar.client.impl.DefaultCryptoKeyReaderTest</text:p>
      <text:p text:style-name="Standard">[INFO] Tests run: 3, Failures: 0, Errors: 0, Skipped: 0, Time elapsed: 1.359 s - in org.apache.pulsar.client.impl.ClientCnxTest</text:p>
      <text:p text:style-name="Standard">[INFO] Running org.apache.pulsar.client.impl.ConsumerBuilderImplTest</text:p>
      <text:p text:style-name="Standard">[INFO] Tests run: 2, Failures: 0, Errors: 0, Skipped: 0, Time elapsed: 0.886 s - in org.apache.pulsar.client.impl.DefaultCryptoKeyReaderTest</text:p>
      <text:p text:style-name="Standard">[INFO] Running org.apache.pulsar.client.impl.ClientInitializationTest</text:p>
      <text:p text:style-name="Standard">[INFO] Tests run: 1, Failures: 0, Errors: 0, Skipped: 0, Time elapsed: 0.246 s - in org.apache.pulsar.client.impl.ClientInitializationTest</text:p>
      <text:p text:style-name="Standard"><text:soft-page-break/>[INFO] Running org.apache.pulsar.client.impl.HashTest</text:p>
      <text:p text:style-name="Standard">[INFO] Tests run: 2, Failures: 0, Errors: 0, Skipped: 0, Time elapsed: 0.056 s - in org.apache.pulsar.client.impl.HashTest</text:p>
      <text:p text:style-name="Standard">[INFO] Running org.apache.pulsar.client.impl.RoundRobinPartitionMessageRouterImplTest</text:p>
      <text:p text:style-name="Standard">[INFO] Tests run: 5, Failures: 0, Errors: 0, Skipped: 0, Time elapsed: 0.797 s - in org.apache.pulsar.client.impl.RoundRobinPartitionMessageRouterImplTest</text:p>
      <text:p text:style-name="Standard">[INFO] Tests run: 5, Failures: 0, Errors: 0, Skipped: 0, Time elapsed: 13.374 s - in org.apache.pulsar.client.impl.MultiTopicsConsumerImplTest</text:p>
      <text:p text:style-name="Standard">[INFO] Tests run: 41, Failures: 0, Errors: 0, Skipped: 0, Time elapsed: 2.986 s - in org.apache.pulsar.client.impl.ConsumerBuilderImplTest</text:p>
      <text:p text:style-name="Standard">[INFO] Tests run: 6, Failures: 0, Errors: 0, Skipped: 0, Time elapsed: 19.733 s - in org.apache.pulsar.client.impl.PulsarClientImplTest</text:p>
      <text:p text:style-name="Standard">[INFO] </text:p>
      <text:p text:style-name="Standard">[INFO] Results:</text:p>
      <text:p text:style-name="Standard">[INFO] </text:p>
      <text:p text:style-name="Standard">[INFO] Tests run: 450, Failures: 0, Errors: 0, Skipped: 0</text:p>
      <text:p text:style-name="Standard">[INFO] </text:p>
      <text:p text:style-name="Standard">[INFO] </text:p>
      <text:p text:style-name="Standard">[INFO] -------------&lt; org.apache.pulsar:pulsar-discovery-service &gt;-------------</text:p>
      <text:p text:style-name="Standard">[INFO] Building Pulsar Discovery Service WAR 2.8.0-SNAPSHOT <text:s text:c="11"/>[22/127]</text:p>
      <text:p text:style-name="Standard">[INFO] --------------------------------[ jar ]---------------------------------</text:p>
      <text:p text:style-name="Standard">[INFO] </text:p>
      <text:p text:style-name="Standard">[INFO] --- maven-clean-plugin:3.1.0:clean (default-clean) @ pulsar-discovery-service ---</text:p>
      <text:p text:style-name="Standard">[INFO] </text:p>
      <text:p text:style-name="Standard">[INFO] --- maven-enforcer-plugin:3.0.0-M3:enforce (enforce-maven-version) @ pulsar-discovery-service ---</text:p>
      <text:p text:style-name="Standard">[INFO] </text:p>
      <text:p text:style-name="Standard">[INFO] --- maven-enforcer-plugin:3.0.0-M3:enforce (enforce-maven) @ pulsar-discovery-service ---</text:p>
      <text:p text:style-name="Standard">[INFO] </text:p>
      <text:p text:style-name="Standard">[INFO] --- directory-maven-plugin:0.3.1:directory-of (directories) @ pulsar-discovery-service ---</text:p>
      <text:p text:style-name="Standard">[INFO] Directory of org.apache.pulsar:pulsar set to: /home/mostafij/Desktop/Github/pulsar</text:p>
      <text:p text:style-name="Standard">[INFO] </text:p>
      <text:p text:style-name="Standard">[INFO] --- maven-remote-resources-plugin:1.7.0:process (process-resource-bundles) @ pulsar-discovery-service ---</text:p>
      <text:p text:style-name="Standard">[INFO] Preparing remote bundle org.apache:apache-jar-resource-bundle:1.4</text:p>
      <text:p text:style-name="Standard">[INFO] Copying 3 resources from 1 bundle.</text:p>
      <text:p text:style-name="Standard">[INFO] </text:p>
      <text:p text:style-name="Standard">[INFO] --- maven-resources-plugin:3.1.0:resources (default-resources) @ pulsar-discovery-service ---</text:p>
      <text:p text:style-name="Standard">[INFO] Using 'UTF-8' encoding to copy filtered resources.</text:p>
      <text:p text:style-name="Standard">[INFO] skip non existing resourceDirectory /home/mostafij/Desktop/Github/pulsar/pulsar-discovery-service/src/main/resources</text:p>
      <text:p text:style-name="Standard">[INFO] Copying 3 resources</text:p>
      <text:p text:style-name="Standard">[INFO] </text:p>
      <text:p text:style-name="Standard">[INFO] --- maven-compiler-plugin:3.8.1:compile (default-compile) @ pulsar-discovery-service ---</text:p>
      <text:p text:style-name="Standard">[INFO] Compiling 8 source files to /home/mostafij/Desktop/Github/pulsar/pulsar-discovery-service/target/classes</text:p>
      <text:p text:style-name="Standard">[WARNING] /home/mostafij/Desktop/Github/pulsar/pulsar-discovery-service/src/main/java/org/apache/pulsar/discovery/service/server/ServerManager.java:[34,32] org.eclipse.jetty.server.Slf4jRequestLog in org.eclipse.jetty.server has been deprecated</text:p>
      <text:p text:style-name="Standard"><text:soft-page-break/>[WARNING] /home/mostafij/Desktop/Github/pulsar/pulsar-discovery-service/src/main/java/org/apache/pulsar/discovery/service/server/ServerManager.java:[34,32] org.eclipse.jetty.server.Slf4jRequestLog in org.eclipse.jetty.server has been deprecated</text:p>
      <text:p text:style-name="Standard">[WARNING] /home/mostafij/Desktop/Github/pulsar/pulsar-discovery-service/src/main/java/org/apache/pulsar/discovery/service/server/ServerManager.java:[34,32] org.eclipse.jetty.server.Slf4jRequestLog in org.eclipse.jetty.server has been deprecated</text:p>
      <text:p text:style-name="Standard">[WARNING] /home/mostafij/Desktop/Github/pulsar/pulsar-discovery-service/src/main/java/org/apache/pulsar/discovery/service/server/ServerManager.java:[34,32] org.eclipse.jetty.server.Slf4jRequestLog in org.eclipse.jetty.server has been deprecated</text:p>
      <text:p text:style-name="Standard">[WARNING] /home/mostafij/Desktop/Github/pulsar/pulsar-discovery-service/src/main/java/org/apache/pulsar/discovery/service/server/ServerManager.java:[34,32] org.eclipse.jetty.server.Slf4jRequestLog in org.eclipse.jetty.server has been deprecated</text:p>
      <text:p text:style-name="Standard">[WARNING] /home/mostafij/Desktop/Github/pulsar/pulsar-discovery-service/src/main/java/org/apache/pulsar/discovery/service/server/ServerManager.java:[130,9] org.eclipse.jetty.server.Slf4jRequestLog in org.eclipse.jetty.server has been deprecated</text:p>
      <text:p text:style-name="Standard">[WARNING] /home/mostafij/Desktop/Github/pulsar/pulsar-discovery-service/src/main/java/org/apache/pulsar/discovery/service/server/ServerManager.java:[130,42] org.eclipse.jetty.server.Slf4jRequestLog in org.eclipse.jetty.server has been deprecated</text:p>
      <text:p text:style-name="Standard">[INFO] </text:p>
      <text:p text:style-name="Standard">[INFO] --- maven-resources-plugin:3.1.0:testResources (default-testResources) @ pulsar-discovery-service ---</text:p>
      <text:p text:style-name="Standard">[INFO] Using 'UTF-8' encoding to copy filtered resources.</text:p>
      <text:p text:style-name="Standard">[INFO] Copying 4 resources</text:p>
      <text:p text:style-name="Standard">[INFO] Copying 3 resources</text:p>
      <text:p text:style-name="Standard">[INFO] </text:p>
      <text:p text:style-name="Standard">[INFO] --- maven-compiler-plugin:3.8.1:testCompile (default-testCompile) @ pulsar-discovery-service ---</text:p>
      <text:p text:style-name="Standard">[INFO] Compiling 6 source files to /home/mostafij/Desktop/Github/pulsar/pulsar-discovery-service/target/test-classes</text:p>
      <text:p text:style-name="Standard">[WARNING] /home/mostafij/Desktop/Github/pulsar/pulsar-discovery-service/src/test/java/org/apache/pulsar/discovery/service/DiscoveryServiceTest.java:[169,52] redundant cast to java.security.cert.X509Certificate[]</text:p>
      <text:p text:style-name="Standard">[INFO] </text:p>
      <text:p text:style-name="Standard">[INFO] --- maven-surefire-plugin:3.0.0-M3:test (default-test) @ pulsar-discovery-service ---</text:p>
      <text:p text:style-name="Standard">[INFO] </text:p>
      <text:p text:style-name="Standard">[INFO] -------------------------------------------------------</text:p>
      <text:p text:style-name="Standard">[INFO] <text:s/>T E S T S</text:p>
      <text:p text:style-name="Standard">[INFO] -------------------------------------------------------</text:p>
      <text:p text:style-name="Standard">[INFO] Running org.apache.pulsar.discovery.service.web.BaseZKStarterTest</text:p>
      <text:p text:style-name="Standard">[INFO] Running org.apache.pulsar.discovery.service.web.MetadataStoreCacheLoaderTest</text:p>
      <text:p text:style-name="Standard">[INFO] Running org.apache.pulsar.discovery.service.web.DiscoveryServiceWebTest</text:p>
      <text:p text:style-name="Standard">[INFO] Running org.apache.pulsar.discovery.service.DiscoveryServiceTest</text:p>
      <text:p text:style-name="Standard">[INFO] Tests run: 0, Failures: 0, Errors: 0, Skipped: 0, Time elapsed: 5.956 s - in org.apache.pulsar.discovery.service.web.BaseZKStarterTest</text:p>
      <text:p text:style-name="Standard">[INFO] Running org.apache.pulsar.discovery.service.server.DiscoveryServiceWebTest</text:p>
      <text:p text:style-name="Standard">[INFO] Tests run: 2, Failures: 0, Errors: 0, Skipped: 0, Time elapsed: 3.577 s - in org.apache.pulsar.discovery.service.server.DiscoveryServiceWebTest</text:p>
      <text:p text:style-name="Standard">[INFO] Tests run: 1, Failures: 0, Errors: 0, Skipped: 0, Time elapsed: 10.29 s - in org.apache.pulsar.discovery.service.web.MetadataStoreCacheLoaderTest</text:p>
      <text:p text:style-name="Standard"><text:soft-page-break/>[INFO] Tests run: 4, Failures: 0, Errors: 0, Skipped: 0, Time elapsed: 13.533 s - in org.apache.pulsar.discovery.service.web.DiscoveryServiceWebTest</text:p>
      <text:p text:style-name="Standard">[INFO] Tests run: 4, Failures: 0, Errors: 0, Skipped: 0, Time elapsed: 14.03 s - in org.apache.pulsar.discovery.service.DiscoveryServiceTest</text:p>
      <text:p text:style-name="Standard">[INFO] </text:p>
      <text:p text:style-name="Standard">[INFO] Results:</text:p>
      <text:p text:style-name="Standard">[INFO] </text:p>
      <text:p text:style-name="Standard">[INFO] Tests run: 11, Failures: 0, Errors: 0, Skipped: 0</text:p>
      <text:p text:style-name="Standard">[INFO] </text:p>
      <text:p text:style-name="Standard">[INFO] </text:p>
      <text:p text:style-name="Standard">[INFO] -----------------&lt; org.apache.pulsar:pulsar-websocket &gt;-----------------</text:p>
      <text:p text:style-name="Standard">[INFO] Building Pulsar WebSocket 2.8.0-SNAPSHOT <text:s text:c="23"/>[23/127]</text:p>
      <text:p text:style-name="Standard">[INFO] --------------------------------[ jar ]---------------------------------</text:p>
      <text:p text:style-name="Standard">[INFO] </text:p>
      <text:p text:style-name="Standard">[INFO] --- maven-clean-plugin:3.1.0:clean (default-clean) @ pulsar-websocket ---</text:p>
      <text:p text:style-name="Standard">[INFO] </text:p>
      <text:p text:style-name="Standard">[INFO] --- maven-enforcer-plugin:3.0.0-M3:enforce (enforce-maven-version) @ pulsar-websocket ---</text:p>
      <text:p text:style-name="Standard">[INFO] </text:p>
      <text:p text:style-name="Standard">[INFO] --- maven-enforcer-plugin:3.0.0-M3:enforce (enforce-maven) @ pulsar-websocket ---</text:p>
      <text:p text:style-name="Standard">[INFO] </text:p>
      <text:p text:style-name="Standard">[INFO] --- directory-maven-plugin:0.3.1:directory-of (directories) @ pulsar-websocket ---</text:p>
      <text:p text:style-name="Standard">[INFO] Directory of org.apache.pulsar:pulsar set to: /home/mostafij/Desktop/Github/pulsar</text:p>
      <text:p text:style-name="Standard">[INFO] </text:p>
      <text:p text:style-name="Standard">[INFO] --- maven-remote-resources-plugin:1.7.0:process (process-resource-bundles) @ pulsar-websocket ---</text:p>
      <text:p text:style-name="Standard">[INFO] Preparing remote bundle org.apache:apache-jar-resource-bundle:1.4</text:p>
      <text:p text:style-name="Standard">[INFO] Copying 3 resources from 1 bundle.</text:p>
      <text:p text:style-name="Standard">[INFO] </text:p>
      <text:p text:style-name="Standard">[INFO] --- maven-resources-plugin:3.1.0:resources (default-resources) @ pulsar-websocket ---</text:p>
      <text:p text:style-name="Standard">[INFO] Using 'UTF-8' encoding to copy filtered resources.</text:p>
      <text:p text:style-name="Standard">[INFO] Copying 1 resource</text:p>
      <text:p text:style-name="Standard">[INFO] Copying 3 resources</text:p>
      <text:p text:style-name="Standard">[INFO] </text:p>
      <text:p text:style-name="Standard">[INFO] --- maven-compiler-plugin:3.8.1:compile (default-compile) @ pulsar-websocket ---</text:p>
      <text:p text:style-name="Standard">[INFO] Compiling 30 source files to /home/mostafij/Desktop/Github/pulsar/pulsar-websocket/target/classes</text:p>
      <text:p text:style-name="Standard">[WARNING] /home/mostafij/Desktop/Github/pulsar/pulsar-websocket/src/main/java/org/apache/pulsar/websocket/service/ProxyServer.java:[41,32] org.eclipse.jetty.server.Slf4jRequestLog in org.eclipse.jetty.server has been deprecated</text:p>
      <text:p text:style-name="Standard">[WARNING] /home/mostafij/Desktop/Github/pulsar/pulsar-websocket/src/main/java/org/apache/pulsar/websocket/service/ProxyServer.java:[41,32] org.eclipse.jetty.server.Slf4jRequestLog in org.eclipse.jetty.server has been deprecated</text:p>
      <text:p text:style-name="Standard">[WARNING] /home/mostafij/Desktop/Github/pulsar/pulsar-websocket/src/main/java/org/apache/pulsar/websocket/service/ProxyServer.java:[41,32] org.eclipse.jetty.server.Slf4jRequestLog in org.eclipse.jetty.server has been deprecated</text:p>
      <text:p text:style-name="Standard">[WARNING] /home/mostafij/Desktop/Github/pulsar/pulsar-websocket/src/main/java/org/apache/pulsar/websocket/service/ProxyServer.java:[41,32] org.eclipse.jetty.server.Slf4jRequestLog in org.eclipse.jetty.server has been deprecated</text:p>
      <text:p text:style-name="Standard"><text:soft-page-break/>[WARNING] /home/mostafij/Desktop/Github/pulsar/pulsar-websocket/src/main/java/org/apache/pulsar/websocket/service/ProxyServer.java:[41,32] org.eclipse.jetty.server.Slf4jRequestLog in org.eclipse.jetty.server has been deprecated</text:p>
      <text:p text:style-name="Standard">[WARNING] /home/mostafij/Desktop/Github/pulsar/pulsar-websocket/src/main/java/org/apache/pulsar/websocket/service/ProxyServer.java:[125,9] org.eclipse.jetty.server.Slf4jRequestLog in org.eclipse.jetty.server has been deprecated</text:p>
      <text:p text:style-name="Standard">[WARNING] /home/mostafij/Desktop/Github/pulsar/pulsar-websocket/src/main/java/org/apache/pulsar/websocket/service/ProxyServer.java:[125,42] org.eclipse.jetty.server.Slf4jRequestLog in org.eclipse.jetty.server has been deprecated</text:p>
      <text:p text:style-name="Standard">[WARNING] /home/mostafij/Desktop/Github/pulsar/pulsar-websocket/src/main/java/org/apache/pulsar/websocket/WebSocketService.java:[178,34] isTlsEnabled() in org.apache.pulsar.broker.ServiceConfiguration has been deprecated</text:p>
      <text:p text:style-name="Standard">[WARNING] /home/mostafij/Desktop/Github/pulsar/pulsar-websocket/src/main/java/org/apache/pulsar/websocket/WebSocketService.java:[178,17] enableTls(boolean) in org.apache.pulsar.client.api.ClientBuilder has been deprecated</text:p>
      <text:p text:style-name="Standard">[INFO] </text:p>
      <text:p text:style-name="Standard">[INFO] --- maven-resources-plugin:3.1.0:testResources (default-testResources) @ pulsar-websocket ---</text:p>
      <text:p text:style-name="Standard">[INFO] Using 'UTF-8' encoding to copy filtered resources.</text:p>
      <text:p text:style-name="Standard">[INFO] Copying 2 resources</text:p>
      <text:p text:style-name="Standard">[INFO] Copying 3 resources</text:p>
      <text:p text:style-name="Standard">[INFO] </text:p>
      <text:p text:style-name="Standard">[INFO] --- maven-compiler-plugin:3.8.1:testCompile (default-testCompile) @ pulsar-websocket ---</text:p>
      <text:p text:style-name="Standard">[INFO] Compiling 6 source files to /home/mostafij/Desktop/Github/pulsar/pulsar-websocket/target/test-classes</text:p>
      <text:p text:style-name="Standard">[WARNING] /home/mostafij/Desktop/Github/pulsar/pulsar-websocket/src/test/java/org/apache/pulsar/websocket/admin/WebSocketWebResourceTest.java:[76,27] initMocks(java.lang.Object) in org.mockito.MockitoAnnotations has been deprecated</text:p>
      <text:p text:style-name="Standard">[WARNING] /home/mostafij/Desktop/Github/pulsar/pulsar-websocket/src/test/java/org/apache/pulsar/websocket/ProducerHandlerTest.java:[54,9] found raw type: org.apache.pulsar.client.api.ProducerBuilder</text:p>
      <text:p text:style-name="Standard"><text:s text:c="2"/>missing type arguments for generic class org.apache.pulsar.client.api.ProducerBuilder&lt;T&gt;</text:p>
      <text:p text:style-name="Standard">[WARNING] /home/mostafij/Desktop/Github/pulsar/pulsar-websocket/src/test/java/org/apache/pulsar/websocket/ProducerHandlerTest.java:[55,9] found raw type: org.apache.pulsar.client.api.Producer</text:p>
      <text:p text:style-name="Standard"><text:s text:c="2"/>missing type arguments for generic class org.apache.pulsar.client.api.Producer&lt;T&gt;</text:p>
      <text:p text:style-name="Standard">[WARNING] /home/mostafij/Desktop/Github/pulsar/pulsar-websocket/src/test/java/org/apache/pulsar/websocket/ProducerHandlerTest.java:[56,9] found raw type: org.apache.pulsar.client.api.TypedMessageBuilder</text:p>
      <text:p text:style-name="Standard"><text:s text:c="2"/>missing type arguments for generic class org.apache.pulsar.client.api.TypedMessageBuilder&lt;T&gt;</text:p>
      <text:p text:style-name="Standard">[WARNING] /home/mostafij/Desktop/Github/pulsar/pulsar-websocket/src/test/java/org/apache/pulsar/websocket/ProducerHandlerTest.java:[76,52] unchecked method invocation: method thenReturn in interface org.mockito.stubbing.OngoingStubbing is applied to given types</text:p>
      <text:p text:style-name="Standard"><text:s text:c="2"/>required: T</text:p>
      <text:p text:style-name="Standard"><text:s text:c="2"/>found: org.apache.pulsar.client.api.ProducerBuilder</text:p>
      <text:p text:style-name="Standard">[WARNING] /home/mostafij/Desktop/Github/pulsar/pulsar-websocket/src/test/java/org/apache/pulsar/websocket/ProducerHandlerTest.java:[76,53] unchecked conversion</text:p>
      <text:p text:style-name="Standard"><text:s text:c="2"/>required: T</text:p>
      <text:p text:style-name="Standard"><text:s text:c="2"/>found: <text:s text:c="3"/>org.apache.pulsar.client.api.ProducerBuilder</text:p>
      <text:p text:style-name="Standard">[INFO] </text:p>
      <text:p text:style-name="Standard">[INFO] --- maven-surefire-plugin:3.0.0-M3:test (default-test) @ pulsar-websocket ---</text:p>
      <text:p text:style-name="Standard"><text:soft-page-break/>[INFO] </text:p>
      <text:p text:style-name="Standard">[INFO] -------------------------------------------------------</text:p>
      <text:p text:style-name="Standard">[INFO] <text:s/>T E S T S</text:p>
      <text:p text:style-name="Standard">[INFO] -------------------------------------------------------</text:p>
      <text:p text:style-name="Standard">[INFO] Running org.apache.pulsar.websocket.LookupProtocolTest</text:p>
      <text:p text:style-name="Standard">[INFO] Running org.apache.pulsar.websocket.PingPongHandlerTest</text:p>
      <text:p text:style-name="Standard">[INFO] Running org.apache.pulsar.websocket.WebSocketHttpServletRequestWrapperTest</text:p>
      <text:p text:style-name="Standard">[INFO] Running org.apache.pulsar.websocket.AbstractWebSocketHandlerTest</text:p>
      <text:p text:style-name="Standard">[INFO] Tests run: 1, Failures: 0, Errors: 0, Skipped: 0, Time elapsed: 17.628 s - in org.apache.pulsar.websocket.PingPongHandlerTest</text:p>
      <text:p text:style-name="Standard">[INFO] Running org.apache.pulsar.websocket.ProducerHandlerTest</text:p>
      <text:p text:style-name="Standard">[INFO] Tests run: 3, Failures: 0, Errors: 0, Skipped: 0, Time elapsed: 17.824 s - in org.apache.pulsar.websocket.WebSocketHttpServletRequestWrapperTest</text:p>
      <text:p text:style-name="Standard">[INFO] Running org.apache.pulsar.websocket.admin.WebSocketWebResourceTest</text:p>
      <text:p text:style-name="Standard">[INFO] Tests run: 6, Failures: 0, Errors: 0, Skipped: 0, Time elapsed: 3.335 s - in org.apache.pulsar.websocket.admin.WebSocketWebResourceTest</text:p>
      <text:p text:style-name="Standard">[INFO] Tests run: 1, Failures: 0, Errors: 0, Skipped: 0, Time elapsed: 4.974 s - in org.apache.pulsar.websocket.ProducerHandlerTest</text:p>
      <text:p text:style-name="Standard">[INFO] Tests run: 4, Failures: 0, Errors: 0, Skipped: 0, Time elapsed: 26.348 s - in org.apache.pulsar.websocket.LookupProtocolTest</text:p>
      <text:p text:style-name="Standard">[INFO] Tests run: 4, Failures: 0, Errors: 0, Skipped: 0, Time elapsed: 32.465 s - in org.apache.pulsar.websocket.AbstractWebSocketHandlerTest</text:p>
      <text:p text:style-name="Standard">[INFO] </text:p>
      <text:p text:style-name="Standard">[INFO] Results:</text:p>
      <text:p text:style-name="Standard">[INFO] </text:p>
      <text:p text:style-name="Standard">[INFO] Tests run: 19, Failures: 0, Errors: 0, Skipped: 0</text:p>
      <text:p text:style-name="Standard">[INFO] </text:p>
      <text:p text:style-name="Standard">[INFO] </text:p>
      <text:p text:style-name="Standard">[INFO] -------------&lt; org.apache.pulsar:pulsar-client-admin-api &gt;--------------</text:p>
      <text:p text:style-name="Standard">[INFO] Building Pulsar Client Admin :: API 2.8.0-SNAPSHOT <text:s text:c="13"/>[24/127]</text:p>
      <text:p text:style-name="Standard">[INFO] --------------------------------[ jar ]---------------------------------</text:p>
      <text:p text:style-name="Standard">[INFO] </text:p>
      <text:p text:style-name="Standard">[INFO] --- maven-clean-plugin:3.1.0:clean (default-clean) @ pulsar-client-admin-api ---</text:p>
      <text:p text:style-name="Standard">[INFO] </text:p>
      <text:p text:style-name="Standard">[INFO] --- maven-enforcer-plugin:3.0.0-M3:enforce (enforce-maven-version) @ pulsar-client-admin-api ---</text:p>
      <text:p text:style-name="Standard">[INFO] </text:p>
      <text:p text:style-name="Standard">[INFO] --- maven-enforcer-plugin:3.0.0-M3:enforce (enforce-maven) @ pulsar-client-admin-api ---</text:p>
      <text:p text:style-name="Standard">[INFO] </text:p>
      <text:p text:style-name="Standard">[INFO] --- directory-maven-plugin:0.3.1:directory-of (directories) @ pulsar-client-admin-api ---</text:p>
      <text:p text:style-name="Standard">[INFO] Directory of org.apache.pulsar:pulsar set to: /home/mostafij/Desktop/Github/pulsar</text:p>
      <text:p text:style-name="Standard">[INFO] </text:p>
      <text:p text:style-name="Standard">[INFO] --- maven-remote-resources-plugin:1.7.0:process (process-resource-bundles) @ pulsar-client-admin-api ---</text:p>
      <text:p text:style-name="Standard">[INFO] Preparing remote bundle org.apache:apache-jar-resource-bundle:1.4</text:p>
      <text:p text:style-name="Standard">[INFO] Copying 3 resources from 1 bundle.</text:p>
      <text:p text:style-name="Standard">[INFO] </text:p>
      <text:p text:style-name="Standard">[INFO] --- maven-resources-plugin:3.1.0:resources (default-resources) @ pulsar-client-admin-api ---</text:p>
      <text:p text:style-name="Standard">[INFO] Using 'UTF-8' encoding to copy filtered resources.</text:p>
      <text:p text:style-name="Standard"><text:soft-page-break/>[INFO] skip non existing resourceDirectory /home/mostafij/Desktop/Github/pulsar/pulsar-client-admin-api/src/main/resources</text:p>
      <text:p text:style-name="Standard">[INFO] Copying 3 resources</text:p>
      <text:p text:style-name="Standard">[INFO] </text:p>
      <text:p text:style-name="Standard">[INFO] --- maven-compiler-plugin:3.8.1:compile (default-compile) @ pulsar-client-admin-api ---</text:p>
      <text:p text:style-name="Standard">[INFO] Compiling 35 source files to /home/mostafij/Desktop/Github/pulsar/pulsar-client-admin-api/target/classes</text:p>
      <text:p text:style-name="Standard">[INFO] </text:p>
      <text:p text:style-name="Standard">[INFO] --- maven-resources-plugin:3.1.0:testResources (default-testResources) @ pulsar-client-admin-api ---</text:p>
      <text:p text:style-name="Standard">[INFO] Using 'UTF-8' encoding to copy filtered resources.</text:p>
      <text:p text:style-name="Standard">[INFO] skip non existing resourceDirectory /home/mostafij/Desktop/Github/pulsar/pulsar-client-admin-api/src/test/resources</text:p>
      <text:p text:style-name="Standard">[INFO] Copying 3 resources</text:p>
      <text:p text:style-name="Standard">[INFO] </text:p>
      <text:p text:style-name="Standard">[INFO] --- maven-compiler-plugin:3.8.1:testCompile (default-testCompile) @ pulsar-client-admin-api ---</text:p>
      <text:p text:style-name="Standard">[INFO] No sources to compile</text:p>
      <text:p text:style-name="Standard">[INFO] </text:p>
      <text:p text:style-name="Standard">[INFO] --- maven-surefire-plugin:3.0.0-M3:test (default-test) @ pulsar-client-admin-api ---</text:p>
      <text:p text:style-name="Standard">[INFO] </text:p>
      <text:p text:style-name="Standard">[INFO] ------------&lt; org.apache.pulsar:pulsar-package-management &gt;-------------</text:p>
      <text:p text:style-name="Standard">[INFO] Building Apache Pulsar :: Package Management 2.8.0-SNAPSHOT <text:s text:c="4"/>[25/127]</text:p>
      <text:p text:style-name="Standard">[INFO] --------------------------------[ pom ]---------------------------------</text:p>
      <text:p text:style-name="Standard">[INFO] </text:p>
      <text:p text:style-name="Standard">[INFO] --- maven-clean-plugin:3.1.0:clean (default-clean) @ pulsar-package-management ---</text:p>
      <text:p text:style-name="Standard">[INFO] </text:p>
      <text:p text:style-name="Standard">[INFO] --- maven-enforcer-plugin:3.0.0-M3:enforce (enforce-maven-version) @ pulsar-package-management ---</text:p>
      <text:p text:style-name="Standard">[INFO] </text:p>
      <text:p text:style-name="Standard">[INFO] --- maven-enforcer-plugin:3.0.0-M3:enforce (enforce-maven) @ pulsar-package-management ---</text:p>
      <text:p text:style-name="Standard">[INFO] </text:p>
      <text:p text:style-name="Standard">[INFO] --- directory-maven-plugin:0.3.1:directory-of (directories) @ pulsar-package-management ---</text:p>
      <text:p text:style-name="Standard">[INFO] Directory of org.apache.pulsar:pulsar set to: /home/mostafij/Desktop/Github/pulsar</text:p>
      <text:p text:style-name="Standard">[INFO] </text:p>
      <text:p text:style-name="Standard">[INFO] --- maven-remote-resources-plugin:1.7.0:process (process-resource-bundles) @ pulsar-package-management ---</text:p>
      <text:p text:style-name="Standard">[INFO] Preparing remote bundle org.apache:apache-jar-resource-bundle:1.4</text:p>
      <text:p text:style-name="Standard">[INFO] Copying 3 resources from 1 bundle.</text:p>
      <text:p text:style-name="Standard">[INFO] </text:p>
      <text:p text:style-name="Standard">[INFO] ---------------&lt; org.apache.pulsar:pulsar-package-core &gt;----------------</text:p>
      <text:p text:style-name="Standard">[INFO] Building Apache Pulsar :: Package Management :: Core 2.8.0-SNAPSHOT [26/127]</text:p>
      <text:p text:style-name="Standard">[INFO] --------------------------------[ jar ]---------------------------------</text:p>
      <text:p text:style-name="Standard">[INFO] </text:p>
      <text:p text:style-name="Standard">[INFO] --- maven-clean-plugin:3.1.0:clean (default-clean) @ pulsar-package-core ---</text:p>
      <text:p text:style-name="Standard">[INFO] </text:p>
      <text:p text:style-name="Standard">[INFO] --- maven-enforcer-plugin:3.0.0-M3:enforce (enforce-maven-version) @ pulsar-package-core ---</text:p>
      <text:p text:style-name="Standard"><text:soft-page-break/>[INFO] </text:p>
      <text:p text:style-name="Standard">[INFO] --- maven-enforcer-plugin:3.0.0-M3:enforce (enforce-maven) @ pulsar-package-core ---</text:p>
      <text:p text:style-name="Standard">[INFO] </text:p>
      <text:p text:style-name="Standard">[INFO] --- directory-maven-plugin:0.3.1:directory-of (directories) @ pulsar-package-core ---</text:p>
      <text:p text:style-name="Standard">[INFO] Directory of org.apache.pulsar:pulsar set to: /home/mostafij/Desktop/Github/pulsar</text:p>
      <text:p text:style-name="Standard">[INFO] </text:p>
      <text:p text:style-name="Standard">[INFO] --- maven-remote-resources-plugin:1.7.0:process (process-resource-bundles) @ pulsar-package-core ---</text:p>
      <text:p text:style-name="Standard">[INFO] Preparing remote bundle org.apache:apache-jar-resource-bundle:1.4</text:p>
      <text:p text:style-name="Standard">[INFO] Copying 3 resources from 1 bundle.</text:p>
      <text:p text:style-name="Standard">[INFO] </text:p>
      <text:p text:style-name="Standard">[INFO] --- maven-resources-plugin:3.1.0:resources (default-resources) @ pulsar-package-core ---</text:p>
      <text:p text:style-name="Standard">[INFO] Using 'UTF-8' encoding to copy filtered resources.</text:p>
      <text:p text:style-name="Standard">[INFO] Copying 1 resource</text:p>
      <text:p text:style-name="Standard">[INFO] Copying 3 resources</text:p>
      <text:p text:style-name="Standard">[INFO] </text:p>
      <text:p text:style-name="Standard">[INFO] --- maven-compiler-plugin:3.8.1:compile (default-compile) @ pulsar-package-core ---</text:p>
      <text:p text:style-name="Standard">[INFO] Compiling 11 source files to /home/mostafij/Desktop/Github/pulsar/pulsar-package-management/core/target/classes</text:p>
      <text:p text:style-name="Standard">[INFO] </text:p>
      <text:p text:style-name="Standard">[INFO] --- maven-resources-plugin:3.1.0:testResources (default-testResources) @ pulsar-package-core ---</text:p>
      <text:p text:style-name="Standard">[INFO] Using 'UTF-8' encoding to copy filtered resources.</text:p>
      <text:p text:style-name="Standard">[INFO] skip non existing resourceDirectory /home/mostafij/Desktop/Github/pulsar/pulsar-package-management/core/src/test/resources</text:p>
      <text:p text:style-name="Standard">[INFO] Copying 3 resources</text:p>
      <text:p text:style-name="Standard">[INFO] </text:p>
      <text:p text:style-name="Standard">[INFO] --- maven-compiler-plugin:3.8.1:testCompile (default-testCompile) @ pulsar-package-core ---</text:p>
      <text:p text:style-name="Standard">[INFO] Compiling 5 source files to /home/mostafij/Desktop/Github/pulsar/pulsar-package-management/core/target/test-classes</text:p>
      <text:p text:style-name="Standard">[INFO] </text:p>
      <text:p text:style-name="Standard">[INFO] --- maven-surefire-plugin:3.0.0-M3:test (default-test) @ pulsar-package-core ---</text:p>
      <text:p text:style-name="Standard">[INFO] </text:p>
      <text:p text:style-name="Standard">[INFO] -------------------------------------------------------</text:p>
      <text:p text:style-name="Standard">[INFO] <text:s/>T E S T S</text:p>
      <text:p text:style-name="Standard">[INFO] -------------------------------------------------------</text:p>
      <text:p text:style-name="Standard">[INFO] Running org.apache.pulsar.packages.management.core.common.PackageMetadataSerdeTest</text:p>
      <text:p text:style-name="Standard">[INFO] Running org.apache.pulsar.packages.management.core.common.PackageNameTest</text:p>
      <text:p text:style-name="Standard">[INFO] Running org.apache.pulsar.packages.management.core.impl.PackagesManagementImplTest</text:p>
      <text:p text:style-name="Standard">[INFO] Tests run: 1, Failures: 0, Errors: 0, Skipped: 0, Time elapsed: 3.751 s - in org.apache.pulsar.packages.management.core.common.PackageMetadataSerdeTest</text:p>
      <text:p text:style-name="Standard">[INFO] Tests run: 4, Failures: 0, Errors: 0, Skipped: 0, Time elapsed: 3.978 s - in org.apache.pulsar.packages.management.core.common.PackageNameTest</text:p>
      <text:p text:style-name="Standard">[INFO] Tests run: 1, Failures: 0, Errors: 0, Skipped: 0, Time elapsed: 4.032 s - in org.apache.pulsar.packages.management.core.impl.PackagesManagementImplTest</text:p>
      <text:p text:style-name="Standard">[INFO] </text:p>
      <text:p text:style-name="Standard">[INFO] Results:</text:p>
      <text:p text:style-name="Standard">[INFO] </text:p>
      <text:p text:style-name="Standard">[INFO] Tests run: 6, Failures: 0, Errors: 0, Skipped: 0</text:p>
      <text:p text:style-name="Standard"><text:soft-page-break/>[INFO] </text:p>
      <text:p text:style-name="Standard">[INFO] </text:p>
      <text:p text:style-name="Standard">[INFO] -----------&lt; org.apache.pulsar:pulsar-client-admin-original &gt;-----------</text:p>
      <text:p text:style-name="Standard">[INFO] Building Pulsar Client Admin Original 2.8.0-SNAPSHOT <text:s text:c="11"/>[27/127]</text:p>
      <text:p text:style-name="Standard">[INFO] --------------------------------[ jar ]---------------------------------</text:p>
      <text:p text:style-name="Standard">[INFO] </text:p>
      <text:p text:style-name="Standard">[INFO] --- maven-clean-plugin:3.1.0:clean (default-clean) @ pulsar-client-admin-original ---</text:p>
      <text:p text:style-name="Standard">[INFO] </text:p>
      <text:p text:style-name="Standard">[INFO] --- maven-enforcer-plugin:3.0.0-M3:enforce (enforce-maven-version) @ pulsar-client-admin-original ---</text:p>
      <text:p text:style-name="Standard">[INFO] </text:p>
      <text:p text:style-name="Standard">[INFO] --- maven-enforcer-plugin:3.0.0-M3:enforce (enforce-maven) @ pulsar-client-admin-original ---</text:p>
      <text:p text:style-name="Standard">[INFO] </text:p>
      <text:p text:style-name="Standard">[INFO] --- directory-maven-plugin:0.3.1:directory-of (directories) @ pulsar-client-admin-original ---</text:p>
      <text:p text:style-name="Standard">[INFO] Directory of org.apache.pulsar:pulsar set to: /home/mostafij/Desktop/Github/pulsar</text:p>
      <text:p text:style-name="Standard">[INFO] </text:p>
      <text:p text:style-name="Standard">[INFO] --- maven-remote-resources-plugin:1.7.0:process (process-resource-bundles) @ pulsar-client-admin-original ---</text:p>
      <text:p text:style-name="Standard">[INFO] Preparing remote bundle org.apache:apache-jar-resource-bundle:1.4</text:p>
      <text:p text:style-name="Standard">[INFO] Copying 3 resources from 1 bundle.</text:p>
      <text:p text:style-name="Standard">[INFO] </text:p>
      <text:p text:style-name="Standard">[INFO] --- maven-resources-plugin:3.1.0:resources (default-resources) @ pulsar-client-admin-original ---</text:p>
      <text:p text:style-name="Standard">[INFO] Using 'UTF-8' encoding to copy filtered resources.</text:p>
      <text:p text:style-name="Standard">[INFO] skip non existing resourceDirectory /home/mostafij/Desktop/Github/pulsar/pulsar-client-admin/src/main/resources</text:p>
      <text:p text:style-name="Standard">[INFO] Copying 3 resources</text:p>
      <text:p text:style-name="Standard">[INFO] </text:p>
      <text:p text:style-name="Standard">[INFO] --- maven-compiler-plugin:3.8.1:compile (default-compile) @ pulsar-client-admin-original ---</text:p>
      <text:p text:style-name="Standard">[INFO] Compiling 31 source files to /home/mostafij/Desktop/Github/pulsar/pulsar-client-admin/target/classes</text:p>
      <text:p text:style-name="Standard">[WARNING] /home/mostafij/Desktop/Github/pulsar/pulsar-client-admin/src/main/java/org/apache/pulsar/client/admin/internal/SinksImpl.java:[39,38] org.apache.pulsar.client.admin.Sink in org.apache.pulsar.client.admin has been deprecated</text:p>
      <text:p text:style-name="Standard">[WARNING] /home/mostafij/Desktop/Github/pulsar/pulsar-client-admin/src/main/java/org/apache/pulsar/client/admin/internal/PulsarAdminImpl.java:[37,38] org.apache.pulsar.client.admin.NonPersistentTopics in org.apache.pulsar.client.admin has been deprecated</text:p>
      <text:p text:style-name="Standard">[WARNING] /home/mostafij/Desktop/Github/pulsar/pulsar-client-admin/src/main/java/org/apache/pulsar/client/admin/internal/PulsarAdminImpl.java:[39,38] org.apache.pulsar.client.admin.Properties in org.apache.pulsar.client.admin has been deprecated</text:p>
      <text:p text:style-name="Standard">[WARNING] /home/mostafij/Desktop/Github/pulsar/pulsar-client-admin/src/main/java/org/apache/pulsar/client/admin/internal/PulsarAdminImpl.java:[45,38] org.apache.pulsar.client.admin.Sink in org.apache.pulsar.client.admin has been deprecated</text:p>
      <text:p text:style-name="Standard">[WARNING] /home/mostafij/Desktop/Github/pulsar/pulsar-client-admin/src/main/java/org/apache/pulsar/client/admin/internal/PulsarAdminImpl.java:[47,38] org.apache.pulsar.client.admin.Source in org.apache.pulsar.client.admin has been deprecated</text:p>
      <text:p text:style-name="Standard"><text:soft-page-break/>[WARNING] /home/mostafij/Desktop/Github/pulsar/pulsar-client-admin/src/main/java/org/apache/pulsar/client/admin/internal/TenantsImpl.java:[30,38] org.apache.pulsar.client.admin.Properties in org.apache.pulsar.client.admin has been deprecated</text:p>
      <text:p text:style-name="Standard">[WARNING] /home/mostafij/Desktop/Github/pulsar/pulsar-client-admin/src/main/java/org/apache/pulsar/client/admin/internal/SourcesImpl.java:[38,38] org.apache.pulsar.client.admin.Source in org.apache.pulsar.client.admin has been deprecated</text:p>
      <text:p text:style-name="Standard">[WARNING] /home/mostafij/Desktop/Github/pulsar/pulsar-client-admin/src/main/java/org/apache/pulsar/client/admin/internal/NonPersistentTopicsImpl.java:[31,38] org.apache.pulsar.client.admin.NonPersistentTopics in org.apache.pulsar.client.admin has been deprecated</text:p>
      <text:p text:style-name="Standard">[WARNING] /home/mostafij/Desktop/Github/pulsar/pulsar-client-admin/src/main/java/org/apache/pulsar/client/admin/internal/SinksImpl.java:[39,38] org.apache.pulsar.client.admin.Sink in org.apache.pulsar.client.admin has been deprecated</text:p>
      <text:p text:style-name="Standard">[WARNING] /home/mostafij/Desktop/Github/pulsar/pulsar-client-admin/src/main/java/org/apache/pulsar/client/admin/internal/PulsarAdminImpl.java:[37,38] org.apache.pulsar.client.admin.NonPersistentTopics in org.apache.pulsar.client.admin has been deprecated</text:p>
      <text:p text:style-name="Standard">[WARNING] /home/mostafij/Desktop/Github/pulsar/pulsar-client-admin/src/main/java/org/apache/pulsar/client/admin/internal/PulsarAdminImpl.java:[39,38] org.apache.pulsar.client.admin.Properties in org.apache.pulsar.client.admin has been deprecated</text:p>
      <text:p text:style-name="Standard">[WARNING] /home/mostafij/Desktop/Github/pulsar/pulsar-client-admin/src/main/java/org/apache/pulsar/client/admin/internal/PulsarAdminImpl.java:[45,38] org.apache.pulsar.client.admin.Sink in org.apache.pulsar.client.admin has been deprecated</text:p>
      <text:p text:style-name="Standard">[WARNING] /home/mostafij/Desktop/Github/pulsar/pulsar-client-admin/src/main/java/org/apache/pulsar/client/admin/internal/PulsarAdminImpl.java:[47,38] org.apache.pulsar.client.admin.Source in org.apache.pulsar.client.admin has been deprecated</text:p>
      <text:p text:style-name="Standard">[WARNING] /home/mostafij/Desktop/Github/pulsar/pulsar-client-admin/src/main/java/org/apache/pulsar/client/admin/internal/TenantsImpl.java:[30,38] org.apache.pulsar.client.admin.Properties in org.apache.pulsar.client.admin has been deprecated</text:p>
      <text:p text:style-name="Standard">[WARNING] /home/mostafij/Desktop/Github/pulsar/pulsar-client-admin/src/main/java/org/apache/pulsar/client/admin/internal/SourcesImpl.java:[38,38] org.apache.pulsar.client.admin.Source in org.apache.pulsar.client.admin has been deprecated</text:p>
      <text:p text:style-name="Standard">[WARNING] /home/mostafij/Desktop/Github/pulsar/pulsar-client-admin/src/main/java/org/apache/pulsar/client/admin/internal/NonPersistentTopicsImpl.java:[31,38] org.apache.pulsar.client.admin.NonPersistentTopics in org.apache.pulsar.client.admin has been deprecated</text:p>
      <text:p text:style-name="Standard">[WARNING] /home/mostafij/Desktop/Github/pulsar/pulsar-client-admin/src/main/java/org/apache/pulsar/client/admin/internal/SinksImpl.java:[39,38] org.apache.pulsar.client.admin.Sink in org.apache.pulsar.client.admin has been deprecated</text:p>
      <text:p text:style-name="Standard">[WARNING] /home/mostafij/Desktop/Github/pulsar/pulsar-client-admin/src/main/java/org/apache/pulsar/client/admin/internal/PulsarAdminImpl.java:[37,38] org.apache.pulsar.client.admin.NonPersistentTopics in org.apache.pulsar.client.admin has been deprecated</text:p>
      <text:p text:style-name="Standard">[WARNING] /home/mostafij/Desktop/Github/pulsar/pulsar-client-admin/src/main/java/org/apache/pulsar/client/admin/internal/PulsarAdminImpl.java:[39,38] org.apache.pulsar.client.admin.Properties in org.apache.pulsar.client.admin has been deprecated</text:p>
      <text:p text:style-name="Standard">[WARNING] /home/mostafij/Desktop/Github/pulsar/pulsar-client-admin/src/main/java/org/apache/pulsar/client/admin/internal/PulsarAdminImpl.java:[45,38] org.apache.pulsar.client.admin.Sink in org.apache.pulsar.client.admin has been deprecated</text:p>
      <text:p text:style-name="Standard"><text:soft-page-break/>[WARNING] /home/mostafij/Desktop/Github/pulsar/pulsar-client-admin/src/main/java/org/apache/pulsar/client/admin/internal/PulsarAdminImpl.java:[47,38] org.apache.pulsar.client.admin.Source in org.apache.pulsar.client.admin has been deprecated</text:p>
      <text:p text:style-name="Standard">[WARNING] /home/mostafij/Desktop/Github/pulsar/pulsar-client-admin/src/main/java/org/apache/pulsar/client/admin/internal/TenantsImpl.java:[30,38] org.apache.pulsar.client.admin.Properties in org.apache.pulsar.client.admin has been deprecated</text:p>
      <text:p text:style-name="Standard">[WARNING] /home/mostafij/Desktop/Github/pulsar/pulsar-client-admin/src/main/java/org/apache/pulsar/client/admin/internal/SourcesImpl.java:[38,38] org.apache.pulsar.client.admin.Source in org.apache.pulsar.client.admin has been deprecated</text:p>
      <text:p text:style-name="Standard">[WARNING] /home/mostafij/Desktop/Github/pulsar/pulsar-client-admin/src/main/java/org/apache/pulsar/client/admin/internal/NonPersistentTopicsImpl.java:[31,38] org.apache.pulsar.client.admin.NonPersistentTopics in org.apache.pulsar.client.admin has been deprecated</text:p>
      <text:p text:style-name="Standard">[WARNING] /home/mostafij/Desktop/Github/pulsar/pulsar-client-admin/src/main/java/org/apache/pulsar/client/admin/internal/SinksImpl.java:[39,38] org.apache.pulsar.client.admin.Sink in org.apache.pulsar.client.admin has been deprecated</text:p>
      <text:p text:style-name="Standard">[WARNING] /home/mostafij/Desktop/Github/pulsar/pulsar-client-admin/src/main/java/org/apache/pulsar/client/admin/internal/PulsarAdminImpl.java:[37,38] org.apache.pulsar.client.admin.NonPersistentTopics in org.apache.pulsar.client.admin has been deprecated</text:p>
      <text:p text:style-name="Standard">[WARNING] /home/mostafij/Desktop/Github/pulsar/pulsar-client-admin/src/main/java/org/apache/pulsar/client/admin/internal/PulsarAdminImpl.java:[39,38] org.apache.pulsar.client.admin.Properties in org.apache.pulsar.client.admin has been deprecated</text:p>
      <text:p text:style-name="Standard">[WARNING] /home/mostafij/Desktop/Github/pulsar/pulsar-client-admin/src/main/java/org/apache/pulsar/client/admin/internal/PulsarAdminImpl.java:[45,38] org.apache.pulsar.client.admin.Sink in org.apache.pulsar.client.admin has been deprecated</text:p>
      <text:p text:style-name="Standard">[WARNING] /home/mostafij/Desktop/Github/pulsar/pulsar-client-admin/src/main/java/org/apache/pulsar/client/admin/internal/PulsarAdminImpl.java:[47,38] org.apache.pulsar.client.admin.Source in org.apache.pulsar.client.admin has been deprecated</text:p>
      <text:p text:style-name="Standard">[WARNING] /home/mostafij/Desktop/Github/pulsar/pulsar-client-admin/src/main/java/org/apache/pulsar/client/admin/internal/TenantsImpl.java:[30,38] org.apache.pulsar.client.admin.Properties in org.apache.pulsar.client.admin has been deprecated</text:p>
      <text:p text:style-name="Standard">[WARNING] /home/mostafij/Desktop/Github/pulsar/pulsar-client-admin/src/main/java/org/apache/pulsar/client/admin/internal/SourcesImpl.java:[38,38] org.apache.pulsar.client.admin.Source in org.apache.pulsar.client.admin has been deprecated</text:p>
      <text:p text:style-name="Standard">[WARNING] /home/mostafij/Desktop/Github/pulsar/pulsar-client-admin/src/main/java/org/apache/pulsar/client/admin/internal/NonPersistentTopicsImpl.java:[31,38] org.apache.pulsar.client.admin.NonPersistentTopics in org.apache.pulsar.client.admin has been deprecated</text:p>
      <text:p text:style-name="Standard">[WARNING] /home/mostafij/Desktop/Github/pulsar/pulsar-client-admin/src/main/java/org/apache/pulsar/client/admin/internal/SinksImpl.java:[39,38] org.apache.pulsar.client.admin.Sink in org.apache.pulsar.client.admin has been deprecated</text:p>
      <text:p text:style-name="Standard">[WARNING] /home/mostafij/Desktop/Github/pulsar/pulsar-client-admin/src/main/java/org/apache/pulsar/client/admin/internal/PulsarAdminImpl.java:[37,38] org.apache.pulsar.client.admin.NonPersistentTopics in org.apache.pulsar.client.admin has been deprecated</text:p>
      <text:p text:style-name="Standard">[WARNING] /home/mostafij/Desktop/Github/pulsar/pulsar-client-admin/src/main/java/org/apache/pulsar/client/admin/internal/PulsarAdminImpl.java:[39,38] org.apache.pulsar.client.admin.Properties in org.apache.pulsar.client.admin has been deprecated</text:p>
      <text:p text:style-name="Standard"><text:soft-page-break/>[WARNING] /home/mostafij/Desktop/Github/pulsar/pulsar-client-admin/src/main/java/org/apache/pulsar/client/admin/internal/PulsarAdminImpl.java:[45,38] org.apache.pulsar.client.admin.Sink in org.apache.pulsar.client.admin has been deprecated</text:p>
      <text:p text:style-name="Standard">[WARNING] /home/mostafij/Desktop/Github/pulsar/pulsar-client-admin/src/main/java/org/apache/pulsar/client/admin/internal/PulsarAdminImpl.java:[47,38] org.apache.pulsar.client.admin.Source in org.apache.pulsar.client.admin has been deprecated</text:p>
      <text:p text:style-name="Standard">[WARNING] /home/mostafij/Desktop/Github/pulsar/pulsar-client-admin/src/main/java/org/apache/pulsar/client/admin/internal/TenantsImpl.java:[30,38] org.apache.pulsar.client.admin.Properties in org.apache.pulsar.client.admin has been deprecated</text:p>
      <text:p text:style-name="Standard">[WARNING] /home/mostafij/Desktop/Github/pulsar/pulsar-client-admin/src/main/java/org/apache/pulsar/client/admin/internal/SourcesImpl.java:[38,38] org.apache.pulsar.client.admin.Source in org.apache.pulsar.client.admin has been deprecated</text:p>
      <text:p text:style-name="Standard">[WARNING] /home/mostafij/Desktop/Github/pulsar/pulsar-client-admin/src/main/java/org/apache/pulsar/client/admin/internal/NonPersistentTopicsImpl.java:[31,38] org.apache.pulsar.client.admin.NonPersistentTopics in org.apache.pulsar.client.admin has been deprecated</text:p>
      <text:p text:style-name="Standard">[WARNING] /home/mostafij/Desktop/Github/pulsar/pulsar-client-admin/src/main/java/org/apache/pulsar/client/admin/internal/SinksImpl.java:[55,68] org.apache.pulsar.client.admin.Sink in org.apache.pulsar.client.admin has been deprecated</text:p>
      <text:p text:style-name="Standard">[WARNING] /home/mostafij/Desktop/Github/pulsar/pulsar-client-admin/src/main/java/org/apache/pulsar/client/admin/internal/SinksImpl.java:[55,68] org.apache.pulsar.client.admin.Sink in org.apache.pulsar.client.admin has been deprecated</text:p>
      <text:p text:style-name="Standard">[WARNING] /home/mostafij/Desktop/Github/pulsar/pulsar-client-admin/src/main/java/org/apache/pulsar/client/admin/internal/SinksImpl.java:[55,68] org.apache.pulsar.client.admin.Sink in org.apache.pulsar.client.admin has been deprecated</text:p>
      <text:p text:style-name="Standard">[WARNING] /home/mostafij/Desktop/Github/pulsar/pulsar-client-admin/src/main/java/org/apache/pulsar/client/admin/internal/SinksImpl.java:[55,68] org.apache.pulsar.client.admin.Sink in org.apache.pulsar.client.admin has been deprecated</text:p>
      <text:p text:style-name="Standard">[WARNING] /home/mostafij/Desktop/Github/pulsar/pulsar-client-admin/src/main/java/org/apache/pulsar/client/admin/internal/SinksImpl.java:[55,68] org.apache.pulsar.client.admin.Sink in org.apache.pulsar.client.admin has been deprecated</text:p>
      <text:p text:style-name="Standard">[WARNING] /home/mostafij/Desktop/Github/pulsar/pulsar-client-admin/src/main/java/org/apache/pulsar/client/admin/internal/TopicsImpl.java:[2015,36] disableDeduplicationAsync(java.lang.String) in org.apache.pulsar.client.admin.Topics has been deprecated</text:p>
      <text:p text:style-name="Standard">[WARNING] /home/mostafij/Desktop/Github/pulsar/pulsar-client-admin/src/main/java/org/apache/pulsar/client/admin/internal/TopicsImpl.java:[2000,17] disableDeduplication(java.lang.String) in org.apache.pulsar.client.admin.Topics has been deprecated</text:p>
      <text:p text:style-name="Standard">[WARNING] /home/mostafij/Desktop/Github/pulsar/pulsar-client-admin/src/main/java/org/apache/pulsar/client/admin/internal/TopicsImpl.java:[1971,36] enableDeduplicationAsync(java.lang.String,boolean) in org.apache.pulsar.client.admin.Topics has been deprecated</text:p>
      <text:p text:style-name="Standard">[WARNING] /home/mostafij/Desktop/Github/pulsar/pulsar-client-admin/src/main/java/org/apache/pulsar/client/admin/internal/TopicsImpl.java:[1956,17] enableDeduplication(java.lang.String,boolean) in org.apache.pulsar.client.admin.Topics has been deprecated</text:p>
      <text:p text:style-name="Standard">[WARNING] /home/mostafij/Desktop/Github/pulsar/pulsar-client-admin/src/main/java/org/apache/pulsar/client/admin/internal/TopicsImpl.java:[1892,39] getDeduplicationEnabledAsync(java.lang.String) in org.apache.pulsar.client.admin.Topics has been deprecated</text:p>
      <text:p text:style-name="Standard"><text:soft-page-break/>[WARNING] /home/mostafij/Desktop/Github/pulsar/pulsar-client-admin/src/main/java/org/apache/pulsar/client/admin/internal/TopicsImpl.java:[1877,20] getDeduplicationEnabled(java.lang.String) in org.apache.pulsar.client.admin.Topics has been deprecated</text:p>
      <text:p text:style-name="Standard">[WARNING] /home/mostafij/Desktop/Github/pulsar/pulsar-client-admin/src/main/java/org/apache/pulsar/client/admin/internal/SourcesImpl.java:[54,72] org.apache.pulsar.client.admin.Source in org.apache.pulsar.client.admin has been deprecated</text:p>
      <text:p text:style-name="Standard">[WARNING] /home/mostafij/Desktop/Github/pulsar/pulsar-client-admin/src/main/java/org/apache/pulsar/client/admin/internal/SourcesImpl.java:[54,72] org.apache.pulsar.client.admin.Source in org.apache.pulsar.client.admin has been deprecated</text:p>
      <text:p text:style-name="Standard">[WARNING] /home/mostafij/Desktop/Github/pulsar/pulsar-client-admin/src/main/java/org/apache/pulsar/client/admin/internal/SourcesImpl.java:[54,72] org.apache.pulsar.client.admin.Source in org.apache.pulsar.client.admin has been deprecated</text:p>
      <text:p text:style-name="Standard">[WARNING] /home/mostafij/Desktop/Github/pulsar/pulsar-client-admin/src/main/java/org/apache/pulsar/client/admin/internal/SourcesImpl.java:[54,72] org.apache.pulsar.client.admin.Source in org.apache.pulsar.client.admin has been deprecated</text:p>
      <text:p text:style-name="Standard">[WARNING] /home/mostafij/Desktop/Github/pulsar/pulsar-client-admin/src/main/java/org/apache/pulsar/client/admin/internal/SourcesImpl.java:[54,72] org.apache.pulsar.client.admin.Source in org.apache.pulsar.client.admin has been deprecated</text:p>
      <text:p text:style-name="Standard">[WARNING] /home/mostafij/Desktop/Github/pulsar/pulsar-client-admin/src/main/java/org/apache/pulsar/client/admin/internal/FunctionsImpl.java:[933,24] getSinks() in org.apache.pulsar.client.admin.Functions has been deprecated</text:p>
      <text:p text:style-name="Standard">[WARNING] /home/mostafij/Desktop/Github/pulsar/pulsar-client-admin/src/main/java/org/apache/pulsar/client/admin/internal/FunctionsImpl.java:[927,24] getSources() in org.apache.pulsar.client.admin.Functions has been deprecated</text:p>
      <text:p text:style-name="Standard">[WARNING] /home/mostafij/Desktop/Github/pulsar/pulsar-client-admin/src/main/java/org/apache/pulsar/client/admin/internal/FunctionsImpl.java:[913,38] getConnectorsList() in org.apache.pulsar.client.admin.Functions has been deprecated</text:p>
      <text:p text:style-name="Standard">[WARNING] /home/mostafij/Desktop/Github/pulsar/pulsar-client-admin/src/main/java/org/apache/pulsar/client/admin/internal/NonPersistentTopicsImpl.java:[40,70] org.apache.pulsar.client.admin.NonPersistentTopics in org.apache.pulsar.client.admin has been deprecated</text:p>
      <text:p text:style-name="Standard">[WARNING] /home/mostafij/Desktop/Github/pulsar/pulsar-client-admin/src/main/java/org/apache/pulsar/client/admin/internal/NonPersistentTopicsImpl.java:[40,70] org.apache.pulsar.client.admin.NonPersistentTopics in org.apache.pulsar.client.admin has been deprecated</text:p>
      <text:p text:style-name="Standard">[WARNING] /home/mostafij/Desktop/Github/pulsar/pulsar-client-admin/src/main/java/org/apache/pulsar/client/admin/internal/NonPersistentTopicsImpl.java:[40,70] org.apache.pulsar.client.admin.NonPersistentTopics in org.apache.pulsar.client.admin has been deprecated</text:p>
      <text:p text:style-name="Standard">[WARNING] /home/mostafij/Desktop/Github/pulsar/pulsar-client-admin/src/main/java/org/apache/pulsar/client/admin/internal/NonPersistentTopicsImpl.java:[40,70] org.apache.pulsar.client.admin.NonPersistentTopics in org.apache.pulsar.client.admin has been deprecated</text:p>
      <text:p text:style-name="Standard">[WARNING] /home/mostafij/Desktop/Github/pulsar/pulsar-client-admin/src/main/java/org/apache/pulsar/client/admin/internal/NonPersistentTopicsImpl.java:[40,70] org.apache.pulsar.client.admin.NonPersistentTopics in org.apache.pulsar.client.admin has been deprecated</text:p>
      <text:p text:style-name="Standard">[WARNING] /home/mostafij/Desktop/Github/pulsar/pulsar-client-admin/src/main/java/org/apache/pulsar/client/admin/internal/NamespacesImpl.java:[3021,17] <text:soft-page-break/>setSchemaAutoUpdateCompatibilityStrategy(java.lang.String,org.apache.pulsar.common.policies.data.SchemaAutoUpdateCompatibilityStrategy) in org.apache.pulsar.client.admin.Namespaces has been deprecated</text:p>
      <text:p text:style-name="Standard">[WARNING] /home/mostafij/Desktop/Github/pulsar/pulsar-client-admin/src/main/java/org/apache/pulsar/client/admin/internal/NamespacesImpl.java:[3009,50] getSchemaAutoUpdateCompatibilityStrategy(java.lang.String) in org.apache.pulsar.client.admin.Namespaces has been deprecated</text:p>
      <text:p text:style-name="Standard">[WARNING] /home/mostafij/Desktop/Github/pulsar/pulsar-client-admin/src/main/java/org/apache/pulsar/client/admin/internal/NamespacesImpl.java:[105,25] getNamespaces(java.lang.String,java.lang.String) in org.apache.pulsar.client.admin.Namespaces has been deprecated</text:p>
      <text:p text:style-name="Standard">[INFO] </text:p>
      <text:p text:style-name="Standard">[INFO] --- maven-resources-plugin:3.1.0:testResources (default-testResources) @ pulsar-client-admin-original ---</text:p>
      <text:p text:style-name="Standard">[INFO] Using 'UTF-8' encoding to copy filtered resources.</text:p>
      <text:p text:style-name="Standard">[INFO] skip non existing resourceDirectory /home/mostafij/Desktop/Github/pulsar/pulsar-client-admin/src/test/resources</text:p>
      <text:p text:style-name="Standard">[INFO] Copying 3 resources</text:p>
      <text:p text:style-name="Standard">[INFO] </text:p>
      <text:p text:style-name="Standard">[INFO] --- maven-compiler-plugin:3.8.1:testCompile (default-testCompile) @ pulsar-client-admin-original ---</text:p>
      <text:p text:style-name="Standard">[INFO] Compiling 1 source file to /home/mostafij/Desktop/Github/pulsar/pulsar-client-admin/target/test-classes</text:p>
      <text:p text:style-name="Standard">[INFO] </text:p>
      <text:p text:style-name="Standard">[INFO] --- maven-surefire-plugin:3.0.0-M3:test (default-test) @ pulsar-client-admin-original ---</text:p>
      <text:p text:style-name="Standard">[INFO] </text:p>
      <text:p text:style-name="Standard">[INFO] -------------------------------------------------------</text:p>
      <text:p text:style-name="Standard">[INFO] <text:s/>T E S T S</text:p>
      <text:p text:style-name="Standard">[INFO] -------------------------------------------------------</text:p>
      <text:p text:style-name="Standard">[INFO] Running org.apache.pulsar.client.admin.internal.SinksImplTest</text:p>
      <text:p text:style-name="Standard">[INFO] Tests run: 3, Failures: 0, Errors: 0, Skipped: 0, Time elapsed: 2.366 s - in org.apache.pulsar.client.admin.internal.SinksImplTest</text:p>
      <text:p text:style-name="Standard">[INFO] </text:p>
      <text:p text:style-name="Standard">[INFO] Results:</text:p>
      <text:p text:style-name="Standard">[INFO] </text:p>
      <text:p text:style-name="Standard">[INFO] Tests run: 3, Failures: 0, Errors: 0, Skipped: 0</text:p>
      <text:p text:style-name="Standard">[INFO] </text:p>
      <text:p text:style-name="Standard">[INFO] </text:p>
      <text:p text:style-name="Standard">[INFO] ---------------&lt; org.apache.pulsar:pulsar-functions-api &gt;---------------</text:p>
      <text:p text:style-name="Standard">[INFO] Building Pulsar Functions :: API 2.8.0-SNAPSHOT <text:s text:c="16"/>[28/127]</text:p>
      <text:p text:style-name="Standard">[INFO] --------------------------------[ jar ]---------------------------------</text:p>
      <text:p text:style-name="Standard">[INFO] </text:p>
      <text:p text:style-name="Standard">[INFO] --- maven-clean-plugin:3.1.0:clean (default-clean) @ pulsar-functions-api ---</text:p>
      <text:p text:style-name="Standard">[INFO] </text:p>
      <text:p text:style-name="Standard">[INFO] --- maven-enforcer-plugin:3.0.0-M3:enforce (enforce-maven-version) @ pulsar-functions-api ---</text:p>
      <text:p text:style-name="Standard">[INFO] </text:p>
      <text:p text:style-name="Standard">[INFO] --- maven-enforcer-plugin:3.0.0-M3:enforce (enforce-maven) @ pulsar-functions-api ---</text:p>
      <text:p text:style-name="Standard">[INFO] </text:p>
      <text:p text:style-name="Standard"><text:soft-page-break/>[INFO] --- directory-maven-plugin:0.3.1:directory-of (directories) @ pulsar-functions-api ---</text:p>
      <text:p text:style-name="Standard">[INFO] Directory of org.apache.pulsar:pulsar set to: /home/mostafij/Desktop/Github/pulsar</text:p>
      <text:p text:style-name="Standard">[INFO] </text:p>
      <text:p text:style-name="Standard">[INFO] --- maven-remote-resources-plugin:1.7.0:process (process-resource-bundles) @ pulsar-functions-api ---</text:p>
      <text:p text:style-name="Standard">[INFO] Preparing remote bundle org.apache:apache-jar-resource-bundle:1.4</text:p>
      <text:p text:style-name="Standard">[INFO] Copying 3 resources from 1 bundle.</text:p>
      <text:p text:style-name="Standard">[INFO] </text:p>
      <text:p text:style-name="Standard">[INFO] --- maven-resources-plugin:3.1.0:resources (default-resources) @ pulsar-functions-api ---</text:p>
      <text:p text:style-name="Standard">[INFO] Using 'UTF-8' encoding to copy filtered resources.</text:p>
      <text:p text:style-name="Standard">[INFO] Copying 1 resource</text:p>
      <text:p text:style-name="Standard">[INFO] Copying 3 resources</text:p>
      <text:p text:style-name="Standard">[INFO] </text:p>
      <text:p text:style-name="Standard">[INFO] --- maven-compiler-plugin:3.8.1:compile (default-compile) @ pulsar-functions-api ---</text:p>
      <text:p text:style-name="Standard">[INFO] Compiling 15 source files to /home/mostafij/Desktop/Github/pulsar/pulsar-functions/api-java/target/classes</text:p>
      <text:p text:style-name="Standard">[WARNING] /home/mostafij/Desktop/Github/pulsar/pulsar-functions/api-java/src/main/java/org/apache/pulsar/functions/api/Context.java:[300,33] deprecated item is not annotated with @Deprecated</text:p>
      <text:p text:style-name="Standard">[WARNING] /home/mostafij/Desktop/Github/pulsar/pulsar-functions/api-java/src/main/java/org/apache/pulsar/functions/api/Context.java:[310,33] deprecated item is not annotated with @Deprecated</text:p>
      <text:p text:style-name="Standard">[WARNING] /home/mostafij/Desktop/Github/pulsar/pulsar-functions/api-java/src/main/java/org/apache/pulsar/functions/api/KVRecord.java:[31,41] found raw type: org.apache.pulsar.functions.api.Record</text:p>
      <text:p text:style-name="Standard"><text:s text:c="2"/>missing type arguments for generic class org.apache.pulsar.functions.api.Record&lt;T&gt;</text:p>
      <text:p text:style-name="Standard">[INFO] </text:p>
      <text:p text:style-name="Standard">[INFO] --- maven-resources-plugin:3.1.0:testResources (default-testResources) @ pulsar-functions-api ---</text:p>
      <text:p text:style-name="Standard">[INFO] Using 'UTF-8' encoding to copy filtered resources.</text:p>
      <text:p text:style-name="Standard">[INFO] skip non existing resourceDirectory /home/mostafij/Desktop/Github/pulsar/pulsar-functions/api-java/src/test/resources</text:p>
      <text:p text:style-name="Standard">[INFO] Copying 3 resources</text:p>
      <text:p text:style-name="Standard">[INFO] </text:p>
      <text:p text:style-name="Standard">[INFO] --- maven-compiler-plugin:3.8.1:testCompile (default-testCompile) @ pulsar-functions-api ---</text:p>
      <text:p text:style-name="Standard">[INFO] Compiling 1 source file to /home/mostafij/Desktop/Github/pulsar/pulsar-functions/api-java/target/test-classes</text:p>
      <text:p text:style-name="Standard">[INFO] </text:p>
      <text:p text:style-name="Standard">[INFO] --- maven-surefire-plugin:3.0.0-M3:test (default-test) @ pulsar-functions-api ---</text:p>
      <text:p text:style-name="Standard">[INFO] </text:p>
      <text:p text:style-name="Standard">[INFO] -------------------------------------------------------</text:p>
      <text:p text:style-name="Standard">[INFO] <text:s/>T E S T S</text:p>
      <text:p text:style-name="Standard">[INFO] -------------------------------------------------------</text:p>
      <text:p text:style-name="Standard">[INFO] Running org.apache.pulsar.functions.api.utils.JavaSerDeTest</text:p>
      <text:p text:style-name="Standard">[INFO] Tests run: 1, Failures: 0, Errors: 0, Skipped: 0, Time elapsed: 1.131 s - in org.apache.pulsar.functions.api.utils.JavaSerDeTest</text:p>
      <text:p text:style-name="Standard">[INFO] </text:p>
      <text:p text:style-name="Standard">[INFO] Results:</text:p>
      <text:p text:style-name="Standard">[INFO] </text:p>
      <text:p text:style-name="Standard">[INFO] Tests run: 1, Failures: 0, Errors: 0, Skipped: 0</text:p>
      <text:p text:style-name="Standard">[INFO] </text:p>
      <text:p text:style-name="Standard"><text:soft-page-break/>[INFO] </text:p>
      <text:p text:style-name="Standard">[INFO] --------------------&lt; org.apache.pulsar:pulsar-io &gt;---------------------</text:p>
      <text:p text:style-name="Standard">[INFO] Building Pulsar IO :: Parent 2.8.0-SNAPSHOT <text:s text:c="20"/>[29/127]</text:p>
      <text:p text:style-name="Standard">[INFO] --------------------------------[ pom ]---------------------------------</text:p>
      <text:p text:style-name="Standard">[INFO] </text:p>
      <text:p text:style-name="Standard">[INFO] --- maven-clean-plugin:3.1.0:clean (default-clean) @ pulsar-io ---</text:p>
      <text:p text:style-name="Standard">[INFO] </text:p>
      <text:p text:style-name="Standard">[INFO] --- maven-enforcer-plugin:3.0.0-M3:enforce (enforce-maven-version) @ pulsar-io ---</text:p>
      <text:p text:style-name="Standard">[INFO] </text:p>
      <text:p text:style-name="Standard">[INFO] --- maven-enforcer-plugin:3.0.0-M3:enforce (enforce-maven) @ pulsar-io ---</text:p>
      <text:p text:style-name="Standard">[INFO] </text:p>
      <text:p text:style-name="Standard">[INFO] --- directory-maven-plugin:0.3.1:directory-of (directories) @ pulsar-io ---</text:p>
      <text:p text:style-name="Standard">[INFO] Directory of org.apache.pulsar:pulsar set to: /home/mostafij/Desktop/Github/pulsar</text:p>
      <text:p text:style-name="Standard">[INFO] </text:p>
      <text:p text:style-name="Standard">[INFO] --- maven-remote-resources-plugin:1.7.0:process (process-resource-bundles) @ pulsar-io ---</text:p>
      <text:p text:style-name="Standard">[INFO] Preparing remote bundle org.apache:apache-jar-resource-bundle:1.4</text:p>
      <text:p text:style-name="Standard">[INFO] Copying 3 resources from 1 bundle.</text:p>
      <text:p text:style-name="Standard">[INFO] </text:p>
      <text:p text:style-name="Standard">[INFO] ------------------&lt; org.apache.pulsar:pulsar-io-core &gt;------------------</text:p>
      <text:p text:style-name="Standard">[INFO] Building Pulsar IO :: IO 2.8.0-SNAPSHOT <text:s text:c="24"/>[30/127]</text:p>
      <text:p text:style-name="Standard">[INFO] --------------------------------[ jar ]---------------------------------</text:p>
      <text:p text:style-name="Standard">[INFO] </text:p>
      <text:p text:style-name="Standard">[INFO] --- maven-clean-plugin:3.1.0:clean (default-clean) @ pulsar-io-core ---</text:p>
      <text:p text:style-name="Standard">[INFO] </text:p>
      <text:p text:style-name="Standard">[INFO] --- maven-enforcer-plugin:3.0.0-M3:enforce (enforce-maven-version) @ pulsar-io-core ---</text:p>
      <text:p text:style-name="Standard">[INFO] </text:p>
      <text:p text:style-name="Standard">[INFO] --- maven-enforcer-plugin:3.0.0-M3:enforce (enforce-maven) @ pulsar-io-core ---</text:p>
      <text:p text:style-name="Standard">[INFO] </text:p>
      <text:p text:style-name="Standard">[INFO] --- directory-maven-plugin:0.3.1:directory-of (directories) @ pulsar-io-core ---</text:p>
      <text:p text:style-name="Standard">[INFO] Directory of org.apache.pulsar:pulsar set to: /home/mostafij/Desktop/Github/pulsar</text:p>
      <text:p text:style-name="Standard">[INFO] </text:p>
      <text:p text:style-name="Standard">[INFO] --- maven-remote-resources-plugin:1.7.0:process (process-resource-bundles) @ pulsar-io-core ---</text:p>
      <text:p text:style-name="Standard">[INFO] Preparing remote bundle org.apache:apache-jar-resource-bundle:1.4</text:p>
      <text:p text:style-name="Standard">[INFO] Copying 3 resources from 1 bundle.</text:p>
      <text:p text:style-name="Standard">[INFO] </text:p>
      <text:p text:style-name="Standard">[INFO] --- maven-resources-plugin:3.1.0:resources (default-resources) @ pulsar-io-core ---</text:p>
      <text:p text:style-name="Standard">[INFO] Using 'UTF-8' encoding to copy filtered resources.</text:p>
      <text:p text:style-name="Standard">[INFO] Copying 1 resource</text:p>
      <text:p text:style-name="Standard">[INFO] Copying 3 resources</text:p>
      <text:p text:style-name="Standard">[INFO] </text:p>
      <text:p text:style-name="Standard">[INFO] --- maven-compiler-plugin:3.8.1:compile (default-compile) @ pulsar-io-core ---</text:p>
      <text:p text:style-name="Standard">[INFO] Compiling 13 source files to /home/mostafij/Desktop/Github/pulsar/pulsar-io/core/target/classes</text:p>
      <text:p text:style-name="Standard">[WARNING] /home/mostafij/Desktop/Github/pulsar/pulsar-io/core/src/main/java/org/apache/pulsar/io/core/BatchPushSource.java:[35,17] auto-closeable resource org.apache.pulsar.io.core.BatchPushSource&lt;T&gt; has a member method close() that could throw InterruptedException</text:p>
      <text:p text:style-name="Standard"><text:soft-page-break/>[WARNING] /home/mostafij/Desktop/Github/pulsar/pulsar-io/core/src/main/java/org/apache/pulsar/io/core/BatchPushSource.java:[37,48] found raw type: org.apache.pulsar.functions.api.Record</text:p>
      <text:p text:style-name="Standard"><text:s text:c="2"/>missing type arguments for generic class org.apache.pulsar.functions.api.Record&lt;T&gt;</text:p>
      <text:p text:style-name="Standard">[WARNING] /home/mostafij/Desktop/Github/pulsar/pulsar-io/core/src/main/java/org/apache/pulsar/io/core/BatchPushSource.java:[44,57] found raw type: org.apache.pulsar.functions.api.Record</text:p>
      <text:p text:style-name="Standard"><text:s text:c="2"/>missing type arguments for generic class org.apache.pulsar.functions.api.Record&lt;T&gt;</text:p>
      <text:p text:style-name="Standard">[WARNING] /home/mostafij/Desktop/Github/pulsar/pulsar-io/core/src/main/java/org/apache/pulsar/io/core/BatchPushSource.java:[90,26] unchecked method invocation: method put in class java.util.concurrent.LinkedBlockingQueue is applied to given types</text:p>
      <text:p text:style-name="Standard"><text:s text:c="2"/>required: E</text:p>
      <text:p text:style-name="Standard"><text:s text:c="2"/>found: org.apache.pulsar.io.core.BatchPushSource.NullRecord</text:p>
      <text:p text:style-name="Standard">[WARNING] /home/mostafij/Desktop/Github/pulsar/pulsar-io/core/src/main/java/org/apache/pulsar/io/core/BatchPushSource.java:[90,27] unchecked conversion</text:p>
      <text:p text:style-name="Standard"><text:s text:c="2"/>required: E</text:p>
      <text:p text:style-name="Standard"><text:s text:c="2"/>found: <text:s text:c="3"/>org.apache.pulsar.io.core.BatchPushSource.NullRecord</text:p>
      <text:p text:style-name="Standard">[WARNING] /home/mostafij/Desktop/Github/pulsar/pulsar-io/core/src/main/java/org/apache/pulsar/io/core/BatchPushSource.java:[111,16] unchecked method invocation: method consume in class org.apache.pulsar.io.core.BatchPushSource is applied to given types</text:p>
      <text:p text:style-name="Standard"><text:s text:c="2"/>required: org.apache.pulsar.functions.api.Record&lt;T&gt;</text:p>
      <text:p text:style-name="Standard"><text:s text:c="2"/>found: org.apache.pulsar.io.core.BatchPushSource.ErrorNotifierRecord</text:p>
      <text:p text:style-name="Standard">[WARNING] /home/mostafij/Desktop/Github/pulsar/pulsar-io/core/src/main/java/org/apache/pulsar/io/core/BatchPushSource.java:[111,17] unchecked conversion</text:p>
      <text:p text:style-name="Standard"><text:s text:c="2"/>required: org.apache.pulsar.functions.api.Record&lt;T&gt;</text:p>
      <text:p text:style-name="Standard"><text:s text:c="2"/>found: <text:s text:c="3"/>org.apache.pulsar.io.core.BatchPushSource.ErrorNotifierRecord</text:p>
      <text:p text:style-name="Standard">[WARNING] /home/mostafij/Desktop/Github/pulsar/pulsar-io/core/src/main/java/org/apache/pulsar/io/core/BatchSource.java:[54,8] auto-closeable resource org.apache.pulsar.io.core.BatchSource&lt;T&gt; has a member method close() that could throw InterruptedException</text:p>
      <text:p text:style-name="Standard">[WARNING] /home/mostafij/Desktop/Github/pulsar/pulsar-io/core/src/main/java/org/apache/pulsar/io/core/Source.java:[29,8] auto-closeable resource org.apache.pulsar.io.core.Source&lt;T&gt; has a member method close() that could throw InterruptedException</text:p>
      <text:p text:style-name="Standard">[WARNING] /home/mostafij/Desktop/Github/pulsar/pulsar-io/core/src/main/java/org/apache/pulsar/io/core/PushSource.java:[42,17] auto-closeable resource org.apache.pulsar.io.core.PushSource&lt;T&gt; has a member method close() that could throw InterruptedException</text:p>
      <text:p text:style-name="Standard">[WARNING] /home/mostafij/Desktop/Github/pulsar/pulsar-io/core/src/main/java/org/apache/pulsar/io/core/Sink.java:[32,8] auto-closeable resource org.apache.pulsar.io.core.Sink&lt;T&gt; has a member method close() that could throw InterruptedException</text:p>
      <text:p text:style-name="Standard">[WARNING] /home/mostafij/Desktop/Github/pulsar/pulsar-io/core/src/main/java/org/apache/pulsar/io/core/annotations/Connector.java:[63,5] found raw type: java.lang.Class</text:p>
      <text:p text:style-name="Standard"><text:s text:c="2"/>missing type arguments for generic class java.lang.Class&lt;T&gt;</text:p>
      <text:p text:style-name="Standard">[INFO] </text:p>
      <text:p text:style-name="Standard">[INFO] --- maven-resources-plugin:3.1.0:testResources (default-testResources) @ pulsar-io-core ---</text:p>
      <text:p text:style-name="Standard">[INFO] Using 'UTF-8' encoding to copy filtered resources.</text:p>
      <text:p text:style-name="Standard">[INFO] skip non existing resourceDirectory /home/mostafij/Desktop/Github/pulsar/pulsar-io/core/src/test/resources</text:p>
      <text:p text:style-name="Standard">[INFO] Copying 3 resources</text:p>
      <text:p text:style-name="Standard">[INFO] </text:p>
      <text:p text:style-name="Standard">[INFO] --- maven-compiler-plugin:3.8.1:testCompile (default-testCompile) @ pulsar-io-core ---</text:p>
      <text:p text:style-name="Standard">[INFO] Compiling 3 source files to /home/mostafij/Desktop/Github/pulsar/pulsar-io/core/target/test-classes</text:p>
      <text:p text:style-name="Standard"><text:soft-page-break/>[WARNING] /home/mostafij/Desktop/Github/pulsar/pulsar-io/core/src/test/java/org/apache/pulsar/io/core/BatchPushSourceTest.java:[30,3] found raw type: org.apache.pulsar.io.core.BatchPushSource</text:p>
      <text:p text:style-name="Standard"><text:s text:c="2"/>missing type arguments for generic class org.apache.pulsar.io.core.BatchPushSource&lt;T&gt;</text:p>
      <text:p text:style-name="Standard">[WARNING] /home/mostafij/Desktop/Github/pulsar/pulsar-io/core/src/test/java/org/apache/pulsar/io/core/BatchPushSourceTest.java:[30,41] found raw type: org.apache.pulsar.io.core.BatchPushSource</text:p>
      <text:p text:style-name="Standard"><text:s text:c="2"/>missing type arguments for generic class org.apache.pulsar.io.core.BatchPushSource&lt;T&gt;</text:p>
      <text:p text:style-name="Standard">[WARNING] /home/mostafij/Desktop/Github/pulsar/pulsar-io/core/src/test/java/org/apache/pulsar/io/core/BatchPushSourceTest.java:[30,59] auto-closeable resource &lt;anonymous org.apache.pulsar.io.core.BatchPushSource&gt; has a member method close() that could throw InterruptedException</text:p>
      <text:p text:style-name="Standard">[WARNING] /home/mostafij/Desktop/Github/pulsar/pulsar-io/core/src/test/java/org/apache/pulsar/io/core/BatchPushSourceTest.java:[32,22] found raw type: java.util.Map</text:p>
      <text:p text:style-name="Standard"><text:s text:c="2"/>missing type arguments for generic class java.util.Map&lt;K,V&gt;</text:p>
      <text:p text:style-name="Standard">[WARNING] /home/mostafij/Desktop/Github/pulsar/pulsar-io/core/src/test/java/org/apache/pulsar/io/core/BatchPushSourceTest.java:[37,26] found raw type: java.util.function.Consumer</text:p>
      <text:p text:style-name="Standard"><text:s text:c="2"/>missing type arguments for generic class java.util.function.Consumer&lt;T&gt;</text:p>
      <text:p text:style-name="Standard">[WARNING] /home/mostafij/Desktop/Github/pulsar/pulsar-io/core/src/test/java/org/apache/pulsar/io/core/SinkTest.java:[34,19] auto-closeable resource org.apache.pulsar.io.core.SinkTest.TestSink has a member method close() that could throw InterruptedException</text:p>
      <text:p text:style-name="Standard">[WARNING] /home/mostafij/Desktop/Github/pulsar/pulsar-io/core/src/test/java/org/apache/pulsar/io/core/SinkTest.java:[56,9] found raw type: org.apache.pulsar.io.core.Sink</text:p>
      <text:p text:style-name="Standard"><text:s text:c="2"/>missing type arguments for generic class org.apache.pulsar.io.core.Sink&lt;T&gt;</text:p>
      <text:p text:style-name="Standard">[WARNING] /home/mostafij/Desktop/Github/pulsar/pulsar-io/core/src/test/java/org/apache/pulsar/io/core/SinkTest.java:[57,22] unchecked call to open(java.util.Map&lt;java.lang.String,java.lang.Object&gt;,org.apache.pulsar.io.core.SinkContext) as a member of the raw type org.apache.pulsar.io.core.Sink</text:p>
      <text:p text:style-name="Standard">[WARNING] /home/mostafij/Desktop/Github/pulsar/pulsar-io/core/src/test/java/org/apache/pulsar/io/core/SourceTest.java:[33,19] auto-closeable resource org.apache.pulsar.io.core.SourceTest.TestSource has a member method close() that could throw InterruptedException</text:p>
      <text:p text:style-name="Standard">[WARNING] /home/mostafij/Desktop/Github/pulsar/pulsar-io/core/src/test/java/org/apache/pulsar/io/core/SourceTest.java:[55,9] found raw type: org.apache.pulsar.io.core.Source</text:p>
      <text:p text:style-name="Standard"><text:s text:c="2"/>missing type arguments for generic class org.apache.pulsar.io.core.Source&lt;T&gt;</text:p>
      <text:p text:style-name="Standard">[WARNING] /home/mostafij/Desktop/Github/pulsar/pulsar-io/core/src/test/java/org/apache/pulsar/io/core/SourceTest.java:[56,24] unchecked call to open(java.util.Map&lt;java.lang.String,java.lang.Object&gt;,org.apache.pulsar.io.core.SourceContext) as a member of the raw type org.apache.pulsar.io.core.Source</text:p>
      <text:p text:style-name="Standard">[INFO] </text:p>
      <text:p text:style-name="Standard">[INFO] --- maven-surefire-plugin:3.0.0-M3:test (default-test) @ pulsar-io-core ---</text:p>
      <text:p text:style-name="Standard">[INFO] </text:p>
      <text:p text:style-name="Standard">[INFO] -------------------------------------------------------</text:p>
      <text:p text:style-name="Standard">[INFO] <text:s/>T E S T S</text:p>
      <text:p text:style-name="Standard">[INFO] -------------------------------------------------------</text:p>
      <text:p text:style-name="Standard">[INFO] Running org.apache.pulsar.io.core.SourceTest</text:p>
      <text:p text:style-name="Standard">[INFO] Running org.apache.pulsar.io.core.BatchPushSourceTest</text:p>
      <text:p text:style-name="Standard">[INFO] Running org.apache.pulsar.io.core.SinkTest</text:p>
      <text:p text:style-name="Standard">[INFO] Tests run: 1, Failures: 0, Errors: 0, Skipped: 0, Time elapsed: 5.812 s - in org.apache.pulsar.io.core.BatchPushSourceTest</text:p>
      <text:p text:style-name="Standard">[INFO] Tests run: 1, Failures: 0, Errors: 0, Skipped: 0, Time elapsed: 6.789 s - in org.apache.pulsar.io.core.SourceTest</text:p>
      <text:p text:style-name="Standard"><text:soft-page-break/>[INFO] Tests run: 1, Failures: 0, Errors: 0, Skipped: 0, Time elapsed: 6.128 s - in org.apache.pulsar.io.core.SinkTest</text:p>
      <text:p text:style-name="Standard">[INFO] </text:p>
      <text:p text:style-name="Standard">[INFO] Results:</text:p>
      <text:p text:style-name="Standard">[INFO] </text:p>
      <text:p text:style-name="Standard">[INFO] Tests run: 3, Failures: 0, Errors: 0, Skipped: 0</text:p>
      <text:p text:style-name="Standard">[INFO] </text:p>
      <text:p text:style-name="Standard">[INFO] </text:p>
      <text:p text:style-name="Standard">[INFO] -------&lt; org.apache.pulsar:pulsar-io-batch-discovery-triggerers &gt;-------</text:p>
      <text:p text:style-name="Standard">[INFO] Building Pulsar IO :: Batch Discovery Triggerers 2.8.0-SNAPSHOT [31/127]</text:p>
      <text:p text:style-name="Standard">[INFO] --------------------------------[ jar ]---------------------------------</text:p>
      <text:p text:style-name="Standard">[INFO] </text:p>
      <text:p text:style-name="Standard">[INFO] --- maven-clean-plugin:3.1.0:clean (default-clean) @ pulsar-io-batch-discovery-triggerers ---</text:p>
      <text:p text:style-name="Standard">[INFO] </text:p>
      <text:p text:style-name="Standard">[INFO] --- maven-enforcer-plugin:3.0.0-M3:enforce (enforce-maven-version) @ pulsar-io-batch-discovery-triggerers ---</text:p>
      <text:p text:style-name="Standard">[INFO] </text:p>
      <text:p text:style-name="Standard">[INFO] --- maven-enforcer-plugin:3.0.0-M3:enforce (enforce-maven) @ pulsar-io-batch-discovery-triggerers ---</text:p>
      <text:p text:style-name="Standard">[INFO] </text:p>
      <text:p text:style-name="Standard">[INFO] --- directory-maven-plugin:0.3.1:directory-of (directories) @ pulsar-io-batch-discovery-triggerers ---</text:p>
      <text:p text:style-name="Standard">[INFO] Directory of org.apache.pulsar:pulsar set to: /home/mostafij/Desktop/Github/pulsar</text:p>
      <text:p text:style-name="Standard">[INFO] </text:p>
      <text:p text:style-name="Standard">[INFO] --- maven-remote-resources-plugin:1.7.0:process (process-resource-bundles) @ pulsar-io-batch-discovery-triggerers ---</text:p>
      <text:p text:style-name="Standard">[INFO] Preparing remote bundle org.apache:apache-jar-resource-bundle:1.4</text:p>
      <text:p text:style-name="Standard">[INFO] Copying 3 resources from 1 bundle.</text:p>
      <text:p text:style-name="Standard">[INFO] </text:p>
      <text:p text:style-name="Standard">[INFO] --- maven-resources-plugin:3.1.0:resources (default-resources) @ pulsar-io-batch-discovery-triggerers ---</text:p>
      <text:p text:style-name="Standard">[INFO] Using 'UTF-8' encoding to copy filtered resources.</text:p>
      <text:p text:style-name="Standard">[INFO] Copying 1 resource</text:p>
      <text:p text:style-name="Standard">[INFO] Copying 3 resources</text:p>
      <text:p text:style-name="Standard">[INFO] </text:p>
      <text:p text:style-name="Standard">[INFO] --- maven-compiler-plugin:3.8.1:compile (default-compile) @ pulsar-io-batch-discovery-triggerers ---</text:p>
      <text:p text:style-name="Standard">[INFO] Compiling 2 source files to /home/mostafij/Desktop/Github/pulsar/pulsar-io/batch-discovery-triggerers/target/classes</text:p>
      <text:p text:style-name="Standard">[INFO] </text:p>
      <text:p text:style-name="Standard">[INFO] --- maven-resources-plugin:3.1.0:testResources (default-testResources) @ pulsar-io-batch-discovery-triggerers ---</text:p>
      <text:p text:style-name="Standard">[INFO] Using 'UTF-8' encoding to copy filtered resources.</text:p>
      <text:p text:style-name="Standard">[INFO] skip non existing resourceDirectory /home/mostafij/Desktop/Github/pulsar/pulsar-io/batch-discovery-triggerers/src/test/resources</text:p>
      <text:p text:style-name="Standard">[INFO] Copying 3 resources</text:p>
      <text:p text:style-name="Standard">[INFO] </text:p>
      <text:p text:style-name="Standard">[INFO] --- maven-compiler-plugin:3.8.1:testCompile (default-testCompile) @ pulsar-io-batch-discovery-triggerers ---</text:p>
      <text:p text:style-name="Standard"><text:soft-page-break/>[INFO] No sources to compile</text:p>
      <text:p text:style-name="Standard">[INFO] </text:p>
      <text:p text:style-name="Standard">[INFO] --- maven-surefire-plugin:3.0.0-M3:test (default-test) @ pulsar-io-batch-discovery-triggerers ---</text:p>
      <text:p text:style-name="Standard">[INFO] </text:p>
      <text:p text:style-name="Standard">[INFO] -------------&lt; org.apache.pulsar:pulsar-config-validation &gt;-------------</text:p>
      <text:p text:style-name="Standard">[INFO] Building pulsar-config-validation 2.8.0-SNAPSHOT <text:s text:c="15"/>[32/127]</text:p>
      <text:p text:style-name="Standard">[INFO] --------------------------------[ jar ]---------------------------------</text:p>
      <text:p text:style-name="Standard">[INFO] </text:p>
      <text:p text:style-name="Standard">[INFO] --- maven-clean-plugin:3.1.0:clean (default-clean) @ pulsar-config-validation ---</text:p>
      <text:p text:style-name="Standard">[INFO] </text:p>
      <text:p text:style-name="Standard">[INFO] --- maven-enforcer-plugin:3.0.0-M3:enforce (enforce-maven-version) @ pulsar-config-validation ---</text:p>
      <text:p text:style-name="Standard">[INFO] </text:p>
      <text:p text:style-name="Standard">[INFO] --- maven-enforcer-plugin:3.0.0-M3:enforce (enforce-maven) @ pulsar-config-validation ---</text:p>
      <text:p text:style-name="Standard">[INFO] </text:p>
      <text:p text:style-name="Standard">[INFO] --- directory-maven-plugin:0.3.1:directory-of (directories) @ pulsar-config-validation ---</text:p>
      <text:p text:style-name="Standard">[INFO] Directory of org.apache.pulsar:pulsar set to: /home/mostafij/Desktop/Github/pulsar</text:p>
      <text:p text:style-name="Standard">[INFO] </text:p>
      <text:p text:style-name="Standard">[INFO] --- maven-remote-resources-plugin:1.7.0:process (process-resource-bundles) @ pulsar-config-validation ---</text:p>
      <text:p text:style-name="Standard">[INFO] Preparing remote bundle org.apache:apache-jar-resource-bundle:1.4</text:p>
      <text:p text:style-name="Standard">[INFO] Copying 3 resources from 1 bundle.</text:p>
      <text:p text:style-name="Standard">[INFO] </text:p>
      <text:p text:style-name="Standard">[INFO] --- maven-resources-plugin:3.1.0:resources (default-resources) @ pulsar-config-validation ---</text:p>
      <text:p text:style-name="Standard">[INFO] Using 'UTF-8' encoding to copy filtered resources.</text:p>
      <text:p text:style-name="Standard">[INFO] skip non existing resourceDirectory /home/mostafij/Desktop/Github/pulsar/pulsar-config-validation/src/main/resources</text:p>
      <text:p text:style-name="Standard">[INFO] Copying 3 resources</text:p>
      <text:p text:style-name="Standard">[INFO] </text:p>
      <text:p text:style-name="Standard">[INFO] --- maven-compiler-plugin:3.8.1:compile (default-compile) @ pulsar-config-validation ---</text:p>
      <text:p text:style-name="Standard">[INFO] Compiling 6 source files to /home/mostafij/Desktop/Github/pulsar/pulsar-config-validation/target/classes</text:p>
      <text:p text:style-name="Standard">[WARNING] /home/mostafij/Desktop/Github/pulsar/pulsar-config-validation/src/main/java/org/apache/pulsar/config/validation/ConfigValidation.java:[34,26] found raw type: java.lang.Class</text:p>
      <text:p text:style-name="Standard"><text:s text:c="2"/>missing type arguments for generic class java.lang.Class&lt;T&gt;</text:p>
      <text:p text:style-name="Standard">[WARNING] /home/mostafij/Desktop/Github/pulsar/pulsar-config-validation/src/main/java/org/apache/pulsar/config/validation/ConfigValidation.java:[41,54] found raw type: java.lang.Class</text:p>
      <text:p text:style-name="Standard"><text:s text:c="2"/>missing type arguments for generic class java.lang.Class&lt;T&gt;</text:p>
      <text:p text:style-name="Standard">[WARNING] /home/mostafij/Desktop/Github/pulsar/pulsar-config-validation/src/main/java/org/apache/pulsar/config/validation/ConfigValidation.java:[63,54] found raw type: java.lang.Class</text:p>
      <text:p text:style-name="Standard"><text:s text:c="2"/>missing type arguments for generic class java.lang.Class&lt;T&gt;</text:p>
      <text:p text:style-name="Standard">[WARNING] /home/mostafij/Desktop/Github/pulsar/pulsar-config-validation/src/main/java/org/apache/pulsar/config/validation/ConfigValidation.java:[67,66] found raw type: java.lang.Class</text:p>
      <text:p text:style-name="Standard"><text:s text:c="2"/>missing type arguments for generic class java.lang.Class&lt;T&gt;</text:p>
      <text:p text:style-name="Standard">[WARNING] /home/mostafij/Desktop/Github/pulsar/pulsar-config-validation/src/main/java/org/apache/pulsar/config/validation/ConfigValidation.java:[71,102] found raw type: java.lang.Class</text:p>
      <text:p text:style-name="Standard"><text:s text:c="2"/>missing type arguments for generic class java.lang.Class&lt;T&gt;</text:p>
      <text:p text:style-name="Standard"><text:soft-page-break/>[WARNING] /home/mostafij/Desktop/Github/pulsar/pulsar-config-validation/src/main/java/org/apache/pulsar/config/validation/ConfigValidation.java:[116,25] redundant cast to java.lang.Object</text:p>
      <text:p text:style-name="Standard">[WARNING] /home/mostafij/Desktop/Github/pulsar/pulsar-config-validation/src/main/java/org/apache/pulsar/config/validation/ConfigValidationUtils.java:[34,51] found raw type: java.lang.Class</text:p>
      <text:p text:style-name="Standard"><text:s text:c="2"/>missing type arguments for generic class java.lang.Class&lt;T&gt;</text:p>
      <text:p text:style-name="Standard">[WARNING] /home/mostafij/Desktop/Github/pulsar/pulsar-config-validation/src/main/java/org/apache/pulsar/config/validation/ConfigValidationUtils.java:[61,49] found raw type: java.lang.Class</text:p>
      <text:p text:style-name="Standard"><text:s text:c="2"/>missing type arguments for generic class java.lang.Class&lt;T&gt;</text:p>
      <text:p text:style-name="Standard">[WARNING] /home/mostafij/Desktop/Github/pulsar/pulsar-config-validation/src/main/java/org/apache/pulsar/config/validation/ConfigValidationUtils.java:[106,48] found raw type: java.lang.Class</text:p>
      <text:p text:style-name="Standard"><text:s text:c="2"/>missing type arguments for generic class java.lang.Class&lt;T&gt;</text:p>
      <text:p text:style-name="Standard">[WARNING] /home/mostafij/Desktop/Github/pulsar/pulsar-config-validation/src/main/java/org/apache/pulsar/config/validation/ConfigValidationUtils.java:[106,59] found raw type: java.lang.Class</text:p>
      <text:p text:style-name="Standard"><text:s text:c="2"/>missing type arguments for generic class java.lang.Class&lt;T&gt;</text:p>
      <text:p text:style-name="Standard">[INFO] </text:p>
      <text:p text:style-name="Standard">[INFO] --- maven-resources-plugin:3.1.0:testResources (default-testResources) @ pulsar-config-validation ---</text:p>
      <text:p text:style-name="Standard">[INFO] Using 'UTF-8' encoding to copy filtered resources.</text:p>
      <text:p text:style-name="Standard">[INFO] skip non existing resourceDirectory /home/mostafij/Desktop/Github/pulsar/pulsar-config-validation/src/test/resources</text:p>
      <text:p text:style-name="Standard">[INFO] Copying 3 resources</text:p>
      <text:p text:style-name="Standard">[INFO] </text:p>
      <text:p text:style-name="Standard">[INFO] --- maven-compiler-plugin:3.8.1:testCompile (default-testCompile) @ pulsar-config-validation ---</text:p>
      <text:p text:style-name="Standard">[INFO] Compiling 2 source files to /home/mostafij/Desktop/Github/pulsar/pulsar-config-validation/target/test-classes</text:p>
      <text:p text:style-name="Standard">[WARNING] /home/mostafij/Desktop/Github/pulsar/pulsar-config-validation/src/test/java/org/apache/pulsar/config/validation/ConfigValidationTest.java:[35,19] found raw type: java.util.Map</text:p>
      <text:p text:style-name="Standard"><text:s text:c="2"/>missing type arguments for generic class java.util.Map&lt;K,V&gt;</text:p>
      <text:p text:style-name="Standard">[WARNING] /home/mostafij/Desktop/Github/pulsar/pulsar-config-validation/src/test/java/org/apache/pulsar/config/validation/ConfigValidationTest.java:[41,19] found raw type: java.util.Map</text:p>
      <text:p text:style-name="Standard"><text:s text:c="2"/>missing type arguments for generic class java.util.Map&lt;K,V&gt;</text:p>
      <text:p text:style-name="Standard">[WARNING] /home/mostafij/Desktop/Github/pulsar/pulsar-config-validation/src/test/java/org/apache/pulsar/config/validation/ConfigValidationTest.java:[69,16] found raw type: java.util.List</text:p>
      <text:p text:style-name="Standard"><text:s text:c="2"/>missing type arguments for generic class java.util.List&lt;E&gt;</text:p>
      <text:p text:style-name="Standard">[WARNING] /home/mostafij/Desktop/Github/pulsar/pulsar-config-validation/src/test/java/org/apache/pulsar/config/validation/ConfigValidationTest.java:[71,16] found raw type: java.util.Map</text:p>
      <text:p text:style-name="Standard"><text:s text:c="2"/>missing type arguments for generic class java.util.Map&lt;K,V&gt;</text:p>
      <text:p text:style-name="Standard">[WARNING] /home/mostafij/Desktop/Github/pulsar/pulsar-config-validation/src/test/java/org/apache/pulsar/config/validation/ConfigValidationTest.java:[73,16] found raw type: java.util.List</text:p>
      <text:p text:style-name="Standard"><text:s text:c="2"/>missing type arguments for generic class java.util.List&lt;E&gt;</text:p>
      <text:p text:style-name="Standard">[INFO] </text:p>
      <text:p text:style-name="Standard">[INFO] --- maven-surefire-plugin:3.0.0-M3:test (default-test) @ pulsar-config-validation ---</text:p>
      <text:p text:style-name="Standard">[INFO] </text:p>
      <text:p text:style-name="Standard">[INFO] -------------------------------------------------------</text:p>
      <text:p text:style-name="Standard">[INFO] <text:s/>T E S T S</text:p>
      <text:p text:style-name="Standard">[INFO] -------------------------------------------------------</text:p>
      <text:p text:style-name="Standard">[INFO] Running org.apache.pulsar.config.validation.ValidatorImplsTest</text:p>
      <text:p text:style-name="Standard">[INFO] Running org.apache.pulsar.config.validation.ConfigValidationTest</text:p>
      <text:p text:style-name="Standard"><text:soft-page-break/>[INFO] Tests run: 7, Failures: 0, Errors: 0, Skipped: 0, Time elapsed: 1.455 s - in org.apache.pulsar.config.validation.ConfigValidationTest</text:p>
      <text:p text:style-name="Standard">[INFO] Tests run: 8, Failures: 0, Errors: 0, Skipped: 0, Time elapsed: 1.884 s - in org.apache.pulsar.config.validation.ValidatorImplsTest</text:p>
      <text:p text:style-name="Standard">[INFO] </text:p>
      <text:p text:style-name="Standard">[INFO] Results:</text:p>
      <text:p text:style-name="Standard">[INFO] </text:p>
      <text:p text:style-name="Standard">[INFO] Tests run: 15, Failures: 0, Errors: 0, Skipped: 0</text:p>
      <text:p text:style-name="Standard">[INFO] </text:p>
      <text:p text:style-name="Standard">[INFO] </text:p>
      <text:p text:style-name="Standard">[INFO] --------------&lt; org.apache.pulsar:pulsar-functions-utils &gt;--------------</text:p>
      <text:p text:style-name="Standard">[INFO] Building Pulsar Functions :: Utils 2.8.0-SNAPSHOT <text:s text:c="14"/>[33/127]</text:p>
      <text:p text:style-name="Standard">[INFO] --------------------------------[ jar ]---------------------------------</text:p>
      <text:p text:style-name="Standard">[INFO] </text:p>
      <text:p text:style-name="Standard">[INFO] --- maven-clean-plugin:3.1.0:clean (default-clean) @ pulsar-functions-utils ---</text:p>
      <text:p text:style-name="Standard">[INFO] </text:p>
      <text:p text:style-name="Standard">[INFO] --- maven-enforcer-plugin:3.0.0-M3:enforce (enforce-maven-version) @ pulsar-functions-utils ---</text:p>
      <text:p text:style-name="Standard">[INFO] </text:p>
      <text:p text:style-name="Standard">[INFO] --- maven-enforcer-plugin:3.0.0-M3:enforce (enforce-maven) @ pulsar-functions-utils ---</text:p>
      <text:p text:style-name="Standard">[INFO] </text:p>
      <text:p text:style-name="Standard">[INFO] --- directory-maven-plugin:0.3.1:directory-of (directories) @ pulsar-functions-utils ---</text:p>
      <text:p text:style-name="Standard">[INFO] Directory of org.apache.pulsar:pulsar set to: /home/mostafij/Desktop/Github/pulsar</text:p>
      <text:p text:style-name="Standard">[INFO] </text:p>
      <text:p text:style-name="Standard">[INFO] --- maven-remote-resources-plugin:1.7.0:process (process-resource-bundles) @ pulsar-functions-utils ---</text:p>
      <text:p text:style-name="Standard">[INFO] Preparing remote bundle org.apache:apache-jar-resource-bundle:1.4</text:p>
      <text:p text:style-name="Standard">[INFO] Copying 3 resources from 1 bundle.</text:p>
      <text:p text:style-name="Standard">[INFO] </text:p>
      <text:p text:style-name="Standard">[INFO] --- maven-resources-plugin:3.1.0:resources (default-resources) @ pulsar-functions-utils ---</text:p>
      <text:p text:style-name="Standard">[INFO] Using 'UTF-8' encoding to copy filtered resources.</text:p>
      <text:p text:style-name="Standard">[INFO] skip non existing resourceDirectory /home/mostafij/Desktop/Github/pulsar/pulsar-functions/utils/src/main/resources</text:p>
      <text:p text:style-name="Standard">[INFO] Copying 3 resources</text:p>
      <text:p text:style-name="Standard">[INFO] </text:p>
      <text:p text:style-name="Standard">[INFO] --- maven-compiler-plugin:3.8.1:compile (default-compile) @ pulsar-functions-utils ---</text:p>
      <text:p text:style-name="Standard">[INFO] Compiling 22 source files to /home/mostafij/Desktop/Github/pulsar/pulsar-functions/utils/target/classes</text:p>
      <text:p text:style-name="Standard">[WARNING] /home/mostafij/Desktop/Github/pulsar/pulsar-functions/utils/src/main/java/org/apache/pulsar/functions/utils/Actions.java:[41,21] @Builder will ignore the initializing expression entirely. If you want the initializing expression to serve as default, add @Builder.Default. If it is not supposed to be settable during building, make the field final.</text:p>
      <text:p text:style-name="Standard">[WARNING] /home/mostafij/Desktop/Github/pulsar/pulsar-functions/utils/src/main/java/org/apache/pulsar/functions/utils/Actions.java:[43,22] @Builder will ignore the initializing expression entirely. If you want the initializing expression to serve as default, add @Builder.Default. If it is not supposed to be settable during building, make the field final.</text:p>
      <text:p text:style-name="Standard">[WARNING] /home/mostafij/Desktop/Github/pulsar/pulsar-functions/utils/src/main/java/org/apache/pulsar/functions/utils/ValidatorUtils.java:[107,9] found raw type: org.apache.pulsar.functions.api.SerDe</text:p>
      <text:p text:style-name="Standard"><text:s text:c="2"/>missing type arguments for generic class org.apache.pulsar.functions.api.SerDe&lt;T&gt;</text:p>
      <text:p text:style-name="Standard"><text:soft-page-break/>[WARNING] /home/mostafij/Desktop/Github/pulsar/pulsar-functions/utils/src/main/java/org/apache/pulsar/functions/utils/ValidatorUtils.java:[182,9] found raw type: java.lang.Class</text:p>
      <text:p text:style-name="Standard"><text:s text:c="2"/>missing type arguments for generic class java.lang.Class&lt;T&gt;</text:p>
      <text:p text:style-name="Standard">[WARNING] /home/mostafij/Desktop/Github/pulsar/pulsar-functions/utils/src/main/java/org/apache/pulsar/functions/utils/io/ConnectorUtils.java:[65,13] found raw type: java.lang.Class</text:p>
      <text:p text:style-name="Standard"><text:s text:c="2"/>missing type arguments for generic class java.lang.Class&lt;T&gt;</text:p>
      <text:p text:style-name="Standard">[WARNING] /home/mostafij/Desktop/Github/pulsar/pulsar-functions/utils/src/main/java/org/apache/pulsar/functions/utils/io/ConnectorUtils.java:[89,13] found raw type: java.lang.Class</text:p>
      <text:p text:style-name="Standard"><text:s text:c="2"/>missing type arguments for generic class java.lang.Class&lt;T&gt;</text:p>
      <text:p text:style-name="Standard">[WARNING] /home/mostafij/Desktop/Github/pulsar/pulsar-functions/utils/src/main/java/org/apache/pulsar/functions/utils/io/ConnectorUtils.java:[110,9] found raw type: java.lang.Class</text:p>
      <text:p text:style-name="Standard"><text:s text:c="2"/>missing type arguments for generic class java.lang.Class&lt;T&gt;</text:p>
      <text:p text:style-name="Standard">[WARNING] /home/mostafij/Desktop/Github/pulsar/pulsar-functions/utils/src/main/java/org/apache/pulsar/functions/utils/FunctionCommon.java:[80,47] found raw type: com.google.protobuf.AbstractMessage.Builder</text:p>
      <text:p text:style-name="Standard"><text:s text:c="2"/>missing type arguments for generic class com.google.protobuf.AbstractMessage.Builder&lt;BuilderType&gt;</text:p>
      <text:p text:style-name="Standard">[WARNING] /home/mostafij/Desktop/Github/pulsar/pulsar-functions/utils/src/main/java/org/apache/pulsar/functions/utils/FunctionCommon.java:[100,9] found raw type: java.lang.Class</text:p>
      <text:p text:style-name="Standard"><text:s text:c="2"/>missing type arguments for generic class java.lang.Class&lt;T&gt;</text:p>
      <text:p text:style-name="Standard">[WARNING] /home/mostafij/Desktop/Github/pulsar/pulsar-functions/utils/src/main/java/org/apache/pulsar/functions/utils/FunctionCommon.java:[104,47] found raw type: java.lang.Class</text:p>
      <text:p text:style-name="Standard"><text:s text:c="2"/>missing type arguments for generic class java.lang.Class&lt;T&gt;</text:p>
      <text:p text:style-name="Standard">[WARNING] /home/mostafij/Desktop/Github/pulsar/pulsar-functions/utils/src/main/java/org/apache/pulsar/functions/utils/FunctionCommon.java:[109,60] unchecked method invocation: method resolveRawArguments in class net.jodah.typetools.TypeResolver is applied to given types</text:p>
      <text:p text:style-name="Standard"><text:s text:c="2"/>required: java.lang.Class&lt;T&gt;,java.lang.Class&lt;S&gt;</text:p>
      <text:p text:style-name="Standard"><text:s text:c="2"/>found: java.lang.Class&lt;org.apache.pulsar.functions.api.WindowFunction&gt;,java.lang.Class</text:p>
      <text:p text:style-name="Standard">[WARNING] /home/mostafij/Desktop/Github/pulsar/pulsar-functions/utils/src/main/java/org/apache/pulsar/functions/utils/FunctionCommon.java:[109,83] unchecked conversion</text:p>
      <text:p text:style-name="Standard"><text:s text:c="2"/>required: java.lang.Class&lt;S&gt;</text:p>
      <text:p text:style-name="Standard"><text:s text:c="2"/>found: <text:s text:c="3"/>java.lang.Class</text:p>
      <text:p text:style-name="Standard">[WARNING] /home/mostafij/Desktop/Github/pulsar/pulsar-functions/utils/src/main/java/org/apache/pulsar/functions/utils/FunctionCommon.java:[111,60] unchecked method invocation: method resolveRawArguments in class net.jodah.typetools.TypeResolver is applied to given types</text:p>
      <text:p text:style-name="Standard"><text:s text:c="2"/>required: java.lang.Class&lt;T&gt;,java.lang.Class&lt;S&gt;</text:p>
      <text:p text:style-name="Standard"><text:s text:c="2"/>found: java.lang.Class&lt;java.util.function.Function&gt;,java.lang.Class</text:p>
      <text:p text:style-name="Standard">[WARNING] /home/mostafij/Desktop/Github/pulsar/pulsar-functions/utils/src/main/java/org/apache/pulsar/functions/utils/FunctionCommon.java:[111,96] unchecked conversion</text:p>
      <text:p text:style-name="Standard"><text:s text:c="2"/>required: java.lang.Class&lt;S&gt;</text:p>
      <text:p text:style-name="Standard"><text:s text:c="2"/>found: <text:s text:c="3"/>java.lang.Class</text:p>
      <text:p text:style-name="Standard">[WARNING] /home/mostafij/Desktop/Github/pulsar/pulsar-functions/utils/src/main/java/org/apache/pulsar/functions/utils/FunctionCommon.java:[122,60] unchecked method invocation: method resolveRawArguments in class net.jodah.typetools.TypeResolver is applied to given types</text:p>
      <text:p text:style-name="Standard"><text:s text:c="2"/>required: java.lang.Class&lt;T&gt;,java.lang.Class&lt;S&gt;</text:p>
      <text:p text:style-name="Standard"><text:s text:c="2"/>found: java.lang.Class&lt;org.apache.pulsar.functions.api.Function&gt;,java.lang.Class</text:p>
      <text:p text:style-name="Standard">[WARNING] /home/mostafij/Desktop/Github/pulsar/pulsar-functions/utils/src/main/java/org/apache/pulsar/functions/utils/FunctionCommon.java:[122,77] unchecked conversion</text:p>
      <text:p text:style-name="Standard"><text:s text:c="2"/>required: java.lang.Class&lt;S&gt;</text:p>
      <text:p text:style-name="Standard"><text:soft-page-break/><text:s text:c="2"/>found: <text:s text:c="3"/>java.lang.Class</text:p>
      <text:p text:style-name="Standard">[WARNING] /home/mostafij/Desktop/Github/pulsar/pulsar-functions/utils/src/main/java/org/apache/pulsar/functions/utils/FunctionCommon.java:[124,60] unchecked method invocation: method resolveRawArguments in class net.jodah.typetools.TypeResolver is applied to given types</text:p>
      <text:p text:style-name="Standard"><text:s text:c="2"/>required: java.lang.Class&lt;T&gt;,java.lang.Class&lt;S&gt;</text:p>
      <text:p text:style-name="Standard"><text:s text:c="2"/>found: java.lang.Class&lt;java.util.function.Function&gt;,java.lang.Class</text:p>
      <text:p text:style-name="Standard">[WARNING] /home/mostafij/Desktop/Github/pulsar/pulsar-functions/utils/src/main/java/org/apache/pulsar/functions/utils/FunctionCommon.java:[124,96] unchecked conversion</text:p>
      <text:p text:style-name="Standard"><text:s text:c="2"/>required: java.lang.Class&lt;S&gt;</text:p>
      <text:p text:style-name="Standard"><text:s text:c="2"/>found: <text:s text:c="3"/>java.lang.Class</text:p>
      <text:p text:style-name="Standard">[WARNING] /home/mostafij/Desktop/Github/pulsar/pulsar-functions/utils/src/main/java/org/apache/pulsar/functions/utils/FunctionCommon.java:[202,42] found raw type: java.lang.Class</text:p>
      <text:p text:style-name="Standard"><text:s text:c="2"/>missing type arguments for generic class java.lang.Class&lt;T&gt;</text:p>
      <text:p text:style-name="Standard">[WARNING] /home/mostafij/Desktop/Github/pulsar/pulsar-functions/utils/src/main/java/org/apache/pulsar/functions/utils/FunctionCommon.java:[205,51] unchecked method invocation: method resolveRawArgument in class net.jodah.typetools.TypeResolver is applied to given types</text:p>
      <text:p text:style-name="Standard"><text:s text:c="2"/>required: java.lang.Class&lt;T&gt;,java.lang.Class&lt;S&gt;</text:p>
      <text:p text:style-name="Standard"><text:s text:c="2"/>found: java.lang.Class&lt;org.apache.pulsar.io.core.Source&gt;,java.lang.Class</text:p>
      <text:p text:style-name="Standard">[WARNING] /home/mostafij/Desktop/Github/pulsar/pulsar-functions/utils/src/main/java/org/apache/pulsar/functions/utils/FunctionCommon.java:[205,66] unchecked conversion</text:p>
      <text:p text:style-name="Standard"><text:s text:c="2"/>required: java.lang.Class&lt;S&gt;</text:p>
      <text:p text:style-name="Standard"><text:s text:c="2"/>found: <text:s text:c="3"/>java.lang.Class</text:p>
      <text:p text:style-name="Standard">[WARNING] /home/mostafij/Desktop/Github/pulsar/pulsar-functions/utils/src/main/java/org/apache/pulsar/functions/utils/FunctionCommon.java:[207,51] unchecked method invocation: method resolveRawArgument in class net.jodah.typetools.TypeResolver is applied to given types</text:p>
      <text:p text:style-name="Standard"><text:s text:c="2"/>required: java.lang.Class&lt;T&gt;,java.lang.Class&lt;S&gt;</text:p>
      <text:p text:style-name="Standard"><text:s text:c="2"/>found: java.lang.Class&lt;org.apache.pulsar.io.core.BatchSource&gt;,java.lang.Class</text:p>
      <text:p text:style-name="Standard">[WARNING] /home/mostafij/Desktop/Github/pulsar/pulsar-functions/utils/src/main/java/org/apache/pulsar/functions/utils/FunctionCommon.java:[207,71] unchecked conversion</text:p>
      <text:p text:style-name="Standard"><text:s text:c="2"/>required: java.lang.Class&lt;S&gt;</text:p>
      <text:p text:style-name="Standard"><text:s text:c="2"/>found: <text:s text:c="3"/>java.lang.Class</text:p>
      <text:p text:style-name="Standard">[WARNING] /home/mostafij/Desktop/Github/pulsar/pulsar-functions/utils/src/main/java/org/apache/pulsar/functions/utils/FunctionCommon.java:[219,40] found raw type: java.lang.Class</text:p>
      <text:p text:style-name="Standard"><text:s text:c="2"/>missing type arguments for generic class java.lang.Class&lt;T&gt;</text:p>
      <text:p text:style-name="Standard">[WARNING] /home/mostafij/Desktop/Github/pulsar/pulsar-functions/utils/src/main/java/org/apache/pulsar/functions/utils/FunctionCommon.java:[220,47] unchecked method invocation: method resolveRawArgument in class net.jodah.typetools.TypeResolver is applied to given types</text:p>
      <text:p text:style-name="Standard"><text:s text:c="2"/>required: java.lang.Class&lt;T&gt;,java.lang.Class&lt;S&gt;</text:p>
      <text:p text:style-name="Standard"><text:s text:c="2"/>found: java.lang.Class&lt;org.apache.pulsar.io.core.Sink&gt;,java.lang.Class</text:p>
      <text:p text:style-name="Standard">[WARNING] /home/mostafij/Desktop/Github/pulsar/pulsar-functions/utils/src/main/java/org/apache/pulsar/functions/utils/FunctionCommon.java:[220,60] unchecked conversion</text:p>
      <text:p text:style-name="Standard"><text:s text:c="2"/>required: java.lang.Class&lt;S&gt;</text:p>
      <text:p text:style-name="Standard"><text:s text:c="2"/>found: <text:s text:c="3"/>java.lang.Class</text:p>
      <text:p text:style-name="Standard">[WARNING] /home/mostafij/Desktop/Github/pulsar/pulsar-functions/utils/src/main/java/org/apache/pulsar/functions/utils/FunctionCommon.java:[485,41] found raw type: java.lang.Enum</text:p>
      <text:p text:style-name="Standard"><text:s text:c="2"/>missing type arguments for generic class java.lang.Enum&lt;E&gt;</text:p>
      <text:p text:style-name="Standard">[WARNING] /home/mostafij/Desktop/Github/pulsar/pulsar-functions/utils/src/main/java/org/apache/pulsar/functions/utils/SourceConfigUtils.java:[281,9] found raw type: java.lang.Class</text:p>
      <text:p text:style-name="Standard"><text:s text:c="2"/>missing type arguments for generic class java.lang.Class&lt;T&gt;</text:p>
      <text:p text:style-name="Standard"><text:soft-page-break/>[WARNING] /home/mostafij/Desktop/Github/pulsar/pulsar-functions/utils/src/main/java/org/apache/pulsar/functions/utils/SourceConfigUtils.java:[474,17] found raw type: java.lang.Class</text:p>
      <text:p text:style-name="Standard"><text:s text:c="2"/>missing type arguments for generic class java.lang.Class&lt;T&gt;</text:p>
      <text:p text:style-name="Standard">[WARNING] /home/mostafij/Desktop/Github/pulsar/pulsar-functions/utils/src/main/java/org/apache/pulsar/functions/utils/SourceConfigUtils.java:[475,88] unchecked method invocation: method convertValue in class com.fasterxml.jackson.databind.ObjectMapper is applied to given types</text:p>
      <text:p text:style-name="Standard"><text:s text:c="2"/>required: java.lang.Object,java.lang.Class&lt;T&gt;</text:p>
      <text:p text:style-name="Standard"><text:s text:c="2"/>found: java.util.Map&lt;java.lang.String,java.lang.Object&gt;,java.lang.Class</text:p>
      <text:p text:style-name="Standard">[WARNING] /home/mostafij/Desktop/Github/pulsar/pulsar-functions/utils/src/main/java/org/apache/pulsar/functions/utils/SourceConfigUtils.java:[475,116] unchecked conversion</text:p>
      <text:p text:style-name="Standard"><text:s text:c="2"/>required: java.lang.Class&lt;T&gt;</text:p>
      <text:p text:style-name="Standard"><text:s text:c="2"/>found: <text:s text:c="3"/>java.lang.Class</text:p>
      <text:p text:style-name="Standard">[WARNING] /home/mostafij/Desktop/Github/pulsar/pulsar-functions/utils/src/main/java/org/apache/pulsar/functions/utils/functions/FunctionUtils.java:[62,13] found raw type: java.lang.Class</text:p>
      <text:p text:style-name="Standard"><text:s text:c="2"/>missing type arguments for generic class java.lang.Class&lt;T&gt;</text:p>
      <text:p text:style-name="Standard">[WARNING] /home/mostafij/Desktop/Github/pulsar/pulsar-functions/utils/src/main/java/org/apache/pulsar/functions/utils/FunctionConfigUtils.java:[485,13] found raw type: java.lang.Class</text:p>
      <text:p text:style-name="Standard"><text:s text:c="2"/>missing type arguments for generic class java.lang.Class&lt;T&gt;</text:p>
      <text:p text:style-name="Standard">[WARNING] /home/mostafij/Desktop/Github/pulsar/pulsar-functions/utils/src/main/java/org/apache/pulsar/functions/utils/Exceptions.java:[51,72] found raw type: java.lang.Class</text:p>
      <text:p text:style-name="Standard"><text:s text:c="2"/>missing type arguments for generic class java.lang.Class&lt;T&gt;</text:p>
      <text:p text:style-name="Standard">[WARNING] /home/mostafij/Desktop/Github/pulsar/pulsar-functions/utils/src/main/java/org/apache/pulsar/functions/utils/Exceptions.java:[53,18] found raw type: java.lang.Class</text:p>
      <text:p text:style-name="Standard"><text:s text:c="2"/>missing type arguments for generic class java.lang.Class&lt;T&gt;</text:p>
      <text:p text:style-name="Standard">[WARNING] /home/mostafij/Desktop/Github/pulsar/pulsar-functions/utils/src/main/java/org/apache/pulsar/functions/utils/SinkConfigUtils.java:[385,9] found raw type: java.lang.Class</text:p>
      <text:p text:style-name="Standard"><text:s text:c="2"/>missing type arguments for generic class java.lang.Class&lt;T&gt;</text:p>
      <text:p text:style-name="Standard">[WARNING] /home/mostafij/Desktop/Github/pulsar/pulsar-functions/utils/src/main/java/org/apache/pulsar/functions/utils/SinkConfigUtils.java:[571,17] found raw type: java.lang.Class</text:p>
      <text:p text:style-name="Standard"><text:s text:c="2"/>missing type arguments for generic class java.lang.Class&lt;T&gt;</text:p>
      <text:p text:style-name="Standard">[WARNING] /home/mostafij/Desktop/Github/pulsar/pulsar-functions/utils/src/main/java/org/apache/pulsar/functions/utils/SinkConfigUtils.java:[573,74] unchecked method invocation: method convertValue in class com.fasterxml.jackson.databind.ObjectMapper is applied to given types</text:p>
      <text:p text:style-name="Standard"><text:s text:c="2"/>required: java.lang.Object,java.lang.Class&lt;T&gt;</text:p>
      <text:p text:style-name="Standard"><text:s text:c="2"/>found: java.util.Map&lt;java.lang.String,java.lang.Object&gt;,java.lang.Class</text:p>
      <text:p text:style-name="Standard">[WARNING] /home/mostafij/Desktop/Github/pulsar/pulsar-functions/utils/src/main/java/org/apache/pulsar/functions/utils/SinkConfigUtils.java:[573,100] unchecked conversion</text:p>
      <text:p text:style-name="Standard"><text:s text:c="2"/>required: java.lang.Class&lt;T&gt;</text:p>
      <text:p text:style-name="Standard"><text:s text:c="2"/>found: <text:s text:c="3"/>java.lang.Class</text:p>
      <text:p text:style-name="Standard">[INFO] </text:p>
      <text:p text:style-name="Standard">[INFO] --- maven-resources-plugin:3.1.0:testResources (default-testResources) @ pulsar-functions-utils ---</text:p>
      <text:p text:style-name="Standard">[INFO] Using 'UTF-8' encoding to copy filtered resources.</text:p>
      <text:p text:style-name="Standard">[INFO] skip non existing resourceDirectory /home/mostafij/Desktop/Github/pulsar/pulsar-functions/utils/src/test/resources</text:p>
      <text:p text:style-name="Standard">[INFO] Copying 3 resources</text:p>
      <text:p text:style-name="Standard">[INFO] </text:p>
      <text:p text:style-name="Standard">[INFO] --- maven-compiler-plugin:3.8.1:testCompile (default-testCompile) @ pulsar-functions-utils ---</text:p>
      <text:p text:style-name="Standard"><text:soft-page-break/>[INFO] Compiling 9 source files to /home/mostafij/Desktop/Github/pulsar/pulsar-functions/utils/target/test-classes</text:p>
      <text:p text:style-name="Standard">[WARNING] /home/mostafij/Desktop/Github/pulsar/pulsar-functions/utils/src/test/java/org/apache/pulsar/functions/utils/ActionsTest.java:[40,56] unchecked conversion</text:p>
      <text:p text:style-name="Standard"><text:s text:c="2"/>required: java.util.function.Supplier&lt;org.apache.pulsar.functions.utils.Actions.ActionResult&gt;</text:p>
      <text:p text:style-name="Standard"><text:s text:c="2"/>found: <text:s text:c="3"/>java.util.function.Supplier</text:p>
      <text:p text:style-name="Standard">[WARNING] /home/mostafij/Desktop/Github/pulsar/pulsar-functions/utils/src/test/java/org/apache/pulsar/functions/utils/ActionsTest.java:[43,56] unchecked conversion</text:p>
      <text:p text:style-name="Standard"><text:s text:c="2"/>required: java.util.function.Supplier&lt;org.apache.pulsar.functions.utils.Actions.ActionResult&gt;</text:p>
      <text:p text:style-name="Standard"><text:s text:c="2"/>found: <text:s text:c="3"/>java.util.function.Supplier</text:p>
      <text:p text:style-name="Standard">[WARNING] /home/mostafij/Desktop/Github/pulsar/pulsar-functions/utils/src/test/java/org/apache/pulsar/functions/utils/ActionsTest.java:[46,72] unchecked conversion</text:p>
      <text:p text:style-name="Standard"><text:s text:c="2"/>required: java.util.function.Consumer&lt;org.apache.pulsar.functions.utils.Actions.ActionResult&gt;</text:p>
      <text:p text:style-name="Standard"><text:s text:c="2"/>found: <text:s text:c="3"/>java.util.function.Consumer</text:p>
      <text:p text:style-name="Standard">[WARNING] /home/mostafij/Desktop/Github/pulsar/pulsar-functions/utils/src/test/java/org/apache/pulsar/functions/utils/ActionsTest.java:[47,74] unchecked conversion</text:p>
      <text:p text:style-name="Standard"><text:s text:c="2"/>required: java.util.function.Consumer&lt;org.apache.pulsar.functions.utils.Actions.ActionResult&gt;</text:p>
      <text:p text:style-name="Standard"><text:s text:c="2"/>found: <text:s text:c="3"/>java.util.function.Consumer</text:p>
      <text:p text:style-name="Standard">[WARNING] /home/mostafij/Desktop/Github/pulsar/pulsar-functions/utils/src/test/java/org/apache/pulsar/functions/utils/ActionsTest.java:[81,25] unchecked conversion</text:p>
      <text:p text:style-name="Standard"><text:s text:c="2"/>required: java.util.function.Supplier&lt;org.apache.pulsar.functions.utils.Actions.ActionResult&gt;</text:p>
      <text:p text:style-name="Standard"><text:s text:c="2"/>found: <text:s text:c="3"/>java.util.function.Supplier</text:p>
      <text:p text:style-name="Standard">[WARNING] /home/mostafij/Desktop/Github/pulsar/pulsar-functions/utils/src/test/java/org/apache/pulsar/functions/utils/ActionsTest.java:[84,25] unchecked conversion</text:p>
      <text:p text:style-name="Standard"><text:s text:c="2"/>required: java.util.function.Supplier&lt;org.apache.pulsar.functions.utils.Actions.ActionResult&gt;</text:p>
      <text:p text:style-name="Standard"><text:s text:c="2"/>found: <text:s text:c="3"/>java.util.function.Supplier</text:p>
      <text:p text:style-name="Standard">[WARNING] /home/mostafij/Desktop/Github/pulsar/pulsar-functions/utils/src/test/java/org/apache/pulsar/functions/utils/ActionsTest.java:[87,22] unchecked conversion</text:p>
      <text:p text:style-name="Standard"><text:s text:c="2"/>required: java.util.function.Consumer&lt;org.apache.pulsar.functions.utils.Actions.ActionResult&gt;</text:p>
      <text:p text:style-name="Standard"><text:s text:c="2"/>found: <text:s text:c="3"/>java.util.function.Consumer</text:p>
      <text:p text:style-name="Standard">[WARNING] /home/mostafij/Desktop/Github/pulsar/pulsar-functions/utils/src/test/java/org/apache/pulsar/functions/utils/ActionsTest.java:[88,24] unchecked conversion</text:p>
      <text:p text:style-name="Standard"><text:s text:c="2"/>required: java.util.function.Consumer&lt;org.apache.pulsar.functions.utils.Actions.ActionResult&gt;</text:p>
      <text:p text:style-name="Standard"><text:s text:c="2"/>found: <text:s text:c="3"/>java.util.function.Consumer</text:p>
      <text:p text:style-name="Standard">[WARNING] /home/mostafij/Desktop/Github/pulsar/pulsar-functions/utils/src/test/java/org/apache/pulsar/functions/utils/ActionsTest.java:[124,25] unchecked conversion</text:p>
      <text:p text:style-name="Standard"><text:s text:c="2"/>required: java.util.function.Supplier&lt;org.apache.pulsar.functions.utils.Actions.ActionResult&gt;</text:p>
      <text:p text:style-name="Standard"><text:s text:c="2"/>found: <text:s text:c="3"/>java.util.function.Supplier</text:p>
      <text:p text:style-name="Standard">[WARNING] /home/mostafij/Desktop/Github/pulsar/pulsar-functions/utils/src/test/java/org/apache/pulsar/functions/utils/ActionsTest.java:[127,25] unchecked conversion</text:p>
      <text:p text:style-name="Standard"><text:s text:c="2"/>required: java.util.function.Supplier&lt;org.apache.pulsar.functions.utils.Actions.ActionResult&gt;</text:p>
      <text:p text:style-name="Standard"><text:s text:c="2"/>found: <text:s text:c="3"/>java.util.function.Supplier</text:p>
      <text:p text:style-name="Standard">[WARNING] /home/mostafij/Desktop/Github/pulsar/pulsar-functions/utils/src/test/java/org/apache/pulsar/functions/utils/ActionsTest.java:[130,22] unchecked conversion</text:p>
      <text:p text:style-name="Standard"><text:s text:c="2"/>required: java.util.function.Consumer&lt;org.apache.pulsar.functions.utils.Actions.ActionResult&gt;</text:p>
      <text:p text:style-name="Standard"><text:s text:c="2"/>found: <text:s text:c="3"/>java.util.function.Consumer</text:p>
      <text:p text:style-name="Standard">[WARNING] /home/mostafij/Desktop/Github/pulsar/pulsar-functions/utils/src/test/java/org/apache/pulsar/functions/utils/ActionsTest.java:[131,24] unchecked conversion</text:p>
      <text:p text:style-name="Standard"><text:s text:c="2"/>required: java.util.function.Consumer&lt;org.apache.pulsar.functions.utils.Actions.ActionResult&gt;</text:p>
      <text:p text:style-name="Standard"><text:soft-page-break/><text:s text:c="2"/>found: <text:s text:c="3"/>java.util.function.Consumer</text:p>
      <text:p text:style-name="Standard">[INFO] </text:p>
      <text:p text:style-name="Standard">[INFO] --- maven-surefire-plugin:3.0.0-M3:test (default-test) @ pulsar-functions-utils ---</text:p>
      <text:p text:style-name="Standard">[INFO] </text:p>
      <text:p text:style-name="Standard">[INFO] -------------------------------------------------------</text:p>
      <text:p text:style-name="Standard">[INFO] <text:s/>T E S T S</text:p>
      <text:p text:style-name="Standard">[INFO] -------------------------------------------------------</text:p>
      <text:p text:style-name="Standard">[INFO] Running org.apache.pulsar.functions.utils.WindowConfigUtilsTest</text:p>
      <text:p text:style-name="Standard">[INFO] Running org.apache.pulsar.functions.utils.FunctionMetaDataUtilsTest</text:p>
      <text:p text:style-name="Standard">[INFO] Running org.apache.pulsar.functions.utils.SourceConfigUtilsTest</text:p>
      <text:p text:style-name="Standard">[INFO] Running org.apache.pulsar.functions.utils.ExceptionsTest</text:p>
      <text:p text:style-name="Standard">[INFO] Tests run: 6, Failures: 0, Errors: 0, Skipped: 0, Time elapsed: 9.63 s - in org.apache.pulsar.functions.utils.WindowConfigUtilsTest</text:p>
      <text:p text:style-name="Standard">[INFO] Running org.apache.pulsar.functions.utils.ActionsTest</text:p>
      <text:p text:style-name="Standard">[INFO] Tests run: 3, Failures: 0, Errors: 0, Skipped: 0, Time elapsed: 9.799 s - in org.apache.pulsar.functions.utils.FunctionMetaDataUtilsTest</text:p>
      <text:p text:style-name="Standard">[INFO] Running org.apache.pulsar.functions.utils.SinkConfigUtilsTest</text:p>
      <text:p text:style-name="Standard">[INFO] Tests run: 9, Failures: 0, Errors: 0, Skipped: 0, Time elapsed: 8.627 s - in org.apache.pulsar.functions.utils.ExceptionsTest</text:p>
      <text:p text:style-name="Standard">[INFO] Running org.apache.pulsar.functions.utils.FunctionInstanceIdTest</text:p>
      <text:p text:style-name="Standard">[INFO] Tests run: 3, Failures: 0, Errors: 0, Skipped: 0, Time elapsed: 1.703 s - in org.apache.pulsar.functions.utils.FunctionInstanceIdTest</text:p>
      <text:p text:style-name="Standard">[INFO] Running org.apache.pulsar.functions.utils.FunctionConfigUtilsTest</text:p>
      <text:p text:style-name="Standard">[INFO] Tests run: 1, Failures: 0, Errors: 0, Skipped: 0, Time elapsed: 4.495 s - in org.apache.pulsar.functions.utils.ActionsTest</text:p>
      <text:p text:style-name="Standard">[INFO] Running org.apache.pulsar.functions.utils.FunctionCommonTest</text:p>
      <text:p text:style-name="Standard">[INFO] Tests run: 31, Failures: 0, Errors: 0, Skipped: 0, Time elapsed: 6.388 s - in org.apache.pulsar.functions.utils.FunctionConfigUtilsTest</text:p>
      <text:p text:style-name="Standard">[INFO] Tests run: 5, Failures: 0, Errors: 0, Skipped: 0, Time elapsed: 6.011 s - in org.apache.pulsar.functions.utils.FunctionCommonTest</text:p>
      <text:p text:style-name="Standard">[INFO] Tests run: 20, Failures: 0, Errors: 0, Skipped: 0, Time elapsed: 16.002 s - in org.apache.pulsar.functions.utils.SinkConfigUtilsTest</text:p>
      <text:p text:style-name="Standard">[INFO] Tests run: 17, Failures: 0, Errors: 0, Skipped: 0, Time elapsed: 25.594 s - in org.apache.pulsar.functions.utils.SourceConfigUtilsTest</text:p>
      <text:p text:style-name="Standard">[INFO] </text:p>
      <text:p text:style-name="Standard">[INFO] Results:</text:p>
      <text:p text:style-name="Standard">[INFO] </text:p>
      <text:p text:style-name="Standard">[INFO] Tests run: 95, Failures: 0, Errors: 0, Skipped: 0</text:p>
      <text:p text:style-name="Standard">[INFO] </text:p>
      <text:p text:style-name="Standard">[INFO] </text:p>
      <text:p text:style-name="Standard">[INFO] -------------&lt; org.apache.pulsar:pulsar-functions-secrets &gt;-------------</text:p>
      <text:p text:style-name="Standard">[INFO] Building Pulsar Functions :: Secrets 2.8.0-SNAPSHOT <text:s text:c="12"/>[34/127]</text:p>
      <text:p text:style-name="Standard">[INFO] --------------------------------[ jar ]---------------------------------</text:p>
      <text:p text:style-name="Standard">[INFO] </text:p>
      <text:p text:style-name="Standard">[INFO] --- maven-clean-plugin:3.1.0:clean (default-clean) @ pulsar-functions-secrets ---</text:p>
      <text:p text:style-name="Standard">[INFO] </text:p>
      <text:p text:style-name="Standard">[INFO] --- maven-enforcer-plugin:3.0.0-M3:enforce (enforce-maven-version) @ pulsar-functions-secrets ---</text:p>
      <text:p text:style-name="Standard">[INFO] </text:p>
      <text:p text:style-name="Standard"><text:soft-page-break/>[INFO] --- maven-enforcer-plugin:3.0.0-M3:enforce (enforce-maven) @ pulsar-functions-secrets ---</text:p>
      <text:p text:style-name="Standard">[INFO] </text:p>
      <text:p text:style-name="Standard">[INFO] --- directory-maven-plugin:0.3.1:directory-of (directories) @ pulsar-functions-secrets ---</text:p>
      <text:p text:style-name="Standard">[INFO] Directory of org.apache.pulsar:pulsar set to: /home/mostafij/Desktop/Github/pulsar</text:p>
      <text:p text:style-name="Standard">[INFO] </text:p>
      <text:p text:style-name="Standard">[INFO] --- maven-remote-resources-plugin:1.7.0:process (process-resource-bundles) @ pulsar-functions-secrets ---</text:p>
      <text:p text:style-name="Standard">[INFO] Preparing remote bundle org.apache:apache-jar-resource-bundle:1.4</text:p>
      <text:p text:style-name="Standard">[INFO] Copying 3 resources from 1 bundle.</text:p>
      <text:p text:style-name="Standard">[INFO] </text:p>
      <text:p text:style-name="Standard">[INFO] --- maven-resources-plugin:3.1.0:resources (default-resources) @ pulsar-functions-secrets ---</text:p>
      <text:p text:style-name="Standard">[INFO] Using 'UTF-8' encoding to copy filtered resources.</text:p>
      <text:p text:style-name="Standard">[INFO] Copying 1 resource</text:p>
      <text:p text:style-name="Standard">[INFO] Copying 3 resources</text:p>
      <text:p text:style-name="Standard">[INFO] </text:p>
      <text:p text:style-name="Standard">[INFO] --- maven-compiler-plugin:3.8.1:compile (default-compile) @ pulsar-functions-secrets ---</text:p>
      <text:p text:style-name="Standard">[INFO] Compiling 7 source files to /home/mostafij/Desktop/Github/pulsar/pulsar-functions/secrets/target/classes</text:p>
      <text:p text:style-name="Standard">[WARNING] /home/mostafij/Desktop/Github/pulsar/pulsar-functions/secrets/src/main/java/org/apache/pulsar/functions/secretsproviderconfigurator/KubernetesSecretsProviderConfigurator.java:[88,78] unchecked cast</text:p>
      <text:p text:style-name="Standard"><text:s text:c="2"/>required: java.util.Map&lt;java.lang.String,java.lang.String&gt;</text:p>
      <text:p text:style-name="Standard"><text:s text:c="2"/>found: <text:s text:c="3"/>java.lang.Object</text:p>
      <text:p text:style-name="Standard">[WARNING] /home/mostafij/Desktop/Github/pulsar/pulsar-functions/secrets/src/main/java/org/apache/pulsar/functions/secretsproviderconfigurator/KubernetesSecretsProviderConfigurator.java:[119,82] unchecked cast</text:p>
      <text:p text:style-name="Standard"><text:s text:c="2"/>required: java.util.Map&lt;java.lang.String,java.lang.String&gt;</text:p>
      <text:p text:style-name="Standard"><text:s text:c="2"/>found: <text:s text:c="3"/>java.lang.Object</text:p>
      <text:p text:style-name="Standard">[INFO] </text:p>
      <text:p text:style-name="Standard">[INFO] --- maven-resources-plugin:3.1.0:testResources (default-testResources) @ pulsar-functions-secrets ---</text:p>
      <text:p text:style-name="Standard">[INFO] Using 'UTF-8' encoding to copy filtered resources.</text:p>
      <text:p text:style-name="Standard">[INFO] skip non existing resourceDirectory /home/mostafij/Desktop/Github/pulsar/pulsar-functions/secrets/src/test/resources</text:p>
      <text:p text:style-name="Standard">[INFO] Copying 3 resources</text:p>
      <text:p text:style-name="Standard">[INFO] </text:p>
      <text:p text:style-name="Standard">[INFO] --- maven-compiler-plugin:3.8.1:testCompile (default-testCompile) @ pulsar-functions-secrets ---</text:p>
      <text:p text:style-name="Standard">[INFO] Compiling 3 source files to /home/mostafij/Desktop/Github/pulsar/pulsar-functions/secrets/target/test-classes</text:p>
      <text:p text:style-name="Standard">[WARNING] /home/mostafij/Desktop/Github/pulsar/pulsar-functions/secrets/src/test/java/org/apache/pulsar/functions/secretsprovider/EnvironmentBasedSecretsProviderTest.java:[49,69] unchecked cast</text:p>
      <text:p text:style-name="Standard"><text:s text:c="2"/>required: java.util.Map&lt;java.lang.String,java.lang.String&gt;</text:p>
      <text:p text:style-name="Standard"><text:s text:c="2"/>found: <text:s text:c="3"/>java.lang.Object</text:p>
      <text:p text:style-name="Standard">[WARNING] /home/mostafij/Desktop/Github/pulsar/pulsar-functions/secrets/src/test/java/org/apache/pulsar/functions/secretsprovider/EnvironmentBasedSecretsProviderTest.java:[64,9] found raw type: java.lang.Class</text:p>
      <text:p text:style-name="Standard"><text:s text:c="2"/>missing type arguments for generic class java.lang.Class&lt;T&gt;</text:p>
      <text:p text:style-name="Standard"><text:soft-page-break/>[WARNING] /home/mostafij/Desktop/Github/pulsar/pulsar-functions/secrets/src/test/java/org/apache/pulsar/functions/secretsprovider/EnvironmentBasedSecretsProviderTest.java:[67,32] unchecked cast</text:p>
      <text:p text:style-name="Standard"><text:s text:c="2"/>required: java.util.Map&lt;java.lang.String,java.lang.String&gt;</text:p>
      <text:p text:style-name="Standard"><text:s text:c="2"/>found: <text:s text:c="3"/>java.lang.Object</text:p>
      <text:p text:style-name="Standard">[INFO] </text:p>
      <text:p text:style-name="Standard">[INFO] --- maven-surefire-plugin:3.0.0-M3:test (default-test) @ pulsar-functions-secrets ---</text:p>
      <text:p text:style-name="Standard">[INFO] </text:p>
      <text:p text:style-name="Standard">[INFO] -------------------------------------------------------</text:p>
      <text:p text:style-name="Standard">[INFO] <text:s/>T E S T S</text:p>
      <text:p text:style-name="Standard">[INFO] -------------------------------------------------------</text:p>
      <text:p text:style-name="Standard">[INFO] Running org.apache.pulsar.functions.secretsprovider.EnvironmentBasedSecretsProviderTest</text:p>
      <text:p text:style-name="Standard">[INFO] Running org.apache.pulsar.functions.secretsproviderconfigurator.KubernetesSecretsProviderConfiguratorTest</text:p>
      <text:p text:style-name="Standard">[INFO] Running org.apache.pulsar.functions.secretsprovider.ClearTextSecretsProviderTest</text:p>
      <text:p text:style-name="Standard">[INFO] Tests run: 1, Failures: 0, Errors: 0, Skipped: 0, Time elapsed: 4.821 s - in org.apache.pulsar.functions.secretsprovider.EnvironmentBasedSecretsProviderTest</text:p>
      <text:p text:style-name="Standard">[INFO] Tests run: 1, Failures: 0, Errors: 0, Skipped: 0, Time elapsed: 5.032 s - in org.apache.pulsar.functions.secretsproviderconfigurator.KubernetesSecretsProviderConfiguratorTest</text:p>
      <text:p text:style-name="Standard">[INFO] Tests run: 1, Failures: 0, Errors: 0, Skipped: 0, Time elapsed: 4.007 s - in org.apache.pulsar.functions.secretsprovider.ClearTextSecretsProviderTest</text:p>
      <text:p text:style-name="Standard">[INFO] </text:p>
      <text:p text:style-name="Standard">[INFO] Results:</text:p>
      <text:p text:style-name="Standard">[INFO] </text:p>
      <text:p text:style-name="Standard">[INFO] Tests run: 3, Failures: 0, Errors: 0, Skipped: 0</text:p>
      <text:p text:style-name="Standard">[INFO] </text:p>
      <text:p text:style-name="Standard">[INFO] </text:p>
      <text:p text:style-name="Standard">[INFO] ------------&lt; org.apache.pulsar:pulsar-functions-instance &gt;-------------</text:p>
      <text:p text:style-name="Standard">[INFO] Building Pulsar Functions :: Instance 2.8.0-SNAPSHOT <text:s text:c="11"/>[35/127]</text:p>
      <text:p text:style-name="Standard">[INFO] --------------------------------[ jar ]---------------------------------</text:p>
      <text:p text:style-name="Standard">[INFO] </text:p>
      <text:p text:style-name="Standard">[INFO] --- maven-clean-plugin:3.1.0:clean (default-clean) @ pulsar-functions-instance ---</text:p>
      <text:p text:style-name="Standard">[INFO] </text:p>
      <text:p text:style-name="Standard">[INFO] --- maven-enforcer-plugin:3.0.0-M3:enforce (enforce-maven-version) @ pulsar-functions-instance ---</text:p>
      <text:p text:style-name="Standard">[INFO] </text:p>
      <text:p text:style-name="Standard">[INFO] --- maven-enforcer-plugin:3.0.0-M3:enforce (enforce-maven) @ pulsar-functions-instance ---</text:p>
      <text:p text:style-name="Standard">[INFO] </text:p>
      <text:p text:style-name="Standard">[INFO] --- directory-maven-plugin:0.3.1:directory-of (directories) @ pulsar-functions-instance ---</text:p>
      <text:p text:style-name="Standard">[INFO] Directory of org.apache.pulsar:pulsar set to: /home/mostafij/Desktop/Github/pulsar</text:p>
      <text:p text:style-name="Standard">[INFO] </text:p>
      <text:p text:style-name="Standard">[INFO] --- maven-remote-resources-plugin:1.7.0:process (process-resource-bundles) @ pulsar-functions-instance ---</text:p>
      <text:p text:style-name="Standard">[INFO] Preparing remote bundle org.apache:apache-jar-resource-bundle:1.4</text:p>
      <text:p text:style-name="Standard">[INFO] Copying 3 resources from 1 bundle.</text:p>
      <text:p text:style-name="Standard">[INFO] </text:p>
      <text:p text:style-name="Standard">[INFO] --- maven-resources-plugin:3.1.0:resources (default-resources) @ pulsar-functions-instance ---</text:p>
      <text:p text:style-name="Standard">[INFO] Using 'UTF-8' encoding to copy filtered resources.</text:p>
      <text:p text:style-name="Standard">[INFO] Copying 1 resource</text:p>
      <text:p text:style-name="Standard">[INFO] Copying 3 resources</text:p>
      <text:p text:style-name="Standard"><text:soft-page-break/>[INFO] </text:p>
      <text:p text:style-name="Standard">[INFO] --- maven-compiler-plugin:3.8.1:compile (default-compile) @ pulsar-functions-instance ---</text:p>
      <text:p text:style-name="Standard">[INFO] Compiling 68 source files to /home/mostafij/Desktop/Github/pulsar/pulsar-functions/instance/target/classes</text:p>
      <text:p text:style-name="Standard">[WARNING] /home/mostafij/Desktop/Github/pulsar/pulsar-functions/instance/src/main/java/org/apache/pulsar/functions/source/SingleConsumerPulsarSourceConfig.java:[30,1] Generating equals/hashCode implementation but without a call to superclass, even though this class does not extend java.lang.Object. If this is intentional, add '@EqualsAndHashCode(callSuper=false)' to your type.</text:p>
      <text:p text:style-name="Standard">[WARNING] /home/mostafij/Desktop/Github/pulsar/pulsar-functions/instance/src/main/java/org/apache/pulsar/functions/instance/stats/SinkStatsManager.java:[88,5] Not generating getLatestSystemExceptions(): A method with that name already exists</text:p>
      <text:p text:style-name="Standard">[WARNING] /home/mostafij/Desktop/Github/pulsar/pulsar-functions/instance/src/main/java/org/apache/pulsar/functions/instance/stats/SinkStatsManager.java:[90,5] Not generating getLatestSinkExceptions(): A method with that name already exists</text:p>
      <text:p text:style-name="Standard">[WARNING] /home/mostafij/Desktop/Github/pulsar/pulsar-functions/instance/src/main/java/org/apache/pulsar/functions/source/MultiConsumerPulsarSourceConfig.java:[31,1] Generating equals/hashCode implementation but without a call to superclass, even though this class does not extend java.lang.Object. If this is intentional, add '@EqualsAndHashCode(callSuper=false)' to your type.</text:p>
      <text:p text:style-name="Standard">[WARNING] /home/mostafij/Desktop/Github/pulsar/pulsar-functions/instance/src/main/java/org/apache/pulsar/functions/instance/stats/SourceStatsManager.java:[88,5] Not generating getLatestSystemExceptions(): A method with that name already exists</text:p>
      <text:p text:style-name="Standard">[WARNING] /home/mostafij/Desktop/Github/pulsar/pulsar-functions/instance/src/main/java/org/apache/pulsar/functions/instance/stats/SourceStatsManager.java:[90,5] Not generating getLatestSourceExceptions(): A method with that name already exists</text:p>
      <text:p text:style-name="Standard">[WARNING] /home/mostafij/Desktop/Github/pulsar/pulsar-functions/instance/src/main/java/org/apache/pulsar/functions/source/batch/BatchSourceExecutor.java:[59,8] auto-closeable resource org.apache.pulsar.functions.source.batch.BatchSourceExecutor&lt;T&gt; has a member method close() that could throw InterruptedException</text:p>
      <text:p text:style-name="Standard">[WARNING] /home/mostafij/Desktop/Github/pulsar/pulsar-functions/instance/src/main/java/org/apache/pulsar/functions/source/batch/BatchSourceExecutor.java:[133,21] unchecked conversion</text:p>
      <text:p text:style-name="Standard"><text:s text:c="2"/>required: org.apache.pulsar.io.core.BatchSource&lt;T&gt;</text:p>
      <text:p text:style-name="Standard"><text:s text:c="2"/>found: <text:s text:c="3"/>org.apache.pulsar.io.core.BatchSource</text:p>
      <text:p text:style-name="Standard">[WARNING] /home/mostafij/Desktop/Github/pulsar/pulsar-functions/instance/src/main/java/org/apache/pulsar/functions/sink/PulsarSinkDisable.java:[30,8] auto-closeable resource org.apache.pulsar.functions.sink.PulsarSinkDisable&lt;T&gt; has a member method close() that could throw InterruptedException</text:p>
      <text:p text:style-name="Standard">[WARNING] /home/mostafij/Desktop/Github/pulsar/pulsar-functions/instance/src/main/java/org/apache/pulsar/functions/sink/PulsarSinkDisable.java:[32,25] found raw type: org.apache.pulsar.functions.sink.PulsarSinkDisable</text:p>
      <text:p text:style-name="Standard"><text:s text:c="2"/>missing type arguments for generic class org.apache.pulsar.functions.sink.PulsarSinkDisable&lt;T&gt;</text:p>
      <text:p text:style-name="Standard">[WARNING] /home/mostafij/Desktop/Github/pulsar/pulsar-functions/instance/src/main/java/org/apache/pulsar/functions/sink/PulsarSinkDisable.java:[32,58] found raw type: org.apache.pulsar.functions.sink.PulsarSinkDisable</text:p>
      <text:p text:style-name="Standard"><text:s text:c="2"/>missing type arguments for generic class org.apache.pulsar.functions.sink.PulsarSinkDisable&lt;T&gt;</text:p>
      <text:p text:style-name="Standard">[WARNING] /home/mostafij/Desktop/Github/pulsar/pulsar-functions/instance/src/main/java/org/apache/pulsar/functions/source/PulsarSource.java:[44,17] auto-closeable resource <text:soft-page-break/>org.apache.pulsar.functions.source.PulsarSource&lt;T&gt; has a member method close() that could throw InterruptedException</text:p>
      <text:p text:style-name="Standard">[WARNING] /home/mostafij/Desktop/Github/pulsar/pulsar-functions/instance/src/main/java/org/apache/pulsar/functions/source/PulsarSource.java:[64,69] found raw type: org.apache.pulsar.functions.source.PulsarSourceConsumerConfig</text:p>
      <text:p text:style-name="Standard"><text:s text:c="2"/>missing type arguments for generic class org.apache.pulsar.functions.source.PulsarSourceConsumerConfig&lt;T&gt;</text:p>
      <text:p text:style-name="Standard">[WARNING] /home/mostafij/Desktop/Github/pulsar/pulsar-functions/instance/src/main/java/org/apache/pulsar/functions/source/PulsarSource.java:[66,57] unchecked method invocation: method newConsumer in interface org.apache.pulsar.client.api.PulsarClient is applied to given types</text:p>
      <text:p text:style-name="Standard"><text:s text:c="2"/>required: org.apache.pulsar.client.api.Schema&lt;T&gt;</text:p>
      <text:p text:style-name="Standard"><text:s text:c="2"/>found: org.apache.pulsar.client.api.Schema</text:p>
      <text:p text:style-name="Standard">[WARNING] /home/mostafij/Desktop/Github/pulsar/pulsar-functions/instance/src/main/java/org/apache/pulsar/functions/source/PulsarSource.java:[66,72] unchecked conversion</text:p>
      <text:p text:style-name="Standard"><text:s text:c="2"/>required: org.apache.pulsar.client.api.Schema&lt;T&gt;</text:p>
      <text:p text:style-name="Standard"><text:s text:c="2"/>found: <text:s text:c="3"/>org.apache.pulsar.client.api.Schema</text:p>
      <text:p text:style-name="Standard">[WARNING] /home/mostafij/Desktop/Github/pulsar/pulsar-functions/instance/src/main/java/org/apache/pulsar/functions/source/PulsarSource.java:[69,34] unchecked conversion</text:p>
      <text:p text:style-name="Standard"><text:s text:c="2"/>required: org.apache.pulsar.client.api.ConsumerBuilder&lt;T&gt;</text:p>
      <text:p text:style-name="Standard"><text:s text:c="2"/>found: <text:s text:c="3"/>org.apache.pulsar.client.api.ConsumerBuilder</text:p>
      <text:p text:style-name="Standard">[WARNING] /home/mostafij/Desktop/Github/pulsar/pulsar-functions/instance/src/main/java/org/apache/pulsar/functions/source/PulsarSource.java:[72,25] unchecked method invocation: constructor &lt;init&gt; in class java.util.HashMap is applied to given types</text:p>
      <text:p text:style-name="Standard"><text:s text:c="2"/>required: java.util.Map&lt;? extends K,? extends V&gt;</text:p>
      <text:p text:style-name="Standard"><text:s text:c="2"/>found: java.util.Map</text:p>
      <text:p text:style-name="Standard">[WARNING] /home/mostafij/Desktop/Github/pulsar/pulsar-functions/instance/src/main/java/org/apache/pulsar/functions/source/PulsarSource.java:[72,65] unchecked conversion</text:p>
      <text:p text:style-name="Standard"><text:s text:c="2"/>required: java.util.Map&lt;? extends K,? extends V&gt;</text:p>
      <text:p text:style-name="Standard"><text:s text:c="2"/>found: <text:s text:c="3"/>java.util.Map</text:p>
      <text:p text:style-name="Standard">[WARNING] /home/mostafij/Desktop/Github/pulsar/pulsar-functions/instance/src/main/java/org/apache/pulsar/functions/source/PulsarSource.java:[72,24] unchecked method invocation: method loadConf in interface org.apache.pulsar.client.api.ConsumerBuilder is applied to given types</text:p>
      <text:p text:style-name="Standard"><text:s text:c="2"/>required: java.util.Map&lt;java.lang.String,java.lang.Object&gt;</text:p>
      <text:p text:style-name="Standard"><text:s text:c="2"/>found: java.util.HashMap</text:p>
      <text:p text:style-name="Standard">[WARNING] /home/mostafij/Desktop/Github/pulsar/pulsar-functions/instance/src/main/java/org/apache/pulsar/functions/source/PulsarSource.java:[72,25] unchecked conversion</text:p>
      <text:p text:style-name="Standard"><text:s text:c="2"/>required: java.util.Map&lt;java.lang.String,java.lang.Object&gt;</text:p>
      <text:p text:style-name="Standard"><text:s text:c="2"/>found: <text:s text:c="3"/>java.util.HashMap</text:p>
      <text:p text:style-name="Standard">[WARNING] /home/mostafij/Desktop/Github/pulsar/pulsar-functions/instance/src/main/java/org/apache/pulsar/functions/source/PulsarSource.java:[112,13] found raw type: org.apache.pulsar.client.impl.MessageImpl</text:p>
      <text:p text:style-name="Standard"><text:s text:c="2"/>missing type arguments for generic class org.apache.pulsar.client.impl.MessageImpl&lt;T&gt;</text:p>
      <text:p text:style-name="Standard">[WARNING] /home/mostafij/Desktop/Github/pulsar/pulsar-functions/instance/src/main/java/org/apache/pulsar/functions/source/PulsarSource.java:[113,44] unchecked conversion</text:p>
      <text:p text:style-name="Standard"><text:s text:c="2"/>required: org.apache.pulsar.client.api.Schema&lt;T&gt;</text:p>
      <text:p text:style-name="Standard"><text:s text:c="2"/>found: <text:s text:c="3"/>org.apache.pulsar.client.api.Schema</text:p>
      <text:p text:style-name="Standard">[WARNING] /home/mostafij/Desktop/Github/pulsar/pulsar-functions/instance/src/main/java/org/apache/pulsar/functions/source/PulsarSource.java:[115,13] found raw type: org.apache.pulsar.client.impl.TopicMessageImpl</text:p>
      <text:p text:style-name="Standard"><text:soft-page-break/><text:s text:c="2"/>missing type arguments for generic class org.apache.pulsar.client.impl.TopicMessageImpl&lt;T&gt;</text:p>
      <text:p text:style-name="Standard">[WARNING] /home/mostafij/Desktop/Github/pulsar/pulsar-functions/instance/src/main/java/org/apache/pulsar/functions/source/PulsarSource.java:[116,44] unchecked conversion</text:p>
      <text:p text:style-name="Standard"><text:s text:c="2"/>required: org.apache.pulsar.client.api.Schema&lt;T&gt;</text:p>
      <text:p text:style-name="Standard"><text:s text:c="2"/>found: <text:s text:c="3"/>org.apache.pulsar.client.api.Schema</text:p>
      <text:p text:style-name="Standard">[WARNING] /home/mostafij/Desktop/Github/pulsar/pulsar-functions/instance/src/main/java/org/apache/pulsar/functions/source/PulsarSource.java:[146,55] unchecked cast</text:p>
      <text:p text:style-name="Standard"><text:s text:c="2"/>required: org.apache.pulsar.client.api.Schema&lt;T&gt;</text:p>
      <text:p text:style-name="Standard"><text:s text:c="2"/>found: <text:s text:c="3"/>org.apache.pulsar.client.api.Schema&lt;capture#1 of ?&gt;</text:p>
      <text:p text:style-name="Standard">[WARNING] /home/mostafij/Desktop/Github/pulsar/pulsar-functions/instance/src/main/java/org/apache/pulsar/functions/source/PulsarSource.java:[148,55] unchecked cast</text:p>
      <text:p text:style-name="Standard"><text:s text:c="2"/>required: org.apache.pulsar.client.api.Schema&lt;T&gt;</text:p>
      <text:p text:style-name="Standard"><text:s text:c="2"/>found: <text:s text:c="3"/>org.apache.pulsar.client.api.Schema&lt;capture#2 of ?&gt;</text:p>
      <text:p text:style-name="Standard">[WARNING] /home/mostafij/Desktop/Github/pulsar/pulsar-functions/instance/src/main/java/org/apache/pulsar/functions/source/TopicSchema.java:[149,38] unchecked cast</text:p>
      <text:p text:style-name="Standard"><text:s text:c="2"/>required: org.apache.pulsar.client.api.Schema&lt;T&gt;</text:p>
      <text:p text:style-name="Standard"><text:s text:c="2"/>found: <text:s text:c="3"/>org.apache.pulsar.client.api.Schema&lt;byte[]&gt;</text:p>
      <text:p text:style-name="Standard">[WARNING] /home/mostafij/Desktop/Github/pulsar/pulsar-functions/instance/src/main/java/org/apache/pulsar/functions/source/TopicSchema.java:[153,51] unchecked cast</text:p>
      <text:p text:style-name="Standard"><text:s text:c="2"/>required: org.apache.pulsar.client.api.Schema&lt;T&gt;</text:p>
      <text:p text:style-name="Standard"><text:s text:c="2"/>found: <text:s text:c="3"/>org.apache.pulsar.client.api.Schema&lt;org.apache.pulsar.client.api.schema.GenericRecord&gt;</text:p>
      <text:p text:style-name="Standard">[WARNING] /home/mostafij/Desktop/Github/pulsar/pulsar-functions/instance/src/main/java/org/apache/pulsar/functions/source/TopicSchema.java:[156,38] unchecked cast</text:p>
      <text:p text:style-name="Standard"><text:s text:c="2"/>required: org.apache.pulsar.client.api.Schema&lt;T&gt;</text:p>
      <text:p text:style-name="Standard"><text:s text:c="2"/>found: <text:s text:c="3"/>org.apache.pulsar.client.api.Schema&lt;java.lang.String&gt;</text:p>
      <text:p text:style-name="Standard">[WARNING] /home/mostafij/Desktop/Github/pulsar/pulsar-functions/instance/src/main/java/org/apache/pulsar/functions/source/TopicSchema.java:[167,46] unchecked cast</text:p>
      <text:p text:style-name="Standard"><text:s text:c="2"/>required: org.apache.pulsar.client.api.Schema&lt;T&gt;</text:p>
      <text:p text:style-name="Standard"><text:s text:c="2"/>found: <text:s text:c="3"/>org.apache.pulsar.client.api.Schema&lt;org.apache.pulsar.common.schema.KeyValue&lt;byte[],byte[]&gt;&gt;</text:p>
      <text:p text:style-name="Standard">[WARNING] /home/mostafij/Desktop/Github/pulsar/pulsar-functions/instance/src/main/java/org/apache/pulsar/functions/source/TopicSchema.java:[170,49] unchecked conversion</text:p>
      <text:p text:style-name="Standard"><text:s text:c="2"/>required: org.apache.pulsar.client.api.Schema&lt;T&gt;</text:p>
      <text:p text:style-name="Standard"><text:s text:c="2"/>found: <text:s text:c="3"/>org.apache.pulsar.client.impl.schema.ProtobufSchema</text:p>
      <text:p text:style-name="Standard">[WARNING] /home/mostafij/Desktop/Github/pulsar/pulsar-functions/instance/src/main/java/org/apache/pulsar/functions/instance/JavaInstance.java:[48,23] found raw type: org.apache.pulsar.functions.api.Record</text:p>
      <text:p text:style-name="Standard"><text:s text:c="2"/>missing type arguments for generic class org.apache.pulsar.functions.api.Record&lt;T&gt;</text:p>
      <text:p text:style-name="Standard">[WARNING] /home/mostafij/Desktop/Github/pulsar/pulsar-functions/instance/src/main/java/org/apache/pulsar/functions/instance/JavaInstance.java:[49,23] found raw type: java.util.concurrent.CompletableFuture</text:p>
      <text:p text:style-name="Standard"><text:s text:c="2"/>missing type arguments for generic class java.util.concurrent.CompletableFuture&lt;T&gt;</text:p>
      <text:p text:style-name="Standard">[WARNING] /home/mostafij/Desktop/Github/pulsar/pulsar-functions/instance/src/main/java/org/apache/pulsar/functions/instance/JavaInstance.java:[46,5] found raw type: org.apache.pulsar.functions.api.Record</text:p>
      <text:p text:style-name="Standard"><text:s text:c="2"/>missing type arguments for generic class org.apache.pulsar.functions.api.Record&lt;T&gt;</text:p>
      <text:p text:style-name="Standard">[WARNING] /home/mostafij/Desktop/Github/pulsar/pulsar-functions/instance/src/main/java/org/apache/pulsar/functions/instance/JavaInstance.java:[46,5] found raw type: java.util.concurrent.CompletableFuture</text:p>
      <text:p text:style-name="Standard"><text:soft-page-break/><text:s text:c="2"/>missing type arguments for generic class java.util.concurrent.CompletableFuture&lt;T&gt;</text:p>
      <text:p text:style-name="Standard">[WARNING] /home/mostafij/Desktop/Github/pulsar/pulsar-functions/instance/src/main/java/org/apache/pulsar/functions/instance/JavaInstance.java:[48,30] found raw type: org.apache.pulsar.functions.api.Record</text:p>
      <text:p text:style-name="Standard"><text:s text:c="2"/>missing type arguments for generic class org.apache.pulsar.functions.api.Record&lt;T&gt;</text:p>
      <text:p text:style-name="Standard">[WARNING] /home/mostafij/Desktop/Github/pulsar/pulsar-functions/instance/src/main/java/org/apache/pulsar/functions/instance/JavaInstance.java:[49,41] found raw type: java.util.concurrent.CompletableFuture</text:p>
      <text:p text:style-name="Standard"><text:s text:c="2"/>missing type arguments for generic class java.util.concurrent.CompletableFuture&lt;T&gt;</text:p>
      <text:p text:style-name="Standard">[WARNING] /home/mostafij/Desktop/Github/pulsar/pulsar-functions/instance/src/main/java/org/apache/pulsar/functions/instance/JavaInstance.java:[54,13] found raw type: org.apache.pulsar.functions.api.Function</text:p>
      <text:p text:style-name="Standard"><text:s text:c="2"/>missing type arguments for generic class org.apache.pulsar.functions.api.Function&lt;I,O&gt;</text:p>
      <text:p text:style-name="Standard">[WARNING] /home/mostafij/Desktop/Github/pulsar/pulsar-functions/instance/src/main/java/org/apache/pulsar/functions/instance/JavaInstance.java:[55,31] found raw type: java.util.function.Function</text:p>
      <text:p text:style-name="Standard"><text:s text:c="2"/>missing type arguments for generic class java.util.function.Function&lt;T,R&gt;</text:p>
      <text:p text:style-name="Standard">[WARNING] /home/mostafij/Desktop/Github/pulsar/pulsar-functions/instance/src/main/java/org/apache/pulsar/functions/instance/JavaInstance.java:[84,57] found raw type: org.apache.pulsar.functions.api.Record</text:p>
      <text:p text:style-name="Standard"><text:s text:c="2"/>missing type arguments for generic class org.apache.pulsar.functions.api.Record&lt;T&gt;</text:p>
      <text:p text:style-name="Standard">[WARNING] /home/mostafij/Desktop/Github/pulsar/pulsar-functions/instance/src/main/java/org/apache/pulsar/functions/instance/JavaInstance.java:[96,42] unchecked call to process(I,org.apache.pulsar.functions.api.Context) as a member of the raw type org.apache.pulsar.functions.api.Function</text:p>
      <text:p text:style-name="Standard">[WARNING] /home/mostafij/Desktop/Github/pulsar/pulsar-functions/instance/src/main/java/org/apache/pulsar/functions/instance/JavaInstance.java:[98,48] unchecked call to apply(T) as a member of the raw type java.util.function.Function</text:p>
      <text:p text:style-name="Standard">[WARNING] /home/mostafij/Desktop/Github/pulsar/pulsar-functions/instance/src/main/java/org/apache/pulsar/functions/instance/JavaInstance.java:[112,63] unchecked call to whenCompleteAsync(java.util.function.BiConsumer&lt;? super T,? super java.lang.Throwable&gt;,java.util.concurrent.Executor) as a member of the raw type java.util.concurrent.CompletableFuture</text:p>
      <text:p text:style-name="Standard">[WARNING] /home/mostafij/Desktop/Github/pulsar/pulsar-functions/instance/src/main/java/org/apache/pulsar/functions/instance/JavaInstance.java:[135,49] found raw type: org.apache.pulsar.functions.api.Record</text:p>
      <text:p text:style-name="Standard"><text:s text:c="2"/>missing type arguments for generic class org.apache.pulsar.functions.api.Record&lt;T&gt;</text:p>
      <text:p text:style-name="Standard">[WARNING] /home/mostafij/Desktop/Github/pulsar/pulsar-functions/instance/src/main/java/org/apache/pulsar/functions/instance/stats/ComponentStatsManager.java:[43,21] found raw type: com.google.common.collect.EvictingQueue</text:p>
      <text:p text:style-name="Standard"><text:s text:c="2"/>missing type arguments for generic class com.google.common.collect.EvictingQueue&lt;E&gt;</text:p>
      <text:p text:style-name="Standard">[WARNING] /home/mostafij/Desktop/Github/pulsar/pulsar-functions/instance/src/main/java/org/apache/pulsar/functions/instance/stats/FunctionStatsManager.java:[429,16] unchecked conversion</text:p>
      <text:p text:style-name="Standard"><text:s text:c="2"/>required: com.google.common.collect.EvictingQueue&lt;org.apache.pulsar.functions.proto.InstanceCommunication.FunctionStatus.ExceptionInformation&gt;</text:p>
      <text:p text:style-name="Standard"><text:s text:c="2"/>found: <text:s text:c="3"/>com.google.common.collect.EvictingQueue</text:p>
      <text:p text:style-name="Standard">[WARNING] /home/mostafij/Desktop/Github/pulsar/pulsar-functions/instance/src/main/java/org/apache/pulsar/functions/instance/stats/FunctionStatsManager.java:[434,16] unchecked conversion</text:p>
      <text:p text:style-name="Standard"><text:soft-page-break/><text:s text:c="2"/>required: com.google.common.collect.EvictingQueue&lt;org.apache.pulsar.functions.proto.InstanceCommunication.FunctionStatus.ExceptionInformation&gt;</text:p>
      <text:p text:style-name="Standard"><text:s text:c="2"/>found: <text:s text:c="3"/>com.google.common.collect.EvictingQueue</text:p>
      <text:p text:style-name="Standard">[WARNING] /home/mostafij/Desktop/Github/pulsar/pulsar-functions/instance/src/main/java/org/apache/pulsar/functions/instance/ContextImpl.java:[441,40] &lt;O&gt;publish(java.lang.String,O) in org.apache.pulsar.functions.api.Context has been deprecated</text:p>
      <text:p text:style-name="Standard">[WARNING] /home/mostafij/Desktop/Github/pulsar/pulsar-functions/instance/src/main/java/org/apache/pulsar/functions/instance/ContextImpl.java:[447,40] &lt;O&gt;publish(java.lang.String,O,java.lang.String) in org.apache.pulsar.functions.api.Context has been deprecated</text:p>
      <text:p text:style-name="Standard">[WARNING] /home/mostafij/Desktop/Github/pulsar/pulsar-functions/instance/src/main/java/org/apache/pulsar/functions/instance/ContextImpl.java:[122,34] found raw type: org.apache.pulsar.client.api.Consumer</text:p>
      <text:p text:style-name="Standard"><text:s text:c="2"/>missing type arguments for generic class org.apache.pulsar.client.api.Consumer&lt;T&gt;</text:p>
      <text:p text:style-name="Standard">[WARNING] /home/mostafij/Desktop/Github/pulsar/pulsar-functions/instance/src/main/java/org/apache/pulsar/functions/instance/ContextImpl.java:[370,41] unchecked cast</text:p>
      <text:p text:style-name="Standard"><text:s text:c="2"/>required: S</text:p>
      <text:p text:style-name="Standard"><text:s text:c="2"/>found: <text:s text:c="3"/>org.apache.pulsar.functions.api.StateStore</text:p>
      <text:p text:style-name="Standard">[WARNING] /home/mostafij/Desktop/Github/pulsar/pulsar-functions/instance/src/main/java/org/apache/pulsar/functions/instance/ContextImpl.java:[511,53] unchecked cast</text:p>
      <text:p text:style-name="Standard"><text:s text:c="2"/>required: org.apache.pulsar.client.api.Producer&lt;O&gt;</text:p>
      <text:p text:style-name="Standard"><text:s text:c="2"/>found: <text:s text:c="3"/>org.apache.pulsar.client.api.Producer&lt;capture#3 of ?&gt;</text:p>
      <text:p text:style-name="Standard">[WARNING] /home/mostafij/Desktop/Github/pulsar/pulsar-functions/instance/src/main/java/org/apache/pulsar/functions/instance/ContextImpl.java:[513,70] unchecked cast</text:p>
      <text:p text:style-name="Standard"><text:s text:c="2"/>required: org.apache.pulsar.client.api.Producer&lt;O&gt;</text:p>
      <text:p text:style-name="Standard"><text:s text:c="2"/>found: <text:s text:c="3"/>org.apache.pulsar.client.api.Producer&lt;capture#4 of ?&gt;</text:p>
      <text:p text:style-name="Standard">[WARNING] /home/mostafij/Desktop/Github/pulsar/pulsar-functions/instance/src/main/java/org/apache/pulsar/functions/instance/ContextImpl.java:[518,98] unchecked cast</text:p>
      <text:p text:style-name="Standard"><text:s text:c="2"/>required: org.apache.pulsar.client.impl.ProducerBuilderImpl&lt;O&gt;</text:p>
      <text:p text:style-name="Standard"><text:s text:c="2"/>found: <text:s text:c="3"/>org.apache.pulsar.client.api.ProducerBuilder&lt;capture#5 of ?&gt;</text:p>
      <text:p text:style-name="Standard">[WARNING] /home/mostafij/Desktop/Github/pulsar/pulsar-functions/instance/src/main/java/org/apache/pulsar/functions/instance/ContextImpl.java:[542,102] unchecked cast</text:p>
      <text:p text:style-name="Standard"><text:s text:c="2"/>required: org.apache.pulsar.client.api.Producer&lt;O&gt;</text:p>
      <text:p text:style-name="Standard"><text:s text:c="2"/>found: <text:s text:c="3"/>org.apache.pulsar.client.api.Producer&lt;capture#6 of ?&gt;</text:p>
      <text:p text:style-name="Standard">[WARNING] /home/mostafij/Desktop/Github/pulsar/pulsar-functions/instance/src/main/java/org/apache/pulsar/functions/instance/ContextImpl.java:[690,14] found raw type: java.util.concurrent.CompletableFuture</text:p>
      <text:p text:style-name="Standard"><text:s text:c="2"/>missing type arguments for generic class java.util.concurrent.CompletableFuture&lt;T&gt;</text:p>
      <text:p text:style-name="Standard">[WARNING] /home/mostafij/Desktop/Github/pulsar/pulsar-functions/instance/src/main/java/org/apache/pulsar/functions/instance/ContextImpl.java:[712,57] found raw type: java.util.concurrent.CompletableFuture</text:p>
      <text:p text:style-name="Standard"><text:s text:c="2"/>missing type arguments for generic class java.util.concurrent.CompletableFuture&lt;T&gt;</text:p>
      <text:p text:style-name="Standard">[WARNING] /home/mostafij/Desktop/Github/pulsar/pulsar-functions/instance/src/main/java/org/apache/pulsar/functions/instance/SinkRecord.java:[114,95] unchecked cast</text:p>
      <text:p text:style-name="Standard"><text:s text:c="2"/>required: org.apache.pulsar.client.api.Schema&lt;T&gt;</text:p>
      <text:p text:style-name="Standard"><text:s text:c="2"/>found: <text:s text:c="3"/>org.apache.pulsar.client.api.Schema&lt;capture#7 of ?&gt;</text:p>
      <text:p text:style-name="Standard">[WARNING] /home/mostafij/Desktop/Github/pulsar/pulsar-functions/instance/src/main/java/org/apache/pulsar/functions/instance/SinkRecord.java:[116,88] unchecked cast</text:p>
      <text:p text:style-name="Standard"><text:soft-page-break/><text:s text:c="2"/>required: org.apache.pulsar.client.api.Schema&lt;T&gt;</text:p>
      <text:p text:style-name="Standard"><text:s text:c="2"/>found: <text:s text:c="3"/>org.apache.pulsar.client.api.Schema&lt;capture#8 of ?&gt;</text:p>
      <text:p text:style-name="Standard">[WARNING] /home/mostafij/Desktop/Github/pulsar/pulsar-functions/instance/src/main/java/org/apache/pulsar/functions/instance/SinkRecord.java:[123,13] found raw type: org.apache.pulsar.functions.api.KVRecord</text:p>
      <text:p text:style-name="Standard"><text:s text:c="2"/>missing type arguments for generic class org.apache.pulsar.functions.api.KVRecord&lt;K,V&gt;</text:p>
      <text:p text:style-name="Standard">[WARNING] /home/mostafij/Desktop/Github/pulsar/pulsar-functions/instance/src/main/java/org/apache/pulsar/functions/instance/SinkRecord.java:[124,37] unchecked method invocation: method of in class org.apache.pulsar.client.impl.schema.KeyValueSchema is applied to given types</text:p>
      <text:p text:style-name="Standard"><text:s text:c="2"/>required: org.apache.pulsar.client.api.Schema&lt;K&gt;,org.apache.pulsar.client.api.Schema&lt;V&gt;,org.apache.pulsar.common.schema.KeyValueEncodingType</text:p>
      <text:p text:style-name="Standard"><text:s text:c="2"/>found: org.apache.pulsar.client.api.Schema,org.apache.pulsar.client.api.Schema,org.apache.pulsar.common.schema.KeyValueEncodingType</text:p>
      <text:p text:style-name="Standard">[WARNING] /home/mostafij/Desktop/Github/pulsar/pulsar-functions/instance/src/main/java/org/apache/pulsar/functions/instance/SinkRecord.java:[124,59] unchecked conversion</text:p>
      <text:p text:style-name="Standard"><text:s text:c="2"/>required: org.apache.pulsar.client.api.Schema&lt;K&gt;</text:p>
      <text:p text:style-name="Standard"><text:s text:c="2"/>found: <text:s text:c="3"/>org.apache.pulsar.client.api.Schema</text:p>
      <text:p text:style-name="Standard">[WARNING] /home/mostafij/Desktop/Github/pulsar/pulsar-functions/instance/src/main/java/org/apache/pulsar/functions/instance/SinkRecord.java:[124,86] unchecked conversion</text:p>
      <text:p text:style-name="Standard"><text:s text:c="2"/>required: org.apache.pulsar.client.api.Schema&lt;V&gt;</text:p>
      <text:p text:style-name="Standard"><text:s text:c="2"/>found: <text:s text:c="3"/>org.apache.pulsar.client.api.Schema</text:p>
      <text:p text:style-name="Standard">[WARNING] /home/mostafij/Desktop/Github/pulsar/pulsar-functions/instance/src/main/java/org/apache/pulsar/functions/instance/SinkRecord.java:[124,37] unchecked conversion</text:p>
      <text:p text:style-name="Standard"><text:s text:c="2"/>required: org.apache.pulsar.client.api.Schema&lt;T&gt;</text:p>
      <text:p text:style-name="Standard"><text:s text:c="2"/>found: <text:s text:c="3"/>org.apache.pulsar.client.api.Schema</text:p>
      <text:p text:style-name="Standard">[WARNING] /home/mostafij/Desktop/Github/pulsar/pulsar-functions/instance/src/main/java/org/apache/pulsar/functions/source/PushPulsarSource.java:[29,17] auto-closeable resource org.apache.pulsar.functions.source.PushPulsarSource&lt;T&gt; has a member method close() that could throw InterruptedException</text:p>
      <text:p text:style-name="Standard">[WARNING] /home/mostafij/Desktop/Github/pulsar/pulsar-functions/instance/src/main/java/org/apache/pulsar/functions/instance/FunctionResultRouter.java:[56,32] found raw type: org.apache.pulsar.client.api.Message</text:p>
      <text:p text:style-name="Standard"><text:s text:c="2"/>missing type arguments for generic class org.apache.pulsar.client.api.Message&lt;T&gt;</text:p>
      <text:p text:style-name="Standard">[WARNING] /home/mostafij/Desktop/Github/pulsar/pulsar-functions/instance/src/main/java/org/apache/pulsar/functions/instance/state/BKStateStoreProviderImpl.java:[188,20] unchecked cast</text:p>
      <text:p text:style-name="Standard"><text:s text:c="2"/>required: S</text:p>
      <text:p text:style-name="Standard"><text:s text:c="2"/>found: <text:s text:c="3"/>org.apache.pulsar.functions.instance.state.BKStateStoreImpl</text:p>
      <text:p text:style-name="Standard">[WARNING] /home/mostafij/Desktop/Github/pulsar/pulsar-functions/instance/src/main/java/org/apache/pulsar/functions/windowing/WindowFunctionExecutor.java:[82,38] unchecked conversion</text:p>
      <text:p text:style-name="Standard"><text:s text:c="2"/>required: java.util.function.Function&lt;java.util.Collection&lt;I&gt;,O&gt;</text:p>
      <text:p text:style-name="Standard"><text:s text:c="2"/>found: <text:s text:c="3"/>java.util.function.Function</text:p>
      <text:p text:style-name="Standard">[WARNING] /home/mostafij/Desktop/Github/pulsar/pulsar-functions/instance/src/main/java/org/apache/pulsar/functions/windowing/WindowFunctionExecutor.java:[87,30] unchecked conversion</text:p>
      <text:p text:style-name="Standard"><text:s text:c="2"/>required: org.apache.pulsar.functions.api.WindowFunction&lt;I,O&gt;</text:p>
      <text:p text:style-name="Standard"><text:s text:c="2"/>found: <text:s text:c="3"/>org.apache.pulsar.functions.api.WindowFunction</text:p>
      <text:p text:style-name="Standard">[WARNING] /home/mostafij/Desktop/Github/pulsar/pulsar-functions/instance/src/main/java/org/apache/pulsar/functions/windowing/WindowFunctionExecutor.java:[167,40] unchecked cast</text:p>
      <text:p text:style-name="Standard"><text:soft-page-break/><text:s text:c="2"/>required: org.apache.pulsar.functions.windowing.TimestampExtractor&lt;I&gt;</text:p>
      <text:p text:style-name="Standard"><text:s text:c="2"/>found: <text:s text:c="3"/>java.lang.Object</text:p>
      <text:p text:style-name="Standard">[WARNING] /home/mostafij/Desktop/Github/pulsar/pulsar-functions/instance/src/main/java/org/apache/pulsar/functions/windowing/WindowFunctionExecutor.java:[240,20] &lt;O&gt;publish(java.lang.String,O,java.lang.String) in org.apache.pulsar.functions.api.Context has been deprecated</text:p>
      <text:p text:style-name="Standard">[WARNING] /home/mostafij/Desktop/Github/pulsar/pulsar-functions/instance/src/main/java/org/apache/pulsar/functions/windowing/WindowFunctionExecutor.java:[281,63] unchecked cast</text:p>
      <text:p text:style-name="Standard"><text:s text:c="2"/>required: org.apache.pulsar.functions.api.Record&lt;I&gt;</text:p>
      <text:p text:style-name="Standard"><text:s text:c="2"/>found: <text:s text:c="3"/>org.apache.pulsar.functions.api.Record&lt;capture#9 of ?&gt;</text:p>
      <text:p text:style-name="Standard">[WARNING] /home/mostafij/Desktop/Github/pulsar/pulsar-functions/instance/src/main/java/org/apache/pulsar/functions/source/MultiConsumerPulsarSource.java:[39,8] auto-closeable resource org.apache.pulsar.functions.source.MultiConsumerPulsarSource&lt;T&gt; has a member method close() that could throw InterruptedException</text:p>
      <text:p text:style-name="Standard">[WARNING] /home/mostafij/Desktop/Github/pulsar/pulsar-functions/instance/src/main/java/org/apache/pulsar/functions/instance/stats/SinkStatsManager.java:[350,16] unchecked conversion</text:p>
      <text:p text:style-name="Standard"><text:s text:c="2"/>required: com.google.common.collect.EvictingQueue&lt;org.apache.pulsar.functions.proto.InstanceCommunication.FunctionStatus.ExceptionInformation&gt;</text:p>
      <text:p text:style-name="Standard"><text:s text:c="2"/>found: <text:s text:c="3"/>com.google.common.collect.EvictingQueue</text:p>
      <text:p text:style-name="Standard">[WARNING] /home/mostafij/Desktop/Github/pulsar/pulsar-functions/instance/src/main/java/org/apache/pulsar/functions/instance/stats/SinkStatsManager.java:[360,16] unchecked conversion</text:p>
      <text:p text:style-name="Standard"><text:s text:c="2"/>required: com.google.common.collect.EvictingQueue&lt;org.apache.pulsar.functions.proto.InstanceCommunication.FunctionStatus.ExceptionInformation&gt;</text:p>
      <text:p text:style-name="Standard"><text:s text:c="2"/>found: <text:s text:c="3"/>com.google.common.collect.EvictingQueue</text:p>
      <text:p text:style-name="Standard">[WARNING] /home/mostafij/Desktop/Github/pulsar/pulsar-functions/instance/src/main/java/org/apache/pulsar/functions/instance/stats/SourceStatsManager.java:[354,16] unchecked conversion</text:p>
      <text:p text:style-name="Standard"><text:s text:c="2"/>required: com.google.common.collect.EvictingQueue&lt;org.apache.pulsar.functions.proto.InstanceCommunication.FunctionStatus.ExceptionInformation&gt;</text:p>
      <text:p text:style-name="Standard"><text:s text:c="2"/>found: <text:s text:c="3"/>com.google.common.collect.EvictingQueue</text:p>
      <text:p text:style-name="Standard">[WARNING] /home/mostafij/Desktop/Github/pulsar/pulsar-functions/instance/src/main/java/org/apache/pulsar/functions/instance/stats/SourceStatsManager.java:[359,16] unchecked conversion</text:p>
      <text:p text:style-name="Standard"><text:s text:c="2"/>required: com.google.common.collect.EvictingQueue&lt;org.apache.pulsar.functions.proto.InstanceCommunication.FunctionStatus.ExceptionInformation&gt;</text:p>
      <text:p text:style-name="Standard"><text:s text:c="2"/>found: <text:s text:c="3"/>com.google.common.collect.EvictingQueue</text:p>
      <text:p text:style-name="Standard">[WARNING] /home/mostafij/Desktop/Github/pulsar/pulsar-functions/instance/src/main/java/org/apache/pulsar/functions/sink/PulsarSink.java:[76,8] auto-closeable resource org.apache.pulsar.functions.sink.PulsarSink&lt;T&gt; has a member method close() that could throw InterruptedException</text:p>
      <text:p text:style-name="Standard">[WARNING] /home/mostafij/Desktop/Github/pulsar/pulsar-functions/instance/src/main/java/org/apache/pulsar/functions/sink/PulsarSink.java:[100,19] found raw type: org.apache.pulsar.client.api.Schema</text:p>
      <text:p text:style-name="Standard"><text:s text:c="2"/>missing type arguments for generic class org.apache.pulsar.client.api.Schema&lt;T&gt;</text:p>
      <text:p text:style-name="Standard">[WARNING] /home/mostafij/Desktop/Github/pulsar/pulsar-functions/instance/src/main/java/org/apache/pulsar/functions/sink/PulsarSink.java:[103,43] found raw type: org.apache.pulsar.client.api.Schema</text:p>
      <text:p text:style-name="Standard"><text:soft-page-break/><text:s text:c="2"/>missing type arguments for generic class org.apache.pulsar.client.api.Schema&lt;T&gt;</text:p>
      <text:p text:style-name="Standard">[WARNING] /home/mostafij/Desktop/Github/pulsar/pulsar-functions/instance/src/main/java/org/apache/pulsar/functions/sink/PulsarSink.java:[151,68] found raw type: org.apache.pulsar.client.api.Schema</text:p>
      <text:p text:style-name="Standard"><text:s text:c="2"/>missing type arguments for generic class org.apache.pulsar.client.api.Schema&lt;T&gt;</text:p>
      <text:p text:style-name="Standard">[WARNING] /home/mostafij/Desktop/Github/pulsar/pulsar-functions/instance/src/main/java/org/apache/pulsar/functions/sink/PulsarSink.java:[155,101] found raw type: org.apache.pulsar.client.api.Schema</text:p>
      <text:p text:style-name="Standard"><text:s text:c="2"/>missing type arguments for generic class org.apache.pulsar.client.api.Schema&lt;T&gt;</text:p>
      <text:p text:style-name="Standard">[WARNING] /home/mostafij/Desktop/Github/pulsar/pulsar-functions/instance/src/main/java/org/apache/pulsar/functions/sink/PulsarSink.java:[160,58] unchecked method invocation: method createProducer in class org.apache.pulsar.functions.sink.PulsarSink.PulsarSinkProcessorBase is applied to given types</text:p>
      <text:p text:style-name="Standard"><text:s text:c="2"/>required: org.apache.pulsar.client.api.PulsarClient,java.lang.String,java.lang.String,org.apache.pulsar.client.api.Schema&lt;T&gt;</text:p>
      <text:p text:style-name="Standard"><text:s text:c="2"/>found: org.apache.pulsar.client.api.PulsarClient,java.lang.String,java.lang.String,org.apache.pulsar.client.api.Schema&lt;T&gt;</text:p>
      <text:p text:style-name="Standard">[WARNING] /home/mostafij/Desktop/Github/pulsar/pulsar-functions/instance/src/main/java/org/apache/pulsar/functions/sink/PulsarSink.java:[160,58] unchecked conversion</text:p>
      <text:p text:style-name="Standard"><text:s text:c="2"/>required: org.apache.pulsar.client.api.Producer&lt;T&gt;</text:p>
      <text:p text:style-name="Standard"><text:s text:c="2"/>found: <text:s text:c="3"/>org.apache.pulsar.client.api.Producer</text:p>
      <text:p text:style-name="Standard">[WARNING] /home/mostafij/Desktop/Github/pulsar/pulsar-functions/instance/src/main/java/org/apache/pulsar/functions/sink/PulsarSink.java:[217,46] found raw type: org.apache.pulsar.client.api.Schema</text:p>
      <text:p text:style-name="Standard"><text:s text:c="2"/>missing type arguments for generic class org.apache.pulsar.client.api.Schema&lt;T&gt;</text:p>
      <text:p text:style-name="Standard">[WARNING] /home/mostafij/Desktop/Github/pulsar/pulsar-functions/instance/src/main/java/org/apache/pulsar/functions/sink/PulsarSink.java:[223,39] unchecked method invocation: method createProducer in class org.apache.pulsar.functions.sink.PulsarSink.PulsarSinkProcessorBase is applied to given types</text:p>
      <text:p text:style-name="Standard"><text:s text:c="2"/>required: org.apache.pulsar.client.api.PulsarClient,java.lang.String,java.lang.String,org.apache.pulsar.client.api.Schema&lt;T&gt;</text:p>
      <text:p text:style-name="Standard"><text:s text:c="2"/>found: org.apache.pulsar.client.api.PulsarClient,java.lang.String,&lt;nulltype&gt;,org.apache.pulsar.client.api.Schema</text:p>
      <text:p text:style-name="Standard">[WARNING] /home/mostafij/Desktop/Github/pulsar/pulsar-functions/instance/src/main/java/org/apache/pulsar/functions/sink/PulsarSink.java:[223,83] unchecked conversion</text:p>
      <text:p text:style-name="Standard"><text:s text:c="2"/>required: org.apache.pulsar.client.api.Schema&lt;T&gt;</text:p>
      <text:p text:style-name="Standard"><text:s text:c="2"/>found: <text:s text:c="3"/>org.apache.pulsar.client.api.Schema</text:p>
      <text:p text:style-name="Standard">[WARNING] /home/mostafij/Desktop/Github/pulsar/pulsar-functions/instance/src/main/java/org/apache/pulsar/functions/sink/PulsarSink.java:[222,41] unchecked method invocation: method put in interface java.util.Map is applied to given types</text:p>
      <text:p text:style-name="Standard"><text:s text:c="2"/>required: K,V</text:p>
      <text:p text:style-name="Standard"><text:s text:c="2"/>found: java.lang.String,org.apache.pulsar.client.api.Producer</text:p>
      <text:p text:style-name="Standard">[WARNING] /home/mostafij/Desktop/Github/pulsar/pulsar-functions/instance/src/main/java/org/apache/pulsar/functions/sink/PulsarSink.java:[223,39] unchecked conversion</text:p>
      <text:p text:style-name="Standard"><text:s text:c="2"/>required: V</text:p>
      <text:p text:style-name="Standard"><text:soft-page-break/><text:s text:c="2"/>found: <text:s text:c="3"/>org.apache.pulsar.client.api.Producer</text:p>
      <text:p text:style-name="Standard">[WARNING] /home/mostafij/Desktop/Github/pulsar/pulsar-functions/instance/src/main/java/org/apache/pulsar/functions/sink/PulsarSink.java:[242,33] unchecked conversion</text:p>
      <text:p text:style-name="Standard"><text:s text:c="2"/>required: org.apache.pulsar.client.api.Schema&lt;T&gt;</text:p>
      <text:p text:style-name="Standard"><text:s text:c="2"/>found: <text:s text:c="3"/>org.apache.pulsar.client.api.Schema</text:p>
      <text:p text:style-name="Standard">[WARNING] /home/mostafij/Desktop/Github/pulsar/pulsar-functions/instance/src/main/java/org/apache/pulsar/functions/sink/PulsarSink.java:[268,47] found raw type: org.apache.pulsar.client.api.Schema</text:p>
      <text:p text:style-name="Standard"><text:s text:c="2"/>missing type arguments for generic class org.apache.pulsar.client.api.Schema&lt;T&gt;</text:p>
      <text:p text:style-name="Standard">[WARNING] /home/mostafij/Desktop/Github/pulsar/pulsar-functions/instance/src/main/java/org/apache/pulsar/functions/sink/PulsarSink.java:[283,51] found raw type: org.apache.pulsar.client.api.Schema</text:p>
      <text:p text:style-name="Standard"><text:s text:c="2"/>missing type arguments for generic class org.apache.pulsar.client.api.Schema&lt;T&gt;</text:p>
      <text:p text:style-name="Standard">[WARNING] /home/mostafij/Desktop/Github/pulsar/pulsar-functions/instance/src/main/java/org/apache/pulsar/functions/sink/PulsarSink.java:[296,33] unchecked conversion</text:p>
      <text:p text:style-name="Standard"><text:s text:c="2"/>required: org.apache.pulsar.client.api.Schema&lt;T&gt;</text:p>
      <text:p text:style-name="Standard"><text:s text:c="2"/>found: <text:s text:c="3"/>org.apache.pulsar.client.api.Schema</text:p>
      <text:p text:style-name="Standard">[WARNING] /home/mostafij/Desktop/Github/pulsar/pulsar-functions/instance/src/main/java/org/apache/pulsar/functions/instance/InstanceUtils.java:[176,30] enableTls(boolean) in org.apache.pulsar.client.api.ClientBuilder has been deprecated</text:p>
      <text:p text:style-name="Standard">[WARNING] /home/mostafij/Desktop/Github/pulsar/pulsar-functions/instance/src/main/java/org/apache/pulsar/functions/windowing/WindowContextImpl.java:[136,28] &lt;O&gt;publish(java.lang.String,O) in org.apache.pulsar.functions.api.Context has been deprecated</text:p>
      <text:p text:style-name="Standard">[WARNING] /home/mostafij/Desktop/Github/pulsar/pulsar-functions/instance/src/main/java/org/apache/pulsar/functions/windowing/WindowContextImpl.java:[141,28] &lt;O&gt;publish(java.lang.String,O,java.lang.String) in org.apache.pulsar.functions.api.Context has been deprecated</text:p>
      <text:p text:style-name="Standard">[WARNING] /home/mostafij/Desktop/Github/pulsar/pulsar-functions/instance/src/main/java/org/apache/pulsar/functions/source/SingleConsumerPulsarSource.java:[38,8] auto-closeable resource org.apache.pulsar.functions.source.SingleConsumerPulsarSource&lt;T&gt; has a member method close() that could throw InterruptedException</text:p>
      <text:p text:style-name="Standard">[WARNING] /home/mostafij/Desktop/Github/pulsar/pulsar-functions/instance/src/main/java/org/apache/pulsar/functions/windowing/evictors/WatermarkCountEvictionPolicy.java:[41,49] found raw type: org.apache.pulsar.functions.windowing.evictors.WatermarkCountEvictionPolicy</text:p>
      <text:p text:style-name="Standard"><text:s text:c="2"/>missing type arguments for generic class org.apache.pulsar.functions.windowing.evictors.WatermarkCountEvictionPolicy&lt;T&gt;</text:p>
      <text:p text:style-name="Standard">[WARNING] /home/mostafij/Desktop/Github/pulsar/pulsar-functions/instance/src/main/java/org/apache/pulsar/functions/instance/stats/FunctionCollectorRegistryImpl.java:[31,22] registerIfNotExist(java.lang.String,io.prometheus.client.Collector) in org.apache.pulsar.functions.instance.stats.FunctionCollectorRegistryImpl overrides &lt;T&gt;registerIfNotExist(java.lang.String,T) in org.apache.pulsar.functions.instance.stats.FunctionCollectorRegistry</text:p>
      <text:p text:style-name="Standard"><text:s text:c="2"/>return type requires unchecked conversion from io.prometheus.client.Collector to T</text:p>
      <text:p text:style-name="Standard">[WARNING] /home/mostafij/Desktop/Github/pulsar/pulsar-functions/instance/src/main/java/org/apache/pulsar/functions/windowing/WindowImpl.java:[82,9] found raw type: org.apache.pulsar.functions.windowing.WindowImpl</text:p>
      <text:p text:style-name="Standard"><text:s text:c="2"/>missing type arguments for generic class org.apache.pulsar.functions.windowing.WindowImpl&lt;T&gt;</text:p>
      <text:p text:style-name="Standard">[INFO] /home/mostafij/Desktop/Github/pulsar/pulsar-functions/instance/src/main/java/org/apache/pulsar/functions/instance/JavaInstanceRunnable.java: /home/mostafij/Desktop/Github/pulsar/pulsar-<text:soft-page-break/>functions/instance/src/main/java/org/apache/pulsar/functions/instance/JavaInstanceRunnable.java uses or overrides a deprecated API.</text:p>
      <text:p text:style-name="Standard">[INFO] /home/mostafij/Desktop/Github/pulsar/pulsar-functions/instance/src/main/java/org/apache/pulsar/functions/instance/JavaInstanceRunnable.java: /home/mostafij/Desktop/Github/pulsar/pulsar-functions/instance/src/main/java/org/apache/pulsar/functions/instance/JavaInstanceRunnable.java uses unchecked or unsafe operations.</text:p>
      <text:p text:style-name="Standard">[INFO] </text:p>
      <text:p text:style-name="Standard">[INFO] --- maven-antrun-plugin:3.0.0:run (default) @ pulsar-functions-instance ---</text:p>
      <text:p text:style-name="Standard">[INFO] Executing tasks</text:p>
      <text:p text:style-name="Standard">[WARNING] <text:s text:c="5"/>[echo] building python instance</text:p>
      <text:p text:style-name="Standard">[INFO] <text:s text:c="4"/>[mkdir] Created dir: /home/mostafij/Desktop/Github/pulsar/pulsar-functions/instance/target/python-instance</text:p>
      <text:p text:style-name="Standard">[INFO] <text:s text:c="2"/>[copydir] DEPRECATED - The copydir task is deprecated. <text:s/>Use copy instead.</text:p>
      <text:p text:style-name="Standard">[INFO] <text:s text:c="2"/>[copydir] Copying 14 files to /home/mostafij/Desktop/Github/pulsar/pulsar-functions/instance/target/python-instance</text:p>
      <text:p text:style-name="Standard">[INFO] <text:s text:c="4"/>[mkdir] Created dir: /home/mostafij/Desktop/Github/pulsar/pulsar-functions/instance/target/python-instance/pulsar</text:p>
      <text:p text:style-name="Standard">[INFO] <text:s text:c="2"/>[copydir] DEPRECATED - The copydir task is deprecated. <text:s/>Use copy instead.</text:p>
      <text:p text:style-name="Standard">[INFO] <text:s text:c="2"/>[copydir] Copying 9 files to /home/mostafij/Desktop/Github/pulsar/pulsar-functions/instance/target/python-instance/pulsar</text:p>
      <text:p text:style-name="Standard">[INFO] <text:s text:c="4"/>[mkdir] Created dir: /home/mostafij/Desktop/Github/pulsar/pulsar-functions/instance/target/python-instance/tests</text:p>
      <text:p text:style-name="Standard">[INFO] <text:s text:c="2"/>[copydir] DEPRECATED - The copydir task is deprecated. <text:s/>Use copy instead.</text:p>
      <text:p text:style-name="Standard">[INFO] <text:s text:c="2"/>[copydir] Copying 2 files to /home/mostafij/Desktop/Github/pulsar/pulsar-functions/instance/target/python-instance/tests</text:p>
      <text:p text:style-name="Standard">[INFO] Executed tasks</text:p>
      <text:p text:style-name="Standard">[INFO] </text:p>
      <text:p text:style-name="Standard">[INFO] --- maven-resources-plugin:3.1.0:testResources (default-testResources) @ pulsar-functions-instance ---</text:p>
      <text:p text:style-name="Standard">[INFO] Using 'UTF-8' encoding to copy filtered resources.</text:p>
      <text:p text:style-name="Standard">[INFO] skip non existing resourceDirectory /home/mostafij/Desktop/Github/pulsar/pulsar-functions/instance/src/test/resources</text:p>
      <text:p text:style-name="Standard">[INFO] Copying 3 resources</text:p>
      <text:p text:style-name="Standard">[INFO] </text:p>
      <text:p text:style-name="Standard">[INFO] --- maven-compiler-plugin:3.8.1:testCompile (default-testCompile) @ pulsar-functions-instance ---</text:p>
      <text:p text:style-name="Standard">[INFO] Compiling 13 source files to /home/mostafij/Desktop/Github/pulsar/pulsar-functions/instance/target/test-classes</text:p>
      <text:p text:style-name="Standard">[WARNING] /home/mostafij/Desktop/Github/pulsar/pulsar-functions/instance/src/test/java/org/apache/pulsar/functions/source/batch/BatchSourceExecutorTest.java:[54,17] auto-closeable resource org.apache.pulsar.functions.source.batch.BatchSourceExecutorTest.TestBatchSource has a member method close() that could throw InterruptedException</text:p>
      <text:p text:style-name="Standard">[WARNING] /home/mostafij/Desktop/Github/pulsar/pulsar-functions/instance/src/test/java/org/apache/pulsar/functions/source/batch/BatchSourceExecutorTest.java:[63,13] found raw type: org.apache.pulsar.functions.api.Record</text:p>
      <text:p text:style-name="Standard"><text:s text:c="2"/>missing type arguments for generic class org.apache.pulsar.functions.api.Record&lt;T&gt;</text:p>
      <text:p text:style-name="Standard">[WARNING] /home/mostafij/Desktop/Github/pulsar/pulsar-functions/instance/src/test/java/org/apache/pulsar/functions/source/batch/BatchSourceExecutorTest.java:[90,16] unchecked conversion</text:p>
      <text:p text:style-name="Standard"><text:s text:c="2"/>required: org.apache.pulsar.functions.api.Record&lt;java.lang.String&gt;</text:p>
      <text:p text:style-name="Standard"><text:soft-page-break/><text:s text:c="2"/>found: <text:s text:c="3"/>org.apache.pulsar.functions.api.Record</text:p>
      <text:p text:style-name="Standard">[WARNING] /home/mostafij/Desktop/Github/pulsar/pulsar-functions/instance/src/test/java/org/apache/pulsar/functions/source/batch/BatchSourceExecutorTest.java:[100,17] auto-closeable resource org.apache.pulsar.functions.source.batch.BatchSourceExecutorTest.TestBatchSourceFailDiscovery has a member method close() that could throw InterruptedException</text:p>
      <text:p text:style-name="Standard">[WARNING] /home/mostafij/Desktop/Github/pulsar/pulsar-functions/instance/src/test/java/org/apache/pulsar/functions/source/batch/BatchSourceExecutorTest.java:[107,17] auto-closeable resource org.apache.pulsar.functions.source.batch.BatchSourceExecutorTest.TestBatchPushSource has a member method close() that could throw InterruptedException</text:p>
      <text:p text:style-name="Standard">[WARNING] /home/mostafij/Desktop/Github/pulsar/pulsar-functions/instance/src/test/java/org/apache/pulsar/functions/source/batch/BatchSourceExecutorTest.java:[116,13] found raw type: org.apache.pulsar.functions.api.Record</text:p>
      <text:p text:style-name="Standard"><text:s text:c="2"/>missing type arguments for generic class org.apache.pulsar.functions.api.Record&lt;T&gt;</text:p>
      <text:p text:style-name="Standard">[WARNING] /home/mostafij/Desktop/Github/pulsar/pulsar-functions/instance/src/test/java/org/apache/pulsar/functions/source/batch/BatchSourceExecutorTest.java:[137,16] unchecked method invocation: method consume in class org.apache.pulsar.io.core.BatchPushSource is applied to given types</text:p>
      <text:p text:style-name="Standard"><text:s text:c="2"/>required: org.apache.pulsar.functions.api.Record&lt;T&gt;</text:p>
      <text:p text:style-name="Standard"><text:s text:c="2"/>found: org.apache.pulsar.functions.api.Record</text:p>
      <text:p text:style-name="Standard">[WARNING] /home/mostafij/Desktop/Github/pulsar/pulsar-functions/instance/src/test/java/org/apache/pulsar/functions/source/batch/BatchSourceExecutorTest.java:[137,17] unchecked conversion</text:p>
      <text:p text:style-name="Standard"><text:s text:c="2"/>required: org.apache.pulsar.functions.api.Record&lt;T&gt;</text:p>
      <text:p text:style-name="Standard"><text:s text:c="2"/>found: <text:s text:c="3"/>org.apache.pulsar.functions.api.Record</text:p>
      <text:p text:style-name="Standard">[WARNING] /home/mostafij/Desktop/Github/pulsar/pulsar-functions/instance/src/test/java/org/apache/pulsar/functions/source/batch/BatchSourceExecutorTest.java:[200,11] found raw type: org.apache.pulsar.client.api.ConsumerBuilder</text:p>
      <text:p text:style-name="Standard"><text:s text:c="2"/>missing type arguments for generic class org.apache.pulsar.client.api.ConsumerBuilder&lt;T&gt;</text:p>
      <text:p text:style-name="Standard">[WARNING] /home/mostafij/Desktop/Github/pulsar/pulsar-functions/instance/src/test/java/org/apache/pulsar/functions/source/batch/BatchSourceExecutorTest.java:[246,71] unchecked call to properties(java.util.Map&lt;java.lang.String,java.lang.String&gt;) as a member of the raw type org.apache.pulsar.client.api.ConsumerBuilder</text:p>
      <text:p text:style-name="Standard">[WARNING] /home/mostafij/Desktop/Github/pulsar/pulsar-functions/instance/src/test/java/org/apache/pulsar/functions/source/batch/BatchSourceExecutorTest.java:[248,34] unchecked conversion</text:p>
      <text:p text:style-name="Standard"><text:s text:c="2"/>required: org.apache.pulsar.client.api.Message&lt;byte[]&gt;</text:p>
      <text:p text:style-name="Standard"><text:s text:c="2"/>found: <text:s text:c="3"/>org.apache.pulsar.client.api.Message</text:p>
      <text:p text:style-name="Standard">[WARNING] /home/mostafij/Desktop/Github/pulsar/pulsar-functions/instance/src/test/java/org/apache/pulsar/functions/source/batch/BatchSourceExecutorTest.java:[250,28] unchecked conversion</text:p>
      <text:p text:style-name="Standard"><text:s text:c="2"/>required: org.apache.pulsar.client.api.Consumer&lt;byte[]&gt;</text:p>
      <text:p text:style-name="Standard"><text:s text:c="2"/>found: <text:s text:c="3"/>org.apache.pulsar.client.api.Consumer</text:p>
      <text:p text:style-name="Standard">[WARNING] /home/mostafij/Desktop/Github/pulsar/pulsar-functions/instance/src/test/java/org/apache/pulsar/functions/source/batch/BatchSourceExecutorTest.java:[256,34] unchecked conversion</text:p>
      <text:p text:style-name="Standard"><text:s text:c="2"/>required: org.apache.pulsar.client.api.TypedMessageBuilder&lt;byte[]&gt;</text:p>
      <text:p text:style-name="Standard"><text:s text:c="2"/>found: <text:s text:c="3"/>org.apache.pulsar.client.api.TypedMessageBuilder</text:p>
      <text:p text:style-name="Standard">[WARNING] /home/mostafij/Desktop/Github/pulsar/pulsar-functions/instance/src/test/java/org/apache/pulsar/functions/source/batch/BatchSourceExecutorTest.java:[362,40] static method should be qualified by type name, org.apache.pulsar.functions.source.batch.BatchSourceExecutorTest.TestBatchSource, instead of by an expression</text:p>
      <text:p text:style-name="Standard">[WARNING] /home/mostafij/Desktop/Github/pulsar/pulsar-functions/instance/src/test/java/org/apache/pulsar/functions/source/batch/BatchSourceExecutorTest.java:[365,40] static method should be <text:soft-page-break/>qualified by type name, org.apache.pulsar.functions.source.batch.BatchSourceExecutorTest.TestBatchSource, instead of by an expression</text:p>
      <text:p text:style-name="Standard">[WARNING] /home/mostafij/Desktop/Github/pulsar/pulsar-functions/instance/src/test/java/org/apache/pulsar/functions/source/batch/BatchSourceExecutorTest.java:[369,40] static method should be qualified by type name, org.apache.pulsar.functions.source.batch.BatchSourceExecutorTest.TestBatchSource, instead of by an expression</text:p>
      <text:p text:style-name="Standard">[WARNING] /home/mostafij/Desktop/Github/pulsar/pulsar-functions/instance/src/test/java/org/apache/pulsar/functions/source/batch/BatchSourceExecutorTest.java:[370,40] static method should be qualified by type name, org.apache.pulsar.functions.source.batch.BatchSourceExecutorTest.TestBatchSource, instead of by an expression</text:p>
      <text:p text:style-name="Standard">[WARNING] /home/mostafij/Desktop/Github/pulsar/pulsar-functions/instance/src/test/java/org/apache/pulsar/functions/source/batch/BatchSourceExecutorTest.java:[373,38] static method should be qualified by type name, org.apache.pulsar.functions.source.batch.BatchSourceExecutorTest.TestBatchSource, instead of by an expression</text:p>
      <text:p text:style-name="Standard">[WARNING] /home/mostafij/Desktop/Github/pulsar/pulsar-functions/instance/src/test/java/org/apache/pulsar/functions/source/batch/BatchSourceExecutorTest.java:[375,40] static method should be qualified by type name, org.apache.pulsar.functions.source.batch.BatchSourceExecutorTest.TestBatchSource, instead of by an expression</text:p>
      <text:p text:style-name="Standard">[WARNING] /home/mostafij/Desktop/Github/pulsar/pulsar-functions/instance/src/test/java/org/apache/pulsar/functions/source/batch/BatchSourceExecutorTest.java:[381,44] static method should be qualified by type name, org.apache.pulsar.functions.source.batch.BatchSourceExecutorTest.TestBatchPushSource, instead of by an expression</text:p>
      <text:p text:style-name="Standard">[WARNING] /home/mostafij/Desktop/Github/pulsar/pulsar-functions/instance/src/test/java/org/apache/pulsar/functions/source/batch/BatchSourceExecutorTest.java:[384,44] static method should be qualified by type name, org.apache.pulsar.functions.source.batch.BatchSourceExecutorTest.TestBatchPushSource, instead of by an expression</text:p>
      <text:p text:style-name="Standard">[WARNING] /home/mostafij/Desktop/Github/pulsar/pulsar-functions/instance/src/test/java/org/apache/pulsar/functions/source/batch/BatchSourceExecutorTest.java:[388,44] static method should be qualified by type name, org.apache.pulsar.functions.source.batch.BatchSourceExecutorTest.TestBatchPushSource, instead of by an expression</text:p>
      <text:p text:style-name="Standard">[WARNING] /home/mostafij/Desktop/Github/pulsar/pulsar-functions/instance/src/test/java/org/apache/pulsar/functions/source/batch/BatchSourceExecutorTest.java:[389,44] static method should be qualified by type name, org.apache.pulsar.functions.source.batch.BatchSourceExecutorTest.TestBatchPushSource, instead of by an expression</text:p>
      <text:p text:style-name="Standard">[WARNING] /home/mostafij/Desktop/Github/pulsar/pulsar-functions/instance/src/test/java/org/apache/pulsar/functions/source/batch/BatchSourceExecutorTest.java:[392,44] static method should be qualified by type name, org.apache.pulsar.functions.source.batch.BatchSourceExecutorTest.TestBatchPushSource, instead of by an expression</text:p>
      <text:p text:style-name="Standard"><text:soft-page-break/>[WARNING] /home/mostafij/Desktop/Github/pulsar/pulsar-functions/instance/src/test/java/org/apache/pulsar/functions/source/batch/BatchSourceExecutorTest.java:[394,44] static method should be qualified by type name, org.apache.pulsar.functions.source.batch.BatchSourceExecutorTest.TestBatchPushSource, instead of by an expression</text:p>
      <text:p text:style-name="Standard">[WARNING] /home/mostafij/Desktop/Github/pulsar/pulsar-functions/instance/src/test/java/org/apache/pulsar/functions/instance/state/BKStateStoreImplTest.java:[59,30] unchecked conversion</text:p>
      <text:p text:style-name="Standard"><text:s text:c="2"/>required: org.apache.bookkeeper.api.kv.Table&lt;io.netty.buffer.ByteBuf,io.netty.buffer.ByteBuf&gt;</text:p>
      <text:p text:style-name="Standard"><text:s text:c="2"/>found: <text:s text:c="3"/>org.apache.bookkeeper.api.kv.Table</text:p>
      <text:p text:style-name="Standard">[WARNING] /home/mostafij/Desktop/Github/pulsar/pulsar-functions/instance/src/test/java/org/apache/pulsar/functions/instance/state/BKStateStoreImplTest.java:[97,53] unchecked conversion</text:p>
      <text:p text:style-name="Standard"><text:s text:c="2"/>required: org.apache.bookkeeper.api.kv.result.DeleteResult&lt;io.netty.buffer.ByteBuf,io.netty.buffer.ByteBuf&gt;</text:p>
      <text:p text:style-name="Standard"><text:s text:c="2"/>found: <text:s text:c="3"/>org.apache.bookkeeper.api.kv.result.DeleteResult</text:p>
      <text:p text:style-name="Standard">[WARNING] /home/mostafij/Desktop/Github/pulsar/pulsar-functions/instance/src/test/java/org/apache/pulsar/functions/windowing/WindowManagerTest.java:[177,69] found raw type: org.apache.pulsar.functions.windowing.EvictionPolicy</text:p>
      <text:p text:style-name="Standard"><text:s text:c="2"/>missing type arguments for generic class org.apache.pulsar.functions.windowing.EvictionPolicy&lt;T,S&gt;</text:p>
      <text:p text:style-name="Standard">[WARNING] /home/mostafij/Desktop/Github/pulsar/pulsar-functions/instance/src/test/java/org/apache/pulsar/functions/windowing/WindowManagerTest.java:[189,40] unchecked method invocation: method setEvictionPolicy in class org.apache.pulsar.functions.windowing.WindowManager is applied to given types</text:p>
      <text:p text:style-name="Standard"><text:s text:c="2"/>required: org.apache.pulsar.functions.windowing.EvictionPolicy&lt;T,?&gt;</text:p>
      <text:p text:style-name="Standard"><text:s text:c="2"/>found: org.apache.pulsar.functions.windowing.EvictionPolicy</text:p>
      <text:p text:style-name="Standard">[WARNING] /home/mostafij/Desktop/Github/pulsar/pulsar-functions/instance/src/test/java/org/apache/pulsar/functions/windowing/WindowManagerTest.java:[189,41] unchecked conversion</text:p>
      <text:p text:style-name="Standard"><text:s text:c="2"/>required: org.apache.pulsar.functions.windowing.EvictionPolicy&lt;T,?&gt;</text:p>
      <text:p text:style-name="Standard"><text:s text:c="2"/>found: <text:s text:c="3"/>org.apache.pulsar.functions.windowing.EvictionPolicy</text:p>
      <text:p text:style-name="Standard">[WARNING] /home/mostafij/Desktop/Github/pulsar/pulsar-functions/instance/src/test/java/org/apache/pulsar/functions/windowing/WindowManagerTest.java:[190,9] found raw type: org.apache.pulsar.functions.windowing.triggers.WatermarkCountTriggerPolicy</text:p>
      <text:p text:style-name="Standard"><text:s text:c="2"/>missing type arguments for generic class org.apache.pulsar.functions.windowing.triggers.WatermarkCountTriggerPolicy&lt;T&gt;</text:p>
      <text:p text:style-name="Standard">[WARNING] /home/mostafij/Desktop/Github/pulsar/pulsar-functions/instance/src/test/java/org/apache/pulsar/functions/windowing/WindowManagerTest.java:[190,57] found raw type: org.apache.pulsar.functions.windowing.triggers.WatermarkCountTriggerPolicy</text:p>
      <text:p text:style-name="Standard"><text:s text:c="2"/>missing type arguments for generic class org.apache.pulsar.functions.windowing.triggers.WatermarkCountTriggerPolicy&lt;T&gt;</text:p>
      <text:p text:style-name="Standard">[WARNING] /home/mostafij/Desktop/Github/pulsar/pulsar-functions/instance/src/test/java/org/apache/pulsar/functions/windowing/WindowManagerTest.java:[190,53] unchecked call to WatermarkCountTriggerPolicy(int,org.apache.pulsar.functions.windowing.TriggerHandler,org.apache.pulsar.functions.windowing.EvictionPolicy&lt;T,?&gt;,org.apache.pulsar.functions.windowing.WindowManager&lt;T&gt;) as a member of the raw type org.apache.pulsar.functions.windowing.triggers.WatermarkCountTriggerPolicy</text:p>
      <text:p text:style-name="Standard">[WARNING] /home/mostafij/Desktop/Github/pulsar/pulsar-functions/instance/src/test/java/org/apache/pulsar/functions/windowing/WindowManagerTest.java:[193,39] unchecked method invocation: method setTriggerPolicy in class org.apache.pulsar.functions.windowing.WindowManager is applied to given types</text:p>
      <text:p text:style-name="Standard"><text:s text:c="2"/>required: org.apache.pulsar.functions.windowing.TriggerPolicy&lt;T,?&gt;</text:p>
      <text:p text:style-name="Standard"><text:soft-page-break/><text:s text:c="2"/>found: org.apache.pulsar.functions.windowing.triggers.WatermarkCountTriggerPolicy</text:p>
      <text:p text:style-name="Standard">[WARNING] /home/mostafij/Desktop/Github/pulsar/pulsar-functions/instance/src/test/java/org/apache/pulsar/functions/windowing/WindowManagerTest.java:[193,40] unchecked conversion</text:p>
      <text:p text:style-name="Standard"><text:s text:c="2"/>required: org.apache.pulsar.functions.windowing.TriggerPolicy&lt;T,?&gt;</text:p>
      <text:p text:style-name="Standard"><text:s text:c="2"/>found: <text:s text:c="3"/>org.apache.pulsar.functions.windowing.triggers.WatermarkCountTriggerPolicy</text:p>
      <text:p text:style-name="Standard">[WARNING] /home/mostafij/Desktop/Github/pulsar/pulsar-functions/instance/src/test/java/org/apache/pulsar/functions/windowing/WindowManagerTest.java:[392,40] found raw type: org.apache.pulsar.functions.windowing.Event</text:p>
      <text:p text:style-name="Standard"><text:s text:c="2"/>missing type arguments for generic class org.apache.pulsar.functions.windowing.Event&lt;T&gt;</text:p>
      <text:p text:style-name="Standard">[WARNING] /home/mostafij/Desktop/Github/pulsar/pulsar-functions/instance/src/test/java/org/apache/pulsar/functions/windowing/WindowManagerTest.java:[397,40] found raw type: org.apache.pulsar.functions.windowing.Event</text:p>
      <text:p text:style-name="Standard"><text:s text:c="2"/>missing type arguments for generic class org.apache.pulsar.functions.windowing.Event&lt;T&gt;</text:p>
      <text:p text:style-name="Standard">[WARNING] /home/mostafij/Desktop/Github/pulsar/pulsar-functions/instance/src/test/java/org/apache/pulsar/functions/windowing/WindowManagerTest.java:[403,40] found raw type: org.apache.pulsar.functions.windowing.Event</text:p>
      <text:p text:style-name="Standard"><text:s text:c="2"/>missing type arguments for generic class org.apache.pulsar.functions.windowing.Event&lt;T&gt;</text:p>
      <text:p text:style-name="Standard">[WARNING] /home/mostafij/Desktop/Github/pulsar/pulsar-functions/instance/src/test/java/org/apache/pulsar/functions/windowing/WindowManagerTest.java:[410,40] found raw type: org.apache.pulsar.functions.windowing.Event</text:p>
      <text:p text:style-name="Standard"><text:s text:c="2"/>missing type arguments for generic class org.apache.pulsar.functions.windowing.Event&lt;T&gt;</text:p>
      <text:p text:style-name="Standard">[WARNING] /home/mostafij/Desktop/Github/pulsar/pulsar-functions/instance/src/test/java/org/apache/pulsar/functions/windowing/WindowManagerTest.java:[416,40] found raw type: org.apache.pulsar.functions.windowing.Event</text:p>
      <text:p text:style-name="Standard"><text:s text:c="2"/>missing type arguments for generic class org.apache.pulsar.functions.windowing.Event&lt;T&gt;</text:p>
      <text:p text:style-name="Standard">[WARNING] /home/mostafij/Desktop/Github/pulsar/pulsar-functions/instance/src/test/java/org/apache/pulsar/functions/windowing/WindowManagerTest.java:[421,40] found raw type: org.apache.pulsar.functions.windowing.Event</text:p>
      <text:p text:style-name="Standard"><text:s text:c="2"/>missing type arguments for generic class org.apache.pulsar.functions.windowing.Event&lt;T&gt;</text:p>
      <text:p text:style-name="Standard">[WARNING] /home/mostafij/Desktop/Github/pulsar/pulsar-functions/instance/src/test/java/org/apache/pulsar/functions/windowing/WindowManagerTest.java:[424,40] found raw type: org.apache.pulsar.functions.windowing.Event</text:p>
      <text:p text:style-name="Standard"><text:s text:c="2"/>missing type arguments for generic class org.apache.pulsar.functions.windowing.Event&lt;T&gt;</text:p>
      <text:p text:style-name="Standard">[WARNING] /home/mostafij/Desktop/Github/pulsar/pulsar-functions/instance/src/test/java/org/apache/pulsar/functions/windowing/WindowManagerTest.java:[428,40] found raw type: org.apache.pulsar.functions.windowing.Event</text:p>
      <text:p text:style-name="Standard"><text:s text:c="2"/>missing type arguments for generic class org.apache.pulsar.functions.windowing.Event&lt;T&gt;</text:p>
      <text:p text:style-name="Standard">[WARNING] /home/mostafij/Desktop/Github/pulsar/pulsar-functions/instance/src/test/java/org/apache/pulsar/functions/windowing/WindowManagerTest.java:[444,40] found raw type: org.apache.pulsar.functions.windowing.Event</text:p>
      <text:p text:style-name="Standard"><text:s text:c="2"/>missing type arguments for generic class org.apache.pulsar.functions.windowing.Event&lt;T&gt;</text:p>
      <text:p text:style-name="Standard">[WARNING] /home/mostafij/Desktop/Github/pulsar/pulsar-functions/instance/src/test/java/org/apache/pulsar/functions/windowing/WindowManagerTest.java:[448,40] found raw type: org.apache.pulsar.functions.windowing.Event</text:p>
      <text:p text:style-name="Standard"><text:s text:c="2"/>missing type arguments for generic class org.apache.pulsar.functions.windowing.Event&lt;T&gt;</text:p>
      <text:p text:style-name="Standard">[WARNING] /home/mostafij/Desktop/Github/pulsar/pulsar-functions/instance/src/test/java/org/apache/pulsar/functions/windowing/WindowManagerTest.java:[451,40] found raw type: org.apache.pulsar.functions.windowing.Event</text:p>
      <text:p text:style-name="Standard"><text:s text:c="2"/>missing type arguments for generic class org.apache.pulsar.functions.windowing.Event&lt;T&gt;</text:p>
      <text:p text:style-name="Standard"><text:soft-page-break/>[WARNING] /home/mostafij/Desktop/Github/pulsar/pulsar-functions/instance/src/test/java/org/apache/pulsar/functions/windowing/WindowManagerTest.java:[457,40] found raw type: org.apache.pulsar.functions.windowing.Event</text:p>
      <text:p text:style-name="Standard"><text:s text:c="2"/>missing type arguments for generic class org.apache.pulsar.functions.windowing.Event&lt;T&gt;</text:p>
      <text:p text:style-name="Standard">[WARNING] /home/mostafij/Desktop/Github/pulsar/pulsar-functions/instance/src/test/java/org/apache/pulsar/functions/windowing/WindowManagerTest.java:[460,40] found raw type: org.apache.pulsar.functions.windowing.Event</text:p>
      <text:p text:style-name="Standard"><text:s text:c="2"/>missing type arguments for generic class org.apache.pulsar.functions.windowing.Event&lt;T&gt;</text:p>
      <text:p text:style-name="Standard">[WARNING] /home/mostafij/Desktop/Github/pulsar/pulsar-functions/instance/src/test/java/org/apache/pulsar/functions/windowing/WindowManagerTest.java:[465,40] found raw type: org.apache.pulsar.functions.windowing.Event</text:p>
      <text:p text:style-name="Standard"><text:s text:c="2"/>missing type arguments for generic class org.apache.pulsar.functions.windowing.Event&lt;T&gt;</text:p>
      <text:p text:style-name="Standard">[WARNING] /home/mostafij/Desktop/Github/pulsar/pulsar-functions/instance/src/test/java/org/apache/pulsar/functions/windowing/WindowManagerTest.java:[469,40] found raw type: org.apache.pulsar.functions.windowing.Event</text:p>
      <text:p text:style-name="Standard"><text:s text:c="2"/>missing type arguments for generic class org.apache.pulsar.functions.windowing.Event&lt;T&gt;</text:p>
      <text:p text:style-name="Standard">[WARNING] /home/mostafij/Desktop/Github/pulsar/pulsar-functions/instance/src/test/java/org/apache/pulsar/functions/windowing/WindowManagerTest.java:[475,40] found raw type: org.apache.pulsar.functions.windowing.Event</text:p>
      <text:p text:style-name="Standard"><text:s text:c="2"/>missing type arguments for generic class org.apache.pulsar.functions.windowing.Event&lt;T&gt;</text:p>
      <text:p text:style-name="Standard">[WARNING] /home/mostafij/Desktop/Github/pulsar/pulsar-functions/instance/src/test/java/org/apache/pulsar/functions/windowing/WindowManagerTest.java:[478,40] found raw type: org.apache.pulsar.functions.windowing.Event</text:p>
      <text:p text:style-name="Standard"><text:s text:c="2"/>missing type arguments for generic class org.apache.pulsar.functions.windowing.Event&lt;T&gt;</text:p>
      <text:p text:style-name="Standard">[WARNING] /home/mostafij/Desktop/Github/pulsar/pulsar-functions/instance/src/test/java/org/apache/pulsar/functions/windowing/WindowManagerTest.java:[481,40] found raw type: org.apache.pulsar.functions.windowing.Event</text:p>
      <text:p text:style-name="Standard"><text:s text:c="2"/>missing type arguments for generic class org.apache.pulsar.functions.windowing.Event&lt;T&gt;</text:p>
      <text:p text:style-name="Standard">[WARNING] /home/mostafij/Desktop/Github/pulsar/pulsar-functions/instance/src/test/java/org/apache/pulsar/functions/windowing/WindowManagerTest.java:[505,40] found raw type: org.apache.pulsar.functions.windowing.Event</text:p>
      <text:p text:style-name="Standard"><text:s text:c="2"/>missing type arguments for generic class org.apache.pulsar.functions.windowing.Event&lt;T&gt;</text:p>
      <text:p text:style-name="Standard">[WARNING] /home/mostafij/Desktop/Github/pulsar/pulsar-functions/instance/src/test/java/org/apache/pulsar/functions/windowing/WindowManagerTest.java:[510,40] found raw type: org.apache.pulsar.functions.windowing.Event</text:p>
      <text:p text:style-name="Standard"><text:s text:c="2"/>missing type arguments for generic class org.apache.pulsar.functions.windowing.Event&lt;T&gt;</text:p>
      <text:p text:style-name="Standard">[WARNING] /home/mostafij/Desktop/Github/pulsar/pulsar-functions/instance/src/test/java/org/apache/pulsar/functions/windowing/WindowManagerTest.java:[515,40] found raw type: org.apache.pulsar.functions.windowing.Event</text:p>
      <text:p text:style-name="Standard"><text:s text:c="2"/>missing type arguments for generic class org.apache.pulsar.functions.windowing.Event&lt;T&gt;</text:p>
      <text:p text:style-name="Standard">[WARNING] /home/mostafij/Desktop/Github/pulsar/pulsar-functions/instance/src/test/java/org/apache/pulsar/functions/windowing/WindowManagerTest.java:[531,40] found raw type: org.apache.pulsar.functions.windowing.Event</text:p>
      <text:p text:style-name="Standard"><text:s text:c="2"/>missing type arguments for generic class org.apache.pulsar.functions.windowing.Event&lt;T&gt;</text:p>
      <text:p text:style-name="Standard">[WARNING] /home/mostafij/Desktop/Github/pulsar/pulsar-functions/instance/src/test/java/org/apache/pulsar/functions/windowing/WindowManagerTest.java:[536,40] found raw type: org.apache.pulsar.functions.windowing.Event</text:p>
      <text:p text:style-name="Standard"><text:s text:c="2"/>missing type arguments for generic class org.apache.pulsar.functions.windowing.Event&lt;T&gt;</text:p>
      <text:p text:style-name="Standard"><text:soft-page-break/>[WARNING] /home/mostafij/Desktop/Github/pulsar/pulsar-functions/instance/src/test/java/org/apache/pulsar/functions/windowing/WindowManagerTest.java:[541,40] found raw type: org.apache.pulsar.functions.windowing.Event</text:p>
      <text:p text:style-name="Standard"><text:s text:c="2"/>missing type arguments for generic class org.apache.pulsar.functions.windowing.Event&lt;T&gt;</text:p>
      <text:p text:style-name="Standard">[WARNING] /home/mostafij/Desktop/Github/pulsar/pulsar-functions/instance/src/test/java/org/apache/pulsar/functions/windowing/WindowManagerTest.java:[546,40] found raw type: org.apache.pulsar.functions.windowing.Event</text:p>
      <text:p text:style-name="Standard"><text:s text:c="2"/>missing type arguments for generic class org.apache.pulsar.functions.windowing.Event&lt;T&gt;</text:p>
      <text:p text:style-name="Standard">[WARNING] /home/mostafij/Desktop/Github/pulsar/pulsar-functions/instance/src/test/java/org/apache/pulsar/functions/windowing/WindowManagerTest.java:[574,40] found raw type: org.apache.pulsar.functions.windowing.Event</text:p>
      <text:p text:style-name="Standard"><text:s text:c="2"/>missing type arguments for generic class org.apache.pulsar.functions.windowing.Event&lt;T&gt;</text:p>
      <text:p text:style-name="Standard">[WARNING] /home/mostafij/Desktop/Github/pulsar/pulsar-functions/instance/src/test/java/org/apache/pulsar/functions/windowing/WindowManagerTest.java:[579,40] found raw type: org.apache.pulsar.functions.windowing.Event</text:p>
      <text:p text:style-name="Standard"><text:s text:c="2"/>missing type arguments for generic class org.apache.pulsar.functions.windowing.Event&lt;T&gt;</text:p>
      <text:p text:style-name="Standard">[WARNING] /home/mostafij/Desktop/Github/pulsar/pulsar-functions/instance/src/test/java/org/apache/pulsar/functions/windowing/WindowManagerTest.java:[598,40] found raw type: org.apache.pulsar.functions.windowing.Event</text:p>
      <text:p text:style-name="Standard"><text:s text:c="2"/>missing type arguments for generic class org.apache.pulsar.functions.windowing.Event&lt;T&gt;</text:p>
      <text:p text:style-name="Standard">[WARNING] /home/mostafij/Desktop/Github/pulsar/pulsar-functions/instance/src/test/java/org/apache/pulsar/functions/windowing/WindowManagerTest.java:[601,40] found raw type: org.apache.pulsar.functions.windowing.Event</text:p>
      <text:p text:style-name="Standard"><text:s text:c="2"/>missing type arguments for generic class org.apache.pulsar.functions.windowing.Event&lt;T&gt;</text:p>
      <text:p text:style-name="Standard">[WARNING] /home/mostafij/Desktop/Github/pulsar/pulsar-functions/instance/src/test/java/org/apache/pulsar/functions/windowing/WindowManagerTest.java:[631,40] found raw type: org.apache.pulsar.functions.windowing.Event</text:p>
      <text:p text:style-name="Standard"><text:s text:c="2"/>missing type arguments for generic class org.apache.pulsar.functions.windowing.Event&lt;T&gt;</text:p>
      <text:p text:style-name="Standard">[WARNING] /home/mostafij/Desktop/Github/pulsar/pulsar-functions/instance/src/test/java/org/apache/pulsar/functions/windowing/WindowManagerTest.java:[635,40] found raw type: org.apache.pulsar.functions.windowing.Event</text:p>
      <text:p text:style-name="Standard"><text:s text:c="2"/>missing type arguments for generic class org.apache.pulsar.functions.windowing.Event&lt;T&gt;</text:p>
      <text:p text:style-name="Standard">[WARNING] /home/mostafij/Desktop/Github/pulsar/pulsar-functions/instance/src/test/java/org/apache/pulsar/functions/windowing/WindowManagerTest.java:[639,40] found raw type: org.apache.pulsar.functions.windowing.Event</text:p>
      <text:p text:style-name="Standard"><text:s text:c="2"/>missing type arguments for generic class org.apache.pulsar.functions.windowing.Event&lt;T&gt;</text:p>
      <text:p text:style-name="Standard">[WARNING] /home/mostafij/Desktop/Github/pulsar/pulsar-functions/instance/src/test/java/org/apache/pulsar/functions/windowing/WindowManagerTest.java:[643,40] found raw type: org.apache.pulsar.functions.windowing.Event</text:p>
      <text:p text:style-name="Standard"><text:s text:c="2"/>missing type arguments for generic class org.apache.pulsar.functions.windowing.Event&lt;T&gt;</text:p>
      <text:p text:style-name="Standard">[WARNING] /home/mostafij/Desktop/Github/pulsar/pulsar-functions/instance/src/test/java/org/apache/pulsar/functions/windowing/WindowManagerTest.java:[647,40] found raw type: org.apache.pulsar.functions.windowing.Event</text:p>
      <text:p text:style-name="Standard"><text:s text:c="2"/>missing type arguments for generic class org.apache.pulsar.functions.windowing.Event&lt;T&gt;</text:p>
      <text:p text:style-name="Standard">[WARNING] /home/mostafij/Desktop/Github/pulsar/pulsar-functions/instance/src/test/java/org/apache/pulsar/functions/windowing/WindowManagerTest.java:[675,40] found raw type: org.apache.pulsar.functions.windowing.Event</text:p>
      <text:p text:style-name="Standard"><text:s text:c="2"/>missing type arguments for generic class org.apache.pulsar.functions.windowing.Event&lt;T&gt;</text:p>
      <text:p text:style-name="Standard"><text:soft-page-break/>[WARNING] /home/mostafij/Desktop/Github/pulsar/pulsar-functions/instance/src/test/java/org/apache/pulsar/functions/windowing/WindowManagerTest.java:[679,40] found raw type: org.apache.pulsar.functions.windowing.Event</text:p>
      <text:p text:style-name="Standard"><text:s text:c="2"/>missing type arguments for generic class org.apache.pulsar.functions.windowing.Event&lt;T&gt;</text:p>
      <text:p text:style-name="Standard">[WARNING] /home/mostafij/Desktop/Github/pulsar/pulsar-functions/instance/src/test/java/org/apache/pulsar/functions/windowing/WindowManagerTest.java:[685,40] found raw type: org.apache.pulsar.functions.windowing.Event</text:p>
      <text:p text:style-name="Standard"><text:s text:c="2"/>missing type arguments for generic class org.apache.pulsar.functions.windowing.Event&lt;T&gt;</text:p>
      <text:p text:style-name="Standard">[WARNING] /home/mostafij/Desktop/Github/pulsar/pulsar-functions/instance/src/test/java/org/apache/pulsar/functions/windowing/WindowManagerTest.java:[692,40] found raw type: org.apache.pulsar.functions.windowing.Event</text:p>
      <text:p text:style-name="Standard"><text:s text:c="2"/>missing type arguments for generic class org.apache.pulsar.functions.windowing.Event&lt;T&gt;</text:p>
      <text:p text:style-name="Standard">[WARNING] /home/mostafij/Desktop/Github/pulsar/pulsar-functions/instance/src/test/java/org/apache/pulsar/functions/windowing/WindowManagerTest.java:[699,40] found raw type: org.apache.pulsar.functions.windowing.Event</text:p>
      <text:p text:style-name="Standard"><text:s text:c="2"/>missing type arguments for generic class org.apache.pulsar.functions.windowing.Event&lt;T&gt;</text:p>
      <text:p text:style-name="Standard">[WARNING] /home/mostafij/Desktop/Github/pulsar/pulsar-functions/instance/src/test/java/org/apache/pulsar/functions/windowing/WindowManagerTest.java:[728,40] found raw type: org.apache.pulsar.functions.windowing.Event</text:p>
      <text:p text:style-name="Standard"><text:s text:c="2"/>missing type arguments for generic class org.apache.pulsar.functions.windowing.Event&lt;T&gt;</text:p>
      <text:p text:style-name="Standard">[WARNING] /home/mostafij/Desktop/Github/pulsar/pulsar-functions/instance/src/test/java/org/apache/pulsar/functions/windowing/WindowManagerTest.java:[733,40] found raw type: org.apache.pulsar.functions.windowing.Event</text:p>
      <text:p text:style-name="Standard"><text:s text:c="2"/>missing type arguments for generic class org.apache.pulsar.functions.windowing.Event&lt;T&gt;</text:p>
      <text:p text:style-name="Standard">[WARNING] /home/mostafij/Desktop/Github/pulsar/pulsar-functions/instance/src/test/java/org/apache/pulsar/functions/windowing/WindowManagerTest.java:[740,40] found raw type: org.apache.pulsar.functions.windowing.Event</text:p>
      <text:p text:style-name="Standard"><text:s text:c="2"/>missing type arguments for generic class org.apache.pulsar.functions.windowing.Event&lt;T&gt;</text:p>
      <text:p text:style-name="Standard">[WARNING] /home/mostafij/Desktop/Github/pulsar/pulsar-functions/instance/src/test/java/org/apache/pulsar/functions/windowing/WindowManagerTest.java:[780,40] found raw type: org.apache.pulsar.functions.windowing.Event</text:p>
      <text:p text:style-name="Standard"><text:s text:c="2"/>missing type arguments for generic class org.apache.pulsar.functions.windowing.Event&lt;T&gt;</text:p>
      <text:p text:style-name="Standard">[WARNING] /home/mostafij/Desktop/Github/pulsar/pulsar-functions/instance/src/test/java/org/apache/pulsar/functions/windowing/WindowManagerTest.java:[785,40] found raw type: org.apache.pulsar.functions.windowing.Event</text:p>
      <text:p text:style-name="Standard"><text:s text:c="2"/>missing type arguments for generic class org.apache.pulsar.functions.windowing.Event&lt;T&gt;</text:p>
      <text:p text:style-name="Standard">[WARNING] /home/mostafij/Desktop/Github/pulsar/pulsar-functions/instance/src/test/java/org/apache/pulsar/functions/windowing/WindowManagerTest.java:[793,40] found raw type: org.apache.pulsar.functions.windowing.Event</text:p>
      <text:p text:style-name="Standard"><text:s text:c="2"/>missing type arguments for generic class org.apache.pulsar.functions.windowing.Event&lt;T&gt;</text:p>
      <text:p text:style-name="Standard">[WARNING] /home/mostafij/Desktop/Github/pulsar/pulsar-functions/instance/src/test/java/org/apache/pulsar/functions/windowing/WindowManagerTest.java:[801,54] found raw type: org.apache.pulsar.functions.windowing.Event</text:p>
      <text:p text:style-name="Standard"><text:s text:c="2"/>missing type arguments for generic class org.apache.pulsar.functions.windowing.Event&lt;T&gt;</text:p>
      <text:p text:style-name="Standard">[WARNING] /home/mostafij/Desktop/Github/pulsar/pulsar-functions/instance/src/test/java/org/apache/pulsar/functions/windowing/WindowFunctionExecutorTest.java:[208,9] found raw type: org.apache.pulsar.client.api.TypedMessageBuilder</text:p>
      <text:p text:style-name="Standard"><text:s text:c="2"/>missing type arguments for generic class org.apache.pulsar.client.api.TypedMessageBuilder&lt;T&gt;</text:p>
      <text:p text:style-name="Standard"><text:soft-page-break/>[WARNING] /home/mostafij/Desktop/Github/pulsar/pulsar-functions/instance/src/test/java/org/apache/pulsar/functions/windowing/WindowFunctionExecutorTest.java:[209,39] unchecked call to value(T) as a member of the raw type org.apache.pulsar.client.api.TypedMessageBuilder</text:p>
      <text:p text:style-name="Standard">[WARNING] /home/mostafij/Desktop/Github/pulsar/pulsar-functions/instance/src/test/java/org/apache/pulsar/functions/windowing/WindowFunctionExecutorTest.java:[211,70] unchecked method invocation: method thenReturn in interface org.mockito.stubbing.OngoingStubbing is applied to given types</text:p>
      <text:p text:style-name="Standard"><text:s text:c="2"/>required: T</text:p>
      <text:p text:style-name="Standard"><text:s text:c="2"/>found: org.apache.pulsar.client.api.TypedMessageBuilder</text:p>
      <text:p text:style-name="Standard">[WARNING] /home/mostafij/Desktop/Github/pulsar/pulsar-functions/instance/src/test/java/org/apache/pulsar/functions/windowing/WindowFunctionExecutorTest.java:[211,71] unchecked conversion</text:p>
      <text:p text:style-name="Standard"><text:s text:c="2"/>required: T</text:p>
      <text:p text:style-name="Standard"><text:s text:c="2"/>found: <text:s text:c="3"/>org.apache.pulsar.client.api.TypedMessageBuilder</text:p>
      <text:p text:style-name="Standard">[WARNING] /home/mostafij/Desktop/Github/pulsar/pulsar-functions/instance/src/test/java/org/apache/pulsar/functions/sink/PulsarSinkTest.java:[101,9] found raw type: org.apache.pulsar.client.api.ConsumerBuilder</text:p>
      <text:p text:style-name="Standard"><text:s text:c="2"/>missing type arguments for generic class org.apache.pulsar.client.api.ConsumerBuilder&lt;T&gt;</text:p>
      <text:p text:style-name="Standard">[WARNING] /home/mostafij/Desktop/Github/pulsar/pulsar-functions/instance/src/test/java/org/apache/pulsar/functions/sink/PulsarSinkTest.java:[102,63] unchecked call to topics(java.util.List&lt;java.lang.String&gt;) as a member of the raw type org.apache.pulsar.client.api.ConsumerBuilder</text:p>
      <text:p text:style-name="Standard">[WARNING] /home/mostafij/Desktop/Github/pulsar/pulsar-functions/instance/src/test/java/org/apache/pulsar/functions/sink/PulsarSinkTest.java:[106,9] found raw type: org.apache.pulsar.client.api.Consumer</text:p>
      <text:p text:style-name="Standard"><text:s text:c="2"/>missing type arguments for generic class org.apache.pulsar.client.api.Consumer&lt;T&gt;</text:p>
      <text:p text:style-name="Standard">[WARNING] /home/mostafij/Desktop/Github/pulsar/pulsar-functions/instance/src/test/java/org/apache/pulsar/functions/sink/PulsarSinkTest.java:[111,9] found raw type: org.apache.pulsar.client.api.ProducerBuilder</text:p>
      <text:p text:style-name="Standard"><text:s text:c="2"/>missing type arguments for generic class org.apache.pulsar.client.api.ProducerBuilder&lt;T&gt;</text:p>
      <text:p text:style-name="Standard">[WARNING] /home/mostafij/Desktop/Github/pulsar/pulsar-functions/instance/src/test/java/org/apache/pulsar/functions/sink/PulsarSinkTest.java:[122,67] unchecked call to properties(java.util.Map&lt;java.lang.String,java.lang.String&gt;) as a member of the raw type org.apache.pulsar.client.api.ProducerBuilder</text:p>
      <text:p text:style-name="Standard">[WARNING] /home/mostafij/Desktop/Github/pulsar/pulsar-functions/instance/src/test/java/org/apache/pulsar/functions/sink/PulsarSinkTest.java:[125,9] found raw type: java.util.concurrent.CompletableFuture</text:p>
      <text:p text:style-name="Standard"><text:s text:c="2"/>missing type arguments for generic class java.util.concurrent.CompletableFuture&lt;T&gt;</text:p>
      <text:p text:style-name="Standard">[WARNING] /home/mostafij/Desktop/Github/pulsar/pulsar-functions/instance/src/test/java/org/apache/pulsar/functions/sink/PulsarSinkTest.java:[126,35] unchecked call to complete(T) as a member of the raw type java.util.concurrent.CompletableFuture</text:p>
      <text:p text:style-name="Standard">[WARNING] /home/mostafij/Desktop/Github/pulsar/pulsar-functions/instance/src/test/java/org/apache/pulsar/functions/sink/PulsarSinkTest.java:[127,9] found raw type: org.apache.pulsar.client.api.TypedMessageBuilder</text:p>
      <text:p text:style-name="Standard"><text:s text:c="2"/>missing type arguments for generic class org.apache.pulsar.client.api.TypedMessageBuilder&lt;T&gt;</text:p>
      <text:p text:style-name="Standard">[WARNING] /home/mostafij/Desktop/Github/pulsar/pulsar-functions/instance/src/test/java/org/apache/pulsar/functions/sink/PulsarSinkTest.java:[130,9] found raw type: org.apache.pulsar.client.api.Producer</text:p>
      <text:p text:style-name="Standard"><text:s text:c="2"/>missing type arguments for generic class org.apache.pulsar.client.api.Producer&lt;T&gt;</text:p>
      <text:p text:style-name="Standard">[WARNING] /home/mostafij/Desktop/Github/pulsar/pulsar-functions/instance/src/test/java/org/apache/pulsar/functions/sink/PulsarSinkTest.java:[133,64] unchecked call to <text:soft-page-break/>&lt;V&gt;newMessage(org.apache.pulsar.client.api.Schema&lt;V&gt;) as a member of the raw type org.apache.pulsar.client.api.Producer</text:p>
      <text:p text:style-name="Standard">[WARNING] /home/mostafij/Desktop/Github/pulsar/pulsar-functions/instance/src/test/java/org/apache/pulsar/functions/sink/PulsarSinkTest.java:[182,9] found raw type: org.apache.pulsar.functions.sink.PulsarSink</text:p>
      <text:p text:style-name="Standard"><text:s text:c="2"/>missing type arguments for generic class org.apache.pulsar.functions.sink.PulsarSink&lt;T&gt;</text:p>
      <text:p text:style-name="Standard">[WARNING] /home/mostafij/Desktop/Github/pulsar/pulsar-functions/instance/src/test/java/org/apache/pulsar/functions/sink/PulsarSinkTest.java:[182,37] found raw type: org.apache.pulsar.functions.sink.PulsarSink</text:p>
      <text:p text:style-name="Standard"><text:s text:c="2"/>missing type arguments for generic class org.apache.pulsar.functions.sink.PulsarSink&lt;T&gt;</text:p>
      <text:p text:style-name="Standard">[WARNING] /home/mostafij/Desktop/Github/pulsar/pulsar-functions/instance/src/test/java/org/apache/pulsar/functions/sink/PulsarSinkTest.java:[182,33] unchecked call to PulsarSink(org.apache.pulsar.client.api.PulsarClient,org.apache.pulsar.functions.sink.PulsarSinkConfig,java.util.Map&lt;java.lang.String,java.lang.String&gt;,org.apache.pulsar.functions.instance.stats.ComponentStatsManager,java.lang.ClassLoader) as a member of the raw type org.apache.pulsar.functions.sink.PulsarSink</text:p>
      <text:p text:style-name="Standard">[WARNING] /home/mostafij/Desktop/Github/pulsar/pulsar-functions/instance/src/test/java/org/apache/pulsar/functions/sink/PulsarSinkTest.java:[185,13] found raw type: org.apache.pulsar.client.api.Schema</text:p>
      <text:p text:style-name="Standard"><text:s text:c="2"/>missing type arguments for generic class org.apache.pulsar.client.api.Schema&lt;T&gt;</text:p>
      <text:p text:style-name="Standard">[WARNING] /home/mostafij/Desktop/Github/pulsar/pulsar-functions/instance/src/test/java/org/apache/pulsar/functions/sink/PulsarSinkTest.java:[200,9] found raw type: org.apache.pulsar.functions.sink.PulsarSink</text:p>
      <text:p text:style-name="Standard"><text:s text:c="2"/>missing type arguments for generic class org.apache.pulsar.functions.sink.PulsarSink&lt;T&gt;</text:p>
      <text:p text:style-name="Standard">[INFO] /home/mostafij/Desktop/Github/pulsar/pulsar-functions/instance/src/test/java/org/apache/pulsar/functions/sink/PulsarSinkTest.java: Some input files additionally use unchecked or unsafe operations.</text:p>
      <text:p text:style-name="Standard">[INFO] </text:p>
      <text:p text:style-name="Standard">[INFO] --- maven-surefire-plugin:3.0.0-M3:test (default-test) @ pulsar-functions-instance ---</text:p>
      <text:p text:style-name="Standard">[INFO] </text:p>
      <text:p text:style-name="Standard">[INFO] -------------------------------------------------------</text:p>
      <text:p text:style-name="Standard">[INFO] <text:s/>T E S T S</text:p>
      <text:p text:style-name="Standard">[INFO] -------------------------------------------------------</text:p>
      <text:p text:style-name="Standard">[INFO] Running org.apache.pulsar.functions.windowing.WaterMarkEventGeneratorTest</text:p>
      <text:p text:style-name="Standard">[INFO] Running org.apache.pulsar.functions.windowing.WindowFunctionExecutorTest</text:p>
      <text:p text:style-name="Standard">[INFO] Running org.apache.pulsar.functions.windowing.WindowManagerTest</text:p>
      <text:p text:style-name="Standard">[INFO] Running org.apache.pulsar.functions.sink.PulsarSinkTest</text:p>
      <text:p text:style-name="Standard">[INFO] Tests run: 14, Failures: 0, Errors: 0, Skipped: 0, Time elapsed: 8.004 s - in org.apache.pulsar.functions.windowing.WindowManagerTest</text:p>
      <text:p text:style-name="Standard">[INFO] Running org.apache.pulsar.functions.instance.state.BKStateStoreImplTest</text:p>
      <text:p text:style-name="Standard">[INFO] Tests run: 5, Failures: 0, Errors: 0, Skipped: 0, Time elapsed: 11.834 s - in org.apache.pulsar.functions.windowing.WaterMarkEventGeneratorTest</text:p>
      <text:p text:style-name="Standard">[INFO] Running org.apache.pulsar.functions.instance.state.InstanceStateManagerTest</text:p>
      <text:p text:style-name="Standard">[INFO] Tests run: 5, Failures: 0, Errors: 0, Skipped: 0, Time elapsed: 12.133 s - in org.apache.pulsar.functions.windowing.WindowFunctionExecutorTest</text:p>
      <text:p text:style-name="Standard">[INFO] Running org.apache.pulsar.functions.instance.JavaInstanceRunnableTest</text:p>
      <text:p text:style-name="Standard">[INFO] Tests run: 5, Failures: 0, Errors: 0, Skipped: 0, Time elapsed: 0.948 s - in org.apache.pulsar.functions.instance.state.InstanceStateManagerTest</text:p>
      <text:p text:style-name="Standard">[INFO] Running org.apache.pulsar.functions.instance.FunctionResultRouterTest</text:p>
      <text:p text:style-name="Standard"><text:soft-page-break/>[INFO] Tests run: 4, Failures: 0, Errors: 0, Skipped: 0, Time elapsed: 0.217 s - in org.apache.pulsar.functions.instance.FunctionResultRouterTest</text:p>
      <text:p text:style-name="Standard">[INFO] Running org.apache.pulsar.functions.instance.ContextImplTest</text:p>
      <text:p text:style-name="Standard">[INFO] Tests run: 3, Failures: 0, Errors: 0, Skipped: 0, Time elapsed: 1.43 s - in org.apache.pulsar.functions.instance.JavaInstanceRunnableTest</text:p>
      <text:p text:style-name="Standard">[INFO] Running org.apache.pulsar.functions.instance.InstanceUtilsTest</text:p>
      <text:p text:style-name="Standard">[INFO] Tests run: 3, Failures: 0, Errors: 0, Skipped: 0, Time elapsed: 0.333 s - in org.apache.pulsar.functions.instance.InstanceUtilsTest</text:p>
      <text:p text:style-name="Standard">[INFO] Running org.apache.pulsar.functions.instance.JavaInstanceTest</text:p>
      <text:p text:style-name="Standard">[INFO] Tests run: 7, Failures: 0, Errors: 0, Skipped: 0, Time elapsed: 3.652 s - in org.apache.pulsar.functions.instance.state.BKStateStoreImplTest</text:p>
      <text:p text:style-name="Standard">[INFO] Running org.apache.pulsar.functions.source.batch.BatchSourceExecutorTest</text:p>
      <text:p text:style-name="Standard">[INFO] Tests run: 7, Failures: 0, Errors: 0, Skipped: 0, Time elapsed: 2.463 s - in org.apache.pulsar.functions.instance.JavaInstanceTest</text:p>
      <text:p text:style-name="Standard">[INFO] Running org.apache.pulsar.functions.source.PulsarSourceTest</text:p>
      <text:p text:style-name="Standard">[INFO] Tests run: 15, Failures: 0, Errors: 0, Skipped: 0, Time elapsed: 5.333 s - in org.apache.pulsar.functions.source.batch.BatchSourceExecutorTest</text:p>
      <text:p text:style-name="Standard">[INFO] Tests run: 19, Failures: 0, Errors: 0, Skipped: 0, Time elapsed: 8.558 s - in org.apache.pulsar.functions.instance.ContextImplTest</text:p>
      <text:p text:style-name="Standard">[INFO] Tests run: 10, Failures: 0, Errors: 0, Skipped: 0, Time elapsed: 18.955 s - in org.apache.pulsar.functions.sink.PulsarSinkTest</text:p>
      <text:p text:style-name="Standard">[INFO] Tests run: 13, Failures: 0, Errors: 0, Skipped: 0, Time elapsed: 6.521 s - in org.apache.pulsar.functions.source.PulsarSourceTest</text:p>
      <text:p text:style-name="Standard">[INFO] </text:p>
      <text:p text:style-name="Standard">[INFO] Results:</text:p>
      <text:p text:style-name="Standard">[INFO] </text:p>
      <text:p text:style-name="Standard">[INFO] Tests run: 110, Failures: 0, Errors: 0, Skipped: 0</text:p>
      <text:p text:style-name="Standard">[INFO] </text:p>
      <text:p text:style-name="Standard">[INFO] </text:p>
      <text:p text:style-name="Standard">[INFO] -------------&lt; org.apache.pulsar:pulsar-functions-runtime &gt;-------------</text:p>
      <text:p text:style-name="Standard">[INFO] Building Pulsar Functions :: Runtime 2.8.0-SNAPSHOT <text:s text:c="12"/>[36/127]</text:p>
      <text:p text:style-name="Standard">[INFO] --------------------------------[ jar ]---------------------------------</text:p>
      <text:p text:style-name="Standard">[INFO] </text:p>
      <text:p text:style-name="Standard">[INFO] --- maven-clean-plugin:3.1.0:clean (default-clean) @ pulsar-functions-runtime ---</text:p>
      <text:p text:style-name="Standard">[INFO] </text:p>
      <text:p text:style-name="Standard">[INFO] --- maven-enforcer-plugin:3.0.0-M3:enforce (enforce-maven-version) @ pulsar-functions-runtime ---</text:p>
      <text:p text:style-name="Standard">[INFO] </text:p>
      <text:p text:style-name="Standard">[INFO] --- maven-enforcer-plugin:3.0.0-M3:enforce (enforce-maven) @ pulsar-functions-runtime ---</text:p>
      <text:p text:style-name="Standard">[INFO] </text:p>
      <text:p text:style-name="Standard">[INFO] --- directory-maven-plugin:0.3.1:directory-of (directories) @ pulsar-functions-runtime ---</text:p>
      <text:p text:style-name="Standard">[INFO] Directory of org.apache.pulsar:pulsar set to: /home/mostafij/Desktop/Github/pulsar</text:p>
      <text:p text:style-name="Standard">[INFO] </text:p>
      <text:p text:style-name="Standard">[INFO] --- maven-remote-resources-plugin:1.7.0:process (process-resource-bundles) @ pulsar-functions-runtime ---</text:p>
      <text:p text:style-name="Standard">[INFO] Preparing remote bundle org.apache:apache-jar-resource-bundle:1.4</text:p>
      <text:p text:style-name="Standard">[INFO] Copying 3 resources from 1 bundle.</text:p>
      <text:p text:style-name="Standard">[INFO] </text:p>
      <text:p text:style-name="Standard">[INFO] --- maven-resources-plugin:3.1.0:resources (default-resources) @ pulsar-functions-runtime ---</text:p>
      <text:p text:style-name="Standard"><text:soft-page-break/>[INFO] Using 'UTF-8' encoding to copy filtered resources.</text:p>
      <text:p text:style-name="Standard">[INFO] Copying 1 resource</text:p>
      <text:p text:style-name="Standard">[INFO] Copying 3 resources</text:p>
      <text:p text:style-name="Standard">[INFO] </text:p>
      <text:p text:style-name="Standard">[INFO] --- maven-compiler-plugin:3.8.1:compile (default-compile) @ pulsar-functions-runtime ---</text:p>
      <text:p text:style-name="Standard">[INFO] Compiling 27 source files to /home/mostafij/Desktop/Github/pulsar/pulsar-functions/runtime/target/classes</text:p>
      <text:p text:style-name="Standard">[WARNING] /home/mostafij/Desktop/Github/pulsar/pulsar-functions/runtime/src/main/java/org/apache/pulsar/functions/worker/WorkerConfig.java:[618,5] Generating equals/hashCode implementation but without a call to superclass, even though this class does not extend java.lang.Object. If this is intentional, add '@EqualsAndHashCode(callSuper=false)' to your type.</text:p>
      <text:p text:style-name="Standard">[WARNING] /home/mostafij/Desktop/Github/pulsar/pulsar-functions/runtime/src/main/java/org/apache/pulsar/functions/worker/WorkerConfig.java:[634,5] Generating equals/hashCode implementation but without a call to superclass, even though this class does not extend java.lang.Object. If this is intentional, add '@EqualsAndHashCode(callSuper=false)' to your type.</text:p>
      <text:p text:style-name="Standard">[WARNING] /home/mostafij/Desktop/Github/pulsar/pulsar-functions/runtime/src/main/java/org/apache/pulsar/functions/worker/WorkerConfig.java:[650,5] Generating equals/hashCode implementation but without a call to superclass, even though this class does not extend java.lang.Object. If this is intentional, add '@EqualsAndHashCode(callSuper=false)' to your type.</text:p>
      <text:p text:style-name="Standard">[WARNING] /home/mostafij/Desktop/Github/pulsar/pulsar-functions/runtime/src/main/java/org/apache/pulsar/functions/runtime/process/ProcessRuntime.java:[72,13] found raw type: java.util.concurrent.ScheduledFuture</text:p>
      <text:p text:style-name="Standard"><text:s text:c="2"/>missing type arguments for generic class java.util.concurrent.ScheduledFuture&lt;V&gt;</text:p>
      <text:p text:style-name="Standard">[WARNING] /home/mostafij/Desktop/Github/pulsar/pulsar-functions/runtime/src/main/java/org/apache/pulsar/functions/runtime/JavaInstanceStarter.java:[138,13] found raw type: java.util.concurrent.ScheduledFuture</text:p>
      <text:p text:style-name="Standard"><text:s text:c="2"/>missing type arguments for generic class java.util.concurrent.ScheduledFuture&lt;V&gt;</text:p>
      <text:p text:style-name="Standard">[WARNING] /home/mostafij/Desktop/Github/pulsar/pulsar-functions/runtime/src/main/java/org/apache/pulsar/functions/runtime/RuntimeSpawner.java:[52,13] found raw type: java.util.concurrent.ScheduledFuture</text:p>
      <text:p text:style-name="Standard"><text:s text:c="2"/>missing type arguments for generic class java.util.concurrent.ScheduledFuture&lt;V&gt;</text:p>
      <text:p text:style-name="Standard">[WARNING] /home/mostafij/Desktop/Github/pulsar/pulsar-functions/runtime/src/main/java/org/apache/pulsar/functions/runtime/kubernetes/KubernetesRuntime.java:[1059,17] possible fall-through into case</text:p>
      <text:p text:style-name="Standard">[WARNING] /home/mostafij/Desktop/Github/pulsar/pulsar-functions/runtime/src/main/java/org/apache/pulsar/functions/runtime/kubernetes/KubernetesRuntime.java:[1064,17] possible fall-through into case</text:p>
      <text:p text:style-name="Standard">[WARNING] /home/mostafij/Desktop/Github/pulsar/pulsar-functions/runtime/src/main/java/org/apache/pulsar/functions/runtime/kubernetes/KubernetesRuntime.java:[1069,17] possible fall-through into case</text:p>
      <text:p text:style-name="Standard">[INFO] </text:p>
      <text:p text:style-name="Standard">[INFO] --- maven-antrun-plugin:3.0.0:run (default) @ pulsar-functions-runtime ---</text:p>
      <text:p text:style-name="Standard">[INFO] Executing tasks</text:p>
      <text:p text:style-name="Standard">[WARNING] <text:s text:c="5"/>[echo] copy test config files</text:p>
      <text:p text:style-name="Standard">[INFO] <text:s text:c="5"/>[copy] Copying 5 files to /home/mostafij/Desktop/Github/pulsar/pulsar-functions/runtime/src/test/resources</text:p>
      <text:p text:style-name="Standard">[INFO] Executed tasks</text:p>
      <text:p text:style-name="Standard">[INFO] </text:p>
      <text:p text:style-name="Standard"><text:soft-page-break/>[INFO] --- maven-resources-plugin:3.1.0:testResources (default-testResources) @ pulsar-functions-runtime ---</text:p>
      <text:p text:style-name="Standard">[INFO] Using 'UTF-8' encoding to copy filtered resources.</text:p>
      <text:p text:style-name="Standard">[INFO] Copying 6 resources</text:p>
      <text:p text:style-name="Standard">[INFO] Copying 3 resources</text:p>
      <text:p text:style-name="Standard">[INFO] </text:p>
      <text:p text:style-name="Standard">[INFO] --- maven-compiler-plugin:3.8.1:testCompile (default-testCompile) @ pulsar-functions-runtime ---</text:p>
      <text:p text:style-name="Standard">[INFO] Compiling 10 source files to /home/mostafij/Desktop/Github/pulsar/pulsar-functions/runtime/target/test-classes</text:p>
      <text:p text:style-name="Standard">[WARNING] /home/mostafij/Desktop/Github/pulsar/pulsar-functions/runtime/src/test/java/org/apache/pulsar/functions/runtime/kubernetes/BasicKubernetesManifestCustomizerTest.java:[66,58] unchecked conversion</text:p>
      <text:p text:style-name="Standard"><text:s text:c="2"/>required: java.util.Map&lt;java.lang.String,java.lang.Object&gt;</text:p>
      <text:p text:style-name="Standard"><text:s text:c="2"/>found: <text:s text:c="3"/>java.util.HashMap</text:p>
      <text:p text:style-name="Standard">[WARNING] /home/mostafij/Desktop/Github/pulsar/pulsar-functions/runtime/src/test/java/org/apache/pulsar/functions/runtime/thread/ThreadRuntimeFactoryTest.java:[140,54] unchecked method invocation: method setFunctionRuntimeFactoryConfigs in class org.apache.pulsar.functions.worker.WorkerConfig is applied to given types</text:p>
      <text:p text:style-name="Standard"><text:s text:c="2"/>required: java.util.Map&lt;java.lang.String,java.lang.Object&gt;</text:p>
      <text:p text:style-name="Standard"><text:s text:c="2"/>found: java.util.Map</text:p>
      <text:p text:style-name="Standard">[WARNING] /home/mostafij/Desktop/Github/pulsar/pulsar-functions/runtime/src/test/java/org/apache/pulsar/functions/runtime/thread/ThreadRuntimeFactoryTest.java:[140,104] unchecked conversion</text:p>
      <text:p text:style-name="Standard"><text:s text:c="2"/>required: java.util.Map&lt;java.lang.String,java.lang.Object&gt;</text:p>
      <text:p text:style-name="Standard"><text:s text:c="2"/>found: <text:s text:c="3"/>java.util.Map</text:p>
      <text:p text:style-name="Standard">[WARNING] /home/mostafij/Desktop/Github/pulsar/pulsar-functions/runtime/src/test/java/org/apache/pulsar/functions/runtime/kubernetes/KubernetesRuntimeFactoryTest.java:[185,54] unchecked method invocation: method setFunctionRuntimeFactoryConfigs in class org.apache.pulsar.functions.worker.WorkerConfig is applied to given types</text:p>
      <text:p text:style-name="Standard"><text:s text:c="2"/>required: java.util.Map&lt;java.lang.String,java.lang.Object&gt;</text:p>
      <text:p text:style-name="Standard"><text:s text:c="2"/>found: java.util.Map</text:p>
      <text:p text:style-name="Standard">[WARNING] /home/mostafij/Desktop/Github/pulsar/pulsar-functions/runtime/src/test/java/org/apache/pulsar/functions/runtime/kubernetes/KubernetesRuntimeFactoryTest.java:[186,66] unchecked conversion</text:p>
      <text:p text:style-name="Standard"><text:s text:c="2"/>required: java.util.Map&lt;java.lang.String,java.lang.Object&gt;</text:p>
      <text:p text:style-name="Standard"><text:s text:c="2"/>found: <text:s text:c="3"/>java.util.Map</text:p>
      <text:p text:style-name="Standard">[WARNING] /home/mostafij/Desktop/Github/pulsar/pulsar-functions/runtime/src/test/java/org/apache/pulsar/functions/runtime/kubernetes/KubernetesRuntimeFactoryTest.java:[511,54] unchecked method invocation: method setFunctionRuntimeFactoryConfigs in class org.apache.pulsar.functions.worker.WorkerConfig is applied to given types</text:p>
      <text:p text:style-name="Standard"><text:s text:c="2"/>required: java.util.Map&lt;java.lang.String,java.lang.Object&gt;</text:p>
      <text:p text:style-name="Standard"><text:s text:c="2"/>found: java.util.Map</text:p>
      <text:p text:style-name="Standard">[WARNING] /home/mostafij/Desktop/Github/pulsar/pulsar-functions/runtime/src/test/java/org/apache/pulsar/functions/runtime/kubernetes/KubernetesRuntimeFactoryTest.java:[512,66] unchecked conversion</text:p>
      <text:p text:style-name="Standard"><text:s text:c="2"/>required: java.util.Map&lt;java.lang.String,java.lang.Object&gt;</text:p>
      <text:p text:style-name="Standard"><text:s text:c="2"/>found: <text:s text:c="3"/>java.util.Map</text:p>
      <text:p text:style-name="Standard">[WARNING] /home/mostafij/Desktop/Github/pulsar/pulsar-functions/runtime/src/test/java/org/apache/pulsar/functions/runtime/process/ProcessRuntimeTest.java:[173,54] unchecked method invocation: <text:soft-page-break/>method setFunctionRuntimeFactoryConfigs in class org.apache.pulsar.functions.worker.WorkerConfig is applied to given types</text:p>
      <text:p text:style-name="Standard"><text:s text:c="2"/>required: java.util.Map&lt;java.lang.String,java.lang.Object&gt;</text:p>
      <text:p text:style-name="Standard"><text:s text:c="2"/>found: java.util.Map</text:p>
      <text:p text:style-name="Standard">[WARNING] /home/mostafij/Desktop/Github/pulsar/pulsar-functions/runtime/src/test/java/org/apache/pulsar/functions/runtime/process/ProcessRuntimeTest.java:[174,66] unchecked conversion</text:p>
      <text:p text:style-name="Standard"><text:s text:c="2"/>required: java.util.Map&lt;java.lang.String,java.lang.Object&gt;</text:p>
      <text:p text:style-name="Standard"><text:s text:c="2"/>found: <text:s text:c="3"/>java.util.Map</text:p>
      <text:p text:style-name="Standard">[WARNING] /home/mostafij/Desktop/Github/pulsar/pulsar-functions/runtime/src/test/java/org/apache/pulsar/functions/runtime/kubernetes/KubernetesRuntimeTest.java:[218,54] unchecked method invocation: method setFunctionRuntimeFactoryConfigs in class org.apache.pulsar.functions.worker.WorkerConfig is applied to given types</text:p>
      <text:p text:style-name="Standard"><text:s text:c="2"/>required: java.util.Map&lt;java.lang.String,java.lang.Object&gt;</text:p>
      <text:p text:style-name="Standard"><text:s text:c="2"/>found: java.util.Map</text:p>
      <text:p text:style-name="Standard">[WARNING] /home/mostafij/Desktop/Github/pulsar/pulsar-functions/runtime/src/test/java/org/apache/pulsar/functions/runtime/kubernetes/KubernetesRuntimeTest.java:[219,66] unchecked conversion</text:p>
      <text:p text:style-name="Standard"><text:s text:c="2"/>required: java.util.Map&lt;java.lang.String,java.lang.Object&gt;</text:p>
      <text:p text:style-name="Standard"><text:s text:c="2"/>found: <text:s text:c="3"/>java.util.Map</text:p>
      <text:p text:style-name="Standard">[WARNING] /home/mostafij/Desktop/Github/pulsar/pulsar-functions/runtime/src/test/java/org/apache/pulsar/functions/runtime/kubernetes/KubernetesRuntimeTest.java:[847,9] found raw type: java.util.HashMap</text:p>
      <text:p text:style-name="Standard"><text:s text:c="2"/>missing type arguments for generic class java.util.HashMap&lt;K,V&gt;</text:p>
      <text:p text:style-name="Standard">[WARNING] /home/mostafij/Desktop/Github/pulsar/pulsar-functions/runtime/src/test/java/org/apache/pulsar/functions/runtime/kubernetes/KubernetesRuntimeTest.java:[949,54] unchecked method invocation: method setFunctionRuntimeFactoryConfigs in class org.apache.pulsar.functions.worker.WorkerConfig is applied to given types</text:p>
      <text:p text:style-name="Standard"><text:s text:c="2"/>required: java.util.Map&lt;java.lang.String,java.lang.Object&gt;</text:p>
      <text:p text:style-name="Standard"><text:s text:c="2"/>found: java.util.Map</text:p>
      <text:p text:style-name="Standard">[WARNING] /home/mostafij/Desktop/Github/pulsar/pulsar-functions/runtime/src/test/java/org/apache/pulsar/functions/runtime/kubernetes/KubernetesRuntimeTest.java:[950,66] unchecked conversion</text:p>
      <text:p text:style-name="Standard"><text:s text:c="2"/>required: java.util.Map&lt;java.lang.String,java.lang.Object&gt;</text:p>
      <text:p text:style-name="Standard"><text:s text:c="2"/>found: <text:s text:c="3"/>java.util.Map</text:p>
      <text:p text:style-name="Standard">[WARNING] /home/mostafij/Desktop/Github/pulsar/pulsar-functions/runtime/src/test/java/org/apache/pulsar/functions/runtime/kubernetes/KubernetesRuntimeTest.java:[1010,58] unchecked conversion</text:p>
      <text:p text:style-name="Standard"><text:s text:c="2"/>required: java.util.Map&lt;java.lang.String,java.lang.Object&gt;</text:p>
      <text:p text:style-name="Standard"><text:s text:c="2"/>found: <text:s text:c="3"/>java.util.HashMap</text:p>
      <text:p text:style-name="Standard">[WARNING] /home/mostafij/Desktop/Github/pulsar/pulsar-functions/runtime/src/test/java/org/apache/pulsar/functions/runtime/kubernetes/KubernetesRuntimeTest.java:[1058,58] unchecked conversion</text:p>
      <text:p text:style-name="Standard"><text:s text:c="2"/>required: java.util.Map&lt;java.lang.String,java.lang.Object&gt;</text:p>
      <text:p text:style-name="Standard"><text:s text:c="2"/>found: <text:s text:c="3"/>java.util.HashMap</text:p>
      <text:p text:style-name="Standard">[WARNING] /home/mostafij/Desktop/Github/pulsar/pulsar-functions/runtime/src/test/java/org/apache/pulsar/functions/runtime/RuntimeUtilsTest.java:[72,23] unchecked call to put(K,V) as a member of the raw type java.util.HashMap</text:p>
      <text:p text:style-name="Standard">[WARNING] /home/mostafij/Desktop/Github/pulsar/pulsar-functions/runtime/src/test/java/org/apache/pulsar/functions/runtime/RuntimeUtilsTest.java:[75,23] unchecked call to put(K,V) as a member of the raw type java.util.HashMap</text:p>
      <text:p text:style-name="Standard">[WARNING] /home/mostafij/Desktop/Github/pulsar/pulsar-functions/runtime/src/test/java/org/apache/pulsar/functions/runtime/RuntimeUtilsTest.java:[114,60] unchecked conversion</text:p>
      <text:p text:style-name="Standard"><text:s text:c="2"/>required: java.util.HashMap&lt;java.lang.String,java.lang.String&gt;</text:p>
      <text:p text:style-name="Standard"><text:soft-page-break/><text:s text:c="2"/>found: <text:s text:c="3"/>java.util.HashMap</text:p>
      <text:p text:style-name="Standard">[WARNING] /home/mostafij/Desktop/Github/pulsar/pulsar-functions/runtime/src/test/java/org/apache/pulsar/functions/runtime/RuntimeUtilsTest.java:[116,60] unchecked conversion</text:p>
      <text:p text:style-name="Standard"><text:s text:c="2"/>required: java.util.HashMap&lt;java.lang.String,java.lang.String&gt;</text:p>
      <text:p text:style-name="Standard"><text:s text:c="2"/>found: <text:s text:c="3"/>java.util.HashMap</text:p>
      <text:p text:style-name="Standard">[INFO] </text:p>
      <text:p text:style-name="Standard">[INFO] --- maven-surefire-plugin:3.0.0-M3:test (default-test) @ pulsar-functions-runtime ---</text:p>
      <text:p text:style-name="Standard">[INFO] </text:p>
      <text:p text:style-name="Standard">[INFO] -------------------------------------------------------</text:p>
      <text:p text:style-name="Standard">[INFO] <text:s/>T E S T S</text:p>
      <text:p text:style-name="Standard">[INFO] -------------------------------------------------------</text:p>
      <text:p text:style-name="Standard">[INFO] Running org.apache.pulsar.functions.runtime.process.ProcessRuntimeTest</text:p>
      <text:p text:style-name="Standard">[INFO] Running org.apache.pulsar.functions.runtime.thread.ThreadRuntimeFactoryTest</text:p>
      <text:p text:style-name="Standard">[INFO] Running org.apache.pulsar.functions.runtime.RuntimeUtilsTest</text:p>
      <text:p text:style-name="Standard">[INFO] Running org.apache.pulsar.functions.runtime.kubernetes.KubernetesRuntimeTest</text:p>
      <text:p text:style-name="Standard">[INFO] Tests run: 3, Failures: 0, Errors: 0, Skipped: 0, Time elapsed: 7.835 s - in org.apache.pulsar.functions.runtime.RuntimeUtilsTest</text:p>
      <text:p text:style-name="Standard">[INFO] Running org.apache.pulsar.functions.runtime.kubernetes.BasicKubernetesManifestCustomizerTest</text:p>
      <text:p text:style-name="Standard">[INFO] Tests run: 3, Failures: 0, Errors: 0, Skipped: 0, Time elapsed: 0.864 s - in org.apache.pulsar.functions.runtime.kubernetes.BasicKubernetesManifestCustomizerTest</text:p>
      <text:p text:style-name="Standard">[INFO] Running org.apache.pulsar.functions.runtime.kubernetes.KubernetesRuntimeFactoryTest</text:p>
      <text:p text:style-name="Standard">[INFO] Tests run: 11, Failures: 0, Errors: 0, Skipped: 0, Time elapsed: 16.329 s - in org.apache.pulsar.functions.runtime.process.ProcessRuntimeTest</text:p>
      <text:p text:style-name="Standard">[INFO] Running org.apache.pulsar.functions.config.TestWorkerConfig</text:p>
      <text:p text:style-name="Standard">[INFO] Tests run: 1, Failures: 0, Errors: 0, Skipped: 0, Time elapsed: 0.318 s - in org.apache.pulsar.functions.config.TestWorkerConfig</text:p>
      <text:p text:style-name="Standard">[INFO] Running org.apache.pulsar.functions.worker.WorkerApiV2ResourceConfigTest</text:p>
      <text:p text:style-name="Standard">[INFO] Tests run: 4, Failures: 0, Errors: 0, Skipped: 0, Time elapsed: 1.79 s - in org.apache.pulsar.functions.worker.WorkerApiV2ResourceConfigTest</text:p>
      <text:p text:style-name="Standard">[INFO] Running org.apache.pulsar.functions.auth.ClearTextFunctionTokenAuthProviderTest</text:p>
      <text:p text:style-name="Standard">[INFO] Tests run: 1, Failures: 0, Errors: 0, Skipped: 0, Time elapsed: 0.172 s - in org.apache.pulsar.functions.auth.ClearTextFunctionTokenAuthProviderTest</text:p>
      <text:p text:style-name="Standard">[INFO] Running org.apache.pulsar.functions.auth.KubernetesSecretsTokenAuthProviderTest</text:p>
      <text:p text:style-name="Standard">[INFO] Tests run: 22, Failures: 0, Errors: 0, Skipped: 0, Time elapsed: 20.805 s - in org.apache.pulsar.functions.runtime.kubernetes.KubernetesRuntimeTest</text:p>
      <text:p text:style-name="Standard">[INFO] Tests run: 6, Failures: 0, Errors: 0, Skipped: 0, Time elapsed: 5.752 s - in org.apache.pulsar.functions.auth.KubernetesSecretsTokenAuthProviderTest</text:p>
      <text:p text:style-name="Standard">[INFO] Tests run: 9, Failures: 0, Errors: 0, Skipped: 0, Time elapsed: 16.096 s - in org.apache.pulsar.functions.runtime.kubernetes.KubernetesRuntimeFactoryTest</text:p>
      <text:p text:style-name="Standard">[INFO] Tests run: 7, Failures: 0, Errors: 0, Skipped: 0, Time elapsed: 25.603 s - in org.apache.pulsar.functions.runtime.thread.ThreadRuntimeFactoryTest</text:p>
      <text:p text:style-name="Standard">[INFO] </text:p>
      <text:p text:style-name="Standard">[INFO] Results:</text:p>
      <text:p text:style-name="Standard">[INFO] </text:p>
      <text:p text:style-name="Standard">[INFO] Tests run: 67, Failures: 0, Errors: 0, Skipped: 0</text:p>
      <text:p text:style-name="Standard">[INFO] </text:p>
      <text:p text:style-name="Standard">[INFO] </text:p>
      <text:p text:style-name="Standard">[INFO] ---------------&lt; org.apache.pulsar:pulsar-io-cassandra &gt;----------------</text:p>
      <text:p text:style-name="Standard"><text:soft-page-break/>[INFO] Building Pulsar IO :: Cassandra 2.8.0-SNAPSHOT <text:s text:c="17"/>[37/127]</text:p>
      <text:p text:style-name="Standard">[INFO] --------------------------------[ jar ]---------------------------------</text:p>
      <text:p text:style-name="Standard">[INFO] </text:p>
      <text:p text:style-name="Standard">[INFO] --- maven-clean-plugin:3.1.0:clean (default-clean) @ pulsar-io-cassandra ---</text:p>
      <text:p text:style-name="Standard">[INFO] </text:p>
      <text:p text:style-name="Standard">[INFO] --- maven-enforcer-plugin:3.0.0-M3:enforce (enforce-maven-version) @ pulsar-io-cassandra ---</text:p>
      <text:p text:style-name="Standard">[INFO] </text:p>
      <text:p text:style-name="Standard">[INFO] --- maven-enforcer-plugin:3.0.0-M3:enforce (enforce-maven) @ pulsar-io-cassandra ---</text:p>
      <text:p text:style-name="Standard">[INFO] </text:p>
      <text:p text:style-name="Standard">[INFO] --- directory-maven-plugin:0.3.1:directory-of (directories) @ pulsar-io-cassandra ---</text:p>
      <text:p text:style-name="Standard">[INFO] Directory of org.apache.pulsar:pulsar set to: /home/mostafij/Desktop/Github/pulsar</text:p>
      <text:p text:style-name="Standard">[INFO] </text:p>
      <text:p text:style-name="Standard">[INFO] --- maven-remote-resources-plugin:1.7.0:process (process-resource-bundles) @ pulsar-io-cassandra ---</text:p>
      <text:p text:style-name="Standard">[INFO] Preparing remote bundle org.apache:apache-jar-resource-bundle:1.4</text:p>
      <text:p text:style-name="Standard">[INFO] Copying 3 resources from 1 bundle.</text:p>
      <text:p text:style-name="Standard">[INFO] </text:p>
      <text:p text:style-name="Standard">[INFO] --- maven-resources-plugin:3.1.0:resources (default-resources) @ pulsar-io-cassandra ---</text:p>
      <text:p text:style-name="Standard">[INFO] Using 'UTF-8' encoding to copy filtered resources.</text:p>
      <text:p text:style-name="Standard">[INFO] Copying 1 resource</text:p>
      <text:p text:style-name="Standard">[INFO] Copying 3 resources</text:p>
      <text:p text:style-name="Standard">[INFO] </text:p>
      <text:p text:style-name="Standard">[INFO] --- maven-compiler-plugin:3.8.1:compile (default-compile) @ pulsar-io-cassandra ---</text:p>
      <text:p text:style-name="Standard">[INFO] Compiling 3 source files to /home/mostafij/Desktop/Github/pulsar/pulsar-io/cassandra/target/classes</text:p>
      <text:p text:style-name="Standard">[WARNING] /home/mostafij/Desktop/Github/pulsar/pulsar-io/cassandra/src/main/java/org/apache/pulsar/io/cassandra/CassandraAbstractSink.java:[43,17] auto-closeable resource org.apache.pulsar.io.cassandra.CassandraAbstractSink&lt;K,V&gt; has a member method close() that could throw InterruptedException</text:p>
      <text:p text:style-name="Standard">[WARNING] /home/mostafij/Desktop/Github/pulsar/pulsar-io/cassandra/src/main/java/org/apache/pulsar/io/cassandra/CassandraStringSink.java:[36,8] auto-closeable resource org.apache.pulsar.io.cassandra.CassandraStringSink has a member method close() that could throw InterruptedException</text:p>
      <text:p text:style-name="Standard">[INFO] </text:p>
      <text:p text:style-name="Standard">[INFO] --- maven-resources-plugin:3.1.0:testResources (default-testResources) @ pulsar-io-cassandra ---</text:p>
      <text:p text:style-name="Standard">[INFO] Using 'UTF-8' encoding to copy filtered resources.</text:p>
      <text:p text:style-name="Standard">[INFO] skip non existing resourceDirectory /home/mostafij/Desktop/Github/pulsar/pulsar-io/cassandra/src/test/resources</text:p>
      <text:p text:style-name="Standard">[INFO] Copying 3 resources</text:p>
      <text:p text:style-name="Standard">[INFO] </text:p>
      <text:p text:style-name="Standard">[INFO] --- maven-compiler-plugin:3.8.1:testCompile (default-testCompile) @ pulsar-io-cassandra ---</text:p>
      <text:p text:style-name="Standard">[INFO] No sources to compile</text:p>
      <text:p text:style-name="Standard">[INFO] </text:p>
      <text:p text:style-name="Standard">[INFO] --- maven-surefire-plugin:3.0.0-M3:test (default-test) @ pulsar-io-cassandra ---</text:p>
      <text:p text:style-name="Standard">[INFO] </text:p>
      <text:p text:style-name="Standard">[INFO] -----------------&lt; org.apache.pulsar:pulsar-io-common &gt;-----------------</text:p>
      <text:p text:style-name="Standard">[INFO] Building Pulsar IO :: IO Common 2.8.0-SNAPSHOT <text:s text:c="17"/>[38/127]</text:p>
      <text:p text:style-name="Standard"><text:soft-page-break/>[INFO] --------------------------------[ jar ]---------------------------------</text:p>
      <text:p text:style-name="Standard">[INFO] </text:p>
      <text:p text:style-name="Standard">[INFO] --- maven-clean-plugin:3.1.0:clean (default-clean) @ pulsar-io-common ---</text:p>
      <text:p text:style-name="Standard">[INFO] </text:p>
      <text:p text:style-name="Standard">[INFO] --- maven-enforcer-plugin:3.0.0-M3:enforce (enforce-maven-version) @ pulsar-io-common ---</text:p>
      <text:p text:style-name="Standard">[INFO] </text:p>
      <text:p text:style-name="Standard">[INFO] --- maven-enforcer-plugin:3.0.0-M3:enforce (enforce-maven) @ pulsar-io-common ---</text:p>
      <text:p text:style-name="Standard">[INFO] </text:p>
      <text:p text:style-name="Standard">[INFO] --- directory-maven-plugin:0.3.1:directory-of (directories) @ pulsar-io-common ---</text:p>
      <text:p text:style-name="Standard">[INFO] Directory of org.apache.pulsar:pulsar set to: /home/mostafij/Desktop/Github/pulsar</text:p>
      <text:p text:style-name="Standard">[INFO] </text:p>
      <text:p text:style-name="Standard">[INFO] --- maven-remote-resources-plugin:1.7.0:process (process-resource-bundles) @ pulsar-io-common ---</text:p>
      <text:p text:style-name="Standard">[INFO] Preparing remote bundle org.apache:apache-jar-resource-bundle:1.4</text:p>
      <text:p text:style-name="Standard">[INFO] Copying 3 resources from 1 bundle.</text:p>
      <text:p text:style-name="Standard">[INFO] </text:p>
      <text:p text:style-name="Standard">[INFO] --- maven-resources-plugin:3.1.0:resources (default-resources) @ pulsar-io-common ---</text:p>
      <text:p text:style-name="Standard">[INFO] Using 'UTF-8' encoding to copy filtered resources.</text:p>
      <text:p text:style-name="Standard">[INFO] Copying 1 resource</text:p>
      <text:p text:style-name="Standard">[INFO] Copying 3 resources</text:p>
      <text:p text:style-name="Standard">[INFO] </text:p>
      <text:p text:style-name="Standard">[INFO] --- maven-compiler-plugin:3.8.1:compile (default-compile) @ pulsar-io-common ---</text:p>
      <text:p text:style-name="Standard">[INFO] Compiling 1 source file to /home/mostafij/Desktop/Github/pulsar/pulsar-io/common/target/classes</text:p>
      <text:p text:style-name="Standard">[INFO] </text:p>
      <text:p text:style-name="Standard">[INFO] --- maven-resources-plugin:3.1.0:testResources (default-testResources) @ pulsar-io-common ---</text:p>
      <text:p text:style-name="Standard">[INFO] Using 'UTF-8' encoding to copy filtered resources.</text:p>
      <text:p text:style-name="Standard">[INFO] skip non existing resourceDirectory /home/mostafij/Desktop/Github/pulsar/pulsar-io/common/src/test/resources</text:p>
      <text:p text:style-name="Standard">[INFO] Copying 3 resources</text:p>
      <text:p text:style-name="Standard">[INFO] </text:p>
      <text:p text:style-name="Standard">[INFO] --- maven-compiler-plugin:3.8.1:testCompile (default-testCompile) @ pulsar-io-common ---</text:p>
      <text:p text:style-name="Standard">[INFO] Compiling 1 source file to /home/mostafij/Desktop/Github/pulsar/pulsar-io/common/target/test-classes</text:p>
      <text:p text:style-name="Standard">[WARNING] /home/mostafij/Desktop/Github/pulsar/pulsar-io/common/src/test/java/org/apache/pulsar/io/common/IOConfigUtilsTest.java:[73,5] Generating equals/hashCode implementation but without a call to superclass, even though this class does not extend java.lang.Object. If this is intentional, add '@EqualsAndHashCode(callSuper=false)' to your type.</text:p>
      <text:p text:style-name="Standard">[WARNING] /home/mostafij/Desktop/Github/pulsar/pulsar-io/common/src/test/java/org/apache/pulsar/io/common/IOConfigUtilsTest.java:[84,5] Generating equals/hashCode implementation but without a call to superclass, even though this class does not extend java.lang.Object. If this is intentional, add '@EqualsAndHashCode(callSuper=false)' to your type.</text:p>
      <text:p text:style-name="Standard">[INFO] </text:p>
      <text:p text:style-name="Standard">[INFO] --- maven-surefire-plugin:3.0.0-M3:test (default-test) @ pulsar-io-common ---</text:p>
      <text:p text:style-name="Standard">[INFO] </text:p>
      <text:p text:style-name="Standard">[INFO] -------------------------------------------------------</text:p>
      <text:p text:style-name="Standard">[INFO] <text:s/>T E S T S</text:p>
      <text:p text:style-name="Standard">[INFO] -------------------------------------------------------</text:p>
      <text:p text:style-name="Standard"><text:soft-page-break/>[INFO] Running org.apache.pulsar.io.common.IOConfigUtilsTest</text:p>
      <text:p text:style-name="Standard">[INFO] Tests run: 2, Failures: 0, Errors: 0, Skipped: 0, Time elapsed: 1.144 s - in org.apache.pulsar.io.common.IOConfigUtilsTest</text:p>
      <text:p text:style-name="Standard">[INFO] </text:p>
      <text:p text:style-name="Standard">[INFO] Results:</text:p>
      <text:p text:style-name="Standard">[INFO] </text:p>
      <text:p text:style-name="Standard">[INFO] Tests run: 2, Failures: 0, Errors: 0, Skipped: 0</text:p>
      <text:p text:style-name="Standard">[INFO] </text:p>
      <text:p text:style-name="Standard">[INFO] </text:p>
      <text:p text:style-name="Standard">[INFO] ----------------&lt; org.apache.pulsar:pulsar-io-twitter &gt;-----------------</text:p>
      <text:p text:style-name="Standard">[INFO] Building Pulsar IO :: Twitter 2.8.0-SNAPSHOT <text:s text:c="19"/>[39/127]</text:p>
      <text:p text:style-name="Standard">[INFO] --------------------------------[ jar ]---------------------------------</text:p>
      <text:p text:style-name="Standard">[INFO] </text:p>
      <text:p text:style-name="Standard">[INFO] --- maven-clean-plugin:3.1.0:clean (default-clean) @ pulsar-io-twitter ---</text:p>
      <text:p text:style-name="Standard">[INFO] </text:p>
      <text:p text:style-name="Standard">[INFO] --- maven-enforcer-plugin:3.0.0-M3:enforce (enforce-maven-version) @ pulsar-io-twitter ---</text:p>
      <text:p text:style-name="Standard">[INFO] </text:p>
      <text:p text:style-name="Standard">[INFO] --- maven-enforcer-plugin:3.0.0-M3:enforce (enforce-maven) @ pulsar-io-twitter ---</text:p>
      <text:p text:style-name="Standard">[INFO] </text:p>
      <text:p text:style-name="Standard">[INFO] --- directory-maven-plugin:0.3.1:directory-of (directories) @ pulsar-io-twitter ---</text:p>
      <text:p text:style-name="Standard">[INFO] Directory of org.apache.pulsar:pulsar set to: /home/mostafij/Desktop/Github/pulsar</text:p>
      <text:p text:style-name="Standard">[INFO] </text:p>
      <text:p text:style-name="Standard">[INFO] --- maven-remote-resources-plugin:1.7.0:process (process-resource-bundles) @ pulsar-io-twitter ---</text:p>
      <text:p text:style-name="Standard">[INFO] Preparing remote bundle org.apache:apache-jar-resource-bundle:1.4</text:p>
      <text:p text:style-name="Standard">[INFO] Copying 3 resources from 1 bundle.</text:p>
      <text:p text:style-name="Standard">[INFO] </text:p>
      <text:p text:style-name="Standard">[INFO] --- maven-resources-plugin:3.1.0:resources (default-resources) @ pulsar-io-twitter ---</text:p>
      <text:p text:style-name="Standard">[INFO] Using 'UTF-8' encoding to copy filtered resources.</text:p>
      <text:p text:style-name="Standard">[INFO] Copying 1 resource</text:p>
      <text:p text:style-name="Standard">[INFO] Copying 3 resources</text:p>
      <text:p text:style-name="Standard">[INFO] </text:p>
      <text:p text:style-name="Standard">[INFO] --- maven-compiler-plugin:3.8.1:compile (default-compile) @ pulsar-io-twitter ---</text:p>
      <text:p text:style-name="Standard">[INFO] Compiling 8 source files to /home/mostafij/Desktop/Github/pulsar/pulsar-io/twitter/target/classes</text:p>
      <text:p text:style-name="Standard">[WARNING] /home/mostafij/Desktop/Github/pulsar/pulsar-io/twitter/src/main/java/org/apache/pulsar/io/twitter/TwitterFireHose.java:[63,8] auto-closeable resource org.apache.pulsar.io.twitter.TwitterFireHose has a member method close() that could throw InterruptedException</text:p>
      <text:p text:style-name="Standard">[INFO] </text:p>
      <text:p text:style-name="Standard">[INFO] --- maven-resources-plugin:3.1.0:testResources (default-testResources) @ pulsar-io-twitter ---</text:p>
      <text:p text:style-name="Standard">[INFO] Using 'UTF-8' encoding to copy filtered resources.</text:p>
      <text:p text:style-name="Standard">[INFO] Copying 1 resource</text:p>
      <text:p text:style-name="Standard">[INFO] Copying 3 resources</text:p>
      <text:p text:style-name="Standard">[INFO] </text:p>
      <text:p text:style-name="Standard">[INFO] --- maven-compiler-plugin:3.8.1:testCompile (default-testCompile) @ pulsar-io-twitter ---</text:p>
      <text:p text:style-name="Standard">[INFO] Compiling 1 source file to /home/mostafij/Desktop/Github/pulsar/pulsar-io/twitter/target/test-classes</text:p>
      <text:p text:style-name="Standard">[INFO] </text:p>
      <text:p text:style-name="Standard"><text:soft-page-break/>[INFO] --- maven-surefire-plugin:3.0.0-M3:test (default-test) @ pulsar-io-twitter ---</text:p>
      <text:p text:style-name="Standard">[INFO] </text:p>
      <text:p text:style-name="Standard">[INFO] -------------------------------------------------------</text:p>
      <text:p text:style-name="Standard">[INFO] <text:s/>T E S T S</text:p>
      <text:p text:style-name="Standard">[INFO] -------------------------------------------------------</text:p>
      <text:p text:style-name="Standard">[INFO] Running org.apache.pulsar.io.twitter.TwitterFireHoseConfigTests</text:p>
      <text:p text:style-name="Standard">[INFO] Tests run: 6, Failures: 0, Errors: 0, Skipped: 0, Time elapsed: 1.319 s - in org.apache.pulsar.io.twitter.TwitterFireHoseConfigTests</text:p>
      <text:p text:style-name="Standard">[INFO] </text:p>
      <text:p text:style-name="Standard">[INFO] Results:</text:p>
      <text:p text:style-name="Standard">[INFO] </text:p>
      <text:p text:style-name="Standard">[INFO] Tests run: 6, Failures: 0, Errors: 0, Skipped: 0</text:p>
      <text:p text:style-name="Standard">[INFO] </text:p>
      <text:p text:style-name="Standard">[INFO] </text:p>
      <text:p text:style-name="Standard">[INFO] ----------&lt; org.apache.pulsar:pulsar-functions-api-examples &gt;-----------</text:p>
      <text:p text:style-name="Standard">[INFO] Building Pulsar Functions :: API Examples 2.8.0-SNAPSHOT <text:s text:c="7"/>[40/127]</text:p>
      <text:p text:style-name="Standard">[INFO] --------------------------------[ jar ]---------------------------------</text:p>
      <text:p text:style-name="Standard">[INFO] </text:p>
      <text:p text:style-name="Standard">[INFO] --- maven-clean-plugin:3.1.0:clean (default-clean) @ pulsar-functions-api-examples ---</text:p>
      <text:p text:style-name="Standard">[INFO] </text:p>
      <text:p text:style-name="Standard">[INFO] --- maven-enforcer-plugin:3.0.0-M3:enforce (enforce-maven-version) @ pulsar-functions-api-examples ---</text:p>
      <text:p text:style-name="Standard">[INFO] </text:p>
      <text:p text:style-name="Standard">[INFO] --- maven-enforcer-plugin:3.0.0-M3:enforce (enforce-maven) @ pulsar-functions-api-examples ---</text:p>
      <text:p text:style-name="Standard">[INFO] </text:p>
      <text:p text:style-name="Standard">[INFO] --- directory-maven-plugin:0.3.1:directory-of (directories) @ pulsar-functions-api-examples ---</text:p>
      <text:p text:style-name="Standard">[INFO] Directory of org.apache.pulsar:pulsar set to: /home/mostafij/Desktop/Github/pulsar</text:p>
      <text:p text:style-name="Standard">[INFO] </text:p>
      <text:p text:style-name="Standard">[INFO] --- maven-remote-resources-plugin:1.7.0:process (process-resource-bundles) @ pulsar-functions-api-examples ---</text:p>
      <text:p text:style-name="Standard">[INFO] Preparing remote bundle org.apache:apache-jar-resource-bundle:1.4</text:p>
      <text:p text:style-name="Standard">[INFO] Copying 3 resources from 1 bundle.</text:p>
      <text:p text:style-name="Standard">[INFO] </text:p>
      <text:p text:style-name="Standard">[INFO] --- maven-resources-plugin:3.1.0:resources (default-resources) @ pulsar-functions-api-examples ---</text:p>
      <text:p text:style-name="Standard">[INFO] Using 'UTF-8' encoding to copy filtered resources.</text:p>
      <text:p text:style-name="Standard">[INFO] Copying 4 resources</text:p>
      <text:p text:style-name="Standard">[INFO] Copying 3 resources</text:p>
      <text:p text:style-name="Standard">[INFO] </text:p>
      <text:p text:style-name="Standard">[INFO] --- maven-compiler-plugin:3.8.1:compile (default-compile) @ pulsar-functions-api-examples ---</text:p>
      <text:p text:style-name="Standard">[INFO] Compiling 48 source files to /home/mostafij/Desktop/Github/pulsar/pulsar-functions/java-examples/target/classes</text:p>
      <text:p text:style-name="Standard">[WARNING] /home/mostafij/Desktop/Github/pulsar/pulsar-functions/java-examples/src/main/java/org/apache/pulsar/functions/api/examples/TypedMessageBuilderPublish.java:[46,13] found raw type: org.apache.pulsar.client.api.TypedMessageBuilder</text:p>
      <text:p text:style-name="Standard"><text:s text:c="2"/>missing type arguments for generic class org.apache.pulsar.client.api.TypedMessageBuilder&lt;T&gt;</text:p>
      <text:p text:style-name="Standard"><text:soft-page-break/>[WARNING] /home/mostafij/Desktop/Github/pulsar/pulsar-functions/java-examples/src/main/java/org/apache/pulsar/functions/api/examples/AsyncContextFunction.java:[32,46] found raw type: java.util.concurrent.CompletableFuture</text:p>
      <text:p text:style-name="Standard"><text:s text:c="2"/>missing type arguments for generic class java.util.concurrent.CompletableFuture&lt;T&gt;</text:p>
      <text:p text:style-name="Standard">[WARNING] /home/mostafij/Desktop/Github/pulsar/pulsar-functions/java-examples/src/main/java/org/apache/pulsar/functions/api/examples/AsyncContextFunction.java:[32,42] unchecked conversion</text:p>
      <text:p text:style-name="Standard"><text:s text:c="2"/>required: java.util.concurrent.CompletableFuture&lt;java.lang.Void&gt;</text:p>
      <text:p text:style-name="Standard"><text:s text:c="2"/>found: <text:s text:c="3"/>java.util.concurrent.CompletableFuture</text:p>
      <text:p text:style-name="Standard">[WARNING] /home/mostafij/Desktop/Github/pulsar/pulsar-functions/java-examples/src/main/java/org/apache/pulsar/functions/api/examples/JavaNativeAsyncExclamationFunction.java:[28,48] found raw type: java.util.concurrent.CompletableFuture</text:p>
      <text:p text:style-name="Standard"><text:s text:c="2"/>missing type arguments for generic class java.util.concurrent.CompletableFuture&lt;T&gt;</text:p>
      <text:p text:style-name="Standard">[WARNING] /home/mostafij/Desktop/Github/pulsar/pulsar-functions/java-examples/src/main/java/org/apache/pulsar/functions/api/examples/JavaNativeAsyncExclamationFunction.java:[28,44] unchecked conversion</text:p>
      <text:p text:style-name="Standard"><text:s text:c="2"/>required: java.util.concurrent.CompletableFuture&lt;java.lang.String&gt;</text:p>
      <text:p text:style-name="Standard"><text:s text:c="2"/>found: <text:s text:c="3"/>java.util.concurrent.CompletableFuture</text:p>
      <text:p text:style-name="Standard">[INFO] </text:p>
      <text:p text:style-name="Standard">[INFO] --- maven-resources-plugin:3.1.0:testResources (default-testResources) @ pulsar-functions-api-examples ---</text:p>
      <text:p text:style-name="Standard">[INFO] Using 'UTF-8' encoding to copy filtered resources.</text:p>
      <text:p text:style-name="Standard">[INFO] skip non existing resourceDirectory /home/mostafij/Desktop/Github/pulsar/pulsar-functions/java-examples/src/test/resources</text:p>
      <text:p text:style-name="Standard">[INFO] Copying 3 resources</text:p>
      <text:p text:style-name="Standard">[INFO] </text:p>
      <text:p text:style-name="Standard">[INFO] --- maven-compiler-plugin:3.8.1:testCompile (default-testCompile) @ pulsar-functions-api-examples ---</text:p>
      <text:p text:style-name="Standard">[INFO] No sources to compile</text:p>
      <text:p text:style-name="Standard">[INFO] </text:p>
      <text:p text:style-name="Standard">[INFO] --- maven-surefire-plugin:3.0.0-M3:test (default-test) @ pulsar-functions-api-examples ---</text:p>
      <text:p text:style-name="Standard">[INFO] </text:p>
      <text:p text:style-name="Standard">[INFO] -------------&lt; org.apache.pulsar:pulsar-functions-worker &gt;--------------</text:p>
      <text:p text:style-name="Standard">[INFO] Building Pulsar Functions :: Worker 2.8.0-SNAPSHOT <text:s text:c="13"/>[41/127]</text:p>
      <text:p text:style-name="Standard">[INFO] --------------------------------[ jar ]---------------------------------</text:p>
      <text:p text:style-name="Standard">[INFO] </text:p>
      <text:p text:style-name="Standard">[INFO] --- maven-clean-plugin:3.1.0:clean (default-clean) @ pulsar-functions-worker ---</text:p>
      <text:p text:style-name="Standard">[INFO] </text:p>
      <text:p text:style-name="Standard">[INFO] --- maven-enforcer-plugin:3.0.0-M3:enforce (enforce-maven-version) @ pulsar-functions-worker ---</text:p>
      <text:p text:style-name="Standard">[INFO] </text:p>
      <text:p text:style-name="Standard">[INFO] --- maven-enforcer-plugin:3.0.0-M3:enforce (enforce-maven) @ pulsar-functions-worker ---</text:p>
      <text:p text:style-name="Standard">[INFO] </text:p>
      <text:p text:style-name="Standard">[INFO] --- directory-maven-plugin:0.3.1:directory-of (directories) @ pulsar-functions-worker ---</text:p>
      <text:p text:style-name="Standard">[INFO] Directory of org.apache.pulsar:pulsar set to: /home/mostafij/Desktop/Github/pulsar</text:p>
      <text:p text:style-name="Standard">[INFO] </text:p>
      <text:p text:style-name="Standard">[INFO] --- maven-remote-resources-plugin:1.7.0:process (process-resource-bundles) @ pulsar-functions-worker ---</text:p>
      <text:p text:style-name="Standard">[INFO] Preparing remote bundle org.apache:apache-jar-resource-bundle:1.4</text:p>
      <text:p text:style-name="Standard">[INFO] Copying 3 resources from 1 bundle.</text:p>
      <text:p text:style-name="Standard"><text:soft-page-break/>[INFO] </text:p>
      <text:p text:style-name="Standard">[INFO] --- maven-resources-plugin:3.1.0:resources (default-resources) @ pulsar-functions-worker ---</text:p>
      <text:p text:style-name="Standard">[INFO] Using 'UTF-8' encoding to copy filtered resources.</text:p>
      <text:p text:style-name="Standard">[INFO] Copying 1 resource</text:p>
      <text:p text:style-name="Standard">[INFO] Copying 3 resources</text:p>
      <text:p text:style-name="Standard">[INFO] </text:p>
      <text:p text:style-name="Standard">[INFO] --- maven-compiler-plugin:3.8.1:compile (default-compile) @ pulsar-functions-worker ---</text:p>
      <text:p text:style-name="Standard">[INFO] Compiling 59 source files to /home/mostafij/Desktop/Github/pulsar/pulsar-functions/worker/target/classes</text:p>
      <text:p text:style-name="Standard">[WARNING] /home/mostafij/Desktop/Github/pulsar/pulsar-functions/worker/src/main/java/org/apache/pulsar/functions/worker/rest/WorkerServer.java:[36,32] org.eclipse.jetty.server.Slf4jRequestLog in org.eclipse.jetty.server has been deprecated</text:p>
      <text:p text:style-name="Standard">[WARNING] /home/mostafij/Desktop/Github/pulsar/pulsar-functions/worker/src/main/java/org/apache/pulsar/functions/worker/rest/Resources.java:[26,54] org.apache.pulsar.functions.worker.rest.api.v3.SinkApiV3Resource in org.apache.pulsar.functions.worker.rest.api.v3 has been deprecated</text:p>
      <text:p text:style-name="Standard">[WARNING] /home/mostafij/Desktop/Github/pulsar/pulsar-functions/worker/src/main/java/org/apache/pulsar/functions/worker/rest/Resources.java:[28,54] org.apache.pulsar.functions.worker.rest.api.v3.SourceApiV3Resource in org.apache.pulsar.functions.worker.rest.api.v3 has been deprecated</text:p>
      <text:p text:style-name="Standard">[WARNING] /home/mostafij/Desktop/Github/pulsar/pulsar-functions/worker/src/main/java/org/apache/pulsar/functions/worker/rest/WorkerServer.java:[36,32] org.eclipse.jetty.server.Slf4jRequestLog in org.eclipse.jetty.server has been deprecated</text:p>
      <text:p text:style-name="Standard">[WARNING] /home/mostafij/Desktop/Github/pulsar/pulsar-functions/worker/src/main/java/org/apache/pulsar/functions/worker/rest/Resources.java:[26,54] org.apache.pulsar.functions.worker.rest.api.v3.SinkApiV3Resource in org.apache.pulsar.functions.worker.rest.api.v3 has been deprecated</text:p>
      <text:p text:style-name="Standard">[WARNING] /home/mostafij/Desktop/Github/pulsar/pulsar-functions/worker/src/main/java/org/apache/pulsar/functions/worker/rest/Resources.java:[28,54] org.apache.pulsar.functions.worker.rest.api.v3.SourceApiV3Resource in org.apache.pulsar.functions.worker.rest.api.v3 has been deprecated</text:p>
      <text:p text:style-name="Standard">[WARNING] /home/mostafij/Desktop/Github/pulsar/pulsar-functions/worker/src/main/java/org/apache/pulsar/functions/worker/rest/WorkerServer.java:[36,32] org.eclipse.jetty.server.Slf4jRequestLog in org.eclipse.jetty.server has been deprecated</text:p>
      <text:p text:style-name="Standard">[WARNING] /home/mostafij/Desktop/Github/pulsar/pulsar-functions/worker/src/main/java/org/apache/pulsar/functions/worker/rest/Resources.java:[26,54] org.apache.pulsar.functions.worker.rest.api.v3.SinkApiV3Resource in org.apache.pulsar.functions.worker.rest.api.v3 has been deprecated</text:p>
      <text:p text:style-name="Standard">[WARNING] /home/mostafij/Desktop/Github/pulsar/pulsar-functions/worker/src/main/java/org/apache/pulsar/functions/worker/rest/Resources.java:[28,54] org.apache.pulsar.functions.worker.rest.api.v3.SourceApiV3Resource in org.apache.pulsar.functions.worker.rest.api.v3 has been deprecated</text:p>
      <text:p text:style-name="Standard">[WARNING] /home/mostafij/Desktop/Github/pulsar/pulsar-functions/worker/src/main/java/org/apache/pulsar/functions/worker/rest/WorkerServer.java:[36,32] org.eclipse.jetty.server.Slf4jRequestLog in org.eclipse.jetty.server has been deprecated</text:p>
      <text:p text:style-name="Standard">[WARNING] /home/mostafij/Desktop/Github/pulsar/pulsar-functions/worker/src/main/java/org/apache/pulsar/functions/worker/rest/Resources.java:[26,54] org.apache.pulsar.functions.worker.rest.api.v3.SinkApiV3Resource in org.apache.pulsar.functions.worker.rest.api.v3 has been deprecated</text:p>
      <text:p text:style-name="Standard"><text:soft-page-break/>[WARNING] /home/mostafij/Desktop/Github/pulsar/pulsar-functions/worker/src/main/java/org/apache/pulsar/functions/worker/rest/Resources.java:[28,54] org.apache.pulsar.functions.worker.rest.api.v3.SourceApiV3Resource in org.apache.pulsar.functions.worker.rest.api.v3 has been deprecated</text:p>
      <text:p text:style-name="Standard">[WARNING] /home/mostafij/Desktop/Github/pulsar/pulsar-functions/worker/src/main/java/org/apache/pulsar/functions/worker/rest/WorkerServer.java:[36,32] org.eclipse.jetty.server.Slf4jRequestLog in org.eclipse.jetty.server has been deprecated</text:p>
      <text:p text:style-name="Standard">[WARNING] /home/mostafij/Desktop/Github/pulsar/pulsar-functions/worker/src/main/java/org/apache/pulsar/functions/worker/rest/Resources.java:[26,54] org.apache.pulsar.functions.worker.rest.api.v3.SinkApiV3Resource in org.apache.pulsar.functions.worker.rest.api.v3 has been deprecated</text:p>
      <text:p text:style-name="Standard">[WARNING] /home/mostafij/Desktop/Github/pulsar/pulsar-functions/worker/src/main/java/org/apache/pulsar/functions/worker/rest/Resources.java:[28,54] org.apache.pulsar.functions.worker.rest.api.v3.SourceApiV3Resource in org.apache.pulsar.functions.worker.rest.api.v3 has been deprecated</text:p>
      <text:p text:style-name="Standard">[WARNING] /home/mostafij/Desktop/Github/pulsar/pulsar-functions/worker/src/main/java/org/apache/pulsar/functions/worker/PulsarWorkerService.java:[155,37] isUseTls() in org.apache.pulsar.functions.worker.WorkerConfig has been deprecated</text:p>
      <text:p text:style-name="Standard">[WARNING] /home/mostafij/Desktop/Github/pulsar/pulsar-functions/worker/src/main/java/org/apache/pulsar/functions/worker/FunctionRuntimeManager.java:[76,8] auto-closeable resource org.apache.pulsar.functions.worker.FunctionRuntimeManager has a member method close() that could throw InterruptedException</text:p>
      <text:p text:style-name="Standard">[WARNING] /home/mostafij/Desktop/Github/pulsar/pulsar-functions/worker/src/main/java/org/apache/pulsar/functions/worker/FunctionRuntimeManager.java:[171,41] isUseTls() in org.apache.pulsar.functions.worker.WorkerConfig has been deprecated</text:p>
      <text:p text:style-name="Standard">[WARNING] /home/mostafij/Desktop/Github/pulsar/pulsar-functions/worker/src/main/java/org/apache/pulsar/functions/worker/FunctionRuntimeManager.java:[193,29] getThreadContainerFactory() in org.apache.pulsar.functions.worker.WorkerConfig has been deprecated</text:p>
      <text:p text:style-name="Standard">[WARNING] /home/mostafij/Desktop/Github/pulsar/pulsar-functions/worker/src/main/java/org/apache/pulsar/functions/worker/FunctionRuntimeManager.java:[196,87] getThreadContainerFactory() in org.apache.pulsar.functions.worker.WorkerConfig has been deprecated</text:p>
      <text:p text:style-name="Standard">[WARNING] /home/mostafij/Desktop/Github/pulsar/pulsar-functions/worker/src/main/java/org/apache/pulsar/functions/worker/FunctionRuntimeManager.java:[195,62] unchecked method invocation: method setFunctionRuntimeFactoryConfigs in class org.apache.pulsar.functions.worker.WorkerConfig is applied to given types</text:p>
      <text:p text:style-name="Standard"><text:s text:c="2"/>required: java.util.Map&lt;java.lang.String,java.lang.Object&gt;</text:p>
      <text:p text:style-name="Standard"><text:s text:c="2"/>found: java.util.Map</text:p>
      <text:p text:style-name="Standard">[WARNING] /home/mostafij/Desktop/Github/pulsar/pulsar-functions/worker/src/main/java/org/apache/pulsar/functions/worker/FunctionRuntimeManager.java:[196,74] unchecked conversion</text:p>
      <text:p text:style-name="Standard"><text:s text:c="2"/>required: java.util.Map&lt;java.lang.String,java.lang.Object&gt;</text:p>
      <text:p text:style-name="Standard"><text:s text:c="2"/>found: <text:s text:c="3"/>java.util.Map</text:p>
      <text:p text:style-name="Standard">[WARNING] /home/mostafij/Desktop/Github/pulsar/pulsar-functions/worker/src/main/java/org/apache/pulsar/functions/worker/FunctionRuntimeManager.java:[197,36] getProcessContainerFactory() in org.apache.pulsar.functions.worker.WorkerConfig has been deprecated</text:p>
      <text:p text:style-name="Standard">[WARNING] /home/mostafij/Desktop/Github/pulsar/pulsar-functions/worker/src/main/java/org/apache/pulsar/functions/worker/FunctionRuntimeManager.java:[200,87] getProcessContainerFactory() in org.apache.pulsar.functions.worker.WorkerConfig has been deprecated</text:p>
      <text:p text:style-name="Standard">[WARNING] /home/mostafij/Desktop/Github/pulsar/pulsar-functions/worker/src/main/java/org/apache/pulsar/functions/worker/FunctionRuntimeManager.java:[199,62] unchecked method invocation: <text:soft-page-break/>method setFunctionRuntimeFactoryConfigs in class org.apache.pulsar.functions.worker.WorkerConfig is applied to given types</text:p>
      <text:p text:style-name="Standard"><text:s text:c="2"/>required: java.util.Map&lt;java.lang.String,java.lang.Object&gt;</text:p>
      <text:p text:style-name="Standard"><text:s text:c="2"/>found: java.util.Map</text:p>
      <text:p text:style-name="Standard">[WARNING] /home/mostafij/Desktop/Github/pulsar/pulsar-functions/worker/src/main/java/org/apache/pulsar/functions/worker/FunctionRuntimeManager.java:[200,74] unchecked conversion</text:p>
      <text:p text:style-name="Standard"><text:s text:c="2"/>required: java.util.Map&lt;java.lang.String,java.lang.Object&gt;</text:p>
      <text:p text:style-name="Standard"><text:s text:c="2"/>found: <text:s text:c="3"/>java.util.Map</text:p>
      <text:p text:style-name="Standard">[WARNING] /home/mostafij/Desktop/Github/pulsar/pulsar-functions/worker/src/main/java/org/apache/pulsar/functions/worker/FunctionRuntimeManager.java:[201,36] getKubernetesContainerFactory() in org.apache.pulsar.functions.worker.WorkerConfig has been deprecated</text:p>
      <text:p text:style-name="Standard">[WARNING] /home/mostafij/Desktop/Github/pulsar/pulsar-functions/worker/src/main/java/org/apache/pulsar/functions/worker/FunctionRuntimeManager.java:[204,87] getKubernetesContainerFactory() in org.apache.pulsar.functions.worker.WorkerConfig has been deprecated</text:p>
      <text:p text:style-name="Standard">[WARNING] /home/mostafij/Desktop/Github/pulsar/pulsar-functions/worker/src/main/java/org/apache/pulsar/functions/worker/FunctionRuntimeManager.java:[203,62] unchecked method invocation: method setFunctionRuntimeFactoryConfigs in class org.apache.pulsar.functions.worker.WorkerConfig is applied to given types</text:p>
      <text:p text:style-name="Standard"><text:s text:c="2"/>required: java.util.Map&lt;java.lang.String,java.lang.Object&gt;</text:p>
      <text:p text:style-name="Standard"><text:s text:c="2"/>found: java.util.Map</text:p>
      <text:p text:style-name="Standard">[WARNING] /home/mostafij/Desktop/Github/pulsar/pulsar-functions/worker/src/main/java/org/apache/pulsar/functions/worker/FunctionRuntimeManager.java:[204,74] unchecked conversion</text:p>
      <text:p text:style-name="Standard"><text:s text:c="2"/>required: java.util.Map&lt;java.lang.String,java.lang.Object&gt;</text:p>
      <text:p text:style-name="Standard"><text:s text:c="2"/>found: <text:s text:c="3"/>java.util.Map</text:p>
      <text:p text:style-name="Standard">[WARNING] /home/mostafij/Desktop/Github/pulsar/pulsar-functions/worker/src/main/java/org/apache/pulsar/functions/worker/FunctionMetaDataManager.java:[63,8] auto-closeable resource org.apache.pulsar.functions.worker.FunctionMetaDataManager has a member method close() that could throw InterruptedException</text:p>
      <text:p text:style-name="Standard">[WARNING] /home/mostafij/Desktop/Github/pulsar/pulsar-functions/worker/src/main/java/org/apache/pulsar/functions/worker/FunctionMetaDataManager.java:[78,13] found raw type: org.apache.pulsar.client.api.Producer</text:p>
      <text:p text:style-name="Standard"><text:s text:c="2"/>missing type arguments for generic class org.apache.pulsar.client.api.Producer&lt;T&gt;</text:p>
      <text:p text:style-name="Standard">[WARNING] /home/mostafij/Desktop/Github/pulsar/pulsar-functions/worker/src/main/java/org/apache/pulsar/functions/worker/FunctionMetaDataManager.java:[107,14] found raw type: org.apache.pulsar.client.api.Reader</text:p>
      <text:p text:style-name="Standard"><text:s text:c="2"/>missing type arguments for generic class org.apache.pulsar.client.api.Reader&lt;T&gt;</text:p>
      <text:p text:style-name="Standard">[WARNING] /home/mostafij/Desktop/Github/pulsar/pulsar-functions/worker/src/main/java/org/apache/pulsar/functions/worker/FunctionMetaDataManager.java:[111,44] unchecked method invocation: method processMetaDataTopicMessage in class org.apache.pulsar.functions.worker.FunctionMetaDataManager is applied to given types</text:p>
      <text:p text:style-name="Standard"><text:s text:c="2"/>required: org.apache.pulsar.client.api.Message&lt;byte[]&gt;</text:p>
      <text:p text:style-name="Standard"><text:s text:c="2"/>found: org.apache.pulsar.client.api.Message</text:p>
      <text:p text:style-name="Standard">[WARNING] /home/mostafij/Desktop/Github/pulsar/pulsar-functions/worker/src/main/java/org/apache/pulsar/functions/worker/FunctionMetaDataManager.java:[111,60] unchecked conversion</text:p>
      <text:p text:style-name="Standard"><text:s text:c="2"/>required: org.apache.pulsar.client.api.Message&lt;byte[]&gt;</text:p>
      <text:p text:style-name="Standard"><text:s text:c="2"/>found: <text:s text:c="3"/>org.apache.pulsar.client.api.Message</text:p>
      <text:p text:style-name="Standard">[WARNING] /home/mostafij/Desktop/Github/pulsar/pulsar-functions/worker/src/main/java/org/apache/pulsar/functions/worker/FunctionMetaDataManager.java:[239,13] found raw type: org.apache.pulsar.client.api.TypedMessageBuilder</text:p>
      <text:p text:style-name="Standard"><text:soft-page-break/><text:s text:c="2"/>missing type arguments for generic class org.apache.pulsar.client.api.TypedMessageBuilder&lt;T&gt;</text:p>
      <text:p text:style-name="Standard">[WARNING] /home/mostafij/Desktop/Github/pulsar/pulsar-functions/worker/src/main/java/org/apache/pulsar/functions/worker/FunctionMetaDataManager.java:[240,27] unchecked call to value(T) as a member of the raw type org.apache.pulsar.client.api.TypedMessageBuilder</text:p>
      <text:p text:style-name="Standard">[WARNING] /home/mostafij/Desktop/Github/pulsar/pulsar-functions/worker/src/main/java/org/apache/pulsar/functions/worker/FunctionAssignmentTailer.java:[44,19] found raw type: org.apache.pulsar.client.api.ReaderBuilder</text:p>
      <text:p text:style-name="Standard"><text:s text:c="2"/>missing type arguments for generic class org.apache.pulsar.client.api.ReaderBuilder&lt;T&gt;</text:p>
      <text:p text:style-name="Standard">[WARNING] /home/mostafij/Desktop/Github/pulsar/pulsar-functions/worker/src/main/java/org/apache/pulsar/functions/worker/FunctionAssignmentTailer.java:[58,13] found raw type: org.apache.pulsar.client.api.ReaderBuilder</text:p>
      <text:p text:style-name="Standard"><text:s text:c="2"/>missing type arguments for generic class org.apache.pulsar.client.api.ReaderBuilder&lt;T&gt;</text:p>
      <text:p text:style-name="Standard">[WARNING] /home/mostafij/Desktop/Github/pulsar/pulsar-functions/worker/src/main/java/org/apache/pulsar/functions/worker/WorkerUtils.java:[172,43] getLedgersRootPath() in org.apache.pulsar.common.conf.InternalConfigurationData has been deprecated</text:p>
      <text:p text:style-name="Standard">[WARNING] /home/mostafij/Desktop/Github/pulsar/pulsar-functions/worker/src/main/java/org/apache/pulsar/functions/worker/WorkerUtils.java:[245,30] enableTls(boolean) in org.apache.pulsar.client.api.ClientBuilder has been deprecated</text:p>
      <text:p text:style-name="Standard">[WARNING] /home/mostafij/Desktop/Github/pulsar/pulsar-functions/worker/src/main/java/org/apache/pulsar/functions/worker/WorkerUtils.java:[321,47] found raw type: org.apache.pulsar.client.api.ReaderBuilder</text:p>
      <text:p text:style-name="Standard"><text:s text:c="2"/>missing type arguments for generic class org.apache.pulsar.client.api.ReaderBuilder&lt;T&gt;</text:p>
      <text:p text:style-name="Standard">[WARNING] /home/mostafij/Desktop/Github/pulsar/pulsar-functions/worker/src/main/java/org/apache/pulsar/functions/worker/WorkerUtils.java:[331,24] unchecked conversion</text:p>
      <text:p text:style-name="Standard"><text:s text:c="2"/>required: org.apache.pulsar.client.api.Reader&lt;byte[]&gt;</text:p>
      <text:p text:style-name="Standard"><text:s text:c="2"/>found: <text:s text:c="3"/>org.apache.pulsar.client.api.Reader</text:p>
      <text:p text:style-name="Standard">[WARNING] /home/mostafij/Desktop/Github/pulsar/pulsar-functions/worker/src/main/java/org/apache/pulsar/functions/worker/FunctionMetaDataTopicTailer.java:[47,40] found raw type: org.apache.pulsar.client.api.ReaderBuilder</text:p>
      <text:p text:style-name="Standard"><text:s text:c="2"/>missing type arguments for generic class org.apache.pulsar.client.api.ReaderBuilder&lt;T&gt;</text:p>
      <text:p text:style-name="Standard">[WARNING] /home/mostafij/Desktop/Github/pulsar/pulsar-functions/worker/src/main/java/org/apache/pulsar/functions/worker/FunctionMetaDataTopicTailer.java:[52,35] unchecked conversion</text:p>
      <text:p text:style-name="Standard"><text:s text:c="2"/>required: org.apache.pulsar.client.api.Reader&lt;byte[]&gt;</text:p>
      <text:p text:style-name="Standard"><text:s text:c="2"/>found: <text:s text:c="3"/>org.apache.pulsar.client.api.Reader</text:p>
      <text:p text:style-name="Standard">[WARNING] /home/mostafij/Desktop/Github/pulsar/pulsar-functions/worker/src/main/java/org/apache/pulsar/functions/worker/FunctionMetaDataTopicTailer.java:[125,66] found raw type: org.apache.pulsar.client.api.ReaderBuilder</text:p>
      <text:p text:style-name="Standard"><text:s text:c="2"/>missing type arguments for generic class org.apache.pulsar.client.api.ReaderBuilder&lt;T&gt;</text:p>
      <text:p text:style-name="Standard">[WARNING] /home/mostafij/Desktop/Github/pulsar/pulsar-functions/worker/src/main/java/org/apache/pulsar/functions/worker/FunctionMetaDataTopicTailer.java:[125,19] found raw type: org.apache.pulsar.client.api.Reader</text:p>
      <text:p text:style-name="Standard"><text:s text:c="2"/>missing type arguments for generic class org.apache.pulsar.client.api.Reader&lt;T&gt;</text:p>
      <text:p text:style-name="Standard">[WARNING] /home/mostafij/Desktop/Github/pulsar/pulsar-functions/worker/src/main/java/org/apache/pulsar/functions/worker/FunctionMetaDataTopicTailer.java:[127,9] found raw type: org.apache.pulsar.client.api.ReaderBuilder</text:p>
      <text:p text:style-name="Standard"><text:s text:c="2"/>missing type arguments for generic class org.apache.pulsar.client.api.ReaderBuilder&lt;T&gt;</text:p>
      <text:p text:style-name="Standard">[WARNING] /home/mostafij/Desktop/Github/pulsar/pulsar-functions/worker/src/main/java/org/apache/pulsar/functions/worker/rest/api/ComponentImpl.java:[1016,17] found raw type: org.apache.pulsar.client.api.Message</text:p>
      <text:p text:style-name="Standard"><text:soft-page-break/><text:s text:c="2"/>missing type arguments for generic class org.apache.pulsar.client.api.Message&lt;T&gt;</text:p>
      <text:p text:style-name="Standard">[WARNING] /home/mostafij/Desktop/Github/pulsar/pulsar-functions/worker/src/main/java/org/apache/pulsar/functions/worker/scheduler/RoundRobinScheduler.java:[105,35] unchecked conversion</text:p>
      <text:p text:style-name="Standard"><text:s text:c="2"/>required: java.util.Queue&lt;org.apache.pulsar.functions.proto.Function.Instance&gt;</text:p>
      <text:p text:style-name="Standard"><text:s text:c="2"/>found: <text:s text:c="3"/>java.util.Queue</text:p>
      <text:p text:style-name="Standard">[WARNING] /home/mostafij/Desktop/Github/pulsar/pulsar-functions/worker/src/main/java/org/apache/pulsar/functions/worker/scheduler/RoundRobinScheduler.java:[106,36] unchecked conversion</text:p>
      <text:p text:style-name="Standard"><text:s text:c="2"/>required: java.util.Queue&lt;org.apache.pulsar.functions.proto.Function.Instance&gt;</text:p>
      <text:p text:style-name="Standard"><text:s text:c="2"/>found: <text:s text:c="3"/>java.util.Queue</text:p>
      <text:p text:style-name="Standard">[WARNING] /home/mostafij/Desktop/Github/pulsar/pulsar-functions/worker/src/main/java/org/apache/pulsar/functions/worker/service/WorkerServiceLoader.java:[87,13] found raw type: java.lang.Class</text:p>
      <text:p text:style-name="Standard"><text:s text:c="2"/>missing type arguments for generic class java.lang.Class&lt;T&gt;</text:p>
      <text:p text:style-name="Standard">[WARNING] /home/mostafij/Desktop/Github/pulsar/pulsar-functions/worker/src/main/java/org/apache/pulsar/functions/worker/rest/WorkerServer.java:[116,9] org.eclipse.jetty.server.Slf4jRequestLog in org.eclipse.jetty.server has been deprecated</text:p>
      <text:p text:style-name="Standard">[WARNING] /home/mostafij/Desktop/Github/pulsar/pulsar-functions/worker/src/main/java/org/apache/pulsar/functions/worker/rest/WorkerServer.java:[116,42] org.eclipse.jetty.server.Slf4jRequestLog in org.eclipse.jetty.server has been deprecated</text:p>
      <text:p text:style-name="Standard">[WARNING] /home/mostafij/Desktop/Github/pulsar/pulsar-functions/worker/src/main/java/org/apache/pulsar/functions/worker/rest/api/SinksImpl.java:[527,73] sink() in org.apache.pulsar.client.admin.PulsarAdmin has been deprecated</text:p>
      <text:p text:style-name="Standard">[WARNING] /home/mostafij/Desktop/Github/pulsar/pulsar-functions/worker/src/main/java/org/apache/pulsar/functions/worker/rest/api/SourcesImpl.java:[536,75] source() in org.apache.pulsar.client.admin.PulsarAdmin has been deprecated</text:p>
      <text:p text:style-name="Standard">[WARNING] /home/mostafij/Desktop/Github/pulsar/pulsar-functions/worker/src/main/java/org/apache/pulsar/functions/worker/rest/Resources.java:[56,25] org.apache.pulsar.functions.worker.rest.api.v3.SourceApiV3Resource in org.apache.pulsar.functions.worker.rest.api.v3 has been deprecated</text:p>
      <text:p text:style-name="Standard">[WARNING] /home/mostafij/Desktop/Github/pulsar/pulsar-functions/worker/src/main/java/org/apache/pulsar/functions/worker/rest/Resources.java:[58,25] org.apache.pulsar.functions.worker.rest.api.v3.SinkApiV3Resource in org.apache.pulsar.functions.worker.rest.api.v3 has been deprecated</text:p>
      <text:p text:style-name="Standard">[INFO] </text:p>
      <text:p text:style-name="Standard">[INFO] --- maven-antrun-plugin:3.0.0:run (default) @ pulsar-functions-worker ---</text:p>
      <text:p text:style-name="Standard">[INFO] Executing tasks</text:p>
      <text:p text:style-name="Standard">[WARNING] <text:s text:c="5"/>[echo] copy test config files</text:p>
      <text:p text:style-name="Standard">[INFO] <text:s text:c="4"/>[mkdir] Created dir: /home/mostafij/Desktop/Github/pulsar/pulsar-functions/worker/src/test/resources</text:p>
      <text:p text:style-name="Standard">[INFO] <text:s text:c="5"/>[copy] Copying 5 files to /home/mostafij/Desktop/Github/pulsar/pulsar-functions/worker/src/test/resources</text:p>
      <text:p text:style-name="Standard">[INFO] Executed tasks</text:p>
      <text:p text:style-name="Standard">[INFO] </text:p>
      <text:p text:style-name="Standard">[INFO] --- maven-dependency-plugin:3.1.2:copy (copy-pulsar-io-connectors) @ pulsar-functions-worker ---</text:p>
      <text:p text:style-name="Standard">[INFO] Configured Artifact: org.apache.pulsar:pulsar-io-cassandra:2.8.0-SNAPSHOT:jar</text:p>
      <text:p text:style-name="Standard">[INFO] Configured Artifact: org.apache.pulsar:pulsar-io-twitter:2.8.0-SNAPSHOT:jar</text:p>
      <text:p text:style-name="Standard">[INFO] Configured Artifact: org.apache.pulsar:pulsar-functions-api-examples:2.8.0-SNAPSHOT:jar</text:p>
      <text:p text:style-name="Standard">[INFO] Copying classes to /home/mostafij/Desktop/Github/pulsar/pulsar-functions/worker/target/pulsar-io-cassandra.nar</text:p>
      <text:p text:style-name="Standard"><text:soft-page-break/>[INFO] </text:p>
      <text:p text:style-name="Standard">[INFO] ------&lt; org.apache.pulsar:pulsar-functions-local-runner-original &gt;------</text:p>
      <text:p text:style-name="Standard">[INFO] Building Pulsar Functions :: Local Runner original 2.8.0-SNAPSHOT [42/127]</text:p>
      <text:p text:style-name="Standard">[INFO] --------------------------------[ jar ]---------------------------------</text:p>
      <text:p text:style-name="Standard">[INFO] </text:p>
      <text:p text:style-name="Standard">[INFO] --- maven-clean-plugin:3.1.0:clean (default-clean) @ pulsar-functions-local-runner-original ---</text:p>
      <text:p text:style-name="Standard">[INFO] </text:p>
      <text:p text:style-name="Standard">[INFO] --- maven-enforcer-plugin:3.0.0-M3:enforce (enforce-maven-version) @ pulsar-functions-local-runner-original ---</text:p>
      <text:p text:style-name="Standard">[INFO] </text:p>
      <text:p text:style-name="Standard">[INFO] --- maven-enforcer-plugin:3.0.0-M3:enforce (enforce-maven) @ pulsar-functions-local-runner-original ---</text:p>
      <text:p text:style-name="Standard">[INFO] </text:p>
      <text:p text:style-name="Standard">[INFO] --- directory-maven-plugin:0.3.1:directory-of (directories) @ pulsar-functions-local-runner-original ---</text:p>
      <text:p text:style-name="Standard">[INFO] Directory of org.apache.pulsar:pulsar set to: /home/mostafij/Desktop/Github/pulsar</text:p>
      <text:p text:style-name="Standard">[INFO] </text:p>
      <text:p text:style-name="Standard">[INFO] --- maven-remote-resources-plugin:1.7.0:process (process-resource-bundles) @ pulsar-functions-local-runner-original ---</text:p>
      <text:p text:style-name="Standard">[INFO] Preparing remote bundle org.apache:apache-jar-resource-bundle:1.4</text:p>
      <text:p text:style-name="Standard">[INFO] Copying 3 resources from 1 bundle.</text:p>
      <text:p text:style-name="Standard">[INFO] </text:p>
      <text:p text:style-name="Standard">[INFO] --- maven-resources-plugin:3.1.0:resources (default-resources) @ pulsar-functions-local-runner-original ---</text:p>
      <text:p text:style-name="Standard">[INFO] Using 'UTF-8' encoding to copy filtered resources.</text:p>
      <text:p text:style-name="Standard">[INFO] Copying 2 resources</text:p>
      <text:p text:style-name="Standard">[INFO] Copying 3 resources</text:p>
      <text:p text:style-name="Standard">[INFO] </text:p>
      <text:p text:style-name="Standard">[INFO] --- maven-compiler-plugin:3.8.1:compile (default-compile) @ pulsar-functions-local-runner-original ---</text:p>
      <text:p text:style-name="Standard">[INFO] Compiling 1 source file to /home/mostafij/Desktop/Github/pulsar/pulsar-functions/localrun/target/classes</text:p>
      <text:p text:style-name="Standard">[WARNING] /home/mostafij/Desktop/Github/pulsar/pulsar-functions/localrun/src/main/java/org/apache/pulsar/functions/LocalRunner.java:[88,8] auto-closeable resource org.apache.pulsar.functions.LocalRunner has a member method close() that could throw InterruptedException</text:p>
      <text:p text:style-name="Standard">[WARNING] /home/mostafij/Desktop/Github/pulsar/pulsar-functions/localrun/src/main/java/org/apache/pulsar/functions/LocalRunner.java:[538,59] found raw type: java.util.concurrent.CompletableFuture</text:p>
      <text:p text:style-name="Standard"><text:s text:c="2"/>missing type arguments for generic class java.util.concurrent.CompletableFuture&lt;T&gt;</text:p>
      <text:p text:style-name="Standard">[WARNING] /home/mostafij/Desktop/Github/pulsar/pulsar-functions/localrun/src/main/java/org/apache/pulsar/functions/LocalRunner.java:[538,55] unchecked conversion</text:p>
      <text:p text:style-name="Standard"><text:s text:c="2"/>required: java.util.concurrent.CompletableFuture&lt;java.lang.String&gt;[]</text:p>
      <text:p text:style-name="Standard"><text:s text:c="2"/>found: <text:s text:c="3"/>java.util.concurrent.CompletableFuture[]</text:p>
      <text:p text:style-name="Standard">[WARNING] /home/mostafij/Desktop/Github/pulsar/pulsar-functions/localrun/src/main/java/org/apache/pulsar/functions/LocalRunner.java:[549,46] JsonParser() in com.google.gson.JsonParser has been deprecated</text:p>
      <text:p text:style-name="Standard"><text:soft-page-break/>[WARNING] /home/mostafij/Desktop/Github/pulsar/pulsar-functions/localrun/src/main/java/org/apache/pulsar/functions/LocalRunner.java:[549,62] parse(java.lang.String) in com.google.gson.JsonParser has been deprecated</text:p>
      <text:p text:style-name="Standard">[WARNING] /home/mostafij/Desktop/Github/pulsar/pulsar-functions/localrun/src/main/java/org/apache/pulsar/functions/LocalRunner.java:[576,66] unchecked cast</text:p>
      <text:p text:style-name="Standard"><text:s text:c="2"/>required: java.util.Map&lt;java.lang.String,java.lang.String&gt;</text:p>
      <text:p text:style-name="Standard"><text:s text:c="2"/>found: <text:s text:c="3"/>java.util.Map</text:p>
      <text:p text:style-name="Standard">[WARNING] /home/mostafij/Desktop/Github/pulsar/pulsar-functions/localrun/src/main/java/org/apache/pulsar/functions/LocalRunner.java:[679,66] unchecked cast</text:p>
      <text:p text:style-name="Standard"><text:s text:c="2"/>required: java.util.Map&lt;java.lang.String,java.lang.String&gt;</text:p>
      <text:p text:style-name="Standard"><text:s text:c="2"/>found: <text:s text:c="3"/>java.util.Map</text:p>
      <text:p text:style-name="Standard">[INFO] </text:p>
      <text:p text:style-name="Standard">[INFO] --- maven-resources-plugin:3.1.0:testResources (default-testResources) @ pulsar-functions-local-runner-original ---</text:p>
      <text:p text:style-name="Standard">[INFO] Using 'UTF-8' encoding to copy filtered resources.</text:p>
      <text:p text:style-name="Standard">[INFO] skip non existing resourceDirectory /home/mostafij/Desktop/Github/pulsar/pulsar-functions/localrun/src/test/resources</text:p>
      <text:p text:style-name="Standard">[INFO] Copying 3 resources</text:p>
      <text:p text:style-name="Standard">[INFO] </text:p>
      <text:p text:style-name="Standard">[INFO] --- maven-compiler-plugin:3.8.1:testCompile (default-testCompile) @ pulsar-functions-local-runner-original ---</text:p>
      <text:p text:style-name="Standard">[INFO] No sources to compile</text:p>
      <text:p text:style-name="Standard">[INFO] </text:p>
      <text:p text:style-name="Standard">[INFO] --- maven-surefire-plugin:3.0.0-M3:test (default-test) @ pulsar-functions-local-runner-original ---</text:p>
      <text:p text:style-name="Standard">[INFO] </text:p>
      <text:p text:style-name="Standard">[INFO] ----------&lt; org.apache.pulsar:pulsar-io-batch-data-generator &gt;----------</text:p>
      <text:p text:style-name="Standard">[INFO] Building Pulsar IO :: Batch Data Generator 2.8.0-SNAPSHOT <text:s text:c="6"/>[43/127]</text:p>
      <text:p text:style-name="Standard">[INFO] --------------------------------[ jar ]---------------------------------</text:p>
      <text:p text:style-name="Standard">[INFO] </text:p>
      <text:p text:style-name="Standard">[INFO] --- maven-clean-plugin:3.1.0:clean (default-clean) @ pulsar-io-batch-data-generator ---</text:p>
      <text:p text:style-name="Standard">[INFO] </text:p>
      <text:p text:style-name="Standard">[INFO] --- maven-enforcer-plugin:3.0.0-M3:enforce (enforce-maven-version) @ pulsar-io-batch-data-generator ---</text:p>
      <text:p text:style-name="Standard">[INFO] </text:p>
      <text:p text:style-name="Standard">[INFO] --- maven-enforcer-plugin:3.0.0-M3:enforce (enforce-maven) @ pulsar-io-batch-data-generator ---</text:p>
      <text:p text:style-name="Standard">[INFO] </text:p>
      <text:p text:style-name="Standard">[INFO] --- directory-maven-plugin:0.3.1:directory-of (directories) @ pulsar-io-batch-data-generator ---</text:p>
      <text:p text:style-name="Standard">[INFO] Directory of org.apache.pulsar:pulsar set to: /home/mostafij/Desktop/Github/pulsar</text:p>
      <text:p text:style-name="Standard">[INFO] </text:p>
      <text:p text:style-name="Standard">[INFO] --- maven-remote-resources-plugin:1.7.0:process (process-resource-bundles) @ pulsar-io-batch-data-generator ---</text:p>
      <text:p text:style-name="Standard">[INFO] Preparing remote bundle org.apache:apache-jar-resource-bundle:1.4</text:p>
      <text:p text:style-name="Standard">[INFO] Copying 3 resources from 1 bundle.</text:p>
      <text:p text:style-name="Standard">[INFO] </text:p>
      <text:p text:style-name="Standard">[INFO] --- maven-resources-plugin:3.1.0:resources (default-resources) @ pulsar-io-batch-data-generator ---</text:p>
      <text:p text:style-name="Standard">[INFO] Using 'UTF-8' encoding to copy filtered resources.</text:p>
      <text:p text:style-name="Standard"><text:soft-page-break/>[INFO] Copying 2 resources</text:p>
      <text:p text:style-name="Standard">[INFO] Copying 3 resources</text:p>
      <text:p text:style-name="Standard">[INFO] </text:p>
      <text:p text:style-name="Standard">[INFO] --- maven-compiler-plugin:3.8.1:compile (default-compile) @ pulsar-io-batch-data-generator ---</text:p>
      <text:p text:style-name="Standard">[INFO] Compiling 4 source files to /home/mostafij/Desktop/Github/pulsar/pulsar-io/batch-data-generator/target/classes</text:p>
      <text:p text:style-name="Standard">[WARNING] /home/mostafij/Desktop/Github/pulsar/pulsar-io/batch-data-generator/src/main/java/org/apache/pulsar/io/batchdatagenerator/BatchDataGeneratorPushSource.java:[49,20] found raw type: java.util.Map</text:p>
      <text:p text:style-name="Standard"><text:s text:c="2"/>missing type arguments for generic class java.util.Map&lt;K,V&gt;</text:p>
      <text:p text:style-name="Standard">[WARNING] /home/mostafij/Desktop/Github/pulsar/pulsar-io/batch-data-generator/src/main/java/org/apache/pulsar/io/batchdatagenerator/BatchDataGeneratorPushSource.java:[55,24] found raw type: java.util.function.Consumer</text:p>
      <text:p text:style-name="Standard"><text:s text:c="2"/>missing type arguments for generic class java.util.function.Consumer&lt;T&gt;</text:p>
      <text:p text:style-name="Standard">[WARNING] /home/mostafij/Desktop/Github/pulsar/pulsar-io/batch-data-generator/src/main/java/org/apache/pulsar/io/batchdatagenerator/BatchDataGeneratorPushSource.java:[58,23] unchecked call to accept(T) as a member of the raw type java.util.function.Consumer</text:p>
      <text:p text:style-name="Standard">[INFO] </text:p>
      <text:p text:style-name="Standard">[INFO] --- maven-resources-plugin:3.1.0:testResources (default-testResources) @ pulsar-io-batch-data-generator ---</text:p>
      <text:p text:style-name="Standard">[INFO] Using 'UTF-8' encoding to copy filtered resources.</text:p>
      <text:p text:style-name="Standard">[INFO] skip non existing resourceDirectory /home/mostafij/Desktop/Github/pulsar/pulsar-io/batch-data-generator/src/test/resources</text:p>
      <text:p text:style-name="Standard">[INFO] Copying 3 resources</text:p>
      <text:p text:style-name="Standard">[INFO] </text:p>
      <text:p text:style-name="Standard">[INFO] --- maven-compiler-plugin:3.8.1:testCompile (default-testCompile) @ pulsar-io-batch-data-generator ---</text:p>
      <text:p text:style-name="Standard">[INFO] Compiling 1 source file to /home/mostafij/Desktop/Github/pulsar/pulsar-io/batch-data-generator/target/test-classes</text:p>
      <text:p text:style-name="Standard">[INFO] </text:p>
      <text:p text:style-name="Standard">[INFO] --- maven-surefire-plugin:3.0.0-M3:test (default-test) @ pulsar-io-batch-data-generator ---</text:p>
      <text:p text:style-name="Standard">[INFO] </text:p>
      <text:p text:style-name="Standard">[INFO] -------------&lt; org.apache.pulsar:pulsar-io-data-generator &gt;-------------</text:p>
      <text:p text:style-name="Standard">[INFO] Building Pulsar IO :: Data Generator 2.8.0-SNAPSHOT <text:s text:c="12"/>[44/127]</text:p>
      <text:p text:style-name="Standard">[INFO] --------------------------------[ jar ]---------------------------------</text:p>
      <text:p text:style-name="Standard">[INFO] </text:p>
      <text:p text:style-name="Standard">[INFO] --- maven-clean-plugin:3.1.0:clean (default-clean) @ pulsar-io-data-generator ---</text:p>
      <text:p text:style-name="Standard">[INFO] </text:p>
      <text:p text:style-name="Standard">[INFO] --- maven-enforcer-plugin:3.0.0-M3:enforce (enforce-maven-version) @ pulsar-io-data-generator ---</text:p>
      <text:p text:style-name="Standard">[INFO] </text:p>
      <text:p text:style-name="Standard">[INFO] --- maven-enforcer-plugin:3.0.0-M3:enforce (enforce-maven) @ pulsar-io-data-generator ---</text:p>
      <text:p text:style-name="Standard">[INFO] </text:p>
      <text:p text:style-name="Standard">[INFO] --- directory-maven-plugin:0.3.1:directory-of (directories) @ pulsar-io-data-generator ---</text:p>
      <text:p text:style-name="Standard">[INFO] Directory of org.apache.pulsar:pulsar set to: /home/mostafij/Desktop/Github/pulsar</text:p>
      <text:p text:style-name="Standard">[INFO] </text:p>
      <text:p text:style-name="Standard">[INFO] --- maven-remote-resources-plugin:1.7.0:process (process-resource-bundles) @ pulsar-io-data-generator ---</text:p>
      <text:p text:style-name="Standard"><text:soft-page-break/>[INFO] Preparing remote bundle org.apache:apache-jar-resource-bundle:1.4</text:p>
      <text:p text:style-name="Standard">[INFO] Copying 3 resources from 1 bundle.</text:p>
      <text:p text:style-name="Standard">[INFO] </text:p>
      <text:p text:style-name="Standard">[INFO] --- maven-resources-plugin:3.1.0:resources (default-resources) @ pulsar-io-data-generator ---</text:p>
      <text:p text:style-name="Standard">[INFO] Using 'UTF-8' encoding to copy filtered resources.</text:p>
      <text:p text:style-name="Standard">[INFO] Copying 1 resource</text:p>
      <text:p text:style-name="Standard">[INFO] Copying 3 resources</text:p>
      <text:p text:style-name="Standard">[INFO] </text:p>
      <text:p text:style-name="Standard">[INFO] --- maven-compiler-plugin:3.8.1:compile (default-compile) @ pulsar-io-data-generator ---</text:p>
      <text:p text:style-name="Standard">[INFO] Compiling 4 source files to /home/mostafij/Desktop/Github/pulsar/pulsar-io/data-generator/target/classes</text:p>
      <text:p text:style-name="Standard">[WARNING] /home/mostafij/Desktop/Github/pulsar/pulsar-io/data-generator/src/main/java/org/apache/pulsar/io/datagenerator/DataGeneratorPrintSink.java:[29,8] auto-closeable resource org.apache.pulsar.io.datagenerator.DataGeneratorPrintSink has a member method close() that could throw InterruptedException</text:p>
      <text:p text:style-name="Standard">[WARNING] /home/mostafij/Desktop/Github/pulsar/pulsar-io/data-generator/src/main/java/org/apache/pulsar/io/datagenerator/DataGeneratorSource.java:[29,8] auto-closeable resource org.apache.pulsar.io.datagenerator.DataGeneratorSource has a member method close() that could throw InterruptedException</text:p>
      <text:p text:style-name="Standard">[INFO] </text:p>
      <text:p text:style-name="Standard">[INFO] --- maven-resources-plugin:3.1.0:testResources (default-testResources) @ pulsar-io-data-generator ---</text:p>
      <text:p text:style-name="Standard">[INFO] Using 'UTF-8' encoding to copy filtered resources.</text:p>
      <text:p text:style-name="Standard">[INFO] skip non existing resourceDirectory /home/mostafij/Desktop/Github/pulsar/pulsar-io/data-generator/src/test/resources</text:p>
      <text:p text:style-name="Standard">[INFO] Copying 3 resources</text:p>
      <text:p text:style-name="Standard">[INFO] </text:p>
      <text:p text:style-name="Standard">[INFO] --- maven-compiler-plugin:3.8.1:testCompile (default-testCompile) @ pulsar-io-data-generator ---</text:p>
      <text:p text:style-name="Standard">[INFO] No sources to compile</text:p>
      <text:p text:style-name="Standard">[INFO] </text:p>
      <text:p text:style-name="Standard">[INFO] --- maven-surefire-plugin:3.0.0-M3:test (default-test) @ pulsar-io-data-generator ---</text:p>
      <text:p text:style-name="Standard">[INFO] </text:p>
      <text:p text:style-name="Standard">[INFO] ----------&lt; org.apache.pulsar:pulsar-transaction-coordinator &gt;----------</text:p>
      <text:p text:style-name="Standard">[INFO] Building Pulsar Transaction :: Coordinator 2.8.0-SNAPSHOT <text:s text:c="6"/>[45/127]</text:p>
      <text:p text:style-name="Standard">[INFO] --------------------------------[ jar ]---------------------------------</text:p>
      <text:p text:style-name="Standard">[INFO] </text:p>
      <text:p text:style-name="Standard">[INFO] --- maven-clean-plugin:3.1.0:clean (default-clean) @ pulsar-transaction-coordinator ---</text:p>
      <text:p text:style-name="Standard">[INFO] </text:p>
      <text:p text:style-name="Standard">[INFO] --- maven-enforcer-plugin:3.0.0-M3:enforce (enforce-maven-version) @ pulsar-transaction-coordinator ---</text:p>
      <text:p text:style-name="Standard">[INFO] </text:p>
      <text:p text:style-name="Standard">[INFO] --- maven-enforcer-plugin:3.0.0-M3:enforce (enforce-maven) @ pulsar-transaction-coordinator ---</text:p>
      <text:p text:style-name="Standard">[INFO] </text:p>
      <text:p text:style-name="Standard">[INFO] --- directory-maven-plugin:0.3.1:directory-of (directories) @ pulsar-transaction-coordinator ---</text:p>
      <text:p text:style-name="Standard">[INFO] Directory of org.apache.pulsar:pulsar set to: /home/mostafij/Desktop/Github/pulsar</text:p>
      <text:p text:style-name="Standard">[INFO] </text:p>
      <text:p text:style-name="Standard">[INFO] --- lightproto-maven-plugin:0.4:generate (default) @ pulsar-transaction-coordinator ---</text:p>
      <text:p text:style-name="Standard"><text:soft-page-break/>[INFO] LightProto generated enum /home/mostafij/Desktop/Github/pulsar/pulsar-transaction/coordinator/target/generated-sources/protobuf/java/org/apache/pulsar/transaction/coordinator/proto/TxnStatus.java</text:p>
      <text:p text:style-name="Standard">[INFO] LightProto generated class /home/mostafij/Desktop/Github/pulsar/pulsar-transaction/coordinator/target/generated-sources/protobuf/java/org/apache/pulsar/transaction/coordinator/proto/TransactionMetadataEntry.java</text:p>
      <text:p text:style-name="Standard">[INFO] </text:p>
      <text:p text:style-name="Standard">[INFO] --- maven-remote-resources-plugin:1.7.0:process (process-resource-bundles) @ pulsar-transaction-coordinator ---</text:p>
      <text:p text:style-name="Standard">[INFO] Preparing remote bundle org.apache:apache-jar-resource-bundle:1.4</text:p>
      <text:p text:style-name="Standard">[INFO] Copying 3 resources from 1 bundle.</text:p>
      <text:p text:style-name="Standard">[INFO] </text:p>
      <text:p text:style-name="Standard">[INFO] --- maven-resources-plugin:3.1.0:resources (default-resources) @ pulsar-transaction-coordinator ---</text:p>
      <text:p text:style-name="Standard">[INFO] Using 'UTF-8' encoding to copy filtered resources.</text:p>
      <text:p text:style-name="Standard">[INFO] Copying 1 resource</text:p>
      <text:p text:style-name="Standard">[INFO] Copying 3 resources</text:p>
      <text:p text:style-name="Standard">[INFO] </text:p>
      <text:p text:style-name="Standard">[INFO] --- maven-compiler-plugin:3.8.1:compile (default-compile) @ pulsar-transaction-coordinator ---</text:p>
      <text:p text:style-name="Standard">[INFO] Compiling 28 source files to /home/mostafij/Desktop/Github/pulsar/pulsar-transaction/coordinator/target/classes</text:p>
      <text:p text:style-name="Standard">[INFO] </text:p>
      <text:p text:style-name="Standard">[INFO] --- maven-resources-plugin:3.1.0:testResources (default-testResources) @ pulsar-transaction-coordinator ---</text:p>
      <text:p text:style-name="Standard">[INFO] Using 'UTF-8' encoding to copy filtered resources.</text:p>
      <text:p text:style-name="Standard">[INFO] skip non existing resourceDirectory /home/mostafij/Desktop/Github/pulsar/pulsar-transaction/coordinator/src/test/resources</text:p>
      <text:p text:style-name="Standard">[INFO] Copying 3 resources</text:p>
      <text:p text:style-name="Standard">[INFO] </text:p>
      <text:p text:style-name="Standard">[INFO] --- maven-compiler-plugin:3.8.1:testCompile (default-testCompile) @ pulsar-transaction-coordinator ---</text:p>
      <text:p text:style-name="Standard">[INFO] Compiling 4 source files to /home/mostafij/Desktop/Github/pulsar/pulsar-transaction/coordinator/target/test-classes</text:p>
      <text:p text:style-name="Standard">[INFO] </text:p>
      <text:p text:style-name="Standard">[INFO] --- maven-surefire-plugin:3.0.0-M3:test (default-test) @ pulsar-transaction-coordinator ---</text:p>
      <text:p text:style-name="Standard">[INFO] </text:p>
      <text:p text:style-name="Standard">[INFO] -------------------------------------------------------</text:p>
      <text:p text:style-name="Standard">[INFO] <text:s/>T E S T S</text:p>
      <text:p text:style-name="Standard">[INFO] -------------------------------------------------------</text:p>
      <text:p text:style-name="Standard">[INFO] Running org.apache.pulsar.transaction.coordinator.TransactionMetadataStoreProviderTest</text:p>
      <text:p text:style-name="Standard">[INFO] Running org.apache.pulsar.transaction.coordinator.TxnStatusTest</text:p>
      <text:p text:style-name="Standard">[INFO] Running org.apache.pulsar.transaction.coordinator.MLTransactionMetadataStoreTest</text:p>
      <text:p text:style-name="Standard">[INFO] Running org.apache.pulsar.transaction.coordinator.test.MockedBookKeeperTestCase</text:p>
      <text:p text:style-name="Standard">[INFO] Tests run: 0, Failures: 0, Errors: 0, Skipped: 0, Time elapsed: 4.275 s - in org.apache.pulsar.transaction.coordinator.test.MockedBookKeeperTestCase</text:p>
      <text:p text:style-name="Standard">[INFO] Tests run: 5, Failures: 0, Errors: 0, Skipped: 0, Time elapsed: 4.696 s - in org.apache.pulsar.transaction.coordinator.TxnStatusTest</text:p>
      <text:p text:style-name="Standard"><text:soft-page-break/>[INFO] Tests run: 7, Failures: 0, Errors: 0, Skipped: 0, Time elapsed: 4.729 s - in org.apache.pulsar.transaction.coordinator.TransactionMetadataStoreProviderTest</text:p>
      <text:p text:style-name="Standard">[INFO] Tests run: 6, Failures: 0, Errors: 0, Skipped: 0, Time elapsed: 7.094 s - in org.apache.pulsar.transaction.coordinator.MLTransactionMetadataStoreTest</text:p>
      <text:p text:style-name="Standard">[INFO] </text:p>
      <text:p text:style-name="Standard">[INFO] Results:</text:p>
      <text:p text:style-name="Standard">[INFO] </text:p>
      <text:p text:style-name="Standard">[INFO] Tests run: 18, Failures: 0, Errors: 0, Skipped: 0</text:p>
      <text:p text:style-name="Standard">[INFO] </text:p>
      <text:p text:style-name="Standard">[INFO] </text:p>
      <text:p text:style-name="Standard">[INFO] ------------------&lt; org.apache.pulsar:pulsar-broker &gt;-------------------</text:p>
      <text:p text:style-name="Standard">[INFO] Building Pulsar Broker 2.8.0-SNAPSHOT <text:s text:c="26"/>[46/127]</text:p>
      <text:p text:style-name="Standard">[INFO] --------------------------------[ jar ]---------------------------------</text:p>
      <text:p text:style-name="Standard">[INFO] </text:p>
      <text:p text:style-name="Standard">[INFO] --- maven-clean-plugin:3.1.0:clean (default-clean) @ pulsar-broker ---</text:p>
      <text:p text:style-name="Standard">[INFO] </text:p>
      <text:p text:style-name="Standard">[INFO] --- maven-enforcer-plugin:3.0.0-M3:enforce (enforce-maven-version) @ pulsar-broker ---</text:p>
      <text:p text:style-name="Standard">[INFO] </text:p>
      <text:p text:style-name="Standard">[INFO] --- maven-enforcer-plugin:3.0.0-M3:enforce (enforce-maven) @ pulsar-broker ---</text:p>
      <text:p text:style-name="Standard">[INFO] </text:p>
      <text:p text:style-name="Standard">[INFO] --- directory-maven-plugin:0.3.1:directory-of (directories) @ pulsar-broker ---</text:p>
      <text:p text:style-name="Standard">[INFO] Directory of org.apache.pulsar:pulsar set to: /home/mostafij/Desktop/Github/pulsar</text:p>
      <text:p text:style-name="Standard">[INFO] </text:p>
      <text:p text:style-name="Standard">[INFO] --- protobuf-maven-plugin:0.6.1:compile (default) @ pulsar-broker ---</text:p>
      <text:p text:style-name="Standard">[INFO] Compiling 2 proto file(s) to /home/mostafij/Desktop/Github/pulsar/pulsar-broker/target/generated-sources/protobuf/java</text:p>
      <text:p text:style-name="Standard">[INFO] </text:p>
      <text:p text:style-name="Standard">[INFO] --- protobuf-maven-plugin:0.6.1:test-compile (default) @ pulsar-broker ---</text:p>
      <text:p text:style-name="Standard">[INFO] Compiling 1 proto file(s) to /home/mostafij/Desktop/Github/pulsar/pulsar-broker/target/generated-test-sources/protobuf/java</text:p>
      <text:p text:style-name="Standard">[INFO] </text:p>
      <text:p text:style-name="Standard">[INFO] --- lightproto-maven-plugin:0.4:generate (default) @ pulsar-broker ---</text:p>
      <text:p text:style-name="Standard">[INFO] LightProto generated enum /home/mostafij/Desktop/Github/pulsar/pulsar-broker/target/generated-sources/lightproto/java/org/apache/pulsar/broker/transaction/pendingack/proto/PendingAckOp.java</text:p>
      <text:p text:style-name="Standard">[INFO] LightProto generated class /home/mostafij/Desktop/Github/pulsar/pulsar-broker/target/generated-sources/lightproto/java/org/apache/pulsar/broker/transaction/pendingack/proto/PendingAckMetadata.java</text:p>
      <text:p text:style-name="Standard">[INFO] LightProto generated class /home/mostafij/Desktop/Github/pulsar/pulsar-broker/target/generated-sources/lightproto/java/org/apache/pulsar/broker/transaction/pendingack/proto/PendingAckMetadataEntry.java</text:p>
      <text:p text:style-name="Standard">[INFO] LightProto generated class /home/mostafij/Desktop/Github/pulsar/pulsar-broker/target/generated-sources/lightproto/java/org/apache/pulsar/broker/service/resource/usage/NetworkUsage.java</text:p>
      <text:p text:style-name="Standard">[INFO] LightProto generated class /home/mostafij/Desktop/Github/pulsar/pulsar-broker/target/generated-sources/lightproto/java/org/apache/pulsar/broker/service/resource/usage/StorageUsage.java</text:p>
      <text:p text:style-name="Standard"><text:soft-page-break/>[INFO] LightProto generated class /home/mostafij/Desktop/Github/pulsar/pulsar-broker/target/generated-sources/lightproto/java/org/apache/pulsar/broker/service/resource/usage/ResourceUsage.java</text:p>
      <text:p text:style-name="Standard">[INFO] LightProto generated class /home/mostafij/Desktop/Github/pulsar/pulsar-broker/target/generated-sources/lightproto/java/org/apache/pulsar/broker/service/resource/usage/ResourceUsageInfo.java</text:p>
      <text:p text:style-name="Standard">[INFO] </text:p>
      <text:p text:style-name="Standard">[INFO] --- maven-remote-resources-plugin:1.7.0:process (process-resource-bundles) @ pulsar-broker ---</text:p>
      <text:p text:style-name="Standard">[INFO] Preparing remote bundle org.apache:apache-jar-resource-bundle:1.4</text:p>
      <text:p text:style-name="Standard">[INFO] Copying 3 resources from 1 bundle.</text:p>
      <text:p text:style-name="Standard">[INFO] </text:p>
      <text:p text:style-name="Standard">[INFO] --- maven-resources-plugin:3.1.0:resources (default-resources) @ pulsar-broker ---</text:p>
      <text:p text:style-name="Standard">[INFO] Using 'UTF-8' encoding to copy filtered resources.</text:p>
      <text:p text:style-name="Standard">[INFO] skip non existing resourceDirectory /home/mostafij/Desktop/Github/pulsar/pulsar-broker/src/main/resources</text:p>
      <text:p text:style-name="Standard">[INFO] Copying 2 resources</text:p>
      <text:p text:style-name="Standard">[INFO] Copying 3 resources</text:p>
      <text:p text:style-name="Standard">[INFO] </text:p>
      <text:p text:style-name="Standard">[INFO] --- maven-compiler-plugin:3.8.1:compile (default-compile) @ pulsar-broker ---</text:p>
      <text:p text:style-name="Standard">[INFO] Compiling 427 source files to /home/mostafij/Desktop/Github/pulsar/pulsar-broker/target/classes</text:p>
      <text:p text:style-name="Standard">[WARNING] /home/mostafij/Desktop/Github/pulsar/pulsar-broker/src/main/java/org/apache/pulsar/broker/web/WebService.java:[39,32] org.eclipse.jetty.server.Slf4jRequestLog in org.eclipse.jetty.server has been deprecated</text:p>
      <text:p text:style-name="Standard">[WARNING] /home/mostafij/Desktop/Github/pulsar/pulsar-broker/src/main/java/org/apache/pulsar/broker/web/WebService.java:[39,32] org.eclipse.jetty.server.Slf4jRequestLog in org.eclipse.jetty.server has been deprecated</text:p>
      <text:p text:style-name="Standard">[WARNING] /home/mostafij/Desktop/Github/pulsar/pulsar-broker/src/main/java/org/apache/pulsar/broker/web/WebService.java:[39,32] org.eclipse.jetty.server.Slf4jRequestLog in org.eclipse.jetty.server has been deprecated</text:p>
      <text:p text:style-name="Standard">[WARNING] /home/mostafij/Desktop/Github/pulsar/pulsar-broker/src/main/java/org/apache/pulsar/broker/web/WebService.java:[39,32] org.eclipse.jetty.server.Slf4jRequestLog in org.eclipse.jetty.server has been deprecated</text:p>
      <text:p text:style-name="Standard">[WARNING] /home/mostafij/Desktop/Github/pulsar/pulsar-broker/src/main/java/org/apache/pulsar/broker/web/WebService.java:[39,32] org.eclipse.jetty.server.Slf4jRequestLog in org.eclipse.jetty.server has been deprecated</text:p>
      <text:p text:style-name="Standard">[WARNING] /home/mostafij/Desktop/Github/pulsar/pulsar-broker/src/main/java/org/apache/pulsar/broker/web/PulsarWebResource.java:[1142,40] found raw type: org.apache.pulsar.broker.resources.BaseResources</text:p>
      <text:p text:style-name="Standard"><text:s text:c="2"/>missing type arguments for generic class org.apache.pulsar.broker.resources.BaseResources&lt;T&gt;</text:p>
      <text:p text:style-name="Standard">[WARNING] /home/mostafij/Desktop/Github/pulsar/pulsar-broker/src/main/java/org/apache/pulsar/broker/web/PulsarWebResource.java:[1153,47] found raw type: org.apache.pulsar.broker.resources.BaseResources</text:p>
      <text:p text:style-name="Standard"><text:s text:c="2"/>missing type arguments for generic class org.apache.pulsar.broker.resources.BaseResources&lt;T&gt;</text:p>
      <text:p text:style-name="Standard">[WARNING] /home/mostafij/Desktop/Github/pulsar/pulsar-broker/src/main/java/org/apache/pulsar/broker/web/PulsarWebResource.java:[1164,58] unchecked conversion</text:p>
      <text:p text:style-name="Standard"><text:s text:c="2"/>required: java.util.List&lt;java.lang.String&gt;</text:p>
      <text:p text:style-name="Standard"><text:s text:c="2"/>found: <text:s text:c="3"/>java.util.List</text:p>
      <text:p text:style-name="Standard"><text:soft-page-break/>[WARNING] /home/mostafij/Desktop/Github/pulsar/pulsar-broker/src/main/java/org/apache/pulsar/broker/admin/AdminResource.java:[467,47] getCluster() in org.apache.pulsar.common.naming.TopicName has been deprecated</text:p>
      <text:p text:style-name="Standard">[WARNING] /home/mostafij/Desktop/Github/pulsar/pulsar-broker/src/main/java/org/apache/pulsar/broker/admin/AdminResource.java:[496,43] getCluster() in org.apache.pulsar.common.naming.TopicName has been deprecated</text:p>
      <text:p text:style-name="Standard">[WARNING] /home/mostafij/Desktop/Github/pulsar/pulsar-broker/src/main/java/org/apache/pulsar/broker/service/AbstractReplicator.java:[46,24] found raw type: org.apache.pulsar.client.impl.ProducerImpl</text:p>
      <text:p text:style-name="Standard"><text:s text:c="2"/>missing type arguments for generic class org.apache.pulsar.client.impl.ProducerImpl&lt;T&gt;</text:p>
      <text:p text:style-name="Standard">[WARNING] /home/mostafij/Desktop/Github/pulsar/pulsar-broker/src/main/java/org/apache/pulsar/broker/service/AbstractReplicator.java:[153,61] unchecked conversion</text:p>
      <text:p text:style-name="Standard"><text:s text:c="2"/>required: java.util.concurrent.CompletableFuture&lt;java.lang.Void&gt;</text:p>
      <text:p text:style-name="Standard"><text:s text:c="2"/>found: <text:s text:c="3"/>java.util.concurrent.CompletableFuture</text:p>
      <text:p text:style-name="Standard">[WARNING] /home/mostafij/Desktop/Github/pulsar/pulsar-broker/src/main/java/org/apache/pulsar/broker/service/AbstractReplicator.java:[210,9] found raw type: org.apache.pulsar.client.impl.ProducerImpl</text:p>
      <text:p text:style-name="Standard"><text:s text:c="2"/>missing type arguments for generic class org.apache.pulsar.client.impl.ProducerImpl&lt;T&gt;</text:p>
      <text:p text:style-name="Standard">[WARNING] /home/mostafij/Desktop/Github/pulsar/pulsar-broker/src/main/java/org/apache/pulsar/broker/service/BrokerService.java:[321,70] unchecked conversion</text:p>
      <text:p text:style-name="Standard"><text:s text:c="2"/>required: java.util.Map&lt;java.lang.String,java.lang.String&gt;</text:p>
      <text:p text:style-name="Standard"><text:s text:c="2"/>found: <text:s text:c="3"/>java.util.HashMap</text:p>
      <text:p text:style-name="Standard">[WARNING] /home/mostafij/Desktop/Github/pulsar/pulsar-broker/src/main/java/org/apache/pulsar/broker/service/BrokerService.java:[1036,29] enableTls(boolean) in org.apache.pulsar.client.api.ClientBuilder has been deprecated</text:p>
      <text:p text:style-name="Standard">[WARNING] /home/mostafij/Desktop/Github/pulsar/pulsar-broker/src/main/java/org/apache/pulsar/broker/service/BrokerService.java:[2117,29] found raw type: java.util.function.Consumer</text:p>
      <text:p text:style-name="Standard"><text:s text:c="2"/>missing type arguments for generic class java.util.function.Consumer&lt;T&gt;</text:p>
      <text:p text:style-name="Standard">[WARNING] /home/mostafij/Desktop/Github/pulsar/pulsar-broker/src/main/java/org/apache/pulsar/broker/PulsarService.java:[1044,38] getZkLedgersRootPath() in org.apache.bookkeeper.conf.AbstractConfiguration has been deprecated</text:p>
      <text:p text:style-name="Standard">[WARNING] /home/mostafij/Desktop/Github/pulsar/pulsar-broker/src/main/java/org/apache/pulsar/broker/PulsarService.java:[1152,17] found raw type: org.apache.bookkeeper.mledger.LedgerOffloaderFactory</text:p>
      <text:p text:style-name="Standard"><text:s text:c="2"/>missing type arguments for generic class org.apache.bookkeeper.mledger.LedgerOffloaderFactory&lt;T&gt;</text:p>
      <text:p text:style-name="Standard">[WARNING] /home/mostafij/Desktop/Github/pulsar/pulsar-broker/src/main/java/org/apache/pulsar/broker/PulsarService.java:[1155,51] unchecked call to create(org.apache.pulsar.common.policies.data.OffloadPolicies,java.util.Map&lt;java.lang.String,java.lang.String&gt;,org.apache.pulsar.common.protocol.schema.SchemaStorage,org.apache.bookkeeper.common.util.OrderedScheduler) as a member of the raw type org.apache.bookkeeper.mledger.LedgerOffloaderFactory</text:p>
      <text:p text:style-name="Standard">[WARNING] /home/mostafij/Desktop/Github/pulsar/pulsar-broker/src/main/java/org/apache/pulsar/broker/PulsarService.java:[1262,59] isTlsEnabled() in org.apache.pulsar.broker.ServiceConfiguration has been deprecated</text:p>
      <text:p text:style-name="Standard">[WARNING] /home/mostafij/Desktop/Github/pulsar/pulsar-broker/src/main/java/org/apache/pulsar/broker/PulsarService.java:[1431,19] setZkServers(java.lang.String) in org.apache.bookkeeper.conf.AbstractConfiguration has been deprecated</text:p>
      <text:p text:style-name="Standard"><text:soft-page-break/>[WARNING] /home/mostafij/Desktop/Github/pulsar/pulsar-broker/src/main/java/org/apache/pulsar/broker/PulsarService.java:[1462,29] isUseTls() in org.apache.pulsar.functions.worker.WorkerConfig has been deprecated</text:p>
      <text:p text:style-name="Standard">[WARNING] /home/mostafij/Desktop/Github/pulsar/pulsar-broker/src/main/java/org/apache/pulsar/broker/PulsarService.java:[1559,48] isTlsEnabled() in org.apache.pulsar.broker.ServiceConfiguration has been deprecated</text:p>
      <text:p text:style-name="Standard">[WARNING] /home/mostafij/Desktop/Github/pulsar/pulsar-broker/src/main/java/org/apache/pulsar/broker/PulsarService.java:[1559,21] setTlsEnabled(boolean) in org.apache.pulsar.functions.worker.WorkerConfig has been deprecated</text:p>
      <text:p text:style-name="Standard">[WARNING] /home/mostafij/Desktop/Github/pulsar/pulsar-broker/src/main/java/org/apache/pulsar/broker/service/AbstractTopic.java:[548,29] schema_auto_update_compatibility_strategy in org.apache.pulsar.common.policies.data.Policies has been deprecated</text:p>
      <text:p text:style-name="Standard">[WARNING] /home/mostafij/Desktop/Github/pulsar/pulsar-broker/src/main/java/org/apache/pulsar/broker/service/Consumer.java:[599,14] chuckedMessageRate in org.apache.pulsar.common.policies.data.ConsumerStats has been deprecated</text:p>
      <text:p text:style-name="Standard">[WARNING] /home/mostafij/Desktop/Github/pulsar/pulsar-broker/src/main/java/org/apache/pulsar/broker/service/EntryBatchIndexesAcks.java:[28,55] found raw type: org.apache.commons.lang3.tuple.Pair</text:p>
      <text:p text:style-name="Standard"><text:s text:c="2"/>missing type arguments for generic class org.apache.commons.lang3.tuple.Pair&lt;L,R&gt;</text:p>
      <text:p text:style-name="Standard">[WARNING] /home/mostafij/Desktop/Github/pulsar/pulsar-broker/src/main/java/org/apache/pulsar/broker/service/EntryBatchIndexesAcks.java:[28,51] unchecked conversion</text:p>
      <text:p text:style-name="Standard"><text:s text:c="2"/>required: org.apache.commons.lang3.tuple.Pair&lt;java.lang.Integer,long[]&gt;[]</text:p>
      <text:p text:style-name="Standard"><text:s text:c="2"/>found: <text:s text:c="3"/>org.apache.commons.lang3.tuple.Pair[]</text:p>
      <text:p text:style-name="Standard">[WARNING] /home/mostafij/Desktop/Github/pulsar/pulsar-broker/src/main/java/org/apache/pulsar/broker/service/EntryBatchIndexesAcks.java:[60,31] found raw type: org.apache.commons.lang3.tuple.Pair</text:p>
      <text:p text:style-name="Standard"><text:s text:c="2"/>missing type arguments for generic class org.apache.commons.lang3.tuple.Pair&lt;L,R&gt;</text:p>
      <text:p text:style-name="Standard">[WARNING] /home/mostafij/Desktop/Github/pulsar/pulsar-broker/src/main/java/org/apache/pulsar/broker/service/EntryBatchIndexesAcks.java:[60,27] unchecked conversion</text:p>
      <text:p text:style-name="Standard"><text:s text:c="2"/>required: org.apache.commons.lang3.tuple.Pair&lt;java.lang.Integer,long[]&gt;[]</text:p>
      <text:p text:style-name="Standard"><text:s text:c="2"/>found: <text:s text:c="3"/>org.apache.commons.lang3.tuple.Pair[]</text:p>
      <text:p text:style-name="Standard">[WARNING] /home/mostafij/Desktop/Github/pulsar/pulsar-broker/src/main/java/org/apache/pulsar/broker/admin/impl/PersistentTopicsBase.java:[3363,74] found raw type: java.util.concurrent.CompletableFuture</text:p>
      <text:p text:style-name="Standard"><text:s text:c="2"/>missing type arguments for generic class java.util.concurrent.CompletableFuture&lt;T&gt;</text:p>
      <text:p text:style-name="Standard">[WARNING] /home/mostafij/Desktop/Github/pulsar/pulsar-broker/src/main/java/org/apache/pulsar/broker/admin/impl/PersistentTopicsBase.java:[3363,70] unchecked conversion</text:p>
      <text:p text:style-name="Standard"><text:s text:c="2"/>required: java.util.concurrent.CompletableFuture&lt;org.apache.pulsar.common.partition.PartitionedTopicMetadata&gt;</text:p>
      <text:p text:style-name="Standard"><text:s text:c="2"/>found: <text:s text:c="3"/>java.util.concurrent.CompletableFuture</text:p>
      <text:p text:style-name="Standard">[WARNING] /home/mostafij/Desktop/Github/pulsar/pulsar-broker/src/main/java/org/apache/pulsar/broker/lookup/TopicLookupBase.java:[66,47] getCluster() in org.apache.pulsar.common.naming.TopicName has been deprecated</text:p>
      <text:p text:style-name="Standard">[WARNING] /home/mostafij/Desktop/Github/pulsar/pulsar-broker/src/main/java/org/apache/pulsar/broker/lookup/TopicLookupBase.java:[208,41] getCluster() in org.apache.pulsar.common.naming.TopicName has been deprecated</text:p>
      <text:p text:style-name="Standard">[WARNING] /home/mostafij/Desktop/Github/pulsar/pulsar-broker/src/main/java/org/apache/pulsar/broker/service/schema/SchemaRegistryService.java:[30,8] auto-closeable resource <text:soft-page-break/>org.apache.pulsar.broker.service.schema.SchemaRegistryService has a member method close() that could throw InterruptedException</text:p>
      <text:p text:style-name="Standard">[WARNING] /home/mostafij/Desktop/Github/pulsar/pulsar-broker/src/main/java/org/apache/pulsar/broker/service/schema/SchemaRegistry.java:[29,8] auto-closeable resource org.apache.pulsar.broker.service.schema.SchemaRegistry has a member method close() that could throw InterruptedException</text:p>
      <text:p text:style-name="Standard">[WARNING] /home/mostafij/Desktop/Github/pulsar/pulsar-broker/src/main/java/org/apache/pulsar/broker/service/persistent/PersistentReplicator.java:[291,17] found raw type: org.apache.pulsar.client.impl.MessageImpl</text:p>
      <text:p text:style-name="Standard"><text:s text:c="2"/>missing type arguments for generic class org.apache.pulsar.client.impl.MessageImpl&lt;T&gt;</text:p>
      <text:p text:style-name="Standard">[WARNING] /home/mostafij/Desktop/Github/pulsar/pulsar-broker/src/main/java/org/apache/pulsar/broker/service/persistent/PersistentReplicator.java:[361,35] unchecked call to sendAsync(org.apache.pulsar.client.api.Message&lt;?&gt;,org.apache.pulsar.client.impl.SendCallback) as a member of the raw type org.apache.pulsar.client.impl.ProducerImpl</text:p>
      <text:p text:style-name="Standard">[WARNING] /home/mostafij/Desktop/Github/pulsar/pulsar-broker/src/main/java/org/apache/pulsar/broker/service/persistent/PersistentReplicator.java:[395,17] found raw type: org.apache.pulsar.client.impl.MessageImpl</text:p>
      <text:p text:style-name="Standard"><text:s text:c="2"/>missing type arguments for generic class org.apache.pulsar.client.impl.MessageImpl&lt;T&gt;</text:p>
      <text:p text:style-name="Standard">[WARNING] /home/mostafij/Desktop/Github/pulsar/pulsar-broker/src/main/java/org/apache/pulsar/broker/service/persistent/PersistentReplicator.java:[443,90] found raw type: org.apache.pulsar.client.impl.MessageImpl</text:p>
      <text:p text:style-name="Standard"><text:s text:c="2"/>missing type arguments for generic class org.apache.pulsar.client.impl.MessageImpl&lt;T&gt;</text:p>
      <text:p text:style-name="Standard">[WARNING] /home/mostafij/Desktop/Github/pulsar/pulsar-broker/src/main/java/org/apache/pulsar/broker/service/persistent/PersistentReplicator.java:[634,9] found raw type: org.apache.pulsar.client.impl.ProducerImpl</text:p>
      <text:p text:style-name="Standard"><text:s text:c="2"/>missing type arguments for generic class org.apache.pulsar.client.impl.ProducerImpl&lt;T&gt;</text:p>
      <text:p text:style-name="Standard">[WARNING] /home/mostafij/Desktop/Github/pulsar/pulsar-broker/src/main/java/org/apache/pulsar/broker/service/persistent/PersistentSubscription.java:[984,25] chuckedMessageRate in org.apache.pulsar.common.policies.data.SubscriptionStats has been deprecated</text:p>
      <text:p text:style-name="Standard">[WARNING] /home/mostafij/Desktop/Github/pulsar/pulsar-broker/src/main/java/org/apache/pulsar/broker/service/persistent/PersistentSubscription.java:[984,61] chuckedMessageRate in org.apache.pulsar.common.policies.data.ConsumerStats has been deprecated</text:p>
      <text:p text:style-name="Standard">[WARNING] /home/mostafij/Desktop/Github/pulsar/pulsar-broker/src/main/java/org/apache/pulsar/broker/service/nonpersistent/NonPersistentReplicator.java:[82,13] found raw type: org.apache.pulsar.client.impl.MessageImpl</text:p>
      <text:p text:style-name="Standard"><text:s text:c="2"/>missing type arguments for generic class org.apache.pulsar.client.impl.MessageImpl&lt;T&gt;</text:p>
      <text:p text:style-name="Standard">[WARNING] /home/mostafij/Desktop/Github/pulsar/pulsar-broker/src/main/java/org/apache/pulsar/broker/service/nonpersistent/NonPersistentReplicator.java:[115,31] unchecked call to sendAsync(org.apache.pulsar.client.api.Message&lt;?&gt;,org.apache.pulsar.client.impl.SendCallback) as a member of the raw type org.apache.pulsar.client.impl.ProducerImpl</text:p>
      <text:p text:style-name="Standard">[WARNING] /home/mostafij/Desktop/Github/pulsar/pulsar-broker/src/main/java/org/apache/pulsar/broker/service/nonpersistent/NonPersistentReplicator.java:[141,9] found raw type: org.apache.pulsar.client.impl.ProducerImpl</text:p>
      <text:p text:style-name="Standard"><text:s text:c="2"/>missing type arguments for generic class org.apache.pulsar.client.impl.ProducerImpl&lt;T&gt;</text:p>
      <text:p text:style-name="Standard">[WARNING] /home/mostafij/Desktop/Github/pulsar/pulsar-broker/src/main/java/org/apache/pulsar/broker/service/nonpersistent/NonPersistentReplicator.java:[163,17] found raw type: org.apache.pulsar.client.impl.MessageImpl</text:p>
      <text:p text:style-name="Standard"><text:s text:c="2"/>missing type arguments for generic class org.apache.pulsar.client.impl.MessageImpl&lt;T&gt;</text:p>
      <text:p text:style-name="Standard"><text:soft-page-break/>[WARNING] /home/mostafij/Desktop/Github/pulsar/pulsar-broker/src/main/java/org/apache/pulsar/broker/service/nonpersistent/NonPersistentReplicator.java:[187,93] found raw type: org.apache.pulsar.client.impl.MessageImpl</text:p>
      <text:p text:style-name="Standard"><text:s text:c="2"/>missing type arguments for generic class org.apache.pulsar.client.impl.MessageImpl&lt;T&gt;</text:p>
      <text:p text:style-name="Standard">[WARNING] /home/mostafij/Desktop/Github/pulsar/pulsar-broker/src/main/java/org/apache/pulsar/broker/namespace/NamespaceService.java:[602,50] redundant cast to org.apache.pulsar.policies.data.loadbalancer.LocalBrokerData</text:p>
      <text:p text:style-name="Standard">[WARNING] /home/mostafij/Desktop/Github/pulsar/pulsar-broker/src/main/java/org/apache/pulsar/broker/namespace/NamespaceService.java:[698,68] create(int) in org.apache.zookeeper.KeeperException has been deprecated</text:p>
      <text:p text:style-name="Standard">[WARNING] /home/mostafij/Desktop/Github/pulsar/pulsar-broker/src/main/java/org/apache/pulsar/broker/namespace/NamespaceService.java:[1282,46] isTlsEnabled() in org.apache.pulsar.broker.ServiceConfiguration has been deprecated</text:p>
      <text:p text:style-name="Standard">[WARNING] /home/mostafij/Desktop/Github/pulsar/pulsar-broker/src/main/java/org/apache/pulsar/broker/namespace/NamespaceService.java:[1286,25] enableTls(boolean) in org.apache.pulsar.client.api.ClientBuilder has been deprecated</text:p>
      <text:p text:style-name="Standard">[WARNING] /home/mostafij/Desktop/Github/pulsar/pulsar-broker/src/main/java/org/apache/pulsar/broker/namespace/NamespaceService.java:[1296,51] redundant cast to io.netty.channel.EventLoopGroup</text:p>
      <text:p text:style-name="Standard">[WARNING] /home/mostafij/Desktop/Github/pulsar/pulsar-broker/src/main/java/org/apache/pulsar/broker/loadbalance/LeaderElectionService.java:[31,8] auto-closeable resource org.apache.pulsar.broker.loadbalance.LeaderElectionService has a member method close() that could throw InterruptedException</text:p>
      <text:p text:style-name="Standard">[WARNING] /home/mostafij/Desktop/Github/pulsar/pulsar-broker/src/main/java/org/apache/pulsar/broker/web/WebService.java:[215,13] org.eclipse.jetty.server.Slf4jRequestLog in org.eclipse.jetty.server has been deprecated</text:p>
      <text:p text:style-name="Standard">[WARNING] /home/mostafij/Desktop/Github/pulsar/pulsar-broker/src/main/java/org/apache/pulsar/broker/web/WebService.java:[215,46] org.eclipse.jetty.server.Slf4jRequestLog in org.eclipse.jetty.server has been deprecated</text:p>
      <text:p text:style-name="Standard">[WARNING] /home/mostafij/Desktop/Github/pulsar/pulsar-broker/src/main/java/org/apache/pulsar/broker/resourcegroup/ResourceUsageTransportManager.java:[58,8] auto-closeable resource org.apache.pulsar.broker.resourcegroup.ResourceUsageTransportManager has a member method close() that could throw InterruptedException</text:p>
      <text:p text:style-name="Standard">[WARNING] /home/mostafij/Desktop/Github/pulsar/pulsar-broker/src/main/java/org/apache/pulsar/broker/resourcegroup/ResourceUsageTransportManager.java:[60,13] auto-closeable resource org.apache.pulsar.broker.resourcegroup.ResourceUsageTransportManager.ResourceUsageWriterTask has a member method close() that could throw InterruptedException</text:p>
      <text:p text:style-name="Standard">[WARNING] /home/mostafij/Desktop/Github/pulsar/pulsar-broker/src/main/java/org/apache/pulsar/broker/resourcegroup/ResourceUsageTransportManager.java:[114,13] auto-closeable resource org.apache.pulsar.broker.resourcegroup.ResourceUsageTransportManager.ResourceUsageReader has a member method close() that could throw InterruptedException</text:p>
      <text:p text:style-name="Standard">[WARNING] /home/mostafij/Desktop/Github/pulsar/pulsar-broker/src/main/java/org/apache/pulsar/broker/namespace/OwnershipCache.java:[326,61] create(int) in org.apache.zookeeper.KeeperException has been deprecated</text:p>
      <text:p text:style-name="Standard">[WARNING] /home/mostafij/Desktop/Github/pulsar/pulsar-broker/src/main/java/org/apache/pulsar/broker/namespace/OwnershipCache.java:[411,73] create(int) in org.apache.zookeeper.KeeperException has been deprecated</text:p>
      <text:p text:style-name="Standard">[WARNING] /home/mostafij/Desktop/Github/pulsar/pulsar-broker/src/main/java/org/apache/pulsar/broker/namespace/NamespaceEphemeralData.java:[52,51] unchecked conversion</text:p>
      <text:p text:style-name="Standard"><text:soft-page-break/><text:s text:c="2"/>required: java.util.Map&lt;java.lang.String,org.apache.pulsar.policies.data.loadbalancer.AdvertisedListener&gt;</text:p>
      <text:p text:style-name="Standard"><text:s text:c="2"/>found: <text:s text:c="3"/>java.util.Map</text:p>
      <text:p text:style-name="Standard">[WARNING] /home/mostafij/Desktop/Github/pulsar/pulsar-broker/src/main/java/org/apache/pulsar/broker/namespace/NamespaceEphemeralData.java:[85,31] unchecked conversion</text:p>
      <text:p text:style-name="Standard"><text:s text:c="2"/>required: @javax.validation.constraints.NotNull java.util.Map&lt;java.lang.String,org.apache.pulsar.policies.data.loadbalancer.AdvertisedListener&gt;</text:p>
      <text:p text:style-name="Standard"><text:s text:c="2"/>found: <text:s text:c="3"/>java.util.Map</text:p>
      <text:p text:style-name="Standard">[WARNING] /home/mostafij/Desktop/Github/pulsar/pulsar-broker/src/main/java/org/apache/pulsar/PulsarTransactionCoordinatorMetadataSetup.java:[83,36] auto-closeable resource org.apache.pulsar.metadata.api.extended.MetadataStoreExtended has a member method close() that could throw InterruptedException</text:p>
      <text:p text:style-name="Standard">[WARNING] /home/mostafij/Desktop/Github/pulsar/pulsar-broker/src/main/java/org/apache/pulsar/broker/service/schema/validator/SchemaRegistryServiceWithSchemaDataValidator.java:[33,8] auto-closeable resource org.apache.pulsar.broker.service.schema.validator.SchemaRegistryServiceWithSchemaDataValidator has a member method close() that could throw InterruptedException</text:p>
      <text:p text:style-name="Standard">[WARNING] /home/mostafij/Desktop/Github/pulsar/pulsar-broker/src/main/java/org/apache/pulsar/broker/service/schema/SchemaRegistryServiceImpl.java:[61,8] auto-closeable resource org.apache.pulsar.broker.service.schema.SchemaRegistryServiceImpl has a member method close() that could throw InterruptedException</text:p>
      <text:p text:style-name="Standard">[WARNING] /home/mostafij/Desktop/Github/pulsar/pulsar-broker/src/main/java/org/apache/pulsar/broker/service/schema/SchemaRegistryServiceImpl.java:[477,66] valueOf(int) in org.apache.pulsar.broker.service.schema.proto.SchemaRegistryFormat.SchemaInfo.SchemaType has been deprecated</text:p>
      <text:p text:style-name="Standard">[WARNING] /home/mostafij/Desktop/Github/pulsar/pulsar-broker/src/main/java/org/apache/pulsar/PulsarInitialNamespaceSetup.java:[75,28] auto-closeable resource org.apache.pulsar.metadata.api.MetadataStore has a member method close() that could throw InterruptedException</text:p>
      <text:p text:style-name="Standard">[WARNING] /home/mostafij/Desktop/Github/pulsar/pulsar-broker/src/main/java/org/apache/pulsar/utils/auth/tokens/TokensCliUtils.java:[278,38] parser() in io.jsonwebtoken.Jwts has been deprecated</text:p>
      <text:p text:style-name="Standard">[WARNING] /home/mostafij/Desktop/Github/pulsar/pulsar-broker/src/main/java/org/apache/pulsar/utils/auth/tokens/TokensCliUtils.java:[279,21] setSigningKey(java.security.Key) in io.jsonwebtoken.JwtParser has been deprecated</text:p>
      <text:p text:style-name="Standard">[WARNING] /home/mostafij/Desktop/Github/pulsar/pulsar-broker/src/main/java/org/apache/pulsar/broker/service/schema/DefaultSchemaRegistryService.java:[29,8] auto-closeable resource org.apache.pulsar.broker.service.schema.DefaultSchemaRegistryService has a member method close() that could throw InterruptedException</text:p>
      <text:p text:style-name="Standard">[WARNING] /home/mostafij/Desktop/Github/pulsar/pulsar-broker/src/main/java/org/apache/pulsar/broker/admin/impl/SchemasResourceBase.java:[139,55] schema_auto_update_compatibility_strategy in org.apache.pulsar.common.policies.data.Policies has been deprecated</text:p>
      <text:p text:style-name="Standard">[WARNING] /home/mostafij/Desktop/Github/pulsar/pulsar-broker/src/main/java/org/apache/pulsar/broker/admin/impl/SchemasResourceBase.java:[191,51] schema_auto_update_compatibility_strategy in org.apache.pulsar.common.policies.data.Policies has been deprecated</text:p>
      <text:p text:style-name="Standard">[WARNING] /home/mostafij/Desktop/Github/pulsar/pulsar-broker/src/main/java/org/apache/pulsar/PulsarClusterMetadataSetup.java:[201,19] setZkServers(java.lang.String) in org.apache.bookkeeper.conf.AbstractConfiguration has been deprecated</text:p>
      <text:p text:style-name="Standard"><text:soft-page-break/>[WARNING] /home/mostafij/Desktop/Github/pulsar/pulsar-broker/src/main/java/org/apache/pulsar/broker/stats/metrics/ManagedLedgerCacheMetrics.java:[68,43] numActiveTinyAllocations() in io.netty.buffer.PoolArenaMetric has been deprecated</text:p>
      <text:p text:style-name="Standard">[WARNING] /home/mostafij/Desktop/Github/pulsar/pulsar-broker/src/main/java/org/apache/pulsar/broker/loadbalance/impl/SimpleLoadManagerImpl.java:[347,65] getLoadBalancerPlacementStrategy() in org.apache.pulsar.broker.ServiceConfiguration has been deprecated</text:p>
      <text:p text:style-name="Standard">[WARNING] /home/mostafij/Desktop/Github/pulsar/pulsar-broker/src/main/java/org/apache/pulsar/broker/loadbalance/impl/SimpleLoadManagerImpl.java:[367,42] getLoadBalancerBrokerUnderloadedThresholdPercentage() in org.apache.pulsar.broker.ServiceConfiguration has been deprecated</text:p>
      <text:p text:style-name="Standard">[WARNING] /home/mostafij/Desktop/Github/pulsar/pulsar-broker/src/main/java/org/apache/pulsar/broker/loadbalance/impl/SimpleLoadManagerImpl.java:[379,42] getLoadBalancerBrokerComfortLoadLevelPercentage() in org.apache.pulsar.broker.ServiceConfiguration has been deprecated</text:p>
      <text:p text:style-name="Standard">[WARNING] /home/mostafij/Desktop/Github/pulsar/pulsar-broker/src/main/java/org/apache/pulsar/broker/admin/impl/NamespacesBase.java:[932,51] getCluster() in org.apache.pulsar.common.naming.NamespaceName has been deprecated</text:p>
      <text:p text:style-name="Standard">[WARNING] /home/mostafij/Desktop/Github/pulsar/pulsar-broker/src/main/java/org/apache/pulsar/broker/admin/impl/NamespacesBase.java:[933,78] getCluster() in org.apache.pulsar.common.naming.NamespaceName has been deprecated</text:p>
      <text:p text:style-name="Standard">[WARNING] /home/mostafij/Desktop/Github/pulsar/pulsar-broker/src/main/java/org/apache/pulsar/broker/admin/impl/NamespacesBase.java:[972,51] getCluster() in org.apache.pulsar.common.naming.NamespaceName has been deprecated</text:p>
      <text:p text:style-name="Standard">[WARNING] /home/mostafij/Desktop/Github/pulsar/pulsar-broker/src/main/java/org/apache/pulsar/broker/admin/impl/NamespacesBase.java:[973,78] getCluster() in org.apache.pulsar.common.naming.NamespaceName has been deprecated</text:p>
      <text:p text:style-name="Standard">[WARNING] /home/mostafij/Desktop/Github/pulsar/pulsar-broker/src/main/java/org/apache/pulsar/broker/admin/impl/NamespacesBase.java:[1210,25] clusterDispatchRate in org.apache.pulsar.common.policies.data.Policies has been deprecated</text:p>
      <text:p text:style-name="Standard">[WARNING] /home/mostafij/Desktop/Github/pulsar/pulsar-broker/src/main/java/org/apache/pulsar/broker/admin/impl/NamespacesBase.java:[2330,51] schema_auto_update_compatibility_strategy in org.apache.pulsar.common.policies.data.Policies has been deprecated</text:p>
      <text:p text:style-name="Standard">[WARNING] /home/mostafij/Desktop/Github/pulsar/pulsar-broker/src/main/java/org/apache/pulsar/broker/admin/v2/Namespaces.java:[1500,16] internalGetSchemaAutoUpdateCompatibilityStrategy() in org.apache.pulsar.broker.admin.impl.NamespacesBase has been deprecated</text:p>
      <text:p text:style-name="Standard">[WARNING] /home/mostafij/Desktop/Github/pulsar/pulsar-broker/src/main/java/org/apache/pulsar/broker/admin/v2/Namespaces.java:[1518,9] internalSetSchemaAutoUpdateCompatibilityStrategy(org.apache.pulsar.common.policies.data.SchemaAutoUpdateCompatibilityStrategy) in org.apache.pulsar.broker.admin.impl.NamespacesBase has been deprecated</text:p>
      <text:p text:style-name="Standard">[WARNING] /home/mostafij/Desktop/Github/pulsar/pulsar-broker/src/main/java/org/apache/pulsar/PulsarStandalone.java:[299,20] isTlsEnabled() in org.apache.pulsar.broker.ServiceConfiguration has been deprecated</text:p>
      <text:p text:style-name="Standard">[WARNING] /home/mostafij/Desktop/Github/pulsar/pulsar-broker/src/main/java/org/apache/pulsar/broker/admin/v1/ResourceQuotas.java:[52,9] validateNamespaceName(java.lang.String,java.lang.String,java.lang.String) in org.apache.pulsar.broker.admin.AdminResource has been deprecated</text:p>
      <text:p text:style-name="Standard">[WARNING] /home/mostafij/Desktop/Github/pulsar/pulsar-broker/src/main/java/org/apache/pulsar/broker/admin/v1/ResourceQuotas.java:[66,9] <text:soft-page-break/>validateNamespaceName(java.lang.String,java.lang.String,java.lang.String) in org.apache.pulsar.broker.admin.AdminResource has been deprecated</text:p>
      <text:p text:style-name="Standard">[WARNING] /home/mostafij/Desktop/Github/pulsar/pulsar-broker/src/main/java/org/apache/pulsar/broker/admin/v1/ResourceQuotas.java:[80,9] validateNamespaceName(java.lang.String,java.lang.String,java.lang.String) in org.apache.pulsar.broker.admin.AdminResource has been deprecated</text:p>
      <text:p text:style-name="Standard">[WARNING] /home/mostafij/Desktop/Github/pulsar/pulsar-broker/src/main/java/org/apache/pulsar/broker/resourcegroup/ResourceGroupService.java:[521,17] static variable should be qualified by type name, org.apache.pulsar.broker.resourcegroup.ResourceGroupService, instead of by an expression</text:p>
      <text:p text:style-name="Standard">[WARNING] /home/mostafij/Desktop/Github/pulsar/pulsar-broker/src/main/java/org/apache/pulsar/broker/resourcegroup/ResourceGroupService.java:[522,68] static variable should be qualified by type name, org.apache.pulsar.broker.resourcegroup.ResourceGroupService, instead of by an expression</text:p>
      <text:p text:style-name="Standard">[WARNING] /home/mostafij/Desktop/Github/pulsar/pulsar-broker/src/main/java/org/apache/pulsar/broker/resourcegroup/ResourceGroupService.java:[540,13] static variable should be qualified by type name, org.apache.pulsar.broker.resourcegroup.ResourceGroupService, instead of by an expression</text:p>
      <text:p text:style-name="Standard">[WARNING] /home/mostafij/Desktop/Github/pulsar/pulsar-broker/src/main/java/org/apache/pulsar/broker/resourcegroup/ResourceGroupService.java:[541,64] static variable should be qualified by type name, org.apache.pulsar.broker.resourcegroup.ResourceGroupService, instead of by an expression</text:p>
      <text:p text:style-name="Standard">[WARNING] /home/mostafij/Desktop/Github/pulsar/pulsar-broker/src/main/java/org/apache/pulsar/broker/resourcegroup/ResourceGroupService.java:[576,86] found raw type: java.util.concurrent.ConcurrentHashMap</text:p>
      <text:p text:style-name="Standard"><text:s text:c="2"/>missing type arguments for generic class java.util.concurrent.ConcurrentHashMap&lt;K,V&gt;</text:p>
      <text:p text:style-name="Standard">[WARNING] /home/mostafij/Desktop/Github/pulsar/pulsar-broker/src/main/java/org/apache/pulsar/broker/resourcegroup/ResourceGroupService.java:[576,82] unchecked conversion</text:p>
      <text:p text:style-name="Standard"><text:s text:c="2"/>required: java.util.concurrent.ConcurrentHashMap&lt;java.lang.String,org.apache.pulsar.broker.resourcegroup.ResourceGroup.BytesAndMessagesCount&gt;</text:p>
      <text:p text:style-name="Standard"><text:s text:c="2"/>found: <text:s text:c="3"/>java.util.concurrent.ConcurrentHashMap</text:p>
      <text:p text:style-name="Standard">[WARNING] /home/mostafij/Desktop/Github/pulsar/pulsar-broker/src/main/java/org/apache/pulsar/broker/resourcegroup/ResourceGroupService.java:[577,86] found raw type: java.util.concurrent.ConcurrentHashMap</text:p>
      <text:p text:style-name="Standard"><text:s text:c="2"/>missing type arguments for generic class java.util.concurrent.ConcurrentHashMap&lt;K,V&gt;</text:p>
      <text:p text:style-name="Standard">[WARNING] /home/mostafij/Desktop/Github/pulsar/pulsar-broker/src/main/java/org/apache/pulsar/broker/resourcegroup/ResourceGroupService.java:[577,82] unchecked conversion</text:p>
      <text:p text:style-name="Standard"><text:s text:c="2"/>required: java.util.concurrent.ConcurrentHashMap&lt;java.lang.String,org.apache.pulsar.broker.resourcegroup.ResourceGroup.BytesAndMessagesCount&gt;</text:p>
      <text:p text:style-name="Standard"><text:s text:c="2"/>found: <text:s text:c="3"/>java.util.concurrent.ConcurrentHashMap</text:p>
      <text:p text:style-name="Standard">[WARNING] /home/mostafij/Desktop/Github/pulsar/pulsar-broker/src/main/java/org/apache/pulsar/broker/stats/AllocatorStatsGenerator.java:[59,49] tinyCacheSize() in io.netty.buffer.PooledByteBufAllocatorMetric has been deprecated</text:p>
      <text:p text:style-name="Standard">[WARNING] /home/mostafij/Desktop/Github/pulsar/pulsar-broker/src/main/java/org/apache/pulsar/broker/stats/AllocatorStatsGenerator.java:[65,34] numTinySubpages() in io.netty.buffer.PoolArenaMetric has been deprecated</text:p>
      <text:p text:style-name="Standard">[INFO] /home/mostafij/Desktop/Github/pulsar/pulsar-broker/src/main/java/org/apache/pulsar/broker/stats/AllocatorStatsGenerator.java: Some input files additionally use or override a deprecated API.</text:p>
      <text:p text:style-name="Standard">[INFO] /home/mostafij/Desktop/Github/pulsar/pulsar-broker/src/main/java/org/apache/pulsar/broker/transaction/buffer/impl/InMemTransactionBuffer.java: Some input files additionally use unchecked or unsafe operations.</text:p>
      <text:p text:style-name="Standard"><text:soft-page-break/>[INFO] </text:p>
      <text:p text:style-name="Standard">[INFO] --- maven-dependency-plugin:3.1.2:copy (copy-pulsar-io-connectors) @ pulsar-broker ---</text:p>
      <text:p text:style-name="Standard">[INFO] Configured Artifact: org.apache.pulsar:pulsar-io-data-generator:2.8.0-SNAPSHOT:jar</text:p>
      <text:p text:style-name="Standard">[INFO] Configured Artifact: org.apache.pulsar:pulsar-io-batch-data-generator:2.8.0-SNAPSHOT:jar</text:p>
      <text:p text:style-name="Standard">[INFO] Configured Artifact: org.apache.pulsar:pulsar-functions-api-examples:2.8.0-SNAPSHOT:jar</text:p>
      <text:p text:style-name="Standard">[INFO] Copying classes to /home/mostafij/Desktop/Github/pulsar/pulsar-broker/target/pulsar-io-data-generator.nar</text:p>
      <text:p text:style-name="Standard">[INFO] </text:p>
      <text:p text:style-name="Standard">[INFO] ---------------&lt; org.apache.pulsar:pulsar-broker-shaded &gt;---------------</text:p>
      <text:p text:style-name="Standard">[INFO] Building Pulsar Shaded Broker 2.8.0-SNAPSHOT <text:s text:c="19"/>[47/127]</text:p>
      <text:p text:style-name="Standard">[INFO] --------------------------------[ jar ]---------------------------------</text:p>
      <text:p text:style-name="Standard">[INFO] </text:p>
      <text:p text:style-name="Standard">[INFO] --- maven-clean-plugin:3.1.0:clean (default-clean) @ pulsar-broker-shaded ---</text:p>
      <text:p text:style-name="Standard">[INFO] </text:p>
      <text:p text:style-name="Standard">[INFO] --- maven-enforcer-plugin:3.0.0-M3:enforce (enforce-maven-version) @ pulsar-broker-shaded ---</text:p>
      <text:p text:style-name="Standard">[INFO] </text:p>
      <text:p text:style-name="Standard">[INFO] --- maven-enforcer-plugin:3.0.0-M3:enforce (enforce-maven) @ pulsar-broker-shaded ---</text:p>
      <text:p text:style-name="Standard">[INFO] </text:p>
      <text:p text:style-name="Standard">[INFO] --- directory-maven-plugin:0.3.1:directory-of (directories) @ pulsar-broker-shaded ---</text:p>
      <text:p text:style-name="Standard">[INFO] Directory of org.apache.pulsar:pulsar set to: /home/mostafij/Desktop/Github/pulsar</text:p>
      <text:p text:style-name="Standard">[INFO] </text:p>
      <text:p text:style-name="Standard">[INFO] --- maven-remote-resources-plugin:1.7.0:process (process-resource-bundles) @ pulsar-broker-shaded ---</text:p>
      <text:p text:style-name="Standard">[INFO] Preparing remote bundle org.apache:apache-jar-resource-bundle:1.4</text:p>
      <text:p text:style-name="Standard">[INFO] Copying 3 resources from 1 bundle.</text:p>
      <text:p text:style-name="Standard">[INFO] </text:p>
      <text:p text:style-name="Standard">[INFO] --- maven-resources-plugin:3.1.0:resources (default-resources) @ pulsar-broker-shaded ---</text:p>
      <text:p text:style-name="Standard">[INFO] Using 'UTF-8' encoding to copy filtered resources.</text:p>
      <text:p text:style-name="Standard">[INFO] skip non existing resourceDirectory /home/mostafij/Desktop/Github/pulsar/pulsar-broker-shaded/src/main/resources</text:p>
      <text:p text:style-name="Standard">[INFO] Copying 3 resources</text:p>
      <text:p text:style-name="Standard">[INFO] </text:p>
      <text:p text:style-name="Standard">[INFO] --- maven-compiler-plugin:3.8.1:compile (default-compile) @ pulsar-broker-shaded ---</text:p>
      <text:p text:style-name="Standard">[INFO] No sources to compile</text:p>
      <text:p text:style-name="Standard">[INFO] </text:p>
      <text:p text:style-name="Standard">[INFO] --- maven-resources-plugin:3.1.0:testResources (default-testResources) @ pulsar-broker-shaded ---</text:p>
      <text:p text:style-name="Standard">[INFO] Using 'UTF-8' encoding to copy filtered resources.</text:p>
      <text:p text:style-name="Standard">[INFO] skip non existing resourceDirectory /home/mostafij/Desktop/Github/pulsar/pulsar-broker-shaded/src/test/resources</text:p>
      <text:p text:style-name="Standard">[INFO] Copying 3 resources</text:p>
      <text:p text:style-name="Standard">[INFO] </text:p>
      <text:p text:style-name="Standard">[INFO] --- maven-compiler-plugin:3.8.1:testCompile (default-testCompile) @ pulsar-broker-shaded ---</text:p>
      <text:p text:style-name="Standard">[INFO] No sources to compile</text:p>
      <text:p text:style-name="Standard">[INFO] </text:p>
      <text:p text:style-name="Standard">[INFO] --- maven-surefire-plugin:3.0.0-M3:test (default-test) @ pulsar-broker-shaded ---</text:p>
      <text:p text:style-name="Standard">[INFO] </text:p>
      <text:p text:style-name="Standard">[INFO] ------------------&lt; org.apache.pulsar:pulsar-client &gt;-------------------</text:p>
      <text:p text:style-name="Standard"><text:soft-page-break/>[INFO] Building Pulsar Client Java 2.8.0-SNAPSHOT <text:s text:c="21"/>[48/127]</text:p>
      <text:p text:style-name="Standard">[INFO] --------------------------------[ jar ]---------------------------------</text:p>
      <text:p text:style-name="Standard">[INFO] </text:p>
      <text:p text:style-name="Standard">[INFO] --- maven-clean-plugin:3.1.0:clean (default-clean) @ pulsar-client ---</text:p>
      <text:p text:style-name="Standard">[INFO] </text:p>
      <text:p text:style-name="Standard">[INFO] --- maven-enforcer-plugin:3.0.0-M3:enforce (enforce-maven-version) @ pulsar-client ---</text:p>
      <text:p text:style-name="Standard">[INFO] </text:p>
      <text:p text:style-name="Standard">[INFO] --- maven-enforcer-plugin:3.0.0-M3:enforce (enforce-maven) @ pulsar-client ---</text:p>
      <text:p text:style-name="Standard">[INFO] </text:p>
      <text:p text:style-name="Standard">[INFO] --- directory-maven-plugin:0.3.1:directory-of (directories) @ pulsar-client ---</text:p>
      <text:p text:style-name="Standard">[INFO] Directory of org.apache.pulsar:pulsar set to: /home/mostafij/Desktop/Github/pulsar</text:p>
      <text:p text:style-name="Standard">[INFO] </text:p>
      <text:p text:style-name="Standard">[INFO] --- maven-remote-resources-plugin:1.7.0:process (process-resource-bundles) @ pulsar-client ---</text:p>
      <text:p text:style-name="Standard">[INFO] Preparing remote bundle org.apache:apache-jar-resource-bundle:1.4</text:p>
      <text:p text:style-name="Standard">[INFO] Copying 3 resources from 1 bundle.</text:p>
      <text:p text:style-name="Standard">[INFO] </text:p>
      <text:p text:style-name="Standard">[INFO] --- maven-resources-plugin:3.1.0:resources (default-resources) @ pulsar-client ---</text:p>
      <text:p text:style-name="Standard">[INFO] Using 'UTF-8' encoding to copy filtered resources.</text:p>
      <text:p text:style-name="Standard">[INFO] skip non existing resourceDirectory /home/mostafij/Desktop/Github/pulsar/pulsar-client-shaded/src/main/resources</text:p>
      <text:p text:style-name="Standard">[INFO] Copying 3 resources</text:p>
      <text:p text:style-name="Standard">[INFO] </text:p>
      <text:p text:style-name="Standard">[INFO] --- maven-compiler-plugin:3.8.1:compile (default-compile) @ pulsar-client ---</text:p>
      <text:p text:style-name="Standard">[INFO] No sources to compile</text:p>
      <text:p text:style-name="Standard">[INFO] </text:p>
      <text:p text:style-name="Standard">[INFO] --- maven-resources-plugin:3.1.0:testResources (default-testResources) @ pulsar-client ---</text:p>
      <text:p text:style-name="Standard">[INFO] Using 'UTF-8' encoding to copy filtered resources.</text:p>
      <text:p text:style-name="Standard">[INFO] skip non existing resourceDirectory /home/mostafij/Desktop/Github/pulsar/pulsar-client-shaded/src/test/resources</text:p>
      <text:p text:style-name="Standard">[INFO] Copying 3 resources</text:p>
      <text:p text:style-name="Standard">[INFO] </text:p>
      <text:p text:style-name="Standard">[INFO] --- maven-compiler-plugin:3.8.1:testCompile (default-testCompile) @ pulsar-client ---</text:p>
      <text:p text:style-name="Standard">[INFO] No sources to compile</text:p>
      <text:p text:style-name="Standard">[INFO] </text:p>
      <text:p text:style-name="Standard">[INFO] --- maven-surefire-plugin:3.0.0-M3:test (default-test) @ pulsar-client ---</text:p>
      <text:p text:style-name="Standard">[INFO] </text:p>
      <text:p text:style-name="Standard">[INFO] --------------&lt; org.apache.pulsar:pulsar-client-1x-base &gt;---------------</text:p>
      <text:p text:style-name="Standard">[INFO] Building Pulsar Client 1.x Compatibility Base 2.8.0-SNAPSHOT <text:s text:c="3"/>[49/127]</text:p>
      <text:p text:style-name="Standard">[INFO] --------------------------------[ pom ]---------------------------------</text:p>
      <text:p text:style-name="Standard">[INFO] </text:p>
      <text:p text:style-name="Standard">[INFO] --- maven-clean-plugin:3.1.0:clean (default-clean) @ pulsar-client-1x-base ---</text:p>
      <text:p text:style-name="Standard">[INFO] </text:p>
      <text:p text:style-name="Standard">[INFO] --- maven-enforcer-plugin:3.0.0-M3:enforce (enforce-maven-version) @ pulsar-client-1x-base ---</text:p>
      <text:p text:style-name="Standard">[INFO] </text:p>
      <text:p text:style-name="Standard">[INFO] --- maven-enforcer-plugin:3.0.0-M3:enforce (enforce-maven) @ pulsar-client-1x-base ---</text:p>
      <text:p text:style-name="Standard">[INFO] </text:p>
      <text:p text:style-name="Standard">[INFO] --- directory-maven-plugin:0.3.1:directory-of (directories) @ pulsar-client-1x-base ---</text:p>
      <text:p text:style-name="Standard"><text:soft-page-break/>[INFO] Directory of org.apache.pulsar:pulsar set to: /home/mostafij/Desktop/Github/pulsar</text:p>
      <text:p text:style-name="Standard">[INFO] </text:p>
      <text:p text:style-name="Standard">[INFO] --- maven-remote-resources-plugin:1.7.0:process (process-resource-bundles) @ pulsar-client-1x-base ---</text:p>
      <text:p text:style-name="Standard">[INFO] Preparing remote bundle org.apache:apache-jar-resource-bundle:1.4</text:p>
      <text:p text:style-name="Standard">[INFO] Copying 3 resources from 1 bundle.</text:p>
      <text:p text:style-name="Standard">[INFO] </text:p>
      <text:p text:style-name="Standard">[INFO] -------------&lt; org.apache.pulsar:pulsar-client-2x-shaded &gt;--------------</text:p>
      <text:p text:style-name="Standard">[INFO] Building Pulsar Client 2.x Shaded API 2.8.0-SNAPSHOT <text:s text:c="11"/>[50/127]</text:p>
      <text:p text:style-name="Standard">[INFO] --------------------------------[ jar ]---------------------------------</text:p>
      <text:p text:style-name="Standard">[INFO] </text:p>
      <text:p text:style-name="Standard">[INFO] --- maven-clean-plugin:3.1.0:clean (default-clean) @ pulsar-client-2x-shaded ---</text:p>
      <text:p text:style-name="Standard">[INFO] </text:p>
      <text:p text:style-name="Standard">[INFO] --- maven-enforcer-plugin:3.0.0-M3:enforce (enforce-maven-version) @ pulsar-client-2x-shaded ---</text:p>
      <text:p text:style-name="Standard">[INFO] </text:p>
      <text:p text:style-name="Standard">[INFO] --- maven-enforcer-plugin:3.0.0-M3:enforce (enforce-maven) @ pulsar-client-2x-shaded ---</text:p>
      <text:p text:style-name="Standard">[INFO] </text:p>
      <text:p text:style-name="Standard">[INFO] --- directory-maven-plugin:0.3.1:directory-of (directories) @ pulsar-client-2x-shaded ---</text:p>
      <text:p text:style-name="Standard">[INFO] Directory of org.apache.pulsar:pulsar set to: /home/mostafij/Desktop/Github/pulsar</text:p>
      <text:p text:style-name="Standard">[INFO] </text:p>
      <text:p text:style-name="Standard">[INFO] --- maven-remote-resources-plugin:1.7.0:process (process-resource-bundles) @ pulsar-client-2x-shaded ---</text:p>
      <text:p text:style-name="Standard">[INFO] Preparing remote bundle org.apache:apache-jar-resource-bundle:1.4</text:p>
      <text:p text:style-name="Standard">[INFO] Copying 3 resources from 1 bundle.</text:p>
      <text:p text:style-name="Standard">[INFO] </text:p>
      <text:p text:style-name="Standard">[INFO] --- maven-resources-plugin:3.1.0:resources (default-resources) @ pulsar-client-2x-shaded ---</text:p>
      <text:p text:style-name="Standard">[INFO] Using 'UTF-8' encoding to copy filtered resources.</text:p>
      <text:p text:style-name="Standard">[INFO] skip non existing resourceDirectory /home/mostafij/Desktop/Github/pulsar/pulsar-client-1x-base/pulsar-client-2x-shaded/src/main/resources</text:p>
      <text:p text:style-name="Standard">[INFO] Copying 3 resources</text:p>
      <text:p text:style-name="Standard">[INFO] </text:p>
      <text:p text:style-name="Standard">[INFO] --- maven-compiler-plugin:3.8.1:compile (default-compile) @ pulsar-client-2x-shaded ---</text:p>
      <text:p text:style-name="Standard">[INFO] No sources to compile</text:p>
      <text:p text:style-name="Standard">[INFO] </text:p>
      <text:p text:style-name="Standard">[INFO] --- maven-resources-plugin:3.1.0:testResources (default-testResources) @ pulsar-client-2x-shaded ---</text:p>
      <text:p text:style-name="Standard">[INFO] Using 'UTF-8' encoding to copy filtered resources.</text:p>
      <text:p text:style-name="Standard">[INFO] skip non existing resourceDirectory /home/mostafij/Desktop/Github/pulsar/pulsar-client-1x-base/pulsar-client-2x-shaded/src/test/resources</text:p>
      <text:p text:style-name="Standard">[INFO] Copying 3 resources</text:p>
      <text:p text:style-name="Standard">[INFO] </text:p>
      <text:p text:style-name="Standard">[INFO] --- maven-compiler-plugin:3.8.1:testCompile (default-testCompile) @ pulsar-client-2x-shaded ---</text:p>
      <text:p text:style-name="Standard">[INFO] No sources to compile</text:p>
      <text:p text:style-name="Standard">[INFO] </text:p>
      <text:p text:style-name="Standard">[INFO] --- maven-surefire-plugin:3.0.0-M3:test (default-test) @ pulsar-client-2x-shaded ---</text:p>
      <text:p text:style-name="Standard">[INFO] </text:p>
      <text:p text:style-name="Standard">[INFO] -----------------&lt; org.apache.pulsar:pulsar-client-1x &gt;-----------------</text:p>
      <text:p text:style-name="Standard"><text:soft-page-break/>[INFO] Building Pulsar Client 1.x Compatibility API 2.8.0-SNAPSHOT <text:s text:c="4"/>[51/127]</text:p>
      <text:p text:style-name="Standard">[INFO] --------------------------------[ jar ]---------------------------------</text:p>
      <text:p text:style-name="Standard">[INFO] </text:p>
      <text:p text:style-name="Standard">[INFO] --- maven-clean-plugin:3.1.0:clean (default-clean) @ pulsar-client-1x ---</text:p>
      <text:p text:style-name="Standard">[INFO] </text:p>
      <text:p text:style-name="Standard">[INFO] --- maven-enforcer-plugin:3.0.0-M3:enforce (enforce-maven-version) @ pulsar-client-1x ---</text:p>
      <text:p text:style-name="Standard">[INFO] </text:p>
      <text:p text:style-name="Standard">[INFO] --- maven-enforcer-plugin:3.0.0-M3:enforce (enforce-maven) @ pulsar-client-1x ---</text:p>
      <text:p text:style-name="Standard">[INFO] </text:p>
      <text:p text:style-name="Standard">[INFO] --- directory-maven-plugin:0.3.1:directory-of (directories) @ pulsar-client-1x ---</text:p>
      <text:p text:style-name="Standard">[INFO] Directory of org.apache.pulsar:pulsar set to: /home/mostafij/Desktop/Github/pulsar</text:p>
      <text:p text:style-name="Standard">[INFO] </text:p>
      <text:p text:style-name="Standard">[INFO] --- maven-remote-resources-plugin:1.7.0:process (process-resource-bundles) @ pulsar-client-1x ---</text:p>
      <text:p text:style-name="Standard">[INFO] Preparing remote bundle org.apache:apache-jar-resource-bundle:1.4</text:p>
      <text:p text:style-name="Standard">[INFO] Copying 3 resources from 1 bundle.</text:p>
      <text:p text:style-name="Standard">[INFO] </text:p>
      <text:p text:style-name="Standard">[INFO] --- maven-resources-plugin:3.1.0:resources (default-resources) @ pulsar-client-1x ---</text:p>
      <text:p text:style-name="Standard">[INFO] Using 'UTF-8' encoding to copy filtered resources.</text:p>
      <text:p text:style-name="Standard">[INFO] skip non existing resourceDirectory /home/mostafij/Desktop/Github/pulsar/pulsar-client-1x-base/pulsar-client-1x/src/main/resources</text:p>
      <text:p text:style-name="Standard">[INFO] Copying 3 resources</text:p>
      <text:p text:style-name="Standard">[INFO] </text:p>
      <text:p text:style-name="Standard">[INFO] --- maven-compiler-plugin:3.8.1:compile (default-compile) @ pulsar-client-1x ---</text:p>
      <text:p text:style-name="Standard">[INFO] Compiling 16 source files to /home/mostafij/Desktop/Github/pulsar/pulsar-client-1x-base/pulsar-client-1x/target/classes</text:p>
      <text:p text:style-name="Standard">[INFO] -------------------------------------------------------------</text:p>
      <text:p text:style-name="Standard">[WARNING] COMPILATION WARNING : </text:p>
      <text:p text:style-name="Standard">[INFO] -------------------------------------------------------------</text:p>
      <text:p text:style-name="Standard">[WARNING] /home/mostafij/Desktop/Github/pulsar/pulsar-client-1x-base/pulsar-client-1x/src/main/java/org/apache/pulsar/client/impl/MessageBuilderImpl.java:[30,36] org.apache.pulsar.client.api.MessageBuilder in org.apache.pulsar.client.api has been deprecated</text:p>
      <text:p text:style-name="Standard">[WARNING] /home/mostafij/Desktop/Github/pulsar/pulsar-client-1x-base/pulsar-client-1x/src/main/java/org/apache/pulsar/client/impl/v1/PulsarClientV1Impl.java:[24,36] org.apache.pulsar.client.api.ClientConfiguration in org.apache.pulsar.client.api has been deprecated</text:p>
      <text:p text:style-name="Standard">[WARNING] /home/mostafij/Desktop/Github/pulsar/pulsar-client-1x-base/pulsar-client-1x/src/main/java/org/apache/pulsar/client/impl/v1/PulsarClientV1Impl.java:[26,36] org.apache.pulsar.client.api.ConsumerConfiguration in org.apache.pulsar.client.api has been deprecated</text:p>
      <text:p text:style-name="Standard">[WARNING] /home/mostafij/Desktop/Github/pulsar/pulsar-client-1x-base/pulsar-client-1x/src/main/java/org/apache/pulsar/client/impl/v1/PulsarClientV1Impl.java:[29,36] org.apache.pulsar.client.api.ProducerConfiguration in org.apache.pulsar.client.api has been deprecated</text:p>
      <text:p text:style-name="Standard">[WARNING] /home/mostafij/Desktop/Github/pulsar/pulsar-client-1x-base/pulsar-client-1x/src/main/java/org/apache/pulsar/client/impl/v1/PulsarClientV1Impl.java:[33,36] org.apache.pulsar.client.api.ReaderConfiguration in org.apache.pulsar.client.api has been deprecated</text:p>
      <text:p text:style-name="Standard">[WARNING] /home/mostafij/Desktop/Github/pulsar/pulsar-client-1x-base/pulsar-client-1x/src/main/java/org/apache/pulsar/client/impl/MessageBuilderImpl.java:[30,36] org.apache.pulsar.client.api.MessageBuilder in org.apache.pulsar.client.api has been deprecated</text:p>
      <text:p text:style-name="Standard"><text:soft-page-break/>[WARNING] /home/mostafij/Desktop/Github/pulsar/pulsar-client-1x-base/pulsar-client-1x/src/main/java/org/apache/pulsar/client/impl/v1/PulsarClientV1Impl.java:[24,36] org.apache.pulsar.client.api.ClientConfiguration in org.apache.pulsar.client.api has been deprecated</text:p>
      <text:p text:style-name="Standard">[WARNING] /home/mostafij/Desktop/Github/pulsar/pulsar-client-1x-base/pulsar-client-1x/src/main/java/org/apache/pulsar/client/impl/v1/PulsarClientV1Impl.java:[26,36] org.apache.pulsar.client.api.ConsumerConfiguration in org.apache.pulsar.client.api has been deprecated</text:p>
      <text:p text:style-name="Standard">[WARNING] /home/mostafij/Desktop/Github/pulsar/pulsar-client-1x-base/pulsar-client-1x/src/main/java/org/apache/pulsar/client/impl/v1/PulsarClientV1Impl.java:[29,36] org.apache.pulsar.client.api.ProducerConfiguration in org.apache.pulsar.client.api has been deprecated</text:p>
      <text:p text:style-name="Standard">[WARNING] /home/mostafij/Desktop/Github/pulsar/pulsar-client-1x-base/pulsar-client-1x/src/main/java/org/apache/pulsar/client/impl/v1/PulsarClientV1Impl.java:[33,36] org.apache.pulsar.client.api.ReaderConfiguration in org.apache.pulsar.client.api has been deprecated</text:p>
      <text:p text:style-name="Standard">[WARNING] /home/mostafij/Desktop/Github/pulsar/pulsar-client-1x-base/pulsar-client-1x/src/main/java/org/apache/pulsar/client/impl/MessageBuilderImpl.java:[30,36] org.apache.pulsar.client.api.MessageBuilder in org.apache.pulsar.client.api has been deprecated</text:p>
      <text:p text:style-name="Standard">[WARNING] /home/mostafij/Desktop/Github/pulsar/pulsar-client-1x-base/pulsar-client-1x/src/main/java/org/apache/pulsar/client/impl/v1/PulsarClientV1Impl.java:[24,36] org.apache.pulsar.client.api.ClientConfiguration in org.apache.pulsar.client.api has been deprecated</text:p>
      <text:p text:style-name="Standard">[WARNING] /home/mostafij/Desktop/Github/pulsar/pulsar-client-1x-base/pulsar-client-1x/src/main/java/org/apache/pulsar/client/impl/v1/PulsarClientV1Impl.java:[26,36] org.apache.pulsar.client.api.ConsumerConfiguration in org.apache.pulsar.client.api has been deprecated</text:p>
      <text:p text:style-name="Standard">[WARNING] /home/mostafij/Desktop/Github/pulsar/pulsar-client-1x-base/pulsar-client-1x/src/main/java/org/apache/pulsar/client/impl/v1/PulsarClientV1Impl.java:[29,36] org.apache.pulsar.client.api.ProducerConfiguration in org.apache.pulsar.client.api has been deprecated</text:p>
      <text:p text:style-name="Standard">[WARNING] /home/mostafij/Desktop/Github/pulsar/pulsar-client-1x-base/pulsar-client-1x/src/main/java/org/apache/pulsar/client/impl/v1/PulsarClientV1Impl.java:[33,36] org.apache.pulsar.client.api.ReaderConfiguration in org.apache.pulsar.client.api has been deprecated</text:p>
      <text:p text:style-name="Standard">[WARNING] /home/mostafij/Desktop/Github/pulsar/pulsar-client-1x-base/pulsar-client-1x/src/main/java/org/apache/pulsar/client/impl/MessageBuilderImpl.java:[30,36] org.apache.pulsar.client.api.MessageBuilder in org.apache.pulsar.client.api has been deprecated</text:p>
      <text:p text:style-name="Standard">[WARNING] /home/mostafij/Desktop/Github/pulsar/pulsar-client-1x-base/pulsar-client-1x/src/main/java/org/apache/pulsar/client/impl/v1/PulsarClientV1Impl.java:[24,36] org.apache.pulsar.client.api.ClientConfiguration in org.apache.pulsar.client.api has been deprecated</text:p>
      <text:p text:style-name="Standard">[WARNING] /home/mostafij/Desktop/Github/pulsar/pulsar-client-1x-base/pulsar-client-1x/src/main/java/org/apache/pulsar/client/impl/v1/PulsarClientV1Impl.java:[26,36] org.apache.pulsar.client.api.ConsumerConfiguration in org.apache.pulsar.client.api has been deprecated</text:p>
      <text:p text:style-name="Standard">[WARNING] /home/mostafij/Desktop/Github/pulsar/pulsar-client-1x-base/pulsar-client-1x/src/main/java/org/apache/pulsar/client/impl/v1/PulsarClientV1Impl.java:[29,36] org.apache.pulsar.client.api.ProducerConfiguration in org.apache.pulsar.client.api has been deprecated</text:p>
      <text:p text:style-name="Standard">[WARNING] /home/mostafij/Desktop/Github/pulsar/pulsar-client-1x-base/pulsar-client-1x/src/main/java/org/apache/pulsar/client/impl/v1/PulsarClientV1Impl.java:[33,36] org.apache.pulsar.client.api.ReaderConfiguration in org.apache.pulsar.client.api has been deprecated</text:p>
      <text:p text:style-name="Standard">[INFO] 20 warnings </text:p>
      <text:p text:style-name="Standard">[INFO] -------------------------------------------------------------</text:p>
      <text:p text:style-name="Standard">[INFO] -------------------------------------------------------------</text:p>
      <text:p text:style-name="Standard">[ERROR] COMPILATION ERROR : </text:p>
      <text:p text:style-name="Standard">[INFO] -------------------------------------------------------------</text:p>
      <text:p text:style-name="Standard"><text:soft-page-break/>[ERROR] /home/mostafij/Desktop/Github/pulsar/pulsar-client-1x-base/pulsar-client-1x/src/main/java/org/apache/pulsar/client/impl/v1/ReaderV1Impl.java:[31,56] package org.apache.pulsar.shade.client.api.v2 does not exist</text:p>
      <text:p text:style-name="Standard">[ERROR] /home/mostafij/Desktop/Github/pulsar/pulsar-client-1x-base/pulsar-client-1x/src/main/java/org/apache/pulsar/client/impl/v1/ReaderV1Impl.java:[33,62] package org.apache.pulsar.shade.client.api.v2 does not exist</text:p>
      <text:p text:style-name="Standard">[ERROR] /home/mostafij/Desktop/Github/pulsar/pulsar-client-1x-base/pulsar-client-1x/src/main/java/org/apache/pulsar/client/impl/v1/ConsumerV1Impl.java:[32,56] package org.apache.pulsar.shade.client.api.v2 does not exist</text:p>
      <text:p text:style-name="Standard">[ERROR] /home/mostafij/Desktop/Github/pulsar/pulsar-client-1x-base/pulsar-client-1x/src/main/java/org/apache/pulsar/client/impl/v1/ConsumerV1Impl.java:[34,64] package org.apache.pulsar.shade.client.api.v2 does not exist</text:p>
      <text:p text:style-name="Standard">[INFO] 4 errors </text:p>
      <text:p text:style-name="Standard">[INFO] -------------------------------------------------------------</text:p>
      <text:p text:style-name="Standard">[INFO] </text:p>
      <text:p text:style-name="Standard">[INFO] ---------------&lt; org.apache.pulsar:pulsar-client-admin &gt;----------------</text:p>
      <text:p text:style-name="Standard">[INFO] Building Pulsar Client Admin 2.8.0-SNAPSHOT <text:s text:c="20"/>[52/127]</text:p>
      <text:p text:style-name="Standard">[INFO] --------------------------------[ jar ]---------------------------------</text:p>
      <text:p text:style-name="Standard">[INFO] </text:p>
      <text:p text:style-name="Standard">[INFO] --- maven-clean-plugin:3.1.0:clean (default-clean) @ pulsar-client-admin ---</text:p>
      <text:p text:style-name="Standard">[INFO] </text:p>
      <text:p text:style-name="Standard">[INFO] --- maven-enforcer-plugin:3.0.0-M3:enforce (enforce-maven-version) @ pulsar-client-admin ---</text:p>
      <text:p text:style-name="Standard">[INFO] </text:p>
      <text:p text:style-name="Standard">[INFO] --- maven-enforcer-plugin:3.0.0-M3:enforce (enforce-maven) @ pulsar-client-admin ---</text:p>
      <text:p text:style-name="Standard">[INFO] </text:p>
      <text:p text:style-name="Standard">[INFO] --- directory-maven-plugin:0.3.1:directory-of (directories) @ pulsar-client-admin ---</text:p>
      <text:p text:style-name="Standard">[INFO] Directory of org.apache.pulsar:pulsar set to: /home/mostafij/Desktop/Github/pulsar</text:p>
      <text:p text:style-name="Standard">[INFO] </text:p>
      <text:p text:style-name="Standard">[INFO] --- maven-remote-resources-plugin:1.7.0:process (process-resource-bundles) @ pulsar-client-admin ---</text:p>
      <text:p text:style-name="Standard">[INFO] Preparing remote bundle org.apache:apache-jar-resource-bundle:1.4</text:p>
      <text:p text:style-name="Standard">[INFO] Copying 3 resources from 1 bundle.</text:p>
      <text:p text:style-name="Standard">[INFO] </text:p>
      <text:p text:style-name="Standard">[INFO] --- maven-resources-plugin:3.1.0:resources (default-resources) @ pulsar-client-admin ---</text:p>
      <text:p text:style-name="Standard">[INFO] Using 'UTF-8' encoding to copy filtered resources.</text:p>
      <text:p text:style-name="Standard">[INFO] skip non existing resourceDirectory /home/mostafij/Desktop/Github/pulsar/pulsar-client-admin-shaded/src/main/resources</text:p>
      <text:p text:style-name="Standard">[INFO] Copying 3 resources</text:p>
      <text:p text:style-name="Standard">[INFO] </text:p>
      <text:p text:style-name="Standard">[INFO] --- maven-compiler-plugin:3.8.1:compile (default-compile) @ pulsar-client-admin ---</text:p>
      <text:p text:style-name="Standard">[INFO] No sources to compile</text:p>
      <text:p text:style-name="Standard">[INFO] </text:p>
      <text:p text:style-name="Standard">[INFO] --- maven-resources-plugin:3.1.0:testResources (default-testResources) @ pulsar-client-admin ---</text:p>
      <text:p text:style-name="Standard">[INFO] Using 'UTF-8' encoding to copy filtered resources.</text:p>
      <text:p text:style-name="Standard">[INFO] skip non existing resourceDirectory /home/mostafij/Desktop/Github/pulsar/pulsar-client-admin-shaded/src/test/resources</text:p>
      <text:p text:style-name="Standard">[INFO] Copying 3 resources</text:p>
      <text:p text:style-name="Standard"><text:soft-page-break/>[INFO] </text:p>
      <text:p text:style-name="Standard">[INFO] --- maven-compiler-plugin:3.8.1:testCompile (default-testCompile) @ pulsar-client-admin ---</text:p>
      <text:p text:style-name="Standard">[INFO] No sources to compile</text:p>
      <text:p text:style-name="Standard">[INFO] </text:p>
      <text:p text:style-name="Standard">[INFO] --- maven-surefire-plugin:3.0.0-M3:test (default-test) @ pulsar-client-admin ---</text:p>
      <text:p text:style-name="Standard">[INFO] </text:p>
      <text:p text:style-name="Standard">[INFO] ---------------&lt; org.apache.pulsar:pulsar-client-tools &gt;----------------</text:p>
      <text:p text:style-name="Standard">[INFO] Building Pulsar Client Tools 2.8.0-SNAPSHOT <text:s text:c="20"/>[53/127]</text:p>
      <text:p text:style-name="Standard">[INFO] --------------------------------[ jar ]---------------------------------</text:p>
      <text:p text:style-name="Standard">[INFO] </text:p>
      <text:p text:style-name="Standard">[INFO] --- maven-clean-plugin:3.1.0:clean (default-clean) @ pulsar-client-tools ---</text:p>
      <text:p text:style-name="Standard">[INFO] </text:p>
      <text:p text:style-name="Standard">[INFO] --- maven-enforcer-plugin:3.0.0-M3:enforce (enforce-maven-version) @ pulsar-client-tools ---</text:p>
      <text:p text:style-name="Standard">[INFO] </text:p>
      <text:p text:style-name="Standard">[INFO] --- maven-enforcer-plugin:3.0.0-M3:enforce (enforce-maven) @ pulsar-client-tools ---</text:p>
      <text:p text:style-name="Standard">[INFO] </text:p>
      <text:p text:style-name="Standard">[INFO] --- directory-maven-plugin:0.3.1:directory-of (directories) @ pulsar-client-tools ---</text:p>
      <text:p text:style-name="Standard">[INFO] Directory of org.apache.pulsar:pulsar set to: /home/mostafij/Desktop/Github/pulsar</text:p>
      <text:p text:style-name="Standard">[INFO] </text:p>
      <text:p text:style-name="Standard">[INFO] --- maven-remote-resources-plugin:1.7.0:process (process-resource-bundles) @ pulsar-client-tools ---</text:p>
      <text:p text:style-name="Standard">[INFO] Preparing remote bundle org.apache:apache-jar-resource-bundle:1.4</text:p>
      <text:p text:style-name="Standard">[INFO] Copying 3 resources from 1 bundle.</text:p>
      <text:p text:style-name="Standard">[INFO] </text:p>
      <text:p text:style-name="Standard">[INFO] --- maven-resources-plugin:3.1.0:resources (default-resources) @ pulsar-client-tools ---</text:p>
      <text:p text:style-name="Standard">[INFO] Using 'UTF-8' encoding to copy filtered resources.</text:p>
      <text:p text:style-name="Standard">[INFO] skip non existing resourceDirectory /home/mostafij/Desktop/Github/pulsar/pulsar-client-tools/src/main/resources</text:p>
      <text:p text:style-name="Standard">[INFO] Copying 3 resources</text:p>
      <text:p text:style-name="Standard">[INFO] </text:p>
      <text:p text:style-name="Standard">[INFO] --- maven-compiler-plugin:3.8.1:compile (default-compile) @ pulsar-client-tools ---</text:p>
      <text:p text:style-name="Standard">[INFO] Compiling 34 source files to /home/mostafij/Desktop/Github/pulsar/pulsar-client-tools/target/classes</text:p>
      <text:p text:style-name="Standard">[WARNING] /home/mostafij/Desktop/Github/pulsar/pulsar-client-tools/src/main/java/org/apache/pulsar/admin/cli/CmdNonPersistentTopics.java:[24,38] org.apache.pulsar.client.admin.NonPersistentTopics in org.apache.pulsar.client.admin has been deprecated</text:p>
      <text:p text:style-name="Standard">[WARNING] /home/mostafij/Desktop/Github/pulsar/pulsar-client-tools/src/main/java/org/apache/pulsar/admin/cli/CmdSinks.java:[46,37] org.apache.commons.lang3.text.WordUtils in org.apache.commons.lang3.text has been deprecated</text:p>
      <text:p text:style-name="Standard">[WARNING] /home/mostafij/Desktop/Github/pulsar/pulsar-client-tools/src/main/java/org/apache/pulsar/admin/cli/CmdSources.java:[49,37] org.apache.commons.lang3.text.WordUtils in org.apache.commons.lang3.text has been deprecated</text:p>
      <text:p text:style-name="Standard">[WARNING] /home/mostafij/Desktop/Github/pulsar/pulsar-client-tools/src/main/java/org/apache/pulsar/admin/cli/CmdNonPersistentTopics.java:[24,38] org.apache.pulsar.client.admin.NonPersistentTopics in org.apache.pulsar.client.admin has been deprecated</text:p>
      <text:p text:style-name="Standard"><text:soft-page-break/>[WARNING] /home/mostafij/Desktop/Github/pulsar/pulsar-client-tools/src/main/java/org/apache/pulsar/admin/cli/CmdSinks.java:[46,37] org.apache.commons.lang3.text.WordUtils in org.apache.commons.lang3.text has been deprecated</text:p>
      <text:p text:style-name="Standard">[WARNING] /home/mostafij/Desktop/Github/pulsar/pulsar-client-tools/src/main/java/org/apache/pulsar/admin/cli/CmdSources.java:[49,37] org.apache.commons.lang3.text.WordUtils in org.apache.commons.lang3.text has been deprecated</text:p>
      <text:p text:style-name="Standard">[WARNING] /home/mostafij/Desktop/Github/pulsar/pulsar-client-tools/src/main/java/org/apache/pulsar/admin/cli/CmdNonPersistentTopics.java:[24,38] org.apache.pulsar.client.admin.NonPersistentTopics in org.apache.pulsar.client.admin has been deprecated</text:p>
      <text:p text:style-name="Standard">[WARNING] /home/mostafij/Desktop/Github/pulsar/pulsar-client-tools/src/main/java/org/apache/pulsar/admin/cli/CmdSinks.java:[46,37] org.apache.commons.lang3.text.WordUtils in org.apache.commons.lang3.text has been deprecated</text:p>
      <text:p text:style-name="Standard">[WARNING] /home/mostafij/Desktop/Github/pulsar/pulsar-client-tools/src/main/java/org/apache/pulsar/admin/cli/CmdSources.java:[49,37] org.apache.commons.lang3.text.WordUtils in org.apache.commons.lang3.text has been deprecated</text:p>
      <text:p text:style-name="Standard">[WARNING] /home/mostafij/Desktop/Github/pulsar/pulsar-client-tools/src/main/java/org/apache/pulsar/admin/cli/CmdNonPersistentTopics.java:[24,38] org.apache.pulsar.client.admin.NonPersistentTopics in org.apache.pulsar.client.admin has been deprecated</text:p>
      <text:p text:style-name="Standard">[WARNING] /home/mostafij/Desktop/Github/pulsar/pulsar-client-tools/src/main/java/org/apache/pulsar/admin/cli/CmdSinks.java:[46,37] org.apache.commons.lang3.text.WordUtils in org.apache.commons.lang3.text has been deprecated</text:p>
      <text:p text:style-name="Standard">[WARNING] /home/mostafij/Desktop/Github/pulsar/pulsar-client-tools/src/main/java/org/apache/pulsar/admin/cli/CmdSources.java:[49,37] org.apache.commons.lang3.text.WordUtils in org.apache.commons.lang3.text has been deprecated</text:p>
      <text:p text:style-name="Standard">[WARNING] /home/mostafij/Desktop/Github/pulsar/pulsar-client-tools/src/main/java/org/apache/pulsar/admin/cli/CmdNonPersistentTopics.java:[24,38] org.apache.pulsar.client.admin.NonPersistentTopics in org.apache.pulsar.client.admin has been deprecated</text:p>
      <text:p text:style-name="Standard">[WARNING] /home/mostafij/Desktop/Github/pulsar/pulsar-client-tools/src/main/java/org/apache/pulsar/admin/cli/CmdSinks.java:[46,37] org.apache.commons.lang3.text.WordUtils in org.apache.commons.lang3.text has been deprecated</text:p>
      <text:p text:style-name="Standard">[WARNING] /home/mostafij/Desktop/Github/pulsar/pulsar-client-tools/src/main/java/org/apache/pulsar/admin/cli/CmdSources.java:[49,37] org.apache.commons.lang3.text.WordUtils in org.apache.commons.lang3.text has been deprecated</text:p>
      <text:p text:style-name="Standard">[WARNING] /home/mostafij/Desktop/Github/pulsar/pulsar-client-tools/src/main/java/org/apache/pulsar/admin/cli/CmdNamespaces.java:[91,42] getNamespaces(java.lang.String,java.lang.String) in org.apache.pulsar.client.admin.Namespaces has been deprecated</text:p>
      <text:p text:style-name="Standard">[WARNING] /home/mostafij/Desktop/Github/pulsar/pulsar-client-tools/src/main/java/org/apache/pulsar/admin/cli/CmdNamespaces.java:[1708,55] getSchemaAutoUpdateCompatibilityStrategy(java.lang.String) in org.apache.pulsar.client.admin.Namespaces has been deprecated</text:p>
      <text:p text:style-name="Standard">[WARNING] /home/mostafij/Desktop/Github/pulsar/pulsar-client-tools/src/main/java/org/apache/pulsar/admin/cli/CmdNamespaces.java:[1745,36] setSchemaAutoUpdateCompatibilityStrategy(java.lang.String,org.apache.pulsar.common.policies.data.SchemaAutoUpdateCompatibilityStrategy) in org.apache.pulsar.client.admin.Namespaces has been deprecated</text:p>
      <text:p text:style-name="Standard"><text:soft-page-break/>[WARNING] /home/mostafij/Desktop/Github/pulsar/pulsar-client-tools/src/main/java/org/apache/pulsar/client/cli/CmdConsume.java:[219,54] found raw type: org.apache.pulsar.common.schema.KeyValue</text:p>
      <text:p text:style-name="Standard"><text:s text:c="2"/>missing type arguments for generic class org.apache.pulsar.common.schema.KeyValue&lt;K,V&gt;</text:p>
      <text:p text:style-name="Standard">[WARNING] /home/mostafij/Desktop/Github/pulsar/pulsar-client-tools/src/main/java/org/apache/pulsar/client/cli/CmdGenerateDocumentation.java:[78,9] found raw type: java.util.Map</text:p>
      <text:p text:style-name="Standard"><text:s text:c="2"/>missing type arguments for generic class java.util.Map&lt;K,V&gt;</text:p>
      <text:p text:style-name="Standard">[WARNING] /home/mostafij/Desktop/Github/pulsar/pulsar-client-tools/src/main/java/org/apache/pulsar/client/cli/CmdGenerateDocumentation.java:[79,31] unchecked call to forEach(java.util.function.BiConsumer&lt;? super K,? super V&gt;) as a member of the raw type java.util.Map</text:p>
      <text:p text:style-name="Standard">[WARNING] /home/mostafij/Desktop/Github/pulsar/pulsar-client-tools/src/main/java/org/apache/pulsar/admin/cli/utils/SchemaExtractor.java:[28,44] found raw type: org.apache.pulsar.client.api.schema.SchemaDefinition</text:p>
      <text:p text:style-name="Standard"><text:s text:c="2"/>missing type arguments for generic class org.apache.pulsar.client.api.schema.SchemaDefinition&lt;T&gt;</text:p>
      <text:p text:style-name="Standard">[WARNING] /home/mostafij/Desktop/Github/pulsar/pulsar-client-tools/src/main/java/org/apache/pulsar/admin/cli/utils/SchemaExtractor.java:[34,44] found raw type: org.apache.pulsar.client.api.schema.SchemaDefinition</text:p>
      <text:p text:style-name="Standard"><text:s text:c="2"/>missing type arguments for generic class org.apache.pulsar.client.api.schema.SchemaDefinition&lt;T&gt;</text:p>
      <text:p text:style-name="Standard">[WARNING] /home/mostafij/Desktop/Github/pulsar/pulsar-client-tools/src/main/java/org/apache/pulsar/admin/cli/utils/SchemaExtractor.java:[36,38] unchecked method invocation: method AVRO in interface org.apache.pulsar.client.api.Schema is applied to given types</text:p>
      <text:p text:style-name="Standard"><text:s text:c="2"/>required: org.apache.pulsar.client.api.schema.SchemaDefinition&lt;T&gt;</text:p>
      <text:p text:style-name="Standard"><text:s text:c="2"/>found: org.apache.pulsar.client.api.schema.SchemaDefinition</text:p>
      <text:p text:style-name="Standard">[WARNING] /home/mostafij/Desktop/Github/pulsar/pulsar-client-tools/src/main/java/org/apache/pulsar/admin/cli/utils/SchemaExtractor.java:[36,39] unchecked conversion</text:p>
      <text:p text:style-name="Standard"><text:s text:c="2"/>required: org.apache.pulsar.client.api.schema.SchemaDefinition&lt;T&gt;</text:p>
      <text:p text:style-name="Standard"><text:s text:c="2"/>found: <text:s text:c="3"/>org.apache.pulsar.client.api.schema.SchemaDefinition</text:p>
      <text:p text:style-name="Standard">[WARNING] /home/mostafij/Desktop/Github/pulsar/pulsar-client-tools/src/main/java/org/apache/pulsar/admin/cli/CmdTopics.java:[1011,79] found raw type: java.util.LinkedList</text:p>
      <text:p text:style-name="Standard"><text:s text:c="2"/>missing type arguments for generic class java.util.LinkedList&lt;E&gt;</text:p>
      <text:p text:style-name="Standard">[WARNING] /home/mostafij/Desktop/Github/pulsar/pulsar-client-tools/src/main/java/org/apache/pulsar/admin/cli/CmdTopics.java:[1011,75] unchecked call to LinkedList(java.util.Collection&lt;? extends E&gt;) as a member of the raw type java.util.LinkedList</text:p>
      <text:p text:style-name="Standard">[WARNING] /home/mostafij/Desktop/Github/pulsar/pulsar-client-tools/src/main/java/org/apache/pulsar/admin/cli/CmdTopics.java:[1011,75] unchecked conversion</text:p>
      <text:p text:style-name="Standard"><text:s text:c="2"/>required: java.util.LinkedList&lt;org.apache.pulsar.common.policies.data.PersistentTopicInternalStats.LedgerInfo&gt;</text:p>
      <text:p text:style-name="Standard"><text:s text:c="2"/>found: <text:s text:c="3"/>java.util.LinkedList</text:p>
      <text:p text:style-name="Standard">[WARNING] /home/mostafij/Desktop/Github/pulsar/pulsar-client-tools/src/main/java/org/apache/pulsar/admin/cli/CmdSinks.java:[693,44] org.apache.commons.lang3.text.WordUtils in org.apache.commons.lang3.text has been deprecated</text:p>
      <text:p text:style-name="Standard">[WARNING] /home/mostafij/Desktop/Github/pulsar/pulsar-client-tools/src/main/java/org/apache/pulsar/admin/cli/CmdSources.java:[633,44] org.apache.commons.lang3.text.WordUtils in org.apache.commons.lang3.text has been deprecated</text:p>
      <text:p text:style-name="Standard">[WARNING] /home/mostafij/Desktop/Github/pulsar/pulsar-client-tools/src/main/java/org/apache/pulsar/admin/cli/CmdSchemas.java:[122,13] found raw type: java.lang.Class</text:p>
      <text:p text:style-name="Standard"><text:s text:c="2"/>missing type arguments for generic class java.lang.Class&lt;T&gt;</text:p>
      <text:p text:style-name="Standard">[INFO] </text:p>
      <text:p text:style-name="Standard"><text:soft-page-break/>[INFO] --- maven-antrun-plugin:3.0.0:run (default) @ pulsar-client-tools ---</text:p>
      <text:p text:style-name="Standard">[INFO] Executing tasks</text:p>
      <text:p text:style-name="Standard">[INFO] <text:s text:c="5"/>[copy] Copying 1 file to /home/mostafij/Desktop/Github/pulsar/pulsar-client-tools/src/test/resources</text:p>
      <text:p text:style-name="Standard">[INFO] Executed tasks</text:p>
      <text:p text:style-name="Standard">[INFO] </text:p>
      <text:p text:style-name="Standard">[INFO] --- maven-resources-plugin:3.1.0:testResources (default-testResources) @ pulsar-client-tools ---</text:p>
      <text:p text:style-name="Standard">[INFO] Using 'UTF-8' encoding to copy filtered resources.</text:p>
      <text:p text:style-name="Standard">[INFO] Copying 1 resource</text:p>
      <text:p text:style-name="Standard">[INFO] Copying 3 resources</text:p>
      <text:p text:style-name="Standard">[INFO] </text:p>
      <text:p text:style-name="Standard">[INFO] --- maven-compiler-plugin:3.8.1:testCompile (default-testCompile) @ pulsar-client-tools ---</text:p>
      <text:p text:style-name="Standard">[INFO] Compiling 5 source files to /home/mostafij/Desktop/Github/pulsar/pulsar-client-tools/target/test-classes</text:p>
      <text:p text:style-name="Standard">[INFO] </text:p>
      <text:p text:style-name="Standard">[INFO] --- maven-surefire-plugin:3.0.0-M3:test (default-test) @ pulsar-client-tools ---</text:p>
      <text:p text:style-name="Standard">[INFO] </text:p>
      <text:p text:style-name="Standard">[INFO] -------------------------------------------------------</text:p>
      <text:p text:style-name="Standard">[INFO] <text:s/>T E S T S</text:p>
      <text:p text:style-name="Standard">[INFO] -------------------------------------------------------</text:p>
      <text:p text:style-name="Standard">[INFO] Running org.apache.pulsar.admin.cli.TestRunMain</text:p>
      <text:p text:style-name="Standard">[INFO] Running org.apache.pulsar.admin.cli.TestCmdSources</text:p>
      <text:p text:style-name="Standard">[INFO] Running org.apache.pulsar.admin.cli.TestCmdTopics</text:p>
      <text:p text:style-name="Standard">[INFO] Running org.apache.pulsar.admin.cli.TestCmdPackages</text:p>
      <text:p text:style-name="Standard">[INFO] Tests run: 1, Failures: 0, Errors: 0, Skipped: 0, Time elapsed: 4.971 s - in org.apache.pulsar.admin.cli.TestCmdTopics</text:p>
      <text:p text:style-name="Standard">[INFO] Running org.apache.pulsar.admin.cli.TestCmdSinks</text:p>
      <text:p text:style-name="Standard">[INFO] Tests run: 2, Failures: 0, Errors: 0, Skipped: 0, Time elapsed: 18.064 s - in org.apache.pulsar.admin.cli.TestRunMain</text:p>
      <text:p text:style-name="Standard">[INFO] Tests run: 16, Failures: 0, Errors: 0, Skipped: 0, Time elapsed: 17.534 s - in org.apache.pulsar.admin.cli.TestCmdPackages</text:p>
      <text:p text:style-name="Standard">Killed</text:p>
      <text:p text:style-name="Standard">mostafij@mostafij-VirtualBox:~/Desktop/Github/pulsar$ ^C</text:p>
      <text:p text:style-name="Standard">mostafij@mostafij-VirtualBox:~/Desktop/Github/pulsar$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4T22:49:43.461405221</meta:creation-date>
    <dc:date>2021-05-24T22:50:24.370990517</dc:date>
    <meta:editing-duration>PT42S</meta:editing-duration>
    <meta:editing-cycles>1</meta:editing-cycles>
    <meta:document-statistic meta:table-count="0" meta:image-count="0" meta:object-count="0" meta:page-count="177" meta:paragraph-count="5180" meta:word-count="31781" meta:character-count="549694" meta:non-whitespace-character-count="514617"/>
    <meta:generator>LibreOffice/6.4.7.2$Linux_X86_64 LibreOffice_project/40$Build-2</meta:generator>
  </office:meta>
</office:document-meta>
</file>